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0.5035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3638in"/>
    </style:style>
    <style:style style:name="co5" style:family="table-column">
      <style:table-column-properties fo:break-before="auto" style:column-width="0.15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385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4071in"/>
    </style:style>
    <style:style style:name="co10" style:family="table-column">
      <style:table-column-properties fo:break-before="auto" style:column-width="0.7398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 style:data-style-name="N1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00dcff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e6e6ff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">
      <style:text-properties fo:font-weight="bold" style:font-weight-asian="bold" style:font-weight-complex="bold"/>
    </style:style>
    <style:style style:name="ce9" style:family="table-cell" style:parent-style-name="Default" style:data-style-name="N10">
      <style:text-properties fo:font-weight="normal" style:font-weight-asian="normal" style:font-weight-complex="normal"/>
    </style:style>
    <style:style style:name="ce10" style:family="table-cell" style:parent-style-name="Default" style:data-style-name="N1">
      <style:table-cell-properties fo:background-color="#00dcff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fo:background-color="#e6e6ff"/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fo:background-color="#ffffcc"/>
      <style:text-properties fo:font-weight="bold" style:font-weight-asian="bold" style:font-weight-complex="bold"/>
    </style:style>
    <style:style style:name="ce13" style:family="table-cell" style:parent-style-name="Default" style:data-style-name="N125"/>
    <style:style style:name="ce14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">
      <style:table-cell-properties fo:background-color="#00dcff"/>
      <style:text-properties fo:font-weight="normal" style:font-weight-asian="normal" style:font-weight-complex="normal"/>
    </style:style>
    <style:style style:name="ce17" style:family="table-cell" style:parent-style-name="Default" style:data-style-name="N1">
      <style:table-cell-properties fo:background-color="#e6e6ff"/>
      <style:text-properties fo:font-weight="normal" style:font-weight-asian="normal" style:font-weight-complex="normal"/>
    </style:style>
    <style:style style:name="ce18" style:family="table-cell" style:parent-style-name="Default" style:data-style-name="N1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25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0">
      <style:text-properties fo:font-weight="bold" style:font-weight-asian="bold" style:font-weight-complex="bold"/>
    </style:style>
    <style:style style:name="ce23" style:family="table-cell" style:parent-style-name="Default" style:data-style-name="N10"/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">
      <style:text-properties fo:font-weight="normal" style:font-weight-asian="normal" style:font-weight-complex="normal"/>
    </style:style>
    <style:style style:name="ce27" style:family="table-cell" style:parent-style-name="Default" style:data-style-name="N1">
      <style:table-cell-properties fo:background-color="transparent" fo:padding="0.028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bold" style:font-name-complex="Lohit Hind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2"/>
    <style:style style:name="ce31" style:family="table-cell" style:parent-style-name="Default" style:data-style-name="N2">
      <style:table-cell-properties fo:background-color="#00dcff" style:text-align-source="fix" style:repeat-content="false"/>
      <style:paragraph-properties fo:text-align="end" fo:margin-left="0in"/>
    </style:style>
    <style:style style:name="ce32" style:family="table-cell" style:parent-style-name="Default" style:data-style-name="N2">
      <style:table-cell-properties fo:background-color="#e6e6ff" style:text-align-source="fix" style:repeat-content="false"/>
      <style:paragraph-properties fo:text-align="end" fo:margin-left="0in"/>
    </style:style>
    <style:style style:name="ce33" style:family="table-cell" style:parent-style-name="Default" style:data-style-name="N2">
      <style:table-cell-properties fo:background-color="#ffffcc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2"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ackground-color="#00dcff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e6e6ff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fo:background-color="#ffffcc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ackground-color="#00dcff"/>
      <style:text-properties fo:font-weight="normal" style:font-weight-asian="normal" style:font-weight-complex="normal"/>
    </style:style>
    <style:style style:name="ce39" style:family="table-cell" style:parent-style-name="Default" style:data-style-name="N2">
      <style:table-cell-properties fo:background-color="#e6e6ff"/>
      <style:text-properties fo:font-weight="normal" style:font-weight-asian="normal" style:font-weight-complex="normal"/>
    </style:style>
    <style:style style:name="ce40" style:family="table-cell" style:parent-style-name="Default" style:data-style-name="N2">
      <style:table-cell-properties fo:background-color="#ffffcc"/>
      <style:text-properties fo:font-weight="normal" style:font-weight-asian="normal" style:font-weight-complex="normal"/>
    </style:style>
    <style:style style:name="ce41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2">
      <style:text-properties fo:font-weight="normal" style:font-weight-asian="normal" style:font-weight-complex="normal"/>
    </style:style>
    <style:style style:name="ce4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bold" style:font-name-complex="Lohit Hind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pe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style-name="ce1"/>
          <table:table-cell table:style-name="ce7" office:value-type="string">
            <text:p>m5</text:p>
          </table:table-cell>
          <table:table-cell table:style-name="ce7" table:number-columns-repeated="3"/>
          <table:table-cell table:style-name="ce7" office:value-type="string">
            <text:p>m4</text:p>
          </table:table-cell>
          <table:table-cell table:style-name="ce7" table:number-columns-repeated="3"/>
          <table:table-cell table:style-name="ce7" office:value-type="string">
            <text:p>m3</text:p>
          </table:table-cell>
          <table:table-cell table:style-name="ce7" table:number-columns-repeated="3"/>
          <table:table-cell table:style-name="ce7" office:value-type="string">
            <text:p>m3+</text:p>
          </table:table-cell>
          <table:table-cell table:style-name="ce7" table:number-columns-repeated="3"/>
          <table:table-cell table:style-name="ce7" office:value-type="string">
            <text:p>m6</text:p>
          </table:table-cell>
          <table:table-cell table:style-name="ce7" table:number-columns-repeated="3"/>
          <table:table-cell table:style-name="ce7" office:value-type="string">
            <text:p>m6+</text:p>
          </table:table-cell>
          <table:table-cell table:style-name="ce7" table:number-columns-repeated="3"/>
          <table:table-cell table:style-name="ce7" office:value-type="string">
            <text:p>m7</text:p>
          </table:table-cell>
          <table:table-cell table:style-name="ce7" table:number-columns-repeated="3"/>
          <table:table-cell table:style-name="ce7" office:value-type="string">
            <text:p>m1</text:p>
          </table:table-cell>
          <table:table-cell table:style-name="ce7" table:number-columns-repeated="3"/>
          <table:table-cell table:style-name="ce7" office:value-type="string">
            <text:p>m2</text:p>
          </table:table-cell>
          <table:table-cell table:style-name="ce7" table:number-columns-repeated="3"/>
          <table:table-cell table:style-name="ce7" office:value-type="string">
            <text:p>m2+</text:p>
          </table:table-cell>
          <table:table-cell table:style-name="ce7" table:number-columns-repeated="3"/>
          <table:table-cell table:style-name="ce7" office:value-type="string">
            <text:p>DC</text:p>
          </table:table-cell>
          <table:table-cell table:style-name="ce7" table:number-columns-repeated="3"/>
          <table:table-cell table:style-name="ce7" office:value-type="string">
            <text:p>TL</text:p>
          </table:table-cell>
          <table:table-cell table:style-name="ce7" table:number-columns-repeated="3"/>
          <table:table-cell table:style-name="ce7" office:value-type="string">
            <text:p>M8</text:p>
          </table:table-cell>
          <table:table-cell table:style-name="ce7" table:number-columns-repeated="3"/>
          <table:table-cell table:style-name="ce7" office:value-type="string">
            <text:p>TM</text:p>
          </table:table-cell>
          <table:table-cell table:style-name="ce7" table:number-columns-repeated="3"/>
          <table:table-cell table:style-name="ce7" office:value-type="string">
            <text:p>TP</text:p>
          </table:table-cell>
          <table:table-cell table:style-name="ce7" table:number-columns-repeated="3"/>
          <table:table-cell table:style-name="ce7" office:value-type="string">
            <text:p>TS</text:p>
          </table:table-cell>
          <table:table-cell table:style-name="ce7" table:number-columns-repeated="3"/>
          <table:table-cell table:style-name="ce7" office:value-type="string">
            <text:p>TS+</text:p>
          </table:table-cell>
          <table:table-cell table:style-name="ce7" table:number-columns-repeated="3"/>
          <table:table-cell table:style-name="ce7" office:value-type="string">
            <text:p>M7M</text:p>
          </table:table-cell>
          <table:table-cell table:style-name="ce7" table:number-columns-repeated="3"/>
        </table:table-row>
        <table:table-row table:style-name="ro2">
          <table:table-cell table:number-columns-repeated="4"/>
          <table:table-cell table:style-name="ce24"/>
          <table:table-cell table:number-columns-repeated="3"/>
          <table:table-cell table:style-name="ce24" table:number-columns-repeated="3"/>
          <table:table-cell/>
          <table:table-cell table:style-name="ce24" table:number-columns-repeated="3"/>
          <table:table-cell/>
          <table:table-cell table:style-name="ce24" table:number-columns-repeated="3"/>
          <table:table-cell/>
          <table:table-cell table:style-name="ce24" table:number-columns-repeated="3"/>
          <table:table-cell/>
          <table:table-cell table:style-name="ce24" table:number-columns-repeated="3"/>
          <table:table-cell/>
          <table:table-cell table:style-name="ce24" table:number-columns-repeated="3"/>
          <table:table-cell/>
          <table:table-cell table:style-name="ce24" table:number-columns-repeated="3"/>
          <table:table-cell/>
          <table:table-cell table:style-name="ce24" table:number-columns-repeated="3"/>
          <table:table-cell/>
          <table:table-cell table:style-name="ce24" table:number-columns-repeated="3"/>
          <table:table-cell/>
          <table:table-cell table:style-name="ce24" table:number-columns-repeated="3"/>
          <table:table-cell/>
          <table:table-cell table:style-name="ce24" table:number-columns-repeated="3"/>
          <table:table-cell/>
          <table:table-cell table:style-name="ce24" table:number-columns-repeated="3"/>
          <table:table-cell/>
          <table:table-cell table:style-name="ce24" table:number-columns-repeated="3"/>
          <table:table-cell/>
          <table:table-cell table:style-name="ce24" table:number-columns-repeated="3"/>
          <table:table-cell/>
          <table:table-cell table:style-name="ce24" table:number-columns-repeated="3"/>
          <table:table-cell/>
          <table:table-cell table:style-name="ce24" table:number-columns-repeated="3"/>
          <table:table-cell/>
          <table:table-cell table:style-name="ce24"/>
        </table:table-row>
        <table:table-row table:style-name="ro2">
          <table:table-cell table:style-name="ce2"/>
          <table:table-cell table:style-name="ce8" table:formula="of:=[.C8]" office:value-type="float" office:value="635">
            <text:p>635</text:p>
          </table:table-cell>
          <table:table-cell table:style-name="ce8" table:number-columns-repeated="2"/>
          <table:table-cell table:style-name="ce2"/>
          <table:table-cell table:style-name="ce8" table:formula="of:=[.G8]" office:value-type="float" office:value="540.034417320009">
            <text:p>540</text:p>
          </table:table-cell>
          <table:table-cell table:style-name="ce8" table:number-columns-repeated="2"/>
          <table:table-cell table:style-name="ce2"/>
          <table:table-cell table:style-name="ce8" table:formula="of:=[.K8]" office:value-type="float" office:value="394.842520698736">
            <text:p>395</text:p>
          </table:table-cell>
          <table:table-cell table:style-name="ce8" table:number-columns-repeated="2"/>
          <table:table-cell table:style-name="ce2"/>
          <table:table-cell table:style-name="ce8" table:formula="of:=[.O8]" office:value-type="float" office:value="355.620543730606">
            <text:p>356</text:p>
          </table:table-cell>
          <table:table-cell table:style-name="ce8" table:number-columns-repeated="2"/>
          <table:table-cell table:style-name="ce2"/>
          <table:table-cell table:style-name="ce8" table:formula="of:=[.S8]" office:value-type="float" office:value="261.79864232738">
            <text:p>262</text:p>
          </table:table-cell>
          <table:table-cell table:style-name="ce8" table:number-columns-repeated="2"/>
          <table:table-cell table:style-name="ce2"/>
          <table:table-cell table:style-name="ce8" table:formula="of:=[.W8]" office:value-type="float" office:value="235.347520508034">
            <text:p>235</text:p>
          </table:table-cell>
          <table:table-cell table:style-name="ce8" table:number-columns-repeated="2"/>
          <table:table-cell table:style-name="ce2"/>
          <table:table-cell table:style-name="ce8" table:formula="of:=[.AA8]" office:value-type="float" office:value="170.996635684772">
            <text:p>171</text:p>
          </table:table-cell>
          <table:table-cell table:style-name="ce8" table:number-columns-repeated="2"/>
          <table:table-cell table:style-name="ce2"/>
          <table:table-cell table:style-name="ce8" table:formula="of:=[.AE8]" office:value-type="float" office:value="124.972542676729">
            <text:p>125</text:p>
          </table:table-cell>
          <table:table-cell table:style-name="ce8" table:number-columns-repeated="2"/>
          <table:table-cell table:style-name="ce2"/>
          <table:table-cell table:style-name="ce8" table:formula="of:=[.AI8]" office:value-type="float" office:value="97.2008665263451">
            <text:p>97</text:p>
          </table:table-cell>
          <table:table-cell table:style-name="ce8" table:number-columns-repeated="2"/>
          <table:table-cell table:style-name="ce2"/>
          <table:table-cell table:style-name="ce8" table:formula="of:=[.AM8]" office:value-type="float" office:value="97.2008665263451">
            <text:p>97</text:p>
          </table:table-cell>
          <table:table-cell/>
          <table:table-cell table:style-name="ce8"/>
          <table:table-cell table:style-name="ce2"/>
          <table:table-cell table:style-name="ce8" table:formula="of:=[.AQ8]" office:value-type="float" office:value="170.869152984426">
            <text:p>171</text:p>
          </table:table-cell>
          <table:table-cell/>
          <table:table-cell table:style-name="ce8"/>
          <table:table-cell table:style-name="ce2"/>
          <table:table-cell table:style-name="ce8" table:formula="of:=[.AU8]" office:value-type="float" office:value="151.883691541712">
            <text:p>152</text:p>
          </table:table-cell>
          <table:table-cell/>
          <table:table-cell table:style-name="ce8"/>
          <table:table-cell table:style-name="ce2"/>
          <table:table-cell table:style-name="ce8" table:formula="of:=[.AY8]" office:value-type="float" office:value="290.887380363755">
            <text:p>291</text:p>
          </table:table-cell>
          <table:table-cell/>
          <table:table-cell table:style-name="ce8"/>
          <table:table-cell table:style-name="ce2"/>
          <table:table-cell table:style-name="ce8" table:formula="of:=[.BC8]" office:value-type="float" office:value="232.709904291004">
            <text:p>233</text:p>
          </table:table-cell>
          <table:table-cell/>
          <table:table-cell table:style-name="ce8"/>
          <table:table-cell table:style-name="ce2"/>
          <table:table-cell table:style-name="ce8" table:formula="of:=[.BG8]" office:value-type="float" office:value="276.343011345567">
            <text:p>276</text:p>
          </table:table-cell>
          <table:table-cell/>
          <table:table-cell table:style-name="ce8"/>
          <table:table-cell table:style-name="ce2"/>
          <table:table-cell table:style-name="ce8" table:formula="of:=[.BK8]" office:value-type="float" office:value="218.165535272816">
            <text:p>218</text:p>
          </table:table-cell>
          <table:table-cell/>
          <table:table-cell table:style-name="ce8"/>
          <table:table-cell table:style-name="ce2"/>
          <table:table-cell table:style-name="ce8" table:formula="of:=[.BO8]" office:value-type="float" office:value="174.532428218253">
            <text:p>175</text:p>
          </table:table-cell>
          <table:table-cell/>
          <table:table-cell table:style-name="ce8"/>
          <table:table-cell table:style-name="ce2"/>
          <table:table-cell table:style-name="ce8" table:formula="of:=[.BS8]" office:value-type="float" office:value="165.173514551611">
            <text:p>165</text:p>
          </table:table-cell>
          <table:table-cell/>
          <table:table-cell table:style-name="ce8"/>
          <table:table-cell table:style-name="ce2"/>
        </table:table-row>
        <table:table-row table:style-name="ro2">
          <table:table-cell/>
          <table:table-cell table:style-name="ce2"/>
          <table:table-cell table:style-name="ce8" table:formula="of:=[.C9]" office:value-type="float" office:value="517.179928590416">
            <text:p>517</text:p>
          </table:table-cell>
          <table:table-cell table:style-name="ce8"/>
          <table:table-cell table:style-name="ce2"/>
          <table:table-cell table:style-name="ce8"/>
          <table:table-cell table:style-name="ce8" table:formula="of:=[.G9]" office:value-type="float" office:value="438.689278185032">
            <text:p>439</text:p>
          </table:table-cell>
          <table:table-cell table:style-name="ce8"/>
          <table:table-cell table:style-name="ce2"/>
          <table:table-cell table:style-name="ce8"/>
          <table:table-cell table:style-name="ce8" table:formula="of:=[.K9]" office:value-type="float" office:value="323.901283908773">
            <text:p>324</text:p>
          </table:table-cell>
          <table:table-cell table:style-name="ce8"/>
          <table:table-cell table:style-name="ce2"/>
          <table:table-cell table:style-name="ce8"/>
          <table:table-cell table:style-name="ce8" table:formula="of:=[.O9]" office:value-type="float" office:value="290.887380363755">
            <text:p>291</text:p>
          </table:table-cell>
          <table:table-cell table:style-name="ce8"/>
          <table:table-cell table:style-name="ce2"/>
          <table:table-cell table:style-name="ce8"/>
          <table:table-cell table:style-name="ce8" table:formula="of:=[.S9]" office:value-type="float" office:value="213.387496052052">
            <text:p>213</text:p>
          </table:table-cell>
          <table:table-cell table:style-name="ce8"/>
          <table:table-cell table:style-name="ce2"/>
          <table:table-cell table:style-name="ce8"/>
          <table:table-cell table:style-name="ce8" table:formula="of:=[.W9]" office:value-type="float" office:value="189.85461442714">
            <text:p>190</text:p>
          </table:table-cell>
          <table:table-cell table:style-name="ce8"/>
          <table:table-cell table:style-name="ce2"/>
          <table:table-cell table:style-name="ce8"/>
          <table:table-cell table:style-name="ce8" table:formula="of:=[.AA9]" office:value-type="float" office:value="138.858380751922">
            <text:p>139</text:p>
          </table:table-cell>
          <table:table-cell table:style-name="ce8"/>
          <table:table-cell table:style-name="ce2"/>
          <table:table-cell table:style-name="ce8"/>
          <table:table-cell table:style-name="ce8" table:formula="of:=[.AE9]" office:value-type="float" office:value="95.9961561298435">
            <text:p>96</text:p>
          </table:table-cell>
          <table:table-cell table:style-name="ce8"/>
          <table:table-cell table:style-name="ce2"/>
          <table:table-cell table:style-name="ce8"/>
          <table:table-cell table:style-name="ce8" table:formula="of:=[.AI9]" office:value-type="float" office:value="72.2641753610594">
            <text:p>72</text:p>
          </table:table-cell>
          <table:table-cell table:style-name="ce8"/>
          <table:table-cell table:style-name="ce2"/>
          <table:table-cell table:style-name="ce8"/>
          <table:table-cell table:style-name="ce8" table:formula="of:=[.AM9]" office:value-type="float" office:value="95.5328620849286">
            <text:p>96</text:p>
          </table:table-cell>
          <table:table-cell table:style-name="ce8"/>
          <table:table-cell table:style-name="ce2"/>
          <table:table-cell table:style-name="ce8"/>
          <table:table-cell table:style-name="ce8" table:formula="of:=[.AQ9]" office:value-type="float" office:value="136.08959499041">
            <text:p>136</text:p>
          </table:table-cell>
          <table:table-cell table:style-name="ce8"/>
          <table:table-cell table:style-name="ce2"/>
          <table:table-cell table:style-name="ce8"/>
          <table:table-cell table:style-name="ce8" table:formula="of:=[.AU9]" office:value-type="float" office:value="124.054235713644">
            <text:p>124</text:p>
          </table:table-cell>
          <table:table-cell table:style-name="ce8"/>
          <table:table-cell table:style-name="ce2"/>
          <table:table-cell table:style-name="ce8"/>
          <table:table-cell table:style-name="ce8" table:formula="of:=[.AY9]" office:value-type="float" office:value="243.165099060415">
            <text:p>243</text:p>
          </table:table-cell>
          <table:table-cell table:style-name="ce8"/>
          <table:table-cell table:style-name="ce2"/>
          <table:table-cell table:style-name="ce8"/>
          <table:table-cell table:style-name="ce8" table:formula="of:=[.BC9]" office:value-type="float" office:value="171.542223438004">
            <text:p>172</text:p>
          </table:table-cell>
          <table:table-cell table:style-name="ce8"/>
          <table:table-cell table:style-name="ce2"/>
          <table:table-cell table:style-name="ce8"/>
          <table:table-cell table:style-name="ce8" table:formula="of:=[.BG9]" office:value-type="float" office:value="191.614505734446">
            <text:p>192</text:p>
          </table:table-cell>
          <table:table-cell table:style-name="ce8"/>
          <table:table-cell table:style-name="ce2"/>
          <table:table-cell table:style-name="ce8"/>
          <table:table-cell table:style-name="ce8" table:formula="of:=[.BK9]" office:value-type="float" office:value="147.035348941787">
            <text:p>147</text:p>
          </table:table-cell>
          <table:table-cell table:style-name="ce8"/>
          <table:table-cell table:style-name="ce2"/>
          <table:table-cell table:style-name="ce8"/>
          <table:table-cell table:style-name="ce8" table:formula="of:=[.BO9]" office:value-type="float" office:value="146.955197517321">
            <text:p>147</text:p>
          </table:table-cell>
          <table:table-cell table:style-name="ce8"/>
          <table:table-cell table:style-name="ce2"/>
          <table:table-cell table:style-name="ce8"/>
          <table:table-cell table:style-name="ce8" table:formula="of:=[.BS9]" office:value-type="float" office:value="135.93044228253">
            <text:p>136</text:p>
          </table:table-cell>
          <table:table-cell table:style-name="ce8"/>
          <table:table-cell table:style-name="ce2"/>
        </table:table-row>
        <table:table-row table:style-name="ro3">
          <table:table-cell table:style-name="ce3" office:value-type="string">
            <text:p>min-max diff</text:p>
          </table:table-cell>
          <table:table-cell table:style-name="ce9" table:formula="of:=([.B8]-[.B9])/[.B9]" office:value-type="percentage" office:value="1.91559574077474">
            <text:p>192%</text:p>
          </table:table-cell>
          <table:table-cell table:number-columns-repeated="3"/>
          <table:table-cell table:style-name="ce9" table:formula="of:=([.F8]-[.F9])/[.F9]" office:value-type="percentage" office:value="2.09652542920535">
            <text:p>210%</text:p>
          </table:table-cell>
          <table:table-cell table:number-columns-repeated="3"/>
          <table:table-cell table:style-name="ce9" table:formula="of:=([.J8]-[.J9])/[.J9]" office:value-type="percentage" office:value="1.75073404419719">
            <text:p>175%</text:p>
          </table:table-cell>
          <table:table-cell table:number-columns-repeated="3"/>
          <table:table-cell table:style-name="ce9" table:formula="of:=([.N8]-[.N9])/[.N9]" office:value-type="percentage" office:value="0.75">
            <text:p>75%</text:p>
          </table:table-cell>
          <table:table-cell table:number-columns-repeated="3"/>
          <table:table-cell table:style-name="ce9" table:formula="of:=([.R8]-[.R9])/[.R9]" office:value-type="percentage" office:value="0.930894308943089">
            <text:p>93%</text:p>
          </table:table-cell>
          <table:table-cell table:number-columns-repeated="3"/>
          <table:table-cell table:style-name="ce9" table:formula="of:=([.V8]-[.V9])/[.V9]" office:value-type="percentage" office:value="0.749906525803226">
            <text:p>75%</text:p>
          </table:table-cell>
          <table:table-cell table:number-columns-repeated="3"/>
          <table:table-cell table:style-name="ce9" table:formula="of:=([.Z8]-[.Z9])/[.Z9]" office:value-type="percentage" office:value="0.376834217920699">
            <text:p>38%</text:p>
          </table:table-cell>
          <table:table-cell table:number-columns-repeated="3"/>
          <table:table-cell table:style-name="ce9" table:formula="of:=([.AD8]-[.AD9])/[.AD9]" office:value-type="percentage" office:value="0.733853489380147">
            <text:p>73%</text:p>
          </table:table-cell>
          <table:table-cell table:number-columns-repeated="3"/>
          <table:table-cell table:style-name="ce9" table:formula="of:=([.AH8]-[.AH9])/[.AH9]" office:value-type="percentage" office:value="1.31233333333333">
            <text:p>131%</text:p>
          </table:table-cell>
          <table:table-cell table:number-columns-repeated="3"/>
          <table:table-cell table:style-name="ce9" table:formula="of:=([.AL8]-[.AL9])/[.AL9]" office:value-type="percentage" office:value="0.0620915032679737">
            <text:p>6%</text:p>
          </table:table-cell>
          <table:table-cell/>
          <table:table-cell table:style-name="ce8"/>
          <table:table-cell table:style-name="ce2"/>
          <table:table-cell table:style-name="ce9" table:formula="of:=([.AP8]-[.AP9])/[.AP9]" office:value-type="percentage" office:value="0.568127821335234">
            <text:p>57%</text:p>
          </table:table-cell>
          <table:table-cell/>
          <table:table-cell table:style-name="ce8"/>
          <table:table-cell/>
          <table:table-cell table:style-name="ce9" table:formula="of:=([.AT8]-[.AT9])/[.AT9]" office:value-type="percentage" office:value="0.506938495802638">
            <text:p>51%</text:p>
          </table:table-cell>
          <table:table-cell/>
          <table:table-cell table:style-name="ce8"/>
          <table:table-cell table:style-name="ce2"/>
          <table:table-cell table:style-name="ce9" table:formula="of:=([.AX8]-[.AX9])/[.AX9]" office:value-type="percentage" office:value="0.75">
            <text:p>75%</text:p>
          </table:table-cell>
          <table:table-cell/>
          <table:table-cell table:style-name="ce8"/>
          <table:table-cell table:style-name="ce2"/>
          <table:table-cell table:style-name="ce9" table:formula="of:=([.BB8]-[.BB9])/[.BB9]" office:value-type="percentage" office:value="0.772686984386718">
            <text:p>77%</text:p>
          </table:table-cell>
          <table:table-cell/>
          <table:table-cell table:style-name="ce8"/>
          <table:table-cell table:style-name="ce2"/>
          <table:table-cell table:style-name="ce9" table:formula="of:=([.BF8]-[.BF9])/[.BF9]" office:value-type="percentage" office:value="0.961904761904762">
            <text:p>96%</text:p>
          </table:table-cell>
          <table:table-cell/>
          <table:table-cell table:style-name="ce8"/>
          <table:table-cell table:style-name="ce2"/>
          <table:table-cell table:style-name="ce9" table:formula="of:=([.BJ8]-[.BJ9])/[.BJ9]" office:value-type="percentage" office:value="1.66719189830202">
            <text:p>167%</text:p>
          </table:table-cell>
          <table:table-cell/>
          <table:table-cell table:style-name="ce8"/>
          <table:table-cell table:style-name="ce2"/>
          <table:table-cell table:style-name="ce9" table:formula="of:=([.BN8]-[.BN9])/[.BN9]" office:value-type="percentage" office:value="0.5249343832021">
            <text:p>52%</text:p>
          </table:table-cell>
          <table:table-cell/>
          <table:table-cell table:style-name="ce8"/>
          <table:table-cell table:style-name="ce2"/>
          <table:table-cell table:style-name="ce9" table:formula="of:=([.BR8]-[.BR9])/[.BR9]" office:value-type="percentage" office:value="0.986945962355799">
            <text:p>99%</text:p>
          </table:table-cell>
          <table:table-cell/>
          <table:table-cell table:style-name="ce8"/>
          <table:table-cell table:style-name="ce2"/>
        </table:table-row>
        <table:table-row table:style-name="ro3">
          <table:table-cell table:style-name="ce3" office:value-type="string">
            <text:p>min-max diff</text:p>
          </table:table-cell>
          <table:table-cell/>
          <table:table-cell table:style-name="ce9" table:formula="of:=([.C8]-[.C9])/[.C4]" office:value-type="percentage" office:value="0.22781253659767">
            <text:p>23%</text:p>
          </table:table-cell>
          <table:table-cell table:style-name="ce22"/>
          <table:table-cell table:style-name="ce23" table:number-columns-repeated="2"/>
          <table:table-cell table:style-name="ce9" table:formula="of:=([.G8]-[.G9])/[.G4]" office:value-type="percentage" office:value="0.231018044375892">
            <text:p>23%</text:p>
          </table:table-cell>
          <table:table-cell table:style-name="ce22"/>
          <table:table-cell table:style-name="ce23" table:number-columns-repeated="2"/>
          <table:table-cell table:style-name="ce9" table:formula="of:=([.K8]-[.K9])/[.K4]" office:value-type="percentage" office:value="0.219021165751057">
            <text:p>22%</text:p>
          </table:table-cell>
          <table:table-cell table:style-name="ce22"/>
          <table:table-cell table:style-name="ce23" table:number-columns-repeated="2"/>
          <table:table-cell table:style-name="ce9" table:formula="of:=([.O8]-[.O9])/[.O4]" office:value-type="percentage" office:value="0.222536856999098">
            <text:p>22%</text:p>
          </table:table-cell>
          <table:table-cell table:style-name="ce22"/>
          <table:table-cell table:style-name="ce23" table:number-columns-repeated="2"/>
          <table:table-cell table:style-name="ce9" table:formula="of:=([.S8]-[.S9])/[.S4]" office:value-type="percentage" office:value="0.226869648742299">
            <text:p>23%</text:p>
          </table:table-cell>
          <table:table-cell table:style-name="ce22"/>
          <table:table-cell table:style-name="ce23" table:number-columns-repeated="2"/>
          <table:table-cell table:style-name="ce9" table:formula="of:=([.W8]-[.W9])/[.W4]" office:value-type="percentage" office:value="0.239619701728944">
            <text:p>24%</text:p>
          </table:table-cell>
          <table:table-cell table:style-name="ce22"/>
          <table:table-cell table:style-name="ce23" table:number-columns-repeated="2"/>
          <table:table-cell table:style-name="ce9" table:formula="of:=([.AA8]-[.AA9])/[.AA4]" office:value-type="percentage" office:value="0.23144627467799">
            <text:p>23%</text:p>
          </table:table-cell>
          <table:table-cell table:style-name="ce22"/>
          <table:table-cell table:style-name="ce23" table:number-columns-repeated="2"/>
          <table:table-cell table:style-name="ce9" table:formula="of:=([.AE8]-[.AE9])/[.AE4]" office:value-type="percentage" office:value="0.301849446010033">
            <text:p>30%</text:p>
          </table:table-cell>
          <table:table-cell table:style-name="ce22"/>
          <table:table-cell table:style-name="ce23"/>
          <table:table-cell/>
          <table:table-cell table:style-name="ce9" table:formula="of:=([.AI8]-[.AI9])/[.AI9]" office:value-type="percentage" office:value="0.345076810752942">
            <text:p>35%</text:p>
          </table:table-cell>
          <table:table-cell table:style-name="ce22"/>
          <table:table-cell table:style-name="ce23" table:number-columns-repeated="2"/>
          <table:table-cell table:style-name="ce9" table:formula="of:=([.AM8]-[.AM9])/[.AM4]" office:value-type="percentage" office:value="0.0174600070071558">
            <text:p>2%</text:p>
          </table:table-cell>
          <table:table-cell/>
          <table:table-cell table:style-name="ce24"/>
          <table:table-cell table:style-name="ce23"/>
          <table:table-cell table:style-name="ce9" table:formula="of:=([.AQ8]-[.AQ9])/[.AQ4]" office:value-type="percentage" office:value="0.255563682120348">
            <text:p>26%</text:p>
          </table:table-cell>
          <table:table-cell/>
          <table:table-cell table:style-name="ce23" table:number-columns-repeated="2"/>
          <table:table-cell table:style-name="ce9" table:formula="of:=([.AU8]-[.AU9])/[.AU4]" office:value-type="percentage" office:value="0.224332975556813">
            <text:p>22%</text:p>
          </table:table-cell>
          <table:table-cell/>
          <table:table-cell table:style-name="ce24"/>
          <table:table-cell table:style-name="ce23"/>
          <table:table-cell table:style-name="ce9" table:formula="of:=([.AY8]-[.AY9])/[.AY4]" office:value-type="percentage" office:value="0.19625464956829">
            <text:p>20%</text:p>
          </table:table-cell>
          <table:table-cell/>
          <table:table-cell table:style-name="ce24"/>
          <table:table-cell table:style-name="ce23"/>
          <table:table-cell table:style-name="ce9" table:formula="of:=([.BC8]-[.BC9])/[.BC4]" office:value-type="percentage" office:value="0.356575073046701">
            <text:p>36%</text:p>
          </table:table-cell>
          <table:table-cell/>
          <table:table-cell table:style-name="ce24"/>
          <table:table-cell table:style-name="ce23"/>
          <table:table-cell table:style-name="ce9" table:formula="of:=([.BG8]-[.BG9])/[.BG4]" office:value-type="percentage" office:value="0.442182105610233">
            <text:p>44%</text:p>
          </table:table-cell>
          <table:table-cell/>
          <table:table-cell table:style-name="ce24"/>
          <table:table-cell table:style-name="ce23"/>
          <table:table-cell table:style-name="ce9" table:formula="of:=([.BK8]-[.BK9])/[.BK4]" office:value-type="percentage" office:value="0.483762488700523">
            <text:p>48%</text:p>
          </table:table-cell>
          <table:table-cell/>
          <table:table-cell table:style-name="ce24"/>
          <table:table-cell table:style-name="ce23"/>
          <table:table-cell table:style-name="ce9" table:formula="of:=([.BO8]-[.BO9])/[.BO4]" office:value-type="percentage" office:value="0.187657402846751">
            <text:p>19%</text:p>
          </table:table-cell>
          <table:table-cell/>
          <table:table-cell table:style-name="ce24"/>
          <table:table-cell table:style-name="ce23"/>
          <table:table-cell table:style-name="ce9" table:formula="of:=([.BS8]-[.BS9])/[.BS4]" office:value-type="percentage" office:value="0.215132620611213">
            <text:p>22%</text:p>
          </table:table-cell>
          <table:table-cell/>
          <table:table-cell table:style-name="ce24"/>
        </table:table-row>
        <table:table-row table:style-name="ro3">
          <table:table-cell table:style-name="ce3" office:value-type="string">
            <text:p>class diff</text:p>
          </table:table-cell>
          <table:table-cell table:number-columns-repeated="2"/>
          <table:table-cell table:style-name="ce23" table:formula="of:=([.B3]-[.F3])/[.F3]" office:value-type="percentage" office:value="0.175850982149008">
            <text:p>18%</text:p>
          </table:table-cell>
          <table:table-cell table:number-columns-repeated="3"/>
          <table:table-cell table:style-name="ce23" table:formula="of:=([.F3]-[.J3])/[.J3]" office:value-type="percentage" office:value="0.367721025497287">
            <text:p>37%</text:p>
          </table:table-cell>
          <table:table-cell table:number-columns-repeated="3"/>
          <table:table-cell table:style-name="ce23" table:formula="of:=([.J3]-[.N3])/[.N3]" office:value-type="percentage" office:value="0.110291651198424">
            <text:p>11%</text:p>
          </table:table-cell>
          <table:table-cell table:number-columns-repeated="3"/>
          <table:table-cell table:style-name="ce23" table:formula="of:=([.N3]-[.R3])/[.R3]" office:value-type="percentage" office:value="0.358374285554553">
            <text:p>36%</text:p>
          </table:table-cell>
          <table:table-cell table:number-columns-repeated="3"/>
          <table:table-cell table:style-name="ce23" table:formula="of:=([.R3]-[.V3])/[.V3]" office:value-type="percentage" office:value="0.112391759055912">
            <text:p>11%</text:p>
          </table:table-cell>
          <table:table-cell table:number-columns-repeated="3"/>
          <table:table-cell table:style-name="ce23" table:formula="of:=([.V3]-[.Z3])/[.Z3]" office:value-type="percentage" office:value="0.376328367897787">
            <text:p>38%</text:p>
          </table:table-cell>
          <table:table-cell table:number-columns-repeated="3"/>
          <table:table-cell table:style-name="ce23" table:formula="of:=([.Z3]-[.AD3])/[.AD3]" office:value-type="percentage" office:value="0.3682736385311">
            <text:p>37%</text:p>
          </table:table-cell>
          <table:table-cell table:number-columns-repeated="3"/>
          <table:table-cell table:style-name="ce23" table:formula="of:=([.AD3]-[.AH3])/[.AH3]" office:value-type="percentage" office:value="0.285714285714286">
            <text:p>29%</text:p>
          </table:table-cell>
          <table:table-cell table:number-columns-repeated="3"/>
          <table:table-cell table:style-name="ce23" table:formula="of:=([.AH3]-[.AL3])/[.AL3]" office:value-type="percentage" office:value="0">
            <text:p>0%</text:p>
          </table:table-cell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/>
        </table:table-row>
        <table:table-row table:style-name="ro2">
          <table:table-cell table:style-name="ce4" office:value-type="string">
            <text:p>max</text:p>
          </table:table-cell>
          <table:table-cell table:style-name="ce10" table:formula="of:=MAX([.B16:.B69])" office:value-type="float" office:value="635.25">
            <text:p>635</text:p>
          </table:table-cell>
          <table:table-cell table:style-name="ce16" table:formula="of:=MAX([.C16:.C69])" office:value-type="float" office:value="635">
            <text:p>635</text:p>
          </table:table-cell>
          <table:table-cell table:number-columns-repeated="2"/>
          <table:table-cell table:style-name="ce10" table:formula="of:=MAX([.F16:.F69])" office:value-type="float" office:value="345">
            <text:p>345</text:p>
          </table:table-cell>
          <table:table-cell table:style-name="ce16" table:formula="of:=MAX([.G16:.G69])" office:value-type="float" office:value="540.034417320009">
            <text:p>540</text:p>
          </table:table-cell>
          <table:table-cell table:number-columns-repeated="2"/>
          <table:table-cell table:style-name="ce10" table:formula="of:=MAX([.J16:.J69])" office:value-type="float" office:value="267">
            <text:p>267</text:p>
          </table:table-cell>
          <table:table-cell table:style-name="ce16" table:formula="of:=MAX([.K16:.K69])" office:value-type="float" office:value="394.842520698736">
            <text:p>395</text:p>
          </table:table-cell>
          <table:table-cell table:number-columns-repeated="2"/>
          <table:table-cell table:style-name="ce10" table:formula="of:=MAX([.N16:.N69])" office:value-type="float" office:value="182">
            <text:p>182</text:p>
          </table:table-cell>
          <table:table-cell table:style-name="ce16" table:formula="of:=MAX([.O16:.O69])" office:value-type="float" office:value="355.620543730606">
            <text:p>356</text:p>
          </table:table-cell>
          <table:table-cell table:number-columns-repeated="2"/>
          <table:table-cell table:style-name="ce10" table:formula="of:=MAX([.R16:.R69])" office:value-type="float" office:value="190">
            <text:p>190</text:p>
          </table:table-cell>
          <table:table-cell table:style-name="ce16" table:formula="of:=MAX([.S16:.S69])" office:value-type="float" office:value="261.79864232738">
            <text:p>262</text:p>
          </table:table-cell>
          <table:table-cell table:number-columns-repeated="2"/>
          <table:table-cell table:style-name="ce10" table:formula="of:=MAX([.V16:.V69])" office:value-type="float" office:value="160.9984">
            <text:p>161</text:p>
          </table:table-cell>
          <table:table-cell table:style-name="ce16" table:formula="of:=MAX([.W16:.W69])" office:value-type="float" office:value="235.347520508034">
            <text:p>235</text:p>
          </table:table-cell>
          <table:table-cell table:number-columns-repeated="2"/>
          <table:table-cell table:style-name="ce10" table:formula="of:=MAX([.Z16:.Z69])" office:value-type="float" office:value="132.3">
            <text:p>132</text:p>
          </table:table-cell>
          <table:table-cell table:style-name="ce16" table:formula="of:=MAX([.AA16:.AA69])" office:value-type="float" office:value="170.996635684772">
            <text:p>171</text:p>
          </table:table-cell>
          <table:table-cell table:number-columns-repeated="2"/>
          <table:table-cell table:style-name="ce10" table:formula="of:=MAX([.AD16:.AD69])" office:value-type="float" office:value="112">
            <text:p>112</text:p>
          </table:table-cell>
          <table:table-cell table:style-name="ce16" table:formula="of:=MAX([.AE16:.AE69])" office:value-type="float" office:value="124.972542676729">
            <text:p>125</text:p>
          </table:table-cell>
          <table:table-cell table:number-columns-repeated="2"/>
          <table:table-cell table:style-name="ce10" table:formula="of:=MAX([.AH16:.AH69])" office:value-type="float" office:value="69.37">
            <text:p>69</text:p>
          </table:table-cell>
          <table:table-cell table:style-name="ce16" table:formula="of:=MAX([.AI16:.AI69])" office:value-type="float" office:value="97.2008665263451">
            <text:p>97</text:p>
          </table:table-cell>
          <table:table-cell table:number-columns-repeated="2"/>
          <table:table-cell table:style-name="ce10" table:formula="of:=MAX([.AL16:.AL69])" office:value-type="float" office:value="52">
            <text:p>52</text:p>
          </table:table-cell>
          <table:table-cell table:style-name="ce16" table:formula="of:=MAX([.AM16:.AM69])" office:value-type="float" office:value="97.2008665263451">
            <text:p>97</text:p>
          </table:table-cell>
          <table:table-cell table:number-columns-repeated="2"/>
          <table:table-cell table:style-name="ce10" table:formula="of:=MAX([.AP16:.AP69])" office:value-type="float" office:value="132.005">
            <text:p>132</text:p>
          </table:table-cell>
          <table:table-cell table:style-name="ce16" table:formula="of:=MAX([.AQ16:.AQ69])" office:value-type="float" office:value="170.869152984426">
            <text:p>171</text:p>
          </table:table-cell>
          <table:table-cell table:number-columns-repeated="2"/>
          <table:table-cell table:style-name="ce10" table:formula="of:=MAX([.AT16:.AT69])" office:value-type="float" office:value="131.94">
            <text:p>132</text:p>
          </table:table-cell>
          <table:table-cell table:style-name="ce16" table:formula="of:=MAX([.AU16:.AU69])" office:value-type="float" office:value="151.883691541712">
            <text:p>152</text:p>
          </table:table-cell>
          <table:table-cell table:number-columns-repeated="2"/>
          <table:table-cell table:style-name="ce10" table:formula="of:=MAX([.AX16:.AX69])" office:value-type="float" office:value="175">
            <text:p>175</text:p>
          </table:table-cell>
          <table:table-cell table:style-name="ce16" table:formula="of:=MAX([.AY16:.AY69])" office:value-type="float" office:value="290.887380363755">
            <text:p>291</text:p>
          </table:table-cell>
          <table:table-cell table:number-columns-repeated="2"/>
          <table:table-cell table:style-name="ce10" table:formula="of:=MAX([.BB16:.BB69])" office:value-type="float" office:value="156">
            <text:p>156</text:p>
          </table:table-cell>
          <table:table-cell table:style-name="ce16" table:formula="of:=MAX([.BC16:.BC69])" office:value-type="float" office:value="232.709904291004">
            <text:p>233</text:p>
          </table:table-cell>
          <table:table-cell table:number-columns-repeated="2"/>
          <table:table-cell table:style-name="ce10" table:formula="of:=MAX([.BF16:.BF69])" office:value-type="float" office:value="206">
            <text:p>206</text:p>
          </table:table-cell>
          <table:table-cell table:style-name="ce16" table:formula="of:=MAX([.BG16:.BG69])" office:value-type="float" office:value="276.343011345567">
            <text:p>276</text:p>
          </table:table-cell>
          <table:table-cell table:number-columns-repeated="2"/>
          <table:table-cell table:style-name="ce10" table:formula="of:=MAX([.BJ16:.BJ69])" office:value-type="float" office:value="130">
            <text:p>130</text:p>
          </table:table-cell>
          <table:table-cell table:style-name="ce16" table:formula="of:=MAX([.BK16:.BK69])" office:value-type="float" office:value="218.165535272816">
            <text:p>218</text:p>
          </table:table-cell>
          <table:table-cell table:number-columns-repeated="2"/>
          <table:table-cell table:style-name="ce10" table:formula="of:=MAX([.BN16:.BN69])" office:value-type="float" office:value="92.96">
            <text:p>93</text:p>
          </table:table-cell>
          <table:table-cell table:style-name="ce16" table:formula="of:=MAX([.BO16:.BO69])" office:value-type="float" office:value="174.532428218253">
            <text:p>175</text:p>
          </table:table-cell>
          <table:table-cell table:number-columns-repeated="2"/>
          <table:table-cell table:style-name="ce10" table:formula="of:=MAX([.BR16:.BR69])" office:value-type="float" office:value="111.265">
            <text:p>111</text:p>
          </table:table-cell>
          <table:table-cell table:style-name="ce16" table:formula="of:=MAX([.BS16:.BS69])" office:value-type="float" office:value="165.173514551611">
            <text:p>165</text:p>
          </table:table-cell>
          <table:table-cell table:number-columns-repeated="2"/>
        </table:table-row>
        <table:table-row table:style-name="ro2">
          <table:table-cell table:style-name="ce5" office:value-type="string">
            <text:p>min</text:p>
          </table:table-cell>
          <table:table-cell table:style-name="ce11" table:formula="of:=MIN([.B16:.B69])" office:value-type="float" office:value="217.88">
            <text:p>218</text:p>
          </table:table-cell>
          <table:table-cell table:style-name="ce17" table:formula="of:=MIN([.C16:.C69])" office:value-type="float" office:value="517.179928590416">
            <text:p>517</text:p>
          </table:table-cell>
          <table:table-cell table:number-columns-repeated="2"/>
          <table:table-cell table:style-name="ce11" table:formula="of:=MIN([.F16:.F69])" office:value-type="float" office:value="111.4152">
            <text:p>111</text:p>
          </table:table-cell>
          <table:table-cell table:style-name="ce17" table:formula="of:=MIN([.G16:.G69])" office:value-type="float" office:value="438.689278185032">
            <text:p>439</text:p>
          </table:table-cell>
          <table:table-cell table:number-columns-repeated="2"/>
          <table:table-cell table:style-name="ce11" table:formula="of:=MIN([.J16:.J69])" office:value-type="float" office:value="97.065">
            <text:p>97</text:p>
          </table:table-cell>
          <table:table-cell table:style-name="ce17" table:formula="of:=MIN([.K16:.K69])" office:value-type="float" office:value="323.901283908773">
            <text:p>324</text:p>
          </table:table-cell>
          <table:table-cell table:number-columns-repeated="2"/>
          <table:table-cell table:style-name="ce11" table:formula="of:=MIN([.N16:.N69])" office:value-type="float" office:value="104">
            <text:p>104</text:p>
          </table:table-cell>
          <table:table-cell table:style-name="ce17" table:formula="of:=MIN([.O16:.O69])" office:value-type="float" office:value="290.887380363755">
            <text:p>291</text:p>
          </table:table-cell>
          <table:table-cell table:number-columns-repeated="2"/>
          <table:table-cell table:style-name="ce11" table:formula="of:=MIN([.R16:.R69])" office:value-type="float" office:value="98.4">
            <text:p>98</text:p>
          </table:table-cell>
          <table:table-cell table:style-name="ce17" table:formula="of:=MIN([.S16:.S69])" office:value-type="float" office:value="213.387496052052">
            <text:p>213</text:p>
          </table:table-cell>
          <table:table-cell table:number-columns-repeated="2"/>
          <table:table-cell table:style-name="ce11" table:formula="of:=MIN([.V16:.V69])" office:value-type="float" office:value="92.004">
            <text:p>92</text:p>
          </table:table-cell>
          <table:table-cell table:style-name="ce17" table:formula="of:=MIN([.W16:.W69])" office:value-type="float" office:value="189.85461442714">
            <text:p>190</text:p>
          </table:table-cell>
          <table:table-cell table:number-columns-repeated="2"/>
          <table:table-cell table:style-name="ce11" table:formula="of:=MIN([.Z16:.Z69])" office:value-type="float" office:value="96.09">
            <text:p>96</text:p>
          </table:table-cell>
          <table:table-cell table:style-name="ce17" table:formula="of:=MIN([.AA16:.AA69])" office:value-type="float" office:value="138.858380751922">
            <text:p>139</text:p>
          </table:table-cell>
          <table:table-cell table:number-columns-repeated="2"/>
          <table:table-cell table:style-name="ce11" table:formula="of:=MIN([.AD16:.AD69])" office:value-type="float" office:value="64.596">
            <text:p>65</text:p>
          </table:table-cell>
          <table:table-cell table:style-name="ce17" table:formula="of:=MIN([.AE16:.AE69])" office:value-type="float" office:value="95.9961561298435">
            <text:p>96</text:p>
          </table:table-cell>
          <table:table-cell table:number-columns-repeated="2"/>
          <table:table-cell table:style-name="ce11" table:formula="of:=MIN([.AH16:.AH69])" office:value-type="float" office:value="30">
            <text:p>30</text:p>
          </table:table-cell>
          <table:table-cell table:style-name="ce17" table:formula="of:=MIN([.AI16:.AI69])" office:value-type="float" office:value="72.2641753610594">
            <text:p>72</text:p>
          </table:table-cell>
          <table:table-cell table:number-columns-repeated="2"/>
          <table:table-cell table:style-name="ce11" table:formula="of:=MIN([.AL16:.AL69])" office:value-type="float" office:value="48.96">
            <text:p>49</text:p>
          </table:table-cell>
          <table:table-cell table:style-name="ce17" table:formula="of:=MIN([.AM16:.AM69])" office:value-type="float" office:value="95.5328620849286">
            <text:p>96</text:p>
          </table:table-cell>
          <table:table-cell table:number-columns-repeated="2"/>
          <table:table-cell table:style-name="ce11" table:formula="of:=MIN([.AP16:.AP69])" office:value-type="float" office:value="84.18">
            <text:p>84</text:p>
          </table:table-cell>
          <table:table-cell table:style-name="ce17" table:formula="of:=MIN([.AQ16:.AQ69])" office:value-type="float" office:value="136.08959499041">
            <text:p>136</text:p>
          </table:table-cell>
          <table:table-cell table:number-columns-repeated="2"/>
          <table:table-cell table:style-name="ce11" table:formula="of:=MIN([.AT16:.AT69])" office:value-type="float" office:value="87.555">
            <text:p>88</text:p>
          </table:table-cell>
          <table:table-cell table:style-name="ce17" table:formula="of:=MIN([.AU16:.AU69])" office:value-type="float" office:value="124.054235713644">
            <text:p>124</text:p>
          </table:table-cell>
          <table:table-cell table:number-columns-repeated="2"/>
          <table:table-cell table:style-name="ce11" table:formula="of:=MIN([.AX16:.AX69])" office:value-type="float" office:value="100">
            <text:p>100</text:p>
          </table:table-cell>
          <table:table-cell table:style-name="ce17" table:formula="of:=MIN([.AY16:.AY69])" office:value-type="float" office:value="243.165099060415">
            <text:p>243</text:p>
          </table:table-cell>
          <table:table-cell table:number-columns-repeated="2"/>
          <table:table-cell table:style-name="ce11" table:formula="of:=MIN([.BB16:.BB69])" office:value-type="float" office:value="88.002">
            <text:p>88</text:p>
          </table:table-cell>
          <table:table-cell table:style-name="ce17" table:formula="of:=MIN([.BC16:.BC69])" office:value-type="float" office:value="171.542223438004">
            <text:p>172</text:p>
          </table:table-cell>
          <table:table-cell table:number-columns-repeated="2"/>
          <table:table-cell table:style-name="ce11" table:formula="of:=MIN([.BF16:.BF69])" office:value-type="float" office:value="105">
            <text:p>105</text:p>
          </table:table-cell>
          <table:table-cell table:style-name="ce17" table:formula="of:=MIN([.BG16:.BG69])" office:value-type="float" office:value="191.614505734446">
            <text:p>192</text:p>
          </table:table-cell>
          <table:table-cell table:number-columns-repeated="2"/>
          <table:table-cell table:style-name="ce11" table:formula="of:=MIN([.BJ16:.BJ69])" office:value-type="float" office:value="48.7404">
            <text:p>49</text:p>
          </table:table-cell>
          <table:table-cell table:style-name="ce17" table:formula="of:=MIN([.BK16:.BK69])" office:value-type="float" office:value="147.035348941787">
            <text:p>147</text:p>
          </table:table-cell>
          <table:table-cell table:number-columns-repeated="2"/>
          <table:table-cell table:style-name="ce11" table:formula="of:=MIN([.BN16:.BN69])" office:value-type="float" office:value="60.96">
            <text:p>61</text:p>
          </table:table-cell>
          <table:table-cell table:style-name="ce17" table:formula="of:=MIN([.BO16:.BO69])" office:value-type="float" office:value="146.955197517321">
            <text:p>147</text:p>
          </table:table-cell>
          <table:table-cell table:number-columns-repeated="2"/>
          <table:table-cell table:style-name="ce11" table:formula="of:=MIN([.BR16:.BR69])" office:value-type="float" office:value="55.998">
            <text:p>56</text:p>
          </table:table-cell>
          <table:table-cell table:style-name="ce17" table:formula="of:=MIN([.BS16:.BS69])" office:value-type="float" office:value="135.93044228253">
            <text:p>136</text:p>
          </table:table-cell>
          <table:table-cell table:number-columns-repeated="2"/>
        </table:table-row>
        <table:table-row table:style-name="ro2">
          <table:table-cell table:style-name="ce6" office:value-type="string">
            <text:p>median</text:p>
          </table:table-cell>
          <table:table-cell table:style-name="ce12" table:formula="of:=MEDIAN([.B16:.B69])" office:value-type="float" office:value="439.607">
            <text:p>440</text:p>
          </table:table-cell>
          <table:table-cell table:style-name="ce18" table:formula="of:=MEDIAN([.C16:.C69])" office:value-type="float" office:value="585.743394779196">
            <text:p>586</text:p>
          </table:table-cell>
          <table:table-cell table:number-columns-repeated="2"/>
          <table:table-cell table:style-name="ce12" table:formula="of:=MEDIAN([.F16:.F69])" office:value-type="float" office:value="201.24">
            <text:p>201</text:p>
          </table:table-cell>
          <table:table-cell table:style-name="ce18" table:formula="of:=MEDIAN([.G16:.G69])" office:value-type="float" office:value="482.062388150189">
            <text:p>482</text:p>
          </table:table-cell>
          <table:table-cell table:number-columns-repeated="2"/>
          <table:table-cell table:style-name="ce12" table:formula="of:=MEDIAN([.J16:.J69])" office:value-type="float" office:value="165.002">
            <text:p>165</text:p>
          </table:table-cell>
          <table:table-cell table:style-name="ce18" table:formula="of:=MEDIAN([.K16:.K69])" office:value-type="float" office:value="355.620543730606">
            <text:p>356</text:p>
          </table:table-cell>
          <table:table-cell table:number-columns-repeated="2"/>
          <table:table-cell table:style-name="ce12" table:formula="of:=MEDIAN([.N16:.N69])" office:value-type="float" office:value="156">
            <text:p>156</text:p>
          </table:table-cell>
          <table:table-cell table:style-name="ce18" table:formula="of:=MEDIAN([.O16:.O69])" office:value-type="float" office:value="337.796878547002">
            <text:p>338</text:p>
          </table:table-cell>
          <table:table-cell table:number-columns-repeated="2"/>
          <table:table-cell table:style-name="ce12" table:formula="of:=MEDIAN([.R16:.R69])" office:value-type="float" office:value="135.2999">
            <text:p>135</text:p>
          </table:table-cell>
          <table:table-cell table:style-name="ce18" table:formula="of:=MEDIAN([.S16:.S69])" office:value-type="float" office:value="235.347520508034">
            <text:p>235</text:p>
          </table:table-cell>
          <table:table-cell table:number-columns-repeated="2"/>
          <table:table-cell table:style-name="ce12" table:formula="of:=MEDIAN([.V16:.V69])" office:value-type="float" office:value="124.5">
            <text:p>125</text:p>
          </table:table-cell>
          <table:table-cell table:style-name="ce18" table:formula="of:=MEDIAN([.W16:.W69])" office:value-type="float" office:value="213.809066798018">
            <text:p>214</text:p>
          </table:table-cell>
          <table:table-cell table:number-columns-repeated="2"/>
          <table:table-cell table:style-name="ce12" table:formula="of:=MEDIAN([.Z16:.Z69])" office:value-type="float" office:value="111.6325">
            <text:p>112</text:p>
          </table:table-cell>
          <table:table-cell table:style-name="ce18" table:formula="of:=MEDIAN([.AA16:.AA69])" office:value-type="float" office:value="154.141097085816">
            <text:p>154</text:p>
          </table:table-cell>
          <table:table-cell table:number-columns-repeated="2"/>
          <table:table-cell table:style-name="ce12" table:formula="of:=MEDIAN([.AD16:.AD69])" office:value-type="float" office:value="87">
            <text:p>87</text:p>
          </table:table-cell>
          <table:table-cell table:style-name="ce18" table:formula="of:=MEDIAN([.AE16:.AE69])" office:value-type="float" office:value="111.412928124752">
            <text:p>111</text:p>
          </table:table-cell>
          <table:table-cell table:number-columns-repeated="2"/>
          <table:table-cell table:style-name="ce12" table:formula="of:=MEDIAN([.AH16:.AH69])" office:value-type="float" office:value="54.417">
            <text:p>54</text:p>
          </table:table-cell>
          <table:table-cell table:style-name="ce18" table:formula="of:=MEDIAN([.AI16:.AI69])" office:value-type="float" office:value="89.5240558395314">
            <text:p>90</text:p>
          </table:table-cell>
          <table:table-cell table:number-columns-repeated="2"/>
          <table:table-cell table:style-name="ce12" table:formula="of:=MEDIAN([.AL16:.AL69])" office:value-type="float" office:value="48.975">
            <text:p>49</text:p>
          </table:table-cell>
          <table:table-cell table:style-name="ce18" table:formula="of:=MEDIAN([.AM16:.AM69])" office:value-type="float" office:value="95.5450462206962">
            <text:p>96</text:p>
          </table:table-cell>
          <table:table-cell table:number-columns-repeated="2"/>
          <table:table-cell table:style-name="ce12" table:formula="of:=MEDIAN([.AP16:.AP69])" office:value-type="float" office:value="121.68">
            <text:p>122</text:p>
          </table:table-cell>
          <table:table-cell table:style-name="ce18" table:formula="of:=MEDIAN([.AQ16:.AQ69])" office:value-type="float" office:value="165.461716456836">
            <text:p>165</text:p>
          </table:table-cell>
          <table:table-cell table:number-columns-repeated="2"/>
          <table:table-cell table:style-name="ce12" table:formula="of:=MEDIAN([.AT16:.AT69])" office:value-type="float" office:value="110.85">
            <text:p>111</text:p>
          </table:table-cell>
          <table:table-cell table:style-name="ce18" table:formula="of:=MEDIAN([.AU16:.AU69])" office:value-type="float" office:value="140.434081183966">
            <text:p>140</text:p>
          </table:table-cell>
          <table:table-cell table:number-columns-repeated="2"/>
          <table:table-cell table:style-name="ce12" table:formula="of:=MEDIAN([.AX16:.AX69])" office:value-type="float" office:value="135">
            <text:p>135</text:p>
          </table:table-cell>
          <table:table-cell table:style-name="ce18" table:formula="of:=MEDIAN([.AY16:.AY69])" office:value-type="float" office:value="268.097900890123">
            <text:p>268</text:p>
          </table:table-cell>
          <table:table-cell table:number-columns-repeated="2"/>
          <table:table-cell table:style-name="ce12" table:formula="of:=MEDIAN([.BB16:.BB69])" office:value-type="float" office:value="126.5024">
            <text:p>127</text:p>
          </table:table-cell>
          <table:table-cell table:style-name="ce18" table:formula="of:=MEDIAN([.BC16:.BC69])" office:value-type="float" office:value="209.292948909056">
            <text:p>209</text:p>
          </table:table-cell>
          <table:table-cell table:number-columns-repeated="2"/>
          <table:table-cell table:style-name="ce12" table:formula="of:=MEDIAN([.BF16:.BF69])" office:value-type="float" office:value="152.58">
            <text:p>153</text:p>
          </table:table-cell>
          <table:table-cell table:style-name="ce18" table:formula="of:=MEDIAN([.BG16:.BG69])" office:value-type="float" office:value="235.170904513207">
            <text:p>235</text:p>
          </table:table-cell>
          <table:table-cell table:number-columns-repeated="2"/>
          <table:table-cell table:style-name="ce12" table:formula="of:=MEDIAN([.BJ16:.BJ69])" office:value-type="float" office:value="88">
            <text:p>88</text:p>
          </table:table-cell>
          <table:table-cell table:style-name="ce18" table:formula="of:=MEDIAN([.BK16:.BK69])" office:value-type="float" office:value="184.910019576352">
            <text:p>185</text:p>
          </table:table-cell>
          <table:table-cell table:number-columns-repeated="2"/>
          <table:table-cell table:style-name="ce12" table:formula="of:=MEDIAN([.BN16:.BN69])" office:value-type="float" office:value="74.48">
            <text:p>74</text:p>
          </table:table-cell>
          <table:table-cell table:style-name="ce18" table:formula="of:=MEDIAN([.BO16:.BO69])" office:value-type="float" office:value="159.925468370213">
            <text:p>160</text:p>
          </table:table-cell>
          <table:table-cell table:number-columns-repeated="2"/>
          <table:table-cell table:style-name="ce12" table:formula="of:=MEDIAN([.BR16:.BR69])" office:value-type="float" office:value="83.997">
            <text:p>84</text:p>
          </table:table-cell>
          <table:table-cell table:style-name="ce18" table:formula="of:=MEDIAN([.BS16:.BS69])" office:value-type="float" office:value="152.65237081626">
            <text:p>153</text:p>
          </table:table-cell>
          <table:table-cell table:number-columns-repeated="2"/>
        </table:table-row>
        <table:table-row table:style-name="ro3" table:visibility="collapse">
          <table:table-cell table:style-name="ce6"/>
          <table:table-cell table:style-name="ce12"/>
          <table:table-cell table:style-name="ce19" table:formula="of:=[.C12]/MAX([.B16:.B68])" office:value-type="float" office:value="0.999606454151909">
            <text:p>1.00</text:p>
          </table:table-cell>
          <table:table-cell table:number-columns-repeated="2"/>
          <table:table-cell table:style-name="ce12"/>
          <table:table-cell table:style-name="ce19" table:formula="of:=[.G12]/MAX([.F16:.F68])" office:value-type="float" office:value="1.5653171516522">
            <text:p>1.57</text:p>
          </table:table-cell>
          <table:table-cell table:number-columns-repeated="2"/>
          <table:table-cell table:style-name="ce12"/>
          <table:table-cell table:style-name="ce19" table:formula="of:=[.K12]/MAX([.J16:.J68])" office:value-type="float" office:value="1.47872790399449">
            <text:p>1.48</text:p>
          </table:table-cell>
          <table:table-cell table:number-columns-repeated="2"/>
          <table:table-cell table:style-name="ce12"/>
          <table:table-cell table:style-name="ce19" table:formula="of:=[.O12]/MAX([.N16:.N68])" office:value-type="float" office:value="1.95395903148685">
            <text:p>1.95</text:p>
          </table:table-cell>
          <table:table-cell table:number-columns-repeated="2"/>
          <table:table-cell table:style-name="ce12"/>
          <table:table-cell table:style-name="ce19" table:formula="of:=[.S12]/MAX([.R16:.R68])" office:value-type="float" office:value="1.37788759119673">
            <text:p>1.38</text:p>
          </table:table-cell>
          <table:table-cell table:number-columns-repeated="2"/>
          <table:table-cell table:style-name="ce12"/>
          <table:table-cell table:style-name="ce19" table:formula="of:=[.W12]/MAX([.V16:.V68])" office:value-type="float" office:value="1.46180036887344">
            <text:p>1.46</text:p>
          </table:table-cell>
          <table:table-cell table:number-columns-repeated="2"/>
          <table:table-cell table:style-name="ce12"/>
          <table:table-cell table:style-name="ce19" table:formula="of:=[.AA12]/MAX([.Z16:.Z68])" office:value-type="float" office:value="1.29152798930027">
            <text:p>1.29</text:p>
          </table:table-cell>
          <table:table-cell table:number-columns-repeated="2"/>
          <table:table-cell table:style-name="ce12"/>
          <table:table-cell table:style-name="ce19" table:formula="of:=[.AE12]/MAX([.AD16:.AD68])" office:value-type="float" office:value="1.11582627389937">
            <text:p>1.12</text:p>
          </table:table-cell>
          <table:table-cell table:number-columns-repeated="2"/>
          <table:table-cell table:style-name="ce12"/>
          <table:table-cell table:style-name="ce19" table:formula="of:=[.AI12]/MAX([.AH16:.AH68])" office:value-type="float" office:value="1.40119455854613">
            <text:p>1.40</text:p>
          </table:table-cell>
          <table:table-cell table:number-columns-repeated="2"/>
          <table:table-cell table:style-name="ce12"/>
          <table:table-cell table:style-name="ce19" table:formula="of:=[.AM12]/MAX([.AL16:.AL68])" office:value-type="float" office:value="1.86924743319894">
            <text:p>1.87</text:p>
          </table:table-cell>
          <table:table-cell table:number-columns-repeated="2"/>
          <table:table-cell table:style-name="ce12"/>
          <table:table-cell table:style-name="ce19" table:formula="of:=[.AQ12]/MAX([.AP16:.AP68])" office:value-type="float" office:value="1.29441424934226">
            <text:p>1.29</text:p>
          </table:table-cell>
          <table:table-cell table:number-columns-repeated="2"/>
          <table:table-cell table:style-name="ce12"/>
          <table:table-cell table:style-name="ce19" table:formula="of:=[.AU12]/MAX([.AT16:.AT68])" office:value-type="float" office:value="1.1511572801403">
            <text:p>1.15</text:p>
          </table:table-cell>
          <table:table-cell table:number-columns-repeated="2"/>
          <table:table-cell table:style-name="ce12"/>
          <table:table-cell table:style-name="ce19" table:formula="of:=[.AY12]/MAX([.AX16:.AX68])" office:value-type="float" office:value="1.6622136020786">
            <text:p>1.66</text:p>
          </table:table-cell>
          <table:table-cell table:number-columns-repeated="2"/>
          <table:table-cell table:style-name="ce12"/>
          <table:table-cell table:style-name="ce19" table:formula="of:=[.BC12]/MAX([.BB16:.BB68])" office:value-type="float" office:value="1.49173015571156">
            <text:p>1.49</text:p>
          </table:table-cell>
          <table:table-cell table:number-columns-repeated="2"/>
          <table:table-cell table:style-name="ce12"/>
          <table:table-cell table:style-name="ce19" table:formula="of:=[.BG12]/MAX([.BF16:.BF68])" office:value-type="float" office:value="1.34147092886198">
            <text:p>1.34</text:p>
          </table:table-cell>
          <table:table-cell table:number-columns-repeated="2"/>
          <table:table-cell table:style-name="ce12"/>
          <table:table-cell table:style-name="ce19" table:formula="of:=[.BK12]/MAX([.BJ16:.BJ68])" office:value-type="float" office:value="1.67819642517551">
            <text:p>1.68</text:p>
          </table:table-cell>
          <table:table-cell table:number-columns-repeated="2"/>
          <table:table-cell table:style-name="ce12"/>
          <table:table-cell table:style-name="ce19" table:formula="of:=[.BO12]/MAX([.BN16:.BN68])" office:value-type="float" office:value="1.87750030355264">
            <text:p>1.88</text:p>
          </table:table-cell>
          <table:table-cell table:number-columns-repeated="2"/>
          <table:table-cell table:style-name="ce12"/>
          <table:table-cell table:style-name="ce19" table:formula="of:=[.BS12]/MAX([.BR16:.BR68])" office:value-type="float" office:value="1.48450559072135">
            <text:p>1.48</text:p>
          </table:table-cell>
          <table:table-cell table:number-columns-repeated="2"/>
        </table:table-row>
        <table:table-row table:style-name="ro3">
          <table:table-cell table:style-name="ce2" table:number-columns-repeated="2"/>
          <table:table-cell table:style-name="ce14" office:value-type="float" office:value="635">
            <text:p>635</text:p>
          </table:table-cell>
          <table:table-cell table:style-name="ce14"/>
          <table:table-cell table:style-name="ce2" table:number-columns-repeated="2"/>
          <table:table-cell table:style-name="ce14" table:formula="of:=([.C9]*2+[.C10])/3" office:value-type="float" office:value="540.034417320009">
            <text:p>540</text:p>
          </table:table-cell>
          <table:table-cell table:style-name="ce14"/>
          <table:table-cell table:style-name="ce2" table:number-columns-repeated="2"/>
          <table:table-cell table:style-name="ce14" table:formula="of:=[.G9]*0.9" office:value-type="float" office:value="394.820350366528">
            <text:p>395</text:p>
          </table:table-cell>
          <table:table-cell table:style-name="ce14"/>
          <table:table-cell table:style-name="ce2" table:number-columns-repeated="2"/>
          <table:table-cell table:style-name="ce14" table:formula="of:=[.K10]" office:value-type="float" office:value="355.620543730606">
            <text:p>356</text:p>
          </table:table-cell>
          <table:table-cell table:style-name="ce14"/>
          <table:table-cell table:style-name="ce2" table:number-columns-repeated="2"/>
          <table:table-cell table:style-name="ce14" table:formula="of:=[.O9]*0.9" office:value-type="float" office:value="261.79864232738">
            <text:p>262</text:p>
          </table:table-cell>
          <table:table-cell table:style-name="ce14"/>
          <table:table-cell table:style-name="ce2" table:number-columns-repeated="2"/>
          <table:table-cell table:style-name="ce14" table:formula="of:=[.S10]" office:value-type="float" office:value="235.347520508034">
            <text:p>235</text:p>
          </table:table-cell>
          <table:table-cell table:style-name="ce14"/>
          <table:table-cell table:style-name="ce2" table:number-columns-repeated="2"/>
          <table:table-cell table:style-name="ce14" table:formula="of:=[.W9]*0.9" office:value-type="float" office:value="170.869152984426">
            <text:p>171</text:p>
          </table:table-cell>
          <table:table-cell table:style-name="ce14"/>
          <table:table-cell table:style-name="ce2" table:number-columns-repeated="2"/>
          <table:table-cell table:style-name="ce14" table:formula="of:=[.AA9]*0.9" office:value-type="float" office:value="124.972542676729">
            <text:p>125</text:p>
          </table:table-cell>
          <table:table-cell table:style-name="ce14"/>
          <table:table-cell table:style-name="ce2" table:number-columns-repeated="2"/>
          <table:table-cell table:style-name="ce14" table:formula="of:=[.AA9]*0.7" office:value-type="float" office:value="97.2008665263451">
            <text:p>97</text:p>
          </table:table-cell>
          <table:table-cell table:style-name="ce14"/>
          <table:table-cell table:style-name="ce2" table:number-columns-repeated="2"/>
          <table:table-cell table:style-name="ce14" table:formula="of:=[.AA9]*0.7" office:value-type="float" office:value="97.2008665263451">
            <text:p>97</text:p>
          </table:table-cell>
          <table:table-cell table:style-name="ce21"/>
          <table:table-cell/>
          <table:table-cell table:style-name="ce2"/>
          <table:table-cell table:style-name="ce14" table:formula="of:=[.W9]*0.9" office:value-type="float" office:value="170.869152984426">
            <text:p>171</text:p>
          </table:table-cell>
          <table:table-cell table:style-name="ce21"/>
          <table:table-cell table:style-name="ce2" table:number-columns-repeated="2"/>
          <table:table-cell table:style-name="ce29" table:formula="of:=[.W9]*0.8" office:value-type="float" office:value="151.883691541712">
            <text:p>152</text:p>
          </table:table-cell>
          <table:table-cell table:style-name="ce21"/>
          <table:table-cell/>
          <table:table-cell table:style-name="ce2"/>
          <table:table-cell table:style-name="ce29" table:formula="of:=[.O9]" office:value-type="float" office:value="290.887380363755">
            <text:p>291</text:p>
          </table:table-cell>
          <table:table-cell table:style-name="ce21"/>
          <table:table-cell/>
          <table:table-cell table:style-name="ce2"/>
          <table:table-cell table:style-name="ce29" table:formula="of:=[.O9]*0.8" office:value-type="float" office:value="232.709904291004">
            <text:p>233</text:p>
          </table:table-cell>
          <table:table-cell table:style-name="ce21"/>
          <table:table-cell/>
          <table:table-cell table:style-name="ce2"/>
          <table:table-cell table:style-name="ce29" table:formula="of:=[.O9]*0.95" office:value-type="float" office:value="276.343011345567">
            <text:p>276</text:p>
          </table:table-cell>
          <table:table-cell table:style-name="ce21"/>
          <table:table-cell/>
          <table:table-cell table:style-name="ce2"/>
          <table:table-cell table:style-name="ce29" table:formula="of:=[.O9]*0.75" office:value-type="float" office:value="218.165535272816">
            <text:p>218</text:p>
          </table:table-cell>
          <table:table-cell table:style-name="ce21"/>
          <table:table-cell/>
          <table:table-cell table:style-name="ce2"/>
          <table:table-cell table:style-name="ce29" table:formula="of:=[.O9]*0.6" office:value-type="float" office:value="174.532428218253">
            <text:p>175</text:p>
          </table:table-cell>
          <table:table-cell table:style-name="ce21"/>
          <table:table-cell/>
          <table:table-cell table:style-name="ce2"/>
          <table:table-cell table:style-name="ce29" table:formula="of:=[.W9]*0.87" office:value-type="float" office:value="165.173514551611">
            <text:p>165</text:p>
          </table:table-cell>
          <table:table-cell table:style-name="ce21"/>
          <table:table-cell/>
        </table:table-row>
        <table:table-row table:style-name="ro3">
          <table:table-cell/>
          <table:table-cell table:style-name="ce13"/>
          <table:table-cell table:style-name="ce20" office:value-type="float" office:value="0.945">
            <text:p>0.945</text:p>
          </table:table-cell>
          <table:table-cell table:style-name="ce20"/>
          <table:table-cell table:style-name="ce13" table:number-columns-repeated="2"/>
          <table:table-cell table:style-name="ce20" office:value-type="float" office:value="0.945">
            <text:p>0.945</text:p>
          </table:table-cell>
          <table:table-cell table:style-name="ce20"/>
          <table:table-cell table:style-name="ce13" table:number-columns-repeated="2"/>
          <table:table-cell table:style-name="ce20" office:value-type="float" office:value="0.94">
            <text:p>0.940</text:p>
          </table:table-cell>
          <table:table-cell table:style-name="ce20"/>
          <table:table-cell table:style-name="ce13" table:number-columns-repeated="2"/>
          <table:table-cell table:style-name="ce20" office:value-type="float" office:value="0.89">
            <text:p>0.890</text:p>
          </table:table-cell>
          <table:table-cell table:style-name="ce20"/>
          <table:table-cell table:style-name="ce13" table:number-columns-repeated="2"/>
          <table:table-cell table:style-name="ce20" office:value-type="float" office:value="0.9">
            <text:p>0.900</text:p>
          </table:table-cell>
          <table:table-cell table:style-name="ce20"/>
          <table:table-cell table:style-name="ce13" table:number-columns-repeated="2"/>
          <table:table-cell table:style-name="ce20" office:value-type="float" office:value="0.87">
            <text:p>0.870</text:p>
          </table:table-cell>
          <table:table-cell table:style-name="ce20"/>
          <table:table-cell table:style-name="ce13" table:number-columns-repeated="2"/>
          <table:table-cell table:style-name="ce20" office:value-type="float" office:value="0.7">
            <text:p>0.700</text:p>
          </table:table-cell>
          <table:table-cell table:style-name="ce20"/>
          <table:table-cell table:style-name="ce13" table:number-columns-repeated="2"/>
          <table:table-cell table:style-name="ce20" office:value-type="float" office:value="0.8">
            <text:p>0.800</text:p>
          </table:table-cell>
          <table:table-cell table:style-name="ce20"/>
          <table:table-cell table:style-name="ce13" table:number-columns-repeated="2"/>
          <table:table-cell table:style-name="ce20" office:value-type="float" office:value="0.85">
            <text:p>0.850</text:p>
          </table:table-cell>
          <table:table-cell table:style-name="ce20"/>
          <table:table-cell table:style-name="ce13" table:number-columns-repeated="2"/>
          <table:table-cell table:style-name="ce20" office:value-type="float" office:value="0.8">
            <text:p>0.800</text:p>
          </table:table-cell>
          <table:table-cell table:style-name="ce21"/>
          <table:table-cell/>
          <table:table-cell table:style-name="ce13"/>
          <table:table-cell table:style-name="ce20" office:value-type="float" office:value="0.8">
            <text:p>0.800</text:p>
          </table:table-cell>
          <table:table-cell table:style-name="ce21"/>
          <table:table-cell table:style-name="ce13" table:number-columns-repeated="2"/>
          <table:table-cell table:style-name="ce20" office:value-type="float" office:value="0.8">
            <text:p>0.800</text:p>
          </table:table-cell>
          <table:table-cell table:style-name="ce21"/>
          <table:table-cell/>
          <table:table-cell table:style-name="ce13"/>
          <table:table-cell table:style-name="ce20" office:value-type="float" office:value="0.9">
            <text:p>0.900</text:p>
          </table:table-cell>
          <table:table-cell table:style-name="ce21"/>
          <table:table-cell/>
          <table:table-cell table:style-name="ce13"/>
          <table:table-cell table:style-name="ce20" office:value-type="float" office:value="0.8">
            <text:p>0.800</text:p>
          </table:table-cell>
          <table:table-cell table:style-name="ce21"/>
          <table:table-cell/>
          <table:table-cell table:style-name="ce13"/>
          <table:table-cell table:style-name="ce20" office:value-type="float" office:value="0.8">
            <text:p>0.800</text:p>
          </table:table-cell>
          <table:table-cell table:style-name="ce21"/>
          <table:table-cell/>
          <table:table-cell table:style-name="ce13"/>
          <table:table-cell table:style-name="ce20" office:value-type="float" office:value="0.85">
            <text:p>0.850</text:p>
          </table:table-cell>
          <table:table-cell table:style-name="ce21"/>
          <table:table-cell/>
          <table:table-cell table:style-name="ce13"/>
          <table:table-cell table:style-name="ce20" office:value-type="float" office:value="0.85">
            <text:p>0.850</text:p>
          </table:table-cell>
          <table:table-cell table:style-name="ce21"/>
          <table:table-cell/>
          <table:table-cell table:style-name="ce13"/>
          <table:table-cell table:style-name="ce20" office:value-type="float" office:value="0.9">
            <text:p>0.900</text:p>
          </table:table-cell>
          <table:table-cell table:style-name="ce21"/>
          <table:table-cell/>
        </table:table-row>
        <table:table-row table:style-name="ro2">
          <table:table-cell table:number-columns-repeated="73"/>
        </table:table-row>
        <table:table-row table:style-name="ro2"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/>
        </table:table-row>
        <table:table-row table:style-name="ro3">
          <table:table-cell/>
          <table:table-cell table:style-name="ce8" office:value-type="float" office:value="635.25">
            <text:p>635</text:p>
          </table:table-cell>
          <table:table-cell table:style-name="ce15" table:formula="of:=IF([.B16];[.B16]*[.C$11]+POWER([.C$12]-[.B16]*[.C$11]; [.C$13]);&quot;&quot;)" office:value-type="float" office:value="635">
            <text:p>635</text:p>
          </table:table-cell>
          <table:table-cell table:style-name="ce19" table:formula="of:=IF([.B16];[.C16]/[.B16];&quot;&quot;)" office:value-type="float" office:value="0.999606454151909">
            <text:p>1.00</text:p>
          </table:table-cell>
          <table:table-cell table:style-name="ce24"/>
          <table:table-cell table:style-name="ce8" office:value-type="float" office:value="345">
            <text:p>345</text:p>
          </table:table-cell>
          <table:table-cell table:style-name="ce15" table:formula="of:=IF([.F16];[.F16]*[.G$11]+POWER([.G$12]-[.F16]*[.G$11]; [.G$13]);&quot;&quot;)" office:value-type="float" office:value="540.034417320009">
            <text:p>540</text:p>
          </table:table-cell>
          <table:table-cell table:style-name="ce19" table:formula="of:=IF([.F16];[.G16]/[.F16];&quot;&quot;)" office:value-type="float" office:value="1.5653171516522">
            <text:p>1.57</text:p>
          </table:table-cell>
          <table:table-cell table:style-name="ce24"/>
          <table:table-cell table:style-name="ce8" office:value-type="float" office:value="267">
            <text:p>267</text:p>
          </table:table-cell>
          <table:table-cell table:style-name="ce15" table:formula="of:=IF([.J16];[.J16]*[.K$11]+POWER([.K$12]-[.J16]*[.K$11]; [.K$13]);&quot;&quot;)" office:value-type="float" office:value="394.820350366528">
            <text:p>395</text:p>
          </table:table-cell>
          <table:table-cell table:style-name="ce19" table:formula="of:=IF([.J16];[.K16]/[.J16];&quot;&quot;)" office:value-type="float" office:value="1.47872790399449">
            <text:p>1.48</text:p>
          </table:table-cell>
          <table:table-cell table:style-name="ce24"/>
          <table:table-cell table:style-name="ce8" office:value-type="float" office:value="182">
            <text:p>182</text:p>
          </table:table-cell>
          <table:table-cell table:style-name="ce15" table:formula="of:=IF([.N16];[.N16]*[.O$11]+POWER([.O$12]-[.N16]*[.O$11]; [.O$13]);&quot;&quot;)" office:value-type="float" office:value="355.620543730606">
            <text:p>356</text:p>
          </table:table-cell>
          <table:table-cell table:style-name="ce19" table:formula="of:=IF([.N16];[.O16]/[.N16];&quot;&quot;)" office:value-type="float" office:value="1.95395903148685">
            <text:p>1.95</text:p>
          </table:table-cell>
          <table:table-cell table:style-name="ce24"/>
          <table:table-cell table:style-name="ce8" office:value-type="float" office:value="190">
            <text:p>190</text:p>
          </table:table-cell>
          <table:table-cell table:style-name="ce15" table:formula="of:=IF([.R16];[.R16]*[.S$11]+POWER([.S$12]-[.R16]*[.S$11]; [.S$13]);&quot;&quot;)" office:value-type="float" office:value="261.79864232738">
            <text:p>262</text:p>
          </table:table-cell>
          <table:table-cell table:style-name="ce19" table:formula="of:=IF([.R16];[.S16]/[.R16];&quot;&quot;)" office:value-type="float" office:value="1.37788759119673">
            <text:p>1.38</text:p>
          </table:table-cell>
          <table:table-cell table:style-name="ce24"/>
          <table:table-cell table:style-name="ce8" office:value-type="float" office:value="160.9984">
            <text:p>161</text:p>
          </table:table-cell>
          <table:table-cell table:style-name="ce15" table:formula="of:=IF([.V16];[.V16]*[.W$11]+POWER([.W$12]-[.V16]*[.W$11]; [.W$13]);&quot;&quot;)" office:value-type="float" office:value="235.347520508034">
            <text:p>235</text:p>
          </table:table-cell>
          <table:table-cell table:style-name="ce19" table:formula="of:=IF([.V16];[.W16]/[.V16];&quot;&quot;)" office:value-type="float" office:value="1.46180036887344">
            <text:p>1.46</text:p>
          </table:table-cell>
          <table:table-cell table:style-name="ce24"/>
          <table:table-cell table:style-name="ce8" office:value-type="float" office:value="132.3">
            <text:p>132</text:p>
          </table:table-cell>
          <table:table-cell table:style-name="ce15" table:formula="of:=IF([.Z16];[.Z16]*[.AA$11]+POWER([.AA$12]-[.Z16]*[.AA$11]; [.AA$13]);&quot;&quot;)" office:value-type="float" office:value="170.869152984426">
            <text:p>171</text:p>
          </table:table-cell>
          <table:table-cell table:style-name="ce19" table:formula="of:=IF([.Z16];[.AA16]/[.Z16];&quot;&quot;)" office:value-type="float" office:value="1.29152798930027">
            <text:p>1.29</text:p>
          </table:table-cell>
          <table:table-cell table:style-name="ce24"/>
          <table:table-cell table:style-name="ce8" office:value-type="float" office:value="112">
            <text:p>112</text:p>
          </table:table-cell>
          <table:table-cell table:style-name="ce15" table:formula="of:=IF([.AD16];[.AD16]*[.AE$11]+POWER([.AE$12]-[.AD16]*[.AE$11]; [.AE$13]);&quot;&quot;)" office:value-type="float" office:value="124.972542676729">
            <text:p>125</text:p>
          </table:table-cell>
          <table:table-cell table:style-name="ce19" table:formula="of:=IF([.AD16];[.AE16]/[.AD16];&quot;&quot;)" office:value-type="float" office:value="1.11582627389937">
            <text:p>1.12</text:p>
          </table:table-cell>
          <table:table-cell table:style-name="ce24"/>
          <table:table-cell table:style-name="ce8" office:value-type="float" office:value="69.37">
            <text:p>69</text:p>
          </table:table-cell>
          <table:table-cell table:style-name="ce15" table:formula="of:=IF([.AH16];[.AH16]*[.AI$11]+POWER([.AI$12]-[.AH16]*[.AI$11]; [.AI$13]);&quot;&quot;)" office:value-type="float" office:value="97.2008665263451">
            <text:p>97</text:p>
          </table:table-cell>
          <table:table-cell table:style-name="ce19" table:formula="of:=IF([.AH16];[.AI16]/[.AH16];&quot;&quot;)" office:value-type="float" office:value="1.40119455854613">
            <text:p>1.40</text:p>
          </table:table-cell>
          <table:table-cell table:style-name="ce24"/>
          <table:table-cell table:style-name="ce8" office:value-type="float" office:value="52">
            <text:p>52</text:p>
          </table:table-cell>
          <table:table-cell table:style-name="ce15" table:formula="of:=IF([.AL16];[.AL16]*[.AM$11]+POWER([.AM$12]-[.AL16]*[.AM$11]; [.AM$13]);&quot;&quot;)" office:value-type="float" office:value="97.2008665263451">
            <text:p>97</text:p>
          </table:table-cell>
          <table:table-cell table:style-name="ce19" table:formula="of:=IF([.AL16];[.AM16]/[.AL16];&quot;&quot;)" office:value-type="float" office:value="1.86924743319894">
            <text:p>1.87</text:p>
          </table:table-cell>
          <table:table-cell table:style-name="ce24"/>
          <table:table-cell table:style-name="ce8" office:value-type="float" office:value="84.18">
            <text:p>84</text:p>
          </table:table-cell>
          <table:table-cell table:style-name="ce15" table:formula="of:=IF([.AP16];[.AP16]*[.AQ$11]+POWER([.AQ$12]-[.AP16]*[.AQ$11]; [.AQ$13]);&quot;&quot;)" office:value-type="float" office:value="136.08959499041">
            <text:p>136</text:p>
          </table:table-cell>
          <table:table-cell table:style-name="ce19" table:formula="of:=IF([.AP16];[.AQ16]/[.AP16];&quot;&quot;)" office:value-type="float" office:value="1.61664997612746">
            <text:p>1.62</text:p>
          </table:table-cell>
          <table:table-cell table:style-name="ce24"/>
          <table:table-cell table:style-name="ce8" office:value-type="float" office:value="131.94">
            <text:p>132</text:p>
          </table:table-cell>
          <table:table-cell table:style-name="ce15" table:formula="of:=IF([.AT16];[.AT16]*[.AU$11]+POWER([.AU$12]-[.AT16]*[.AU$11]; [.AU$13]);&quot;&quot;)" office:value-type="float" office:value="151.883691541712">
            <text:p>152</text:p>
          </table:table-cell>
          <table:table-cell table:style-name="ce19" table:formula="of:=IF([.AT16];[.AU16]/[.AT16];&quot;&quot;)" office:value-type="float" office:value="1.1511572801403">
            <text:p>1.15</text:p>
          </table:table-cell>
          <table:table-cell table:style-name="ce24"/>
          <table:table-cell table:style-name="ce8" office:value-type="float" office:value="175">
            <text:p>175</text:p>
          </table:table-cell>
          <table:table-cell table:style-name="ce15" table:formula="of:=IF([.AX16];[.AX16]*[.AY$11]+POWER([.AY$12]-[.AX16]*[.AY$11]; [.AY$13]);&quot;&quot;)" office:value-type="float" office:value="290.887380363755">
            <text:p>291</text:p>
          </table:table-cell>
          <table:table-cell table:style-name="ce19" table:formula="of:=IF([.AX16];[.AY16]/[.AX16];&quot;&quot;)" office:value-type="float" office:value="1.6622136020786">
            <text:p>1.66</text:p>
          </table:table-cell>
          <table:table-cell table:style-name="ce24"/>
          <table:table-cell table:style-name="ce8" office:value-type="float" office:value="156">
            <text:p>156</text:p>
          </table:table-cell>
          <table:table-cell table:style-name="ce15" table:formula="of:=IF([.BB16];[.BB16]*[.BC$11]+POWER([.BC$12]-[.BB16]*[.BC$11]; [.BC$13]);&quot;&quot;)" office:value-type="float" office:value="232.709904291004">
            <text:p>233</text:p>
          </table:table-cell>
          <table:table-cell table:style-name="ce19" table:formula="of:=IF([.BB16];[.BC16]/[.BB16];&quot;&quot;)" office:value-type="float" office:value="1.49173015571156">
            <text:p>1.49</text:p>
          </table:table-cell>
          <table:table-cell table:style-name="ce24"/>
          <table:table-cell table:style-name="ce8" office:value-type="float" office:value="206">
            <text:p>206</text:p>
          </table:table-cell>
          <table:table-cell table:style-name="ce15" table:formula="of:=IF([.BF16];[.BF16]*[.BG$11]+POWER([.BG$12]-[.BF16]*[.BG$11]; [.BG$13]);&quot;&quot;)" office:value-type="float" office:value="276.343011345567">
            <text:p>276</text:p>
          </table:table-cell>
          <table:table-cell table:style-name="ce19" table:formula="of:=IF([.BF16];[.BG16]/[.BF16];&quot;&quot;)" office:value-type="float" office:value="1.34147092886198">
            <text:p>1.34</text:p>
          </table:table-cell>
          <table:table-cell table:style-name="ce24"/>
          <table:table-cell table:style-name="ce8" office:value-type="float" office:value="130">
            <text:p>130</text:p>
          </table:table-cell>
          <table:table-cell table:style-name="ce15" table:formula="of:=IF([.BJ16];[.BJ16]*[.BK$11]+POWER([.BK$12]-[.BJ16]*[.BK$11]; [.BK$13]);&quot;&quot;)" office:value-type="float" office:value="218.165535272816">
            <text:p>218</text:p>
          </table:table-cell>
          <table:table-cell table:style-name="ce19" table:formula="of:=IF([.BJ16];[.BK16]/[.BJ16];&quot;&quot;)" office:value-type="float" office:value="1.67819642517551">
            <text:p>1.68</text:p>
          </table:table-cell>
          <table:table-cell table:style-name="ce24"/>
          <table:table-cell table:style-name="ce8" office:value-type="float" office:value="92.96">
            <text:p>93</text:p>
          </table:table-cell>
          <table:table-cell table:style-name="ce15" table:formula="of:=IF([.BN16];[.BN16]*[.BO$11]+POWER([.BO$12]-[.BN16]*[.BO$11]; [.BO$13]);&quot;&quot;)" office:value-type="float" office:value="174.532428218253">
            <text:p>175</text:p>
          </table:table-cell>
          <table:table-cell table:style-name="ce19" table:formula="of:=IF([.BN16];[.BO16]/[.BN16];&quot;&quot;)" office:value-type="float" office:value="1.87750030355264">
            <text:p>1.88</text:p>
          </table:table-cell>
          <table:table-cell table:style-name="ce24"/>
          <table:table-cell table:style-name="ce8" office:value-type="float" office:value="111.265">
            <text:p>111</text:p>
          </table:table-cell>
          <table:table-cell table:style-name="ce15" table:formula="of:=IF([.BR16];[.BR16]*[.BS$11]+POWER([.BS$12]-[.BR16]*[.BS$11]; [.BS$13]);&quot;&quot;)" office:value-type="float" office:value="165.173514551611">
            <text:p>165</text:p>
          </table:table-cell>
          <table:table-cell table:style-name="ce19" table:formula="of:=IF([.BR16];[.BS16]/[.BR16];&quot;&quot;)" office:value-type="float" office:value="1.48450559072135">
            <text:p>1.48</text:p>
          </table:table-cell>
          <table:table-cell table:style-name="ce24"/>
        </table:table-row>
        <table:table-row table:style-name="ro3">
          <table:table-cell/>
          <table:table-cell table:style-name="ce8" office:value-type="float" office:value="622.8">
            <text:p>623</text:p>
          </table:table-cell>
          <table:table-cell table:style-name="ce15" table:formula="of:=IF([.B17];[.B17]*[.C$11]+POWER([.C$12]-[.B17]*[.C$11]; [.C$13]);&quot;&quot;)" office:value-type="float" office:value="633.388516967403">
            <text:p>633</text:p>
          </table:table-cell>
          <table:table-cell table:style-name="ce19" table:formula="of:=IF([.B17];[.C17]/[.B17];&quot;&quot;)" office:value-type="float" office:value="1.01700147233045">
            <text:p>1.02</text:p>
          </table:table-cell>
          <table:table-cell table:style-name="ce24"/>
          <table:table-cell table:style-name="ce8" office:value-type="float" office:value="296.91">
            <text:p>297</text:p>
          </table:table-cell>
          <table:table-cell table:style-name="ce15" table:formula="of:=IF([.F17];[.F17]*[.G$11]+POWER([.G$12]-[.F17]*[.G$11]; [.G$13]);&quot;&quot;)" office:value-type="float" office:value="524.111083727018">
            <text:p>524</text:p>
          </table:table-cell>
          <table:table-cell table:style-name="ce19" table:formula="of:=IF([.F17];[.G17]/[.F17];&quot;&quot;)" office:value-type="float" office:value="1.76521869834973">
            <text:p>1.77</text:p>
          </table:table-cell>
          <table:table-cell table:style-name="ce24"/>
          <table:table-cell table:style-name="ce8" office:value-type="float" office:value="266.7">
            <text:p>267</text:p>
          </table:table-cell>
          <table:table-cell table:style-name="ce15" table:formula="of:=IF([.J17];[.J17]*[.K$11]+POWER([.K$12]-[.J17]*[.K$11]; [.K$13]);&quot;&quot;)" office:value-type="float" office:value="394.842520698736">
            <text:p>395</text:p>
          </table:table-cell>
          <table:table-cell table:style-name="ce19" table:formula="of:=IF([.J17];[.K17]/[.J17];&quot;&quot;)" office:value-type="float" office:value="1.4804743933211">
            <text:p>1.48</text:p>
          </table:table-cell>
          <table:table-cell table:style-name="ce24"/>
          <table:table-cell table:style-name="ce8" office:value-type="float" office:value="182">
            <text:p>182</text:p>
          </table:table-cell>
          <table:table-cell table:style-name="ce15" table:formula="of:=IF([.N17];[.N17]*[.O$11]+POWER([.O$12]-[.N17]*[.O$11]; [.O$13]);&quot;&quot;)" office:value-type="float" office:value="355.620543730606">
            <text:p>356</text:p>
          </table:table-cell>
          <table:table-cell table:style-name="ce19" table:formula="of:=IF([.N17];[.O17]/[.N17];&quot;&quot;)" office:value-type="float" office:value="1.95395903148685">
            <text:p>1.95</text:p>
          </table:table-cell>
          <table:table-cell table:style-name="ce24"/>
          <table:table-cell table:style-name="ce8" office:value-type="float" office:value="172.197">
            <text:p>172</text:p>
          </table:table-cell>
          <table:table-cell table:style-name="ce15" table:formula="of:=IF([.R17];[.R17]*[.S$11]+POWER([.S$12]-[.R17]*[.S$11]; [.S$13]);&quot;&quot;)" office:value-type="float" office:value="255.081077339313">
            <text:p>255</text:p>
          </table:table-cell>
          <table:table-cell table:style-name="ce19" table:formula="of:=IF([.R17];[.S17]/[.R17];&quot;&quot;)" office:value-type="float" office:value="1.48133287652696">
            <text:p>1.48</text:p>
          </table:table-cell>
          <table:table-cell table:style-name="ce24"/>
          <table:table-cell table:style-name="ce8" office:value-type="float" office:value="149">
            <text:p>149</text:p>
          </table:table-cell>
          <table:table-cell table:style-name="ce15" table:formula="of:=IF([.V17];[.V17]*[.W$11]+POWER([.W$12]-[.V17]*[.W$11]; [.W$13]);&quot;&quot;)" office:value-type="float" office:value="229.89445897972">
            <text:p>230</text:p>
          </table:table-cell>
          <table:table-cell table:style-name="ce19" table:formula="of:=IF([.V17];[.W17]/[.V17];&quot;&quot;)" office:value-type="float" office:value="1.54291583207866">
            <text:p>1.54</text:p>
          </table:table-cell>
          <table:table-cell table:style-name="ce24"/>
          <table:table-cell table:style-name="ce8" office:value-type="float" office:value="132">
            <text:p>132</text:p>
          </table:table-cell>
          <table:table-cell table:style-name="ce15" table:formula="of:=IF([.Z17];[.Z17]*[.AA$11]+POWER([.AA$12]-[.Z17]*[.AA$11]; [.AA$13]);&quot;&quot;)" office:value-type="float" office:value="170.996635684772">
            <text:p>171</text:p>
          </table:table-cell>
          <table:table-cell table:style-name="ce19" table:formula="of:=IF([.Z17];[.AA17]/[.Z17];&quot;&quot;)" office:value-type="float" office:value="1.29542905821797">
            <text:p>1.30</text:p>
          </table:table-cell>
          <table:table-cell table:style-name="ce24"/>
          <table:table-cell table:style-name="ce8" office:value-type="float" office:value="109.314">
            <text:p>109</text:p>
          </table:table-cell>
          <table:table-cell table:style-name="ce15" table:formula="of:=IF([.AD17];[.AD17]*[.AE$11]+POWER([.AE$12]-[.AD17]*[.AE$11]; [.AE$13]);&quot;&quot;)" office:value-type="float" office:value="124.381801469396">
            <text:p>124</text:p>
          </table:table-cell>
          <table:table-cell table:style-name="ce19" table:formula="of:=IF([.AD17];[.AE17]/[.AD17];&quot;&quot;)" office:value-type="float" office:value="1.1378396314232">
            <text:p>1.14</text:p>
          </table:table-cell>
          <table:table-cell table:style-name="ce24"/>
          <table:table-cell table:style-name="ce8" office:value-type="float" office:value="67.2">
            <text:p>67</text:p>
          </table:table-cell>
          <table:table-cell table:style-name="ce15" table:formula="of:=IF([.AH17];[.AH17]*[.AI$11]+POWER([.AI$12]-[.AH17]*[.AI$11]; [.AI$13]);&quot;&quot;)" office:value-type="float" office:value="96.7337167191232">
            <text:p>97</text:p>
          </table:table-cell>
          <table:table-cell table:style-name="ce19" table:formula="of:=IF([.AH17];[.AI17]/[.AH17];&quot;&quot;)" office:value-type="float" office:value="1.43948983212981">
            <text:p>1.44</text:p>
          </table:table-cell>
          <table:table-cell table:style-name="ce24"/>
          <table:table-cell table:style-name="ce8" office:value-type="float" office:value="48.975">
            <text:p>49</text:p>
          </table:table-cell>
          <table:table-cell table:style-name="ce15" table:formula="of:=IF([.AL17];[.AL17]*[.AM$11]+POWER([.AM$12]-[.AL17]*[.AM$11]; [.AM$13]);&quot;&quot;)" office:value-type="float" office:value="95.5450462206962">
            <text:p>96</text:p>
          </table:table-cell>
          <table:table-cell table:style-name="ce19" table:formula="of:=IF([.AL17];[.AM17]/[.AL17];&quot;&quot;)" office:value-type="float" office:value="1.95089425667578">
            <text:p>1.95</text:p>
          </table:table-cell>
          <table:table-cell table:style-name="ce24"/>
          <table:table-cell table:style-name="ce8" office:value-type="float" office:value="132.005">
            <text:p>132</text:p>
          </table:table-cell>
          <table:table-cell table:style-name="ce15" table:formula="of:=IF([.AP17];[.AP17]*[.AQ$11]+POWER([.AQ$12]-[.AP17]*[.AQ$11]; [.AQ$13]);&quot;&quot;)" office:value-type="float" office:value="170.869152984426">
            <text:p>171</text:p>
          </table:table-cell>
          <table:table-cell table:style-name="ce19" table:formula="of:=IF([.AP17];[.AQ17]/[.AP17];&quot;&quot;)" office:value-type="float" office:value="1.29441424934226">
            <text:p>1.29</text:p>
          </table:table-cell>
          <table:table-cell table:style-name="ce24"/>
          <table:table-cell table:style-name="ce8" office:value-type="float" office:value="120">
            <text:p>120</text:p>
          </table:table-cell>
          <table:table-cell table:style-name="ce15" table:formula="of:=IF([.AT17];[.AT17]*[.AU$11]+POWER([.AU$12]-[.AT17]*[.AU$11]; [.AU$13]);&quot;&quot;)" office:value-type="float" office:value="146.276751957321">
            <text:p>146</text:p>
          </table:table-cell>
          <table:table-cell table:style-name="ce19" table:formula="of:=IF([.AT17];[.AU17]/[.AT17];&quot;&quot;)" office:value-type="float" office:value="1.21897293297767">
            <text:p>1.22</text:p>
          </table:table-cell>
          <table:table-cell table:style-name="ce24"/>
          <table:table-cell table:style-name="ce8" office:value-type="float" office:value="138">
            <text:p>138</text:p>
          </table:table-cell>
          <table:table-cell table:style-name="ce15" table:formula="of:=IF([.AX17];[.AX17]*[.AY$11]+POWER([.AY$12]-[.AX17]*[.AY$11]; [.AY$13]);&quot;&quot;)" office:value-type="float" office:value="270.123476758543">
            <text:p>270</text:p>
          </table:table-cell>
          <table:table-cell table:style-name="ce19" table:formula="of:=IF([.AX17];[.AY17]/[.AX17];&quot;&quot;)" office:value-type="float" office:value="1.95741649825031">
            <text:p>1.96</text:p>
          </table:table-cell>
          <table:table-cell table:style-name="ce24"/>
          <table:table-cell table:style-name="ce8" office:value-type="float" office:value="154.998">
            <text:p>155</text:p>
          </table:table-cell>
          <table:table-cell table:style-name="ce15" table:formula="of:=IF([.BB17];[.BB17]*[.BC$11]+POWER([.BC$12]-[.BB17]*[.BC$11]; [.BC$13]);&quot;&quot;)" office:value-type="float" office:value="232.59445147272">
            <text:p>233</text:p>
          </table:table-cell>
          <table:table-cell table:style-name="ce19" table:formula="of:=IF([.BB17];[.BC17]/[.BB17];&quot;&quot;)" office:value-type="float" office:value="1.50062872729145">
            <text:p>1.50</text:p>
          </table:table-cell>
          <table:table-cell table:style-name="ce24"/>
          <table:table-cell table:style-name="ce8" office:value-type="float" office:value="192">
            <text:p>192</text:p>
          </table:table-cell>
          <table:table-cell table:style-name="ce15" table:formula="of:=IF([.BF17];[.BF17]*[.BG$11]+POWER([.BG$12]-[.BF17]*[.BG$11]; [.BG$13]);&quot;&quot;)" office:value-type="float" office:value="268.008837335832">
            <text:p>268</text:p>
          </table:table-cell>
          <table:table-cell table:style-name="ce19" table:formula="of:=IF([.BF17];[.BG17]/[.BF17];&quot;&quot;)" office:value-type="float" office:value="1.39587936112413">
            <text:p>1.40</text:p>
          </table:table-cell>
          <table:table-cell table:style-name="ce24"/>
          <table:table-cell table:style-name="ce8" office:value-type="float" office:value="130">
            <text:p>130</text:p>
          </table:table-cell>
          <table:table-cell table:style-name="ce15" table:formula="of:=IF([.BJ17];[.BJ17]*[.BK$11]+POWER([.BK$12]-[.BJ17]*[.BK$11]; [.BK$13]);&quot;&quot;)" office:value-type="float" office:value="218.165535272816">
            <text:p>218</text:p>
          </table:table-cell>
          <table:table-cell table:style-name="ce19" table:formula="of:=IF([.BJ17];[.BK17]/[.BJ17];&quot;&quot;)" office:value-type="float" office:value="1.67819642517551">
            <text:p>1.68</text:p>
          </table:table-cell>
          <table:table-cell table:style-name="ce24"/>
          <table:table-cell table:style-name="ce8" office:value-type="float" office:value="87.03">
            <text:p>87</text:p>
          </table:table-cell>
          <table:table-cell table:style-name="ce15" table:formula="of:=IF([.BN17];[.BN17]*[.BO$11]+POWER([.BO$12]-[.BN17]*[.BO$11]; [.BO$13]);&quot;&quot;)" office:value-type="float" office:value="171.154881822253">
            <text:p>171</text:p>
          </table:table-cell>
          <table:table-cell table:style-name="ce19" table:formula="of:=IF([.BN17];[.BO17]/[.BN17];&quot;&quot;)" office:value-type="float" office:value="1.96661934760718">
            <text:p>1.97</text:p>
          </table:table-cell>
          <table:table-cell table:style-name="ce24"/>
          <table:table-cell table:style-name="ce8" office:value-type="float" office:value="97.9982">
            <text:p>98</text:p>
          </table:table-cell>
          <table:table-cell table:style-name="ce15" table:formula="of:=IF([.BR17];[.BR17]*[.BS$11]+POWER([.BS$12]-[.BR17]*[.BS$11]; [.BS$13]);&quot;&quot;)" office:value-type="float" office:value="160.09772603988">
            <text:p>160</text:p>
          </table:table-cell>
          <table:table-cell table:style-name="ce19" table:formula="of:=IF([.BR17];[.BS17]/[.BR17];&quot;&quot;)" office:value-type="float" office:value="1.6336802720854">
            <text:p>1.63</text:p>
          </table:table-cell>
          <table:table-cell table:style-name="ce24"/>
        </table:table-row>
        <table:table-row table:style-name="ro4">
          <table:table-cell/>
          <table:table-cell table:style-name="ce8" office:value-type="float" office:value="605.5">
            <text:p>606</text:p>
          </table:table-cell>
          <table:table-cell table:style-name="ce15" table:formula="of:=IF([.B18];[.B18]*[.C$11]+POWER([.C$12]-[.B18]*[.C$11]; [.C$13]);&quot;&quot;)" office:value-type="float" office:value="629.938212479141">
            <text:p>630</text:p>
          </table:table-cell>
          <table:table-cell table:style-name="ce19" table:formula="of:=IF([.B18];[.C18]/[.B18];&quot;&quot;)" office:value-type="float" office:value="1.04036038394573">
            <text:p>1.04</text:p>
          </table:table-cell>
          <table:table-cell table:style-name="ce25"/>
          <table:table-cell table:style-name="ce8" office:value-type="float" office:value="275">
            <text:p>275</text:p>
          </table:table-cell>
          <table:table-cell table:style-name="ce15" table:formula="of:=IF([.F18];[.F18]*[.G$11]+POWER([.G$12]-[.F18]*[.G$11]; [.G$13]);&quot;&quot;)" office:value-type="float" office:value="515.090759492674">
            <text:p>515</text:p>
          </table:table-cell>
          <table:table-cell table:style-name="ce19" table:formula="of:=IF([.F18];[.G18]/[.F18];&quot;&quot;)" office:value-type="float" office:value="1.87305730724609">
            <text:p>1.87</text:p>
          </table:table-cell>
          <table:table-cell table:style-name="ce25"/>
          <table:table-cell table:style-name="ce8" office:value-type="float" office:value="265">
            <text:p>265</text:p>
          </table:table-cell>
          <table:table-cell table:style-name="ce15" table:formula="of:=IF([.J18];[.J18]*[.K$11]+POWER([.K$12]-[.J18]*[.K$11]; [.K$13]);&quot;&quot;)" office:value-type="float" office:value="394.634064553686">
            <text:p>395</text:p>
          </table:table-cell>
          <table:table-cell table:style-name="ce19" table:formula="of:=IF([.J18];[.K18]/[.J18];&quot;&quot;)" office:value-type="float" office:value="1.48918514925919">
            <text:p>1.49</text:p>
          </table:table-cell>
          <table:table-cell table:style-name="ce25"/>
          <table:table-cell table:style-name="ce8" office:value-type="float" office:value="173">
            <text:p>173</text:p>
          </table:table-cell>
          <table:table-cell table:style-name="ce15" table:formula="of:=IF([.N18];[.N18]*[.O$11]+POWER([.O$12]-[.N18]*[.O$11]; [.O$13]);&quot;&quot;)" office:value-type="float" office:value="350.863846928617">
            <text:p>351</text:p>
          </table:table-cell>
          <table:table-cell table:style-name="ce19" table:formula="of:=IF([.N18];[.O18]/[.N18];&quot;&quot;)" office:value-type="float" office:value="2.02811472213073">
            <text:p>2.03</text:p>
          </table:table-cell>
          <table:table-cell table:style-name="ce25"/>
          <table:table-cell table:style-name="ce8" office:value-type="float" office:value="169.125">
            <text:p>169</text:p>
          </table:table-cell>
          <table:table-cell table:style-name="ce15" table:formula="of:=IF([.R18];[.R18]*[.S$11]+POWER([.S$12]-[.R18]*[.S$11]; [.S$13]);&quot;&quot;)" office:value-type="float" office:value="253.592073665094">
            <text:p>254</text:p>
          </table:table-cell>
          <table:table-cell table:style-name="ce19" table:formula="of:=IF([.R18];[.S18]/[.R18];&quot;&quot;)" office:value-type="float" office:value="1.49943576446471">
            <text:p>1.50</text:p>
          </table:table-cell>
          <table:table-cell table:style-name="ce25"/>
          <table:table-cell table:style-name="ce8" office:value-type="float" office:value="138">
            <text:p>138</text:p>
          </table:table-cell>
          <table:table-cell table:style-name="ce15" table:formula="of:=IF([.V18];[.V18]*[.W$11]+POWER([.W$12]-[.V18]*[.W$11]; [.W$13]);&quot;&quot;)" office:value-type="float" office:value="223.016190576067">
            <text:p>223</text:p>
          </table:table-cell>
          <table:table-cell table:style-name="ce19" table:formula="of:=IF([.V18];[.W18]/[.V18];&quot;&quot;)" office:value-type="float" office:value="1.61605935200049">
            <text:p>1.62</text:p>
          </table:table-cell>
          <table:table-cell table:style-name="ce25"/>
          <table:table-cell table:style-name="ce8" office:value-type="float" office:value="130.14">
            <text:p>130</text:p>
          </table:table-cell>
          <table:table-cell table:style-name="ce15" table:formula="of:=IF([.Z18];[.Z18]*[.AA$11]+POWER([.AA$12]-[.Z18]*[.AA$11]; [.AA$13]);&quot;&quot;)" office:value-type="float" office:value="170.130096668426">
            <text:p>170</text:p>
          </table:table-cell>
          <table:table-cell table:style-name="ce19" table:formula="of:=IF([.Z18];[.AA18]/[.Z18];&quot;&quot;)" office:value-type="float" office:value="1.30728520568946">
            <text:p>1.31</text:p>
          </table:table-cell>
          <table:table-cell table:style-name="ce25"/>
          <table:table-cell table:style-name="ce8" office:value-type="float" office:value="96.99">
            <text:p>97</text:p>
          </table:table-cell>
          <table:table-cell table:style-name="ce15" table:formula="of:=IF([.AD18];[.AD18]*[.AE$11]+POWER([.AE$12]-[.AD18]*[.AE$11]; [.AE$13]);&quot;&quot;)" office:value-type="float" office:value="117.75594172973">
            <text:p>118</text:p>
          </table:table-cell>
          <table:table-cell table:style-name="ce19" table:formula="of:=IF([.AD18];[.AE18]/[.AD18];&quot;&quot;)" office:value-type="float" office:value="1.21410394607414">
            <text:p>1.21</text:p>
          </table:table-cell>
          <table:table-cell table:style-name="ce25"/>
          <table:table-cell table:style-name="ce8" office:value-type="float" office:value="64">
            <text:p>64</text:p>
          </table:table-cell>
          <table:table-cell table:style-name="ce15" table:formula="of:=IF([.AH18];[.AH18]*[.AI$11]+POWER([.AI$12]-[.AH18]*[.AI$11]; [.AI$13]);&quot;&quot;)" office:value-type="float" office:value="95.2355175983916">
            <text:p>95</text:p>
          </table:table-cell>
          <table:table-cell table:style-name="ce19" table:formula="of:=IF([.AH18];[.AI18]/[.AH18];&quot;&quot;)" office:value-type="float" office:value="1.48805496247487">
            <text:p>1.49</text:p>
          </table:table-cell>
          <table:table-cell table:style-name="ce25"/>
          <table:table-cell table:style-name="ce8" office:value-type="float" office:value="48.96">
            <text:p>49</text:p>
          </table:table-cell>
          <table:table-cell table:style-name="ce15" table:formula="of:=IF([.AL18];[.AL18]*[.AM$11]+POWER([.AM$12]-[.AL18]*[.AM$11]; [.AM$13]);&quot;&quot;)" office:value-type="float" office:value="95.5328620849286">
            <text:p>96</text:p>
          </table:table-cell>
          <table:table-cell table:style-name="ce19" table:formula="of:=IF([.AL18];[.AM18]/[.AL18];&quot;&quot;)" office:value-type="float" office:value="1.95124309813988">
            <text:p>1.95</text:p>
          </table:table-cell>
          <table:table-cell table:style-name="ce25"/>
          <table:table-cell table:style-name="ce8" office:value-type="float" office:value="130">
            <text:p>130</text:p>
          </table:table-cell>
          <table:table-cell table:style-name="ce15" table:formula="of:=IF([.AP18];[.AP18]*[.AQ$11]+POWER([.AQ$12]-[.AP18]*[.AQ$11]; [.AQ$13]);&quot;&quot;)" office:value-type="float" office:value="170.418471317886">
            <text:p>170</text:p>
          </table:table-cell>
          <table:table-cell table:style-name="ce19" table:formula="of:=IF([.AP18];[.AQ18]/[.AP18];&quot;&quot;)" office:value-type="float" office:value="1.31091131782989">
            <text:p>1.31</text:p>
          </table:table-cell>
          <table:table-cell table:style-name="ce25"/>
          <table:table-cell table:style-name="ce8" office:value-type="float" office:value="112.6">
            <text:p>113</text:p>
          </table:table-cell>
          <table:table-cell table:style-name="ce15" table:formula="of:=IF([.AT18];[.AT18]*[.AU$11]+POWER([.AU$12]-[.AT18]*[.AU$11]; [.AU$13]);&quot;&quot;)" office:value-type="float" office:value="141.58972425738">
            <text:p>142</text:p>
          </table:table-cell>
          <table:table-cell table:style-name="ce19" table:formula="of:=IF([.AT18];[.AU18]/[.AT18];&quot;&quot;)" office:value-type="float" office:value="1.25745758665524">
            <text:p>1.26</text:p>
          </table:table-cell>
          <table:table-cell table:style-name="ce25"/>
          <table:table-cell table:style-name="ce8" office:value-type="float" office:value="137.5">
            <text:p>138</text:p>
          </table:table-cell>
          <table:table-cell table:style-name="ce15" table:formula="of:=IF([.AX18];[.AX18]*[.AY$11]+POWER([.AY$12]-[.AX18]*[.AY$11]; [.AY$13]);&quot;&quot;)" office:value-type="float" office:value="269.787498991053">
            <text:p>270</text:p>
          </table:table-cell>
          <table:table-cell table:style-name="ce19" table:formula="of:=IF([.AX18];[.AY18]/[.AX18];&quot;&quot;)" office:value-type="float" office:value="1.96209090175311">
            <text:p>1.96</text:p>
          </table:table-cell>
          <table:table-cell table:style-name="ce25"/>
          <table:table-cell table:style-name="ce8" office:value-type="float" office:value="154">
            <text:p>154</text:p>
          </table:table-cell>
          <table:table-cell table:style-name="ce15" table:formula="of:=IF([.BB18];[.BB18]*[.BC$11]+POWER([.BC$12]-[.BB18]*[.BC$11]; [.BC$13]);&quot;&quot;)" office:value-type="float" office:value="232.124041119583">
            <text:p>232</text:p>
          </table:table-cell>
          <table:table-cell table:style-name="ce19" table:formula="of:=IF([.BB18];[.BC18]/[.BB18];&quot;&quot;)" office:value-type="float" office:value="1.50729896830898">
            <text:p>1.51</text:p>
          </table:table-cell>
          <table:table-cell table:style-name="ce25"/>
          <table:table-cell table:style-name="ce8" office:value-type="float" office:value="186.9904">
            <text:p>187</text:p>
          </table:table-cell>
          <table:table-cell table:style-name="ce15" table:formula="of:=IF([.BF18];[.BF18]*[.BG$11]+POWER([.BG$12]-[.BF18]*[.BG$11]; [.BG$13]);&quot;&quot;)" office:value-type="float" office:value="264.184875555796">
            <text:p>264</text:p>
          </table:table-cell>
          <table:table-cell table:style-name="ce19" table:formula="of:=IF([.BF18];[.BG18]/[.BF18];&quot;&quot;)" office:value-type="float" office:value="1.41282587531657">
            <text:p>1.41</text:p>
          </table:table-cell>
          <table:table-cell table:style-name="ce25"/>
          <table:table-cell table:style-name="ce8" office:value-type="float" office:value="124.992">
            <text:p>125</text:p>
          </table:table-cell>
          <table:table-cell table:style-name="ce15" table:formula="of:=IF([.BJ18];[.BJ18]*[.BK$11]+POWER([.BK$12]-[.BJ18]*[.BK$11]; [.BK$13]);&quot;&quot;)" office:value-type="float" office:value="215.86817152008">
            <text:p>216</text:p>
          </table:table-cell>
          <table:table-cell table:style-name="ce19" table:formula="of:=IF([.BJ18];[.BK18]/[.BJ18];&quot;&quot;)" office:value-type="float" office:value="1.72705590373848">
            <text:p>1.73</text:p>
          </table:table-cell>
          <table:table-cell table:style-name="ce25"/>
          <table:table-cell table:style-name="ce8" office:value-type="float" office:value="83.04">
            <text:p>83</text:p>
          </table:table-cell>
          <table:table-cell table:style-name="ce15" table:formula="of:=IF([.BN18];[.BN18]*[.BO$11]+POWER([.BO$12]-[.BN18]*[.BO$11]; [.BO$13]);&quot;&quot;)" office:value-type="float" office:value="167.91859113083">
            <text:p>168</text:p>
          </table:table-cell>
          <table:table-cell table:style-name="ce19" table:formula="of:=IF([.BN18];[.BO18]/[.BN18];&quot;&quot;)" office:value-type="float" office:value="2.02214102999555">
            <text:p>2.02</text:p>
          </table:table-cell>
          <table:table-cell table:style-name="ce25"/>
          <table:table-cell table:style-name="ce8" office:value-type="float" office:value="91.8">
            <text:p>92</text:p>
          </table:table-cell>
          <table:table-cell table:style-name="ce15" table:formula="of:=IF([.BR18];[.BR18]*[.BS$11]+POWER([.BS$12]-[.BR18]*[.BS$11]; [.BS$13]);&quot;&quot;)" office:value-type="float" office:value="156.919653500033">
            <text:p>157</text:p>
          </table:table-cell>
          <table:table-cell table:style-name="ce19" table:formula="of:=IF([.BR18];[.BS18]/[.BR18];&quot;&quot;)" office:value-type="float" office:value="1.70936441721169">
            <text:p>1.71</text:p>
          </table:table-cell>
          <table:table-cell table:style-name="ce25"/>
        </table:table-row>
        <table:table-row table:style-name="ro4">
          <table:table-cell/>
          <table:table-cell table:style-name="ce8" office:value-type="float" office:value="602">
            <text:p>602</text:p>
          </table:table-cell>
          <table:table-cell table:style-name="ce15" table:formula="of:=IF([.B19];[.B19]*[.C$11]+POWER([.C$12]-[.B19]*[.C$11]; [.C$13]);&quot;&quot;)" office:value-type="float" office:value="629.174507208672">
            <text:p>629</text:p>
          </table:table-cell>
          <table:table-cell table:style-name="ce19" table:formula="of:=IF([.B19];[.C19]/[.B19];&quot;&quot;)" office:value-type="float" office:value="1.04514037742304">
            <text:p>1.05</text:p>
          </table:table-cell>
          <table:table-cell table:style-name="ce25"/>
          <table:table-cell table:style-name="ce8" office:value-type="float" office:value="270">
            <text:p>270</text:p>
          </table:table-cell>
          <table:table-cell table:style-name="ce15" table:formula="of:=IF([.F19];[.F19]*[.G$11]+POWER([.G$12]-[.F19]*[.G$11]; [.G$13]);&quot;&quot;)" office:value-type="float" office:value="512.965651478894">
            <text:p>513</text:p>
          </table:table-cell>
          <table:table-cell table:style-name="ce19" table:formula="of:=IF([.F19];[.G19]/[.F19];&quot;&quot;)" office:value-type="float" office:value="1.89987278325516">
            <text:p>1.90</text:p>
          </table:table-cell>
          <table:table-cell table:style-name="ce25"/>
          <table:table-cell table:style-name="ce8" office:value-type="float" office:value="264">
            <text:p>264</text:p>
          </table:table-cell>
          <table:table-cell table:style-name="ce15" table:formula="of:=IF([.J19];[.J19]*[.K$11]+POWER([.K$12]-[.J19]*[.K$11]; [.K$13]);&quot;&quot;)" office:value-type="float" office:value="394.441016667342">
            <text:p>394</text:p>
          </table:table-cell>
          <table:table-cell table:style-name="ce19" table:formula="of:=IF([.J19];[.K19]/[.J19];&quot;&quot;)" office:value-type="float" office:value="1.49409476010357">
            <text:p>1.49</text:p>
          </table:table-cell>
          <table:table-cell table:style-name="ce25"/>
          <table:table-cell table:style-name="ce8" office:value-type="float" office:value="169">
            <text:p>169</text:p>
          </table:table-cell>
          <table:table-cell table:style-name="ce15" table:formula="of:=IF([.N19];[.N19]*[.O$11]+POWER([.O$12]-[.N19]*[.O$11]; [.O$13]);&quot;&quot;)" office:value-type="float" office:value="348.015155825999">
            <text:p>348</text:p>
          </table:table-cell>
          <table:table-cell table:style-name="ce19" table:formula="of:=IF([.N19];[.O19]/[.N19];&quot;&quot;)" office:value-type="float" office:value="2.05926127707692">
            <text:p>2.06</text:p>
          </table:table-cell>
          <table:table-cell table:style-name="ce25"/>
          <table:table-cell table:style-name="ce8" office:value-type="float" office:value="157">
            <text:p>157</text:p>
          </table:table-cell>
          <table:table-cell table:style-name="ce15" table:formula="of:=IF([.R19];[.R19]*[.S$11]+POWER([.S$12]-[.R19]*[.S$11]; [.S$13]);&quot;&quot;)" office:value-type="float" office:value="247.370727892095">
            <text:p>247</text:p>
          </table:table-cell>
          <table:table-cell table:style-name="ce19" table:formula="of:=IF([.R19];[.S19]/[.R19];&quot;&quot;)" office:value-type="float" office:value="1.57560973179678">
            <text:p>1.58</text:p>
          </table:table-cell>
          <table:table-cell table:style-name="ce25"/>
          <table:table-cell table:style-name="ce8" office:value-type="float" office:value="126.5">
            <text:p>127</text:p>
          </table:table-cell>
          <table:table-cell table:style-name="ce15" table:formula="of:=IF([.V19];[.V19]*[.W$11]+POWER([.W$12]-[.V19]*[.W$11]; [.W$13]);&quot;&quot;)" office:value-type="float" office:value="215.210427410213">
            <text:p>215</text:p>
          </table:table-cell>
          <table:table-cell table:style-name="ce19" table:formula="of:=IF([.V19];[.W19]/[.V19];&quot;&quot;)" office:value-type="float" office:value="1.70126820087125">
            <text:p>1.70</text:p>
          </table:table-cell>
          <table:table-cell table:style-name="ce25"/>
          <table:table-cell table:style-name="ce8" office:value-type="float" office:value="124.2">
            <text:p>124</text:p>
          </table:table-cell>
          <table:table-cell table:style-name="ce15" table:formula="of:=IF([.Z19];[.Z19]*[.AA$11]+POWER([.AA$12]-[.Z19]*[.AA$11]; [.AA$13]);&quot;&quot;)" office:value-type="float" office:value="165.580415497079">
            <text:p>166</text:p>
          </table:table-cell>
          <table:table-cell table:style-name="ce19" table:formula="of:=IF([.Z19];[.AA19]/[.Z19];&quot;&quot;)" office:value-type="float" office:value="1.33317564812463">
            <text:p>1.33</text:p>
          </table:table-cell>
          <table:table-cell table:style-name="ce25"/>
          <table:table-cell table:style-name="ce8" office:value-type="float" office:value="96.99">
            <text:p>97</text:p>
          </table:table-cell>
          <table:table-cell table:style-name="ce15" table:formula="of:=IF([.AD19];[.AD19]*[.AE$11]+POWER([.AE$12]-[.AD19]*[.AE$11]; [.AE$13]);&quot;&quot;)" office:value-type="float" office:value="117.75594172973">
            <text:p>118</text:p>
          </table:table-cell>
          <table:table-cell table:style-name="ce19" table:formula="of:=IF([.AD19];[.AE19]/[.AD19];&quot;&quot;)" office:value-type="float" office:value="1.21410394607414">
            <text:p>1.21</text:p>
          </table:table-cell>
          <table:table-cell table:style-name="ce25"/>
          <table:table-cell table:style-name="ce8" office:value-type="float" office:value="63">
            <text:p>63</text:p>
          </table:table-cell>
          <table:table-cell table:style-name="ce15" table:formula="of:=IF([.AH19];[.AH19]*[.AI$11]+POWER([.AI$12]-[.AH19]*[.AI$11]; [.AI$13]);&quot;&quot;)" office:value-type="float" office:value="94.7027587860366">
            <text:p>95</text:p>
          </table:table-cell>
          <table:table-cell table:style-name="ce19" table:formula="of:=IF([.AH19];[.AI19]/[.AH19];&quot;&quot;)" office:value-type="float" office:value="1.50321839342915">
            <text:p>1.50</text:p>
          </table:table-cell>
          <table:table-cell table:style-name="ce25"/>
          <table:table-cell/>
          <table:table-cell table:style-name="ce15" table:formula="of:=IF([.AL19];[.AL19]*[.AM$11]+POWER([.AM$12]-[.AL19]*[.AM$11]; [.AM$13]);&quot;&quot;)">
            <text:p/>
          </table:table-cell>
          <table:table-cell table:style-name="ce19" table:formula="of:=IF([.AL19];[.AM19]/[.AL19];&quot;&quot;)">
            <text:p/>
          </table:table-cell>
          <table:table-cell table:style-name="ce25"/>
          <table:table-cell office:value-type="float" office:value="122.04">
            <text:p>122.04</text:p>
          </table:table-cell>
          <table:table-cell table:style-name="ce15" table:formula="of:=IF([.AP19];[.AP19]*[.AQ$11]+POWER([.AQ$12]-[.AP19]*[.AQ$11]; [.AQ$13]);&quot;&quot;)" office:value-type="float" office:value="165.704961504276">
            <text:p>166</text:p>
          </table:table-cell>
          <table:table-cell table:style-name="ce19" table:formula="of:=IF([.AP19];[.AQ19]/[.AP19];&quot;&quot;)" office:value-type="float" office:value="1.35779221160501">
            <text:p>1.36</text:p>
          </table:table-cell>
          <table:table-cell table:style-name="ce25"/>
          <table:table-cell office:value-type="float" office:value="112.5">
            <text:p>112.5</text:p>
          </table:table-cell>
          <table:table-cell table:style-name="ce15" table:formula="of:=IF([.AT19];[.AT19]*[.AU$11]+POWER([.AU$12]-[.AT19]*[.AU$11]; [.AU$13]);&quot;&quot;)" office:value-type="float" office:value="141.524094520412">
            <text:p>142</text:p>
          </table:table-cell>
          <table:table-cell table:style-name="ce19" table:formula="of:=IF([.AT19];[.AU19]/[.AT19];&quot;&quot;)" office:value-type="float" office:value="1.25799195129255">
            <text:p>1.26</text:p>
          </table:table-cell>
          <table:table-cell table:style-name="ce25"/>
          <table:table-cell office:value-type="float" office:value="135">
            <text:p>135</text:p>
          </table:table-cell>
          <table:table-cell table:style-name="ce15" table:formula="of:=IF([.AX19];[.AX19]*[.AY$11]+POWER([.AY$12]-[.AX19]*[.AY$11]; [.AY$13]);&quot;&quot;)" office:value-type="float" office:value="268.097900890123">
            <text:p>268</text:p>
          </table:table-cell>
          <table:table-cell table:style-name="ce19" table:formula="of:=IF([.AX19];[.AY19]/[.AX19];&quot;&quot;)" office:value-type="float" office:value="1.98591037696387">
            <text:p>1.99</text:p>
          </table:table-cell>
          <table:table-cell table:style-name="ce25"/>
          <table:table-cell office:value-type="float" office:value="140">
            <text:p>140</text:p>
          </table:table-cell>
          <table:table-cell table:style-name="ce15" table:formula="of:=IF([.BB19];[.BB19]*[.BC$11]+POWER([.BC$12]-[.BB19]*[.BC$11]; [.BC$13]);&quot;&quot;)" office:value-type="float" office:value="221.496815371935">
            <text:p>221</text:p>
          </table:table-cell>
          <table:table-cell table:style-name="ce19" table:formula="of:=IF([.BB19];[.BC19]/[.BB19];&quot;&quot;)" office:value-type="float" office:value="1.58212010979954">
            <text:p>1.58</text:p>
          </table:table-cell>
          <table:table-cell table:style-name="ce25"/>
          <table:table-cell office:value-type="float" office:value="180.4">
            <text:p>180.4</text:p>
          </table:table-cell>
          <table:table-cell table:style-name="ce15" table:formula="of:=IF([.BF19];[.BF19]*[.BG$11]+POWER([.BG$12]-[.BF19]*[.BG$11]; [.BG$13]);&quot;&quot;)" office:value-type="float" office:value="258.931356600541">
            <text:p>259</text:p>
          </table:table-cell>
          <table:table-cell table:style-name="ce19" table:formula="of:=IF([.BF19];[.BG19]/[.BF19];&quot;&quot;)" office:value-type="float" office:value="1.43531794124468">
            <text:p>1.44</text:p>
          </table:table-cell>
          <table:table-cell table:style-name="ce25"/>
          <table:table-cell office:value-type="float" office:value="124.992">
            <text:p>124.992</text:p>
          </table:table-cell>
          <table:table-cell table:style-name="ce15" table:formula="of:=IF([.BJ19];[.BJ19]*[.BK$11]+POWER([.BK$12]-[.BJ19]*[.BK$11]; [.BK$13]);&quot;&quot;)" office:value-type="float" office:value="215.86817152008">
            <text:p>216</text:p>
          </table:table-cell>
          <table:table-cell table:style-name="ce19" table:formula="of:=IF([.BJ19];[.BK19]/[.BJ19];&quot;&quot;)" office:value-type="float" office:value="1.72705590373848">
            <text:p>1.73</text:p>
          </table:table-cell>
          <table:table-cell table:style-name="ce25"/>
          <table:table-cell office:value-type="float" office:value="65.92">
            <text:p>65.92</text:p>
          </table:table-cell>
          <table:table-cell table:style-name="ce15" table:formula="of:=IF([.BN19];[.BN19]*[.BO$11]+POWER([.BO$12]-[.BN19]*[.BO$11]; [.BO$13]);&quot;&quot;)" office:value-type="float" office:value="151.932345609597">
            <text:p>152</text:p>
          </table:table-cell>
          <table:table-cell table:style-name="ce19" table:formula="of:=IF([.BN19];[.BO19]/[.BN19];&quot;&quot;)" office:value-type="float" office:value="2.30479893218441">
            <text:p>2.30</text:p>
          </table:table-cell>
          <table:table-cell table:style-name="ce25"/>
          <table:table-cell office:value-type="float" office:value="91">
            <text:p>91</text:p>
          </table:table-cell>
          <table:table-cell table:style-name="ce15" table:formula="of:=IF([.BR19];[.BR19]*[.BS$11]+POWER([.BS$12]-[.BR19]*[.BS$11]; [.BS$13]);&quot;&quot;)" office:value-type="float" office:value="156.494041220688">
            <text:p>156</text:p>
          </table:table-cell>
          <table:table-cell table:style-name="ce19" table:formula="of:=IF([.BR19];[.BS19]/[.BR19];&quot;&quot;)" office:value-type="float" office:value="1.71971473868888">
            <text:p>1.72</text:p>
          </table:table-cell>
          <table:table-cell table:style-name="ce25"/>
        </table:table-row>
        <table:table-row table:style-name="ro3">
          <table:table-cell/>
          <table:table-cell table:style-name="ce8" office:value-type="float" office:value="596.428">
            <text:p>596</text:p>
          </table:table-cell>
          <table:table-cell table:style-name="ce15" table:formula="of:=IF([.B20];[.B20]*[.C$11]+POWER([.C$12]-[.B20]*[.C$11]; [.C$13]);&quot;&quot;)" office:value-type="float" office:value="627.926712444339">
            <text:p>628</text:p>
          </table:table-cell>
          <table:table-cell table:style-name="ce19" table:formula="of:=IF([.B20];[.C20]/[.B20];&quot;&quot;)" office:value-type="float" office:value="1.0528122630801">
            <text:p>1.05</text:p>
          </table:table-cell>
          <table:table-cell table:style-name="ce26"/>
          <table:table-cell table:style-name="ce8" office:value-type="float" office:value="262.5">
            <text:p>263</text:p>
          </table:table-cell>
          <table:table-cell table:style-name="ce15" table:formula="of:=IF([.F20];[.F20]*[.G$11]+POWER([.G$12]-[.F20]*[.G$11]; [.G$13]);&quot;&quot;)" office:value-type="float" office:value="509.739270805015">
            <text:p>510</text:p>
          </table:table-cell>
          <table:table-cell table:style-name="ce19" table:formula="of:=IF([.F20];[.G20]/[.F20];&quot;&quot;)" office:value-type="float" office:value="1.94186388878101">
            <text:p>1.94</text:p>
          </table:table-cell>
          <table:table-cell table:style-name="ce26"/>
          <table:table-cell table:style-name="ce8" office:value-type="float" office:value="231">
            <text:p>231</text:p>
          </table:table-cell>
          <table:table-cell table:style-name="ce15" table:formula="of:=IF([.J20];[.J20]*[.K$11]+POWER([.K$12]-[.J20]*[.K$11]; [.K$13]);&quot;&quot;)" office:value-type="float" office:value="383.525266722962">
            <text:p>384</text:p>
          </table:table-cell>
          <table:table-cell table:style-name="ce19" table:formula="of:=IF([.J20];[.K20]/[.J20];&quot;&quot;)" office:value-type="float" office:value="1.66028253992624">
            <text:p>1.66</text:p>
          </table:table-cell>
          <table:table-cell table:style-name="ce26"/>
          <table:table-cell table:style-name="ce8" office:value-type="float" office:value="156">
            <text:p>156</text:p>
          </table:table-cell>
          <table:table-cell table:style-name="ce15" table:formula="of:=IF([.N20];[.N20]*[.O$11]+POWER([.O$12]-[.N20]*[.O$11]; [.O$13]);&quot;&quot;)" office:value-type="float" office:value="337.796878547002">
            <text:p>338</text:p>
          </table:table-cell>
          <table:table-cell table:style-name="ce19" table:formula="of:=IF([.N20];[.O20]/[.N20];&quot;&quot;)" office:value-type="float" office:value="2.16536460607053">
            <text:p>2.17</text:p>
          </table:table-cell>
          <table:table-cell table:style-name="ce26"/>
          <table:table-cell table:style-name="ce8" office:value-type="float" office:value="154">
            <text:p>154</text:p>
          </table:table-cell>
          <table:table-cell table:style-name="ce15" table:formula="of:=IF([.R20];[.R20]*[.S$11]+POWER([.S$12]-[.R20]*[.S$11]; [.S$13]);&quot;&quot;)" office:value-type="float" office:value="245.765718634075">
            <text:p>246</text:p>
          </table:table-cell>
          <table:table-cell table:style-name="ce19" table:formula="of:=IF([.R20];[.S20]/[.R20];&quot;&quot;)" office:value-type="float" office:value="1.59588128983166">
            <text:p>1.60</text:p>
          </table:table-cell>
          <table:table-cell table:style-name="ce26"/>
          <table:table-cell table:style-name="ce8" office:value-type="float" office:value="124.5">
            <text:p>125</text:p>
          </table:table-cell>
          <table:table-cell table:style-name="ce15" table:formula="of:=IF([.V20];[.V20]*[.W$11]+POWER([.W$12]-[.V20]*[.W$11]; [.W$13]);&quot;&quot;)" office:value-type="float" office:value="213.809066798018">
            <text:p>214</text:p>
          </table:table-cell>
          <table:table-cell table:style-name="ce19" table:formula="of:=IF([.V20];[.W20]/[.V20];&quot;&quot;)" office:value-type="float" office:value="1.71734190199212">
            <text:p>1.72</text:p>
          </table:table-cell>
          <table:table-cell table:style-name="ce26"/>
          <table:table-cell table:style-name="ce8" office:value-type="float" office:value="121.899">
            <text:p>122</text:p>
          </table:table-cell>
          <table:table-cell table:style-name="ce15" table:formula="of:=IF([.Z20];[.Z20]*[.AA$11]+POWER([.AA$12]-[.Z20]*[.AA$11]; [.AA$13]);&quot;&quot;)" office:value-type="float" office:value="163.598020725391">
            <text:p>164</text:p>
          </table:table-cell>
          <table:table-cell table:style-name="ce19" table:formula="of:=IF([.Z20];[.AA20]/[.Z20];&quot;&quot;)" office:value-type="float" office:value="1.34207844793961">
            <text:p>1.34</text:p>
          </table:table-cell>
          <table:table-cell table:style-name="ce26"/>
          <table:table-cell table:style-name="ce8" office:value-type="float" office:value="92.99">
            <text:p>93</text:p>
          </table:table-cell>
          <table:table-cell table:style-name="ce15" table:formula="of:=IF([.AD20];[.AD20]*[.AE$11]+POWER([.AE$12]-[.AD20]*[.AE$11]; [.AE$13]);&quot;&quot;)" office:value-type="float" office:value="115.27565916947">
            <text:p>115</text:p>
          </table:table-cell>
          <table:table-cell table:style-name="ce19" table:formula="of:=IF([.AD20];[.AE20]/[.AD20];&quot;&quot;)" office:value-type="float" office:value="1.23965651327529">
            <text:p>1.24</text:p>
          </table:table-cell>
          <table:table-cell table:style-name="ce26"/>
          <table:table-cell table:style-name="ce8" office:value-type="float" office:value="62.496">
            <text:p>62</text:p>
          </table:table-cell>
          <table:table-cell table:style-name="ce15" table:formula="of:=IF([.AH20];[.AH20]*[.AI$11]+POWER([.AI$12]-[.AH20]*[.AI$11]; [.AI$13]);&quot;&quot;)" office:value-type="float" office:value="94.4263334137268">
            <text:p>94</text:p>
          </table:table-cell>
          <table:table-cell table:style-name="ce19" table:formula="of:=IF([.AH20];[.AI20]/[.AH20];&quot;&quot;)" office:value-type="float" office:value="1.51091803337376">
            <text:p>1.51</text:p>
          </table:table-cell>
          <table:table-cell table:style-name="ce26"/>
          <table:table-cell table:style-name="ce26"/>
          <table:table-cell table:style-name="ce15" table:formula="of:=IF([.AL20];[.AL20]*[.AM$11]+POWER([.AM$12]-[.AL20]*[.AM$11]; [.AM$13]);&quot;&quot;)">
            <text:p/>
          </table:table-cell>
          <table:table-cell table:style-name="ce19" table:formula="of:=IF([.AL20];[.AM20]/[.AL20];&quot;&quot;)">
            <text:p/>
          </table:table-cell>
          <table:table-cell table:style-name="ce26"/>
          <table:table-cell table:style-name="ce26" office:value-type="float" office:value="121.68">
            <text:p>122</text:p>
          </table:table-cell>
          <table:table-cell table:style-name="ce15" table:formula="of:=IF([.AP20];[.AP20]*[.AQ$11]+POWER([.AQ$12]-[.AP20]*[.AQ$11]; [.AQ$13]);&quot;&quot;)" office:value-type="float" office:value="165.461716456836">
            <text:p>165</text:p>
          </table:table-cell>
          <table:table-cell table:style-name="ce19" table:formula="of:=IF([.AP20];[.AQ20]/[.AP20];&quot;&quot;)" office:value-type="float" office:value="1.35981029303777">
            <text:p>1.36</text:p>
          </table:table-cell>
          <table:table-cell table:style-name="ce26"/>
          <table:table-cell table:style-name="ce26" office:value-type="float" office:value="110.85">
            <text:p>111</text:p>
          </table:table-cell>
          <table:table-cell table:style-name="ce15" table:formula="of:=IF([.AT20];[.AT20]*[.AU$11]+POWER([.AU$12]-[.AT20]*[.AU$11]; [.AU$13]);&quot;&quot;)" office:value-type="float" office:value="140.434081183966">
            <text:p>140</text:p>
          </table:table-cell>
          <table:table-cell table:style-name="ce19" table:formula="of:=IF([.AT20];[.AU20]/[.AT20];&quot;&quot;)" office:value-type="float" office:value="1.26688390783911">
            <text:p>1.27</text:p>
          </table:table-cell>
          <table:table-cell table:style-name="ce26"/>
          <table:table-cell table:style-name="ce26" office:value-type="float" office:value="125">
            <text:p>125</text:p>
          </table:table-cell>
          <table:table-cell table:style-name="ce15" table:formula="of:=IF([.AX20];[.AX20]*[.AY$11]+POWER([.AY$12]-[.AX20]*[.AY$11]; [.AY$13]);&quot;&quot;)" office:value-type="float" office:value="261.19513430522">
            <text:p>261</text:p>
          </table:table-cell>
          <table:table-cell table:style-name="ce19" table:formula="of:=IF([.AX20];[.AY20]/[.AX20];&quot;&quot;)" office:value-type="float" office:value="2.08956107444176">
            <text:p>2.09</text:p>
          </table:table-cell>
          <table:table-cell table:style-name="ce26"/>
          <table:table-cell table:style-name="ce26" office:value-type="float" office:value="132.0048">
            <text:p>132</text:p>
          </table:table-cell>
          <table:table-cell table:style-name="ce15" table:formula="of:=IF([.BB20];[.BB20]*[.BC$11]+POWER([.BC$12]-[.BB20]*[.BC$11]; [.BC$13]);&quot;&quot;)" office:value-type="float" office:value="214.416091540882">
            <text:p>214</text:p>
          </table:table-cell>
          <table:table-cell table:style-name="ce19" table:formula="of:=IF([.BB20];[.BC20]/[.BB20];&quot;&quot;)" office:value-type="float" office:value="1.6243052642092">
            <text:p>1.62</text:p>
          </table:table-cell>
          <table:table-cell table:style-name="ce26"/>
          <table:table-cell table:style-name="ce26" office:value-type="float" office:value="170">
            <text:p>170</text:p>
          </table:table-cell>
          <table:table-cell table:style-name="ce15" table:formula="of:=IF([.BF20];[.BF20]*[.BG$11]+POWER([.BG$12]-[.BF20]*[.BG$11]; [.BG$13]);&quot;&quot;)" office:value-type="float" office:value="250.288635868682">
            <text:p>250</text:p>
          </table:table-cell>
          <table:table-cell table:style-name="ce19" table:formula="of:=IF([.BF20];[.BG20]/[.BF20];&quot;&quot;)" office:value-type="float" office:value="1.47228609334519">
            <text:p>1.47</text:p>
          </table:table-cell>
          <table:table-cell table:style-name="ce26"/>
          <table:table-cell table:style-name="ce26" office:value-type="float" office:value="120">
            <text:p>120</text:p>
          </table:table-cell>
          <table:table-cell table:style-name="ce15" table:formula="of:=IF([.BJ20];[.BJ20]*[.BK$11]+POWER([.BK$12]-[.BJ20]*[.BK$11]; [.BK$13]);&quot;&quot;)" office:value-type="float" office:value="212.376574689438">
            <text:p>212</text:p>
          </table:table-cell>
          <table:table-cell table:style-name="ce19" table:formula="of:=IF([.BJ20];[.BK20]/[.BJ20];&quot;&quot;)" office:value-type="float" office:value="1.76980478907865">
            <text:p>1.77</text:p>
          </table:table-cell>
          <table:table-cell table:style-name="ce26"/>
          <table:table-cell table:style-name="ce26" office:value-type="float" office:value="64">
            <text:p>64</text:p>
          </table:table-cell>
          <table:table-cell table:style-name="ce15" table:formula="of:=IF([.BN20];[.BN20]*[.BO$11]+POWER([.BO$12]-[.BN20]*[.BO$11]; [.BO$13]);&quot;&quot;)" office:value-type="float" office:value="150.018780760644">
            <text:p>150</text:p>
          </table:table-cell>
          <table:table-cell table:style-name="ce19" table:formula="of:=IF([.BN20];[.BO20]/[.BN20];&quot;&quot;)" office:value-type="float" office:value="2.34404344938506">
            <text:p>2.34</text:p>
          </table:table-cell>
          <table:table-cell table:style-name="ce26"/>
          <table:table-cell table:style-name="ce26" office:value-type="float" office:value="83.997">
            <text:p>84</text:p>
          </table:table-cell>
          <table:table-cell table:style-name="ce15" table:formula="of:=IF([.BR20];[.BR20]*[.BS$11]+POWER([.BS$12]-[.BR20]*[.BS$11]; [.BS$13]);&quot;&quot;)" office:value-type="float" office:value="152.65237081626">
            <text:p>153</text:p>
          </table:table-cell>
          <table:table-cell table:style-name="ce19" table:formula="of:=IF([.BR20];[.BS20]/[.BR20];&quot;&quot;)" office:value-type="float" office:value="1.81735503430194">
            <text:p>1.82</text:p>
          </table:table-cell>
          <table:table-cell table:style-name="ce26"/>
        </table:table-row>
        <table:table-row table:style-name="ro3">
          <table:table-cell/>
          <table:table-cell table:style-name="ce8" office:value-type="float" office:value="543.42">
            <text:p>543</text:p>
          </table:table-cell>
          <table:table-cell table:style-name="ce15" table:formula="of:=IF([.B21];[.B21]*[.C$11]+POWER([.C$12]-[.B21]*[.C$11]; [.C$13]);&quot;&quot;)" office:value-type="float" office:value="614.7972146697">
            <text:p>615</text:p>
          </table:table-cell>
          <table:table-cell table:style-name="ce19" table:formula="of:=IF([.B21];[.C21]/[.B21];&quot;&quot;)" office:value-type="float" office:value="1.13134815551452">
            <text:p>1.13</text:p>
          </table:table-cell>
          <table:table-cell table:style-name="ce26"/>
          <table:table-cell table:style-name="ce8" office:value-type="float" office:value="261.84">
            <text:p>262</text:p>
          </table:table-cell>
          <table:table-cell table:style-name="ce15" table:formula="of:=IF([.F21];[.F21]*[.G$11]+POWER([.G$12]-[.F21]*[.G$11]; [.G$13]);&quot;&quot;)" office:value-type="float" office:value="509.453254548827">
            <text:p>509</text:p>
          </table:table-cell>
          <table:table-cell table:style-name="ce19" table:formula="of:=IF([.F21];[.G21]/[.F21];&quot;&quot;)" office:value-type="float" office:value="1.94566626393533">
            <text:p>1.95</text:p>
          </table:table-cell>
          <table:table-cell table:style-name="ce26"/>
          <table:table-cell table:style-name="ce8" office:value-type="float" office:value="228.6">
            <text:p>229</text:p>
          </table:table-cell>
          <table:table-cell table:style-name="ce15" table:formula="of:=IF([.J21];[.J21]*[.K$11]+POWER([.K$12]-[.J21]*[.K$11]; [.K$13]);&quot;&quot;)" office:value-type="float" office:value="382.599368024951">
            <text:p>383</text:p>
          </table:table-cell>
          <table:table-cell table:style-name="ce19" table:formula="of:=IF([.J21];[.K21]/[.J21];&quot;&quot;)" office:value-type="float" office:value="1.67366302723076">
            <text:p>1.67</text:p>
          </table:table-cell>
          <table:table-cell table:style-name="ce26"/>
          <table:table-cell table:style-name="ce8" office:value-type="float" office:value="143.0048">
            <text:p>143</text:p>
          </table:table-cell>
          <table:table-cell table:style-name="ce15" table:formula="of:=IF([.N21];[.N21]*[.O$11]+POWER([.O$12]-[.N21]*[.O$11]; [.O$13]);&quot;&quot;)" office:value-type="float" office:value="326.731351853732">
            <text:p>327</text:p>
          </table:table-cell>
          <table:table-cell table:style-name="ce19" table:formula="of:=IF([.N21];[.O21]/[.N21];&quot;&quot;)" office:value-type="float" office:value="2.28475793717226">
            <text:p>2.28</text:p>
          </table:table-cell>
          <table:table-cell table:style-name="ce26"/>
          <table:table-cell table:style-name="ce8" office:value-type="float" office:value="147.6">
            <text:p>148</text:p>
          </table:table-cell>
          <table:table-cell table:style-name="ce15" table:formula="of:=IF([.R21];[.R21]*[.S$11]+POWER([.S$12]-[.R21]*[.S$11]; [.S$13]);&quot;&quot;)" office:value-type="float" office:value="242.273707708169">
            <text:p>242</text:p>
          </table:table-cell>
          <table:table-cell table:style-name="ce19" table:formula="of:=IF([.R21];[.S21]/[.R21];&quot;&quot;)" office:value-type="float" office:value="1.64142078393068">
            <text:p>1.64</text:p>
          </table:table-cell>
          <table:table-cell table:style-name="ce26"/>
          <table:table-cell table:style-name="ce8" office:value-type="float" office:value="117">
            <text:p>117</text:p>
          </table:table-cell>
          <table:table-cell table:style-name="ce15" table:formula="of:=IF([.V21];[.V21]*[.W$11]+POWER([.W$12]-[.V21]*[.W$11]; [.W$13]);&quot;&quot;)" office:value-type="float" office:value="208.462615148189">
            <text:p>208</text:p>
          </table:table-cell>
          <table:table-cell table:style-name="ce19" table:formula="of:=IF([.V21];[.W21]/[.V21];&quot;&quot;)" office:value-type="float" office:value="1.78173175340333">
            <text:p>1.78</text:p>
          </table:table-cell>
          <table:table-cell table:style-name="ce26"/>
          <table:table-cell table:style-name="ce8" office:value-type="float" office:value="121.68">
            <text:p>122</text:p>
          </table:table-cell>
          <table:table-cell table:style-name="ce15" table:formula="of:=IF([.Z21];[.Z21]*[.AA$11]+POWER([.AA$12]-[.Z21]*[.AA$11]; [.AA$13]);&quot;&quot;)" office:value-type="float" office:value="163.405714092607">
            <text:p>163</text:p>
          </table:table-cell>
          <table:table-cell table:style-name="ce19" table:formula="of:=IF([.Z21];[.AA21]/[.Z21];&quot;&quot;)" office:value-type="float" office:value="1.34291349517264">
            <text:p>1.34</text:p>
          </table:table-cell>
          <table:table-cell table:style-name="ce26"/>
          <table:table-cell table:style-name="ce8" office:value-type="float" office:value="90">
            <text:p>90</text:p>
          </table:table-cell>
          <table:table-cell table:style-name="ce15" table:formula="of:=IF([.AD21];[.AD21]*[.AE$11]+POWER([.AE$12]-[.AD21]*[.AE$11]; [.AE$13]);&quot;&quot;)" office:value-type="float" office:value="113.36678233078">
            <text:p>113</text:p>
          </table:table-cell>
          <table:table-cell table:style-name="ce19" table:formula="of:=IF([.AD21];[.AE21]/[.AD21];&quot;&quot;)" office:value-type="float" office:value="1.25963091478645">
            <text:p>1.26</text:p>
          </table:table-cell>
          <table:table-cell table:style-name="ce26"/>
          <table:table-cell table:style-name="ce8" office:value-type="float" office:value="57.414">
            <text:p>57</text:p>
          </table:table-cell>
          <table:table-cell table:style-name="ce15" table:formula="of:=IF([.AH21];[.AH21]*[.AI$11]+POWER([.AI$12]-[.AH21]*[.AI$11]; [.AI$13]);&quot;&quot;)" office:value-type="float" office:value="91.4248818912452">
            <text:p>91</text:p>
          </table:table-cell>
          <table:table-cell table:style-name="ce19" table:formula="of:=IF([.AH21];[.AI21]/[.AH21];&quot;&quot;)" office:value-type="float" office:value="1.59237959193307">
            <text:p>1.59</text:p>
          </table:table-cell>
          <table:table-cell table:style-name="ce26"/>
          <table:table-cell table:style-name="ce26"/>
          <table:table-cell table:style-name="ce15" table:formula="of:=IF([.AL21];[.AL21]*[.AM$11]+POWER([.AM$12]-[.AL21]*[.AM$11]; [.AM$13]);&quot;&quot;)">
            <text:p/>
          </table:table-cell>
          <table:table-cell table:style-name="ce19" table:formula="of:=IF([.AL21];[.AM21]/[.AL21];&quot;&quot;)">
            <text:p/>
          </table:table-cell>
          <table:table-cell table:style-name="ce26"/>
          <table:table-cell table:style-name="ce26" office:value-type="float" office:value="115.09">
            <text:p>115</text:p>
          </table:table-cell>
          <table:table-cell table:style-name="ce15" table:formula="of:=IF([.AP21];[.AP21]*[.AQ$11]+POWER([.AQ$12]-[.AP21]*[.AQ$11]; [.AQ$13]);&quot;&quot;)" office:value-type="float" office:value="160.784852044188">
            <text:p>161</text:p>
          </table:table-cell>
          <table:table-cell table:style-name="ce19" table:formula="of:=IF([.AP21];[.AQ21]/[.AP21];&quot;&quot;)" office:value-type="float" office:value="1.39703581583273">
            <text:p>1.40</text:p>
          </table:table-cell>
          <table:table-cell table:style-name="ce26"/>
          <table:table-cell table:style-name="ce26" office:value-type="float" office:value="96.615">
            <text:p>97</text:p>
          </table:table-cell>
          <table:table-cell table:style-name="ce15" table:formula="of:=IF([.AT21];[.AT21]*[.AU$11]+POWER([.AU$12]-[.AT21]*[.AU$11]; [.AU$13]);&quot;&quot;)" office:value-type="float" office:value="130.599939522337">
            <text:p>131</text:p>
          </table:table-cell>
          <table:table-cell table:style-name="ce19" table:formula="of:=IF([.AT21];[.AU21]/[.AT21];&quot;&quot;)" office:value-type="float" office:value="1.35175634758927">
            <text:p>1.35</text:p>
          </table:table-cell>
          <table:table-cell table:style-name="ce26"/>
          <table:table-cell table:style-name="ce26" office:value-type="float" office:value="104.9">
            <text:p>105</text:p>
          </table:table-cell>
          <table:table-cell table:style-name="ce15" table:formula="of:=IF([.AX21];[.AX21]*[.AY$11]+POWER([.AY$12]-[.AX21]*[.AY$11]; [.AY$13]);&quot;&quot;)" office:value-type="float" office:value="246.77050780629">
            <text:p>247</text:p>
          </table:table-cell>
          <table:table-cell table:style-name="ce19" table:formula="of:=IF([.AX21];[.AY21]/[.AX21];&quot;&quot;)" office:value-type="float" office:value="2.35243572741935">
            <text:p>2.35</text:p>
          </table:table-cell>
          <table:table-cell table:style-name="ce26"/>
          <table:table-cell table:style-name="ce26" office:value-type="float" office:value="121">
            <text:p>121</text:p>
          </table:table-cell>
          <table:table-cell table:style-name="ce15" table:formula="of:=IF([.BB21];[.BB21]*[.BC$11]+POWER([.BC$12]-[.BB21]*[.BC$11]; [.BC$13]);&quot;&quot;)" office:value-type="float" office:value="204.16980627723">
            <text:p>204</text:p>
          </table:table-cell>
          <table:table-cell table:style-name="ce19" table:formula="of:=IF([.BB21];[.BC21]/[.BB21];&quot;&quot;)" office:value-type="float" office:value="1.6873537708862">
            <text:p>1.69</text:p>
          </table:table-cell>
          <table:table-cell table:style-name="ce26"/>
          <table:table-cell table:style-name="ce26" office:value-type="float" office:value="169.993">
            <text:p>170</text:p>
          </table:table-cell>
          <table:table-cell table:style-name="ce15" table:formula="of:=IF([.BF21];[.BF21]*[.BG$11]+POWER([.BG$12]-[.BF21]*[.BG$11]; [.BG$13]);&quot;&quot;)" office:value-type="float" office:value="250.28270483927">
            <text:p>250</text:p>
          </table:table-cell>
          <table:table-cell table:style-name="ce19" table:formula="of:=IF([.BF21];[.BG21]/[.BF21];&quot;&quot;)" office:value-type="float" office:value="1.47231182954163">
            <text:p>1.47</text:p>
          </table:table-cell>
          <table:table-cell table:style-name="ce26"/>
          <table:table-cell table:style-name="ce26" office:value-type="float" office:value="117.7">
            <text:p>118</text:p>
          </table:table-cell>
          <table:table-cell table:style-name="ce15" table:formula="of:=IF([.BJ21];[.BJ21]*[.BK$11]+POWER([.BK$12]-[.BJ21]*[.BK$11]; [.BK$13]);&quot;&quot;)" office:value-type="float" office:value="210.63169766004">
            <text:p>211</text:p>
          </table:table-cell>
          <table:table-cell table:style-name="ce19" table:formula="of:=IF([.BJ21];[.BK21]/[.BJ21];&quot;&quot;)" office:value-type="float" office:value="1.78956412625353">
            <text:p>1.79</text:p>
          </table:table-cell>
          <table:table-cell table:style-name="ce26"/>
          <table:table-cell table:style-name="ce26" office:value-type="float" office:value="60.96">
            <text:p>61</text:p>
          </table:table-cell>
          <table:table-cell table:style-name="ce15" table:formula="of:=IF([.BN21];[.BN21]*[.BO$11]+POWER([.BO$12]-[.BN21]*[.BO$11]; [.BO$13]);&quot;&quot;)" office:value-type="float" office:value="146.955197517321">
            <text:p>147</text:p>
          </table:table-cell>
          <table:table-cell table:style-name="ce19" table:formula="of:=IF([.BN21];[.BO21]/[.BN21];&quot;&quot;)" office:value-type="float" office:value="2.4106823739718">
            <text:p>2.41</text:p>
          </table:table-cell>
          <table:table-cell table:style-name="ce26"/>
          <table:table-cell table:style-name="ce26" office:value-type="float" office:value="77.0032">
            <text:p>77</text:p>
          </table:table-cell>
          <table:table-cell table:style-name="ce15" table:formula="of:=IF([.BR21];[.BR21]*[.BS$11]+POWER([.BS$12]-[.BR21]*[.BS$11]; [.BS$13]);&quot;&quot;)" office:value-type="float" office:value="148.647926905631">
            <text:p>149</text:p>
          </table:table-cell>
          <table:table-cell table:style-name="ce19" table:formula="of:=IF([.BR21];[.BS21]/[.BR21];&quot;&quot;)" office:value-type="float" office:value="1.93041233228789">
            <text:p>1.93</text:p>
          </table:table-cell>
          <table:table-cell table:style-name="ce26"/>
        </table:table-row>
        <table:table-row table:style-name="ro3">
          <table:table-cell/>
          <table:table-cell table:style-name="ce8" office:value-type="float" office:value="525.98">
            <text:p>526</text:p>
          </table:table-cell>
          <table:table-cell table:style-name="ce15" table:formula="of:=IF([.B22];[.B22]*[.C$11]+POWER([.C$12]-[.B22]*[.C$11]; [.C$13]);&quot;&quot;)" office:value-type="float" office:value="610.149568496585">
            <text:p>610</text:p>
          </table:table-cell>
          <table:table-cell table:style-name="ce19" table:formula="of:=IF([.B22];[.C22]/[.B22];&quot;&quot;)" office:value-type="float" office:value="1.16002427563136">
            <text:p>1.16</text:p>
          </table:table-cell>
          <table:table-cell table:style-name="ce26"/>
          <table:table-cell table:style-name="ce8" office:value-type="float" office:value="258">
            <text:p>258</text:p>
          </table:table-cell>
          <table:table-cell table:style-name="ce15" table:formula="of:=IF([.F22];[.F22]*[.G$11]+POWER([.G$12]-[.F22]*[.G$11]; [.G$13]);&quot;&quot;)" office:value-type="float" office:value="507.782777930415">
            <text:p>508</text:p>
          </table:table-cell>
          <table:table-cell table:style-name="ce19" table:formula="of:=IF([.F22];[.G22]/[.F22];&quot;&quot;)" office:value-type="float" office:value="1.96815030205587">
            <text:p>1.97</text:p>
          </table:table-cell>
          <table:table-cell table:style-name="ce26"/>
          <table:table-cell table:style-name="ce8" office:value-type="float" office:value="227.5">
            <text:p>228</text:p>
          </table:table-cell>
          <table:table-cell table:style-name="ce15" table:formula="of:=IF([.J22];[.J22]*[.K$11]+POWER([.K$12]-[.J22]*[.K$11]; [.K$13]);&quot;&quot;)" office:value-type="float" office:value="382.17167567005">
            <text:p>382</text:p>
          </table:table-cell>
          <table:table-cell table:style-name="ce19" table:formula="of:=IF([.J22];[.K22]/[.J22];&quot;&quot;)" office:value-type="float" office:value="1.67987549745077">
            <text:p>1.68</text:p>
          </table:table-cell>
          <table:table-cell table:style-name="ce26"/>
          <table:table-cell table:style-name="ce8" office:value-type="float" office:value="143">
            <text:p>143</text:p>
          </table:table-cell>
          <table:table-cell table:style-name="ce15" table:formula="of:=IF([.N22];[.N22]*[.O$11]+POWER([.O$12]-[.N22]*[.O$11]; [.O$13]);&quot;&quot;)" office:value-type="float" office:value="326.727155261124">
            <text:p>327</text:p>
          </table:table-cell>
          <table:table-cell table:style-name="ce19" table:formula="of:=IF([.N22];[.O22]/[.N22];&quot;&quot;)" office:value-type="float" office:value="2.28480528154632">
            <text:p>2.28</text:p>
          </table:table-cell>
          <table:table-cell table:style-name="ce26"/>
          <table:table-cell table:style-name="ce8" office:value-type="float" office:value="123">
            <text:p>123</text:p>
          </table:table-cell>
          <table:table-cell table:style-name="ce15" table:formula="of:=IF([.R22];[.R22]*[.S$11]+POWER([.S$12]-[.R22]*[.S$11]; [.S$13]);&quot;&quot;)" office:value-type="float" office:value="228.196615921085">
            <text:p>228</text:p>
          </table:table-cell>
          <table:table-cell table:style-name="ce19" table:formula="of:=IF([.R22];[.S22]/[.R22];&quot;&quot;)" office:value-type="float" office:value="1.85525704000882">
            <text:p>1.86</text:p>
          </table:table-cell>
          <table:table-cell table:style-name="ce26"/>
          <table:table-cell table:style-name="ce8" office:value-type="float" office:value="115">
            <text:p>115</text:p>
          </table:table-cell>
          <table:table-cell table:style-name="ce15" table:formula="of:=IF([.V22];[.V22]*[.W$11]+POWER([.W$12]-[.V22]*[.W$11]; [.W$13]);&quot;&quot;)" office:value-type="float" office:value="207.015031885941">
            <text:p>207</text:p>
          </table:table-cell>
          <table:table-cell table:style-name="ce19" table:formula="of:=IF([.V22];[.W22]/[.V22];&quot;&quot;)" office:value-type="float" office:value="1.80013071205166">
            <text:p>1.80</text:p>
          </table:table-cell>
          <table:table-cell table:style-name="ce26"/>
          <table:table-cell table:style-name="ce8" office:value-type="float" office:value="121.68">
            <text:p>122</text:p>
          </table:table-cell>
          <table:table-cell table:style-name="ce15" table:formula="of:=IF([.Z22];[.Z22]*[.AA$11]+POWER([.AA$12]-[.Z22]*[.AA$11]; [.AA$13]);&quot;&quot;)" office:value-type="float" office:value="163.405714092607">
            <text:p>163</text:p>
          </table:table-cell>
          <table:table-cell table:style-name="ce19" table:formula="of:=IF([.Z22];[.AA22]/[.Z22];&quot;&quot;)" office:value-type="float" office:value="1.34291349517264">
            <text:p>1.34</text:p>
          </table:table-cell>
          <table:table-cell table:style-name="ce26"/>
          <table:table-cell table:style-name="ce8" office:value-type="float" office:value="89.44">
            <text:p>89</text:p>
          </table:table-cell>
          <table:table-cell table:style-name="ce15" table:formula="of:=IF([.AD22];[.AD22]*[.AE$11]+POWER([.AE$12]-[.AD22]*[.AE$11]; [.AE$13]);&quot;&quot;)" office:value-type="float" office:value="113.004810174761">
            <text:p>113</text:p>
          </table:table-cell>
          <table:table-cell table:style-name="ce19" table:formula="of:=IF([.AD22];[.AE22]/[.AD22];&quot;&quot;)" office:value-type="float" office:value="1.26347059676611">
            <text:p>1.26</text:p>
          </table:table-cell>
          <table:table-cell table:style-name="ce26"/>
          <table:table-cell table:style-name="ce8" office:value-type="float" office:value="54.417">
            <text:p>54</text:p>
          </table:table-cell>
          <table:table-cell table:style-name="ce15" table:formula="of:=IF([.AH22];[.AH22]*[.AI$11]+POWER([.AI$12]-[.AH22]*[.AI$11]; [.AI$13]);&quot;&quot;)" office:value-type="float" office:value="89.5240558395314">
            <text:p>90</text:p>
          </table:table-cell>
          <table:table-cell table:style-name="ce19" table:formula="of:=IF([.AH22];[.AI22]/[.AH22];&quot;&quot;)" office:value-type="float" office:value="1.64514868220467">
            <text:p>1.65</text:p>
          </table:table-cell>
          <table:table-cell table:style-name="ce26"/>
          <table:table-cell table:style-name="ce26"/>
          <table:table-cell table:style-name="ce15" table:formula="of:=IF([.AL22];[.AL22]*[.AM$11]+POWER([.AM$12]-[.AL22]*[.AM$11]; [.AM$13]);&quot;&quot;)">
            <text:p/>
          </table:table-cell>
          <table:table-cell table:style-name="ce19" table:formula="of:=IF([.AL22];[.AM22]/[.AL22];&quot;&quot;)">
            <text:p/>
          </table:table-cell>
          <table:table-cell table:style-name="ce26"/>
          <table:table-cell table:style-name="ce26" office:value-type="float" office:value="101.7">
            <text:p>102</text:p>
          </table:table-cell>
          <table:table-cell table:style-name="ce15" table:formula="of:=IF([.AP22];[.AP22]*[.AQ$11]+POWER([.AQ$12]-[.AP22]*[.AQ$11]; [.AQ$13]);&quot;&quot;)" office:value-type="float" office:value="150.472785005305">
            <text:p>150</text:p>
          </table:table-cell>
          <table:table-cell table:style-name="ce19" table:formula="of:=IF([.AP22];[.AQ22]/[.AP22];&quot;&quot;)" office:value-type="float" office:value="1.47957507379847">
            <text:p>1.48</text:p>
          </table:table-cell>
          <table:table-cell table:style-name="ce26"/>
          <table:table-cell table:style-name="ce26" office:value-type="float" office:value="88.065">
            <text:p>88</text:p>
          </table:table-cell>
          <table:table-cell table:style-name="ce15" table:formula="of:=IF([.AT22];[.AT22]*[.AU$11]+POWER([.AU$12]-[.AT22]*[.AU$11]; [.AU$13]);&quot;&quot;)" office:value-type="float" office:value="124.4272234508">
            <text:p>124</text:p>
          </table:table-cell>
          <table:table-cell table:style-name="ce19" table:formula="of:=IF([.AT22];[.AU22]/[.AT22];&quot;&quot;)" office:value-type="float" office:value="1.41290210016238">
            <text:p>1.41</text:p>
          </table:table-cell>
          <table:table-cell table:style-name="ce26"/>
          <table:table-cell table:style-name="ce26" office:value-type="float" office:value="100">
            <text:p>100</text:p>
          </table:table-cell>
          <table:table-cell table:style-name="ce15" table:formula="of:=IF([.AX22];[.AX22]*[.AY$11]+POWER([.AY$12]-[.AX22]*[.AY$11]; [.AY$13]);&quot;&quot;)" office:value-type="float" office:value="243.165099060415">
            <text:p>243</text:p>
          </table:table-cell>
          <table:table-cell table:style-name="ce19" table:formula="of:=IF([.AX22];[.AY22]/[.AX22];&quot;&quot;)" office:value-type="float" office:value="2.43165099060415">
            <text:p>2.43</text:p>
          </table:table-cell>
          <table:table-cell table:style-name="ce26"/>
          <table:table-cell table:style-name="ce26" office:value-type="float" office:value="120">
            <text:p>120</text:p>
          </table:table-cell>
          <table:table-cell table:style-name="ce15" table:formula="of:=IF([.BB22];[.BB22]*[.BC$11]+POWER([.BC$12]-[.BB22]*[.BC$11]; [.BC$13]);&quot;&quot;)" office:value-type="float" office:value="203.217586716778">
            <text:p>203</text:p>
          </table:table-cell>
          <table:table-cell table:style-name="ce19" table:formula="of:=IF([.BB22];[.BC22]/[.BB22];&quot;&quot;)" office:value-type="float" office:value="1.69347988930648">
            <text:p>1.69</text:p>
          </table:table-cell>
          <table:table-cell table:style-name="ce26"/>
          <table:table-cell table:style-name="ce26" office:value-type="float" office:value="165">
            <text:p>165</text:p>
          </table:table-cell>
          <table:table-cell table:style-name="ce15" table:formula="of:=IF([.BF22];[.BF22]*[.BG$11]+POWER([.BG$12]-[.BF22]*[.BG$11]; [.BG$13]);&quot;&quot;)" office:value-type="float" office:value="246.019688299399">
            <text:p>246</text:p>
          </table:table-cell>
          <table:table-cell table:style-name="ce19" table:formula="of:=IF([.BF22];[.BG22]/[.BF22];&quot;&quot;)" office:value-type="float" office:value="1.49102841393575">
            <text:p>1.49</text:p>
          </table:table-cell>
          <table:table-cell table:style-name="ce26"/>
          <table:table-cell table:style-name="ce26" office:value-type="float" office:value="110">
            <text:p>110</text:p>
          </table:table-cell>
          <table:table-cell table:style-name="ce15" table:formula="of:=IF([.BJ22];[.BJ22]*[.BK$11]+POWER([.BK$12]-[.BJ22]*[.BK$11]; [.BK$13]);&quot;&quot;)" office:value-type="float" office:value="204.416506052521">
            <text:p>204</text:p>
          </table:table-cell>
          <table:table-cell table:style-name="ce19" table:formula="of:=IF([.BJ22];[.BK22]/[.BJ22];&quot;&quot;)" office:value-type="float" office:value="1.85833187320473">
            <text:p>1.86</text:p>
          </table:table-cell>
          <table:table-cell table:style-name="ce26"/>
          <table:table-cell table:style-name="ce26"/>
          <table:table-cell table:style-name="ce15" table:formula="of:=IF([.BN22];[.BN22]*[.BO$11]+POWER([.BO$12]-[.BN22]*[.BO$11]; [.BO$13]);&quot;&quot;)">
            <text:p/>
          </table:table-cell>
          <table:table-cell table:style-name="ce19" table:formula="of:=IF([.BN22];[.BO22]/[.BN22];&quot;&quot;)">
            <text:p/>
          </table:table-cell>
          <table:table-cell table:style-name="ce26"/>
          <table:table-cell table:style-name="ce26" office:value-type="float" office:value="69.9992">
            <text:p>70</text:p>
          </table:table-cell>
          <table:table-cell table:style-name="ce15" table:formula="of:=IF([.BR22];[.BR22]*[.BS$11]+POWER([.BS$12]-[.BR22]*[.BS$11]; [.BS$13]);&quot;&quot;)" office:value-type="float" office:value="144.507553982818">
            <text:p>145</text:p>
          </table:table-cell>
          <table:table-cell table:style-name="ce19" table:formula="of:=IF([.BR22];[.BS22]/[.BR22];&quot;&quot;)" office:value-type="float" office:value="2.06441722166564">
            <text:p>2.06</text:p>
          </table:table-cell>
          <table:table-cell table:style-name="ce26"/>
        </table:table-row>
        <table:table-row table:style-name="ro3">
          <table:table-cell/>
          <table:table-cell table:style-name="ce8" office:value-type="float" office:value="516.593">
            <text:p>517</text:p>
          </table:table-cell>
          <table:table-cell table:style-name="ce15" table:formula="of:=IF([.B23];[.B23]*[.C$11]+POWER([.C$12]-[.B23]*[.C$11]; [.C$13]);&quot;&quot;)" office:value-type="float" office:value="607.60037467833">
            <text:p>608</text:p>
          </table:table-cell>
          <table:table-cell table:style-name="ce19" table:formula="of:=IF([.B23];[.C23]/[.B23];&quot;&quot;)" office:value-type="float" office:value="1.17616842403658">
            <text:p>1.18</text:p>
          </table:table-cell>
          <table:table-cell table:style-name="ce26"/>
          <table:table-cell table:style-name="ce8" office:value-type="float" office:value="257.934">
            <text:p>258</text:p>
          </table:table-cell>
          <table:table-cell table:style-name="ce15" table:formula="of:=IF([.F23];[.F23]*[.G$11]+POWER([.G$12]-[.F23]*[.G$11]; [.G$13]);&quot;&quot;)" office:value-type="float" office:value="507.753973186117">
            <text:p>508</text:p>
          </table:table-cell>
          <table:table-cell table:style-name="ce19" table:formula="of:=IF([.F23];[.G23]/[.F23];&quot;&quot;)" office:value-type="float" office:value="1.96854223633223">
            <text:p>1.97</text:p>
          </table:table-cell>
          <table:table-cell table:style-name="ce26"/>
          <table:table-cell table:style-name="ce8" office:value-type="float" office:value="214.64">
            <text:p>215</text:p>
          </table:table-cell>
          <table:table-cell table:style-name="ce15" table:formula="of:=IF([.J23];[.J23]*[.K$11]+POWER([.K$12]-[.J23]*[.K$11]; [.K$13]);&quot;&quot;)" office:value-type="float" office:value="377.036491483595">
            <text:p>377</text:p>
          </table:table-cell>
          <table:table-cell table:style-name="ce19" table:formula="of:=IF([.J23];[.K23]/[.J23];&quot;&quot;)" office:value-type="float" office:value="1.75659938261086">
            <text:p>1.76</text:p>
          </table:table-cell>
          <table:table-cell table:style-name="ce26"/>
          <table:table-cell table:style-name="ce8" office:value-type="float" office:value="130">
            <text:p>130</text:p>
          </table:table-cell>
          <table:table-cell table:style-name="ce15" table:formula="of:=IF([.N23];[.N23]*[.O$11]+POWER([.O$12]-[.N23]*[.O$11]; [.O$13]);&quot;&quot;)" office:value-type="float" office:value="315.131069160699">
            <text:p>315</text:p>
          </table:table-cell>
          <table:table-cell table:style-name="ce19" table:formula="of:=IF([.N23];[.O23]/[.N23];&quot;&quot;)" office:value-type="float" office:value="2.42408514738999">
            <text:p>2.42</text:p>
          </table:table-cell>
          <table:table-cell table:style-name="ce26"/>
          <table:table-cell table:style-name="ce8" office:value-type="float" office:value="138">
            <text:p>138</text:p>
          </table:table-cell>
          <table:table-cell table:style-name="ce15" table:formula="of:=IF([.R23];[.R23]*[.S$11]+POWER([.S$12]-[.R23]*[.S$11]; [.S$13]);&quot;&quot;)" office:value-type="float" office:value="236.889209885474">
            <text:p>237</text:p>
          </table:table-cell>
          <table:table-cell table:style-name="ce19" table:formula="of:=IF([.R23];[.S23]/[.R23];&quot;&quot;)" office:value-type="float" office:value="1.71658847743097">
            <text:p>1.72</text:p>
          </table:table-cell>
          <table:table-cell table:style-name="ce26"/>
          <table:table-cell table:style-name="ce8" office:value-type="float" office:value="110">
            <text:p>110</text:p>
          </table:table-cell>
          <table:table-cell table:style-name="ce15" table:formula="of:=IF([.V23];[.V23]*[.W$11]+POWER([.W$12]-[.V23]*[.W$11]; [.W$13]);&quot;&quot;)" office:value-type="float" office:value="203.360510046771">
            <text:p>203</text:p>
          </table:table-cell>
          <table:table-cell table:style-name="ce19" table:formula="of:=IF([.V23];[.W23]/[.V23];&quot;&quot;)" office:value-type="float" office:value="1.8487319095161">
            <text:p>1.85</text:p>
          </table:table-cell>
          <table:table-cell table:style-name="ce26"/>
          <table:table-cell table:style-name="ce8" office:value-type="float" office:value="112">
            <text:p>112</text:p>
          </table:table-cell>
          <table:table-cell table:style-name="ce15" table:formula="of:=IF([.Z23];[.Z23]*[.AA$11]+POWER([.AA$12]-[.Z23]*[.AA$11]; [.AA$13]);&quot;&quot;)" office:value-type="float" office:value="154.491696808073">
            <text:p>154</text:p>
          </table:table-cell>
          <table:table-cell table:style-name="ce19" table:formula="of:=IF([.Z23];[.AA23]/[.Z23];&quot;&quot;)" office:value-type="float" office:value="1.37939015007208">
            <text:p>1.38</text:p>
          </table:table-cell>
          <table:table-cell table:style-name="ce26"/>
          <table:table-cell table:style-name="ce8" office:value-type="float" office:value="87">
            <text:p>87</text:p>
          </table:table-cell>
          <table:table-cell table:style-name="ce15" table:formula="of:=IF([.AD23];[.AD23]*[.AE$11]+POWER([.AE$12]-[.AD23]*[.AE$11]; [.AE$13]);&quot;&quot;)" office:value-type="float" office:value="111.412928124752">
            <text:p>111</text:p>
          </table:table-cell>
          <table:table-cell table:style-name="ce19" table:formula="of:=IF([.AD23];[.AE23]/[.AD23];&quot;&quot;)" office:value-type="float" office:value="1.28060836925002">
            <text:p>1.28</text:p>
          </table:table-cell>
          <table:table-cell table:style-name="ce26"/>
          <table:table-cell table:style-name="ce8" office:value-type="float" office:value="54">
            <text:p>54</text:p>
          </table:table-cell>
          <table:table-cell table:style-name="ce15" table:formula="of:=IF([.AH23];[.AH23]*[.AI$11]+POWER([.AI$12]-[.AH23]*[.AI$11]; [.AI$13]);&quot;&quot;)" office:value-type="float" office:value="89.2537866624454">
            <text:p>89</text:p>
          </table:table-cell>
          <table:table-cell table:style-name="ce19" table:formula="of:=IF([.AH23];[.AI23]/[.AH23];&quot;&quot;)" office:value-type="float" office:value="1.6528479011564">
            <text:p>1.65</text:p>
          </table:table-cell>
          <table:table-cell table:style-name="ce26"/>
          <table:table-cell table:style-name="ce26"/>
          <table:table-cell table:style-name="ce15" table:formula="of:=IF([.AL23];[.AL23]*[.AM$11]+POWER([.AM$12]-[.AL23]*[.AM$11]; [.AM$13]);&quot;&quot;)">
            <text:p/>
          </table:table-cell>
          <table:table-cell table:style-name="ce19" table:formula="of:=IF([.AL23];[.AM23]/[.AL23];&quot;&quot;)">
            <text:p/>
          </table:table-cell>
          <table:table-cell table:style-name="ce26"/>
          <table:table-cell table:style-name="ce26"/>
          <table:table-cell table:style-name="ce15" table:formula="of:=IF([.AP23];[.AP23]*[.AQ$11]+POWER([.AQ$12]-[.AP23]*[.AQ$11]; [.AQ$13]);&quot;&quot;)">
            <text:p/>
          </table:table-cell>
          <table:table-cell table:style-name="ce19" table:formula="of:=IF([.AP23];[.AQ23]/[.AP23];&quot;&quot;)">
            <text:p/>
          </table:table-cell>
          <table:table-cell table:style-name="ce26"/>
          <table:table-cell table:style-name="ce26" office:value-type="float" office:value="87.555">
            <text:p>88</text:p>
          </table:table-cell>
          <table:table-cell table:style-name="ce15" table:formula="of:=IF([.AT23];[.AT23]*[.AU$11]+POWER([.AU$12]-[.AT23]*[.AU$11]; [.AU$13]);&quot;&quot;)" office:value-type="float" office:value="124.054235713644">
            <text:p>124</text:p>
          </table:table-cell>
          <table:table-cell table:style-name="ce19" table:formula="of:=IF([.AT23];[.AU23]/[.AT23];&quot;&quot;)" office:value-type="float" office:value="1.41687208855741">
            <text:p>1.42</text:p>
          </table:table-cell>
          <table:table-cell table:style-name="ce26"/>
          <table:table-cell table:style-name="ce26"/>
          <table:table-cell table:style-name="ce15" table:formula="of:=IF([.AX23];[.AX23]*[.AY$11]+POWER([.AY$12]-[.AX23]*[.AY$11]; [.AY$13]);&quot;&quot;)">
            <text:p/>
          </table:table-cell>
          <table:table-cell table:style-name="ce19" table:formula="of:=IF([.AX23];[.AY23]/[.AX23];&quot;&quot;)">
            <text:p/>
          </table:table-cell>
          <table:table-cell table:style-name="ce26"/>
          <table:table-cell table:style-name="ce26" office:value-type="float" office:value="115">
            <text:p>115</text:p>
          </table:table-cell>
          <table:table-cell table:style-name="ce15" table:formula="of:=IF([.BB23];[.BB23]*[.BC$11]+POWER([.BC$12]-[.BB23]*[.BC$11]; [.BC$13]);&quot;&quot;)" office:value-type="float" office:value="198.413501236163">
            <text:p>198</text:p>
          </table:table-cell>
          <table:table-cell table:style-name="ce19" table:formula="of:=IF([.BB23];[.BC23]/[.BB23];&quot;&quot;)" office:value-type="float" office:value="1.72533479335794">
            <text:p>1.73</text:p>
          </table:table-cell>
          <table:table-cell table:style-name="ce26"/>
          <table:table-cell table:style-name="ce26" office:value-type="float" office:value="165">
            <text:p>165</text:p>
          </table:table-cell>
          <table:table-cell table:style-name="ce15" table:formula="of:=IF([.BF23];[.BF23]*[.BG$11]+POWER([.BG$12]-[.BF23]*[.BG$11]; [.BG$13]);&quot;&quot;)" office:value-type="float" office:value="246.019688299399">
            <text:p>246</text:p>
          </table:table-cell>
          <table:table-cell table:style-name="ce19" table:formula="of:=IF([.BF23];[.BG23]/[.BF23];&quot;&quot;)" office:value-type="float" office:value="1.49102841393575">
            <text:p>1.49</text:p>
          </table:table-cell>
          <table:table-cell table:style-name="ce26"/>
          <table:table-cell table:style-name="ce26" office:value-type="float" office:value="110">
            <text:p>110</text:p>
          </table:table-cell>
          <table:table-cell table:style-name="ce15" table:formula="of:=IF([.BJ23];[.BJ23]*[.BK$11]+POWER([.BK$12]-[.BJ23]*[.BK$11]; [.BK$13]);&quot;&quot;)" office:value-type="float" office:value="204.416506052521">
            <text:p>204</text:p>
          </table:table-cell>
          <table:table-cell table:style-name="ce19" table:formula="of:=IF([.BJ23];[.BK23]/[.BJ23];&quot;&quot;)" office:value-type="float" office:value="1.85833187320473">
            <text:p>1.86</text:p>
          </table:table-cell>
          <table:table-cell table:style-name="ce26"/>
          <table:table-cell table:style-name="ce26"/>
          <table:table-cell table:style-name="ce15" table:formula="of:=IF([.BN23];[.BN23]*[.BO$11]+POWER([.BO$12]-[.BN23]*[.BO$11]; [.BO$13]);&quot;&quot;)">
            <text:p/>
          </table:table-cell>
          <table:table-cell table:style-name="ce19" table:formula="of:=IF([.BN23];[.BO23]/[.BN23];&quot;&quot;)">
            <text:p/>
          </table:table-cell>
          <table:table-cell table:style-name="ce26"/>
          <table:table-cell table:style-name="ce26" office:value-type="float" office:value="69.9992">
            <text:p>70</text:p>
          </table:table-cell>
          <table:table-cell table:style-name="ce15" table:formula="of:=IF([.BR23];[.BR23]*[.BS$11]+POWER([.BS$12]-[.BR23]*[.BS$11]; [.BS$13]);&quot;&quot;)" office:value-type="float" office:value="144.507553982818">
            <text:p>145</text:p>
          </table:table-cell>
          <table:table-cell table:style-name="ce19" table:formula="of:=IF([.BR23];[.BS23]/[.BR23];&quot;&quot;)" office:value-type="float" office:value="2.06441722166564">
            <text:p>2.06</text:p>
          </table:table-cell>
          <table:table-cell table:style-name="ce26"/>
        </table:table-row>
        <table:table-row table:style-name="ro3">
          <table:table-cell/>
          <table:table-cell table:style-name="ce8" office:value-type="float" office:value="510.16">
            <text:p>510</text:p>
          </table:table-cell>
          <table:table-cell table:style-name="ce15" table:formula="of:=IF([.B24];[.B24]*[.C$11]+POWER([.C$12]-[.B24]*[.C$11]; [.C$13]);&quot;&quot;)" office:value-type="float" office:value="605.83608895105">
            <text:p>606</text:p>
          </table:table-cell>
          <table:table-cell table:style-name="ce19" table:formula="of:=IF([.B24];[.C24]/[.B24];&quot;&quot;)" office:value-type="float" office:value="1.18754133791565">
            <text:p>1.19</text:p>
          </table:table-cell>
          <table:table-cell table:style-name="ce26"/>
          <table:table-cell table:style-name="ce8" office:value-type="float" office:value="257.166">
            <text:p>257</text:p>
          </table:table-cell>
          <table:table-cell table:style-name="ce15" table:formula="of:=IF([.F24];[.F24]*[.G$11]+POWER([.G$12]-[.F24]*[.G$11]; [.G$13]);&quot;&quot;)" office:value-type="float" office:value="507.418562975486">
            <text:p>507</text:p>
          </table:table-cell>
          <table:table-cell table:style-name="ce19" table:formula="of:=IF([.F24];[.G24]/[.F24];&quot;&quot;)" office:value-type="float" office:value="1.97311683105654">
            <text:p>1.97</text:p>
          </table:table-cell>
          <table:table-cell table:style-name="ce26"/>
          <table:table-cell table:style-name="ce8" office:value-type="float" office:value="210">
            <text:p>210</text:p>
          </table:table-cell>
          <table:table-cell table:style-name="ce15" table:formula="of:=IF([.J24];[.J24]*[.K$11]+POWER([.K$12]-[.J24]*[.K$11]; [.K$13]);&quot;&quot;)" office:value-type="float" office:value="375.130601668409">
            <text:p>375</text:p>
          </table:table-cell>
          <table:table-cell table:style-name="ce19" table:formula="of:=IF([.J24];[.K24]/[.J24];&quot;&quot;)" office:value-type="float" office:value="1.78633619842099">
            <text:p>1.79</text:p>
          </table:table-cell>
          <table:table-cell table:style-name="ce26"/>
          <table:table-cell table:style-name="ce8" office:value-type="float" office:value="104">
            <text:p>104</text:p>
          </table:table-cell>
          <table:table-cell table:style-name="ce15" table:formula="of:=IF([.N24];[.N24]*[.O$11]+POWER([.O$12]-[.N24]*[.O$11]; [.O$13]);&quot;&quot;)" office:value-type="float" office:value="290.887380363755">
            <text:p>291</text:p>
          </table:table-cell>
          <table:table-cell table:style-name="ce19" table:formula="of:=IF([.N24];[.O24]/[.N24];&quot;&quot;)" office:value-type="float" office:value="2.79699404195918">
            <text:p>2.80</text:p>
          </table:table-cell>
          <table:table-cell table:style-name="ce26"/>
          <table:table-cell table:style-name="ce8" office:value-type="float" office:value="136">
            <text:p>136</text:p>
          </table:table-cell>
          <table:table-cell table:style-name="ce15" table:formula="of:=IF([.R24];[.R24]*[.S$11]+POWER([.S$12]-[.R24]*[.S$11]; [.S$13]);&quot;&quot;)" office:value-type="float" office:value="235.74831435792">
            <text:p>236</text:p>
          </table:table-cell>
          <table:table-cell table:style-name="ce19" table:formula="of:=IF([.R24];[.S24]/[.R24];&quot;&quot;)" office:value-type="float" office:value="1.73344348792588">
            <text:p>1.73</text:p>
          </table:table-cell>
          <table:table-cell table:style-name="ce26"/>
          <table:table-cell table:style-name="ce8" office:value-type="float" office:value="92.004">
            <text:p>92</text:p>
          </table:table-cell>
          <table:table-cell table:style-name="ce15" table:formula="of:=IF([.V24];[.V24]*[.W$11]+POWER([.W$12]-[.V24]*[.W$11]; [.W$13]);&quot;&quot;)" office:value-type="float" office:value="189.85461442714">
            <text:p>190</text:p>
          </table:table-cell>
          <table:table-cell table:style-name="ce19" table:formula="of:=IF([.V24];[.W24]/[.V24];&quot;&quot;)" office:value-type="float" office:value="2.06354739388657">
            <text:p>2.06</text:p>
          </table:table-cell>
          <table:table-cell table:style-name="ce26"/>
          <table:table-cell table:style-name="ce8" office:value-type="float" office:value="111.265">
            <text:p>111</text:p>
          </table:table-cell>
          <table:table-cell table:style-name="ce15" table:formula="of:=IF([.Z24];[.Z24]*[.AA$11]+POWER([.AA$12]-[.Z24]*[.AA$11]; [.AA$13]);&quot;&quot;)" office:value-type="float" office:value="153.790497363558">
            <text:p>154</text:p>
          </table:table-cell>
          <table:table-cell table:style-name="ce19" table:formula="of:=IF([.Z24];[.AA24]/[.Z24];&quot;&quot;)" office:value-type="float" office:value="1.38220012909323">
            <text:p>1.38</text:p>
          </table:table-cell>
          <table:table-cell table:style-name="ce26"/>
          <table:table-cell table:style-name="ce8" office:value-type="float" office:value="85">
            <text:p>85</text:p>
          </table:table-cell>
          <table:table-cell table:style-name="ce15" table:formula="of:=IF([.AD24];[.AD24]*[.AE$11]+POWER([.AE$12]-[.AD24]*[.AE$11]; [.AE$13]);&quot;&quot;)" office:value-type="float" office:value="110.091667278299">
            <text:p>110</text:p>
          </table:table-cell>
          <table:table-cell table:style-name="ce19" table:formula="of:=IF([.AD24];[.AE24]/[.AD24];&quot;&quot;)" office:value-type="float" office:value="1.29519608562705">
            <text:p>1.30</text:p>
          </table:table-cell>
          <table:table-cell table:style-name="ce26"/>
          <table:table-cell table:style-name="ce8" office:value-type="float" office:value="51.8">
            <text:p>52</text:p>
          </table:table-cell>
          <table:table-cell table:style-name="ce15" table:formula="of:=IF([.AH24];[.AH24]*[.AI$11]+POWER([.AI$12]-[.AH24]*[.AI$11]; [.AI$13]);&quot;&quot;)" office:value-type="float" office:value="87.8076624359752">
            <text:p>88</text:p>
          </table:table-cell>
          <table:table-cell table:style-name="ce19" table:formula="of:=IF([.AH24];[.AI24]/[.AH24];&quot;&quot;)" office:value-type="float" office:value="1.69512861845512">
            <text:p>1.70</text:p>
          </table:table-cell>
          <table:table-cell table:style-name="ce26"/>
          <table:table-cell table:style-name="ce26"/>
          <table:table-cell table:style-name="ce15" table:formula="of:=IF([.AL24];[.AL24]*[.AM$11]+POWER([.AM$12]-[.AL24]*[.AM$11]; [.AM$13]);&quot;&quot;)">
            <text:p/>
          </table:table-cell>
          <table:table-cell table:style-name="ce19" table:formula="of:=IF([.AL24];[.AM24]/[.AL24];&quot;&quot;)">
            <text:p/>
          </table:table-cell>
          <table:table-cell table:style-name="ce26"/>
          <table:table-cell table:style-name="ce26"/>
          <table:table-cell table:style-name="ce15" table:formula="of:=IF([.AP24];[.AP24]*[.AQ$11]+POWER([.AQ$12]-[.AP24]*[.AQ$11]; [.AQ$13]);&quot;&quot;)">
            <text:p/>
          </table:table-cell>
          <table:table-cell table:style-name="ce19" table:formula="of:=IF([.AP24];[.AQ24]/[.AP24];&quot;&quot;)">
            <text:p/>
          </table:table-cell>
          <table:table-cell table:style-name="ce26"/>
          <table:table-cell table:style-name="ce26" office:value-type="float" office:value="87.555">
            <text:p>88</text:p>
          </table:table-cell>
          <table:table-cell table:style-name="ce15" table:formula="of:=IF([.AT24];[.AT24]*[.AU$11]+POWER([.AU$12]-[.AT24]*[.AU$11]; [.AU$13]);&quot;&quot;)" office:value-type="float" office:value="124.054235713644">
            <text:p>124</text:p>
          </table:table-cell>
          <table:table-cell table:style-name="ce19" table:formula="of:=IF([.AT24];[.AU24]/[.AT24];&quot;&quot;)" office:value-type="float" office:value="1.41687208855741">
            <text:p>1.42</text:p>
          </table:table-cell>
          <table:table-cell table:style-name="ce26"/>
          <table:table-cell table:style-name="ce26"/>
          <table:table-cell table:style-name="ce15" table:formula="of:=IF([.AX24];[.AX24]*[.AY$11]+POWER([.AY$12]-[.AX24]*[.AY$11]; [.AY$13]);&quot;&quot;)">
            <text:p/>
          </table:table-cell>
          <table:table-cell table:style-name="ce19" table:formula="of:=IF([.AX24];[.AY24]/[.AX24];&quot;&quot;)">
            <text:p/>
          </table:table-cell>
          <table:table-cell table:style-name="ce26"/>
          <table:table-cell table:style-name="ce26" office:value-type="float" office:value="110">
            <text:p>110</text:p>
          </table:table-cell>
          <table:table-cell table:style-name="ce15" table:formula="of:=IF([.BB24];[.BB24]*[.BC$11]+POWER([.BC$12]-[.BB24]*[.BC$11]; [.BC$13]);&quot;&quot;)" office:value-type="float" office:value="193.54528007186">
            <text:p>194</text:p>
          </table:table-cell>
          <table:table-cell table:style-name="ce19" table:formula="of:=IF([.BB24];[.BC24]/[.BB24];&quot;&quot;)" office:value-type="float" office:value="1.75950254610782">
            <text:p>1.76</text:p>
          </table:table-cell>
          <table:table-cell table:style-name="ce26"/>
          <table:table-cell table:style-name="ce26" office:value-type="float" office:value="155.16">
            <text:p>155</text:p>
          </table:table-cell>
          <table:table-cell table:style-name="ce15" table:formula="of:=IF([.BF24];[.BF24]*[.BG$11]+POWER([.BG$12]-[.BF24]*[.BG$11]; [.BG$13]);&quot;&quot;)" office:value-type="float" office:value="237.45354903628">
            <text:p>237</text:p>
          </table:table-cell>
          <table:table-cell table:style-name="ce19" table:formula="of:=IF([.BF24];[.BG24]/[.BF24];&quot;&quot;)" office:value-type="float" office:value="1.53037863519129">
            <text:p>1.53</text:p>
          </table:table-cell>
          <table:table-cell table:style-name="ce26"/>
          <table:table-cell table:style-name="ce26" office:value-type="float" office:value="110">
            <text:p>110</text:p>
          </table:table-cell>
          <table:table-cell table:style-name="ce15" table:formula="of:=IF([.BJ24];[.BJ24]*[.BK$11]+POWER([.BK$12]-[.BJ24]*[.BK$11]; [.BK$13]);&quot;&quot;)" office:value-type="float" office:value="204.416506052521">
            <text:p>204</text:p>
          </table:table-cell>
          <table:table-cell table:style-name="ce19" table:formula="of:=IF([.BJ24];[.BK24]/[.BJ24];&quot;&quot;)" office:value-type="float" office:value="1.85833187320473">
            <text:p>1.86</text:p>
          </table:table-cell>
          <table:table-cell table:style-name="ce26"/>
          <table:table-cell table:style-name="ce26"/>
          <table:table-cell table:style-name="ce15" table:formula="of:=IF([.BN24];[.BN24]*[.BO$11]+POWER([.BO$12]-[.BN24]*[.BO$11]; [.BO$13]);&quot;&quot;)">
            <text:p/>
          </table:table-cell>
          <table:table-cell table:style-name="ce19" table:formula="of:=IF([.BN24];[.BO24]/[.BN24];&quot;&quot;)">
            <text:p/>
          </table:table-cell>
          <table:table-cell table:style-name="ce26"/>
          <table:table-cell table:style-name="ce26" office:value-type="float" office:value="55.998">
            <text:p>56</text:p>
          </table:table-cell>
          <table:table-cell table:style-name="ce15" table:formula="of:=IF([.BR24];[.BR24]*[.BS$11]+POWER([.BS$12]-[.BR24]*[.BS$11]; [.BS$13]);&quot;&quot;)" office:value-type="float" office:value="135.93044228253">
            <text:p>136</text:p>
          </table:table-cell>
          <table:table-cell table:style-name="ce19" table:formula="of:=IF([.BR24];[.BS24]/[.BR24];&quot;&quot;)" office:value-type="float" office:value="2.42741601990303">
            <text:p>2.43</text:p>
          </table:table-cell>
          <table:table-cell table:style-name="ce26"/>
        </table:table-row>
        <table:table-row table:style-name="ro3">
          <table:table-cell/>
          <table:table-cell table:style-name="ce8" office:value-type="float" office:value="493.108">
            <text:p>493</text:p>
          </table:table-cell>
          <table:table-cell table:style-name="ce15" table:formula="of:=IF([.B25];[.B25]*[.C$11]+POWER([.C$12]-[.B25]*[.C$11]; [.C$13]);&quot;&quot;)" office:value-type="float" office:value="601.097467934637">
            <text:p>601</text:p>
          </table:table-cell>
          <table:table-cell table:style-name="ce19" table:formula="of:=IF([.B25];[.C25]/[.B25];&quot;&quot;)" office:value-type="float" office:value="1.21899759877073">
            <text:p>1.22</text:p>
          </table:table-cell>
          <table:table-cell table:style-name="ce26"/>
          <table:table-cell table:style-name="ce8" office:value-type="float" office:value="256">
            <text:p>256</text:p>
          </table:table-cell>
          <table:table-cell table:style-name="ce15" table:formula="of:=IF([.F25];[.F25]*[.G$11]+POWER([.G$12]-[.F25]*[.G$11]; [.G$13]);&quot;&quot;)" office:value-type="float" office:value="506.908538034486">
            <text:p>507</text:p>
          </table:table-cell>
          <table:table-cell table:style-name="ce19" table:formula="of:=IF([.F25];[.G25]/[.F25];&quot;&quot;)" office:value-type="float" office:value="1.98011147669721">
            <text:p>1.98</text:p>
          </table:table-cell>
          <table:table-cell table:style-name="ce26"/>
          <table:table-cell table:style-name="ce8" office:value-type="float" office:value="209.5984">
            <text:p>210</text:p>
          </table:table-cell>
          <table:table-cell table:style-name="ce15" table:formula="of:=IF([.J25];[.J25]*[.K$11]+POWER([.K$12]-[.J25]*[.K$11]; [.K$13]);&quot;&quot;)" office:value-type="float" office:value="374.964477249296">
            <text:p>375</text:p>
          </table:table-cell>
          <table:table-cell table:style-name="ce19" table:formula="of:=IF([.J25];[.K25]/[.J25];&quot;&quot;)" office:value-type="float" office:value="1.78896631486355">
            <text:p>1.79</text:p>
          </table:table-cell>
          <table:table-cell table:style-name="ce26"/>
          <table:table-cell table:style-name="ce26"/>
          <table:table-cell table:style-name="ce15" table:formula="of:=IF([.N25];[.N25]*[.O$11]+POWER([.O$12]-[.N25]*[.O$11]; [.O$13]);&quot;&quot;)">
            <text:p/>
          </table:table-cell>
          <table:table-cell table:style-name="ce19" table:formula="of:=IF([.N25];[.O25]/[.N25];&quot;&quot;)">
            <text:p/>
          </table:table-cell>
          <table:table-cell table:style-name="ce26"/>
          <table:table-cell table:style-name="ce8" office:value-type="float" office:value="135.3">
            <text:p>135</text:p>
          </table:table-cell>
          <table:table-cell table:style-name="ce15" table:formula="of:=IF([.R25];[.R25]*[.S$11]+POWER([.S$12]-[.R25]*[.S$11]; [.S$13]);&quot;&quot;)" office:value-type="float" office:value="235.347577807872">
            <text:p>235</text:p>
          </table:table-cell>
          <table:table-cell table:style-name="ce19" table:formula="of:=IF([.R25];[.S25]/[.R25];&quot;&quot;)" office:value-type="float" office:value="1.7394499468431">
            <text:p>1.74</text:p>
          </table:table-cell>
          <table:table-cell table:style-name="ce26"/>
          <table:table-cell table:style-name="ce26"/>
          <table:table-cell table:style-name="ce15" table:formula="of:=IF([.V25];[.V25]*[.W$11]+POWER([.W$12]-[.V25]*[.W$11]; [.W$13]);&quot;&quot;)">
            <text:p/>
          </table:table-cell>
          <table:table-cell table:style-name="ce19" table:formula="of:=IF([.V25];[.W25]/[.V25];&quot;&quot;)">
            <text:p/>
          </table:table-cell>
          <table:table-cell table:style-name="ce26"/>
          <table:table-cell table:style-name="ce8" office:value-type="float" office:value="107.95">
            <text:p>108</text:p>
          </table:table-cell>
          <table:table-cell table:style-name="ce15" table:formula="of:=IF([.Z25];[.Z25]*[.AA$11]+POWER([.AA$12]-[.Z25]*[.AA$11]; [.AA$13]);&quot;&quot;)" office:value-type="float" office:value="150.597361532972">
            <text:p>151</text:p>
          </table:table-cell>
          <table:table-cell table:style-name="ce19" table:formula="of:=IF([.Z25];[.AA25]/[.Z25];&quot;&quot;)" office:value-type="float" office:value="1.39506587802661">
            <text:p>1.40</text:p>
          </table:table-cell>
          <table:table-cell table:style-name="ce26"/>
          <table:table-cell table:style-name="ce8" office:value-type="float" office:value="83.2">
            <text:p>83</text:p>
          </table:table-cell>
          <table:table-cell table:style-name="ce15" table:formula="of:=IF([.AD25];[.AD25]*[.AE$11]+POWER([.AE$12]-[.AD25]*[.AE$11]; [.AE$13]);&quot;&quot;)" office:value-type="float" office:value="108.89104165186">
            <text:p>109</text:p>
          </table:table-cell>
          <table:table-cell table:style-name="ce19" table:formula="of:=IF([.AD25];[.AE25]/[.AD25];&quot;&quot;)" office:value-type="float" office:value="1.30878655831562">
            <text:p>1.31</text:p>
          </table:table-cell>
          <table:table-cell table:style-name="ce26"/>
          <table:table-cell table:style-name="ce8" office:value-type="float" office:value="51.664">
            <text:p>52</text:p>
          </table:table-cell>
          <table:table-cell table:style-name="ce15" table:formula="of:=IF([.AH25];[.AH25]*[.AI$11]+POWER([.AI$12]-[.AH25]*[.AI$11]; [.AI$13]);&quot;&quot;)" office:value-type="float" office:value="87.7172184668909">
            <text:p>88</text:p>
          </table:table-cell>
          <table:table-cell table:style-name="ce19" table:formula="of:=IF([.AH25];[.AI25]/[.AH25];&quot;&quot;)" office:value-type="float" office:value="1.69784024595252">
            <text:p>1.70</text:p>
          </table:table-cell>
          <table:table-cell table:style-name="ce26"/>
          <table:table-cell table:style-name="ce26"/>
          <table:table-cell table:style-name="ce15" table:formula="of:=IF([.AL25];[.AL25]*[.AM$11]+POWER([.AM$12]-[.AL25]*[.AM$11]; [.AM$13]);&quot;&quot;)">
            <text:p/>
          </table:table-cell>
          <table:table-cell table:style-name="ce19" table:formula="of:=IF([.AL25];[.AM25]/[.AL25];&quot;&quot;)">
            <text:p/>
          </table:table-cell>
          <table:table-cell table:style-name="ce26"/>
          <table:table-cell table:style-name="ce26"/>
          <table:table-cell table:style-name="ce15" table:formula="of:=IF([.AP25];[.AP25]*[.AQ$11]+POWER([.AQ$12]-[.AP25]*[.AQ$11]; [.AQ$13]);&quot;&quot;)">
            <text:p/>
          </table:table-cell>
          <table:table-cell table:style-name="ce19" table:formula="of:=IF([.AP25];[.AQ25]/[.AP25];&quot;&quot;)">
            <text:p/>
          </table:table-cell>
          <table:table-cell table:style-name="ce26"/>
          <table:table-cell table:style-name="ce26"/>
          <table:table-cell table:style-name="ce15" table:formula="of:=IF([.AT25];[.AT25]*[.AU$11]+POWER([.AU$12]-[.AT25]*[.AU$11]; [.AU$13]);&quot;&quot;)">
            <text:p/>
          </table:table-cell>
          <table:table-cell table:style-name="ce19" table:formula="of:=IF([.AT25];[.AU25]/[.AT25];&quot;&quot;)">
            <text:p/>
          </table:table-cell>
          <table:table-cell table:style-name="ce26"/>
          <table:table-cell table:style-name="ce26"/>
          <table:table-cell table:style-name="ce15" table:formula="of:=IF([.AX25];[.AX25]*[.AY$11]+POWER([.AY$12]-[.AX25]*[.AY$11]; [.AY$13]);&quot;&quot;)">
            <text:p/>
          </table:table-cell>
          <table:table-cell table:style-name="ce19" table:formula="of:=IF([.AX25];[.AY25]/[.AX25];&quot;&quot;)">
            <text:p/>
          </table:table-cell>
          <table:table-cell table:style-name="ce26"/>
          <table:table-cell table:style-name="ce26" office:value-type="float" office:value="88.002">
            <text:p>88</text:p>
          </table:table-cell>
          <table:table-cell table:style-name="ce15" table:formula="of:=IF([.BB25];[.BB25]*[.BC$11]+POWER([.BC$12]-[.BB25]*[.BC$11]; [.BC$13]);&quot;&quot;)" office:value-type="float" office:value="171.542223438004">
            <text:p>172</text:p>
          </table:table-cell>
          <table:table-cell table:style-name="ce19" table:formula="of:=IF([.BB25];[.BC25]/[.BB25];&quot;&quot;)" office:value-type="float" office:value="1.94929914590582">
            <text:p>1.95</text:p>
          </table:table-cell>
          <table:table-cell table:style-name="ce26"/>
          <table:table-cell table:style-name="ce26" office:value-type="float" office:value="150">
            <text:p>150</text:p>
          </table:table-cell>
          <table:table-cell table:style-name="ce15" table:formula="of:=IF([.BF25];[.BF25]*[.BG$11]+POWER([.BG$12]-[.BF25]*[.BG$11]; [.BG$13]);&quot;&quot;)" office:value-type="float" office:value="232.888259990133">
            <text:p>233</text:p>
          </table:table-cell>
          <table:table-cell table:style-name="ce19" table:formula="of:=IF([.BF25];[.BG25]/[.BF25];&quot;&quot;)" office:value-type="float" office:value="1.55258839993422">
            <text:p>1.55</text:p>
          </table:table-cell>
          <table:table-cell table:style-name="ce26"/>
          <table:table-cell table:style-name="ce26" office:value-type="float" office:value="110">
            <text:p>110</text:p>
          </table:table-cell>
          <table:table-cell table:style-name="ce15" table:formula="of:=IF([.BJ25];[.BJ25]*[.BK$11]+POWER([.BK$12]-[.BJ25]*[.BK$11]; [.BK$13]);&quot;&quot;)" office:value-type="float" office:value="204.416506052521">
            <text:p>204</text:p>
          </table:table-cell>
          <table:table-cell table:style-name="ce19" table:formula="of:=IF([.BJ25];[.BK25]/[.BJ25];&quot;&quot;)" office:value-type="float" office:value="1.85833187320473">
            <text:p>1.86</text:p>
          </table:table-cell>
          <table:table-cell table:style-name="ce26"/>
          <table:table-cell table:style-name="ce26"/>
          <table:table-cell table:style-name="ce15" table:formula="of:=IF([.BN25];[.BN25]*[.BO$11]+POWER([.BO$12]-[.BN25]*[.BO$11]; [.BO$13]);&quot;&quot;)">
            <text:p/>
          </table:table-cell>
          <table:table-cell table:style-name="ce19" table:formula="of:=IF([.BN25];[.BO25]/[.BN25];&quot;&quot;)">
            <text:p/>
          </table:table-cell>
          <table:table-cell table:style-name="ce26"/>
          <table:table-cell table:style-name="ce26"/>
          <table:table-cell table:style-name="ce15" table:formula="of:=IF([.BR25];[.BR25]*[.BS$11]+POWER([.BS$12]-[.BR25]*[.BS$11]; [.BS$13]);&quot;&quot;)">
            <text:p/>
          </table:table-cell>
          <table:table-cell table:style-name="ce19" table:formula="of:=IF([.BR25];[.BS25]/[.BR25];&quot;&quot;)">
            <text:p/>
          </table:table-cell>
          <table:table-cell table:style-name="ce26"/>
        </table:table-row>
        <table:table-row table:style-name="ro3">
          <table:table-cell/>
          <table:table-cell table:style-name="ce8" office:value-type="float" office:value="480.96">
            <text:p>481</text:p>
          </table:table-cell>
          <table:table-cell table:style-name="ce15" table:formula="of:=IF([.B26];[.B26]*[.C$11]+POWER([.C$12]-[.B26]*[.C$11]; [.C$13]);&quot;&quot;)" office:value-type="float" office:value="597.671566406075">
            <text:p>598</text:p>
          </table:table-cell>
          <table:table-cell table:style-name="ce19" table:formula="of:=IF([.B26];[.C26]/[.B26];&quot;&quot;)" office:value-type="float" office:value="1.24266376914104">
            <text:p>1.24</text:p>
          </table:table-cell>
          <table:table-cell table:style-name="ce26"/>
          <table:table-cell table:style-name="ce8" office:value-type="float" office:value="252">
            <text:p>252</text:p>
          </table:table-cell>
          <table:table-cell table:style-name="ce15" table:formula="of:=IF([.F26];[.F26]*[.G$11]+POWER([.G$12]-[.F26]*[.G$11]; [.G$13]);&quot;&quot;)" office:value-type="float" office:value="505.15176088229">
            <text:p>505</text:p>
          </table:table-cell>
          <table:table-cell table:style-name="ce19" table:formula="of:=IF([.F26];[.G26]/[.F26];&quot;&quot;)" office:value-type="float" office:value="2.00457047969163">
            <text:p>2.00</text:p>
          </table:table-cell>
          <table:table-cell table:style-name="ce26"/>
          <table:table-cell table:style-name="ce8" office:value-type="float" office:value="209">
            <text:p>209</text:p>
          </table:table-cell>
          <table:table-cell table:style-name="ce15" table:formula="of:=IF([.J26];[.J26]*[.K$11]+POWER([.K$12]-[.J26]*[.K$11]; [.K$13]);&quot;&quot;)" office:value-type="float" office:value="374.716612620094">
            <text:p>375</text:p>
          </table:table-cell>
          <table:table-cell table:style-name="ce19" table:formula="of:=IF([.J26];[.K26]/[.J26];&quot;&quot;)" office:value-type="float" office:value="1.79290245272772">
            <text:p>1.79</text:p>
          </table:table-cell>
          <table:table-cell table:style-name="ce26"/>
          <table:table-cell table:style-name="ce26"/>
          <table:table-cell table:style-name="ce15" table:formula="of:=IF([.N26];[.N26]*[.O$11]+POWER([.O$12]-[.N26]*[.O$11]; [.O$13]);&quot;&quot;)">
            <text:p/>
          </table:table-cell>
          <table:table-cell table:style-name="ce19" table:formula="of:=IF([.N26];[.O26]/[.N26];&quot;&quot;)">
            <text:p/>
          </table:table-cell>
          <table:table-cell table:style-name="ce26"/>
          <table:table-cell table:style-name="ce8" office:value-type="float" office:value="135.2998">
            <text:p>135</text:p>
          </table:table-cell>
          <table:table-cell table:style-name="ce15" table:formula="of:=IF([.R26];[.R26]*[.S$11]+POWER([.S$12]-[.R26]*[.S$11]; [.S$13]);&quot;&quot;)" office:value-type="float" office:value="235.347463208197">
            <text:p>235</text:p>
          </table:table-cell>
          <table:table-cell table:style-name="ce19" table:formula="of:=IF([.R26];[.S26]/[.R26];&quot;&quot;)" office:value-type="float" office:value="1.7394516710904">
            <text:p>1.74</text:p>
          </table:table-cell>
          <table:table-cell table:style-name="ce26"/>
          <table:table-cell table:style-name="ce26"/>
          <table:table-cell table:style-name="ce15" table:formula="of:=IF([.V26];[.V26]*[.W$11]+POWER([.W$12]-[.V26]*[.W$11]; [.W$13]);&quot;&quot;)">
            <text:p/>
          </table:table-cell>
          <table:table-cell table:style-name="ce19" table:formula="of:=IF([.V26];[.W26]/[.V26];&quot;&quot;)">
            <text:p/>
          </table:table-cell>
          <table:table-cell table:style-name="ce26"/>
          <table:table-cell table:style-name="ce8" office:value-type="float" office:value="107.95">
            <text:p>108</text:p>
          </table:table-cell>
          <table:table-cell table:style-name="ce15" table:formula="of:=IF([.Z26];[.Z26]*[.AA$11]+POWER([.AA$12]-[.Z26]*[.AA$11]; [.AA$13]);&quot;&quot;)" office:value-type="float" office:value="150.597361532972">
            <text:p>151</text:p>
          </table:table-cell>
          <table:table-cell table:style-name="ce19" table:formula="of:=IF([.Z26];[.AA26]/[.Z26];&quot;&quot;)" office:value-type="float" office:value="1.39506587802661">
            <text:p>1.40</text:p>
          </table:table-cell>
          <table:table-cell table:style-name="ce26"/>
          <table:table-cell table:style-name="ce8" office:value-type="float" office:value="82.08">
            <text:p>82</text:p>
          </table:table-cell>
          <table:table-cell table:style-name="ce15" table:formula="of:=IF([.AD26];[.AD26]*[.AE$11]+POWER([.AE$12]-[.AD26]*[.AE$11]; [.AE$13]);&quot;&quot;)" office:value-type="float" office:value="108.138870413784">
            <text:p>108</text:p>
          </table:table-cell>
          <table:table-cell table:style-name="ce19" table:formula="of:=IF([.AD26];[.AE26]/[.AD26];&quot;&quot;)" office:value-type="float" office:value="1.31748136469035">
            <text:p>1.32</text:p>
          </table:table-cell>
          <table:table-cell table:style-name="ce26"/>
          <table:table-cell table:style-name="ce8" office:value-type="float" office:value="49">
            <text:p>49</text:p>
          </table:table-cell>
          <table:table-cell table:style-name="ce15" table:formula="of:=IF([.AH26];[.AH26]*[.AI$11]+POWER([.AI$12]-[.AH26]*[.AI$11]; [.AI$13]);&quot;&quot;)" office:value-type="float" office:value="85.9235122093775">
            <text:p>86</text:p>
          </table:table-cell>
          <table:table-cell table:style-name="ce19" table:formula="of:=IF([.AH26];[.AI26]/[.AH26];&quot;&quot;)" office:value-type="float" office:value="1.7535410654975">
            <text:p>1.75</text:p>
          </table:table-cell>
          <table:table-cell table:style-name="ce26"/>
          <table:table-cell table:style-name="ce26"/>
          <table:table-cell table:style-name="ce15" table:formula="of:=IF([.AL26];[.AL26]*[.AM$11]+POWER([.AM$12]-[.AL26]*[.AM$11]; [.AM$13]);&quot;&quot;)">
            <text:p/>
          </table:table-cell>
          <table:table-cell table:style-name="ce19" table:formula="of:=IF([.AL26];[.AM26]/[.AL26];&quot;&quot;)">
            <text:p/>
          </table:table-cell>
          <table:table-cell table:style-name="ce26"/>
          <table:table-cell table:style-name="ce26"/>
          <table:table-cell table:style-name="ce15" table:formula="of:=IF([.AP26];[.AP26]*[.AQ$11]+POWER([.AQ$12]-[.AP26]*[.AQ$11]; [.AQ$13]);&quot;&quot;)">
            <text:p/>
          </table:table-cell>
          <table:table-cell table:style-name="ce19" table:formula="of:=IF([.AP26];[.AQ26]/[.AP26];&quot;&quot;)">
            <text:p/>
          </table:table-cell>
          <table:table-cell table:style-name="ce26"/>
          <table:table-cell table:style-name="ce26"/>
          <table:table-cell table:style-name="ce15" table:formula="of:=IF([.AT26];[.AT26]*[.AU$11]+POWER([.AU$12]-[.AT26]*[.AU$11]; [.AU$13]);&quot;&quot;)">
            <text:p/>
          </table:table-cell>
          <table:table-cell table:style-name="ce19" table:formula="of:=IF([.AT26];[.AU26]/[.AT26];&quot;&quot;)">
            <text:p/>
          </table:table-cell>
          <table:table-cell table:style-name="ce26"/>
          <table:table-cell table:style-name="ce26"/>
          <table:table-cell table:style-name="ce15" table:formula="of:=IF([.AX26];[.AX26]*[.AY$11]+POWER([.AY$12]-[.AX26]*[.AY$11]; [.AY$13]);&quot;&quot;)">
            <text:p/>
          </table:table-cell>
          <table:table-cell table:style-name="ce19" table:formula="of:=IF([.AX26];[.AY26]/[.AX26];&quot;&quot;)">
            <text:p/>
          </table:table-cell>
          <table:table-cell table:style-name="ce26"/>
          <table:table-cell table:style-name="ce26"/>
          <table:table-cell table:style-name="ce15" table:formula="of:=IF([.BB26];[.BB26]*[.BC$11]+POWER([.BC$12]-[.BB26]*[.BC$11]; [.BC$13]);&quot;&quot;)">
            <text:p/>
          </table:table-cell>
          <table:table-cell table:style-name="ce19" table:formula="of:=IF([.BB26];[.BC26]/[.BB26];&quot;&quot;)">
            <text:p/>
          </table:table-cell>
          <table:table-cell table:style-name="ce26"/>
          <table:table-cell table:style-name="ce26" office:value-type="float" office:value="148">
            <text:p>148</text:p>
          </table:table-cell>
          <table:table-cell table:style-name="ce15" table:formula="of:=IF([.BF26];[.BF26]*[.BG$11]+POWER([.BG$12]-[.BF26]*[.BG$11]; [.BG$13]);&quot;&quot;)" office:value-type="float" office:value="231.10692118045">
            <text:p>231</text:p>
          </table:table-cell>
          <table:table-cell table:style-name="ce19" table:formula="of:=IF([.BF26];[.BG26]/[.BF26];&quot;&quot;)" office:value-type="float" office:value="1.56153325121926">
            <text:p>1.56</text:p>
          </table:table-cell>
          <table:table-cell table:style-name="ce26"/>
          <table:table-cell table:style-name="ce26" office:value-type="float" office:value="104">
            <text:p>104</text:p>
          </table:table-cell>
          <table:table-cell table:style-name="ce15" table:formula="of:=IF([.BJ26];[.BJ26]*[.BK$11]+POWER([.BK$12]-[.BJ26]*[.BK$11]; [.BK$13]);&quot;&quot;)" office:value-type="float" office:value="199.297735368837">
            <text:p>199</text:p>
          </table:table-cell>
          <table:table-cell table:style-name="ce19" table:formula="of:=IF([.BJ26];[.BK26]/[.BJ26];&quot;&quot;)" office:value-type="float" office:value="1.91632437854651">
            <text:p>1.92</text:p>
          </table:table-cell>
          <table:table-cell table:style-name="ce26"/>
          <table:table-cell table:style-name="ce26"/>
          <table:table-cell table:style-name="ce15" table:formula="of:=IF([.BN26];[.BN26]*[.BO$11]+POWER([.BO$12]-[.BN26]*[.BO$11]; [.BO$13]);&quot;&quot;)">
            <text:p/>
          </table:table-cell>
          <table:table-cell table:style-name="ce19" table:formula="of:=IF([.BN26];[.BO26]/[.BN26];&quot;&quot;)">
            <text:p/>
          </table:table-cell>
          <table:table-cell table:style-name="ce26"/>
          <table:table-cell table:style-name="ce26"/>
          <table:table-cell table:style-name="ce15" table:formula="of:=IF([.BR26];[.BR26]*[.BS$11]+POWER([.BS$12]-[.BR26]*[.BS$11]; [.BS$13]);&quot;&quot;)">
            <text:p/>
          </table:table-cell>
          <table:table-cell table:style-name="ce19" table:formula="of:=IF([.BR26];[.BS26]/[.BR26];&quot;&quot;)">
            <text:p/>
          </table:table-cell>
          <table:table-cell table:style-name="ce26"/>
        </table:table-row>
        <table:table-row table:style-name="ro3">
          <table:table-cell/>
          <table:table-cell table:style-name="ce8" office:value-type="float" office:value="477.12">
            <text:p>477</text:p>
          </table:table-cell>
          <table:table-cell table:style-name="ce15" table:formula="of:=IF([.B27];[.B27]*[.C$11]+POWER([.C$12]-[.B27]*[.C$11]; [.C$13]);&quot;&quot;)" office:value-type="float" office:value="596.580643633759">
            <text:p>597</text:p>
          </table:table-cell>
          <table:table-cell table:style-name="ce19" table:formula="of:=IF([.B27];[.C27]/[.B27];&quot;&quot;)" office:value-type="float" office:value="1.25037861257914">
            <text:p>1.25</text:p>
          </table:table-cell>
          <table:table-cell table:style-name="ce26"/>
          <table:table-cell table:style-name="ce8" office:value-type="float" office:value="245.5376">
            <text:p>246</text:p>
          </table:table-cell>
          <table:table-cell table:style-name="ce15" table:formula="of:=IF([.F27];[.F27]*[.G$11]+POWER([.G$12]-[.F27]*[.G$11]; [.G$13]);&quot;&quot;)" office:value-type="float" office:value="502.291219117335">
            <text:p>502</text:p>
          </table:table-cell>
          <table:table-cell table:style-name="ce19" table:formula="of:=IF([.F27];[.G27]/[.F27];&quot;&quot;)" office:value-type="float" office:value="2.04567943613253">
            <text:p>2.05</text:p>
          </table:table-cell>
          <table:table-cell table:style-name="ce26"/>
          <table:table-cell table:style-name="ce8" office:value-type="float" office:value="209">
            <text:p>209</text:p>
          </table:table-cell>
          <table:table-cell table:style-name="ce15" table:formula="of:=IF([.J27];[.J27]*[.K$11]+POWER([.K$12]-[.J27]*[.K$11]; [.K$13]);&quot;&quot;)" office:value-type="float" office:value="374.716612620094">
            <text:p>375</text:p>
          </table:table-cell>
          <table:table-cell table:style-name="ce19" table:formula="of:=IF([.J27];[.K27]/[.J27];&quot;&quot;)" office:value-type="float" office:value="1.79290245272772">
            <text:p>1.79</text:p>
          </table:table-cell>
          <table:table-cell table:style-name="ce26"/>
          <table:table-cell table:style-name="ce26"/>
          <table:table-cell table:style-name="ce15" table:formula="of:=IF([.N27];[.N27]*[.O$11]+POWER([.O$12]-[.N27]*[.O$11]; [.O$13]);&quot;&quot;)">
            <text:p/>
          </table:table-cell>
          <table:table-cell table:style-name="ce19" table:formula="of:=IF([.N27];[.O27]/[.N27];&quot;&quot;)">
            <text:p/>
          </table:table-cell>
          <table:table-cell table:style-name="ce26"/>
          <table:table-cell table:style-name="ce8" office:value-type="float" office:value="128.1">
            <text:p>128</text:p>
          </table:table-cell>
          <table:table-cell table:style-name="ce15" table:formula="of:=IF([.R27];[.R27]*[.S$11]+POWER([.S$12]-[.R27]*[.S$11]; [.S$13]);&quot;&quot;)" office:value-type="float" office:value="231.185573369651">
            <text:p>231</text:p>
          </table:table-cell>
          <table:table-cell table:style-name="ce19" table:formula="of:=IF([.R27];[.S27]/[.R27];&quot;&quot;)" office:value-type="float" office:value="1.80472734870922">
            <text:p>1.80</text:p>
          </table:table-cell>
          <table:table-cell table:style-name="ce26"/>
          <table:table-cell table:style-name="ce26"/>
          <table:table-cell table:style-name="ce15" table:formula="of:=IF([.V27];[.V27]*[.W$11]+POWER([.W$12]-[.V27]*[.W$11]; [.W$13]);&quot;&quot;)">
            <text:p/>
          </table:table-cell>
          <table:table-cell table:style-name="ce19" table:formula="of:=IF([.V27];[.W27]/[.V27];&quot;&quot;)">
            <text:p/>
          </table:table-cell>
          <table:table-cell table:style-name="ce26"/>
          <table:table-cell table:style-name="ce8" office:value-type="float" office:value="106.2">
            <text:p>106</text:p>
          </table:table-cell>
          <table:table-cell table:style-name="ce15" table:formula="of:=IF([.Z27];[.Z27]*[.AA$11]+POWER([.AA$12]-[.Z27]*[.AA$11]; [.AA$13]);&quot;&quot;)" office:value-type="float" office:value="148.893595586325">
            <text:p>149</text:p>
          </table:table-cell>
          <table:table-cell table:style-name="ce19" table:formula="of:=IF([.Z27];[.AA27]/[.Z27];&quot;&quot;)" office:value-type="float" office:value="1.402011257875">
            <text:p>1.40</text:p>
          </table:table-cell>
          <table:table-cell table:style-name="ce26"/>
          <table:table-cell table:style-name="ce8" office:value-type="float" office:value="79.104">
            <text:p>79</text:p>
          </table:table-cell>
          <table:table-cell table:style-name="ce15" table:formula="of:=IF([.AD27];[.AD27]*[.AE$11]+POWER([.AE$12]-[.AD27]*[.AE$11]; [.AE$13]);&quot;&quot;)" office:value-type="float" office:value="106.12263255872">
            <text:p>106</text:p>
          </table:table-cell>
          <table:table-cell table:style-name="ce19" table:formula="of:=IF([.AD27];[.AE27]/[.AD27];&quot;&quot;)" office:value-type="float" office:value="1.34155836062298">
            <text:p>1.34</text:p>
          </table:table-cell>
          <table:table-cell table:style-name="ce26"/>
          <table:table-cell table:style-name="ce8" office:value-type="float" office:value="40.732">
            <text:p>41</text:p>
          </table:table-cell>
          <table:table-cell table:style-name="ce15" table:formula="of:=IF([.AH27];[.AH27]*[.AI$11]+POWER([.AI$12]-[.AH27]*[.AI$11]; [.AI$13]);&quot;&quot;)" office:value-type="float" office:value="80.1369431383899">
            <text:p>80</text:p>
          </table:table-cell>
          <table:table-cell table:style-name="ce19" table:formula="of:=IF([.AH27];[.AI27]/[.AH27];&quot;&quot;)" office:value-type="float" office:value="1.96741979618948">
            <text:p>1.97</text:p>
          </table:table-cell>
          <table:table-cell table:style-name="ce26"/>
          <table:table-cell table:style-name="ce26"/>
          <table:table-cell table:style-name="ce15" table:formula="of:=IF([.AL27];[.AL27]*[.AM$11]+POWER([.AM$12]-[.AL27]*[.AM$11]; [.AM$13]);&quot;&quot;)">
            <text:p/>
          </table:table-cell>
          <table:table-cell table:style-name="ce19" table:formula="of:=IF([.AL27];[.AM27]/[.AL27];&quot;&quot;)">
            <text:p/>
          </table:table-cell>
          <table:table-cell table:style-name="ce26"/>
          <table:table-cell table:style-name="ce26"/>
          <table:table-cell table:style-name="ce15" table:formula="of:=IF([.AP27];[.AP27]*[.AQ$11]+POWER([.AQ$12]-[.AP27]*[.AQ$11]; [.AQ$13]);&quot;&quot;)">
            <text:p/>
          </table:table-cell>
          <table:table-cell table:style-name="ce19" table:formula="of:=IF([.AP27];[.AQ27]/[.AP27];&quot;&quot;)">
            <text:p/>
          </table:table-cell>
          <table:table-cell table:style-name="ce26"/>
          <table:table-cell table:style-name="ce26"/>
          <table:table-cell table:style-name="ce15" table:formula="of:=IF([.AT27];[.AT27]*[.AU$11]+POWER([.AU$12]-[.AT27]*[.AU$11]; [.AU$13]);&quot;&quot;)">
            <text:p/>
          </table:table-cell>
          <table:table-cell table:style-name="ce19" table:formula="of:=IF([.AT27];[.AU27]/[.AT27];&quot;&quot;)">
            <text:p/>
          </table:table-cell>
          <table:table-cell table:style-name="ce26"/>
          <table:table-cell table:style-name="ce26"/>
          <table:table-cell table:style-name="ce15" table:formula="of:=IF([.AX27];[.AX27]*[.AY$11]+POWER([.AY$12]-[.AX27]*[.AY$11]; [.AY$13]);&quot;&quot;)">
            <text:p/>
          </table:table-cell>
          <table:table-cell table:style-name="ce19" table:formula="of:=IF([.AX27];[.AY27]/[.AX27];&quot;&quot;)">
            <text:p/>
          </table:table-cell>
          <table:table-cell table:style-name="ce26"/>
          <table:table-cell table:style-name="ce26"/>
          <table:table-cell table:style-name="ce15" table:formula="of:=IF([.BB27];[.BB27]*[.BC$11]+POWER([.BC$12]-[.BB27]*[.BC$11]; [.BC$13]);&quot;&quot;)">
            <text:p/>
          </table:table-cell>
          <table:table-cell table:style-name="ce19" table:formula="of:=IF([.BB27];[.BC27]/[.BB27];&quot;&quot;)">
            <text:p/>
          </table:table-cell>
          <table:table-cell table:style-name="ce26"/>
          <table:table-cell table:style-name="ce26" office:value-type="float" office:value="145">
            <text:p>145</text:p>
          </table:table-cell>
          <table:table-cell table:style-name="ce15" table:formula="of:=IF([.BF27];[.BF27]*[.BG$11]+POWER([.BG$12]-[.BF27]*[.BG$11]; [.BG$13]);&quot;&quot;)" office:value-type="float" office:value="228.423369840676">
            <text:p>228</text:p>
          </table:table-cell>
          <table:table-cell table:style-name="ce19" table:formula="of:=IF([.BF27];[.BG27]/[.BF27];&quot;&quot;)" office:value-type="float" office:value="1.57533358510811">
            <text:p>1.58</text:p>
          </table:table-cell>
          <table:table-cell table:style-name="ce26"/>
          <table:table-cell table:style-name="ce26" office:value-type="float" office:value="102.6">
            <text:p>103</text:p>
          </table:table-cell>
          <table:table-cell table:style-name="ce15" table:formula="of:=IF([.BJ27];[.BJ27]*[.BK$11]+POWER([.BK$12]-[.BJ27]*[.BK$11]; [.BK$13]);&quot;&quot;)" office:value-type="float" office:value="198.077263719858">
            <text:p>198</text:p>
          </table:table-cell>
          <table:table-cell table:style-name="ce19" table:formula="of:=IF([.BJ27];[.BK27]/[.BJ27];&quot;&quot;)" office:value-type="float" office:value="1.93057761910193">
            <text:p>1.93</text:p>
          </table:table-cell>
          <table:table-cell table:style-name="ce26"/>
          <table:table-cell table:style-name="ce26"/>
          <table:table-cell table:style-name="ce15" table:formula="of:=IF([.BN27];[.BN27]*[.BO$11]+POWER([.BO$12]-[.BN27]*[.BO$11]; [.BO$13]);&quot;&quot;)">
            <text:p/>
          </table:table-cell>
          <table:table-cell table:style-name="ce19" table:formula="of:=IF([.BN27];[.BO27]/[.BN27];&quot;&quot;)">
            <text:p/>
          </table:table-cell>
          <table:table-cell table:style-name="ce26"/>
          <table:table-cell table:style-name="ce26"/>
          <table:table-cell table:style-name="ce15" table:formula="of:=IF([.BR27];[.BR27]*[.BS$11]+POWER([.BS$12]-[.BR27]*[.BS$11]; [.BS$13]);&quot;&quot;)">
            <text:p/>
          </table:table-cell>
          <table:table-cell table:style-name="ce19" table:formula="of:=IF([.BR27];[.BS27]/[.BR27];&quot;&quot;)">
            <text:p/>
          </table:table-cell>
          <table:table-cell table:style-name="ce26"/>
        </table:table-row>
        <table:table-row table:style-name="ro3">
          <table:table-cell/>
          <table:table-cell table:style-name="ce8" office:value-type="float" office:value="477.12">
            <text:p>477</text:p>
          </table:table-cell>
          <table:table-cell table:style-name="ce15" table:formula="of:=IF([.B28];[.B28]*[.C$11]+POWER([.C$12]-[.B28]*[.C$11]; [.C$13]);&quot;&quot;)" office:value-type="float" office:value="596.580643633759">
            <text:p>597</text:p>
          </table:table-cell>
          <table:table-cell table:style-name="ce19" table:formula="of:=IF([.B28];[.C28]/[.B28];&quot;&quot;)" office:value-type="float" office:value="1.25037861257914">
            <text:p>1.25</text:p>
          </table:table-cell>
          <table:table-cell table:style-name="ce26"/>
          <table:table-cell table:style-name="ce8" office:value-type="float" office:value="233.79">
            <text:p>234</text:p>
          </table:table-cell>
          <table:table-cell table:style-name="ce15" table:formula="of:=IF([.F28];[.F28]*[.G$11]+POWER([.G$12]-[.F28]*[.G$11]; [.G$13]);&quot;&quot;)" office:value-type="float" office:value="497.026053744352">
            <text:p>497</text:p>
          </table:table-cell>
          <table:table-cell table:style-name="ce19" table:formula="of:=IF([.F28];[.G28]/[.F28];&quot;&quot;)" office:value-type="float" office:value="2.12595086934579">
            <text:p>2.13</text:p>
          </table:table-cell>
          <table:table-cell table:style-name="ce26"/>
          <table:table-cell table:style-name="ce8" office:value-type="float" office:value="199">
            <text:p>199</text:p>
          </table:table-cell>
          <table:table-cell table:style-name="ce15" table:formula="of:=IF([.J28];[.J28]*[.K$11]+POWER([.K$12]-[.J28]*[.K$11]; [.K$13]);&quot;&quot;)" office:value-type="float" office:value="370.519223513178">
            <text:p>371</text:p>
          </table:table-cell>
          <table:table-cell table:style-name="ce19" table:formula="of:=IF([.J28];[.K28]/[.J28];&quot;&quot;)" office:value-type="float" office:value="1.86190564579486">
            <text:p>1.86</text:p>
          </table:table-cell>
          <table:table-cell table:style-name="ce26"/>
          <table:table-cell table:style-name="ce26"/>
          <table:table-cell table:style-name="ce15" table:formula="of:=IF([.N28];[.N28]*[.O$11]+POWER([.O$12]-[.N28]*[.O$11]; [.O$13]);&quot;&quot;)">
            <text:p/>
          </table:table-cell>
          <table:table-cell table:style-name="ce19" table:formula="of:=IF([.N28];[.O28]/[.N28];&quot;&quot;)">
            <text:p/>
          </table:table-cell>
          <table:table-cell table:style-name="ce26"/>
          <table:table-cell table:style-name="ce8" office:value-type="float" office:value="128">
            <text:p>128</text:p>
          </table:table-cell>
          <table:table-cell table:style-name="ce15" table:formula="of:=IF([.R28];[.R28]*[.S$11]+POWER([.S$12]-[.R28]*[.S$11]; [.S$13]);&quot;&quot;)" office:value-type="float" office:value="231.127277959494">
            <text:p>231</text:p>
          </table:table-cell>
          <table:table-cell table:style-name="ce19" table:formula="of:=IF([.R28];[.S28]/[.R28];&quot;&quot;)" office:value-type="float" office:value="1.80568185905854">
            <text:p>1.81</text:p>
          </table:table-cell>
          <table:table-cell table:style-name="ce26"/>
          <table:table-cell table:style-name="ce26"/>
          <table:table-cell table:style-name="ce15" table:formula="of:=IF([.V28];[.V28]*[.W$11]+POWER([.W$12]-[.V28]*[.W$11]; [.W$13]);&quot;&quot;)">
            <text:p/>
          </table:table-cell>
          <table:table-cell table:style-name="ce19" table:formula="of:=IF([.V28];[.W28]/[.V28];&quot;&quot;)">
            <text:p/>
          </table:table-cell>
          <table:table-cell table:style-name="ce26"/>
          <table:table-cell table:style-name="ce8" office:value-type="float" office:value="101.7">
            <text:p>102</text:p>
          </table:table-cell>
          <table:table-cell table:style-name="ce15" table:formula="of:=IF([.Z28];[.Z28]*[.AA$11]+POWER([.AA$12]-[.Z28]*[.AA$11]; [.AA$13]);&quot;&quot;)" office:value-type="float" office:value="144.463679754668">
            <text:p>144</text:p>
          </table:table-cell>
          <table:table-cell table:style-name="ce19" table:formula="of:=IF([.Z28];[.AA28]/[.Z28];&quot;&quot;)" office:value-type="float" office:value="1.42048849316291">
            <text:p>1.42</text:p>
          </table:table-cell>
          <table:table-cell table:style-name="ce26"/>
          <table:table-cell table:style-name="ce8" office:value-type="float" office:value="79.104">
            <text:p>79</text:p>
          </table:table-cell>
          <table:table-cell table:style-name="ce15" table:formula="of:=IF([.AD28];[.AD28]*[.AE$11]+POWER([.AE$12]-[.AD28]*[.AE$11]; [.AE$13]);&quot;&quot;)" office:value-type="float" office:value="106.12263255872">
            <text:p>106</text:p>
          </table:table-cell>
          <table:table-cell table:style-name="ce19" table:formula="of:=IF([.AD28];[.AE28]/[.AD28];&quot;&quot;)" office:value-type="float" office:value="1.34155836062298">
            <text:p>1.34</text:p>
          </table:table-cell>
          <table:table-cell table:style-name="ce26"/>
          <table:table-cell table:style-name="ce8" office:value-type="float" office:value="30">
            <text:p>30</text:p>
          </table:table-cell>
          <table:table-cell table:style-name="ce15" table:formula="of:=IF([.AH28];[.AH28]*[.AI$11]+POWER([.AI$12]-[.AH28]*[.AI$11]; [.AI$13]);&quot;&quot;)" office:value-type="float" office:value="72.2641753610594">
            <text:p>72</text:p>
          </table:table-cell>
          <table:table-cell table:style-name="ce19" table:formula="of:=IF([.AH28];[.AI28]/[.AH28];&quot;&quot;)" office:value-type="float" office:value="2.40880584536865">
            <text:p>2.41</text:p>
          </table:table-cell>
          <table:table-cell table:style-name="ce26"/>
          <table:table-cell table:style-name="ce26"/>
          <table:table-cell table:style-name="ce15" table:formula="of:=IF([.AL28];[.AL28]*[.AM$11]+POWER([.AM$12]-[.AL28]*[.AM$11]; [.AM$13]);&quot;&quot;)">
            <text:p/>
          </table:table-cell>
          <table:table-cell table:style-name="ce19" table:formula="of:=IF([.AL28];[.AM28]/[.AL28];&quot;&quot;)">
            <text:p/>
          </table:table-cell>
          <table:table-cell table:style-name="ce26"/>
          <table:table-cell table:style-name="ce26"/>
          <table:table-cell table:style-name="ce15" table:formula="of:=IF([.AP28];[.AP28]*[.AQ$11]+POWER([.AQ$12]-[.AP28]*[.AQ$11]; [.AQ$13]);&quot;&quot;)">
            <text:p/>
          </table:table-cell>
          <table:table-cell table:style-name="ce19" table:formula="of:=IF([.AP28];[.AQ28]/[.AP28];&quot;&quot;)">
            <text:p/>
          </table:table-cell>
          <table:table-cell table:style-name="ce26"/>
          <table:table-cell table:style-name="ce26"/>
          <table:table-cell table:style-name="ce15" table:formula="of:=IF([.AT28];[.AT28]*[.AU$11]+POWER([.AU$12]-[.AT28]*[.AU$11]; [.AU$13]);&quot;&quot;)">
            <text:p/>
          </table:table-cell>
          <table:table-cell table:style-name="ce19" table:formula="of:=IF([.AT28];[.AU28]/[.AT28];&quot;&quot;)">
            <text:p/>
          </table:table-cell>
          <table:table-cell table:style-name="ce26"/>
          <table:table-cell table:style-name="ce26"/>
          <table:table-cell table:style-name="ce15" table:formula="of:=IF([.AX28];[.AX28]*[.AY$11]+POWER([.AY$12]-[.AX28]*[.AY$11]; [.AY$13]);&quot;&quot;)">
            <text:p/>
          </table:table-cell>
          <table:table-cell table:style-name="ce19" table:formula="of:=IF([.AX28];[.AY28]/[.AX28];&quot;&quot;)">
            <text:p/>
          </table:table-cell>
          <table:table-cell table:style-name="ce26"/>
          <table:table-cell table:style-name="ce26"/>
          <table:table-cell table:style-name="ce15" table:formula="of:=IF([.BB28];[.BB28]*[.BC$11]+POWER([.BC$12]-[.BB28]*[.BC$11]; [.BC$13]);&quot;&quot;)">
            <text:p/>
          </table:table-cell>
          <table:table-cell table:style-name="ce19" table:formula="of:=IF([.BB28];[.BC28]/[.BB28];&quot;&quot;)">
            <text:p/>
          </table:table-cell>
          <table:table-cell table:style-name="ce26"/>
          <table:table-cell table:style-name="ce26" office:value-type="float" office:value="137.5">
            <text:p>138</text:p>
          </table:table-cell>
          <table:table-cell table:style-name="ce15" table:formula="of:=IF([.BF28];[.BF28]*[.BG$11]+POWER([.BG$12]-[.BF28]*[.BG$11]; [.BG$13]);&quot;&quot;)" office:value-type="float" office:value="221.658637193954">
            <text:p>222</text:p>
          </table:table-cell>
          <table:table-cell table:style-name="ce19" table:formula="of:=IF([.BF28];[.BG28]/[.BF28];&quot;&quot;)" office:value-type="float" office:value="1.61206281595603">
            <text:p>1.61</text:p>
          </table:table-cell>
          <table:table-cell table:style-name="ce26"/>
          <table:table-cell table:style-name="ce26" office:value-type="float" office:value="100">
            <text:p>100</text:p>
          </table:table-cell>
          <table:table-cell table:style-name="ce15" table:formula="of:=IF([.BJ28];[.BJ28]*[.BK$11]+POWER([.BK$12]-[.BJ28]*[.BK$11]; [.BK$13]);&quot;&quot;)" office:value-type="float" office:value="195.788159544165">
            <text:p>196</text:p>
          </table:table-cell>
          <table:table-cell table:style-name="ce19" table:formula="of:=IF([.BJ28];[.BK28]/[.BJ28];&quot;&quot;)" office:value-type="float" office:value="1.95788159544165">
            <text:p>1.96</text:p>
          </table:table-cell>
          <table:table-cell table:style-name="ce26"/>
          <table:table-cell table:style-name="ce26"/>
          <table:table-cell table:style-name="ce15" table:formula="of:=IF([.BN28];[.BN28]*[.BO$11]+POWER([.BO$12]-[.BN28]*[.BO$11]; [.BO$13]);&quot;&quot;)">
            <text:p/>
          </table:table-cell>
          <table:table-cell table:style-name="ce19" table:formula="of:=IF([.BN28];[.BO28]/[.BN28];&quot;&quot;)">
            <text:p/>
          </table:table-cell>
          <table:table-cell table:style-name="ce26"/>
          <table:table-cell table:style-name="ce26"/>
          <table:table-cell table:style-name="ce15" table:formula="of:=IF([.BR28];[.BR28]*[.BS$11]+POWER([.BS$12]-[.BR28]*[.BS$11]; [.BS$13]);&quot;&quot;)">
            <text:p/>
          </table:table-cell>
          <table:table-cell table:style-name="ce19" table:formula="of:=IF([.BR28];[.BS28]/[.BR28];&quot;&quot;)">
            <text:p/>
          </table:table-cell>
          <table:table-cell table:style-name="ce26"/>
        </table:table-row>
        <table:table-row table:style-name="ro3">
          <table:table-cell/>
          <table:table-cell table:style-name="ce8" office:value-type="float" office:value="477.12">
            <text:p>477</text:p>
          </table:table-cell>
          <table:table-cell table:style-name="ce15" table:formula="of:=IF([.B29];[.B29]*[.C$11]+POWER([.C$12]-[.B29]*[.C$11]; [.C$13]);&quot;&quot;)" office:value-type="float" office:value="596.580643633759">
            <text:p>597</text:p>
          </table:table-cell>
          <table:table-cell table:style-name="ce19" table:formula="of:=IF([.B29];[.C29]/[.B29];&quot;&quot;)" office:value-type="float" office:value="1.25037861257914">
            <text:p>1.25</text:p>
          </table:table-cell>
          <table:table-cell table:style-name="ce26"/>
          <table:table-cell table:style-name="ce8" office:value-type="float" office:value="225.5904">
            <text:p>226</text:p>
          </table:table-cell>
          <table:table-cell table:style-name="ce15" table:formula="of:=IF([.F29];[.F29]*[.G$11]+POWER([.G$12]-[.F29]*[.G$11]; [.G$13]);&quot;&quot;)" office:value-type="float" office:value="493.305443032821">
            <text:p>493</text:p>
          </table:table-cell>
          <table:table-cell table:style-name="ce19" table:formula="of:=IF([.F29];[.G29]/[.F29];&quot;&quot;)" office:value-type="float" office:value="2.18673065446411">
            <text:p>2.19</text:p>
          </table:table-cell>
          <table:table-cell table:style-name="ce26"/>
          <table:table-cell table:style-name="ce8" office:value-type="float" office:value="198">
            <text:p>198</text:p>
          </table:table-cell>
          <table:table-cell table:style-name="ce15" table:formula="of:=IF([.J29];[.J29]*[.K$11]+POWER([.K$12]-[.J29]*[.K$11]; [.K$13]);&quot;&quot;)" office:value-type="float" office:value="370.094109861436">
            <text:p>370</text:p>
          </table:table-cell>
          <table:table-cell table:style-name="ce19" table:formula="of:=IF([.J29];[.K29]/[.J29];&quot;&quot;)" office:value-type="float" office:value="1.86916217101735">
            <text:p>1.87</text:p>
          </table:table-cell>
          <table:table-cell table:style-name="ce26"/>
          <table:table-cell table:style-name="ce26"/>
          <table:table-cell table:style-name="ce15" table:formula="of:=IF([.N29];[.N29]*[.O$11]+POWER([.O$12]-[.N29]*[.O$11]; [.O$13]);&quot;&quot;)">
            <text:p/>
          </table:table-cell>
          <table:table-cell table:style-name="ce19" table:formula="of:=IF([.N29];[.O29]/[.N29];&quot;&quot;)">
            <text:p/>
          </table:table-cell>
          <table:table-cell table:style-name="ce26"/>
          <table:table-cell table:style-name="ce8" office:value-type="float" office:value="126">
            <text:p>126</text:p>
          </table:table-cell>
          <table:table-cell table:style-name="ce15" table:formula="of:=IF([.R29];[.R29]*[.S$11]+POWER([.S$12]-[.R29]*[.S$11]; [.S$13]);&quot;&quot;)" office:value-type="float" office:value="229.958707205493">
            <text:p>230</text:p>
          </table:table-cell>
          <table:table-cell table:style-name="ce19" table:formula="of:=IF([.R29];[.S29]/[.R29];&quot;&quot;)" office:value-type="float" office:value="1.8250691048055">
            <text:p>1.83</text:p>
          </table:table-cell>
          <table:table-cell table:style-name="ce26"/>
          <table:table-cell table:style-name="ce26"/>
          <table:table-cell table:style-name="ce15" table:formula="of:=IF([.V29];[.V29]*[.W$11]+POWER([.W$12]-[.V29]*[.W$11]; [.W$13]);&quot;&quot;)">
            <text:p/>
          </table:table-cell>
          <table:table-cell table:style-name="ce19" table:formula="of:=IF([.V29];[.W29]/[.V29];&quot;&quot;)">
            <text:p/>
          </table:table-cell>
          <table:table-cell table:style-name="ce26"/>
          <table:table-cell table:style-name="ce8" office:value-type="float" office:value="100.134">
            <text:p>100</text:p>
          </table:table-cell>
          <table:table-cell table:style-name="ce15" table:formula="of:=IF([.Z29];[.Z29]*[.AA$11]+POWER([.AA$12]-[.Z29]*[.AA$11]; [.AA$13]);&quot;&quot;)" office:value-type="float" office:value="142.907453684713">
            <text:p>143</text:p>
          </table:table-cell>
          <table:table-cell table:style-name="ce19" table:formula="of:=IF([.Z29];[.AA29]/[.Z29];&quot;&quot;)" office:value-type="float" office:value="1.4271621395801">
            <text:p>1.43</text:p>
          </table:table-cell>
          <table:table-cell table:style-name="ce26"/>
          <table:table-cell table:style-name="ce8" office:value-type="float" office:value="79.104">
            <text:p>79</text:p>
          </table:table-cell>
          <table:table-cell table:style-name="ce15" table:formula="of:=IF([.AD29];[.AD29]*[.AE$11]+POWER([.AE$12]-[.AD29]*[.AE$11]; [.AE$13]);&quot;&quot;)" office:value-type="float" office:value="106.12263255872">
            <text:p>106</text:p>
          </table:table-cell>
          <table:table-cell table:style-name="ce19" table:formula="of:=IF([.AD29];[.AE29]/[.AD29];&quot;&quot;)" office:value-type="float" office:value="1.34155836062298">
            <text:p>1.34</text:p>
          </table:table-cell>
          <table:table-cell table:style-name="ce26"/>
          <table:table-cell table:style-name="ce2"/>
          <table:table-cell table:style-name="ce15" table:formula="of:=IF([.AH29];[.AH29]*[.AI$11]+POWER([.AI$12]-[.AH29]*[.AI$11]; [.AI$13]);&quot;&quot;)">
            <text:p/>
          </table:table-cell>
          <table:table-cell table:style-name="ce19" table:formula="of:=IF([.AH29];[.AI29]/[.AH29];&quot;&quot;)">
            <text:p/>
          </table:table-cell>
          <table:table-cell table:style-name="ce26"/>
          <table:table-cell table:style-name="ce26"/>
          <table:table-cell table:style-name="ce15" table:formula="of:=IF([.AL29];[.AL29]*[.AM$11]+POWER([.AM$12]-[.AL29]*[.AM$11]; [.AM$13]);&quot;&quot;)">
            <text:p/>
          </table:table-cell>
          <table:table-cell table:style-name="ce19" table:formula="of:=IF([.AL29];[.AM29]/[.AL29];&quot;&quot;)">
            <text:p/>
          </table:table-cell>
          <table:table-cell table:style-name="ce26"/>
          <table:table-cell table:style-name="ce26"/>
          <table:table-cell table:style-name="ce15" table:formula="of:=IF([.AP29];[.AP29]*[.AQ$11]+POWER([.AQ$12]-[.AP29]*[.AQ$11]; [.AQ$13]);&quot;&quot;)">
            <text:p/>
          </table:table-cell>
          <table:table-cell table:style-name="ce19" table:formula="of:=IF([.AP29];[.AQ29]/[.AP29];&quot;&quot;)">
            <text:p/>
          </table:table-cell>
          <table:table-cell table:style-name="ce26"/>
          <table:table-cell table:style-name="ce26"/>
          <table:table-cell table:style-name="ce15" table:formula="of:=IF([.AT29];[.AT29]*[.AU$11]+POWER([.AU$12]-[.AT29]*[.AU$11]; [.AU$13]);&quot;&quot;)">
            <text:p/>
          </table:table-cell>
          <table:table-cell table:style-name="ce19" table:formula="of:=IF([.AT29];[.AU29]/[.AT29];&quot;&quot;)">
            <text:p/>
          </table:table-cell>
          <table:table-cell table:style-name="ce26"/>
          <table:table-cell table:style-name="ce26"/>
          <table:table-cell table:style-name="ce15" table:formula="of:=IF([.AX29];[.AX29]*[.AY$11]+POWER([.AY$12]-[.AX29]*[.AY$11]; [.AY$13]);&quot;&quot;)">
            <text:p/>
          </table:table-cell>
          <table:table-cell table:style-name="ce19" table:formula="of:=IF([.AX29];[.AY29]/[.AX29];&quot;&quot;)">
            <text:p/>
          </table:table-cell>
          <table:table-cell table:style-name="ce26"/>
          <table:table-cell table:style-name="ce26"/>
          <table:table-cell table:style-name="ce15" table:formula="of:=IF([.BB29];[.BB29]*[.BC$11]+POWER([.BC$12]-[.BB29]*[.BC$11]; [.BC$13]);&quot;&quot;)">
            <text:p/>
          </table:table-cell>
          <table:table-cell table:style-name="ce19" table:formula="of:=IF([.BB29];[.BC29]/[.BB29];&quot;&quot;)">
            <text:p/>
          </table:table-cell>
          <table:table-cell table:style-name="ce26"/>
          <table:table-cell table:style-name="ce26" office:value-type="float" office:value="125">
            <text:p>125</text:p>
          </table:table-cell>
          <table:table-cell table:style-name="ce15" table:formula="of:=IF([.BF29];[.BF29]*[.BG$11]+POWER([.BG$12]-[.BF29]*[.BG$11]; [.BG$13]);&quot;&quot;)" office:value-type="float" office:value="210.229306895744">
            <text:p>210</text:p>
          </table:table-cell>
          <table:table-cell table:style-name="ce19" table:formula="of:=IF([.BF29];[.BG29]/[.BF29];&quot;&quot;)" office:value-type="float" office:value="1.68183445516595">
            <text:p>1.68</text:p>
          </table:table-cell>
          <table:table-cell table:style-name="ce26"/>
          <table:table-cell table:style-name="ce26" office:value-type="float" office:value="100">
            <text:p>100</text:p>
          </table:table-cell>
          <table:table-cell table:style-name="ce15" table:formula="of:=IF([.BJ29];[.BJ29]*[.BK$11]+POWER([.BK$12]-[.BJ29]*[.BK$11]; [.BK$13]);&quot;&quot;)" office:value-type="float" office:value="195.788159544165">
            <text:p>196</text:p>
          </table:table-cell>
          <table:table-cell table:style-name="ce19" table:formula="of:=IF([.BJ29];[.BK29]/[.BJ29];&quot;&quot;)" office:value-type="float" office:value="1.95788159544165">
            <text:p>1.96</text:p>
          </table:table-cell>
          <table:table-cell table:style-name="ce26"/>
          <table:table-cell table:style-name="ce26"/>
          <table:table-cell table:style-name="ce15" table:formula="of:=IF([.BN29];[.BN29]*[.BO$11]+POWER([.BO$12]-[.BN29]*[.BO$11]; [.BO$13]);&quot;&quot;)">
            <text:p/>
          </table:table-cell>
          <table:table-cell table:style-name="ce19" table:formula="of:=IF([.BN29];[.BO29]/[.BN29];&quot;&quot;)">
            <text:p/>
          </table:table-cell>
          <table:table-cell table:style-name="ce26"/>
          <table:table-cell table:style-name="ce26"/>
          <table:table-cell table:style-name="ce15" table:formula="of:=IF([.BR29];[.BR29]*[.BS$11]+POWER([.BS$12]-[.BR29]*[.BS$11]; [.BS$13]);&quot;&quot;)">
            <text:p/>
          </table:table-cell>
          <table:table-cell table:style-name="ce19" table:formula="of:=IF([.BR29];[.BS29]/[.BR29];&quot;&quot;)">
            <text:p/>
          </table:table-cell>
          <table:table-cell table:style-name="ce26"/>
        </table:table-row>
        <table:table-row table:style-name="ro3">
          <table:table-cell/>
          <table:table-cell table:style-name="ce8" office:value-type="float" office:value="470.75">
            <text:p>471</text:p>
          </table:table-cell>
          <table:table-cell table:style-name="ce15" table:formula="of:=IF([.B30];[.B30]*[.C$11]+POWER([.C$12]-[.B30]*[.C$11]; [.C$13]);&quot;&quot;)" office:value-type="float" office:value="594.762918193978">
            <text:p>595</text:p>
          </table:table-cell>
          <table:table-cell table:style-name="ce19" table:formula="of:=IF([.B30];[.C30]/[.B30];&quot;&quot;)" office:value-type="float" office:value="1.26343689472964">
            <text:p>1.26</text:p>
          </table:table-cell>
          <table:table-cell table:style-name="ce26"/>
          <table:table-cell table:style-name="ce8" office:value-type="float" office:value="225.5904">
            <text:p>226</text:p>
          </table:table-cell>
          <table:table-cell table:style-name="ce15" table:formula="of:=IF([.F30];[.F30]*[.G$11]+POWER([.G$12]-[.F30]*[.G$11]; [.G$13]);&quot;&quot;)" office:value-type="float" office:value="493.305443032821">
            <text:p>493</text:p>
          </table:table-cell>
          <table:table-cell table:style-name="ce19" table:formula="of:=IF([.F30];[.G30]/[.F30];&quot;&quot;)" office:value-type="float" office:value="2.18673065446411">
            <text:p>2.19</text:p>
          </table:table-cell>
          <table:table-cell table:style-name="ce26"/>
          <table:table-cell table:style-name="ce8" office:value-type="float" office:value="196">
            <text:p>196</text:p>
          </table:table-cell>
          <table:table-cell table:style-name="ce15" table:formula="of:=IF([.J30];[.J30]*[.K$11]+POWER([.K$12]-[.J30]*[.K$11]; [.K$13]);&quot;&quot;)" office:value-type="float" office:value="369.241148957842">
            <text:p>369</text:p>
          </table:table-cell>
          <table:table-cell table:style-name="ce19" table:formula="of:=IF([.J30];[.K30]/[.J30];&quot;&quot;)" office:value-type="float" office:value="1.88388341305022">
            <text:p>1.88</text:p>
          </table:table-cell>
          <table:table-cell table:style-name="ce26"/>
          <table:table-cell table:style-name="ce26"/>
          <table:table-cell table:style-name="ce15" table:formula="of:=IF([.N30];[.N30]*[.O$11]+POWER([.O$12]-[.N30]*[.O$11]; [.O$13]);&quot;&quot;)">
            <text:p/>
          </table:table-cell>
          <table:table-cell table:style-name="ce19" table:formula="of:=IF([.N30];[.O30]/[.N30];&quot;&quot;)">
            <text:p/>
          </table:table-cell>
          <table:table-cell table:style-name="ce26"/>
          <table:table-cell table:style-name="ce8" office:value-type="float" office:value="123.3">
            <text:p>123</text:p>
          </table:table-cell>
          <table:table-cell table:style-name="ce15" table:formula="of:=IF([.R30];[.R30]*[.S$11]+POWER([.S$12]-[.R30]*[.S$11]; [.S$13]);&quot;&quot;)" office:value-type="float" office:value="228.373310638542">
            <text:p>228</text:p>
          </table:table-cell>
          <table:table-cell table:style-name="ce19" table:formula="of:=IF([.R30];[.S30]/[.R30];&quot;&quot;)" office:value-type="float" office:value="1.85217607979353">
            <text:p>1.85</text:p>
          </table:table-cell>
          <table:table-cell table:style-name="ce26"/>
          <table:table-cell table:style-name="ce26"/>
          <table:table-cell table:style-name="ce15" table:formula="of:=IF([.V30];[.V30]*[.W$11]+POWER([.W$12]-[.V30]*[.W$11]; [.W$13]);&quot;&quot;)">
            <text:p/>
          </table:table-cell>
          <table:table-cell table:style-name="ce19" table:formula="of:=IF([.V30];[.W30]/[.V30];&quot;&quot;)">
            <text:p/>
          </table:table-cell>
          <table:table-cell table:style-name="ce26"/>
          <table:table-cell table:style-name="ce8" office:value-type="float" office:value="96.09">
            <text:p>96</text:p>
          </table:table-cell>
          <table:table-cell table:style-name="ce15" table:formula="of:=IF([.Z30];[.Z30]*[.AA$11]+POWER([.AA$12]-[.Z30]*[.AA$11]; [.AA$13]);&quot;&quot;)" office:value-type="float" office:value="138.858380751922">
            <text:p>139</text:p>
          </table:table-cell>
          <table:table-cell table:style-name="ce19" table:formula="of:=IF([.Z30];[.AA30]/[.Z30];&quot;&quot;)" office:value-type="float" office:value="1.44508669738705">
            <text:p>1.45</text:p>
          </table:table-cell>
          <table:table-cell table:style-name="ce26"/>
          <table:table-cell table:style-name="ce8" office:value-type="float" office:value="64.596">
            <text:p>65</text:p>
          </table:table-cell>
          <table:table-cell table:style-name="ce15" table:formula="of:=IF([.AD30];[.AD30]*[.AE$11]+POWER([.AE$12]-[.AD30]*[.AE$11]; [.AE$13]);&quot;&quot;)" office:value-type="float" office:value="95.9961561298435">
            <text:p>96</text:p>
          </table:table-cell>
          <table:table-cell table:style-name="ce19" table:formula="of:=IF([.AD30];[.AE30]/[.AD30];&quot;&quot;)" office:value-type="float" office:value="1.48610062743581">
            <text:p>1.49</text:p>
          </table:table-cell>
          <table:table-cell table:style-name="ce26"/>
          <table:table-cell table:style-name="ce2"/>
          <table:table-cell table:style-name="ce15" table:formula="of:=IF([.AH30];[.AH30]*[.AI$11]+POWER([.AI$12]-[.AH30]*[.AI$11]; [.AI$13]);&quot;&quot;)">
            <text:p/>
          </table:table-cell>
          <table:table-cell table:style-name="ce19" table:formula="of:=IF([.AH30];[.AI30]/[.AH30];&quot;&quot;)">
            <text:p/>
          </table:table-cell>
          <table:table-cell table:style-name="ce26"/>
          <table:table-cell table:style-name="ce26"/>
          <table:table-cell table:style-name="ce15" table:formula="of:=IF([.AL30];[.AL30]*[.AM$11]+POWER([.AM$12]-[.AL30]*[.AM$11]; [.AM$13]);&quot;&quot;)">
            <text:p/>
          </table:table-cell>
          <table:table-cell table:style-name="ce19" table:formula="of:=IF([.AL30];[.AM30]/[.AL30];&quot;&quot;)">
            <text:p/>
          </table:table-cell>
          <table:table-cell table:style-name="ce26"/>
          <table:table-cell table:style-name="ce26"/>
          <table:table-cell table:style-name="ce15" table:formula="of:=IF([.AP30];[.AP30]*[.AQ$11]+POWER([.AQ$12]-[.AP30]*[.AQ$11]; [.AQ$13]);&quot;&quot;)">
            <text:p/>
          </table:table-cell>
          <table:table-cell table:style-name="ce19" table:formula="of:=IF([.AP30];[.AQ30]/[.AP30];&quot;&quot;)">
            <text:p/>
          </table:table-cell>
          <table:table-cell table:style-name="ce26"/>
          <table:table-cell table:style-name="ce26"/>
          <table:table-cell table:style-name="ce15" table:formula="of:=IF([.AT30];[.AT30]*[.AU$11]+POWER([.AU$12]-[.AT30]*[.AU$11]; [.AU$13]);&quot;&quot;)">
            <text:p/>
          </table:table-cell>
          <table:table-cell table:style-name="ce19" table:formula="of:=IF([.AT30];[.AU30]/[.AT30];&quot;&quot;)">
            <text:p/>
          </table:table-cell>
          <table:table-cell table:style-name="ce26"/>
          <table:table-cell table:style-name="ce26"/>
          <table:table-cell table:style-name="ce15" table:formula="of:=IF([.AX30];[.AX30]*[.AY$11]+POWER([.AY$12]-[.AX30]*[.AY$11]; [.AY$13]);&quot;&quot;)">
            <text:p/>
          </table:table-cell>
          <table:table-cell table:style-name="ce19" table:formula="of:=IF([.AX30];[.AY30]/[.AX30];&quot;&quot;)">
            <text:p/>
          </table:table-cell>
          <table:table-cell table:style-name="ce26"/>
          <table:table-cell table:style-name="ce26"/>
          <table:table-cell table:style-name="ce15" table:formula="of:=IF([.BB30];[.BB30]*[.BC$11]+POWER([.BC$12]-[.BB30]*[.BC$11]; [.BC$13]);&quot;&quot;)">
            <text:p/>
          </table:table-cell>
          <table:table-cell table:style-name="ce19" table:formula="of:=IF([.BB30];[.BC30]/[.BB30];&quot;&quot;)">
            <text:p/>
          </table:table-cell>
          <table:table-cell table:style-name="ce26"/>
          <table:table-cell table:style-name="ce26" office:value-type="float" office:value="120.978">
            <text:p>121</text:p>
          </table:table-cell>
          <table:table-cell table:style-name="ce15" table:formula="of:=IF([.BF30];[.BF30]*[.BG$11]+POWER([.BG$12]-[.BF30]*[.BG$11]; [.BG$13]);&quot;&quot;)" office:value-type="float" office:value="206.515733224582">
            <text:p>207</text:p>
          </table:table-cell>
          <table:table-cell table:style-name="ce19" table:formula="of:=IF([.BF30];[.BG30]/[.BF30];&quot;&quot;)" office:value-type="float" office:value="1.70705196998282">
            <text:p>1.71</text:p>
          </table:table-cell>
          <table:table-cell table:style-name="ce26"/>
          <table:table-cell table:style-name="ce26" office:value-type="float" office:value="99.9936">
            <text:p>100</text:p>
          </table:table-cell>
          <table:table-cell table:style-name="ce15" table:formula="of:=IF([.BJ30];[.BJ30]*[.BK$11]+POWER([.BK$12]-[.BJ30]*[.BK$11]; [.BK$13]);&quot;&quot;)" office:value-type="float" office:value="195.782490630325">
            <text:p>196</text:p>
          </table:table-cell>
          <table:table-cell table:style-name="ce19" table:formula="of:=IF([.BJ30];[.BK30]/[.BJ30];&quot;&quot;)" office:value-type="float" office:value="1.95795021511702">
            <text:p>1.96</text:p>
          </table:table-cell>
          <table:table-cell table:style-name="ce26"/>
          <table:table-cell table:style-name="ce26"/>
          <table:table-cell table:style-name="ce15" table:formula="of:=IF([.BN30];[.BN30]*[.BO$11]+POWER([.BO$12]-[.BN30]*[.BO$11]; [.BO$13]);&quot;&quot;)">
            <text:p/>
          </table:table-cell>
          <table:table-cell table:style-name="ce19" table:formula="of:=IF([.BN30];[.BO30]/[.BN30];&quot;&quot;)">
            <text:p/>
          </table:table-cell>
          <table:table-cell table:style-name="ce26"/>
          <table:table-cell table:style-name="ce26"/>
          <table:table-cell table:style-name="ce15" table:formula="of:=IF([.BR30];[.BR30]*[.BS$11]+POWER([.BS$12]-[.BR30]*[.BS$11]; [.BS$13]);&quot;&quot;)">
            <text:p/>
          </table:table-cell>
          <table:table-cell table:style-name="ce19" table:formula="of:=IF([.BR30];[.BS30]/[.BR30];&quot;&quot;)">
            <text:p/>
          </table:table-cell>
          <table:table-cell table:style-name="ce26"/>
        </table:table-row>
        <table:table-row table:style-name="ro4">
          <table:table-cell/>
          <table:table-cell table:style-name="ce8" office:value-type="float" office:value="470.676">
            <text:p>471</text:p>
          </table:table-cell>
          <table:table-cell table:style-name="ce15" table:formula="of:=IF([.B31];[.B31]*[.C$11]+POWER([.C$12]-[.B31]*[.C$11]; [.C$13]);&quot;&quot;)" office:value-type="float" office:value="594.741744102357">
            <text:p>595</text:p>
          </table:table-cell>
          <table:table-cell table:style-name="ce19" table:formula="of:=IF([.B31];[.C31]/[.B31];&quot;&quot;)" office:value-type="float" office:value="1.26359054658057">
            <text:p>1.26</text:p>
          </table:table-cell>
          <table:table-cell table:style-name="ce26"/>
          <table:table-cell table:style-name="ce8" office:value-type="float" office:value="225">
            <text:p>225</text:p>
          </table:table-cell>
          <table:table-cell table:style-name="ce15" table:formula="of:=IF([.F31];[.F31]*[.G$11]+POWER([.G$12]-[.F31]*[.G$11]; [.G$13]);&quot;&quot;)" office:value-type="float" office:value="493.036189243575">
            <text:p>493</text:p>
          </table:table-cell>
          <table:table-cell table:style-name="ce19" table:formula="of:=IF([.F31];[.G31]/[.F31];&quot;&quot;)" office:value-type="float" office:value="2.19127195219367">
            <text:p>2.19</text:p>
          </table:table-cell>
          <table:table-cell table:style-name="ce26"/>
          <table:table-cell table:style-name="ce8" office:value-type="float" office:value="195">
            <text:p>195</text:p>
          </table:table-cell>
          <table:table-cell table:style-name="ce15" table:formula="of:=IF([.J31];[.J31]*[.K$11]+POWER([.K$12]-[.J31]*[.K$11]; [.K$13]);&quot;&quot;)" office:value-type="float" office:value="368.813329030204">
            <text:p>369</text:p>
          </table:table-cell>
          <table:table-cell table:style-name="ce19" table:formula="of:=IF([.J31];[.K31]/[.J31];&quot;&quot;)" office:value-type="float" office:value="1.8913504052831">
            <text:p>1.89</text:p>
          </table:table-cell>
          <table:table-cell table:style-name="ce26"/>
          <table:table-cell table:style-name="ce26"/>
          <table:table-cell table:style-name="ce15" table:formula="of:=IF([.N31];[.N31]*[.O$11]+POWER([.O$12]-[.N31]*[.O$11]; [.O$13]);&quot;&quot;)">
            <text:p/>
          </table:table-cell>
          <table:table-cell table:style-name="ce19" table:formula="of:=IF([.N31];[.O31]/[.N31];&quot;&quot;)">
            <text:p/>
          </table:table-cell>
          <table:table-cell table:style-name="ce26"/>
          <table:table-cell table:style-name="ce8" office:value-type="float" office:value="104.9">
            <text:p>105</text:p>
          </table:table-cell>
          <table:table-cell table:style-name="ce15" table:formula="of:=IF([.R31];[.R31]*[.S$11]+POWER([.S$12]-[.R31]*[.S$11]; [.S$13]);&quot;&quot;)" office:value-type="float" office:value="217.356776518493">
            <text:p>217</text:p>
          </table:table-cell>
          <table:table-cell table:style-name="ce19" table:formula="of:=IF([.R31];[.S31]/[.R31];&quot;&quot;)" office:value-type="float" office:value="2.07203790770727">
            <text:p>2.07</text:p>
          </table:table-cell>
          <table:table-cell table:style-name="ce26"/>
          <table:table-cell table:style-name="ce26"/>
          <table:table-cell table:style-name="ce15" table:formula="of:=IF([.V31];[.V31]*[.W$11]+POWER([.W$12]-[.V31]*[.W$11]; [.W$13]);&quot;&quot;)">
            <text:p/>
          </table:table-cell>
          <table:table-cell table:style-name="ce19" table:formula="of:=IF([.V31];[.W31]/[.V31];&quot;&quot;)">
            <text:p/>
          </table:table-cell>
          <table:table-cell table:style-name="ce26"/>
          <table:table-cell table:style-name="ce8" office:value-type="float" office:value="96.09">
            <text:p>96</text:p>
          </table:table-cell>
          <table:table-cell table:style-name="ce15" table:formula="of:=IF([.Z31];[.Z31]*[.AA$11]+POWER([.AA$12]-[.Z31]*[.AA$11]; [.AA$13]);&quot;&quot;)" office:value-type="float" office:value="138.858380751922">
            <text:p>139</text:p>
          </table:table-cell>
          <table:table-cell table:style-name="ce19" table:formula="of:=IF([.Z31];[.AA31]/[.Z31];&quot;&quot;)" office:value-type="float" office:value="1.44508669738705">
            <text:p>1.45</text:p>
          </table:table-cell>
          <table:table-cell table:style-name="ce26"/>
          <table:table-cell table:style-name="ce25"/>
          <table:table-cell table:style-name="ce15" table:formula="of:=IF([.AD31];[.AD31]*[.AE$11]+POWER([.AE$12]-[.AD31]*[.AE$11]; [.AE$13]);&quot;&quot;)">
            <text:p/>
          </table:table-cell>
          <table:table-cell table:style-name="ce19" table:formula="of:=IF([.AD31];[.AE31]/[.AD31];&quot;&quot;)">
            <text:p/>
          </table:table-cell>
          <table:table-cell table:style-name="ce26"/>
          <table:table-cell table:style-name="ce2"/>
          <table:table-cell table:style-name="ce15" table:formula="of:=IF([.AH31];[.AH31]*[.AI$11]+POWER([.AI$12]-[.AH31]*[.AI$11]; [.AI$13]);&quot;&quot;)">
            <text:p/>
          </table:table-cell>
          <table:table-cell table:style-name="ce19" table:formula="of:=IF([.AH31];[.AI31]/[.AH31];&quot;&quot;)">
            <text:p/>
          </table:table-cell>
          <table:table-cell table:style-name="ce26"/>
          <table:table-cell table:style-name="ce26"/>
          <table:table-cell table:style-name="ce15" table:formula="of:=IF([.AL31];[.AL31]*[.AM$11]+POWER([.AM$12]-[.AL31]*[.AM$11]; [.AM$13]);&quot;&quot;)">
            <text:p/>
          </table:table-cell>
          <table:table-cell table:style-name="ce19" table:formula="of:=IF([.AL31];[.AM31]/[.AL31];&quot;&quot;)">
            <text:p/>
          </table:table-cell>
          <table:table-cell table:style-name="ce26"/>
          <table:table-cell table:style-name="ce26"/>
          <table:table-cell table:style-name="ce15" table:formula="of:=IF([.AP31];[.AP31]*[.AQ$11]+POWER([.AQ$12]-[.AP31]*[.AQ$11]; [.AQ$13]);&quot;&quot;)">
            <text:p/>
          </table:table-cell>
          <table:table-cell table:style-name="ce19" table:formula="of:=IF([.AP31];[.AQ31]/[.AP31];&quot;&quot;)">
            <text:p/>
          </table:table-cell>
          <table:table-cell table:style-name="ce26"/>
          <table:table-cell table:style-name="ce26"/>
          <table:table-cell table:style-name="ce15" table:formula="of:=IF([.AT31];[.AT31]*[.AU$11]+POWER([.AU$12]-[.AT31]*[.AU$11]; [.AU$13]);&quot;&quot;)">
            <text:p/>
          </table:table-cell>
          <table:table-cell table:style-name="ce19" table:formula="of:=IF([.AT31];[.AU31]/[.AT31];&quot;&quot;)">
            <text:p/>
          </table:table-cell>
          <table:table-cell table:style-name="ce26"/>
          <table:table-cell table:style-name="ce26"/>
          <table:table-cell table:style-name="ce15" table:formula="of:=IF([.AX31];[.AX31]*[.AY$11]+POWER([.AY$12]-[.AX31]*[.AY$11]; [.AY$13]);&quot;&quot;)">
            <text:p/>
          </table:table-cell>
          <table:table-cell table:style-name="ce19" table:formula="of:=IF([.AX31];[.AY31]/[.AX31];&quot;&quot;)">
            <text:p/>
          </table:table-cell>
          <table:table-cell table:style-name="ce26"/>
          <table:table-cell table:style-name="ce26"/>
          <table:table-cell table:style-name="ce15" table:formula="of:=IF([.BB31];[.BB31]*[.BC$11]+POWER([.BC$12]-[.BB31]*[.BC$11]; [.BC$13]);&quot;&quot;)">
            <text:p/>
          </table:table-cell>
          <table:table-cell table:style-name="ce19" table:formula="of:=IF([.BB31];[.BC31]/[.BB31];&quot;&quot;)">
            <text:p/>
          </table:table-cell>
          <table:table-cell table:style-name="ce26"/>
          <table:table-cell table:style-name="ce26" office:value-type="float" office:value="115.5">
            <text:p>116</text:p>
          </table:table-cell>
          <table:table-cell table:style-name="ce15" table:formula="of:=IF([.BF31];[.BF31]*[.BG$11]+POWER([.BG$12]-[.BF31]*[.BG$11]; [.BG$13]);&quot;&quot;)" office:value-type="float" office:value="201.432496767427">
            <text:p>201</text:p>
          </table:table-cell>
          <table:table-cell table:style-name="ce19" table:formula="of:=IF([.BF31];[.BG31]/[.BF31];&quot;&quot;)" office:value-type="float" office:value="1.74400430101669">
            <text:p>1.74</text:p>
          </table:table-cell>
          <table:table-cell table:style-name="ce26"/>
          <table:table-cell table:style-name="ce26" office:value-type="float" office:value="96.2424">
            <text:p>96</text:p>
          </table:table-cell>
          <table:table-cell table:style-name="ce15" table:formula="of:=IF([.BJ31];[.BJ31]*[.BK$11]+POWER([.BK$12]-[.BJ31]*[.BK$11]; [.BK$13]);&quot;&quot;)" office:value-type="float" office:value="192.433133047946">
            <text:p>192</text:p>
          </table:table-cell>
          <table:table-cell table:style-name="ce19" table:formula="of:=IF([.BJ31];[.BK31]/[.BJ31];&quot;&quot;)" office:value-type="float" office:value="1.99946315810855">
            <text:p>2.00</text:p>
          </table:table-cell>
          <table:table-cell table:style-name="ce26"/>
          <table:table-cell table:style-name="ce26"/>
          <table:table-cell table:style-name="ce15" table:formula="of:=IF([.BN31];[.BN31]*[.BO$11]+POWER([.BO$12]-[.BN31]*[.BO$11]; [.BO$13]);&quot;&quot;)">
            <text:p/>
          </table:table-cell>
          <table:table-cell table:style-name="ce19" table:formula="of:=IF([.BN31];[.BO31]/[.BN31];&quot;&quot;)">
            <text:p/>
          </table:table-cell>
          <table:table-cell table:style-name="ce26"/>
          <table:table-cell table:style-name="ce26"/>
          <table:table-cell table:style-name="ce15" table:formula="of:=IF([.BR31];[.BR31]*[.BS$11]+POWER([.BS$12]-[.BR31]*[.BS$11]; [.BS$13]);&quot;&quot;)">
            <text:p/>
          </table:table-cell>
          <table:table-cell table:style-name="ce19" table:formula="of:=IF([.BR31];[.BS31]/[.BR31];&quot;&quot;)">
            <text:p/>
          </table:table-cell>
          <table:table-cell table:style-name="ce26"/>
        </table:table-row>
        <table:table-row table:style-name="ro4">
          <table:table-cell/>
          <table:table-cell table:style-name="ce8" office:value-type="float" office:value="469.63">
            <text:p>470</text:p>
          </table:table-cell>
          <table:table-cell table:style-name="ce15" table:formula="of:=IF([.B32];[.B32]*[.C$11]+POWER([.C$12]-[.B32]*[.C$11]; [.C$13]);&quot;&quot;)" office:value-type="float" office:value="594.442306078788">
            <text:p>594</text:p>
          </table:table-cell>
          <table:table-cell table:style-name="ce19" table:formula="of:=IF([.B32];[.C32]/[.B32];&quot;&quot;)" office:value-type="float" office:value="1.26576731912098">
            <text:p>1.27</text:p>
          </table:table-cell>
          <table:table-cell table:style-name="ce26"/>
          <table:table-cell table:style-name="ce8" office:value-type="float" office:value="224">
            <text:p>224</text:p>
          </table:table-cell>
          <table:table-cell table:style-name="ce15" table:formula="of:=IF([.F32];[.F32]*[.G$11]+POWER([.G$12]-[.F32]*[.G$11]; [.G$13]);&quot;&quot;)" office:value-type="float" office:value="492.579732323944">
            <text:p>493</text:p>
          </table:table-cell>
          <table:table-cell table:style-name="ce19" table:formula="of:=IF([.F32];[.G32]/[.F32];&quot;&quot;)" office:value-type="float" office:value="2.19901666216046">
            <text:p>2.20</text:p>
          </table:table-cell>
          <table:table-cell table:style-name="ce26"/>
          <table:table-cell table:style-name="ce8" office:value-type="float" office:value="190.5">
            <text:p>191</text:p>
          </table:table-cell>
          <table:table-cell table:style-name="ce15" table:formula="of:=IF([.J32];[.J32]*[.K$11]+POWER([.K$12]-[.J32]*[.K$11]; [.K$13]);&quot;&quot;)" office:value-type="float" office:value="366.877486330739">
            <text:p>367</text:p>
          </table:table-cell>
          <table:table-cell table:style-name="ce19" table:formula="of:=IF([.J32];[.K32]/[.J32];&quot;&quot;)" office:value-type="float" office:value="1.92586606997763">
            <text:p>1.93</text:p>
          </table:table-cell>
          <table:table-cell table:style-name="ce26"/>
          <table:table-cell table:style-name="ce26"/>
          <table:table-cell table:style-name="ce15" table:formula="of:=IF([.N32];[.N32]*[.O$11]+POWER([.O$12]-[.N32]*[.O$11]; [.O$13]);&quot;&quot;)">
            <text:p/>
          </table:table-cell>
          <table:table-cell table:style-name="ce19" table:formula="of:=IF([.N32];[.O32]/[.N32];&quot;&quot;)">
            <text:p/>
          </table:table-cell>
          <table:table-cell table:style-name="ce26"/>
          <table:table-cell table:style-name="ce8" office:value-type="float" office:value="103">
            <text:p>103</text:p>
          </table:table-cell>
          <table:table-cell table:style-name="ce15" table:formula="of:=IF([.R32];[.R32]*[.S$11]+POWER([.S$12]-[.R32]*[.S$11]; [.S$13]);&quot;&quot;)" office:value-type="float" office:value="216.20034253938">
            <text:p>216</text:p>
          </table:table-cell>
          <table:table-cell table:style-name="ce19" table:formula="of:=IF([.R32];[.S32]/[.R32];&quot;&quot;)" office:value-type="float" office:value="2.09903245183864">
            <text:p>2.10</text:p>
          </table:table-cell>
          <table:table-cell table:style-name="ce26"/>
          <table:table-cell table:style-name="ce26"/>
          <table:table-cell table:style-name="ce15" table:formula="of:=IF([.V32];[.V32]*[.W$11]+POWER([.W$12]-[.V32]*[.W$11]; [.W$13]);&quot;&quot;)">
            <text:p/>
          </table:table-cell>
          <table:table-cell table:style-name="ce19" table:formula="of:=IF([.V32];[.W32]/[.V32];&quot;&quot;)">
            <text:p/>
          </table:table-cell>
          <table:table-cell table:style-name="ce26"/>
          <table:table-cell table:style-name="ce2"/>
          <table:table-cell table:style-name="ce15" table:formula="of:=IF([.Z32];[.Z32]*[.AA$11]+POWER([.AA$12]-[.Z32]*[.AA$11]; [.AA$13]);&quot;&quot;)">
            <text:p/>
          </table:table-cell>
          <table:table-cell table:style-name="ce19" table:formula="of:=IF([.Z32];[.AA32]/[.Z32];&quot;&quot;)">
            <text:p/>
          </table:table-cell>
          <table:table-cell table:style-name="ce26"/>
          <table:table-cell table:style-name="ce25"/>
          <table:table-cell table:style-name="ce15" table:formula="of:=IF([.AD32];[.AD32]*[.AE$11]+POWER([.AE$12]-[.AD32]*[.AE$11]; [.AE$13]);&quot;&quot;)">
            <text:p/>
          </table:table-cell>
          <table:table-cell table:style-name="ce19" table:formula="of:=IF([.AD32];[.AE32]/[.AD32];&quot;&quot;)">
            <text:p/>
          </table:table-cell>
          <table:table-cell table:style-name="ce26"/>
          <table:table-cell table:style-name="ce2"/>
          <table:table-cell table:style-name="ce15" table:formula="of:=IF([.AH32];[.AH32]*[.AI$11]+POWER([.AI$12]-[.AH32]*[.AI$11]; [.AI$13]);&quot;&quot;)">
            <text:p/>
          </table:table-cell>
          <table:table-cell table:style-name="ce19" table:formula="of:=IF([.AH32];[.AI32]/[.AH32];&quot;&quot;)">
            <text:p/>
          </table:table-cell>
          <table:table-cell table:style-name="ce26"/>
          <table:table-cell table:style-name="ce26"/>
          <table:table-cell table:style-name="ce15" table:formula="of:=IF([.AL32];[.AL32]*[.AM$11]+POWER([.AM$12]-[.AL32]*[.AM$11]; [.AM$13]);&quot;&quot;)">
            <text:p/>
          </table:table-cell>
          <table:table-cell table:style-name="ce19" table:formula="of:=IF([.AL32];[.AM32]/[.AL32];&quot;&quot;)">
            <text:p/>
          </table:table-cell>
          <table:table-cell table:style-name="ce26"/>
          <table:table-cell table:style-name="ce26"/>
          <table:table-cell table:style-name="ce15" table:formula="of:=IF([.AP32];[.AP32]*[.AQ$11]+POWER([.AQ$12]-[.AP32]*[.AQ$11]; [.AQ$13]);&quot;&quot;)">
            <text:p/>
          </table:table-cell>
          <table:table-cell table:style-name="ce19" table:formula="of:=IF([.AP32];[.AQ32]/[.AP32];&quot;&quot;)">
            <text:p/>
          </table:table-cell>
          <table:table-cell table:style-name="ce26"/>
          <table:table-cell table:style-name="ce26"/>
          <table:table-cell table:style-name="ce15" table:formula="of:=IF([.AT32];[.AT32]*[.AU$11]+POWER([.AU$12]-[.AT32]*[.AU$11]; [.AU$13]);&quot;&quot;)">
            <text:p/>
          </table:table-cell>
          <table:table-cell table:style-name="ce19" table:formula="of:=IF([.AT32];[.AU32]/[.AT32];&quot;&quot;)">
            <text:p/>
          </table:table-cell>
          <table:table-cell table:style-name="ce26"/>
          <table:table-cell table:style-name="ce26"/>
          <table:table-cell table:style-name="ce15" table:formula="of:=IF([.AX32];[.AX32]*[.AY$11]+POWER([.AY$12]-[.AX32]*[.AY$11]; [.AY$13]);&quot;&quot;)">
            <text:p/>
          </table:table-cell>
          <table:table-cell table:style-name="ce19" table:formula="of:=IF([.AX32];[.AY32]/[.AX32];&quot;&quot;)">
            <text:p/>
          </table:table-cell>
          <table:table-cell table:style-name="ce26"/>
          <table:table-cell table:style-name="ce26"/>
          <table:table-cell table:style-name="ce15" table:formula="of:=IF([.BB32];[.BB32]*[.BC$11]+POWER([.BC$12]-[.BB32]*[.BC$11]; [.BC$13]);&quot;&quot;)">
            <text:p/>
          </table:table-cell>
          <table:table-cell table:style-name="ce19" table:formula="of:=IF([.BB32];[.BC32]/[.BB32];&quot;&quot;)">
            <text:p/>
          </table:table-cell>
          <table:table-cell table:style-name="ce26"/>
          <table:table-cell table:style-name="ce26" office:value-type="float" office:value="109.98">
            <text:p>110</text:p>
          </table:table-cell>
          <table:table-cell table:style-name="ce15" table:formula="of:=IF([.BF32];[.BF32]*[.BG$11]+POWER([.BG$12]-[.BF32]*[.BG$11]; [.BG$13]);&quot;&quot;)" office:value-type="float" office:value="196.282700135918">
            <text:p>196</text:p>
          </table:table-cell>
          <table:table-cell table:style-name="ce19" table:formula="of:=IF([.BF32];[.BG32]/[.BF32];&quot;&quot;)" office:value-type="float" office:value="1.78471267626767">
            <text:p>1.78</text:p>
          </table:table-cell>
          <table:table-cell table:style-name="ce26"/>
          <table:table-cell table:style-name="ce26" office:value-type="float" office:value="95.4">
            <text:p>95</text:p>
          </table:table-cell>
          <table:table-cell table:style-name="ce15" table:formula="of:=IF([.BJ32];[.BJ32]*[.BK$11]+POWER([.BK$12]-[.BJ32]*[.BK$11]; [.BK$13]);&quot;&quot;)" office:value-type="float" office:value="191.67404454214">
            <text:p>192</text:p>
          </table:table-cell>
          <table:table-cell table:style-name="ce19" table:formula="of:=IF([.BJ32];[.BK32]/[.BJ32];&quot;&quot;)" office:value-type="float" office:value="2.00916189247526">
            <text:p>2.01</text:p>
          </table:table-cell>
          <table:table-cell table:style-name="ce26"/>
          <table:table-cell table:style-name="ce26"/>
          <table:table-cell table:style-name="ce15" table:formula="of:=IF([.BN32];[.BN32]*[.BO$11]+POWER([.BO$12]-[.BN32]*[.BO$11]; [.BO$13]);&quot;&quot;)">
            <text:p/>
          </table:table-cell>
          <table:table-cell table:style-name="ce19" table:formula="of:=IF([.BN32];[.BO32]/[.BN32];&quot;&quot;)">
            <text:p/>
          </table:table-cell>
          <table:table-cell table:style-name="ce26"/>
          <table:table-cell table:style-name="ce26"/>
          <table:table-cell table:style-name="ce15" table:formula="of:=IF([.BR32];[.BR32]*[.BS$11]+POWER([.BS$12]-[.BR32]*[.BS$11]; [.BS$13]);&quot;&quot;)">
            <text:p/>
          </table:table-cell>
          <table:table-cell table:style-name="ce19" table:formula="of:=IF([.BR32];[.BS32]/[.BR32];&quot;&quot;)">
            <text:p/>
          </table:table-cell>
          <table:table-cell table:style-name="ce26"/>
        </table:table-row>
        <table:table-row table:style-name="ro4">
          <table:table-cell/>
          <table:table-cell table:style-name="ce8" office:value-type="float" office:value="458.5">
            <text:p>459</text:p>
          </table:table-cell>
          <table:table-cell table:style-name="ce15" table:formula="of:=IF([.B33];[.B33]*[.C$11]+POWER([.C$12]-[.B33]*[.C$11]; [.C$13]);&quot;&quot;)" office:value-type="float" office:value="591.240408656878">
            <text:p>591</text:p>
          </table:table-cell>
          <table:table-cell table:style-name="ce19" table:formula="of:=IF([.B33];[.C33]/[.B33];&quot;&quot;)" office:value-type="float" office:value="1.2895101606475">
            <text:p>1.29</text:p>
          </table:table-cell>
          <table:table-cell table:style-name="ce26"/>
          <table:table-cell table:style-name="ce8" office:value-type="float" office:value="224">
            <text:p>224</text:p>
          </table:table-cell>
          <table:table-cell table:style-name="ce15" table:formula="of:=IF([.F33];[.F33]*[.G$11]+POWER([.G$12]-[.F33]*[.G$11]; [.G$13]);&quot;&quot;)" office:value-type="float" office:value="492.579732323944">
            <text:p>493</text:p>
          </table:table-cell>
          <table:table-cell table:style-name="ce19" table:formula="of:=IF([.F33];[.G33]/[.F33];&quot;&quot;)" office:value-type="float" office:value="2.19901666216046">
            <text:p>2.20</text:p>
          </table:table-cell>
          <table:table-cell table:style-name="ce26"/>
          <table:table-cell table:style-name="ce8" office:value-type="float" office:value="190">
            <text:p>190</text:p>
          </table:table-cell>
          <table:table-cell table:style-name="ce15" table:formula="of:=IF([.J33];[.J33]*[.K$11]+POWER([.K$12]-[.J33]*[.K$11]; [.K$13]);&quot;&quot;)" office:value-type="float" office:value="366.661347004282">
            <text:p>367</text:p>
          </table:table-cell>
          <table:table-cell table:style-name="ce19" table:formula="of:=IF([.J33];[.K33]/[.J33];&quot;&quot;)" office:value-type="float" office:value="1.92979656318043">
            <text:p>1.93</text:p>
          </table:table-cell>
          <table:table-cell table:style-name="ce26"/>
          <table:table-cell table:style-name="ce26"/>
          <table:table-cell table:style-name="ce15" table:formula="of:=IF([.N33];[.N33]*[.O$11]+POWER([.O$12]-[.N33]*[.O$11]; [.O$13]);&quot;&quot;)">
            <text:p/>
          </table:table-cell>
          <table:table-cell table:style-name="ce19" table:formula="of:=IF([.N33];[.O33]/[.N33];&quot;&quot;)">
            <text:p/>
          </table:table-cell>
          <table:table-cell table:style-name="ce26"/>
          <table:table-cell table:style-name="ce8" office:value-type="float" office:value="98.4">
            <text:p>98</text:p>
          </table:table-cell>
          <table:table-cell table:style-name="ce15" table:formula="of:=IF([.R33];[.R33]*[.S$11]+POWER([.S$12]-[.R33]*[.S$11]; [.S$13]);&quot;&quot;)" office:value-type="float" office:value="213.387496052052">
            <text:p>213</text:p>
          </table:table-cell>
          <table:table-cell table:style-name="ce19" table:formula="of:=IF([.R33];[.S33]/[.R33];&quot;&quot;)" office:value-type="float" office:value="2.16857211435012">
            <text:p>2.17</text:p>
          </table:table-cell>
          <table:table-cell table:style-name="ce26"/>
          <table:table-cell table:style-name="ce26"/>
          <table:table-cell table:style-name="ce15" table:formula="of:=IF([.V33];[.V33]*[.W$11]+POWER([.W$12]-[.V33]*[.W$11]; [.W$13]);&quot;&quot;)">
            <text:p/>
          </table:table-cell>
          <table:table-cell table:style-name="ce19" table:formula="of:=IF([.V33];[.W33]/[.V33];&quot;&quot;)">
            <text:p/>
          </table:table-cell>
          <table:table-cell table:style-name="ce26"/>
          <table:table-cell table:style-name="ce2"/>
          <table:table-cell table:style-name="ce15" table:formula="of:=IF([.Z33];[.Z33]*[.AA$11]+POWER([.AA$12]-[.Z33]*[.AA$11]; [.AA$13]);&quot;&quot;)">
            <text:p/>
          </table:table-cell>
          <table:table-cell table:style-name="ce19" table:formula="of:=IF([.Z33];[.AA33]/[.Z33];&quot;&quot;)">
            <text:p/>
          </table:table-cell>
          <table:table-cell table:style-name="ce26"/>
          <table:table-cell table:style-name="ce25"/>
          <table:table-cell table:style-name="ce15" table:formula="of:=IF([.AD33];[.AD33]*[.AE$11]+POWER([.AE$12]-[.AD33]*[.AE$11]; [.AE$13]);&quot;&quot;)">
            <text:p/>
          </table:table-cell>
          <table:table-cell table:style-name="ce19" table:formula="of:=IF([.AD33];[.AE33]/[.AD33];&quot;&quot;)">
            <text:p/>
          </table:table-cell>
          <table:table-cell table:style-name="ce26"/>
          <table:table-cell table:style-name="ce26"/>
          <table:table-cell table:style-name="ce15" table:formula="of:=IF([.AH33];[.AH33]*[.AI$11]+POWER([.AI$12]-[.AH33]*[.AI$11]; [.AI$13]);&quot;&quot;)">
            <text:p/>
          </table:table-cell>
          <table:table-cell table:style-name="ce19" table:formula="of:=IF([.AH33];[.AI33]/[.AH33];&quot;&quot;)">
            <text:p/>
          </table:table-cell>
          <table:table-cell table:style-name="ce26"/>
          <table:table-cell table:style-name="ce26"/>
          <table:table-cell table:style-name="ce15" table:formula="of:=IF([.AL33];[.AL33]*[.AM$11]+POWER([.AM$12]-[.AL33]*[.AM$11]; [.AM$13]);&quot;&quot;)">
            <text:p/>
          </table:table-cell>
          <table:table-cell table:style-name="ce19" table:formula="of:=IF([.AL33];[.AM33]/[.AL33];&quot;&quot;)">
            <text:p/>
          </table:table-cell>
          <table:table-cell table:style-name="ce26"/>
          <table:table-cell table:style-name="ce26"/>
          <table:table-cell table:style-name="ce15" table:formula="of:=IF([.AP33];[.AP33]*[.AQ$11]+POWER([.AQ$12]-[.AP33]*[.AQ$11]; [.AQ$13]);&quot;&quot;)">
            <text:p/>
          </table:table-cell>
          <table:table-cell table:style-name="ce19" table:formula="of:=IF([.AP33];[.AQ33]/[.AP33];&quot;&quot;)">
            <text:p/>
          </table:table-cell>
          <table:table-cell table:style-name="ce26"/>
          <table:table-cell table:style-name="ce26"/>
          <table:table-cell table:style-name="ce15" table:formula="of:=IF([.AT33];[.AT33]*[.AU$11]+POWER([.AU$12]-[.AT33]*[.AU$11]; [.AU$13]);&quot;&quot;)">
            <text:p/>
          </table:table-cell>
          <table:table-cell table:style-name="ce19" table:formula="of:=IF([.AT33];[.AU33]/[.AT33];&quot;&quot;)">
            <text:p/>
          </table:table-cell>
          <table:table-cell table:style-name="ce26"/>
          <table:table-cell table:style-name="ce26"/>
          <table:table-cell table:style-name="ce15" table:formula="of:=IF([.AX33];[.AX33]*[.AY$11]+POWER([.AY$12]-[.AX33]*[.AY$11]; [.AY$13]);&quot;&quot;)">
            <text:p/>
          </table:table-cell>
          <table:table-cell table:style-name="ce19" table:formula="of:=IF([.AX33];[.AY33]/[.AX33];&quot;&quot;)">
            <text:p/>
          </table:table-cell>
          <table:table-cell table:style-name="ce26"/>
          <table:table-cell table:style-name="ce26"/>
          <table:table-cell table:style-name="ce15" table:formula="of:=IF([.BB33];[.BB33]*[.BC$11]+POWER([.BC$12]-[.BB33]*[.BC$11]; [.BC$13]);&quot;&quot;)">
            <text:p/>
          </table:table-cell>
          <table:table-cell table:style-name="ce19" table:formula="of:=IF([.BB33];[.BC33]/[.BB33];&quot;&quot;)">
            <text:p/>
          </table:table-cell>
          <table:table-cell table:style-name="ce26"/>
          <table:table-cell table:style-name="ce26" office:value-type="float" office:value="105">
            <text:p>105</text:p>
          </table:table-cell>
          <table:table-cell table:style-name="ce15" table:formula="of:=IF([.BF33];[.BF33]*[.BG$11]+POWER([.BG$12]-[.BF33]*[.BG$11]; [.BG$13]);&quot;&quot;)" office:value-type="float" office:value="191.614505734446">
            <text:p>192</text:p>
          </table:table-cell>
          <table:table-cell table:style-name="ce19" table:formula="of:=IF([.BF33];[.BG33]/[.BF33];&quot;&quot;)" office:value-type="float" office:value="1.82490005461377">
            <text:p>1.82</text:p>
          </table:table-cell>
          <table:table-cell table:style-name="ce26"/>
          <table:table-cell table:style-name="ce26" office:value-type="float" office:value="90">
            <text:p>90</text:p>
          </table:table-cell>
          <table:table-cell table:style-name="ce15" table:formula="of:=IF([.BJ33];[.BJ33]*[.BK$11]+POWER([.BK$12]-[.BJ33]*[.BK$11]; [.BK$13]);&quot;&quot;)" office:value-type="float" office:value="186.754052556964">
            <text:p>187</text:p>
          </table:table-cell>
          <table:table-cell table:style-name="ce19" table:formula="of:=IF([.BJ33];[.BK33]/[.BJ33];&quot;&quot;)" office:value-type="float" office:value="2.07504502841071">
            <text:p>2.08</text:p>
          </table:table-cell>
          <table:table-cell table:style-name="ce26"/>
          <table:table-cell table:style-name="ce26"/>
          <table:table-cell table:style-name="ce15" table:formula="of:=IF([.BN33];[.BN33]*[.BO$11]+POWER([.BO$12]-[.BN33]*[.BO$11]; [.BO$13]);&quot;&quot;)">
            <text:p/>
          </table:table-cell>
          <table:table-cell table:style-name="ce19" table:formula="of:=IF([.BN33];[.BO33]/[.BN33];&quot;&quot;)">
            <text:p/>
          </table:table-cell>
          <table:table-cell table:style-name="ce26"/>
          <table:table-cell table:style-name="ce26"/>
          <table:table-cell table:style-name="ce15" table:formula="of:=IF([.BR33];[.BR33]*[.BS$11]+POWER([.BS$12]-[.BR33]*[.BS$11]; [.BS$13]);&quot;&quot;)">
            <text:p/>
          </table:table-cell>
          <table:table-cell table:style-name="ce19" table:formula="of:=IF([.BR33];[.BS33]/[.BR33];&quot;&quot;)">
            <text:p/>
          </table:table-cell>
          <table:table-cell table:style-name="ce26"/>
        </table:table-row>
        <table:table-row table:style-name="ro3">
          <table:table-cell/>
          <table:table-cell table:style-name="ce8" office:value-type="float" office:value="439.607">
            <text:p>440</text:p>
          </table:table-cell>
          <table:table-cell table:style-name="ce15" table:formula="of:=IF([.B34];[.B34]*[.C$11]+POWER([.C$12]-[.B34]*[.C$11]; [.C$13]);&quot;&quot;)" office:value-type="float" office:value="585.743394779196">
            <text:p>586</text:p>
          </table:table-cell>
          <table:table-cell table:style-name="ce19" table:formula="of:=IF([.B34];[.C34]/[.B34];&quot;&quot;)" office:value-type="float" office:value="1.33242508599544">
            <text:p>1.33</text:p>
          </table:table-cell>
          <table:table-cell table:style-name="ce26"/>
          <table:table-cell table:style-name="ce8" office:value-type="float" office:value="223.41">
            <text:p>223</text:p>
          </table:table-cell>
          <table:table-cell table:style-name="ce15" table:formula="of:=IF([.F34];[.F34]*[.G$11]+POWER([.G$12]-[.F34]*[.G$11]; [.G$13]);&quot;&quot;)" office:value-type="float" office:value="492.310186097329">
            <text:p>492</text:p>
          </table:table-cell>
          <table:table-cell table:style-name="ce19" table:formula="of:=IF([.F34];[.G34]/[.F34];&quot;&quot;)" office:value-type="float" office:value="2.20361750189037">
            <text:p>2.20</text:p>
          </table:table-cell>
          <table:table-cell table:style-name="ce26"/>
          <table:table-cell table:style-name="ce8" office:value-type="float" office:value="190">
            <text:p>190</text:p>
          </table:table-cell>
          <table:table-cell table:style-name="ce15" table:formula="of:=IF([.J34];[.J34]*[.K$11]+POWER([.K$12]-[.J34]*[.K$11]; [.K$13]);&quot;&quot;)" office:value-type="float" office:value="366.661347004282">
            <text:p>367</text:p>
          </table:table-cell>
          <table:table-cell table:style-name="ce19" table:formula="of:=IF([.J34];[.K34]/[.J34];&quot;&quot;)" office:value-type="float" office:value="1.92979656318043">
            <text:p>1.93</text:p>
          </table:table-cell>
          <table:table-cell table:style-name="ce26"/>
          <table:table-cell table:style-name="ce26"/>
          <table:table-cell table:style-name="ce15" table:formula="of:=IF([.N34];[.N34]*[.O$11]+POWER([.O$12]-[.N34]*[.O$11]; [.O$13]);&quot;&quot;)">
            <text:p/>
          </table:table-cell>
          <table:table-cell table:style-name="ce19" table:formula="of:=IF([.N34];[.O34]/[.N34];&quot;&quot;)">
            <text:p/>
          </table:table-cell>
          <table:table-cell table:style-name="ce26"/>
          <table:table-cell table:style-name="ce2"/>
          <table:table-cell table:style-name="ce15" table:formula="of:=IF([.R34];[.R34]*[.S$11]+POWER([.S$12]-[.R34]*[.S$11]; [.S$13]);&quot;&quot;)">
            <text:p/>
          </table:table-cell>
          <table:table-cell table:style-name="ce19" table:formula="of:=IF([.R34];[.S34]/[.R34];&quot;&quot;)">
            <text:p/>
          </table:table-cell>
          <table:table-cell table:style-name="ce26"/>
          <table:table-cell table:style-name="ce26"/>
          <table:table-cell table:style-name="ce15" table:formula="of:=IF([.V34];[.V34]*[.W$11]+POWER([.W$12]-[.V34]*[.W$11]; [.W$13]);&quot;&quot;)">
            <text:p/>
          </table:table-cell>
          <table:table-cell table:style-name="ce19" table:formula="of:=IF([.V34];[.W34]/[.V34];&quot;&quot;)">
            <text:p/>
          </table:table-cell>
          <table:table-cell table:style-name="ce26"/>
          <table:table-cell table:style-name="ce2"/>
          <table:table-cell table:style-name="ce15" table:formula="of:=IF([.Z34];[.Z34]*[.AA$11]+POWER([.AA$12]-[.Z34]*[.AA$11]; [.AA$13]);&quot;&quot;)">
            <text:p/>
          </table:table-cell>
          <table:table-cell table:style-name="ce19" table:formula="of:=IF([.Z34];[.AA34]/[.Z34];&quot;&quot;)">
            <text:p/>
          </table:table-cell>
          <table:table-cell table:style-name="ce26"/>
          <table:table-cell table:style-name="ce26"/>
          <table:table-cell table:style-name="ce15" table:formula="of:=IF([.AD34];[.AD34]*[.AE$11]+POWER([.AE$12]-[.AD34]*[.AE$11]; [.AE$13]);&quot;&quot;)">
            <text:p/>
          </table:table-cell>
          <table:table-cell table:style-name="ce19" table:formula="of:=IF([.AD34];[.AE34]/[.AD34];&quot;&quot;)">
            <text:p/>
          </table:table-cell>
          <table:table-cell table:style-name="ce26"/>
          <table:table-cell table:style-name="ce26"/>
          <table:table-cell table:style-name="ce15" table:formula="of:=IF([.AH34];[.AH34]*[.AI$11]+POWER([.AI$12]-[.AH34]*[.AI$11]; [.AI$13]);&quot;&quot;)">
            <text:p/>
          </table:table-cell>
          <table:table-cell table:style-name="ce19" table:formula="of:=IF([.AH34];[.AI34]/[.AH34];&quot;&quot;)">
            <text:p/>
          </table:table-cell>
          <table:table-cell table:style-name="ce26"/>
          <table:table-cell table:style-name="ce26"/>
          <table:table-cell table:style-name="ce15" table:formula="of:=IF([.AL34];[.AL34]*[.AM$11]+POWER([.AM$12]-[.AL34]*[.AM$11]; [.AM$13]);&quot;&quot;)">
            <text:p/>
          </table:table-cell>
          <table:table-cell table:style-name="ce19" table:formula="of:=IF([.AL34];[.AM34]/[.AL34];&quot;&quot;)">
            <text:p/>
          </table:table-cell>
          <table:table-cell table:style-name="ce26"/>
          <table:table-cell table:style-name="ce26"/>
          <table:table-cell table:style-name="ce15" table:formula="of:=IF([.AP34];[.AP34]*[.AQ$11]+POWER([.AQ$12]-[.AP34]*[.AQ$11]; [.AQ$13]);&quot;&quot;)">
            <text:p/>
          </table:table-cell>
          <table:table-cell table:style-name="ce19" table:formula="of:=IF([.AP34];[.AQ34]/[.AP34];&quot;&quot;)">
            <text:p/>
          </table:table-cell>
          <table:table-cell table:style-name="ce26"/>
          <table:table-cell table:style-name="ce26"/>
          <table:table-cell table:style-name="ce15" table:formula="of:=IF([.AT34];[.AT34]*[.AU$11]+POWER([.AU$12]-[.AT34]*[.AU$11]; [.AU$13]);&quot;&quot;)">
            <text:p/>
          </table:table-cell>
          <table:table-cell table:style-name="ce19" table:formula="of:=IF([.AT34];[.AU34]/[.AT34];&quot;&quot;)">
            <text:p/>
          </table:table-cell>
          <table:table-cell table:style-name="ce26"/>
          <table:table-cell table:style-name="ce26"/>
          <table:table-cell table:style-name="ce15" table:formula="of:=IF([.AX34];[.AX34]*[.AY$11]+POWER([.AY$12]-[.AX34]*[.AY$11]; [.AY$13]);&quot;&quot;)">
            <text:p/>
          </table:table-cell>
          <table:table-cell table:style-name="ce19" table:formula="of:=IF([.AX34];[.AY34]/[.AX34];&quot;&quot;)">
            <text:p/>
          </table:table-cell>
          <table:table-cell table:style-name="ce26"/>
          <table:table-cell table:style-name="ce26"/>
          <table:table-cell table:style-name="ce15" table:formula="of:=IF([.BB34];[.BB34]*[.BC$11]+POWER([.BC$12]-[.BB34]*[.BC$11]; [.BC$13]);&quot;&quot;)">
            <text:p/>
          </table:table-cell>
          <table:table-cell table:style-name="ce19" table:formula="of:=IF([.BB34];[.BC34]/[.BB34];&quot;&quot;)">
            <text:p/>
          </table:table-cell>
          <table:table-cell table:style-name="ce26"/>
          <table:table-cell table:style-name="ce26"/>
          <table:table-cell table:style-name="ce15" table:formula="of:=IF([.BF34];[.BF34]*[.BG$11]+POWER([.BG$12]-[.BF34]*[.BG$11]; [.BG$13]);&quot;&quot;)">
            <text:p/>
          </table:table-cell>
          <table:table-cell table:style-name="ce19" table:formula="of:=IF([.BF34];[.BG34]/[.BF34];&quot;&quot;)">
            <text:p/>
          </table:table-cell>
          <table:table-cell table:style-name="ce26"/>
          <table:table-cell table:style-name="ce26" office:value-type="float" office:value="90">
            <text:p>90</text:p>
          </table:table-cell>
          <table:table-cell table:style-name="ce15" table:formula="of:=IF([.BJ34];[.BJ34]*[.BK$11]+POWER([.BK$12]-[.BJ34]*[.BK$11]; [.BK$13]);&quot;&quot;)" office:value-type="float" office:value="186.754052556964">
            <text:p>187</text:p>
          </table:table-cell>
          <table:table-cell table:style-name="ce19" table:formula="of:=IF([.BJ34];[.BK34]/[.BJ34];&quot;&quot;)" office:value-type="float" office:value="2.07504502841071">
            <text:p>2.08</text:p>
          </table:table-cell>
          <table:table-cell table:style-name="ce26"/>
          <table:table-cell table:style-name="ce26"/>
          <table:table-cell table:style-name="ce15" table:formula="of:=IF([.BN34];[.BN34]*[.BO$11]+POWER([.BO$12]-[.BN34]*[.BO$11]; [.BO$13]);&quot;&quot;)">
            <text:p/>
          </table:table-cell>
          <table:table-cell table:style-name="ce19" table:formula="of:=IF([.BN34];[.BO34]/[.BN34];&quot;&quot;)">
            <text:p/>
          </table:table-cell>
          <table:table-cell table:style-name="ce26"/>
          <table:table-cell table:style-name="ce26"/>
          <table:table-cell table:style-name="ce15" table:formula="of:=IF([.BR34];[.BR34]*[.BS$11]+POWER([.BS$12]-[.BR34]*[.BS$11]; [.BS$13]);&quot;&quot;)">
            <text:p/>
          </table:table-cell>
          <table:table-cell table:style-name="ce19" table:formula="of:=IF([.BR34];[.BS34]/[.BR34];&quot;&quot;)">
            <text:p/>
          </table:table-cell>
          <table:table-cell table:style-name="ce26"/>
        </table:table-row>
        <table:table-row table:style-name="ro3">
          <table:table-cell/>
          <table:table-cell table:style-name="ce8" office:value-type="float" office:value="437.5">
            <text:p>438</text:p>
          </table:table-cell>
          <table:table-cell table:style-name="ce15" table:formula="of:=IF([.B35];[.B35]*[.C$11]+POWER([.C$12]-[.B35]*[.C$11]; [.C$13]);&quot;&quot;)" office:value-type="float" office:value="585.125817429799">
            <text:p>585</text:p>
          </table:table-cell>
          <table:table-cell table:style-name="ce19" table:formula="of:=IF([.B35];[.C35]/[.B35];&quot;&quot;)" office:value-type="float" office:value="1.33743043983954">
            <text:p>1.34</text:p>
          </table:table-cell>
          <table:table-cell table:style-name="ce26"/>
          <table:table-cell table:style-name="ce8" office:value-type="float" office:value="223.3504">
            <text:p>223</text:p>
          </table:table-cell>
          <table:table-cell table:style-name="ce15" table:formula="of:=IF([.F35];[.F35]*[.G$11]+POWER([.G$12]-[.F35]*[.G$11]; [.G$13]);&quot;&quot;)" office:value-type="float" office:value="492.282947640087">
            <text:p>492</text:p>
          </table:table-cell>
          <table:table-cell table:style-name="ce19" table:formula="of:=IF([.F35];[.G35]/[.F35];&quot;&quot;)" office:value-type="float" office:value="2.2040835728975">
            <text:p>2.20</text:p>
          </table:table-cell>
          <table:table-cell table:style-name="ce26"/>
          <table:table-cell table:style-name="ce8" office:value-type="float" office:value="187.5">
            <text:p>188</text:p>
          </table:table-cell>
          <table:table-cell table:style-name="ce15" table:formula="of:=IF([.J35];[.J35]*[.K$11]+POWER([.K$12]-[.J35]*[.K$11]; [.K$13]);&quot;&quot;)" office:value-type="float" office:value="365.577620737065">
            <text:p>366</text:p>
          </table:table-cell>
          <table:table-cell table:style-name="ce19" table:formula="of:=IF([.J35];[.K35]/[.J35];&quot;&quot;)" office:value-type="float" office:value="1.94974731059768">
            <text:p>1.95</text:p>
          </table:table-cell>
          <table:table-cell table:style-name="ce26"/>
          <table:table-cell table:style-name="ce26"/>
          <table:table-cell table:style-name="ce15" table:formula="of:=IF([.N35];[.N35]*[.O$11]+POWER([.O$12]-[.N35]*[.O$11]; [.O$13]);&quot;&quot;)">
            <text:p/>
          </table:table-cell>
          <table:table-cell table:style-name="ce19" table:formula="of:=IF([.N35];[.O35]/[.N35];&quot;&quot;)">
            <text:p/>
          </table:table-cell>
          <table:table-cell table:style-name="ce26"/>
          <table:table-cell table:style-name="ce2"/>
          <table:table-cell table:style-name="ce15" table:formula="of:=IF([.R35];[.R35]*[.S$11]+POWER([.S$12]-[.R35]*[.S$11]; [.S$13]);&quot;&quot;)">
            <text:p/>
          </table:table-cell>
          <table:table-cell table:style-name="ce19" table:formula="of:=IF([.R35];[.S35]/[.R35];&quot;&quot;)">
            <text:p/>
          </table:table-cell>
          <table:table-cell table:style-name="ce26"/>
          <table:table-cell table:style-name="ce26"/>
          <table:table-cell table:style-name="ce15" table:formula="of:=IF([.V35];[.V35]*[.W$11]+POWER([.W$12]-[.V35]*[.W$11]; [.W$13]);&quot;&quot;)">
            <text:p/>
          </table:table-cell>
          <table:table-cell table:style-name="ce19" table:formula="of:=IF([.V35];[.W35]/[.V35];&quot;&quot;)">
            <text:p/>
          </table:table-cell>
          <table:table-cell table:style-name="ce26"/>
          <table:table-cell table:style-name="ce2"/>
          <table:table-cell table:style-name="ce15" table:formula="of:=IF([.Z35];[.Z35]*[.AA$11]+POWER([.AA$12]-[.Z35]*[.AA$11]; [.AA$13]);&quot;&quot;)">
            <text:p/>
          </table:table-cell>
          <table:table-cell table:style-name="ce19" table:formula="of:=IF([.Z35];[.AA35]/[.Z35];&quot;&quot;)">
            <text:p/>
          </table:table-cell>
          <table:table-cell table:style-name="ce26"/>
          <table:table-cell table:style-name="ce26"/>
          <table:table-cell table:style-name="ce15" table:formula="of:=IF([.AD35];[.AD35]*[.AE$11]+POWER([.AE$12]-[.AD35]*[.AE$11]; [.AE$13]);&quot;&quot;)">
            <text:p/>
          </table:table-cell>
          <table:table-cell table:style-name="ce19" table:formula="of:=IF([.AD35];[.AE35]/[.AD35];&quot;&quot;)">
            <text:p/>
          </table:table-cell>
          <table:table-cell table:style-name="ce26"/>
          <table:table-cell table:style-name="ce26"/>
          <table:table-cell table:style-name="ce15" table:formula="of:=IF([.AH35];[.AH35]*[.AI$11]+POWER([.AI$12]-[.AH35]*[.AI$11]; [.AI$13]);&quot;&quot;)">
            <text:p/>
          </table:table-cell>
          <table:table-cell table:style-name="ce19" table:formula="of:=IF([.AH35];[.AI35]/[.AH35];&quot;&quot;)">
            <text:p/>
          </table:table-cell>
          <table:table-cell table:style-name="ce26"/>
          <table:table-cell table:style-name="ce26"/>
          <table:table-cell table:style-name="ce15" table:formula="of:=IF([.AL35];[.AL35]*[.AM$11]+POWER([.AM$12]-[.AL35]*[.AM$11]; [.AM$13]);&quot;&quot;)">
            <text:p/>
          </table:table-cell>
          <table:table-cell table:style-name="ce19" table:formula="of:=IF([.AL35];[.AM35]/[.AL35];&quot;&quot;)">
            <text:p/>
          </table:table-cell>
          <table:table-cell table:style-name="ce26"/>
          <table:table-cell table:style-name="ce26"/>
          <table:table-cell table:style-name="ce15" table:formula="of:=IF([.AP35];[.AP35]*[.AQ$11]+POWER([.AQ$12]-[.AP35]*[.AQ$11]; [.AQ$13]);&quot;&quot;)">
            <text:p/>
          </table:table-cell>
          <table:table-cell table:style-name="ce19" table:formula="of:=IF([.AP35];[.AQ35]/[.AP35];&quot;&quot;)">
            <text:p/>
          </table:table-cell>
          <table:table-cell table:style-name="ce26"/>
          <table:table-cell table:style-name="ce26"/>
          <table:table-cell table:style-name="ce15" table:formula="of:=IF([.AT35];[.AT35]*[.AU$11]+POWER([.AU$12]-[.AT35]*[.AU$11]; [.AU$13]);&quot;&quot;)">
            <text:p/>
          </table:table-cell>
          <table:table-cell table:style-name="ce19" table:formula="of:=IF([.AT35];[.AU35]/[.AT35];&quot;&quot;)">
            <text:p/>
          </table:table-cell>
          <table:table-cell table:style-name="ce26"/>
          <table:table-cell table:style-name="ce26"/>
          <table:table-cell table:style-name="ce15" table:formula="of:=IF([.AX35];[.AX35]*[.AY$11]+POWER([.AY$12]-[.AX35]*[.AY$11]; [.AY$13]);&quot;&quot;)">
            <text:p/>
          </table:table-cell>
          <table:table-cell table:style-name="ce19" table:formula="of:=IF([.AX35];[.AY35]/[.AX35];&quot;&quot;)">
            <text:p/>
          </table:table-cell>
          <table:table-cell table:style-name="ce26"/>
          <table:table-cell table:style-name="ce26"/>
          <table:table-cell table:style-name="ce15" table:formula="of:=IF([.BB35];[.BB35]*[.BC$11]+POWER([.BC$12]-[.BB35]*[.BC$11]; [.BC$13]);&quot;&quot;)">
            <text:p/>
          </table:table-cell>
          <table:table-cell table:style-name="ce19" table:formula="of:=IF([.BB35];[.BC35]/[.BB35];&quot;&quot;)">
            <text:p/>
          </table:table-cell>
          <table:table-cell table:style-name="ce26"/>
          <table:table-cell table:style-name="ce26"/>
          <table:table-cell table:style-name="ce15" table:formula="of:=IF([.BF35];[.BF35]*[.BG$11]+POWER([.BG$12]-[.BF35]*[.BG$11]; [.BG$13]);&quot;&quot;)">
            <text:p/>
          </table:table-cell>
          <table:table-cell table:style-name="ce19" table:formula="of:=IF([.BF35];[.BG35]/[.BF35];&quot;&quot;)">
            <text:p/>
          </table:table-cell>
          <table:table-cell table:style-name="ce26"/>
          <table:table-cell table:style-name="ce26" office:value-type="float" office:value="89.9928">
            <text:p>90</text:p>
          </table:table-cell>
          <table:table-cell table:style-name="ce15" table:formula="of:=IF([.BJ35];[.BJ35]*[.BK$11]+POWER([.BK$12]-[.BJ35]*[.BK$11]; [.BK$13]);&quot;&quot;)" office:value-type="float" office:value="186.747434074203">
            <text:p>187</text:p>
          </table:table-cell>
          <table:table-cell table:style-name="ce19" table:formula="of:=IF([.BJ35];[.BK35]/[.BJ35];&quot;&quot;)" office:value-type="float" office:value="2.07513750071342">
            <text:p>2.08</text:p>
          </table:table-cell>
          <table:table-cell table:style-name="ce26"/>
          <table:table-cell table:style-name="ce26"/>
          <table:table-cell table:style-name="ce15" table:formula="of:=IF([.BN35];[.BN35]*[.BO$11]+POWER([.BO$12]-[.BN35]*[.BO$11]; [.BO$13]);&quot;&quot;)">
            <text:p/>
          </table:table-cell>
          <table:table-cell table:style-name="ce19" table:formula="of:=IF([.BN35];[.BO35]/[.BN35];&quot;&quot;)">
            <text:p/>
          </table:table-cell>
          <table:table-cell table:style-name="ce26"/>
          <table:table-cell table:style-name="ce26"/>
          <table:table-cell table:style-name="ce15" table:formula="of:=IF([.BR35];[.BR35]*[.BS$11]+POWER([.BS$12]-[.BR35]*[.BS$11]; [.BS$13]);&quot;&quot;)">
            <text:p/>
          </table:table-cell>
          <table:table-cell table:style-name="ce19" table:formula="of:=IF([.BR35];[.BS35]/[.BR35];&quot;&quot;)">
            <text:p/>
          </table:table-cell>
          <table:table-cell table:style-name="ce26"/>
        </table:table-row>
        <table:table-row table:style-name="ro3">
          <table:table-cell/>
          <table:table-cell table:style-name="ce8" office:value-type="float" office:value="427.89">
            <text:p>428</text:p>
          </table:table-cell>
          <table:table-cell table:style-name="ce15" table:formula="of:=IF([.B36];[.B36]*[.C$11]+POWER([.C$12]-[.B36]*[.C$11]; [.C$13]);&quot;&quot;)" office:value-type="float" office:value="582.298139208543">
            <text:p>582</text:p>
          </table:table-cell>
          <table:table-cell table:style-name="ce19" table:formula="of:=IF([.B36];[.C36]/[.B36];&quot;&quot;)" office:value-type="float" office:value="1.36085942463844">
            <text:p>1.36</text:p>
          </table:table-cell>
          <table:table-cell table:style-name="ce26"/>
          <table:table-cell table:style-name="ce8" office:value-type="float" office:value="210">
            <text:p>210</text:p>
          </table:table-cell>
          <table:table-cell table:style-name="ce15" table:formula="of:=IF([.F36];[.F36]*[.G$11]+POWER([.G$12]-[.F36]*[.G$11]; [.G$13]);&quot;&quot;)" office:value-type="float" office:value="486.138312081091">
            <text:p>486</text:p>
          </table:table-cell>
          <table:table-cell table:style-name="ce19" table:formula="of:=IF([.F36];[.G36]/[.F36];&quot;&quot;)" office:value-type="float" office:value="2.31494434324329">
            <text:p>2.31</text:p>
          </table:table-cell>
          <table:table-cell table:style-name="ce26"/>
          <table:table-cell table:style-name="ce8" office:value-type="float" office:value="187">
            <text:p>187</text:p>
          </table:table-cell>
          <table:table-cell table:style-name="ce15" table:formula="of:=IF([.J36];[.J36]*[.K$11]+POWER([.K$12]-[.J36]*[.K$11]; [.K$13]);&quot;&quot;)" office:value-type="float" office:value="365.360279058605">
            <text:p>365</text:p>
          </table:table-cell>
          <table:table-cell table:style-name="ce19" table:formula="of:=IF([.J36];[.K36]/[.J36];&quot;&quot;)" office:value-type="float" office:value="1.95379828373585">
            <text:p>1.95</text:p>
          </table:table-cell>
          <table:table-cell table:style-name="ce26"/>
          <table:table-cell table:style-name="ce26"/>
          <table:table-cell table:style-name="ce15" table:formula="of:=IF([.N36];[.N36]*[.O$11]+POWER([.O$12]-[.N36]*[.O$11]; [.O$13]);&quot;&quot;)">
            <text:p/>
          </table:table-cell>
          <table:table-cell table:style-name="ce19" table:formula="of:=IF([.N36];[.O36]/[.N36];&quot;&quot;)">
            <text:p/>
          </table:table-cell>
          <table:table-cell table:style-name="ce26"/>
          <table:table-cell table:style-name="ce2"/>
          <table:table-cell table:style-name="ce15" table:formula="of:=IF([.R36];[.R36]*[.S$11]+POWER([.S$12]-[.R36]*[.S$11]; [.S$13]);&quot;&quot;)">
            <text:p/>
          </table:table-cell>
          <table:table-cell table:style-name="ce19" table:formula="of:=IF([.R36];[.S36]/[.R36];&quot;&quot;)">
            <text:p/>
          </table:table-cell>
          <table:table-cell table:style-name="ce26"/>
          <table:table-cell table:style-name="ce26"/>
          <table:table-cell table:style-name="ce15" table:formula="of:=IF([.V36];[.V36]*[.W$11]+POWER([.W$12]-[.V36]*[.W$11]; [.W$13]);&quot;&quot;)">
            <text:p/>
          </table:table-cell>
          <table:table-cell table:style-name="ce19" table:formula="of:=IF([.V36];[.W36]/[.V36];&quot;&quot;)">
            <text:p/>
          </table:table-cell>
          <table:table-cell table:style-name="ce26"/>
          <table:table-cell table:style-name="ce2"/>
          <table:table-cell table:style-name="ce15" table:formula="of:=IF([.Z36];[.Z36]*[.AA$11]+POWER([.AA$12]-[.Z36]*[.AA$11]; [.AA$13]);&quot;&quot;)">
            <text:p/>
          </table:table-cell>
          <table:table-cell table:style-name="ce19" table:formula="of:=IF([.Z36];[.AA36]/[.Z36];&quot;&quot;)">
            <text:p/>
          </table:table-cell>
          <table:table-cell table:style-name="ce26"/>
          <table:table-cell table:style-name="ce26"/>
          <table:table-cell table:style-name="ce15" table:formula="of:=IF([.AD36];[.AD36]*[.AE$11]+POWER([.AE$12]-[.AD36]*[.AE$11]; [.AE$13]);&quot;&quot;)">
            <text:p/>
          </table:table-cell>
          <table:table-cell table:style-name="ce19" table:formula="of:=IF([.AD36];[.AE36]/[.AD36];&quot;&quot;)">
            <text:p/>
          </table:table-cell>
          <table:table-cell table:style-name="ce26"/>
          <table:table-cell table:style-name="ce26"/>
          <table:table-cell table:style-name="ce15" table:formula="of:=IF([.AH36];[.AH36]*[.AI$11]+POWER([.AI$12]-[.AH36]*[.AI$11]; [.AI$13]);&quot;&quot;)">
            <text:p/>
          </table:table-cell>
          <table:table-cell table:style-name="ce19" table:formula="of:=IF([.AH36];[.AI36]/[.AH36];&quot;&quot;)">
            <text:p/>
          </table:table-cell>
          <table:table-cell table:style-name="ce26"/>
          <table:table-cell table:style-name="ce26"/>
          <table:table-cell table:style-name="ce15" table:formula="of:=IF([.AL36];[.AL36]*[.AM$11]+POWER([.AM$12]-[.AL36]*[.AM$11]; [.AM$13]);&quot;&quot;)">
            <text:p/>
          </table:table-cell>
          <table:table-cell table:style-name="ce19" table:formula="of:=IF([.AL36];[.AM36]/[.AL36];&quot;&quot;)">
            <text:p/>
          </table:table-cell>
          <table:table-cell table:style-name="ce26"/>
          <table:table-cell table:style-name="ce26"/>
          <table:table-cell table:style-name="ce15" table:formula="of:=IF([.AP36];[.AP36]*[.AQ$11]+POWER([.AQ$12]-[.AP36]*[.AQ$11]; [.AQ$13]);&quot;&quot;)">
            <text:p/>
          </table:table-cell>
          <table:table-cell table:style-name="ce19" table:formula="of:=IF([.AP36];[.AQ36]/[.AP36];&quot;&quot;)">
            <text:p/>
          </table:table-cell>
          <table:table-cell table:style-name="ce26"/>
          <table:table-cell table:style-name="ce26"/>
          <table:table-cell table:style-name="ce15" table:formula="of:=IF([.AT36];[.AT36]*[.AU$11]+POWER([.AU$12]-[.AT36]*[.AU$11]; [.AU$13]);&quot;&quot;)">
            <text:p/>
          </table:table-cell>
          <table:table-cell table:style-name="ce19" table:formula="of:=IF([.AT36];[.AU36]/[.AT36];&quot;&quot;)">
            <text:p/>
          </table:table-cell>
          <table:table-cell table:style-name="ce26"/>
          <table:table-cell table:style-name="ce26"/>
          <table:table-cell table:style-name="ce15" table:formula="of:=IF([.AX36];[.AX36]*[.AY$11]+POWER([.AY$12]-[.AX36]*[.AY$11]; [.AY$13]);&quot;&quot;)">
            <text:p/>
          </table:table-cell>
          <table:table-cell table:style-name="ce19" table:formula="of:=IF([.AX36];[.AY36]/[.AX36];&quot;&quot;)">
            <text:p/>
          </table:table-cell>
          <table:table-cell table:style-name="ce26"/>
          <table:table-cell table:style-name="ce26"/>
          <table:table-cell table:style-name="ce15" table:formula="of:=IF([.BB36];[.BB36]*[.BC$11]+POWER([.BC$12]-[.BB36]*[.BC$11]; [.BC$13]);&quot;&quot;)">
            <text:p/>
          </table:table-cell>
          <table:table-cell table:style-name="ce19" table:formula="of:=IF([.BB36];[.BC36]/[.BB36];&quot;&quot;)">
            <text:p/>
          </table:table-cell>
          <table:table-cell table:style-name="ce26"/>
          <table:table-cell table:style-name="ce26"/>
          <table:table-cell table:style-name="ce15" table:formula="of:=IF([.BF36];[.BF36]*[.BG$11]+POWER([.BG$12]-[.BF36]*[.BG$11]; [.BG$13]);&quot;&quot;)">
            <text:p/>
          </table:table-cell>
          <table:table-cell table:style-name="ce19" table:formula="of:=IF([.BF36];[.BG36]/[.BF36];&quot;&quot;)">
            <text:p/>
          </table:table-cell>
          <table:table-cell table:style-name="ce26"/>
          <table:table-cell table:style-name="ce26" office:value-type="float" office:value="88">
            <text:p>88</text:p>
          </table:table-cell>
          <table:table-cell table:style-name="ce15" table:formula="of:=IF([.BJ36];[.BJ36]*[.BK$11]+POWER([.BK$12]-[.BJ36]*[.BK$11]; [.BK$13]);&quot;&quot;)" office:value-type="float" office:value="184.910019576352">
            <text:p>185</text:p>
          </table:table-cell>
          <table:table-cell table:style-name="ce19" table:formula="of:=IF([.BJ36];[.BK36]/[.BJ36];&quot;&quot;)" office:value-type="float" office:value="2.10125022245855">
            <text:p>2.10</text:p>
          </table:table-cell>
          <table:table-cell table:style-name="ce26"/>
          <table:table-cell table:style-name="ce26"/>
          <table:table-cell table:style-name="ce15" table:formula="of:=IF([.BN36];[.BN36]*[.BO$11]+POWER([.BO$12]-[.BN36]*[.BO$11]; [.BO$13]);&quot;&quot;)">
            <text:p/>
          </table:table-cell>
          <table:table-cell table:style-name="ce19" table:formula="of:=IF([.BN36];[.BO36]/[.BN36];&quot;&quot;)">
            <text:p/>
          </table:table-cell>
          <table:table-cell table:style-name="ce26"/>
          <table:table-cell table:style-name="ce26"/>
          <table:table-cell table:style-name="ce15" table:formula="of:=IF([.BR36];[.BR36]*[.BS$11]+POWER([.BS$12]-[.BR36]*[.BS$11]; [.BS$13]);&quot;&quot;)">
            <text:p/>
          </table:table-cell>
          <table:table-cell table:style-name="ce19" table:formula="of:=IF([.BR36];[.BS36]/[.BR36];&quot;&quot;)">
            <text:p/>
          </table:table-cell>
          <table:table-cell table:style-name="ce26"/>
        </table:table-row>
        <table:table-row table:style-name="ro3">
          <table:table-cell/>
          <table:table-cell table:style-name="ce8" office:value-type="float" office:value="413.259">
            <text:p>413</text:p>
          </table:table-cell>
          <table:table-cell table:style-name="ce15" table:formula="of:=IF([.B37];[.B37]*[.C$11]+POWER([.C$12]-[.B37]*[.C$11]; [.C$13]);&quot;&quot;)" office:value-type="float" office:value="577.960190307423">
            <text:p>578</text:p>
          </table:table-cell>
          <table:table-cell table:style-name="ce19" table:formula="of:=IF([.B37];[.C37]/[.B37];&quot;&quot;)" office:value-type="float" office:value="1.3985422950436">
            <text:p>1.40</text:p>
          </table:table-cell>
          <table:table-cell table:style-name="ce26"/>
          <table:table-cell table:style-name="ce8" office:value-type="float" office:value="203.1">
            <text:p>203</text:p>
          </table:table-cell>
          <table:table-cell table:style-name="ce15" table:formula="of:=IF([.F37];[.F37]*[.G$11]+POWER([.G$12]-[.F37]*[.G$11]; [.G$13]);&quot;&quot;)" office:value-type="float" office:value="482.930592440433">
            <text:p>483</text:p>
          </table:table-cell>
          <table:table-cell table:style-name="ce19" table:formula="of:=IF([.F37];[.G37]/[.F37];&quot;&quot;)" office:value-type="float" office:value="2.377797107043">
            <text:p>2.38</text:p>
          </table:table-cell>
          <table:table-cell table:style-name="ce26"/>
          <table:table-cell table:style-name="ce8" office:value-type="float" office:value="181.5">
            <text:p>182</text:p>
          </table:table-cell>
          <table:table-cell table:style-name="ce15" table:formula="of:=IF([.J37];[.J37]*[.K$11]+POWER([.K$12]-[.J37]*[.K$11]; [.K$13]);&quot;&quot;)" office:value-type="float" office:value="362.95687845342">
            <text:p>363</text:p>
          </table:table-cell>
          <table:table-cell table:style-name="ce19" table:formula="of:=IF([.J37];[.K37]/[.J37];&quot;&quot;)" office:value-type="float" office:value="1.99976241572132">
            <text:p>2.00</text:p>
          </table:table-cell>
          <table:table-cell table:style-name="ce26"/>
          <table:table-cell table:style-name="ce26"/>
          <table:table-cell table:style-name="ce15" table:formula="of:=IF([.N37];[.N37]*[.O$11]+POWER([.O$12]-[.N37]*[.O$11]; [.O$13]);&quot;&quot;)">
            <text:p/>
          </table:table-cell>
          <table:table-cell table:style-name="ce19" table:formula="of:=IF([.N37];[.O37]/[.N37];&quot;&quot;)">
            <text:p/>
          </table:table-cell>
          <table:table-cell table:style-name="ce26"/>
          <table:table-cell table:style-name="ce2"/>
          <table:table-cell table:style-name="ce15" table:formula="of:=IF([.R37];[.R37]*[.S$11]+POWER([.S$12]-[.R37]*[.S$11]; [.S$13]);&quot;&quot;)">
            <text:p/>
          </table:table-cell>
          <table:table-cell table:style-name="ce19" table:formula="of:=IF([.R37];[.S37]/[.R37];&quot;&quot;)">
            <text:p/>
          </table:table-cell>
          <table:table-cell table:style-name="ce26"/>
          <table:table-cell table:style-name="ce26"/>
          <table:table-cell table:style-name="ce15" table:formula="of:=IF([.V37];[.V37]*[.W$11]+POWER([.W$12]-[.V37]*[.W$11]; [.W$13]);&quot;&quot;)">
            <text:p/>
          </table:table-cell>
          <table:table-cell table:style-name="ce19" table:formula="of:=IF([.V37];[.W37]/[.V37];&quot;&quot;)">
            <text:p/>
          </table:table-cell>
          <table:table-cell table:style-name="ce26"/>
          <table:table-cell table:style-name="ce2"/>
          <table:table-cell table:style-name="ce15" table:formula="of:=IF([.Z37];[.Z37]*[.AA$11]+POWER([.AA$12]-[.Z37]*[.AA$11]; [.AA$13]);&quot;&quot;)">
            <text:p/>
          </table:table-cell>
          <table:table-cell table:style-name="ce19" table:formula="of:=IF([.Z37];[.AA37]/[.Z37];&quot;&quot;)">
            <text:p/>
          </table:table-cell>
          <table:table-cell table:style-name="ce26"/>
          <table:table-cell table:style-name="ce26"/>
          <table:table-cell table:style-name="ce15" table:formula="of:=IF([.AD37];[.AD37]*[.AE$11]+POWER([.AE$12]-[.AD37]*[.AE$11]; [.AE$13]);&quot;&quot;)">
            <text:p/>
          </table:table-cell>
          <table:table-cell table:style-name="ce19" table:formula="of:=IF([.AD37];[.AE37]/[.AD37];&quot;&quot;)">
            <text:p/>
          </table:table-cell>
          <table:table-cell table:style-name="ce26"/>
          <table:table-cell table:style-name="ce26"/>
          <table:table-cell table:style-name="ce15" table:formula="of:=IF([.AH37];[.AH37]*[.AI$11]+POWER([.AI$12]-[.AH37]*[.AI$11]; [.AI$13]);&quot;&quot;)">
            <text:p/>
          </table:table-cell>
          <table:table-cell table:style-name="ce19" table:formula="of:=IF([.AH37];[.AI37]/[.AH37];&quot;&quot;)">
            <text:p/>
          </table:table-cell>
          <table:table-cell table:style-name="ce26"/>
          <table:table-cell table:style-name="ce26"/>
          <table:table-cell table:style-name="ce15" table:formula="of:=IF([.AL37];[.AL37]*[.AM$11]+POWER([.AM$12]-[.AL37]*[.AM$11]; [.AM$13]);&quot;&quot;)">
            <text:p/>
          </table:table-cell>
          <table:table-cell table:style-name="ce19" table:formula="of:=IF([.AL37];[.AM37]/[.AL37];&quot;&quot;)">
            <text:p/>
          </table:table-cell>
          <table:table-cell table:style-name="ce26"/>
          <table:table-cell table:style-name="ce26"/>
          <table:table-cell table:style-name="ce15" table:formula="of:=IF([.AP37];[.AP37]*[.AQ$11]+POWER([.AQ$12]-[.AP37]*[.AQ$11]; [.AQ$13]);&quot;&quot;)">
            <text:p/>
          </table:table-cell>
          <table:table-cell table:style-name="ce19" table:formula="of:=IF([.AP37];[.AQ37]/[.AP37];&quot;&quot;)">
            <text:p/>
          </table:table-cell>
          <table:table-cell table:style-name="ce26"/>
          <table:table-cell table:style-name="ce26"/>
          <table:table-cell table:style-name="ce15" table:formula="of:=IF([.AT37];[.AT37]*[.AU$11]+POWER([.AU$12]-[.AT37]*[.AU$11]; [.AU$13]);&quot;&quot;)">
            <text:p/>
          </table:table-cell>
          <table:table-cell table:style-name="ce19" table:formula="of:=IF([.AT37];[.AU37]/[.AT37];&quot;&quot;)">
            <text:p/>
          </table:table-cell>
          <table:table-cell table:style-name="ce26"/>
          <table:table-cell table:style-name="ce26"/>
          <table:table-cell table:style-name="ce15" table:formula="of:=IF([.AX37];[.AX37]*[.AY$11]+POWER([.AY$12]-[.AX37]*[.AY$11]; [.AY$13]);&quot;&quot;)">
            <text:p/>
          </table:table-cell>
          <table:table-cell table:style-name="ce19" table:formula="of:=IF([.AX37];[.AY37]/[.AX37];&quot;&quot;)">
            <text:p/>
          </table:table-cell>
          <table:table-cell table:style-name="ce26"/>
          <table:table-cell table:style-name="ce26"/>
          <table:table-cell table:style-name="ce15" table:formula="of:=IF([.BB37];[.BB37]*[.BC$11]+POWER([.BC$12]-[.BB37]*[.BC$11]; [.BC$13]);&quot;&quot;)">
            <text:p/>
          </table:table-cell>
          <table:table-cell table:style-name="ce19" table:formula="of:=IF([.BB37];[.BC37]/[.BB37];&quot;&quot;)">
            <text:p/>
          </table:table-cell>
          <table:table-cell table:style-name="ce26"/>
          <table:table-cell table:style-name="ce26"/>
          <table:table-cell table:style-name="ce15" table:formula="of:=IF([.BF37];[.BF37]*[.BG$11]+POWER([.BG$12]-[.BF37]*[.BG$11]; [.BG$13]);&quot;&quot;)">
            <text:p/>
          </table:table-cell>
          <table:table-cell table:style-name="ce19" table:formula="of:=IF([.BF37];[.BG37]/[.BF37];&quot;&quot;)">
            <text:p/>
          </table:table-cell>
          <table:table-cell table:style-name="ce26"/>
          <table:table-cell table:style-name="ce26" office:value-type="float" office:value="85.59">
            <text:p>86</text:p>
          </table:table-cell>
          <table:table-cell table:style-name="ce15" table:formula="of:=IF([.BJ37];[.BJ37]*[.BK$11]+POWER([.BK$12]-[.BJ37]*[.BK$11]; [.BK$13]);&quot;&quot;)" office:value-type="float" office:value="182.673705778736">
            <text:p>183</text:p>
          </table:table-cell>
          <table:table-cell table:style-name="ce19" table:formula="of:=IF([.BJ37];[.BK37]/[.BJ37];&quot;&quot;)" office:value-type="float" office:value="2.1342879516151">
            <text:p>2.13</text:p>
          </table:table-cell>
          <table:table-cell table:style-name="ce26"/>
          <table:table-cell table:style-name="ce26"/>
          <table:table-cell table:style-name="ce15" table:formula="of:=IF([.BN37];[.BN37]*[.BO$11]+POWER([.BO$12]-[.BN37]*[.BO$11]; [.BO$13]);&quot;&quot;)">
            <text:p/>
          </table:table-cell>
          <table:table-cell table:style-name="ce19" table:formula="of:=IF([.BN37];[.BO37]/[.BN37];&quot;&quot;)">
            <text:p/>
          </table:table-cell>
          <table:table-cell table:style-name="ce26"/>
          <table:table-cell table:style-name="ce26"/>
          <table:table-cell table:style-name="ce15" table:formula="of:=IF([.BR37];[.BR37]*[.BS$11]+POWER([.BS$12]-[.BR37]*[.BS$11]; [.BS$13]);&quot;&quot;)">
            <text:p/>
          </table:table-cell>
          <table:table-cell table:style-name="ce19" table:formula="of:=IF([.BR37];[.BS37]/[.BR37];&quot;&quot;)">
            <text:p/>
          </table:table-cell>
          <table:table-cell table:style-name="ce26"/>
        </table:table-row>
        <table:table-row table:style-name="ro3">
          <table:table-cell/>
          <table:table-cell table:style-name="ce8" office:value-type="float" office:value="413.259">
            <text:p>413</text:p>
          </table:table-cell>
          <table:table-cell table:style-name="ce15" table:formula="of:=IF([.B38];[.B38]*[.C$11]+POWER([.C$12]-[.B38]*[.C$11]; [.C$13]);&quot;&quot;)" office:value-type="float" office:value="577.960190307423">
            <text:p>578</text:p>
          </table:table-cell>
          <table:table-cell table:style-name="ce19" table:formula="of:=IF([.B38];[.C38]/[.B38];&quot;&quot;)" office:value-type="float" office:value="1.3985422950436">
            <text:p>1.40</text:p>
          </table:table-cell>
          <table:table-cell table:style-name="ce26"/>
          <table:table-cell table:style-name="ce8" office:value-type="float" office:value="201.6">
            <text:p>202</text:p>
          </table:table-cell>
          <table:table-cell table:style-name="ce15" table:formula="of:=IF([.F38];[.F38]*[.G$11]+POWER([.G$12]-[.F38]*[.G$11]; [.G$13]);&quot;&quot;)" office:value-type="float" office:value="482.2305417461">
            <text:p>482</text:p>
          </table:table-cell>
          <table:table-cell table:style-name="ce19" table:formula="of:=IF([.F38];[.G38]/[.F38];&quot;&quot;)" office:value-type="float" office:value="2.39201657612153">
            <text:p>2.39</text:p>
          </table:table-cell>
          <table:table-cell table:style-name="ce26"/>
          <table:table-cell table:style-name="ce8" office:value-type="float" office:value="180">
            <text:p>180</text:p>
          </table:table-cell>
          <table:table-cell table:style-name="ce15" table:formula="of:=IF([.J38];[.J38]*[.K$11]+POWER([.K$12]-[.J38]*[.K$11]; [.K$13]);&quot;&quot;)" office:value-type="float" office:value="362.297509392442">
            <text:p>362</text:p>
          </table:table-cell>
          <table:table-cell table:style-name="ce19" table:formula="of:=IF([.J38];[.K38]/[.J38];&quot;&quot;)" office:value-type="float" office:value="2.01276394106912">
            <text:p>2.01</text:p>
          </table:table-cell>
          <table:table-cell table:style-name="ce26"/>
          <table:table-cell table:style-name="ce26"/>
          <table:table-cell table:style-name="ce15" table:formula="of:=IF([.N38];[.N38]*[.O$11]+POWER([.O$12]-[.N38]*[.O$11]; [.O$13]);&quot;&quot;)">
            <text:p/>
          </table:table-cell>
          <table:table-cell table:style-name="ce19" table:formula="of:=IF([.N38];[.O38]/[.N38];&quot;&quot;)">
            <text:p/>
          </table:table-cell>
          <table:table-cell table:style-name="ce26"/>
          <table:table-cell table:style-name="ce2"/>
          <table:table-cell table:style-name="ce15" table:formula="of:=IF([.R38];[.R38]*[.S$11]+POWER([.S$12]-[.R38]*[.S$11]; [.S$13]);&quot;&quot;)">
            <text:p/>
          </table:table-cell>
          <table:table-cell table:style-name="ce19" table:formula="of:=IF([.R38];[.S38]/[.R38];&quot;&quot;)">
            <text:p/>
          </table:table-cell>
          <table:table-cell table:style-name="ce26"/>
          <table:table-cell table:style-name="ce26"/>
          <table:table-cell table:style-name="ce15" table:formula="of:=IF([.V38];[.V38]*[.W$11]+POWER([.W$12]-[.V38]*[.W$11]; [.W$13]);&quot;&quot;)">
            <text:p/>
          </table:table-cell>
          <table:table-cell table:style-name="ce19" table:formula="of:=IF([.V38];[.W38]/[.V38];&quot;&quot;)">
            <text:p/>
          </table:table-cell>
          <table:table-cell table:style-name="ce26"/>
          <table:table-cell table:style-name="ce2"/>
          <table:table-cell table:style-name="ce15" table:formula="of:=IF([.Z38];[.Z38]*[.AA$11]+POWER([.AA$12]-[.Z38]*[.AA$11]; [.AA$13]);&quot;&quot;)">
            <text:p/>
          </table:table-cell>
          <table:table-cell table:style-name="ce19" table:formula="of:=IF([.Z38];[.AA38]/[.Z38];&quot;&quot;)">
            <text:p/>
          </table:table-cell>
          <table:table-cell table:style-name="ce26"/>
          <table:table-cell table:style-name="ce26"/>
          <table:table-cell table:style-name="ce15" table:formula="of:=IF([.AD38];[.AD38]*[.AE$11]+POWER([.AE$12]-[.AD38]*[.AE$11]; [.AE$13]);&quot;&quot;)">
            <text:p/>
          </table:table-cell>
          <table:table-cell table:style-name="ce19" table:formula="of:=IF([.AD38];[.AE38]/[.AD38];&quot;&quot;)">
            <text:p/>
          </table:table-cell>
          <table:table-cell table:style-name="ce26"/>
          <table:table-cell table:style-name="ce26"/>
          <table:table-cell table:style-name="ce15" table:formula="of:=IF([.AH38];[.AH38]*[.AI$11]+POWER([.AI$12]-[.AH38]*[.AI$11]; [.AI$13]);&quot;&quot;)">
            <text:p/>
          </table:table-cell>
          <table:table-cell table:style-name="ce19" table:formula="of:=IF([.AH38];[.AI38]/[.AH38];&quot;&quot;)">
            <text:p/>
          </table:table-cell>
          <table:table-cell table:style-name="ce26"/>
          <table:table-cell table:style-name="ce26"/>
          <table:table-cell table:style-name="ce15" table:formula="of:=IF([.AL38];[.AL38]*[.AM$11]+POWER([.AM$12]-[.AL38]*[.AM$11]; [.AM$13]);&quot;&quot;)">
            <text:p/>
          </table:table-cell>
          <table:table-cell table:style-name="ce19" table:formula="of:=IF([.AL38];[.AM38]/[.AL38];&quot;&quot;)">
            <text:p/>
          </table:table-cell>
          <table:table-cell table:style-name="ce26"/>
          <table:table-cell table:style-name="ce26"/>
          <table:table-cell table:style-name="ce15" table:formula="of:=IF([.AP38];[.AP38]*[.AQ$11]+POWER([.AQ$12]-[.AP38]*[.AQ$11]; [.AQ$13]);&quot;&quot;)">
            <text:p/>
          </table:table-cell>
          <table:table-cell table:style-name="ce19" table:formula="of:=IF([.AP38];[.AQ38]/[.AP38];&quot;&quot;)">
            <text:p/>
          </table:table-cell>
          <table:table-cell table:style-name="ce26"/>
          <table:table-cell table:style-name="ce26"/>
          <table:table-cell table:style-name="ce15" table:formula="of:=IF([.AT38];[.AT38]*[.AU$11]+POWER([.AU$12]-[.AT38]*[.AU$11]; [.AU$13]);&quot;&quot;)">
            <text:p/>
          </table:table-cell>
          <table:table-cell table:style-name="ce19" table:formula="of:=IF([.AT38];[.AU38]/[.AT38];&quot;&quot;)">
            <text:p/>
          </table:table-cell>
          <table:table-cell table:style-name="ce26"/>
          <table:table-cell table:style-name="ce26"/>
          <table:table-cell table:style-name="ce15" table:formula="of:=IF([.AX38];[.AX38]*[.AY$11]+POWER([.AY$12]-[.AX38]*[.AY$11]; [.AY$13]);&quot;&quot;)">
            <text:p/>
          </table:table-cell>
          <table:table-cell table:style-name="ce19" table:formula="of:=IF([.AX38];[.AY38]/[.AX38];&quot;&quot;)">
            <text:p/>
          </table:table-cell>
          <table:table-cell table:style-name="ce26"/>
          <table:table-cell table:style-name="ce26"/>
          <table:table-cell table:style-name="ce15" table:formula="of:=IF([.BB38];[.BB38]*[.BC$11]+POWER([.BC$12]-[.BB38]*[.BC$11]; [.BC$13]);&quot;&quot;)">
            <text:p/>
          </table:table-cell>
          <table:table-cell table:style-name="ce19" table:formula="of:=IF([.BB38];[.BC38]/[.BB38];&quot;&quot;)">
            <text:p/>
          </table:table-cell>
          <table:table-cell table:style-name="ce26"/>
          <table:table-cell table:style-name="ce26"/>
          <table:table-cell table:style-name="ce15" table:formula="of:=IF([.BF38];[.BF38]*[.BG$11]+POWER([.BG$12]-[.BF38]*[.BG$11]; [.BG$13]);&quot;&quot;)">
            <text:p/>
          </table:table-cell>
          <table:table-cell table:style-name="ce19" table:formula="of:=IF([.BF38];[.BG38]/[.BF38];&quot;&quot;)">
            <text:p/>
          </table:table-cell>
          <table:table-cell table:style-name="ce26"/>
          <table:table-cell table:style-name="ce26" office:value-type="float" office:value="84.7">
            <text:p>85</text:p>
          </table:table-cell>
          <table:table-cell table:style-name="ce15" table:formula="of:=IF([.BJ38];[.BJ38]*[.BK$11]+POWER([.BK$12]-[.BJ38]*[.BK$11]; [.BK$13]);&quot;&quot;)" office:value-type="float" office:value="181.844090818206">
            <text:p>182</text:p>
          </table:table-cell>
          <table:table-cell table:style-name="ce19" table:formula="of:=IF([.BJ38];[.BK38]/[.BJ38];&quot;&quot;)" office:value-type="float" office:value="2.14691960824328">
            <text:p>2.15</text:p>
          </table:table-cell>
          <table:table-cell table:style-name="ce26"/>
          <table:table-cell table:style-name="ce26"/>
          <table:table-cell table:style-name="ce15" table:formula="of:=IF([.BN38];[.BN38]*[.BO$11]+POWER([.BO$12]-[.BN38]*[.BO$11]; [.BO$13]);&quot;&quot;)">
            <text:p/>
          </table:table-cell>
          <table:table-cell table:style-name="ce19" table:formula="of:=IF([.BN38];[.BO38]/[.BN38];&quot;&quot;)">
            <text:p/>
          </table:table-cell>
          <table:table-cell table:style-name="ce26"/>
          <table:table-cell table:style-name="ce26"/>
          <table:table-cell table:style-name="ce15" table:formula="of:=IF([.BR38];[.BR38]*[.BS$11]+POWER([.BS$12]-[.BR38]*[.BS$11]; [.BS$13]);&quot;&quot;)">
            <text:p/>
          </table:table-cell>
          <table:table-cell table:style-name="ce19" table:formula="of:=IF([.BR38];[.BS38]/[.BR38];&quot;&quot;)">
            <text:p/>
          </table:table-cell>
          <table:table-cell table:style-name="ce26"/>
        </table:table-row>
        <table:table-row table:style-name="ro3">
          <table:table-cell/>
          <table:table-cell table:style-name="ce8" office:value-type="float" office:value="380.765">
            <text:p>381</text:p>
          </table:table-cell>
          <table:table-cell table:style-name="ce15" table:formula="of:=IF([.B39];[.B39]*[.C$11]+POWER([.C$12]-[.B39]*[.C$11]; [.C$13]);&quot;&quot;)" office:value-type="float" office:value="568.196313730147">
            <text:p>568</text:p>
          </table:table-cell>
          <table:table-cell table:style-name="ce19" table:formula="of:=IF([.B39];[.C39]/[.B39];&quot;&quot;)" office:value-type="float" office:value="1.49224932367772">
            <text:p>1.49</text:p>
          </table:table-cell>
          <table:table-cell table:style-name="ce26"/>
          <table:table-cell table:style-name="ce8" office:value-type="float" office:value="201.24">
            <text:p>201</text:p>
          </table:table-cell>
          <table:table-cell table:style-name="ce15" table:formula="of:=IF([.F39];[.F39]*[.G$11]+POWER([.G$12]-[.F39]*[.G$11]; [.G$13]);&quot;&quot;)" office:value-type="float" office:value="482.062388150189">
            <text:p>482</text:p>
          </table:table-cell>
          <table:table-cell table:style-name="ce19" table:formula="of:=IF([.F39];[.G39]/[.F39];&quot;&quot;)" office:value-type="float" office:value="2.39546008820408">
            <text:p>2.40</text:p>
          </table:table-cell>
          <table:table-cell table:style-name="ce26"/>
          <table:table-cell table:style-name="ce8" office:value-type="float" office:value="180">
            <text:p>180</text:p>
          </table:table-cell>
          <table:table-cell table:style-name="ce15" table:formula="of:=IF([.J39];[.J39]*[.K$11]+POWER([.K$12]-[.J39]*[.K$11]; [.K$13]);&quot;&quot;)" office:value-type="float" office:value="362.297509392442">
            <text:p>362</text:p>
          </table:table-cell>
          <table:table-cell table:style-name="ce19" table:formula="of:=IF([.J39];[.K39]/[.J39];&quot;&quot;)" office:value-type="float" office:value="2.01276394106912">
            <text:p>2.01</text:p>
          </table:table-cell>
          <table:table-cell table:style-name="ce26"/>
          <table:table-cell table:style-name="ce26"/>
          <table:table-cell table:style-name="ce15" table:formula="of:=IF([.N39];[.N39]*[.O$11]+POWER([.O$12]-[.N39]*[.O$11]; [.O$13]);&quot;&quot;)">
            <text:p/>
          </table:table-cell>
          <table:table-cell table:style-name="ce19" table:formula="of:=IF([.N39];[.O39]/[.N39];&quot;&quot;)">
            <text:p/>
          </table:table-cell>
          <table:table-cell table:style-name="ce26"/>
          <table:table-cell table:style-name="ce2"/>
          <table:table-cell table:style-name="ce15" table:formula="of:=IF([.R39];[.R39]*[.S$11]+POWER([.S$12]-[.R39]*[.S$11]; [.S$13]);&quot;&quot;)">
            <text:p/>
          </table:table-cell>
          <table:table-cell table:style-name="ce19" table:formula="of:=IF([.R39];[.S39]/[.R39];&quot;&quot;)">
            <text:p/>
          </table:table-cell>
          <table:table-cell table:style-name="ce26"/>
          <table:table-cell table:style-name="ce26"/>
          <table:table-cell table:style-name="ce15" table:formula="of:=IF([.V39];[.V39]*[.W$11]+POWER([.W$12]-[.V39]*[.W$11]; [.W$13]);&quot;&quot;)">
            <text:p/>
          </table:table-cell>
          <table:table-cell table:style-name="ce19" table:formula="of:=IF([.V39];[.W39]/[.V39];&quot;&quot;)">
            <text:p/>
          </table:table-cell>
          <table:table-cell table:style-name="ce26"/>
          <table:table-cell table:style-name="ce2"/>
          <table:table-cell table:style-name="ce15" table:formula="of:=IF([.Z39];[.Z39]*[.AA$11]+POWER([.AA$12]-[.Z39]*[.AA$11]; [.AA$13]);&quot;&quot;)">
            <text:p/>
          </table:table-cell>
          <table:table-cell table:style-name="ce19" table:formula="of:=IF([.Z39];[.AA39]/[.Z39];&quot;&quot;)">
            <text:p/>
          </table:table-cell>
          <table:table-cell table:style-name="ce26"/>
          <table:table-cell table:style-name="ce26"/>
          <table:table-cell table:style-name="ce15" table:formula="of:=IF([.AD39];[.AD39]*[.AE$11]+POWER([.AE$12]-[.AD39]*[.AE$11]; [.AE$13]);&quot;&quot;)">
            <text:p/>
          </table:table-cell>
          <table:table-cell table:style-name="ce19" table:formula="of:=IF([.AD39];[.AE39]/[.AD39];&quot;&quot;)">
            <text:p/>
          </table:table-cell>
          <table:table-cell table:style-name="ce26"/>
          <table:table-cell table:style-name="ce26"/>
          <table:table-cell table:style-name="ce15" table:formula="of:=IF([.AH39];[.AH39]*[.AI$11]+POWER([.AI$12]-[.AH39]*[.AI$11]; [.AI$13]);&quot;&quot;)">
            <text:p/>
          </table:table-cell>
          <table:table-cell table:style-name="ce19" table:formula="of:=IF([.AH39];[.AI39]/[.AH39];&quot;&quot;)">
            <text:p/>
          </table:table-cell>
          <table:table-cell table:style-name="ce26"/>
          <table:table-cell table:style-name="ce26"/>
          <table:table-cell table:style-name="ce15" table:formula="of:=IF([.AL39];[.AL39]*[.AM$11]+POWER([.AM$12]-[.AL39]*[.AM$11]; [.AM$13]);&quot;&quot;)">
            <text:p/>
          </table:table-cell>
          <table:table-cell table:style-name="ce19" table:formula="of:=IF([.AL39];[.AM39]/[.AL39];&quot;&quot;)">
            <text:p/>
          </table:table-cell>
          <table:table-cell table:style-name="ce26"/>
          <table:table-cell table:style-name="ce26"/>
          <table:table-cell table:style-name="ce15" table:formula="of:=IF([.AP39];[.AP39]*[.AQ$11]+POWER([.AQ$12]-[.AP39]*[.AQ$11]; [.AQ$13]);&quot;&quot;)">
            <text:p/>
          </table:table-cell>
          <table:table-cell table:style-name="ce19" table:formula="of:=IF([.AP39];[.AQ39]/[.AP39];&quot;&quot;)">
            <text:p/>
          </table:table-cell>
          <table:table-cell table:style-name="ce26"/>
          <table:table-cell table:style-name="ce26"/>
          <table:table-cell table:style-name="ce15" table:formula="of:=IF([.AT39];[.AT39]*[.AU$11]+POWER([.AU$12]-[.AT39]*[.AU$11]; [.AU$13]);&quot;&quot;)">
            <text:p/>
          </table:table-cell>
          <table:table-cell table:style-name="ce19" table:formula="of:=IF([.AT39];[.AU39]/[.AT39];&quot;&quot;)">
            <text:p/>
          </table:table-cell>
          <table:table-cell table:style-name="ce26"/>
          <table:table-cell table:style-name="ce26"/>
          <table:table-cell table:style-name="ce15" table:formula="of:=IF([.AX39];[.AX39]*[.AY$11]+POWER([.AY$12]-[.AX39]*[.AY$11]; [.AY$13]);&quot;&quot;)">
            <text:p/>
          </table:table-cell>
          <table:table-cell table:style-name="ce19" table:formula="of:=IF([.AX39];[.AY39]/[.AX39];&quot;&quot;)">
            <text:p/>
          </table:table-cell>
          <table:table-cell table:style-name="ce26"/>
          <table:table-cell table:style-name="ce26"/>
          <table:table-cell table:style-name="ce15" table:formula="of:=IF([.BB39];[.BB39]*[.BC$11]+POWER([.BC$12]-[.BB39]*[.BC$11]; [.BC$13]);&quot;&quot;)">
            <text:p/>
          </table:table-cell>
          <table:table-cell table:style-name="ce19" table:formula="of:=IF([.BB39];[.BC39]/[.BB39];&quot;&quot;)">
            <text:p/>
          </table:table-cell>
          <table:table-cell table:style-name="ce26"/>
          <table:table-cell table:style-name="ce26"/>
          <table:table-cell table:style-name="ce15" table:formula="of:=IF([.BF39];[.BF39]*[.BG$11]+POWER([.BG$12]-[.BF39]*[.BG$11]; [.BG$13]);&quot;&quot;)">
            <text:p/>
          </table:table-cell>
          <table:table-cell table:style-name="ce19" table:formula="of:=IF([.BF39];[.BG39]/[.BF39];&quot;&quot;)">
            <text:p/>
          </table:table-cell>
          <table:table-cell table:style-name="ce26"/>
          <table:table-cell table:style-name="ce26" office:value-type="float" office:value="81.2448">
            <text:p>81</text:p>
          </table:table-cell>
          <table:table-cell table:style-name="ce15" table:formula="of:=IF([.BJ39];[.BJ39]*[.BK$11]+POWER([.BK$12]-[.BJ39]*[.BK$11]; [.BK$13]);&quot;&quot;)" office:value-type="float" office:value="178.605188435419">
            <text:p>179</text:p>
          </table:table-cell>
          <table:table-cell table:style-name="ce19" table:formula="of:=IF([.BJ39];[.BK39]/[.BJ39];&quot;&quot;)" office:value-type="float" office:value="2.19835839875806">
            <text:p>2.20</text:p>
          </table:table-cell>
          <table:table-cell table:style-name="ce26"/>
          <table:table-cell table:style-name="ce26"/>
          <table:table-cell table:style-name="ce15" table:formula="of:=IF([.BN39];[.BN39]*[.BO$11]+POWER([.BO$12]-[.BN39]*[.BO$11]; [.BO$13]);&quot;&quot;)">
            <text:p/>
          </table:table-cell>
          <table:table-cell table:style-name="ce19" table:formula="of:=IF([.BN39];[.BO39]/[.BN39];&quot;&quot;)">
            <text:p/>
          </table:table-cell>
          <table:table-cell table:style-name="ce26"/>
          <table:table-cell table:style-name="ce26"/>
          <table:table-cell table:style-name="ce15" table:formula="of:=IF([.BR39];[.BR39]*[.BS$11]+POWER([.BS$12]-[.BR39]*[.BS$11]; [.BS$13]);&quot;&quot;)">
            <text:p/>
          </table:table-cell>
          <table:table-cell table:style-name="ce19" table:formula="of:=IF([.BR39];[.BS39]/[.BR39];&quot;&quot;)">
            <text:p/>
          </table:table-cell>
          <table:table-cell table:style-name="ce26"/>
        </table:table-row>
        <table:table-row table:style-name="ro3">
          <table:table-cell/>
          <table:table-cell table:style-name="ce8" office:value-type="float" office:value="375.69">
            <text:p>376</text:p>
          </table:table-cell>
          <table:table-cell table:style-name="ce15" table:formula="of:=IF([.B40];[.B40]*[.C$11]+POWER([.C$12]-[.B40]*[.C$11]; [.C$13]);&quot;&quot;)" office:value-type="float" office:value="566.656430301043">
            <text:p>567</text:p>
          </table:table-cell>
          <table:table-cell table:style-name="ce19" table:formula="of:=IF([.B40];[.C40]/[.B40];&quot;&quot;)" office:value-type="float" office:value="1.50830852644745">
            <text:p>1.51</text:p>
          </table:table-cell>
          <table:table-cell table:style-name="ce26"/>
          <table:table-cell table:style-name="ce8" office:value-type="float" office:value="199.3">
            <text:p>199</text:p>
          </table:table-cell>
          <table:table-cell table:style-name="ce15" table:formula="of:=IF([.F40];[.F40]*[.G$11]+POWER([.G$12]-[.F40]*[.G$11]; [.G$13]);&quot;&quot;)" office:value-type="float" office:value="481.155293388267">
            <text:p>481</text:p>
          </table:table-cell>
          <table:table-cell table:style-name="ce19" table:formula="of:=IF([.F40];[.G40]/[.F40];&quot;&quot;)" office:value-type="float" office:value="2.4142262588473">
            <text:p>2.41</text:p>
          </table:table-cell>
          <table:table-cell table:style-name="ce26"/>
          <table:table-cell table:style-name="ce8" office:value-type="float" office:value="180">
            <text:p>180</text:p>
          </table:table-cell>
          <table:table-cell table:style-name="ce15" table:formula="of:=IF([.J40];[.J40]*[.K$11]+POWER([.K$12]-[.J40]*[.K$11]; [.K$13]);&quot;&quot;)" office:value-type="float" office:value="362.297509392442">
            <text:p>362</text:p>
          </table:table-cell>
          <table:table-cell table:style-name="ce19" table:formula="of:=IF([.J40];[.K40]/[.J40];&quot;&quot;)" office:value-type="float" office:value="2.01276394106912">
            <text:p>2.01</text:p>
          </table:table-cell>
          <table:table-cell table:style-name="ce26"/>
          <table:table-cell table:style-name="ce26"/>
          <table:table-cell table:style-name="ce15" table:formula="of:=IF([.N40];[.N40]*[.O$11]+POWER([.O$12]-[.N40]*[.O$11]; [.O$13]);&quot;&quot;)">
            <text:p/>
          </table:table-cell>
          <table:table-cell table:style-name="ce19" table:formula="of:=IF([.N40];[.O40]/[.N40];&quot;&quot;)">
            <text:p/>
          </table:table-cell>
          <table:table-cell table:style-name="ce26"/>
          <table:table-cell table:style-name="ce2"/>
          <table:table-cell table:style-name="ce15" table:formula="of:=IF([.R40];[.R40]*[.S$11]+POWER([.S$12]-[.R40]*[.S$11]; [.S$13]);&quot;&quot;)">
            <text:p/>
          </table:table-cell>
          <table:table-cell table:style-name="ce19" table:formula="of:=IF([.R40];[.S40]/[.R40];&quot;&quot;)">
            <text:p/>
          </table:table-cell>
          <table:table-cell table:style-name="ce26"/>
          <table:table-cell table:style-name="ce26"/>
          <table:table-cell table:style-name="ce15" table:formula="of:=IF([.V40];[.V40]*[.W$11]+POWER([.W$12]-[.V40]*[.W$11]; [.W$13]);&quot;&quot;)">
            <text:p/>
          </table:table-cell>
          <table:table-cell table:style-name="ce19" table:formula="of:=IF([.V40];[.W40]/[.V40];&quot;&quot;)">
            <text:p/>
          </table:table-cell>
          <table:table-cell table:style-name="ce26"/>
          <table:table-cell table:style-name="ce2"/>
          <table:table-cell table:style-name="ce15" table:formula="of:=IF([.Z40];[.Z40]*[.AA$11]+POWER([.AA$12]-[.Z40]*[.AA$11]; [.AA$13]);&quot;&quot;)">
            <text:p/>
          </table:table-cell>
          <table:table-cell table:style-name="ce19" table:formula="of:=IF([.Z40];[.AA40]/[.Z40];&quot;&quot;)">
            <text:p/>
          </table:table-cell>
          <table:table-cell table:style-name="ce26"/>
          <table:table-cell table:style-name="ce26"/>
          <table:table-cell table:style-name="ce15" table:formula="of:=IF([.AD40];[.AD40]*[.AE$11]+POWER([.AE$12]-[.AD40]*[.AE$11]; [.AE$13]);&quot;&quot;)">
            <text:p/>
          </table:table-cell>
          <table:table-cell table:style-name="ce19" table:formula="of:=IF([.AD40];[.AE40]/[.AD40];&quot;&quot;)">
            <text:p/>
          </table:table-cell>
          <table:table-cell table:style-name="ce26"/>
          <table:table-cell table:style-name="ce26"/>
          <table:table-cell table:style-name="ce15" table:formula="of:=IF([.AH40];[.AH40]*[.AI$11]+POWER([.AI$12]-[.AH40]*[.AI$11]; [.AI$13]);&quot;&quot;)">
            <text:p/>
          </table:table-cell>
          <table:table-cell table:style-name="ce19" table:formula="of:=IF([.AH40];[.AI40]/[.AH40];&quot;&quot;)">
            <text:p/>
          </table:table-cell>
          <table:table-cell table:style-name="ce26"/>
          <table:table-cell table:style-name="ce26"/>
          <table:table-cell table:style-name="ce15" table:formula="of:=IF([.AL40];[.AL40]*[.AM$11]+POWER([.AM$12]-[.AL40]*[.AM$11]; [.AM$13]);&quot;&quot;)">
            <text:p/>
          </table:table-cell>
          <table:table-cell table:style-name="ce19" table:formula="of:=IF([.AL40];[.AM40]/[.AL40];&quot;&quot;)">
            <text:p/>
          </table:table-cell>
          <table:table-cell table:style-name="ce26"/>
          <table:table-cell table:style-name="ce26"/>
          <table:table-cell table:style-name="ce15" table:formula="of:=IF([.AP40];[.AP40]*[.AQ$11]+POWER([.AQ$12]-[.AP40]*[.AQ$11]; [.AQ$13]);&quot;&quot;)">
            <text:p/>
          </table:table-cell>
          <table:table-cell table:style-name="ce19" table:formula="of:=IF([.AP40];[.AQ40]/[.AP40];&quot;&quot;)">
            <text:p/>
          </table:table-cell>
          <table:table-cell table:style-name="ce26"/>
          <table:table-cell table:style-name="ce26"/>
          <table:table-cell table:style-name="ce15" table:formula="of:=IF([.AT40];[.AT40]*[.AU$11]+POWER([.AU$12]-[.AT40]*[.AU$11]; [.AU$13]);&quot;&quot;)">
            <text:p/>
          </table:table-cell>
          <table:table-cell table:style-name="ce19" table:formula="of:=IF([.AT40];[.AU40]/[.AT40];&quot;&quot;)">
            <text:p/>
          </table:table-cell>
          <table:table-cell table:style-name="ce26"/>
          <table:table-cell table:style-name="ce26"/>
          <table:table-cell table:style-name="ce15" table:formula="of:=IF([.AX40];[.AX40]*[.AY$11]+POWER([.AY$12]-[.AX40]*[.AY$11]; [.AY$13]);&quot;&quot;)">
            <text:p/>
          </table:table-cell>
          <table:table-cell table:style-name="ce19" table:formula="of:=IF([.AX40];[.AY40]/[.AX40];&quot;&quot;)">
            <text:p/>
          </table:table-cell>
          <table:table-cell table:style-name="ce26"/>
          <table:table-cell table:style-name="ce26"/>
          <table:table-cell table:style-name="ce15" table:formula="of:=IF([.BB40];[.BB40]*[.BC$11]+POWER([.BC$12]-[.BB40]*[.BC$11]; [.BC$13]);&quot;&quot;)">
            <text:p/>
          </table:table-cell>
          <table:table-cell table:style-name="ce19" table:formula="of:=IF([.BB40];[.BC40]/[.BB40];&quot;&quot;)">
            <text:p/>
          </table:table-cell>
          <table:table-cell table:style-name="ce26"/>
          <table:table-cell table:style-name="ce26"/>
          <table:table-cell table:style-name="ce15" table:formula="of:=IF([.BF40];[.BF40]*[.BG$11]+POWER([.BG$12]-[.BF40]*[.BG$11]; [.BG$13]);&quot;&quot;)">
            <text:p/>
          </table:table-cell>
          <table:table-cell table:style-name="ce19" table:formula="of:=IF([.BF40];[.BG40]/[.BF40];&quot;&quot;)">
            <text:p/>
          </table:table-cell>
          <table:table-cell table:style-name="ce26"/>
          <table:table-cell table:style-name="ce26" office:value-type="float" office:value="80">
            <text:p>80</text:p>
          </table:table-cell>
          <table:table-cell table:style-name="ce15" table:formula="of:=IF([.BJ40];[.BJ40]*[.BK$11]+POWER([.BK$12]-[.BJ40]*[.BK$11]; [.BK$13]);&quot;&quot;)" office:value-type="float" office:value="177.431562058556">
            <text:p>177</text:p>
          </table:table-cell>
          <table:table-cell table:style-name="ce19" table:formula="of:=IF([.BJ40];[.BK40]/[.BJ40];&quot;&quot;)" office:value-type="float" office:value="2.21789452573195">
            <text:p>2.22</text:p>
          </table:table-cell>
          <table:table-cell table:style-name="ce26"/>
          <table:table-cell table:style-name="ce26"/>
          <table:table-cell table:style-name="ce15" table:formula="of:=IF([.BN40];[.BN40]*[.BO$11]+POWER([.BO$12]-[.BN40]*[.BO$11]; [.BO$13]);&quot;&quot;)">
            <text:p/>
          </table:table-cell>
          <table:table-cell table:style-name="ce19" table:formula="of:=IF([.BN40];[.BO40]/[.BN40];&quot;&quot;)">
            <text:p/>
          </table:table-cell>
          <table:table-cell table:style-name="ce26"/>
          <table:table-cell table:style-name="ce26"/>
          <table:table-cell table:style-name="ce15" table:formula="of:=IF([.BR40];[.BR40]*[.BS$11]+POWER([.BS$12]-[.BR40]*[.BS$11]; [.BS$13]);&quot;&quot;)">
            <text:p/>
          </table:table-cell>
          <table:table-cell table:style-name="ce19" table:formula="of:=IF([.BR40];[.BS40]/[.BR40];&quot;&quot;)">
            <text:p/>
          </table:table-cell>
          <table:table-cell table:style-name="ce26"/>
        </table:table-row>
        <table:table-row table:style-name="ro3">
          <table:table-cell/>
          <table:table-cell table:style-name="ce8" office:value-type="float" office:value="375.675">
            <text:p>376</text:p>
          </table:table-cell>
          <table:table-cell table:style-name="ce15" table:formula="of:=IF([.B41];[.B41]*[.C$11]+POWER([.C$12]-[.B41]*[.C$11]; [.C$13]);&quot;&quot;)" office:value-type="float" office:value="566.65187325399">
            <text:p>567</text:p>
          </table:table-cell>
          <table:table-cell table:style-name="ce19" table:formula="of:=IF([.B41];[.C41]/[.B41];&quot;&quot;)" office:value-type="float" office:value="1.50835662009447">
            <text:p>1.51</text:p>
          </table:table-cell>
          <table:table-cell table:style-name="ce26"/>
          <table:table-cell table:style-name="ce8" office:value-type="float" office:value="195.3952">
            <text:p>195</text:p>
          </table:table-cell>
          <table:table-cell table:style-name="ce15" table:formula="of:=IF([.F41];[.F41]*[.G$11]+POWER([.G$12]-[.F41]*[.G$11]; [.G$13]);&quot;&quot;)" office:value-type="float" office:value="479.324803012226">
            <text:p>479</text:p>
          </table:table-cell>
          <table:table-cell table:style-name="ce19" table:formula="of:=IF([.F41];[.G41]/[.F41];&quot;&quot;)" office:value-type="float" office:value="2.45310428819247">
            <text:p>2.45</text:p>
          </table:table-cell>
          <table:table-cell table:style-name="ce26"/>
          <table:table-cell table:style-name="ce8" office:value-type="float" office:value="172.2">
            <text:p>172</text:p>
          </table:table-cell>
          <table:table-cell table:style-name="ce15" table:formula="of:=IF([.J41];[.J41]*[.K$11]+POWER([.K$12]-[.J41]*[.K$11]; [.K$13]);&quot;&quot;)" office:value-type="float" office:value="358.843445016544">
            <text:p>359</text:p>
          </table:table-cell>
          <table:table-cell table:style-name="ce19" table:formula="of:=IF([.J41];[.K41]/[.J41];&quot;&quot;)" office:value-type="float" office:value="2.08387598732023">
            <text:p>2.08</text:p>
          </table:table-cell>
          <table:table-cell table:style-name="ce26"/>
          <table:table-cell table:style-name="ce26"/>
          <table:table-cell table:style-name="ce15" table:formula="of:=IF([.N41];[.N41]*[.O$11]+POWER([.O$12]-[.N41]*[.O$11]; [.O$13]);&quot;&quot;)">
            <text:p/>
          </table:table-cell>
          <table:table-cell table:style-name="ce19" table:formula="of:=IF([.N41];[.O41]/[.N41];&quot;&quot;)">
            <text:p/>
          </table:table-cell>
          <table:table-cell table:style-name="ce26"/>
          <table:table-cell table:style-name="ce2"/>
          <table:table-cell table:style-name="ce15" table:formula="of:=IF([.R41];[.R41]*[.S$11]+POWER([.S$12]-[.R41]*[.S$11]; [.S$13]);&quot;&quot;)">
            <text:p/>
          </table:table-cell>
          <table:table-cell table:style-name="ce19" table:formula="of:=IF([.R41];[.S41]/[.R41];&quot;&quot;)">
            <text:p/>
          </table:table-cell>
          <table:table-cell table:style-name="ce26"/>
          <table:table-cell table:style-name="ce26"/>
          <table:table-cell table:style-name="ce15" table:formula="of:=IF([.V41];[.V41]*[.W$11]+POWER([.W$12]-[.V41]*[.W$11]; [.W$13]);&quot;&quot;)">
            <text:p/>
          </table:table-cell>
          <table:table-cell table:style-name="ce19" table:formula="of:=IF([.V41];[.W41]/[.V41];&quot;&quot;)">
            <text:p/>
          </table:table-cell>
          <table:table-cell table:style-name="ce26"/>
          <table:table-cell table:style-name="ce26"/>
          <table:table-cell table:style-name="ce15" table:formula="of:=IF([.Z41];[.Z41]*[.AA$11]+POWER([.AA$12]-[.Z41]*[.AA$11]; [.AA$13]);&quot;&quot;)">
            <text:p/>
          </table:table-cell>
          <table:table-cell table:style-name="ce19" table:formula="of:=IF([.Z41];[.AA41]/[.Z41];&quot;&quot;)">
            <text:p/>
          </table:table-cell>
          <table:table-cell table:style-name="ce26"/>
          <table:table-cell table:style-name="ce26"/>
          <table:table-cell table:style-name="ce15" table:formula="of:=IF([.AD41];[.AD41]*[.AE$11]+POWER([.AE$12]-[.AD41]*[.AE$11]; [.AE$13]);&quot;&quot;)">
            <text:p/>
          </table:table-cell>
          <table:table-cell table:style-name="ce19" table:formula="of:=IF([.AD41];[.AE41]/[.AD41];&quot;&quot;)">
            <text:p/>
          </table:table-cell>
          <table:table-cell table:style-name="ce26"/>
          <table:table-cell table:style-name="ce26"/>
          <table:table-cell table:style-name="ce15" table:formula="of:=IF([.AH41];[.AH41]*[.AI$11]+POWER([.AI$12]-[.AH41]*[.AI$11]; [.AI$13]);&quot;&quot;)">
            <text:p/>
          </table:table-cell>
          <table:table-cell table:style-name="ce19" table:formula="of:=IF([.AH41];[.AI41]/[.AH41];&quot;&quot;)">
            <text:p/>
          </table:table-cell>
          <table:table-cell table:style-name="ce26"/>
          <table:table-cell table:style-name="ce26"/>
          <table:table-cell table:style-name="ce15" table:formula="of:=IF([.AL41];[.AL41]*[.AM$11]+POWER([.AM$12]-[.AL41]*[.AM$11]; [.AM$13]);&quot;&quot;)">
            <text:p/>
          </table:table-cell>
          <table:table-cell table:style-name="ce19" table:formula="of:=IF([.AL41];[.AM41]/[.AL41];&quot;&quot;)">
            <text:p/>
          </table:table-cell>
          <table:table-cell table:style-name="ce26"/>
          <table:table-cell table:style-name="ce26"/>
          <table:table-cell table:style-name="ce15" table:formula="of:=IF([.AP41];[.AP41]*[.AQ$11]+POWER([.AQ$12]-[.AP41]*[.AQ$11]; [.AQ$13]);&quot;&quot;)">
            <text:p/>
          </table:table-cell>
          <table:table-cell table:style-name="ce19" table:formula="of:=IF([.AP41];[.AQ41]/[.AP41];&quot;&quot;)">
            <text:p/>
          </table:table-cell>
          <table:table-cell table:style-name="ce26"/>
          <table:table-cell table:style-name="ce26"/>
          <table:table-cell table:style-name="ce15" table:formula="of:=IF([.AT41];[.AT41]*[.AU$11]+POWER([.AU$12]-[.AT41]*[.AU$11]; [.AU$13]);&quot;&quot;)">
            <text:p/>
          </table:table-cell>
          <table:table-cell table:style-name="ce19" table:formula="of:=IF([.AT41];[.AU41]/[.AT41];&quot;&quot;)">
            <text:p/>
          </table:table-cell>
          <table:table-cell table:style-name="ce26"/>
          <table:table-cell table:style-name="ce26"/>
          <table:table-cell table:style-name="ce15" table:formula="of:=IF([.AX41];[.AX41]*[.AY$11]+POWER([.AY$12]-[.AX41]*[.AY$11]; [.AY$13]);&quot;&quot;)">
            <text:p/>
          </table:table-cell>
          <table:table-cell table:style-name="ce19" table:formula="of:=IF([.AX41];[.AY41]/[.AX41];&quot;&quot;)">
            <text:p/>
          </table:table-cell>
          <table:table-cell table:style-name="ce26"/>
          <table:table-cell table:style-name="ce26"/>
          <table:table-cell table:style-name="ce15" table:formula="of:=IF([.BB41];[.BB41]*[.BC$11]+POWER([.BC$12]-[.BB41]*[.BC$11]; [.BC$13]);&quot;&quot;)">
            <text:p/>
          </table:table-cell>
          <table:table-cell table:style-name="ce19" table:formula="of:=IF([.BB41];[.BC41]/[.BB41];&quot;&quot;)">
            <text:p/>
          </table:table-cell>
          <table:table-cell table:style-name="ce26"/>
          <table:table-cell table:style-name="ce26"/>
          <table:table-cell table:style-name="ce15" table:formula="of:=IF([.BF41];[.BF41]*[.BG$11]+POWER([.BG$12]-[.BF41]*[.BG$11]; [.BG$13]);&quot;&quot;)">
            <text:p/>
          </table:table-cell>
          <table:table-cell table:style-name="ce19" table:formula="of:=IF([.BF41];[.BG41]/[.BF41];&quot;&quot;)">
            <text:p/>
          </table:table-cell>
          <table:table-cell table:style-name="ce26"/>
          <table:table-cell table:style-name="ce26" office:value-type="float" office:value="79.992">
            <text:p>80</text:p>
          </table:table-cell>
          <table:table-cell table:style-name="ce15" table:formula="of:=IF([.BJ41];[.BJ41]*[.BK$11]+POWER([.BK$12]-[.BJ41]*[.BK$11]; [.BK$13]);&quot;&quot;)" office:value-type="float" office:value="177.42400833203">
            <text:p>177</text:p>
          </table:table-cell>
          <table:table-cell table:style-name="ce19" table:formula="of:=IF([.BJ41];[.BK41]/[.BJ41];&quot;&quot;)" office:value-type="float" office:value="2.21802190634101">
            <text:p>2.22</text:p>
          </table:table-cell>
          <table:table-cell table:style-name="ce26"/>
          <table:table-cell table:style-name="ce26"/>
          <table:table-cell table:style-name="ce15" table:formula="of:=IF([.BN41];[.BN41]*[.BO$11]+POWER([.BO$12]-[.BN41]*[.BO$11]; [.BO$13]);&quot;&quot;)">
            <text:p/>
          </table:table-cell>
          <table:table-cell table:style-name="ce19" table:formula="of:=IF([.BN41];[.BO41]/[.BN41];&quot;&quot;)">
            <text:p/>
          </table:table-cell>
          <table:table-cell table:style-name="ce26"/>
          <table:table-cell table:style-name="ce26"/>
          <table:table-cell table:style-name="ce15" table:formula="of:=IF([.BR41];[.BR41]*[.BS$11]+POWER([.BS$12]-[.BR41]*[.BS$11]; [.BS$13]);&quot;&quot;)">
            <text:p/>
          </table:table-cell>
          <table:table-cell table:style-name="ce19" table:formula="of:=IF([.BR41];[.BS41]/[.BR41];&quot;&quot;)">
            <text:p/>
          </table:table-cell>
          <table:table-cell table:style-name="ce26"/>
        </table:table-row>
        <table:table-row table:style-name="ro3">
          <table:table-cell/>
          <table:table-cell table:style-name="ce8" office:value-type="float" office:value="363.454">
            <text:p>363</text:p>
          </table:table-cell>
          <table:table-cell table:style-name="ce15" table:formula="of:=IF([.B42];[.B42]*[.C$11]+POWER([.C$12]-[.B42]*[.C$11]; [.C$13]);&quot;&quot;)" office:value-type="float" office:value="562.928250062747">
            <text:p>563</text:p>
          </table:table-cell>
          <table:table-cell table:style-name="ce19" table:formula="of:=IF([.B42];[.C42]/[.B42];&quot;&quot;)" office:value-type="float" office:value="1.54882942562951">
            <text:p>1.55</text:p>
          </table:table-cell>
          <table:table-cell table:style-name="ce26"/>
          <table:table-cell table:style-name="ce8" office:value-type="float" office:value="195.3952">
            <text:p>195</text:p>
          </table:table-cell>
          <table:table-cell table:style-name="ce15" table:formula="of:=IF([.F42];[.F42]*[.G$11]+POWER([.G$12]-[.F42]*[.G$11]; [.G$13]);&quot;&quot;)" office:value-type="float" office:value="479.324803012226">
            <text:p>479</text:p>
          </table:table-cell>
          <table:table-cell table:style-name="ce19" table:formula="of:=IF([.F42];[.G42]/[.F42];&quot;&quot;)" office:value-type="float" office:value="2.45310428819247">
            <text:p>2.45</text:p>
          </table:table-cell>
          <table:table-cell table:style-name="ce26"/>
          <table:table-cell table:style-name="ce8" office:value-type="float" office:value="165.002">
            <text:p>165</text:p>
          </table:table-cell>
          <table:table-cell table:style-name="ce15" table:formula="of:=IF([.J42];[.J42]*[.K$11]+POWER([.K$12]-[.J42]*[.K$11]; [.K$13]);&quot;&quot;)" office:value-type="float" office:value="355.620543730606">
            <text:p>356</text:p>
          </table:table-cell>
          <table:table-cell table:style-name="ce19" table:formula="of:=IF([.J42];[.K42]/[.J42];&quot;&quot;)" office:value-type="float" office:value="2.15524989836854">
            <text:p>2.16</text:p>
          </table:table-cell>
          <table:table-cell table:style-name="ce26"/>
          <table:table-cell table:style-name="ce26"/>
          <table:table-cell table:style-name="ce15" table:formula="of:=IF([.N42];[.N42]*[.O$11]+POWER([.O$12]-[.N42]*[.O$11]; [.O$13]);&quot;&quot;)">
            <text:p/>
          </table:table-cell>
          <table:table-cell table:style-name="ce19" table:formula="of:=IF([.N42];[.O42]/[.N42];&quot;&quot;)">
            <text:p/>
          </table:table-cell>
          <table:table-cell table:style-name="ce26"/>
          <table:table-cell table:style-name="ce2"/>
          <table:table-cell table:style-name="ce15" table:formula="of:=IF([.R42];[.R42]*[.S$11]+POWER([.S$12]-[.R42]*[.S$11]; [.S$13]);&quot;&quot;)">
            <text:p/>
          </table:table-cell>
          <table:table-cell table:style-name="ce19" table:formula="of:=IF([.R42];[.S42]/[.R42];&quot;&quot;)">
            <text:p/>
          </table:table-cell>
          <table:table-cell table:style-name="ce26"/>
          <table:table-cell table:style-name="ce26"/>
          <table:table-cell table:style-name="ce15" table:formula="of:=IF([.V42];[.V42]*[.W$11]+POWER([.W$12]-[.V42]*[.W$11]; [.W$13]);&quot;&quot;)">
            <text:p/>
          </table:table-cell>
          <table:table-cell table:style-name="ce19" table:formula="of:=IF([.V42];[.W42]/[.V42];&quot;&quot;)">
            <text:p/>
          </table:table-cell>
          <table:table-cell table:style-name="ce26"/>
          <table:table-cell table:style-name="ce26"/>
          <table:table-cell table:style-name="ce15" table:formula="of:=IF([.Z42];[.Z42]*[.AA$11]+POWER([.AA$12]-[.Z42]*[.AA$11]; [.AA$13]);&quot;&quot;)">
            <text:p/>
          </table:table-cell>
          <table:table-cell table:style-name="ce19" table:formula="of:=IF([.Z42];[.AA42]/[.Z42];&quot;&quot;)">
            <text:p/>
          </table:table-cell>
          <table:table-cell table:style-name="ce26"/>
          <table:table-cell table:style-name="ce26"/>
          <table:table-cell table:style-name="ce15" table:formula="of:=IF([.AD42];[.AD42]*[.AE$11]+POWER([.AE$12]-[.AD42]*[.AE$11]; [.AE$13]);&quot;&quot;)">
            <text:p/>
          </table:table-cell>
          <table:table-cell table:style-name="ce19" table:formula="of:=IF([.AD42];[.AE42]/[.AD42];&quot;&quot;)">
            <text:p/>
          </table:table-cell>
          <table:table-cell table:style-name="ce26"/>
          <table:table-cell table:style-name="ce26"/>
          <table:table-cell table:style-name="ce15" table:formula="of:=IF([.AH42];[.AH42]*[.AI$11]+POWER([.AI$12]-[.AH42]*[.AI$11]; [.AI$13]);&quot;&quot;)">
            <text:p/>
          </table:table-cell>
          <table:table-cell table:style-name="ce19" table:formula="of:=IF([.AH42];[.AI42]/[.AH42];&quot;&quot;)">
            <text:p/>
          </table:table-cell>
          <table:table-cell table:style-name="ce26"/>
          <table:table-cell table:style-name="ce26"/>
          <table:table-cell table:style-name="ce15" table:formula="of:=IF([.AL42];[.AL42]*[.AM$11]+POWER([.AM$12]-[.AL42]*[.AM$11]; [.AM$13]);&quot;&quot;)">
            <text:p/>
          </table:table-cell>
          <table:table-cell table:style-name="ce19" table:formula="of:=IF([.AL42];[.AM42]/[.AL42];&quot;&quot;)">
            <text:p/>
          </table:table-cell>
          <table:table-cell table:style-name="ce26"/>
          <table:table-cell table:style-name="ce26"/>
          <table:table-cell table:style-name="ce15" table:formula="of:=IF([.AP42];[.AP42]*[.AQ$11]+POWER([.AQ$12]-[.AP42]*[.AQ$11]; [.AQ$13]);&quot;&quot;)">
            <text:p/>
          </table:table-cell>
          <table:table-cell table:style-name="ce19" table:formula="of:=IF([.AP42];[.AQ42]/[.AP42];&quot;&quot;)">
            <text:p/>
          </table:table-cell>
          <table:table-cell table:style-name="ce26"/>
          <table:table-cell table:style-name="ce26"/>
          <table:table-cell table:style-name="ce15" table:formula="of:=IF([.AT42];[.AT42]*[.AU$11]+POWER([.AU$12]-[.AT42]*[.AU$11]; [.AU$13]);&quot;&quot;)">
            <text:p/>
          </table:table-cell>
          <table:table-cell table:style-name="ce19" table:formula="of:=IF([.AT42];[.AU42]/[.AT42];&quot;&quot;)">
            <text:p/>
          </table:table-cell>
          <table:table-cell table:style-name="ce26"/>
          <table:table-cell table:style-name="ce26"/>
          <table:table-cell table:style-name="ce15" table:formula="of:=IF([.AX42];[.AX42]*[.AY$11]+POWER([.AY$12]-[.AX42]*[.AY$11]; [.AY$13]);&quot;&quot;)">
            <text:p/>
          </table:table-cell>
          <table:table-cell table:style-name="ce19" table:formula="of:=IF([.AX42];[.AY42]/[.AX42];&quot;&quot;)">
            <text:p/>
          </table:table-cell>
          <table:table-cell table:style-name="ce26"/>
          <table:table-cell table:style-name="ce26"/>
          <table:table-cell table:style-name="ce15" table:formula="of:=IF([.BB42];[.BB42]*[.BC$11]+POWER([.BC$12]-[.BB42]*[.BC$11]; [.BC$13]);&quot;&quot;)">
            <text:p/>
          </table:table-cell>
          <table:table-cell table:style-name="ce19" table:formula="of:=IF([.BB42];[.BC42]/[.BB42];&quot;&quot;)">
            <text:p/>
          </table:table-cell>
          <table:table-cell table:style-name="ce26"/>
          <table:table-cell table:style-name="ce26"/>
          <table:table-cell table:style-name="ce15" table:formula="of:=IF([.BF42];[.BF42]*[.BG$11]+POWER([.BG$12]-[.BF42]*[.BG$11]; [.BG$13]);&quot;&quot;)">
            <text:p/>
          </table:table-cell>
          <table:table-cell table:style-name="ce19" table:formula="of:=IF([.BF42];[.BG42]/[.BF42];&quot;&quot;)">
            <text:p/>
          </table:table-cell>
          <table:table-cell table:style-name="ce26"/>
          <table:table-cell table:style-name="ce26" office:value-type="float" office:value="79.992">
            <text:p>80</text:p>
          </table:table-cell>
          <table:table-cell table:style-name="ce15" table:formula="of:=IF([.BJ42];[.BJ42]*[.BK$11]+POWER([.BK$12]-[.BJ42]*[.BK$11]; [.BK$13]);&quot;&quot;)" office:value-type="float" office:value="177.42400833203">
            <text:p>177</text:p>
          </table:table-cell>
          <table:table-cell table:style-name="ce19" table:formula="of:=IF([.BJ42];[.BK42]/[.BJ42];&quot;&quot;)" office:value-type="float" office:value="2.21802190634101">
            <text:p>2.22</text:p>
          </table:table-cell>
          <table:table-cell table:style-name="ce26"/>
          <table:table-cell table:style-name="ce26"/>
          <table:table-cell table:style-name="ce15" table:formula="of:=IF([.BN42];[.BN42]*[.BO$11]+POWER([.BO$12]-[.BN42]*[.BO$11]; [.BO$13]);&quot;&quot;)">
            <text:p/>
          </table:table-cell>
          <table:table-cell table:style-name="ce19" table:formula="of:=IF([.BN42];[.BO42]/[.BN42];&quot;&quot;)">
            <text:p/>
          </table:table-cell>
          <table:table-cell table:style-name="ce26"/>
          <table:table-cell table:style-name="ce26"/>
          <table:table-cell table:style-name="ce15" table:formula="of:=IF([.BR42];[.BR42]*[.BS$11]+POWER([.BS$12]-[.BR42]*[.BS$11]; [.BS$13]);&quot;&quot;)">
            <text:p/>
          </table:table-cell>
          <table:table-cell table:style-name="ce19" table:formula="of:=IF([.BR42];[.BS42]/[.BR42];&quot;&quot;)">
            <text:p/>
          </table:table-cell>
          <table:table-cell table:style-name="ce26"/>
        </table:table-row>
        <table:table-row table:style-name="ro3">
          <table:table-cell/>
          <table:table-cell table:style-name="ce8" office:value-type="float" office:value="360.72">
            <text:p>361</text:p>
          </table:table-cell>
          <table:table-cell table:style-name="ce15" table:formula="of:=IF([.B43];[.B43]*[.C$11]+POWER([.C$12]-[.B43]*[.C$11]; [.C$13]);&quot;&quot;)" office:value-type="float" office:value="562.092318782452">
            <text:p>562</text:p>
          </table:table-cell>
          <table:table-cell table:style-name="ce19" table:formula="of:=IF([.B43];[.C43]/[.B43];&quot;&quot;)" office:value-type="float" office:value="1.55825105007333">
            <text:p>1.56</text:p>
          </table:table-cell>
          <table:table-cell table:style-name="ce26"/>
          <table:table-cell table:style-name="ce8" office:value-type="float" office:value="195">
            <text:p>195</text:p>
          </table:table-cell>
          <table:table-cell table:style-name="ce15" table:formula="of:=IF([.F43];[.F43]*[.G$11]+POWER([.G$12]-[.F43]*[.G$11]; [.G$13]);&quot;&quot;)" office:value-type="float" office:value="479.139196192459">
            <text:p>479</text:p>
          </table:table-cell>
          <table:table-cell table:style-name="ce19" table:formula="of:=IF([.F43];[.G43]/[.F43];&quot;&quot;)" office:value-type="float" office:value="2.45712408303825">
            <text:p>2.46</text:p>
          </table:table-cell>
          <table:table-cell table:style-name="ce26"/>
          <table:table-cell table:style-name="ce8" office:value-type="float" office:value="165">
            <text:p>165</text:p>
          </table:table-cell>
          <table:table-cell table:style-name="ce15" table:formula="of:=IF([.J43];[.J43]*[.K$11]+POWER([.K$12]-[.J43]*[.K$11]; [.K$13]);&quot;&quot;)" office:value-type="float" office:value="355.61964376164">
            <text:p>356</text:p>
          </table:table-cell>
          <table:table-cell table:style-name="ce19" table:formula="of:=IF([.J43];[.K43]/[.J43];&quot;&quot;)" office:value-type="float" office:value="2.15527056825237">
            <text:p>2.16</text:p>
          </table:table-cell>
          <table:table-cell table:style-name="ce26"/>
          <table:table-cell table:style-name="ce26"/>
          <table:table-cell table:style-name="ce15" table:formula="of:=IF([.N43];[.N43]*[.O$11]+POWER([.O$12]-[.N43]*[.O$11]; [.O$13]);&quot;&quot;)">
            <text:p/>
          </table:table-cell>
          <table:table-cell table:style-name="ce19" table:formula="of:=IF([.N43];[.O43]/[.N43];&quot;&quot;)">
            <text:p/>
          </table:table-cell>
          <table:table-cell table:style-name="ce26"/>
          <table:table-cell table:style-name="ce26"/>
          <table:table-cell table:style-name="ce15" table:formula="of:=IF([.R43];[.R43]*[.S$11]+POWER([.S$12]-[.R43]*[.S$11]; [.S$13]);&quot;&quot;)">
            <text:p/>
          </table:table-cell>
          <table:table-cell table:style-name="ce19" table:formula="of:=IF([.R43];[.S43]/[.R43];&quot;&quot;)">
            <text:p/>
          </table:table-cell>
          <table:table-cell table:style-name="ce26"/>
          <table:table-cell table:style-name="ce26"/>
          <table:table-cell table:style-name="ce15" table:formula="of:=IF([.V43];[.V43]*[.W$11]+POWER([.W$12]-[.V43]*[.W$11]; [.W$13]);&quot;&quot;)">
            <text:p/>
          </table:table-cell>
          <table:table-cell table:style-name="ce19" table:formula="of:=IF([.V43];[.W43]/[.V43];&quot;&quot;)">
            <text:p/>
          </table:table-cell>
          <table:table-cell table:style-name="ce26"/>
          <table:table-cell table:style-name="ce26"/>
          <table:table-cell table:style-name="ce15" table:formula="of:=IF([.Z43];[.Z43]*[.AA$11]+POWER([.AA$12]-[.Z43]*[.AA$11]; [.AA$13]);&quot;&quot;)">
            <text:p/>
          </table:table-cell>
          <table:table-cell table:style-name="ce19" table:formula="of:=IF([.Z43];[.AA43]/[.Z43];&quot;&quot;)">
            <text:p/>
          </table:table-cell>
          <table:table-cell table:style-name="ce26"/>
          <table:table-cell table:style-name="ce26"/>
          <table:table-cell table:style-name="ce15" table:formula="of:=IF([.AD43];[.AD43]*[.AE$11]+POWER([.AE$12]-[.AD43]*[.AE$11]; [.AE$13]);&quot;&quot;)">
            <text:p/>
          </table:table-cell>
          <table:table-cell table:style-name="ce19" table:formula="of:=IF([.AD43];[.AE43]/[.AD43];&quot;&quot;)">
            <text:p/>
          </table:table-cell>
          <table:table-cell table:style-name="ce26"/>
          <table:table-cell table:style-name="ce26"/>
          <table:table-cell table:style-name="ce15" table:formula="of:=IF([.AH43];[.AH43]*[.AI$11]+POWER([.AI$12]-[.AH43]*[.AI$11]; [.AI$13]);&quot;&quot;)">
            <text:p/>
          </table:table-cell>
          <table:table-cell table:style-name="ce19" table:formula="of:=IF([.AH43];[.AI43]/[.AH43];&quot;&quot;)">
            <text:p/>
          </table:table-cell>
          <table:table-cell table:style-name="ce26"/>
          <table:table-cell table:style-name="ce26"/>
          <table:table-cell table:style-name="ce15" table:formula="of:=IF([.AL43];[.AL43]*[.AM$11]+POWER([.AM$12]-[.AL43]*[.AM$11]; [.AM$13]);&quot;&quot;)">
            <text:p/>
          </table:table-cell>
          <table:table-cell table:style-name="ce19" table:formula="of:=IF([.AL43];[.AM43]/[.AL43];&quot;&quot;)">
            <text:p/>
          </table:table-cell>
          <table:table-cell table:style-name="ce26"/>
          <table:table-cell table:style-name="ce26"/>
          <table:table-cell table:style-name="ce15" table:formula="of:=IF([.AP43];[.AP43]*[.AQ$11]+POWER([.AQ$12]-[.AP43]*[.AQ$11]; [.AQ$13]);&quot;&quot;)">
            <text:p/>
          </table:table-cell>
          <table:table-cell table:style-name="ce19" table:formula="of:=IF([.AP43];[.AQ43]/[.AP43];&quot;&quot;)">
            <text:p/>
          </table:table-cell>
          <table:table-cell table:style-name="ce26"/>
          <table:table-cell table:style-name="ce26"/>
          <table:table-cell table:style-name="ce15" table:formula="of:=IF([.AT43];[.AT43]*[.AU$11]+POWER([.AU$12]-[.AT43]*[.AU$11]; [.AU$13]);&quot;&quot;)">
            <text:p/>
          </table:table-cell>
          <table:table-cell table:style-name="ce19" table:formula="of:=IF([.AT43];[.AU43]/[.AT43];&quot;&quot;)">
            <text:p/>
          </table:table-cell>
          <table:table-cell table:style-name="ce26"/>
          <table:table-cell table:style-name="ce26"/>
          <table:table-cell table:style-name="ce15" table:formula="of:=IF([.AX43];[.AX43]*[.AY$11]+POWER([.AY$12]-[.AX43]*[.AY$11]; [.AY$13]);&quot;&quot;)">
            <text:p/>
          </table:table-cell>
          <table:table-cell table:style-name="ce19" table:formula="of:=IF([.AX43];[.AY43]/[.AX43];&quot;&quot;)">
            <text:p/>
          </table:table-cell>
          <table:table-cell table:style-name="ce26"/>
          <table:table-cell table:style-name="ce26"/>
          <table:table-cell table:style-name="ce15" table:formula="of:=IF([.BB43];[.BB43]*[.BC$11]+POWER([.BC$12]-[.BB43]*[.BC$11]; [.BC$13]);&quot;&quot;)">
            <text:p/>
          </table:table-cell>
          <table:table-cell table:style-name="ce19" table:formula="of:=IF([.BB43];[.BC43]/[.BB43];&quot;&quot;)">
            <text:p/>
          </table:table-cell>
          <table:table-cell table:style-name="ce26"/>
          <table:table-cell table:style-name="ce26"/>
          <table:table-cell table:style-name="ce15" table:formula="of:=IF([.BF43];[.BF43]*[.BG$11]+POWER([.BG$12]-[.BF43]*[.BG$11]; [.BG$13]);&quot;&quot;)">
            <text:p/>
          </table:table-cell>
          <table:table-cell table:style-name="ce19" table:formula="of:=IF([.BF43];[.BG43]/[.BF43];&quot;&quot;)">
            <text:p/>
          </table:table-cell>
          <table:table-cell table:style-name="ce26"/>
          <table:table-cell table:style-name="ce26" office:value-type="float" office:value="79.2">
            <text:p>79</text:p>
          </table:table-cell>
          <table:table-cell table:style-name="ce15" table:formula="of:=IF([.BJ43];[.BJ43]*[.BK$11]+POWER([.BK$12]-[.BJ43]*[.BK$11]; [.BK$13]);&quot;&quot;)" office:value-type="float" office:value="176.675496106914">
            <text:p>177</text:p>
          </table:table-cell>
          <table:table-cell table:style-name="ce19" table:formula="of:=IF([.BJ43];[.BK43]/[.BJ43];&quot;&quot;)" office:value-type="float" office:value="2.23075121347114">
            <text:p>2.23</text:p>
          </table:table-cell>
          <table:table-cell table:style-name="ce26"/>
          <table:table-cell table:style-name="ce26"/>
          <table:table-cell table:style-name="ce15" table:formula="of:=IF([.BN43];[.BN43]*[.BO$11]+POWER([.BO$12]-[.BN43]*[.BO$11]; [.BO$13]);&quot;&quot;)">
            <text:p/>
          </table:table-cell>
          <table:table-cell table:style-name="ce19" table:formula="of:=IF([.BN43];[.BO43]/[.BN43];&quot;&quot;)">
            <text:p/>
          </table:table-cell>
          <table:table-cell table:style-name="ce26"/>
          <table:table-cell table:style-name="ce26"/>
          <table:table-cell table:style-name="ce15" table:formula="of:=IF([.BR43];[.BR43]*[.BS$11]+POWER([.BS$12]-[.BR43]*[.BS$11]; [.BS$13]);&quot;&quot;)">
            <text:p/>
          </table:table-cell>
          <table:table-cell table:style-name="ce19" table:formula="of:=IF([.BR43];[.BS43]/[.BR43];&quot;&quot;)">
            <text:p/>
          </table:table-cell>
          <table:table-cell table:style-name="ce26"/>
        </table:table-row>
        <table:table-row table:style-name="ro3">
          <table:table-cell/>
          <table:table-cell table:style-name="ce8" office:value-type="float" office:value="354.6">
            <text:p>355</text:p>
          </table:table-cell>
          <table:table-cell table:style-name="ce15" table:formula="of:=IF([.B44];[.B44]*[.C$11]+POWER([.C$12]-[.B44]*[.C$11]; [.C$13]);&quot;&quot;)" office:value-type="float" office:value="560.217355585915">
            <text:p>560</text:p>
          </table:table-cell>
          <table:table-cell table:style-name="ce19" table:formula="of:=IF([.B44];[.C44]/[.B44];&quot;&quot;)" office:value-type="float" office:value="1.57985717875329">
            <text:p>1.58</text:p>
          </table:table-cell>
          <table:table-cell table:style-name="ce26"/>
          <table:table-cell table:style-name="ce8" office:value-type="float" office:value="193.452">
            <text:p>193</text:p>
          </table:table-cell>
          <table:table-cell table:style-name="ce15" table:formula="of:=IF([.F44];[.F44]*[.G$11]+POWER([.G$12]-[.F44]*[.G$11]; [.G$13]);&quot;&quot;)" office:value-type="float" office:value="478.411570958277">
            <text:p>478</text:p>
          </table:table-cell>
          <table:table-cell table:style-name="ce19" table:formula="of:=IF([.F44];[.G44]/[.F44];&quot;&quot;)" office:value-type="float" office:value="2.47302468290985">
            <text:p>2.47</text:p>
          </table:table-cell>
          <table:table-cell table:style-name="ce26"/>
          <table:table-cell table:style-name="ce8" office:value-type="float" office:value="165">
            <text:p>165</text:p>
          </table:table-cell>
          <table:table-cell table:style-name="ce15" table:formula="of:=IF([.J44];[.J44]*[.K$11]+POWER([.K$12]-[.J44]*[.K$11]; [.K$13]);&quot;&quot;)" office:value-type="float" office:value="355.61964376164">
            <text:p>356</text:p>
          </table:table-cell>
          <table:table-cell table:style-name="ce19" table:formula="of:=IF([.J44];[.K44]/[.J44];&quot;&quot;)" office:value-type="float" office:value="2.15527056825237">
            <text:p>2.16</text:p>
          </table:table-cell>
          <table:table-cell table:style-name="ce26"/>
          <table:table-cell table:style-name="ce26"/>
          <table:table-cell table:style-name="ce15" table:formula="of:=IF([.N44];[.N44]*[.O$11]+POWER([.O$12]-[.N44]*[.O$11]; [.O$13]);&quot;&quot;)">
            <text:p/>
          </table:table-cell>
          <table:table-cell table:style-name="ce19" table:formula="of:=IF([.N44];[.O44]/[.N44];&quot;&quot;)">
            <text:p/>
          </table:table-cell>
          <table:table-cell table:style-name="ce26"/>
          <table:table-cell table:style-name="ce26"/>
          <table:table-cell table:style-name="ce15" table:formula="of:=IF([.R44];[.R44]*[.S$11]+POWER([.S$12]-[.R44]*[.S$11]; [.S$13]);&quot;&quot;)">
            <text:p/>
          </table:table-cell>
          <table:table-cell table:style-name="ce19" table:formula="of:=IF([.R44];[.S44]/[.R44];&quot;&quot;)">
            <text:p/>
          </table:table-cell>
          <table:table-cell table:style-name="ce26"/>
          <table:table-cell table:style-name="ce26"/>
          <table:table-cell table:style-name="ce15" table:formula="of:=IF([.V44];[.V44]*[.W$11]+POWER([.W$12]-[.V44]*[.W$11]; [.W$13]);&quot;&quot;)">
            <text:p/>
          </table:table-cell>
          <table:table-cell table:style-name="ce19" table:formula="of:=IF([.V44];[.W44]/[.V44];&quot;&quot;)">
            <text:p/>
          </table:table-cell>
          <table:table-cell table:style-name="ce26"/>
          <table:table-cell table:style-name="ce26"/>
          <table:table-cell table:style-name="ce15" table:formula="of:=IF([.Z44];[.Z44]*[.AA$11]+POWER([.AA$12]-[.Z44]*[.AA$11]; [.AA$13]);&quot;&quot;)">
            <text:p/>
          </table:table-cell>
          <table:table-cell table:style-name="ce19" table:formula="of:=IF([.Z44];[.AA44]/[.Z44];&quot;&quot;)">
            <text:p/>
          </table:table-cell>
          <table:table-cell table:style-name="ce26"/>
          <table:table-cell table:style-name="ce26"/>
          <table:table-cell table:style-name="ce15" table:formula="of:=IF([.AD44];[.AD44]*[.AE$11]+POWER([.AE$12]-[.AD44]*[.AE$11]; [.AE$13]);&quot;&quot;)">
            <text:p/>
          </table:table-cell>
          <table:table-cell table:style-name="ce19" table:formula="of:=IF([.AD44];[.AE44]/[.AD44];&quot;&quot;)">
            <text:p/>
          </table:table-cell>
          <table:table-cell table:style-name="ce26"/>
          <table:table-cell table:style-name="ce26"/>
          <table:table-cell table:style-name="ce15" table:formula="of:=IF([.AH44];[.AH44]*[.AI$11]+POWER([.AI$12]-[.AH44]*[.AI$11]; [.AI$13]);&quot;&quot;)">
            <text:p/>
          </table:table-cell>
          <table:table-cell table:style-name="ce19" table:formula="of:=IF([.AH44];[.AI44]/[.AH44];&quot;&quot;)">
            <text:p/>
          </table:table-cell>
          <table:table-cell table:style-name="ce26"/>
          <table:table-cell table:style-name="ce26"/>
          <table:table-cell table:style-name="ce15" table:formula="of:=IF([.AL44];[.AL44]*[.AM$11]+POWER([.AM$12]-[.AL44]*[.AM$11]; [.AM$13]);&quot;&quot;)">
            <text:p/>
          </table:table-cell>
          <table:table-cell table:style-name="ce19" table:formula="of:=IF([.AL44];[.AM44]/[.AL44];&quot;&quot;)">
            <text:p/>
          </table:table-cell>
          <table:table-cell table:style-name="ce26"/>
          <table:table-cell table:style-name="ce26"/>
          <table:table-cell table:style-name="ce15" table:formula="of:=IF([.AP44];[.AP44]*[.AQ$11]+POWER([.AQ$12]-[.AP44]*[.AQ$11]; [.AQ$13]);&quot;&quot;)">
            <text:p/>
          </table:table-cell>
          <table:table-cell table:style-name="ce19" table:formula="of:=IF([.AP44];[.AQ44]/[.AP44];&quot;&quot;)">
            <text:p/>
          </table:table-cell>
          <table:table-cell table:style-name="ce26"/>
          <table:table-cell table:style-name="ce26"/>
          <table:table-cell table:style-name="ce15" table:formula="of:=IF([.AT44];[.AT44]*[.AU$11]+POWER([.AU$12]-[.AT44]*[.AU$11]; [.AU$13]);&quot;&quot;)">
            <text:p/>
          </table:table-cell>
          <table:table-cell table:style-name="ce19" table:formula="of:=IF([.AT44];[.AU44]/[.AT44];&quot;&quot;)">
            <text:p/>
          </table:table-cell>
          <table:table-cell table:style-name="ce26"/>
          <table:table-cell table:style-name="ce26"/>
          <table:table-cell table:style-name="ce15" table:formula="of:=IF([.AX44];[.AX44]*[.AY$11]+POWER([.AY$12]-[.AX44]*[.AY$11]; [.AY$13]);&quot;&quot;)">
            <text:p/>
          </table:table-cell>
          <table:table-cell table:style-name="ce19" table:formula="of:=IF([.AX44];[.AY44]/[.AX44];&quot;&quot;)">
            <text:p/>
          </table:table-cell>
          <table:table-cell table:style-name="ce26"/>
          <table:table-cell table:style-name="ce26"/>
          <table:table-cell table:style-name="ce15" table:formula="of:=IF([.BB44];[.BB44]*[.BC$11]+POWER([.BC$12]-[.BB44]*[.BC$11]; [.BC$13]);&quot;&quot;)">
            <text:p/>
          </table:table-cell>
          <table:table-cell table:style-name="ce19" table:formula="of:=IF([.BB44];[.BC44]/[.BB44];&quot;&quot;)">
            <text:p/>
          </table:table-cell>
          <table:table-cell table:style-name="ce26"/>
          <table:table-cell table:style-name="ce26"/>
          <table:table-cell table:style-name="ce15" table:formula="of:=IF([.BF44];[.BF44]*[.BG$11]+POWER([.BG$12]-[.BF44]*[.BG$11]; [.BG$13]);&quot;&quot;)">
            <text:p/>
          </table:table-cell>
          <table:table-cell table:style-name="ce19" table:formula="of:=IF([.BF44];[.BG44]/[.BF44];&quot;&quot;)">
            <text:p/>
          </table:table-cell>
          <table:table-cell table:style-name="ce26"/>
          <table:table-cell table:style-name="ce26" office:value-type="float" office:value="78">
            <text:p>78</text:p>
          </table:table-cell>
          <table:table-cell table:style-name="ce15" table:formula="of:=IF([.BJ44];[.BJ44]*[.BK$11]+POWER([.BK$12]-[.BJ44]*[.BK$11]; [.BK$13]);&quot;&quot;)" office:value-type="float" office:value="175.538810216016">
            <text:p>176</text:p>
          </table:table-cell>
          <table:table-cell table:style-name="ce19" table:formula="of:=IF([.BJ44];[.BK44]/[.BJ44];&quot;&quot;)" office:value-type="float" office:value="2.250497566872">
            <text:p>2.25</text:p>
          </table:table-cell>
          <table:table-cell table:style-name="ce26"/>
          <table:table-cell table:style-name="ce26"/>
          <table:table-cell table:style-name="ce15" table:formula="of:=IF([.BN44];[.BN44]*[.BO$11]+POWER([.BO$12]-[.BN44]*[.BO$11]; [.BO$13]);&quot;&quot;)">
            <text:p/>
          </table:table-cell>
          <table:table-cell table:style-name="ce19" table:formula="of:=IF([.BN44];[.BO44]/[.BN44];&quot;&quot;)">
            <text:p/>
          </table:table-cell>
          <table:table-cell table:style-name="ce26"/>
          <table:table-cell table:style-name="ce26"/>
          <table:table-cell table:style-name="ce15" table:formula="of:=IF([.BR44];[.BR44]*[.BS$11]+POWER([.BS$12]-[.BR44]*[.BS$11]; [.BS$13]);&quot;&quot;)">
            <text:p/>
          </table:table-cell>
          <table:table-cell table:style-name="ce19" table:formula="of:=IF([.BR44];[.BS44]/[.BR44];&quot;&quot;)">
            <text:p/>
          </table:table-cell>
          <table:table-cell table:style-name="ce26"/>
        </table:table-row>
        <table:table-row table:style-name="ro3">
          <table:table-cell/>
          <table:table-cell table:style-name="ce8" office:value-type="float" office:value="350.868">
            <text:p>351</text:p>
          </table:table-cell>
          <table:table-cell table:style-name="ce15" table:formula="of:=IF([.B45];[.B45]*[.C$11]+POWER([.C$12]-[.B45]*[.C$11]; [.C$13]);&quot;&quot;)" office:value-type="float" office:value="559.071491982882">
            <text:p>559</text:p>
          </table:table-cell>
          <table:table-cell table:style-name="ce19" table:formula="of:=IF([.B45];[.C45]/[.B45];&quot;&quot;)" office:value-type="float" office:value="1.59339549911329">
            <text:p>1.59</text:p>
          </table:table-cell>
          <table:table-cell table:style-name="ce26"/>
          <table:table-cell table:style-name="ce8" office:value-type="float" office:value="191.706">
            <text:p>192</text:p>
          </table:table-cell>
          <table:table-cell table:style-name="ce15" table:formula="of:=IF([.F45];[.F45]*[.G$11]+POWER([.G$12]-[.F45]*[.G$11]; [.G$13]);&quot;&quot;)" office:value-type="float" office:value="477.589735131016">
            <text:p>478</text:p>
          </table:table-cell>
          <table:table-cell table:style-name="ce19" table:formula="of:=IF([.F45];[.G45]/[.F45];&quot;&quot;)" office:value-type="float" office:value="2.4912612809772">
            <text:p>2.49</text:p>
          </table:table-cell>
          <table:table-cell table:style-name="ce26"/>
          <table:table-cell table:style-name="ce8" office:value-type="float" office:value="162.5">
            <text:p>163</text:p>
          </table:table-cell>
          <table:table-cell table:style-name="ce15" table:formula="of:=IF([.J45];[.J45]*[.K$11]+POWER([.K$12]-[.J45]*[.K$11]; [.K$13]);&quot;&quot;)" office:value-type="float" office:value="354.492806143421">
            <text:p>354</text:p>
          </table:table-cell>
          <table:table-cell table:style-name="ce19" table:formula="of:=IF([.J45];[.K45]/[.J45];&quot;&quot;)" office:value-type="float" office:value="2.18149419165182">
            <text:p>2.18</text:p>
          </table:table-cell>
          <table:table-cell table:style-name="ce26"/>
          <table:table-cell table:style-name="ce26"/>
          <table:table-cell table:style-name="ce15" table:formula="of:=IF([.N45];[.N45]*[.O$11]+POWER([.O$12]-[.N45]*[.O$11]; [.O$13]);&quot;&quot;)">
            <text:p/>
          </table:table-cell>
          <table:table-cell table:style-name="ce19" table:formula="of:=IF([.N45];[.O45]/[.N45];&quot;&quot;)">
            <text:p/>
          </table:table-cell>
          <table:table-cell table:style-name="ce26"/>
          <table:table-cell table:style-name="ce26"/>
          <table:table-cell table:style-name="ce15" table:formula="of:=IF([.R45];[.R45]*[.S$11]+POWER([.S$12]-[.R45]*[.S$11]; [.S$13]);&quot;&quot;)">
            <text:p/>
          </table:table-cell>
          <table:table-cell table:style-name="ce19" table:formula="of:=IF([.R45];[.S45]/[.R45];&quot;&quot;)">
            <text:p/>
          </table:table-cell>
          <table:table-cell table:style-name="ce26"/>
          <table:table-cell table:style-name="ce26"/>
          <table:table-cell table:style-name="ce15" table:formula="of:=IF([.V45];[.V45]*[.W$11]+POWER([.W$12]-[.V45]*[.W$11]; [.W$13]);&quot;&quot;)">
            <text:p/>
          </table:table-cell>
          <table:table-cell table:style-name="ce19" table:formula="of:=IF([.V45];[.W45]/[.V45];&quot;&quot;)">
            <text:p/>
          </table:table-cell>
          <table:table-cell table:style-name="ce26"/>
          <table:table-cell table:style-name="ce26"/>
          <table:table-cell table:style-name="ce15" table:formula="of:=IF([.Z45];[.Z45]*[.AA$11]+POWER([.AA$12]-[.Z45]*[.AA$11]; [.AA$13]);&quot;&quot;)">
            <text:p/>
          </table:table-cell>
          <table:table-cell table:style-name="ce19" table:formula="of:=IF([.Z45];[.AA45]/[.Z45];&quot;&quot;)">
            <text:p/>
          </table:table-cell>
          <table:table-cell table:style-name="ce26"/>
          <table:table-cell table:style-name="ce26"/>
          <table:table-cell table:style-name="ce15" table:formula="of:=IF([.AD45];[.AD45]*[.AE$11]+POWER([.AE$12]-[.AD45]*[.AE$11]; [.AE$13]);&quot;&quot;)">
            <text:p/>
          </table:table-cell>
          <table:table-cell table:style-name="ce19" table:formula="of:=IF([.AD45];[.AE45]/[.AD45];&quot;&quot;)">
            <text:p/>
          </table:table-cell>
          <table:table-cell table:style-name="ce26"/>
          <table:table-cell table:style-name="ce26"/>
          <table:table-cell table:style-name="ce15" table:formula="of:=IF([.AH45];[.AH45]*[.AI$11]+POWER([.AI$12]-[.AH45]*[.AI$11]; [.AI$13]);&quot;&quot;)">
            <text:p/>
          </table:table-cell>
          <table:table-cell table:style-name="ce19" table:formula="of:=IF([.AH45];[.AI45]/[.AH45];&quot;&quot;)">
            <text:p/>
          </table:table-cell>
          <table:table-cell table:style-name="ce26"/>
          <table:table-cell table:style-name="ce26"/>
          <table:table-cell table:style-name="ce15" table:formula="of:=IF([.AL45];[.AL45]*[.AM$11]+POWER([.AM$12]-[.AL45]*[.AM$11]; [.AM$13]);&quot;&quot;)">
            <text:p/>
          </table:table-cell>
          <table:table-cell table:style-name="ce19" table:formula="of:=IF([.AL45];[.AM45]/[.AL45];&quot;&quot;)">
            <text:p/>
          </table:table-cell>
          <table:table-cell table:style-name="ce26"/>
          <table:table-cell table:style-name="ce26"/>
          <table:table-cell table:style-name="ce15" table:formula="of:=IF([.AP45];[.AP45]*[.AQ$11]+POWER([.AQ$12]-[.AP45]*[.AQ$11]; [.AQ$13]);&quot;&quot;)">
            <text:p/>
          </table:table-cell>
          <table:table-cell table:style-name="ce19" table:formula="of:=IF([.AP45];[.AQ45]/[.AP45];&quot;&quot;)">
            <text:p/>
          </table:table-cell>
          <table:table-cell table:style-name="ce26"/>
          <table:table-cell table:style-name="ce26"/>
          <table:table-cell table:style-name="ce15" table:formula="of:=IF([.AT45];[.AT45]*[.AU$11]+POWER([.AU$12]-[.AT45]*[.AU$11]; [.AU$13]);&quot;&quot;)">
            <text:p/>
          </table:table-cell>
          <table:table-cell table:style-name="ce19" table:formula="of:=IF([.AT45];[.AU45]/[.AT45];&quot;&quot;)">
            <text:p/>
          </table:table-cell>
          <table:table-cell table:style-name="ce26"/>
          <table:table-cell table:style-name="ce26"/>
          <table:table-cell table:style-name="ce15" table:formula="of:=IF([.AX45];[.AX45]*[.AY$11]+POWER([.AY$12]-[.AX45]*[.AY$11]; [.AY$13]);&quot;&quot;)">
            <text:p/>
          </table:table-cell>
          <table:table-cell table:style-name="ce19" table:formula="of:=IF([.AX45];[.AY45]/[.AX45];&quot;&quot;)">
            <text:p/>
          </table:table-cell>
          <table:table-cell table:style-name="ce26"/>
          <table:table-cell table:style-name="ce26"/>
          <table:table-cell table:style-name="ce15" table:formula="of:=IF([.BB45];[.BB45]*[.BC$11]+POWER([.BC$12]-[.BB45]*[.BC$11]; [.BC$13]);&quot;&quot;)">
            <text:p/>
          </table:table-cell>
          <table:table-cell table:style-name="ce19" table:formula="of:=IF([.BB45];[.BC45]/[.BB45];&quot;&quot;)">
            <text:p/>
          </table:table-cell>
          <table:table-cell table:style-name="ce26"/>
          <table:table-cell table:style-name="ce26"/>
          <table:table-cell table:style-name="ce15" table:formula="of:=IF([.BF45];[.BF45]*[.BG$11]+POWER([.BG$12]-[.BF45]*[.BG$11]; [.BG$13]);&quot;&quot;)">
            <text:p/>
          </table:table-cell>
          <table:table-cell table:style-name="ce19" table:formula="of:=IF([.BF45];[.BG45]/[.BF45];&quot;&quot;)">
            <text:p/>
          </table:table-cell>
          <table:table-cell table:style-name="ce26"/>
          <table:table-cell table:style-name="ce26" office:value-type="float" office:value="77">
            <text:p>77</text:p>
          </table:table-cell>
          <table:table-cell table:style-name="ce15" table:formula="of:=IF([.BJ45];[.BJ45]*[.BK$11]+POWER([.BK$12]-[.BJ45]*[.BK$11]; [.BK$13]);&quot;&quot;)" office:value-type="float" office:value="174.589252996775">
            <text:p>175</text:p>
          </table:table-cell>
          <table:table-cell table:style-name="ce19" table:formula="of:=IF([.BJ45];[.BK45]/[.BJ45];&quot;&quot;)" office:value-type="float" office:value="2.26739289606202">
            <text:p>2.27</text:p>
          </table:table-cell>
          <table:table-cell table:style-name="ce26"/>
          <table:table-cell table:style-name="ce26"/>
          <table:table-cell table:style-name="ce15" table:formula="of:=IF([.BN45];[.BN45]*[.BO$11]+POWER([.BO$12]-[.BN45]*[.BO$11]; [.BO$13]);&quot;&quot;)">
            <text:p/>
          </table:table-cell>
          <table:table-cell table:style-name="ce19" table:formula="of:=IF([.BN45];[.BO45]/[.BN45];&quot;&quot;)">
            <text:p/>
          </table:table-cell>
          <table:table-cell table:style-name="ce26"/>
          <table:table-cell table:style-name="ce26"/>
          <table:table-cell table:style-name="ce15" table:formula="of:=IF([.BR45];[.BR45]*[.BS$11]+POWER([.BS$12]-[.BR45]*[.BS$11]; [.BS$13]);&quot;&quot;)">
            <text:p/>
          </table:table-cell>
          <table:table-cell table:style-name="ce19" table:formula="of:=IF([.BR45];[.BS45]/[.BR45];&quot;&quot;)">
            <text:p/>
          </table:table-cell>
          <table:table-cell table:style-name="ce26"/>
        </table:table-row>
        <table:table-row table:style-name="ro3">
          <table:table-cell/>
          <table:table-cell table:style-name="ce8" office:value-type="float" office:value="346.15">
            <text:p>346</text:p>
          </table:table-cell>
          <table:table-cell table:style-name="ce15" table:formula="of:=IF([.B46];[.B46]*[.C$11]+POWER([.C$12]-[.B46]*[.C$11]; [.C$13]);&quot;&quot;)" office:value-type="float" office:value="557.620223626293">
            <text:p>558</text:p>
          </table:table-cell>
          <table:table-cell table:style-name="ce19" table:formula="of:=IF([.B46];[.C46]/[.B46];&quot;&quot;)" office:value-type="float" office:value="1.61092076737337">
            <text:p>1.61</text:p>
          </table:table-cell>
          <table:table-cell table:style-name="ce26"/>
          <table:table-cell table:style-name="ce8" office:value-type="float" office:value="180.12">
            <text:p>180</text:p>
          </table:table-cell>
          <table:table-cell table:style-name="ce15" table:formula="of:=IF([.F46];[.F46]*[.G$11]+POWER([.G$12]-[.F46]*[.G$11]; [.G$13]);&quot;&quot;)" office:value-type="float" office:value="472.106583215145">
            <text:p>472</text:p>
          </table:table-cell>
          <table:table-cell table:style-name="ce19" table:formula="of:=IF([.F46];[.G46]/[.F46];&quot;&quot;)" office:value-type="float" office:value="2.62106697321311">
            <text:p>2.62</text:p>
          </table:table-cell>
          <table:table-cell table:style-name="ce26"/>
          <table:table-cell table:style-name="ce8" office:value-type="float" office:value="159.6">
            <text:p>160</text:p>
          </table:table-cell>
          <table:table-cell table:style-name="ce15" table:formula="of:=IF([.J46];[.J46]*[.K$11]+POWER([.K$12]-[.J46]*[.K$11]; [.K$13]);&quot;&quot;)" office:value-type="float" office:value="353.181061986293">
            <text:p>353</text:p>
          </table:table-cell>
          <table:table-cell table:style-name="ce19" table:formula="of:=IF([.J46];[.K46]/[.J46];&quot;&quot;)" office:value-type="float" office:value="2.21291392221988">
            <text:p>2.21</text:p>
          </table:table-cell>
          <table:table-cell table:style-name="ce26"/>
          <table:table-cell table:style-name="ce26"/>
          <table:table-cell table:style-name="ce15" table:formula="of:=IF([.N46];[.N46]*[.O$11]+POWER([.O$12]-[.N46]*[.O$11]; [.O$13]);&quot;&quot;)">
            <text:p/>
          </table:table-cell>
          <table:table-cell table:style-name="ce19" table:formula="of:=IF([.N46];[.O46]/[.N46];&quot;&quot;)">
            <text:p/>
          </table:table-cell>
          <table:table-cell table:style-name="ce26"/>
          <table:table-cell table:style-name="ce26"/>
          <table:table-cell table:style-name="ce15" table:formula="of:=IF([.R46];[.R46]*[.S$11]+POWER([.S$12]-[.R46]*[.S$11]; [.S$13]);&quot;&quot;)">
            <text:p/>
          </table:table-cell>
          <table:table-cell table:style-name="ce19" table:formula="of:=IF([.R46];[.S46]/[.R46];&quot;&quot;)">
            <text:p/>
          </table:table-cell>
          <table:table-cell table:style-name="ce26"/>
          <table:table-cell table:style-name="ce26"/>
          <table:table-cell table:style-name="ce15" table:formula="of:=IF([.V46];[.V46]*[.W$11]+POWER([.W$12]-[.V46]*[.W$11]; [.W$13]);&quot;&quot;)">
            <text:p/>
          </table:table-cell>
          <table:table-cell table:style-name="ce19" table:formula="of:=IF([.V46];[.W46]/[.V46];&quot;&quot;)">
            <text:p/>
          </table:table-cell>
          <table:table-cell table:style-name="ce26"/>
          <table:table-cell table:style-name="ce26"/>
          <table:table-cell table:style-name="ce15" table:formula="of:=IF([.Z46];[.Z46]*[.AA$11]+POWER([.AA$12]-[.Z46]*[.AA$11]; [.AA$13]);&quot;&quot;)">
            <text:p/>
          </table:table-cell>
          <table:table-cell table:style-name="ce19" table:formula="of:=IF([.Z46];[.AA46]/[.Z46];&quot;&quot;)">
            <text:p/>
          </table:table-cell>
          <table:table-cell table:style-name="ce26"/>
          <table:table-cell table:style-name="ce26"/>
          <table:table-cell table:style-name="ce15" table:formula="of:=IF([.AD46];[.AD46]*[.AE$11]+POWER([.AE$12]-[.AD46]*[.AE$11]; [.AE$13]);&quot;&quot;)">
            <text:p/>
          </table:table-cell>
          <table:table-cell table:style-name="ce19" table:formula="of:=IF([.AD46];[.AE46]/[.AD46];&quot;&quot;)">
            <text:p/>
          </table:table-cell>
          <table:table-cell table:style-name="ce26"/>
          <table:table-cell table:style-name="ce26"/>
          <table:table-cell table:style-name="ce15" table:formula="of:=IF([.AH46];[.AH46]*[.AI$11]+POWER([.AI$12]-[.AH46]*[.AI$11]; [.AI$13]);&quot;&quot;)">
            <text:p/>
          </table:table-cell>
          <table:table-cell table:style-name="ce19" table:formula="of:=IF([.AH46];[.AI46]/[.AH46];&quot;&quot;)">
            <text:p/>
          </table:table-cell>
          <table:table-cell table:style-name="ce26"/>
          <table:table-cell table:style-name="ce26"/>
          <table:table-cell table:style-name="ce15" table:formula="of:=IF([.AL46];[.AL46]*[.AM$11]+POWER([.AM$12]-[.AL46]*[.AM$11]; [.AM$13]);&quot;&quot;)">
            <text:p/>
          </table:table-cell>
          <table:table-cell table:style-name="ce19" table:formula="of:=IF([.AL46];[.AM46]/[.AL46];&quot;&quot;)">
            <text:p/>
          </table:table-cell>
          <table:table-cell table:style-name="ce26"/>
          <table:table-cell table:style-name="ce26"/>
          <table:table-cell table:style-name="ce15" table:formula="of:=IF([.AP46];[.AP46]*[.AQ$11]+POWER([.AQ$12]-[.AP46]*[.AQ$11]; [.AQ$13]);&quot;&quot;)">
            <text:p/>
          </table:table-cell>
          <table:table-cell table:style-name="ce19" table:formula="of:=IF([.AP46];[.AQ46]/[.AP46];&quot;&quot;)">
            <text:p/>
          </table:table-cell>
          <table:table-cell table:style-name="ce26"/>
          <table:table-cell table:style-name="ce26"/>
          <table:table-cell table:style-name="ce15" table:formula="of:=IF([.AT46];[.AT46]*[.AU$11]+POWER([.AU$12]-[.AT46]*[.AU$11]; [.AU$13]);&quot;&quot;)">
            <text:p/>
          </table:table-cell>
          <table:table-cell table:style-name="ce19" table:formula="of:=IF([.AT46];[.AU46]/[.AT46];&quot;&quot;)">
            <text:p/>
          </table:table-cell>
          <table:table-cell table:style-name="ce26"/>
          <table:table-cell table:style-name="ce26"/>
          <table:table-cell table:style-name="ce15" table:formula="of:=IF([.AX46];[.AX46]*[.AY$11]+POWER([.AY$12]-[.AX46]*[.AY$11]; [.AY$13]);&quot;&quot;)">
            <text:p/>
          </table:table-cell>
          <table:table-cell table:style-name="ce19" table:formula="of:=IF([.AX46];[.AY46]/[.AX46];&quot;&quot;)">
            <text:p/>
          </table:table-cell>
          <table:table-cell table:style-name="ce26"/>
          <table:table-cell table:style-name="ce26"/>
          <table:table-cell table:style-name="ce15" table:formula="of:=IF([.BB46];[.BB46]*[.BC$11]+POWER([.BC$12]-[.BB46]*[.BC$11]; [.BC$13]);&quot;&quot;)">
            <text:p/>
          </table:table-cell>
          <table:table-cell table:style-name="ce19" table:formula="of:=IF([.BB46];[.BC46]/[.BB46];&quot;&quot;)">
            <text:p/>
          </table:table-cell>
          <table:table-cell table:style-name="ce26"/>
          <table:table-cell table:style-name="ce26"/>
          <table:table-cell table:style-name="ce15" table:formula="of:=IF([.BF46];[.BF46]*[.BG$11]+POWER([.BG$12]-[.BF46]*[.BG$11]; [.BG$13]);&quot;&quot;)">
            <text:p/>
          </table:table-cell>
          <table:table-cell table:style-name="ce19" table:formula="of:=IF([.BF46];[.BG46]/[.BF46];&quot;&quot;)">
            <text:p/>
          </table:table-cell>
          <table:table-cell table:style-name="ce26"/>
          <table:table-cell table:style-name="ce26" office:value-type="float" office:value="74.988">
            <text:p>75</text:p>
          </table:table-cell>
          <table:table-cell table:style-name="ce15" table:formula="of:=IF([.BJ46];[.BJ46]*[.BK$11]+POWER([.BK$12]-[.BJ46]*[.BK$11]; [.BK$13]);&quot;&quot;)" office:value-type="float" office:value="172.672548501281">
            <text:p>173</text:p>
          </table:table-cell>
          <table:table-cell table:style-name="ce19" table:formula="of:=IF([.BJ46];[.BK46]/[.BJ46];&quot;&quot;)" office:value-type="float" office:value="2.30266907373555">
            <text:p>2.30</text:p>
          </table:table-cell>
          <table:table-cell table:style-name="ce26"/>
          <table:table-cell table:style-name="ce26"/>
          <table:table-cell table:style-name="ce15" table:formula="of:=IF([.BN46];[.BN46]*[.BO$11]+POWER([.BO$12]-[.BN46]*[.BO$11]; [.BO$13]);&quot;&quot;)">
            <text:p/>
          </table:table-cell>
          <table:table-cell table:style-name="ce19" table:formula="of:=IF([.BN46];[.BO46]/[.BN46];&quot;&quot;)">
            <text:p/>
          </table:table-cell>
          <table:table-cell table:style-name="ce26"/>
          <table:table-cell table:style-name="ce26"/>
          <table:table-cell table:style-name="ce15" table:formula="of:=IF([.BR46];[.BR46]*[.BS$11]+POWER([.BS$12]-[.BR46]*[.BS$11]; [.BS$13]);&quot;&quot;)">
            <text:p/>
          </table:table-cell>
          <table:table-cell table:style-name="ce19" table:formula="of:=IF([.BR46];[.BS46]/[.BR46];&quot;&quot;)">
            <text:p/>
          </table:table-cell>
          <table:table-cell table:style-name="ce26"/>
        </table:table-row>
        <table:table-row table:style-name="ro3">
          <table:table-cell/>
          <table:table-cell table:style-name="ce8" office:value-type="float" office:value="308.063">
            <text:p>308</text:p>
          </table:table-cell>
          <table:table-cell table:style-name="ce15" table:formula="of:=IF([.B47];[.B47]*[.C$11]+POWER([.C$12]-[.B47]*[.C$11]; [.C$13]);&quot;&quot;)" office:value-type="float" office:value="545.801377884368">
            <text:p>546</text:p>
          </table:table-cell>
          <table:table-cell table:style-name="ce19" table:formula="of:=IF([.B47];[.C47]/[.B47];&quot;&quot;)" office:value-type="float" office:value="1.77171999845606">
            <text:p>1.77</text:p>
          </table:table-cell>
          <table:table-cell table:style-name="ce26"/>
          <table:table-cell table:style-name="ce8" office:value-type="float" office:value="177.632">
            <text:p>178</text:p>
          </table:table-cell>
          <table:table-cell table:style-name="ce15" table:formula="of:=IF([.F47];[.F47]*[.G$11]+POWER([.G$12]-[.F47]*[.G$11]; [.G$13]);&quot;&quot;)" office:value-type="float" office:value="470.922626833921">
            <text:p>471</text:p>
          </table:table-cell>
          <table:table-cell table:style-name="ce19" table:formula="of:=IF([.F47];[.G47]/[.F47];&quot;&quot;)" office:value-type="float" office:value="2.65111368916592">
            <text:p>2.65</text:p>
          </table:table-cell>
          <table:table-cell table:style-name="ce26"/>
          <table:table-cell table:style-name="ce8" office:value-type="float" office:value="153.384">
            <text:p>153</text:p>
          </table:table-cell>
          <table:table-cell table:style-name="ce15" table:formula="of:=IF([.J47];[.J47]*[.K$11]+POWER([.K$12]-[.J47]*[.K$11]; [.K$13]);&quot;&quot;)" office:value-type="float" office:value="350.353343255642">
            <text:p>350</text:p>
          </table:table-cell>
          <table:table-cell table:style-name="ce19" table:formula="of:=IF([.J47];[.K47]/[.J47];&quot;&quot;)" office:value-type="float" office:value="2.28415834282352">
            <text:p>2.28</text:p>
          </table:table-cell>
          <table:table-cell table:style-name="ce26"/>
          <table:table-cell table:style-name="ce26"/>
          <table:table-cell table:style-name="ce15" table:formula="of:=IF([.N47];[.N47]*[.O$11]+POWER([.O$12]-[.N47]*[.O$11]; [.O$13]);&quot;&quot;)">
            <text:p/>
          </table:table-cell>
          <table:table-cell table:style-name="ce19" table:formula="of:=IF([.N47];[.O47]/[.N47];&quot;&quot;)">
            <text:p/>
          </table:table-cell>
          <table:table-cell table:style-name="ce26"/>
          <table:table-cell table:style-name="ce26"/>
          <table:table-cell table:style-name="ce15" table:formula="of:=IF([.R47];[.R47]*[.S$11]+POWER([.S$12]-[.R47]*[.S$11]; [.S$13]);&quot;&quot;)">
            <text:p/>
          </table:table-cell>
          <table:table-cell table:style-name="ce19" table:formula="of:=IF([.R47];[.S47]/[.R47];&quot;&quot;)">
            <text:p/>
          </table:table-cell>
          <table:table-cell table:style-name="ce26"/>
          <table:table-cell table:style-name="ce26"/>
          <table:table-cell table:style-name="ce15" table:formula="of:=IF([.V47];[.V47]*[.W$11]+POWER([.W$12]-[.V47]*[.W$11]; [.W$13]);&quot;&quot;)">
            <text:p/>
          </table:table-cell>
          <table:table-cell table:style-name="ce19" table:formula="of:=IF([.V47];[.W47]/[.V47];&quot;&quot;)">
            <text:p/>
          </table:table-cell>
          <table:table-cell table:style-name="ce26"/>
          <table:table-cell table:style-name="ce26"/>
          <table:table-cell table:style-name="ce15" table:formula="of:=IF([.Z47];[.Z47]*[.AA$11]+POWER([.AA$12]-[.Z47]*[.AA$11]; [.AA$13]);&quot;&quot;)">
            <text:p/>
          </table:table-cell>
          <table:table-cell table:style-name="ce19" table:formula="of:=IF([.Z47];[.AA47]/[.Z47];&quot;&quot;)">
            <text:p/>
          </table:table-cell>
          <table:table-cell table:style-name="ce26"/>
          <table:table-cell table:style-name="ce26"/>
          <table:table-cell table:style-name="ce15" table:formula="of:=IF([.AD47];[.AD47]*[.AE$11]+POWER([.AE$12]-[.AD47]*[.AE$11]; [.AE$13]);&quot;&quot;)">
            <text:p/>
          </table:table-cell>
          <table:table-cell table:style-name="ce19" table:formula="of:=IF([.AD47];[.AE47]/[.AD47];&quot;&quot;)">
            <text:p/>
          </table:table-cell>
          <table:table-cell table:style-name="ce26"/>
          <table:table-cell table:style-name="ce26"/>
          <table:table-cell table:style-name="ce15" table:formula="of:=IF([.AH47];[.AH47]*[.AI$11]+POWER([.AI$12]-[.AH47]*[.AI$11]; [.AI$13]);&quot;&quot;)">
            <text:p/>
          </table:table-cell>
          <table:table-cell table:style-name="ce19" table:formula="of:=IF([.AH47];[.AI47]/[.AH47];&quot;&quot;)">
            <text:p/>
          </table:table-cell>
          <table:table-cell table:style-name="ce26"/>
          <table:table-cell table:style-name="ce26"/>
          <table:table-cell table:style-name="ce15" table:formula="of:=IF([.AL47];[.AL47]*[.AM$11]+POWER([.AM$12]-[.AL47]*[.AM$11]; [.AM$13]);&quot;&quot;)">
            <text:p/>
          </table:table-cell>
          <table:table-cell table:style-name="ce19" table:formula="of:=IF([.AL47];[.AM47]/[.AL47];&quot;&quot;)">
            <text:p/>
          </table:table-cell>
          <table:table-cell table:style-name="ce26"/>
          <table:table-cell table:style-name="ce26"/>
          <table:table-cell table:style-name="ce15" table:formula="of:=IF([.AP47];[.AP47]*[.AQ$11]+POWER([.AQ$12]-[.AP47]*[.AQ$11]; [.AQ$13]);&quot;&quot;)">
            <text:p/>
          </table:table-cell>
          <table:table-cell table:style-name="ce19" table:formula="of:=IF([.AP47];[.AQ47]/[.AP47];&quot;&quot;)">
            <text:p/>
          </table:table-cell>
          <table:table-cell table:style-name="ce26"/>
          <table:table-cell table:style-name="ce26"/>
          <table:table-cell table:style-name="ce15" table:formula="of:=IF([.AT47];[.AT47]*[.AU$11]+POWER([.AU$12]-[.AT47]*[.AU$11]; [.AU$13]);&quot;&quot;)">
            <text:p/>
          </table:table-cell>
          <table:table-cell table:style-name="ce19" table:formula="of:=IF([.AT47];[.AU47]/[.AT47];&quot;&quot;)">
            <text:p/>
          </table:table-cell>
          <table:table-cell table:style-name="ce26"/>
          <table:table-cell table:style-name="ce26"/>
          <table:table-cell table:style-name="ce15" table:formula="of:=IF([.AX47];[.AX47]*[.AY$11]+POWER([.AY$12]-[.AX47]*[.AY$11]; [.AY$13]);&quot;&quot;)">
            <text:p/>
          </table:table-cell>
          <table:table-cell table:style-name="ce19" table:formula="of:=IF([.AX47];[.AY47]/[.AX47];&quot;&quot;)">
            <text:p/>
          </table:table-cell>
          <table:table-cell table:style-name="ce26"/>
          <table:table-cell table:style-name="ce26"/>
          <table:table-cell table:style-name="ce15" table:formula="of:=IF([.BB47];[.BB47]*[.BC$11]+POWER([.BC$12]-[.BB47]*[.BC$11]; [.BC$13]);&quot;&quot;)">
            <text:p/>
          </table:table-cell>
          <table:table-cell table:style-name="ce19" table:formula="of:=IF([.BB47];[.BC47]/[.BB47];&quot;&quot;)">
            <text:p/>
          </table:table-cell>
          <table:table-cell table:style-name="ce26"/>
          <table:table-cell table:style-name="ce26"/>
          <table:table-cell table:style-name="ce15" table:formula="of:=IF([.BF47];[.BF47]*[.BG$11]+POWER([.BG$12]-[.BF47]*[.BG$11]; [.BG$13]);&quot;&quot;)">
            <text:p/>
          </table:table-cell>
          <table:table-cell table:style-name="ce19" table:formula="of:=IF([.BF47];[.BG47]/[.BF47];&quot;&quot;)">
            <text:p/>
          </table:table-cell>
          <table:table-cell table:style-name="ce26"/>
          <table:table-cell table:style-name="ce26" office:value-type="float" office:value="74.988">
            <text:p>75</text:p>
          </table:table-cell>
          <table:table-cell table:style-name="ce15" table:formula="of:=IF([.BJ47];[.BJ47]*[.BK$11]+POWER([.BK$12]-[.BJ47]*[.BK$11]; [.BK$13]);&quot;&quot;)" office:value-type="float" office:value="172.672548501281">
            <text:p>173</text:p>
          </table:table-cell>
          <table:table-cell table:style-name="ce19" table:formula="of:=IF([.BJ47];[.BK47]/[.BJ47];&quot;&quot;)" office:value-type="float" office:value="2.30266907373555">
            <text:p>2.30</text:p>
          </table:table-cell>
          <table:table-cell table:style-name="ce26"/>
          <table:table-cell table:style-name="ce26"/>
          <table:table-cell table:style-name="ce15" table:formula="of:=IF([.BN47];[.BN47]*[.BO$11]+POWER([.BO$12]-[.BN47]*[.BO$11]; [.BO$13]);&quot;&quot;)">
            <text:p/>
          </table:table-cell>
          <table:table-cell table:style-name="ce19" table:formula="of:=IF([.BN47];[.BO47]/[.BN47];&quot;&quot;)">
            <text:p/>
          </table:table-cell>
          <table:table-cell table:style-name="ce26"/>
          <table:table-cell table:style-name="ce26"/>
          <table:table-cell table:style-name="ce15" table:formula="of:=IF([.BR47];[.BR47]*[.BS$11]+POWER([.BS$12]-[.BR47]*[.BS$11]; [.BS$13]);&quot;&quot;)">
            <text:p/>
          </table:table-cell>
          <table:table-cell table:style-name="ce19" table:formula="of:=IF([.BR47];[.BS47]/[.BR47];&quot;&quot;)">
            <text:p/>
          </table:table-cell>
          <table:table-cell table:style-name="ce26"/>
        </table:table-row>
        <table:table-row table:style-name="ro3">
          <table:table-cell/>
          <table:table-cell table:style-name="ce8" office:value-type="float" office:value="300">
            <text:p>300</text:p>
          </table:table-cell>
          <table:table-cell table:style-name="ce15" table:formula="of:=IF([.B48];[.B48]*[.C$11]+POWER([.C$12]-[.B48]*[.C$11]; [.C$13]);&quot;&quot;)" office:value-type="float" office:value="543.277106960931">
            <text:p>543</text:p>
          </table:table-cell>
          <table:table-cell table:style-name="ce19" table:formula="of:=IF([.B48];[.C48]/[.B48];&quot;&quot;)" office:value-type="float" office:value="1.81092368986977">
            <text:p>1.81</text:p>
          </table:table-cell>
          <table:table-cell table:style-name="ce26"/>
          <table:table-cell table:style-name="ce8" office:value-type="float" office:value="177.632">
            <text:p>178</text:p>
          </table:table-cell>
          <table:table-cell table:style-name="ce15" table:formula="of:=IF([.F48];[.F48]*[.G$11]+POWER([.G$12]-[.F48]*[.G$11]; [.G$13]);&quot;&quot;)" office:value-type="float" office:value="470.922626833921">
            <text:p>471</text:p>
          </table:table-cell>
          <table:table-cell table:style-name="ce19" table:formula="of:=IF([.F48];[.G48]/[.F48];&quot;&quot;)" office:value-type="float" office:value="2.65111368916592">
            <text:p>2.65</text:p>
          </table:table-cell>
          <table:table-cell table:style-name="ce26"/>
          <table:table-cell table:style-name="ce8" office:value-type="float" office:value="150">
            <text:p>150</text:p>
          </table:table-cell>
          <table:table-cell table:style-name="ce15" table:formula="of:=IF([.J48];[.J48]*[.K$11]+POWER([.K$12]-[.J48]*[.K$11]; [.K$13]);&quot;&quot;)" office:value-type="float" office:value="348.805080322674">
            <text:p>349</text:p>
          </table:table-cell>
          <table:table-cell table:style-name="ce19" table:formula="of:=IF([.J48];[.K48]/[.J48];&quot;&quot;)" office:value-type="float" office:value="2.32536720215116">
            <text:p>2.33</text:p>
          </table:table-cell>
          <table:table-cell table:style-name="ce26"/>
          <table:table-cell table:style-name="ce26"/>
          <table:table-cell table:style-name="ce15" table:formula="of:=IF([.N48];[.N48]*[.O$11]+POWER([.O$12]-[.N48]*[.O$11]; [.O$13]);&quot;&quot;)">
            <text:p/>
          </table:table-cell>
          <table:table-cell table:style-name="ce19" table:formula="of:=IF([.N48];[.O48]/[.N48];&quot;&quot;)">
            <text:p/>
          </table:table-cell>
          <table:table-cell table:style-name="ce26"/>
          <table:table-cell table:style-name="ce26"/>
          <table:table-cell table:style-name="ce15" table:formula="of:=IF([.R48];[.R48]*[.S$11]+POWER([.S$12]-[.R48]*[.S$11]; [.S$13]);&quot;&quot;)">
            <text:p/>
          </table:table-cell>
          <table:table-cell table:style-name="ce19" table:formula="of:=IF([.R48];[.S48]/[.R48];&quot;&quot;)">
            <text:p/>
          </table:table-cell>
          <table:table-cell table:style-name="ce26"/>
          <table:table-cell table:style-name="ce26"/>
          <table:table-cell table:style-name="ce15" table:formula="of:=IF([.V48];[.V48]*[.W$11]+POWER([.W$12]-[.V48]*[.W$11]; [.W$13]);&quot;&quot;)">
            <text:p/>
          </table:table-cell>
          <table:table-cell table:style-name="ce19" table:formula="of:=IF([.V48];[.W48]/[.V48];&quot;&quot;)">
            <text:p/>
          </table:table-cell>
          <table:table-cell table:style-name="ce26"/>
          <table:table-cell table:style-name="ce26"/>
          <table:table-cell table:style-name="ce15" table:formula="of:=IF([.Z48];[.Z48]*[.AA$11]+POWER([.AA$12]-[.Z48]*[.AA$11]; [.AA$13]);&quot;&quot;)">
            <text:p/>
          </table:table-cell>
          <table:table-cell table:style-name="ce19" table:formula="of:=IF([.Z48];[.AA48]/[.Z48];&quot;&quot;)">
            <text:p/>
          </table:table-cell>
          <table:table-cell table:style-name="ce26"/>
          <table:table-cell table:style-name="ce26"/>
          <table:table-cell table:style-name="ce15" table:formula="of:=IF([.AD48];[.AD48]*[.AE$11]+POWER([.AE$12]-[.AD48]*[.AE$11]; [.AE$13]);&quot;&quot;)">
            <text:p/>
          </table:table-cell>
          <table:table-cell table:style-name="ce19" table:formula="of:=IF([.AD48];[.AE48]/[.AD48];&quot;&quot;)">
            <text:p/>
          </table:table-cell>
          <table:table-cell table:style-name="ce26"/>
          <table:table-cell table:style-name="ce26"/>
          <table:table-cell table:style-name="ce15" table:formula="of:=IF([.AH48];[.AH48]*[.AI$11]+POWER([.AI$12]-[.AH48]*[.AI$11]; [.AI$13]);&quot;&quot;)">
            <text:p/>
          </table:table-cell>
          <table:table-cell table:style-name="ce19" table:formula="of:=IF([.AH48];[.AI48]/[.AH48];&quot;&quot;)">
            <text:p/>
          </table:table-cell>
          <table:table-cell table:style-name="ce26"/>
          <table:table-cell table:style-name="ce26"/>
          <table:table-cell table:style-name="ce15" table:formula="of:=IF([.AL48];[.AL48]*[.AM$11]+POWER([.AM$12]-[.AL48]*[.AM$11]; [.AM$13]);&quot;&quot;)">
            <text:p/>
          </table:table-cell>
          <table:table-cell table:style-name="ce19" table:formula="of:=IF([.AL48];[.AM48]/[.AL48];&quot;&quot;)">
            <text:p/>
          </table:table-cell>
          <table:table-cell table:style-name="ce26"/>
          <table:table-cell table:style-name="ce26"/>
          <table:table-cell table:style-name="ce15" table:formula="of:=IF([.AP48];[.AP48]*[.AQ$11]+POWER([.AQ$12]-[.AP48]*[.AQ$11]; [.AQ$13]);&quot;&quot;)">
            <text:p/>
          </table:table-cell>
          <table:table-cell table:style-name="ce19" table:formula="of:=IF([.AP48];[.AQ48]/[.AP48];&quot;&quot;)">
            <text:p/>
          </table:table-cell>
          <table:table-cell table:style-name="ce26"/>
          <table:table-cell table:style-name="ce26"/>
          <table:table-cell table:style-name="ce15" table:formula="of:=IF([.AT48];[.AT48]*[.AU$11]+POWER([.AU$12]-[.AT48]*[.AU$11]; [.AU$13]);&quot;&quot;)">
            <text:p/>
          </table:table-cell>
          <table:table-cell table:style-name="ce19" table:formula="of:=IF([.AT48];[.AU48]/[.AT48];&quot;&quot;)">
            <text:p/>
          </table:table-cell>
          <table:table-cell table:style-name="ce26"/>
          <table:table-cell table:style-name="ce26"/>
          <table:table-cell table:style-name="ce15" table:formula="of:=IF([.AX48];[.AX48]*[.AY$11]+POWER([.AY$12]-[.AX48]*[.AY$11]; [.AY$13]);&quot;&quot;)">
            <text:p/>
          </table:table-cell>
          <table:table-cell table:style-name="ce19" table:formula="of:=IF([.AX48];[.AY48]/[.AX48];&quot;&quot;)">
            <text:p/>
          </table:table-cell>
          <table:table-cell table:style-name="ce26"/>
          <table:table-cell table:style-name="ce26"/>
          <table:table-cell table:style-name="ce15" table:formula="of:=IF([.BB48];[.BB48]*[.BC$11]+POWER([.BC$12]-[.BB48]*[.BC$11]; [.BC$13]);&quot;&quot;)">
            <text:p/>
          </table:table-cell>
          <table:table-cell table:style-name="ce19" table:formula="of:=IF([.BB48];[.BC48]/[.BB48];&quot;&quot;)">
            <text:p/>
          </table:table-cell>
          <table:table-cell table:style-name="ce26"/>
          <table:table-cell table:style-name="ce26"/>
          <table:table-cell table:style-name="ce15" table:formula="of:=IF([.BF48];[.BF48]*[.BG$11]+POWER([.BG$12]-[.BF48]*[.BG$11]; [.BG$13]);&quot;&quot;)">
            <text:p/>
          </table:table-cell>
          <table:table-cell table:style-name="ce19" table:formula="of:=IF([.BF48];[.BG48]/[.BF48];&quot;&quot;)">
            <text:p/>
          </table:table-cell>
          <table:table-cell table:style-name="ce26"/>
          <table:table-cell table:style-name="ce26" office:value-type="float" office:value="72">
            <text:p>72</text:p>
          </table:table-cell>
          <table:table-cell table:style-name="ce15" table:formula="of:=IF([.BJ48];[.BJ48]*[.BK$11]+POWER([.BK$12]-[.BJ48]*[.BK$11]; [.BK$13]);&quot;&quot;)" office:value-type="float" office:value="169.811426821072">
            <text:p>170</text:p>
          </table:table-cell>
          <table:table-cell table:style-name="ce19" table:formula="of:=IF([.BJ48];[.BK48]/[.BJ48];&quot;&quot;)" office:value-type="float" office:value="2.35849203918155">
            <text:p>2.36</text:p>
          </table:table-cell>
          <table:table-cell table:style-name="ce26"/>
          <table:table-cell table:style-name="ce26"/>
          <table:table-cell table:style-name="ce15" table:formula="of:=IF([.BN48];[.BN48]*[.BO$11]+POWER([.BO$12]-[.BN48]*[.BO$11]; [.BO$13]);&quot;&quot;)">
            <text:p/>
          </table:table-cell>
          <table:table-cell table:style-name="ce19" table:formula="of:=IF([.BN48];[.BO48]/[.BN48];&quot;&quot;)">
            <text:p/>
          </table:table-cell>
          <table:table-cell table:style-name="ce26"/>
          <table:table-cell table:style-name="ce26"/>
          <table:table-cell table:style-name="ce15" table:formula="of:=IF([.BR48];[.BR48]*[.BS$11]+POWER([.BS$12]-[.BR48]*[.BS$11]; [.BS$13]);&quot;&quot;)">
            <text:p/>
          </table:table-cell>
          <table:table-cell table:style-name="ce19" table:formula="of:=IF([.BR48];[.BS48]/[.BR48];&quot;&quot;)">
            <text:p/>
          </table:table-cell>
          <table:table-cell table:style-name="ce26"/>
        </table:table-row>
        <table:table-row table:style-name="ro3">
          <table:table-cell/>
          <table:table-cell table:style-name="ce8" office:value-type="float" office:value="280">
            <text:p>280</text:p>
          </table:table-cell>
          <table:table-cell table:style-name="ce15" table:formula="of:=IF([.B49];[.B49]*[.C$11]+POWER([.C$12]-[.B49]*[.C$11]; [.C$13]);&quot;&quot;)" office:value-type="float" office:value="536.984531909265">
            <text:p>537</text:p>
          </table:table-cell>
          <table:table-cell table:style-name="ce19" table:formula="of:=IF([.B49];[.C49]/[.B49];&quot;&quot;)" office:value-type="float" office:value="1.91780189967595">
            <text:p>1.92</text:p>
          </table:table-cell>
          <table:table-cell table:style-name="ce26"/>
          <table:table-cell table:style-name="ce8" office:value-type="float" office:value="175.868">
            <text:p>176</text:p>
          </table:table-cell>
          <table:table-cell table:style-name="ce15" table:formula="of:=IF([.F49];[.F49]*[.G$11]+POWER([.G$12]-[.F49]*[.G$11]; [.G$13]);&quot;&quot;)" office:value-type="float" office:value="470.081853779853">
            <text:p>470</text:p>
          </table:table-cell>
          <table:table-cell table:style-name="ce19" table:formula="of:=IF([.F49];[.G49]/[.F49];&quot;&quot;)" office:value-type="float" office:value="2.67292431698691">
            <text:p>2.67</text:p>
          </table:table-cell>
          <table:table-cell table:style-name="ce26"/>
          <table:table-cell table:style-name="ce8" office:value-type="float" office:value="149.6">
            <text:p>150</text:p>
          </table:table-cell>
          <table:table-cell table:style-name="ce15" table:formula="of:=IF([.J49];[.J49]*[.K$11]+POWER([.K$12]-[.J49]*[.K$11]; [.K$13]);&quot;&quot;)" office:value-type="float" office:value="348.621670911836">
            <text:p>349</text:p>
          </table:table-cell>
          <table:table-cell table:style-name="ce19" table:formula="of:=IF([.J49];[.K49]/[.J49];&quot;&quot;)" office:value-type="float" office:value="2.33035876277965">
            <text:p>2.33</text:p>
          </table:table-cell>
          <table:table-cell table:style-name="ce26"/>
          <table:table-cell table:style-name="ce26"/>
          <table:table-cell table:style-name="ce15" table:formula="of:=IF([.N49];[.N49]*[.O$11]+POWER([.O$12]-[.N49]*[.O$11]; [.O$13]);&quot;&quot;)">
            <text:p/>
          </table:table-cell>
          <table:table-cell table:style-name="ce19" table:formula="of:=IF([.N49];[.O49]/[.N49];&quot;&quot;)">
            <text:p/>
          </table:table-cell>
          <table:table-cell table:style-name="ce26"/>
          <table:table-cell table:style-name="ce26"/>
          <table:table-cell table:style-name="ce15" table:formula="of:=IF([.R49];[.R49]*[.S$11]+POWER([.S$12]-[.R49]*[.S$11]; [.S$13]);&quot;&quot;)">
            <text:p/>
          </table:table-cell>
          <table:table-cell table:style-name="ce19" table:formula="of:=IF([.R49];[.S49]/[.R49];&quot;&quot;)">
            <text:p/>
          </table:table-cell>
          <table:table-cell table:style-name="ce26"/>
          <table:table-cell table:style-name="ce26"/>
          <table:table-cell table:style-name="ce15" table:formula="of:=IF([.V49];[.V49]*[.W$11]+POWER([.W$12]-[.V49]*[.W$11]; [.W$13]);&quot;&quot;)">
            <text:p/>
          </table:table-cell>
          <table:table-cell table:style-name="ce19" table:formula="of:=IF([.V49];[.W49]/[.V49];&quot;&quot;)">
            <text:p/>
          </table:table-cell>
          <table:table-cell table:style-name="ce26"/>
          <table:table-cell table:style-name="ce26"/>
          <table:table-cell table:style-name="ce15" table:formula="of:=IF([.Z49];[.Z49]*[.AA$11]+POWER([.AA$12]-[.Z49]*[.AA$11]; [.AA$13]);&quot;&quot;)">
            <text:p/>
          </table:table-cell>
          <table:table-cell table:style-name="ce19" table:formula="of:=IF([.Z49];[.AA49]/[.Z49];&quot;&quot;)">
            <text:p/>
          </table:table-cell>
          <table:table-cell table:style-name="ce26"/>
          <table:table-cell table:style-name="ce26"/>
          <table:table-cell table:style-name="ce15" table:formula="of:=IF([.AD49];[.AD49]*[.AE$11]+POWER([.AE$12]-[.AD49]*[.AE$11]; [.AE$13]);&quot;&quot;)">
            <text:p/>
          </table:table-cell>
          <table:table-cell table:style-name="ce19" table:formula="of:=IF([.AD49];[.AE49]/[.AD49];&quot;&quot;)">
            <text:p/>
          </table:table-cell>
          <table:table-cell table:style-name="ce26"/>
          <table:table-cell table:style-name="ce26"/>
          <table:table-cell table:style-name="ce15" table:formula="of:=IF([.AH49];[.AH49]*[.AI$11]+POWER([.AI$12]-[.AH49]*[.AI$11]; [.AI$13]);&quot;&quot;)">
            <text:p/>
          </table:table-cell>
          <table:table-cell table:style-name="ce19" table:formula="of:=IF([.AH49];[.AI49]/[.AH49];&quot;&quot;)">
            <text:p/>
          </table:table-cell>
          <table:table-cell table:style-name="ce26"/>
          <table:table-cell table:style-name="ce26"/>
          <table:table-cell table:style-name="ce15" table:formula="of:=IF([.AL49];[.AL49]*[.AM$11]+POWER([.AM$12]-[.AL49]*[.AM$11]; [.AM$13]);&quot;&quot;)">
            <text:p/>
          </table:table-cell>
          <table:table-cell table:style-name="ce19" table:formula="of:=IF([.AL49];[.AM49]/[.AL49];&quot;&quot;)">
            <text:p/>
          </table:table-cell>
          <table:table-cell table:style-name="ce26"/>
          <table:table-cell table:style-name="ce26"/>
          <table:table-cell table:style-name="ce15" table:formula="of:=IF([.AP49];[.AP49]*[.AQ$11]+POWER([.AQ$12]-[.AP49]*[.AQ$11]; [.AQ$13]);&quot;&quot;)">
            <text:p/>
          </table:table-cell>
          <table:table-cell table:style-name="ce19" table:formula="of:=IF([.AP49];[.AQ49]/[.AP49];&quot;&quot;)">
            <text:p/>
          </table:table-cell>
          <table:table-cell table:style-name="ce26"/>
          <table:table-cell table:style-name="ce26"/>
          <table:table-cell table:style-name="ce15" table:formula="of:=IF([.AT49];[.AT49]*[.AU$11]+POWER([.AU$12]-[.AT49]*[.AU$11]; [.AU$13]);&quot;&quot;)">
            <text:p/>
          </table:table-cell>
          <table:table-cell table:style-name="ce19" table:formula="of:=IF([.AT49];[.AU49]/[.AT49];&quot;&quot;)">
            <text:p/>
          </table:table-cell>
          <table:table-cell table:style-name="ce26"/>
          <table:table-cell table:style-name="ce26"/>
          <table:table-cell table:style-name="ce15" table:formula="of:=IF([.AX49];[.AX49]*[.AY$11]+POWER([.AY$12]-[.AX49]*[.AY$11]; [.AY$13]);&quot;&quot;)">
            <text:p/>
          </table:table-cell>
          <table:table-cell table:style-name="ce19" table:formula="of:=IF([.AX49];[.AY49]/[.AX49];&quot;&quot;)">
            <text:p/>
          </table:table-cell>
          <table:table-cell table:style-name="ce26"/>
          <table:table-cell table:style-name="ce26"/>
          <table:table-cell table:style-name="ce15" table:formula="of:=IF([.BB49];[.BB49]*[.BC$11]+POWER([.BC$12]-[.BB49]*[.BC$11]; [.BC$13]);&quot;&quot;)">
            <text:p/>
          </table:table-cell>
          <table:table-cell table:style-name="ce19" table:formula="of:=IF([.BB49];[.BC49]/[.BB49];&quot;&quot;)">
            <text:p/>
          </table:table-cell>
          <table:table-cell table:style-name="ce26"/>
          <table:table-cell table:style-name="ce26"/>
          <table:table-cell table:style-name="ce15" table:formula="of:=IF([.BF49];[.BF49]*[.BG$11]+POWER([.BG$12]-[.BF49]*[.BG$11]; [.BG$13]);&quot;&quot;)">
            <text:p/>
          </table:table-cell>
          <table:table-cell table:style-name="ce19" table:formula="of:=IF([.BF49];[.BG49]/[.BF49];&quot;&quot;)">
            <text:p/>
          </table:table-cell>
          <table:table-cell table:style-name="ce26"/>
          <table:table-cell table:style-name="ce26" office:value-type="float" office:value="65">
            <text:p>65</text:p>
          </table:table-cell>
          <table:table-cell table:style-name="ce15" table:formula="of:=IF([.BJ49];[.BJ49]*[.BK$11]+POWER([.BK$12]-[.BJ49]*[.BK$11]; [.BK$13]);&quot;&quot;)" office:value-type="float" office:value="163.045350187365">
            <text:p>163</text:p>
          </table:table-cell>
          <table:table-cell table:style-name="ce19" table:formula="of:=IF([.BJ49];[.BK49]/[.BJ49];&quot;&quot;)" office:value-type="float" office:value="2.50839000288254">
            <text:p>2.51</text:p>
          </table:table-cell>
          <table:table-cell table:style-name="ce26"/>
          <table:table-cell table:style-name="ce26"/>
          <table:table-cell table:style-name="ce15" table:formula="of:=IF([.BN49];[.BN49]*[.BO$11]+POWER([.BO$12]-[.BN49]*[.BO$11]; [.BO$13]);&quot;&quot;)">
            <text:p/>
          </table:table-cell>
          <table:table-cell table:style-name="ce19" table:formula="of:=IF([.BN49];[.BO49]/[.BN49];&quot;&quot;)">
            <text:p/>
          </table:table-cell>
          <table:table-cell table:style-name="ce26"/>
          <table:table-cell table:style-name="ce26"/>
          <table:table-cell table:style-name="ce15" table:formula="of:=IF([.BR49];[.BR49]*[.BS$11]+POWER([.BS$12]-[.BR49]*[.BS$11]; [.BS$13]);&quot;&quot;)">
            <text:p/>
          </table:table-cell>
          <table:table-cell table:style-name="ce19" table:formula="of:=IF([.BR49];[.BS49]/[.BR49];&quot;&quot;)">
            <text:p/>
          </table:table-cell>
          <table:table-cell table:style-name="ce26"/>
        </table:table-row>
        <table:table-row table:style-name="ro3">
          <table:table-cell/>
          <table:table-cell table:style-name="ce8" office:value-type="float" office:value="245">
            <text:p>245</text:p>
          </table:table-cell>
          <table:table-cell table:style-name="ce15" table:formula="of:=IF([.B50];[.B50]*[.C$11]+POWER([.C$12]-[.B50]*[.C$11]; [.C$13]);&quot;&quot;)" office:value-type="float" office:value="525.871998717881">
            <text:p>526</text:p>
          </table:table-cell>
          <table:table-cell table:style-name="ce19" table:formula="of:=IF([.B50];[.C50]/[.B50];&quot;&quot;)" office:value-type="float" office:value="2.14641632129747">
            <text:p>2.15</text:p>
          </table:table-cell>
          <table:table-cell table:style-name="ce26"/>
          <table:table-cell table:style-name="ce8" office:value-type="float" office:value="168">
            <text:p>168</text:p>
          </table:table-cell>
          <table:table-cell table:style-name="ce15" table:formula="of:=IF([.F50];[.F50]*[.G$11]+POWER([.G$12]-[.F50]*[.G$11]; [.G$13]);&quot;&quot;)" office:value-type="float" office:value="466.31849388343">
            <text:p>466</text:p>
          </table:table-cell>
          <table:table-cell table:style-name="ce19" table:formula="of:=IF([.F50];[.G50]/[.F50];&quot;&quot;)" office:value-type="float" office:value="2.7757053207347">
            <text:p>2.78</text:p>
          </table:table-cell>
          <table:table-cell table:style-name="ce26"/>
          <table:table-cell table:style-name="ce8" office:value-type="float" office:value="147.6">
            <text:p>148</text:p>
          </table:table-cell>
          <table:table-cell table:style-name="ce15" table:formula="of:=IF([.J50];[.J50]*[.K$11]+POWER([.K$12]-[.J50]*[.K$11]; [.K$13]);&quot;&quot;)" office:value-type="float" office:value="347.703378597981">
            <text:p>348</text:p>
          </table:table-cell>
          <table:table-cell table:style-name="ce19" table:formula="of:=IF([.J50];[.K50]/[.J50];&quot;&quot;)" office:value-type="float" office:value="2.35571394714079">
            <text:p>2.36</text:p>
          </table:table-cell>
          <table:table-cell table:style-name="ce26"/>
          <table:table-cell table:style-name="ce26"/>
          <table:table-cell table:style-name="ce15" table:formula="of:=IF([.N50];[.N50]*[.O$11]+POWER([.O$12]-[.N50]*[.O$11]; [.O$13]);&quot;&quot;)">
            <text:p/>
          </table:table-cell>
          <table:table-cell table:style-name="ce19" table:formula="of:=IF([.N50];[.O50]/[.N50];&quot;&quot;)">
            <text:p/>
          </table:table-cell>
          <table:table-cell table:style-name="ce26"/>
          <table:table-cell table:style-name="ce26"/>
          <table:table-cell table:style-name="ce15" table:formula="of:=IF([.R50];[.R50]*[.S$11]+POWER([.S$12]-[.R50]*[.S$11]; [.S$13]);&quot;&quot;)">
            <text:p/>
          </table:table-cell>
          <table:table-cell table:style-name="ce19" table:formula="of:=IF([.R50];[.S50]/[.R50];&quot;&quot;)">
            <text:p/>
          </table:table-cell>
          <table:table-cell table:style-name="ce26"/>
          <table:table-cell table:style-name="ce26"/>
          <table:table-cell table:style-name="ce15" table:formula="of:=IF([.V50];[.V50]*[.W$11]+POWER([.W$12]-[.V50]*[.W$11]; [.W$13]);&quot;&quot;)">
            <text:p/>
          </table:table-cell>
          <table:table-cell table:style-name="ce19" table:formula="of:=IF([.V50];[.W50]/[.V50];&quot;&quot;)">
            <text:p/>
          </table:table-cell>
          <table:table-cell table:style-name="ce26"/>
          <table:table-cell table:style-name="ce26"/>
          <table:table-cell table:style-name="ce15" table:formula="of:=IF([.Z50];[.Z50]*[.AA$11]+POWER([.AA$12]-[.Z50]*[.AA$11]; [.AA$13]);&quot;&quot;)">
            <text:p/>
          </table:table-cell>
          <table:table-cell table:style-name="ce19" table:formula="of:=IF([.Z50];[.AA50]/[.Z50];&quot;&quot;)">
            <text:p/>
          </table:table-cell>
          <table:table-cell table:style-name="ce26"/>
          <table:table-cell table:style-name="ce26"/>
          <table:table-cell table:style-name="ce15" table:formula="of:=IF([.AD50];[.AD50]*[.AE$11]+POWER([.AE$12]-[.AD50]*[.AE$11]; [.AE$13]);&quot;&quot;)">
            <text:p/>
          </table:table-cell>
          <table:table-cell table:style-name="ce19" table:formula="of:=IF([.AD50];[.AE50]/[.AD50];&quot;&quot;)">
            <text:p/>
          </table:table-cell>
          <table:table-cell table:style-name="ce26"/>
          <table:table-cell table:style-name="ce26"/>
          <table:table-cell table:style-name="ce15" table:formula="of:=IF([.AH50];[.AH50]*[.AI$11]+POWER([.AI$12]-[.AH50]*[.AI$11]; [.AI$13]);&quot;&quot;)">
            <text:p/>
          </table:table-cell>
          <table:table-cell table:style-name="ce19" table:formula="of:=IF([.AH50];[.AI50]/[.AH50];&quot;&quot;)">
            <text:p/>
          </table:table-cell>
          <table:table-cell table:style-name="ce26"/>
          <table:table-cell table:style-name="ce26"/>
          <table:table-cell table:style-name="ce15" table:formula="of:=IF([.AL50];[.AL50]*[.AM$11]+POWER([.AM$12]-[.AL50]*[.AM$11]; [.AM$13]);&quot;&quot;)">
            <text:p/>
          </table:table-cell>
          <table:table-cell table:style-name="ce19" table:formula="of:=IF([.AL50];[.AM50]/[.AL50];&quot;&quot;)">
            <text:p/>
          </table:table-cell>
          <table:table-cell table:style-name="ce26"/>
          <table:table-cell table:style-name="ce26"/>
          <table:table-cell table:style-name="ce15" table:formula="of:=IF([.AP50];[.AP50]*[.AQ$11]+POWER([.AQ$12]-[.AP50]*[.AQ$11]; [.AQ$13]);&quot;&quot;)">
            <text:p/>
          </table:table-cell>
          <table:table-cell table:style-name="ce19" table:formula="of:=IF([.AP50];[.AQ50]/[.AP50];&quot;&quot;)">
            <text:p/>
          </table:table-cell>
          <table:table-cell table:style-name="ce26"/>
          <table:table-cell table:style-name="ce26"/>
          <table:table-cell table:style-name="ce15" table:formula="of:=IF([.AT50];[.AT50]*[.AU$11]+POWER([.AU$12]-[.AT50]*[.AU$11]; [.AU$13]);&quot;&quot;)">
            <text:p/>
          </table:table-cell>
          <table:table-cell table:style-name="ce19" table:formula="of:=IF([.AT50];[.AU50]/[.AT50];&quot;&quot;)">
            <text:p/>
          </table:table-cell>
          <table:table-cell table:style-name="ce26"/>
          <table:table-cell table:style-name="ce26"/>
          <table:table-cell table:style-name="ce15" table:formula="of:=IF([.AX50];[.AX50]*[.AY$11]+POWER([.AY$12]-[.AX50]*[.AY$11]; [.AY$13]);&quot;&quot;)">
            <text:p/>
          </table:table-cell>
          <table:table-cell table:style-name="ce19" table:formula="of:=IF([.AX50];[.AY50]/[.AX50];&quot;&quot;)">
            <text:p/>
          </table:table-cell>
          <table:table-cell table:style-name="ce26"/>
          <table:table-cell table:style-name="ce26"/>
          <table:table-cell table:style-name="ce15" table:formula="of:=IF([.BB50];[.BB50]*[.BC$11]+POWER([.BC$12]-[.BB50]*[.BC$11]; [.BC$13]);&quot;&quot;)">
            <text:p/>
          </table:table-cell>
          <table:table-cell table:style-name="ce19" table:formula="of:=IF([.BB50];[.BC50]/[.BB50];&quot;&quot;)">
            <text:p/>
          </table:table-cell>
          <table:table-cell table:style-name="ce26"/>
          <table:table-cell table:style-name="ce26"/>
          <table:table-cell table:style-name="ce15" table:formula="of:=IF([.BF50];[.BF50]*[.BG$11]+POWER([.BG$12]-[.BF50]*[.BG$11]; [.BG$13]);&quot;&quot;)">
            <text:p/>
          </table:table-cell>
          <table:table-cell table:style-name="ce19" table:formula="of:=IF([.BF50];[.BG50]/[.BF50];&quot;&quot;)">
            <text:p/>
          </table:table-cell>
          <table:table-cell table:style-name="ce26"/>
          <table:table-cell table:style-name="ce26" office:value-type="float" office:value="63.9936">
            <text:p>64</text:p>
          </table:table-cell>
          <table:table-cell table:style-name="ce15" table:formula="of:=IF([.BJ50];[.BJ50]*[.BK$11]+POWER([.BK$12]-[.BJ50]*[.BK$11]; [.BK$13]);&quot;&quot;)" office:value-type="float" office:value="162.065774269698">
            <text:p>162</text:p>
          </table:table-cell>
          <table:table-cell table:style-name="ce19" table:formula="of:=IF([.BJ50];[.BK50]/[.BJ50];&quot;&quot;)" office:value-type="float" office:value="2.53253097606163">
            <text:p>2.53</text:p>
          </table:table-cell>
          <table:table-cell table:style-name="ce26"/>
          <table:table-cell table:style-name="ce26"/>
          <table:table-cell table:style-name="ce15" table:formula="of:=IF([.BN50];[.BN50]*[.BO$11]+POWER([.BO$12]-[.BN50]*[.BO$11]; [.BO$13]);&quot;&quot;)">
            <text:p/>
          </table:table-cell>
          <table:table-cell table:style-name="ce19" table:formula="of:=IF([.BN50];[.BO50]/[.BN50];&quot;&quot;)">
            <text:p/>
          </table:table-cell>
          <table:table-cell table:style-name="ce26"/>
          <table:table-cell table:style-name="ce26"/>
          <table:table-cell table:style-name="ce15" table:formula="of:=IF([.BR50];[.BR50]*[.BS$11]+POWER([.BS$12]-[.BR50]*[.BS$11]; [.BS$13]);&quot;&quot;)">
            <text:p/>
          </table:table-cell>
          <table:table-cell table:style-name="ce19" table:formula="of:=IF([.BR50];[.BS50]/[.BR50];&quot;&quot;)">
            <text:p/>
          </table:table-cell>
          <table:table-cell table:style-name="ce26"/>
        </table:table-row>
        <table:table-row table:style-name="ro3">
          <table:table-cell/>
          <table:table-cell table:style-name="ce8" office:value-type="float" office:value="227.5">
            <text:p>228</text:p>
          </table:table-cell>
          <table:table-cell table:style-name="ce15" table:formula="of:=IF([.B51];[.B51]*[.C$11]+POWER([.C$12]-[.B51]*[.C$11]; [.C$13]);&quot;&quot;)" office:value-type="float" office:value="520.270938379503">
            <text:p>520</text:p>
          </table:table-cell>
          <table:table-cell table:style-name="ce19" table:formula="of:=IF([.B51];[.C51]/[.B51];&quot;&quot;)" office:value-type="float" office:value="2.28690522364616">
            <text:p>2.29</text:p>
          </table:table-cell>
          <table:table-cell table:style-name="ce26"/>
          <table:table-cell table:style-name="ce8" office:value-type="float" office:value="166.542">
            <text:p>167</text:p>
          </table:table-cell>
          <table:table-cell table:style-name="ce15" table:formula="of:=IF([.F51];[.F51]*[.G$11]+POWER([.G$12]-[.F51]*[.G$11]; [.G$13]);&quot;&quot;)" office:value-type="float" office:value="465.618791331167">
            <text:p>466</text:p>
          </table:table-cell>
          <table:table-cell table:style-name="ce19" table:formula="of:=IF([.F51];[.G51]/[.F51];&quot;&quot;)" office:value-type="float" office:value="2.79580400938602">
            <text:p>2.80</text:p>
          </table:table-cell>
          <table:table-cell table:style-name="ce26"/>
          <table:table-cell table:style-name="ce8" office:value-type="float" office:value="145.6">
            <text:p>146</text:p>
          </table:table-cell>
          <table:table-cell table:style-name="ce15" table:formula="of:=IF([.J51];[.J51]*[.K$11]+POWER([.K$12]-[.J51]*[.K$11]; [.K$13]);&quot;&quot;)" office:value-type="float" office:value="346.783037804464">
            <text:p>347</text:p>
          </table:table-cell>
          <table:table-cell table:style-name="ce19" table:formula="of:=IF([.J51];[.K51]/[.J51];&quot;&quot;)" office:value-type="float" office:value="2.38175163327242">
            <text:p>2.38</text:p>
          </table:table-cell>
          <table:table-cell table:style-name="ce26"/>
          <table:table-cell table:style-name="ce26"/>
          <table:table-cell table:style-name="ce15" table:formula="of:=IF([.N51];[.N51]*[.O$11]+POWER([.O$12]-[.N51]*[.O$11]; [.O$13]);&quot;&quot;)">
            <text:p/>
          </table:table-cell>
          <table:table-cell table:style-name="ce19" table:formula="of:=IF([.N51];[.O51]/[.N51];&quot;&quot;)">
            <text:p/>
          </table:table-cell>
          <table:table-cell table:style-name="ce26"/>
          <table:table-cell table:style-name="ce26"/>
          <table:table-cell table:style-name="ce15" table:formula="of:=IF([.R51];[.R51]*[.S$11]+POWER([.S$12]-[.R51]*[.S$11]; [.S$13]);&quot;&quot;)">
            <text:p/>
          </table:table-cell>
          <table:table-cell table:style-name="ce19" table:formula="of:=IF([.R51];[.S51]/[.R51];&quot;&quot;)">
            <text:p/>
          </table:table-cell>
          <table:table-cell table:style-name="ce26"/>
          <table:table-cell table:style-name="ce26"/>
          <table:table-cell table:style-name="ce15" table:formula="of:=IF([.V51];[.V51]*[.W$11]+POWER([.W$12]-[.V51]*[.W$11]; [.W$13]);&quot;&quot;)">
            <text:p/>
          </table:table-cell>
          <table:table-cell table:style-name="ce19" table:formula="of:=IF([.V51];[.W51]/[.V51];&quot;&quot;)">
            <text:p/>
          </table:table-cell>
          <table:table-cell table:style-name="ce26"/>
          <table:table-cell table:style-name="ce26"/>
          <table:table-cell table:style-name="ce15" table:formula="of:=IF([.Z51];[.Z51]*[.AA$11]+POWER([.AA$12]-[.Z51]*[.AA$11]; [.AA$13]);&quot;&quot;)">
            <text:p/>
          </table:table-cell>
          <table:table-cell table:style-name="ce19" table:formula="of:=IF([.Z51];[.AA51]/[.Z51];&quot;&quot;)">
            <text:p/>
          </table:table-cell>
          <table:table-cell table:style-name="ce26"/>
          <table:table-cell table:style-name="ce26"/>
          <table:table-cell table:style-name="ce15" table:formula="of:=IF([.AD51];[.AD51]*[.AE$11]+POWER([.AE$12]-[.AD51]*[.AE$11]; [.AE$13]);&quot;&quot;)">
            <text:p/>
          </table:table-cell>
          <table:table-cell table:style-name="ce19" table:formula="of:=IF([.AD51];[.AE51]/[.AD51];&quot;&quot;)">
            <text:p/>
          </table:table-cell>
          <table:table-cell table:style-name="ce26"/>
          <table:table-cell table:style-name="ce26"/>
          <table:table-cell table:style-name="ce15" table:formula="of:=IF([.AH51];[.AH51]*[.AI$11]+POWER([.AI$12]-[.AH51]*[.AI$11]; [.AI$13]);&quot;&quot;)">
            <text:p/>
          </table:table-cell>
          <table:table-cell table:style-name="ce19" table:formula="of:=IF([.AH51];[.AI51]/[.AH51];&quot;&quot;)">
            <text:p/>
          </table:table-cell>
          <table:table-cell table:style-name="ce26"/>
          <table:table-cell table:style-name="ce26"/>
          <table:table-cell table:style-name="ce15" table:formula="of:=IF([.AL51];[.AL51]*[.AM$11]+POWER([.AM$12]-[.AL51]*[.AM$11]; [.AM$13]);&quot;&quot;)">
            <text:p/>
          </table:table-cell>
          <table:table-cell table:style-name="ce19" table:formula="of:=IF([.AL51];[.AM51]/[.AL51];&quot;&quot;)">
            <text:p/>
          </table:table-cell>
          <table:table-cell table:style-name="ce26"/>
          <table:table-cell table:style-name="ce26"/>
          <table:table-cell table:style-name="ce15" table:formula="of:=IF([.AP51];[.AP51]*[.AQ$11]+POWER([.AQ$12]-[.AP51]*[.AQ$11]; [.AQ$13]);&quot;&quot;)">
            <text:p/>
          </table:table-cell>
          <table:table-cell table:style-name="ce19" table:formula="of:=IF([.AP51];[.AQ51]/[.AP51];&quot;&quot;)">
            <text:p/>
          </table:table-cell>
          <table:table-cell table:style-name="ce26"/>
          <table:table-cell table:style-name="ce26"/>
          <table:table-cell table:style-name="ce15" table:formula="of:=IF([.AT51];[.AT51]*[.AU$11]+POWER([.AU$12]-[.AT51]*[.AU$11]; [.AU$13]);&quot;&quot;)">
            <text:p/>
          </table:table-cell>
          <table:table-cell table:style-name="ce19" table:formula="of:=IF([.AT51];[.AU51]/[.AT51];&quot;&quot;)">
            <text:p/>
          </table:table-cell>
          <table:table-cell table:style-name="ce26"/>
          <table:table-cell table:style-name="ce26"/>
          <table:table-cell table:style-name="ce15" table:formula="of:=IF([.AX51];[.AX51]*[.AY$11]+POWER([.AY$12]-[.AX51]*[.AY$11]; [.AY$13]);&quot;&quot;)">
            <text:p/>
          </table:table-cell>
          <table:table-cell table:style-name="ce19" table:formula="of:=IF([.AX51];[.AY51]/[.AX51];&quot;&quot;)">
            <text:p/>
          </table:table-cell>
          <table:table-cell table:style-name="ce26"/>
          <table:table-cell table:style-name="ce26"/>
          <table:table-cell table:style-name="ce15" table:formula="of:=IF([.BB51];[.BB51]*[.BC$11]+POWER([.BC$12]-[.BB51]*[.BC$11]; [.BC$13]);&quot;&quot;)">
            <text:p/>
          </table:table-cell>
          <table:table-cell table:style-name="ce19" table:formula="of:=IF([.BB51];[.BC51]/[.BB51];&quot;&quot;)">
            <text:p/>
          </table:table-cell>
          <table:table-cell table:style-name="ce26"/>
          <table:table-cell table:style-name="ce26"/>
          <table:table-cell table:style-name="ce15" table:formula="of:=IF([.BF51];[.BF51]*[.BG$11]+POWER([.BG$12]-[.BF51]*[.BG$11]; [.BG$13]);&quot;&quot;)">
            <text:p/>
          </table:table-cell>
          <table:table-cell table:style-name="ce19" table:formula="of:=IF([.BF51];[.BG51]/[.BF51];&quot;&quot;)">
            <text:p/>
          </table:table-cell>
          <table:table-cell table:style-name="ce26"/>
          <table:table-cell table:style-name="ce26" office:value-type="float" office:value="61.5924">
            <text:p>62</text:p>
          </table:table-cell>
          <table:table-cell table:style-name="ce15" table:formula="of:=IF([.BJ51];[.BJ51]*[.BK$11]+POWER([.BK$12]-[.BJ51]*[.BK$11]; [.BK$13]);&quot;&quot;)" office:value-type="float" office:value="159.722080750826">
            <text:p>160</text:p>
          </table:table-cell>
          <table:table-cell table:style-name="ce19" table:formula="of:=IF([.BJ51];[.BK51]/[.BJ51];&quot;&quot;)" office:value-type="float" office:value="2.59321086287961">
            <text:p>2.59</text:p>
          </table:table-cell>
          <table:table-cell table:style-name="ce26"/>
          <table:table-cell table:style-name="ce26"/>
          <table:table-cell table:style-name="ce15" table:formula="of:=IF([.BN51];[.BN51]*[.BO$11]+POWER([.BO$12]-[.BN51]*[.BO$11]; [.BO$13]);&quot;&quot;)">
            <text:p/>
          </table:table-cell>
          <table:table-cell table:style-name="ce19" table:formula="of:=IF([.BN51];[.BO51]/[.BN51];&quot;&quot;)">
            <text:p/>
          </table:table-cell>
          <table:table-cell table:style-name="ce26"/>
          <table:table-cell table:style-name="ce26"/>
          <table:table-cell table:style-name="ce15" table:formula="of:=IF([.BR51];[.BR51]*[.BS$11]+POWER([.BS$12]-[.BR51]*[.BS$11]; [.BS$13]);&quot;&quot;)">
            <text:p/>
          </table:table-cell>
          <table:table-cell table:style-name="ce19" table:formula="of:=IF([.BR51];[.BS51]/[.BR51];&quot;&quot;)">
            <text:p/>
          </table:table-cell>
          <table:table-cell table:style-name="ce26"/>
        </table:table-row>
        <table:table-row table:style-name="ro3">
          <table:table-cell/>
          <table:table-cell table:style-name="ce8" office:value-type="float" office:value="217.88">
            <text:p>218</text:p>
          </table:table-cell>
          <table:table-cell table:style-name="ce15" table:formula="of:=IF([.B52];[.B52]*[.C$11]+POWER([.C$12]-[.B52]*[.C$11]; [.C$13]);&quot;&quot;)" office:value-type="float" office:value="517.179928590416">
            <text:p>517</text:p>
          </table:table-cell>
          <table:table-cell table:style-name="ce19" table:formula="of:=IF([.B52];[.C52]/[.B52];&quot;&quot;)" office:value-type="float" office:value="2.3736916127704">
            <text:p>2.37</text:p>
          </table:table-cell>
          <table:table-cell table:style-name="ce26"/>
          <table:table-cell table:style-name="ce8" office:value-type="float" office:value="160">
            <text:p>160</text:p>
          </table:table-cell>
          <table:table-cell table:style-name="ce15" table:formula="of:=IF([.F52];[.F52]*[.G$11]+POWER([.G$12]-[.F52]*[.G$11]; [.G$13]);&quot;&quot;)" office:value-type="float" office:value="462.470582288073">
            <text:p>462</text:p>
          </table:table-cell>
          <table:table-cell table:style-name="ce19" table:formula="of:=IF([.F52];[.G52]/[.F52];&quot;&quot;)" office:value-type="float" office:value="2.89044113930046">
            <text:p>2.89</text:p>
          </table:table-cell>
          <table:table-cell table:style-name="ce26"/>
          <table:table-cell table:style-name="ce8" office:value-type="float" office:value="145.35">
            <text:p>145</text:p>
          </table:table-cell>
          <table:table-cell table:style-name="ce15" table:formula="of:=IF([.J52];[.J52]*[.K$11]+POWER([.K$12]-[.J52]*[.K$11]; [.K$13]);&quot;&quot;)" office:value-type="float" office:value="346.667852965715">
            <text:p>347</text:p>
          </table:table-cell>
          <table:table-cell table:style-name="ce19" table:formula="of:=IF([.J52];[.K52]/[.J52];&quot;&quot;)" office:value-type="float" office:value="2.38505574795814">
            <text:p>2.39</text:p>
          </table:table-cell>
          <table:table-cell table:style-name="ce26"/>
          <table:table-cell table:style-name="ce26"/>
          <table:table-cell table:style-name="ce15" table:formula="of:=IF([.N52];[.N52]*[.O$11]+POWER([.O$12]-[.N52]*[.O$11]; [.O$13]);&quot;&quot;)">
            <text:p/>
          </table:table-cell>
          <table:table-cell table:style-name="ce19" table:formula="of:=IF([.N52];[.O52]/[.N52];&quot;&quot;)">
            <text:p/>
          </table:table-cell>
          <table:table-cell table:style-name="ce26"/>
          <table:table-cell table:style-name="ce26"/>
          <table:table-cell table:style-name="ce15" table:formula="of:=IF([.R52];[.R52]*[.S$11]+POWER([.S$12]-[.R52]*[.S$11]; [.S$13]);&quot;&quot;)">
            <text:p/>
          </table:table-cell>
          <table:table-cell table:style-name="ce19" table:formula="of:=IF([.R52];[.S52]/[.R52];&quot;&quot;)">
            <text:p/>
          </table:table-cell>
          <table:table-cell table:style-name="ce26"/>
          <table:table-cell table:style-name="ce26"/>
          <table:table-cell table:style-name="ce15" table:formula="of:=IF([.V52];[.V52]*[.W$11]+POWER([.W$12]-[.V52]*[.W$11]; [.W$13]);&quot;&quot;)">
            <text:p/>
          </table:table-cell>
          <table:table-cell table:style-name="ce19" table:formula="of:=IF([.V52];[.W52]/[.V52];&quot;&quot;)">
            <text:p/>
          </table:table-cell>
          <table:table-cell table:style-name="ce26"/>
          <table:table-cell table:style-name="ce26"/>
          <table:table-cell table:style-name="ce15" table:formula="of:=IF([.Z52];[.Z52]*[.AA$11]+POWER([.AA$12]-[.Z52]*[.AA$11]; [.AA$13]);&quot;&quot;)">
            <text:p/>
          </table:table-cell>
          <table:table-cell table:style-name="ce19" table:formula="of:=IF([.Z52];[.AA52]/[.Z52];&quot;&quot;)">
            <text:p/>
          </table:table-cell>
          <table:table-cell table:style-name="ce26"/>
          <table:table-cell table:style-name="ce26"/>
          <table:table-cell table:style-name="ce15" table:formula="of:=IF([.AD52];[.AD52]*[.AE$11]+POWER([.AE$12]-[.AD52]*[.AE$11]; [.AE$13]);&quot;&quot;)">
            <text:p/>
          </table:table-cell>
          <table:table-cell table:style-name="ce19" table:formula="of:=IF([.AD52];[.AE52]/[.AD52];&quot;&quot;)">
            <text:p/>
          </table:table-cell>
          <table:table-cell table:style-name="ce26"/>
          <table:table-cell table:style-name="ce26"/>
          <table:table-cell table:style-name="ce15" table:formula="of:=IF([.AH52];[.AH52]*[.AI$11]+POWER([.AI$12]-[.AH52]*[.AI$11]; [.AI$13]);&quot;&quot;)">
            <text:p/>
          </table:table-cell>
          <table:table-cell table:style-name="ce19" table:formula="of:=IF([.AH52];[.AI52]/[.AH52];&quot;&quot;)">
            <text:p/>
          </table:table-cell>
          <table:table-cell table:style-name="ce26"/>
          <table:table-cell table:style-name="ce26"/>
          <table:table-cell table:style-name="ce15" table:formula="of:=IF([.AL52];[.AL52]*[.AM$11]+POWER([.AM$12]-[.AL52]*[.AM$11]; [.AM$13]);&quot;&quot;)">
            <text:p/>
          </table:table-cell>
          <table:table-cell table:style-name="ce19" table:formula="of:=IF([.AL52];[.AM52]/[.AL52];&quot;&quot;)">
            <text:p/>
          </table:table-cell>
          <table:table-cell table:style-name="ce26"/>
          <table:table-cell table:style-name="ce26"/>
          <table:table-cell table:style-name="ce15" table:formula="of:=IF([.AP52];[.AP52]*[.AQ$11]+POWER([.AQ$12]-[.AP52]*[.AQ$11]; [.AQ$13]);&quot;&quot;)">
            <text:p/>
          </table:table-cell>
          <table:table-cell table:style-name="ce19" table:formula="of:=IF([.AP52];[.AQ52]/[.AP52];&quot;&quot;)">
            <text:p/>
          </table:table-cell>
          <table:table-cell table:style-name="ce26"/>
          <table:table-cell table:style-name="ce26"/>
          <table:table-cell table:style-name="ce15" table:formula="of:=IF([.AT52];[.AT52]*[.AU$11]+POWER([.AU$12]-[.AT52]*[.AU$11]; [.AU$13]);&quot;&quot;)">
            <text:p/>
          </table:table-cell>
          <table:table-cell table:style-name="ce19" table:formula="of:=IF([.AT52];[.AU52]/[.AT52];&quot;&quot;)">
            <text:p/>
          </table:table-cell>
          <table:table-cell table:style-name="ce26"/>
          <table:table-cell table:style-name="ce26"/>
          <table:table-cell table:style-name="ce15" table:formula="of:=IF([.AX52];[.AX52]*[.AY$11]+POWER([.AY$12]-[.AX52]*[.AY$11]; [.AY$13]);&quot;&quot;)">
            <text:p/>
          </table:table-cell>
          <table:table-cell table:style-name="ce19" table:formula="of:=IF([.AX52];[.AY52]/[.AX52];&quot;&quot;)">
            <text:p/>
          </table:table-cell>
          <table:table-cell table:style-name="ce26"/>
          <table:table-cell table:style-name="ce26"/>
          <table:table-cell table:style-name="ce15" table:formula="of:=IF([.BB52];[.BB52]*[.BC$11]+POWER([.BC$12]-[.BB52]*[.BC$11]; [.BC$13]);&quot;&quot;)">
            <text:p/>
          </table:table-cell>
          <table:table-cell table:style-name="ce19" table:formula="of:=IF([.BB52];[.BC52]/[.BB52];&quot;&quot;)">
            <text:p/>
          </table:table-cell>
          <table:table-cell table:style-name="ce26"/>
          <table:table-cell table:style-name="ce26"/>
          <table:table-cell table:style-name="ce15" table:formula="of:=IF([.BF52];[.BF52]*[.BG$11]+POWER([.BG$12]-[.BF52]*[.BG$11]; [.BG$13]);&quot;&quot;)">
            <text:p/>
          </table:table-cell>
          <table:table-cell table:style-name="ce19" table:formula="of:=IF([.BF52];[.BG52]/[.BF52];&quot;&quot;)">
            <text:p/>
          </table:table-cell>
          <table:table-cell table:style-name="ce26"/>
          <table:table-cell table:style-name="ce26" office:value-type="float" office:value="59.9904">
            <text:p>60</text:p>
          </table:table-cell>
          <table:table-cell table:style-name="ce15" table:formula="of:=IF([.BJ52];[.BJ52]*[.BK$11]+POWER([.BK$12]-[.BJ52]*[.BK$11]; [.BK$13]);&quot;&quot;)" office:value-type="float" office:value="158.153500352738">
            <text:p>158</text:p>
          </table:table-cell>
          <table:table-cell table:style-name="ce19" table:formula="of:=IF([.BJ52];[.BK52]/[.BJ52];&quot;&quot;)" office:value-type="float" office:value="2.63631348270287">
            <text:p>2.64</text:p>
          </table:table-cell>
          <table:table-cell table:style-name="ce26"/>
          <table:table-cell table:style-name="ce26"/>
          <table:table-cell table:style-name="ce15" table:formula="of:=IF([.BN52];[.BN52]*[.BO$11]+POWER([.BO$12]-[.BN52]*[.BO$11]; [.BO$13]);&quot;&quot;)">
            <text:p/>
          </table:table-cell>
          <table:table-cell table:style-name="ce19" table:formula="of:=IF([.BN52];[.BO52]/[.BN52];&quot;&quot;)">
            <text:p/>
          </table:table-cell>
          <table:table-cell table:style-name="ce26"/>
          <table:table-cell table:style-name="ce26"/>
          <table:table-cell table:style-name="ce15" table:formula="of:=IF([.BR52];[.BR52]*[.BS$11]+POWER([.BS$12]-[.BR52]*[.BS$11]; [.BS$13]);&quot;&quot;)">
            <text:p/>
          </table:table-cell>
          <table:table-cell table:style-name="ce19" table:formula="of:=IF([.BR52];[.BS52]/[.BR52];&quot;&quot;)">
            <text:p/>
          </table:table-cell>
          <table:table-cell table:style-name="ce26"/>
        </table:table-row>
        <table:table-row table:style-name="ro3">
          <table:table-cell/>
          <table:table-cell/>
          <table:table-cell table:style-name="ce15" table:formula="of:=IF([.B53];[.B53]*[.C$11]+POWER([.C$12]-[.B53]*[.C$11]; [.C$13]);&quot;&quot;)">
            <text:p/>
          </table:table-cell>
          <table:table-cell table:style-name="ce19" table:formula="of:=IF([.B53];[.C53]/[.B53];&quot;&quot;)">
            <text:p/>
          </table:table-cell>
          <table:table-cell table:style-name="ce26"/>
          <table:table-cell table:style-name="ce8" office:value-type="float" office:value="149.4636">
            <text:p>149</text:p>
          </table:table-cell>
          <table:table-cell table:style-name="ce15" table:formula="of:=IF([.F53];[.F53]*[.G$11]+POWER([.G$12]-[.F53]*[.G$11]; [.G$13]);&quot;&quot;)" office:value-type="float" office:value="457.371384723184">
            <text:p>457</text:p>
          </table:table-cell>
          <table:table-cell table:style-name="ce19" table:formula="of:=IF([.F53];[.G53]/[.F53];&quot;&quot;)" office:value-type="float" office:value="3.06008543032005">
            <text:p>3.06</text:p>
          </table:table-cell>
          <table:table-cell table:style-name="ce26"/>
          <table:table-cell table:style-name="ce8" office:value-type="float" office:value="140">
            <text:p>140</text:p>
          </table:table-cell>
          <table:table-cell table:style-name="ce15" table:formula="of:=IF([.J53];[.J53]*[.K$11]+POWER([.K$12]-[.J53]*[.K$11]; [.K$13]);&quot;&quot;)" office:value-type="float" office:value="344.195485507727">
            <text:p>344</text:p>
          </table:table-cell>
          <table:table-cell table:style-name="ce19" table:formula="of:=IF([.J53];[.K53]/[.J53];&quot;&quot;)" office:value-type="float" office:value="2.45853918219805">
            <text:p>2.46</text:p>
          </table:table-cell>
          <table:table-cell table:style-name="ce26"/>
          <table:table-cell table:style-name="ce26"/>
          <table:table-cell table:style-name="ce15" table:formula="of:=IF([.N53];[.N53]*[.O$11]+POWER([.O$12]-[.N53]*[.O$11]; [.O$13]);&quot;&quot;)">
            <text:p/>
          </table:table-cell>
          <table:table-cell table:style-name="ce19" table:formula="of:=IF([.N53];[.O53]/[.N53];&quot;&quot;)">
            <text:p/>
          </table:table-cell>
          <table:table-cell table:style-name="ce26"/>
          <table:table-cell table:style-name="ce26"/>
          <table:table-cell table:style-name="ce15" table:formula="of:=IF([.R53];[.R53]*[.S$11]+POWER([.S$12]-[.R53]*[.S$11]; [.S$13]);&quot;&quot;)">
            <text:p/>
          </table:table-cell>
          <table:table-cell table:style-name="ce19" table:formula="of:=IF([.R53];[.S53]/[.R53];&quot;&quot;)">
            <text:p/>
          </table:table-cell>
          <table:table-cell table:style-name="ce26"/>
          <table:table-cell table:style-name="ce26"/>
          <table:table-cell table:style-name="ce15" table:formula="of:=IF([.V53];[.V53]*[.W$11]+POWER([.W$12]-[.V53]*[.W$11]; [.W$13]);&quot;&quot;)">
            <text:p/>
          </table:table-cell>
          <table:table-cell table:style-name="ce19" table:formula="of:=IF([.V53];[.W53]/[.V53];&quot;&quot;)">
            <text:p/>
          </table:table-cell>
          <table:table-cell table:style-name="ce26"/>
          <table:table-cell table:style-name="ce26"/>
          <table:table-cell table:style-name="ce15" table:formula="of:=IF([.Z53];[.Z53]*[.AA$11]+POWER([.AA$12]-[.Z53]*[.AA$11]; [.AA$13]);&quot;&quot;)">
            <text:p/>
          </table:table-cell>
          <table:table-cell table:style-name="ce19" table:formula="of:=IF([.Z53];[.AA53]/[.Z53];&quot;&quot;)">
            <text:p/>
          </table:table-cell>
          <table:table-cell table:style-name="ce26"/>
          <table:table-cell table:style-name="ce26"/>
          <table:table-cell table:style-name="ce15" table:formula="of:=IF([.AD53];[.AD53]*[.AE$11]+POWER([.AE$12]-[.AD53]*[.AE$11]; [.AE$13]);&quot;&quot;)">
            <text:p/>
          </table:table-cell>
          <table:table-cell table:style-name="ce19" table:formula="of:=IF([.AD53];[.AE53]/[.AD53];&quot;&quot;)">
            <text:p/>
          </table:table-cell>
          <table:table-cell table:style-name="ce26"/>
          <table:table-cell table:style-name="ce26"/>
          <table:table-cell table:style-name="ce15" table:formula="of:=IF([.AH53];[.AH53]*[.AI$11]+POWER([.AI$12]-[.AH53]*[.AI$11]; [.AI$13]);&quot;&quot;)">
            <text:p/>
          </table:table-cell>
          <table:table-cell table:style-name="ce19" table:formula="of:=IF([.AH53];[.AI53]/[.AH53];&quot;&quot;)">
            <text:p/>
          </table:table-cell>
          <table:table-cell table:style-name="ce26"/>
          <table:table-cell table:style-name="ce26"/>
          <table:table-cell table:style-name="ce15" table:formula="of:=IF([.AL53];[.AL53]*[.AM$11]+POWER([.AM$12]-[.AL53]*[.AM$11]; [.AM$13]);&quot;&quot;)">
            <text:p/>
          </table:table-cell>
          <table:table-cell table:style-name="ce19" table:formula="of:=IF([.AL53];[.AM53]/[.AL53];&quot;&quot;)">
            <text:p/>
          </table:table-cell>
          <table:table-cell table:style-name="ce26"/>
          <table:table-cell table:style-name="ce26"/>
          <table:table-cell table:style-name="ce15" table:formula="of:=IF([.AP53];[.AP53]*[.AQ$11]+POWER([.AQ$12]-[.AP53]*[.AQ$11]; [.AQ$13]);&quot;&quot;)">
            <text:p/>
          </table:table-cell>
          <table:table-cell table:style-name="ce19" table:formula="of:=IF([.AP53];[.AQ53]/[.AP53];&quot;&quot;)">
            <text:p/>
          </table:table-cell>
          <table:table-cell table:style-name="ce26"/>
          <table:table-cell table:style-name="ce26"/>
          <table:table-cell table:style-name="ce15" table:formula="of:=IF([.AT53];[.AT53]*[.AU$11]+POWER([.AU$12]-[.AT53]*[.AU$11]; [.AU$13]);&quot;&quot;)">
            <text:p/>
          </table:table-cell>
          <table:table-cell table:style-name="ce19" table:formula="of:=IF([.AT53];[.AU53]/[.AT53];&quot;&quot;)">
            <text:p/>
          </table:table-cell>
          <table:table-cell table:style-name="ce26"/>
          <table:table-cell table:style-name="ce26"/>
          <table:table-cell table:style-name="ce15" table:formula="of:=IF([.AX53];[.AX53]*[.AY$11]+POWER([.AY$12]-[.AX53]*[.AY$11]; [.AY$13]);&quot;&quot;)">
            <text:p/>
          </table:table-cell>
          <table:table-cell table:style-name="ce19" table:formula="of:=IF([.AX53];[.AY53]/[.AX53];&quot;&quot;)">
            <text:p/>
          </table:table-cell>
          <table:table-cell table:style-name="ce26"/>
          <table:table-cell table:style-name="ce26"/>
          <table:table-cell table:style-name="ce15" table:formula="of:=IF([.BB53];[.BB53]*[.BC$11]+POWER([.BC$12]-[.BB53]*[.BC$11]; [.BC$13]);&quot;&quot;)">
            <text:p/>
          </table:table-cell>
          <table:table-cell table:style-name="ce19" table:formula="of:=IF([.BB53];[.BC53]/[.BB53];&quot;&quot;)">
            <text:p/>
          </table:table-cell>
          <table:table-cell table:style-name="ce26"/>
          <table:table-cell table:style-name="ce26"/>
          <table:table-cell table:style-name="ce15" table:formula="of:=IF([.BF53];[.BF53]*[.BG$11]+POWER([.BG$12]-[.BF53]*[.BG$11]; [.BG$13]);&quot;&quot;)">
            <text:p/>
          </table:table-cell>
          <table:table-cell table:style-name="ce19" table:formula="of:=IF([.BF53];[.BG53]/[.BF53];&quot;&quot;)">
            <text:p/>
          </table:table-cell>
          <table:table-cell table:style-name="ce26"/>
          <table:table-cell table:style-name="ce26" office:value-type="float" office:value="57.7404">
            <text:p>58</text:p>
          </table:table-cell>
          <table:table-cell table:style-name="ce15" table:formula="of:=IF([.BJ53];[.BJ53]*[.BK$11]+POWER([.BK$12]-[.BJ53]*[.BK$11]; [.BK$13]);&quot;&quot;)" office:value-type="float" office:value="155.943980510808">
            <text:p>156</text:p>
          </table:table-cell>
          <table:table-cell table:style-name="ce19" table:formula="of:=IF([.BJ53];[.BK53]/[.BJ53];&quot;&quot;)" office:value-type="float" office:value="2.70077762729056">
            <text:p>2.70</text:p>
          </table:table-cell>
          <table:table-cell table:style-name="ce26"/>
          <table:table-cell table:style-name="ce26"/>
          <table:table-cell table:style-name="ce15" table:formula="of:=IF([.BN53];[.BN53]*[.BO$11]+POWER([.BO$12]-[.BN53]*[.BO$11]; [.BO$13]);&quot;&quot;)">
            <text:p/>
          </table:table-cell>
          <table:table-cell table:style-name="ce19" table:formula="of:=IF([.BN53];[.BO53]/[.BN53];&quot;&quot;)">
            <text:p/>
          </table:table-cell>
          <table:table-cell table:style-name="ce26"/>
          <table:table-cell table:style-name="ce26"/>
          <table:table-cell table:style-name="ce15" table:formula="of:=IF([.BR53];[.BR53]*[.BS$11]+POWER([.BS$12]-[.BR53]*[.BS$11]; [.BS$13]);&quot;&quot;)">
            <text:p/>
          </table:table-cell>
          <table:table-cell table:style-name="ce19" table:formula="of:=IF([.BR53];[.BS53]/[.BR53];&quot;&quot;)">
            <text:p/>
          </table:table-cell>
          <table:table-cell table:style-name="ce26"/>
        </table:table-row>
        <table:table-row table:style-name="ro3">
          <table:table-cell/>
          <table:table-cell table:style-name="ce14"/>
          <table:table-cell table:style-name="ce15" table:formula="of:=IF([.B54];[.B54]*[.C$11]+POWER([.C$12]-[.B54]*[.C$11]; [.C$13]);&quot;&quot;)">
            <text:p/>
          </table:table-cell>
          <table:table-cell table:style-name="ce19" table:formula="of:=IF([.B54];[.C54]/[.B54];&quot;&quot;)">
            <text:p/>
          </table:table-cell>
          <table:table-cell table:style-name="ce26"/>
          <table:table-cell table:style-name="ce8" office:value-type="float" office:value="145.656">
            <text:p>146</text:p>
          </table:table-cell>
          <table:table-cell table:style-name="ce15" table:formula="of:=IF([.F54];[.F54]*[.G$11]+POWER([.G$12]-[.F54]*[.G$11]; [.G$13]);&quot;&quot;)" office:value-type="float" office:value="455.520260750429">
            <text:p>456</text:p>
          </table:table-cell>
          <table:table-cell table:style-name="ce19" table:formula="of:=IF([.F54];[.G54]/[.F54];&quot;&quot;)" office:value-type="float" office:value="3.12737038467642">
            <text:p>3.13</text:p>
          </table:table-cell>
          <table:table-cell table:style-name="ce26"/>
          <table:table-cell table:style-name="ce8" office:value-type="float" office:value="137.2624">
            <text:p>137</text:p>
          </table:table-cell>
          <table:table-cell table:style-name="ce15" table:formula="of:=IF([.J54];[.J54]*[.K$11]+POWER([.K$12]-[.J54]*[.K$11]; [.K$13]);&quot;&quot;)" office:value-type="float" office:value="342.925022771319">
            <text:p>343</text:p>
          </table:table-cell>
          <table:table-cell table:style-name="ce19" table:formula="of:=IF([.J54];[.K54]/[.J54];&quot;&quot;)" office:value-type="float" office:value="2.49831725783113">
            <text:p>2.50</text:p>
          </table:table-cell>
          <table:table-cell table:style-name="ce26"/>
          <table:table-cell table:style-name="ce26"/>
          <table:table-cell table:style-name="ce15" table:formula="of:=IF([.N54];[.N54]*[.O$11]+POWER([.O$12]-[.N54]*[.O$11]; [.O$13]);&quot;&quot;)">
            <text:p/>
          </table:table-cell>
          <table:table-cell table:style-name="ce19" table:formula="of:=IF([.N54];[.O54]/[.N54];&quot;&quot;)">
            <text:p/>
          </table:table-cell>
          <table:table-cell table:style-name="ce26"/>
          <table:table-cell table:style-name="ce26"/>
          <table:table-cell table:style-name="ce15" table:formula="of:=IF([.R54];[.R54]*[.S$11]+POWER([.S$12]-[.R54]*[.S$11]; [.S$13]);&quot;&quot;)">
            <text:p/>
          </table:table-cell>
          <table:table-cell table:style-name="ce19" table:formula="of:=IF([.R54];[.S54]/[.R54];&quot;&quot;)">
            <text:p/>
          </table:table-cell>
          <table:table-cell table:style-name="ce26"/>
          <table:table-cell table:style-name="ce26"/>
          <table:table-cell table:style-name="ce15" table:formula="of:=IF([.V54];[.V54]*[.W$11]+POWER([.W$12]-[.V54]*[.W$11]; [.W$13]);&quot;&quot;)">
            <text:p/>
          </table:table-cell>
          <table:table-cell table:style-name="ce19" table:formula="of:=IF([.V54];[.W54]/[.V54];&quot;&quot;)">
            <text:p/>
          </table:table-cell>
          <table:table-cell table:style-name="ce26"/>
          <table:table-cell table:style-name="ce26"/>
          <table:table-cell table:style-name="ce15" table:formula="of:=IF([.Z54];[.Z54]*[.AA$11]+POWER([.AA$12]-[.Z54]*[.AA$11]; [.AA$13]);&quot;&quot;)">
            <text:p/>
          </table:table-cell>
          <table:table-cell table:style-name="ce19" table:formula="of:=IF([.Z54];[.AA54]/[.Z54];&quot;&quot;)">
            <text:p/>
          </table:table-cell>
          <table:table-cell table:style-name="ce26"/>
          <table:table-cell table:style-name="ce26"/>
          <table:table-cell table:style-name="ce15" table:formula="of:=IF([.AD54];[.AD54]*[.AE$11]+POWER([.AE$12]-[.AD54]*[.AE$11]; [.AE$13]);&quot;&quot;)">
            <text:p/>
          </table:table-cell>
          <table:table-cell table:style-name="ce19" table:formula="of:=IF([.AD54];[.AE54]/[.AD54];&quot;&quot;)">
            <text:p/>
          </table:table-cell>
          <table:table-cell table:style-name="ce26"/>
          <table:table-cell table:style-name="ce26"/>
          <table:table-cell table:style-name="ce15" table:formula="of:=IF([.AH54];[.AH54]*[.AI$11]+POWER([.AI$12]-[.AH54]*[.AI$11]; [.AI$13]);&quot;&quot;)">
            <text:p/>
          </table:table-cell>
          <table:table-cell table:style-name="ce19" table:formula="of:=IF([.AH54];[.AI54]/[.AH54];&quot;&quot;)">
            <text:p/>
          </table:table-cell>
          <table:table-cell table:style-name="ce26"/>
          <table:table-cell table:style-name="ce26"/>
          <table:table-cell table:style-name="ce15" table:formula="of:=IF([.AL54];[.AL54]*[.AM$11]+POWER([.AM$12]-[.AL54]*[.AM$11]; [.AM$13]);&quot;&quot;)">
            <text:p/>
          </table:table-cell>
          <table:table-cell table:style-name="ce19" table:formula="of:=IF([.AL54];[.AM54]/[.AL54];&quot;&quot;)">
            <text:p/>
          </table:table-cell>
          <table:table-cell table:style-name="ce26"/>
          <table:table-cell table:style-name="ce26"/>
          <table:table-cell table:style-name="ce15" table:formula="of:=IF([.AP54];[.AP54]*[.AQ$11]+POWER([.AQ$12]-[.AP54]*[.AQ$11]; [.AQ$13]);&quot;&quot;)">
            <text:p/>
          </table:table-cell>
          <table:table-cell table:style-name="ce19" table:formula="of:=IF([.AP54];[.AQ54]/[.AP54];&quot;&quot;)">
            <text:p/>
          </table:table-cell>
          <table:table-cell table:style-name="ce26"/>
          <table:table-cell table:style-name="ce26"/>
          <table:table-cell table:style-name="ce15" table:formula="of:=IF([.AT54];[.AT54]*[.AU$11]+POWER([.AU$12]-[.AT54]*[.AU$11]; [.AU$13]);&quot;&quot;)">
            <text:p/>
          </table:table-cell>
          <table:table-cell table:style-name="ce19" table:formula="of:=IF([.AT54];[.AU54]/[.AT54];&quot;&quot;)">
            <text:p/>
          </table:table-cell>
          <table:table-cell table:style-name="ce26"/>
          <table:table-cell table:style-name="ce26"/>
          <table:table-cell table:style-name="ce15" table:formula="of:=IF([.AX54];[.AX54]*[.AY$11]+POWER([.AY$12]-[.AX54]*[.AY$11]; [.AY$13]);&quot;&quot;)">
            <text:p/>
          </table:table-cell>
          <table:table-cell table:style-name="ce19" table:formula="of:=IF([.AX54];[.AY54]/[.AX54];&quot;&quot;)">
            <text:p/>
          </table:table-cell>
          <table:table-cell table:style-name="ce26"/>
          <table:table-cell table:style-name="ce26"/>
          <table:table-cell table:style-name="ce15" table:formula="of:=IF([.BB54];[.BB54]*[.BC$11]+POWER([.BC$12]-[.BB54]*[.BC$11]; [.BC$13]);&quot;&quot;)">
            <text:p/>
          </table:table-cell>
          <table:table-cell table:style-name="ce19" table:formula="of:=IF([.BB54];[.BC54]/[.BB54];&quot;&quot;)">
            <text:p/>
          </table:table-cell>
          <table:table-cell table:style-name="ce26"/>
          <table:table-cell table:style-name="ce26"/>
          <table:table-cell table:style-name="ce15" table:formula="of:=IF([.BF54];[.BF54]*[.BG$11]+POWER([.BG$12]-[.BF54]*[.BG$11]; [.BG$13]);&quot;&quot;)">
            <text:p/>
          </table:table-cell>
          <table:table-cell table:style-name="ce19" table:formula="of:=IF([.BF54];[.BG54]/[.BF54];&quot;&quot;)">
            <text:p/>
          </table:table-cell>
          <table:table-cell table:style-name="ce26"/>
          <table:table-cell table:style-name="ce26" office:value-type="float" office:value="57.5928">
            <text:p>58</text:p>
          </table:table-cell>
          <table:table-cell table:style-name="ce15" table:formula="of:=IF([.BJ54];[.BJ54]*[.BK$11]+POWER([.BK$12]-[.BJ54]*[.BK$11]; [.BK$13]);&quot;&quot;)" office:value-type="float" office:value="155.798778003752">
            <text:p>156</text:p>
          </table:table-cell>
          <table:table-cell table:style-name="ce19" table:formula="of:=IF([.BJ54];[.BK54]/[.BJ54];&quot;&quot;)" office:value-type="float" office:value="2.70517804315386">
            <text:p>2.71</text:p>
          </table:table-cell>
          <table:table-cell table:style-name="ce26"/>
          <table:table-cell table:style-name="ce26"/>
          <table:table-cell table:style-name="ce15" table:formula="of:=IF([.BN54];[.BN54]*[.BO$11]+POWER([.BO$12]-[.BN54]*[.BO$11]; [.BO$13]);&quot;&quot;)">
            <text:p/>
          </table:table-cell>
          <table:table-cell table:style-name="ce19" table:formula="of:=IF([.BN54];[.BO54]/[.BN54];&quot;&quot;)">
            <text:p/>
          </table:table-cell>
          <table:table-cell table:style-name="ce26"/>
          <table:table-cell table:style-name="ce26"/>
          <table:table-cell table:style-name="ce15" table:formula="of:=IF([.BR54];[.BR54]*[.BS$11]+POWER([.BS$12]-[.BR54]*[.BS$11]; [.BS$13]);&quot;&quot;)">
            <text:p/>
          </table:table-cell>
          <table:table-cell table:style-name="ce19" table:formula="of:=IF([.BR54];[.BS54]/[.BR54];&quot;&quot;)">
            <text:p/>
          </table:table-cell>
          <table:table-cell table:style-name="ce26"/>
        </table:table-row>
        <table:table-row table:style-name="ro3">
          <table:table-cell/>
          <table:table-cell table:style-name="ce14"/>
          <table:table-cell table:style-name="ce15" table:formula="of:=IF([.B55];[.B55]*[.C$11]+POWER([.C$12]-[.B55]*[.C$11]; [.C$13]);&quot;&quot;)">
            <text:p/>
          </table:table-cell>
          <table:table-cell table:style-name="ce19" table:formula="of:=IF([.B55];[.C55]/[.B55];&quot;&quot;)">
            <text:p/>
          </table:table-cell>
          <table:table-cell table:style-name="ce26"/>
          <table:table-cell table:style-name="ce8" office:value-type="float" office:value="145.656">
            <text:p>146</text:p>
          </table:table-cell>
          <table:table-cell table:style-name="ce15" table:formula="of:=IF([.F55];[.F55]*[.G$11]+POWER([.G$12]-[.F55]*[.G$11]; [.G$13]);&quot;&quot;)" office:value-type="float" office:value="455.520260750429">
            <text:p>456</text:p>
          </table:table-cell>
          <table:table-cell table:style-name="ce19" table:formula="of:=IF([.F55];[.G55]/[.F55];&quot;&quot;)" office:value-type="float" office:value="3.12737038467642">
            <text:p>3.13</text:p>
          </table:table-cell>
          <table:table-cell table:style-name="ce26"/>
          <table:table-cell table:style-name="ce8" office:value-type="float" office:value="135.3">
            <text:p>135</text:p>
          </table:table-cell>
          <table:table-cell table:style-name="ce15" table:formula="of:=IF([.J55];[.J55]*[.K$11]+POWER([.K$12]-[.J55]*[.K$11]; [.K$13]);&quot;&quot;)" office:value-type="float" office:value="342.01214677076">
            <text:p>342</text:p>
          </table:table-cell>
          <table:table-cell table:style-name="ce19" table:formula="of:=IF([.J55];[.K55]/[.J55];&quot;&quot;)" office:value-type="float" office:value="2.52780596282897">
            <text:p>2.53</text:p>
          </table:table-cell>
          <table:table-cell table:style-name="ce26"/>
          <table:table-cell table:style-name="ce26"/>
          <table:table-cell table:style-name="ce15" table:formula="of:=IF([.N55];[.N55]*[.O$11]+POWER([.O$12]-[.N55]*[.O$11]; [.O$13]);&quot;&quot;)">
            <text:p/>
          </table:table-cell>
          <table:table-cell table:style-name="ce19" table:formula="of:=IF([.N55];[.O55]/[.N55];&quot;&quot;)">
            <text:p/>
          </table:table-cell>
          <table:table-cell table:style-name="ce26"/>
          <table:table-cell table:style-name="ce26"/>
          <table:table-cell table:style-name="ce15" table:formula="of:=IF([.R55];[.R55]*[.S$11]+POWER([.S$12]-[.R55]*[.S$11]; [.S$13]);&quot;&quot;)">
            <text:p/>
          </table:table-cell>
          <table:table-cell table:style-name="ce19" table:formula="of:=IF([.R55];[.S55]/[.R55];&quot;&quot;)">
            <text:p/>
          </table:table-cell>
          <table:table-cell table:style-name="ce26"/>
          <table:table-cell table:style-name="ce26"/>
          <table:table-cell table:style-name="ce15" table:formula="of:=IF([.V55];[.V55]*[.W$11]+POWER([.W$12]-[.V55]*[.W$11]; [.W$13]);&quot;&quot;)">
            <text:p/>
          </table:table-cell>
          <table:table-cell table:style-name="ce19" table:formula="of:=IF([.V55];[.W55]/[.V55];&quot;&quot;)">
            <text:p/>
          </table:table-cell>
          <table:table-cell table:style-name="ce26"/>
          <table:table-cell table:style-name="ce26"/>
          <table:table-cell table:style-name="ce15" table:formula="of:=IF([.Z55];[.Z55]*[.AA$11]+POWER([.AA$12]-[.Z55]*[.AA$11]; [.AA$13]);&quot;&quot;)">
            <text:p/>
          </table:table-cell>
          <table:table-cell table:style-name="ce19" table:formula="of:=IF([.Z55];[.AA55]/[.Z55];&quot;&quot;)">
            <text:p/>
          </table:table-cell>
          <table:table-cell table:style-name="ce26"/>
          <table:table-cell table:style-name="ce26"/>
          <table:table-cell table:style-name="ce15" table:formula="of:=IF([.AD55];[.AD55]*[.AE$11]+POWER([.AE$12]-[.AD55]*[.AE$11]; [.AE$13]);&quot;&quot;)">
            <text:p/>
          </table:table-cell>
          <table:table-cell table:style-name="ce19" table:formula="of:=IF([.AD55];[.AE55]/[.AD55];&quot;&quot;)">
            <text:p/>
          </table:table-cell>
          <table:table-cell table:style-name="ce26"/>
          <table:table-cell table:style-name="ce26"/>
          <table:table-cell table:style-name="ce15" table:formula="of:=IF([.AH55];[.AH55]*[.AI$11]+POWER([.AI$12]-[.AH55]*[.AI$11]; [.AI$13]);&quot;&quot;)">
            <text:p/>
          </table:table-cell>
          <table:table-cell table:style-name="ce19" table:formula="of:=IF([.AH55];[.AI55]/[.AH55];&quot;&quot;)">
            <text:p/>
          </table:table-cell>
          <table:table-cell table:style-name="ce26"/>
          <table:table-cell table:style-name="ce26"/>
          <table:table-cell table:style-name="ce15" table:formula="of:=IF([.AL55];[.AL55]*[.AM$11]+POWER([.AM$12]-[.AL55]*[.AM$11]; [.AM$13]);&quot;&quot;)">
            <text:p/>
          </table:table-cell>
          <table:table-cell table:style-name="ce19" table:formula="of:=IF([.AL55];[.AM55]/[.AL55];&quot;&quot;)">
            <text:p/>
          </table:table-cell>
          <table:table-cell table:style-name="ce26"/>
          <table:table-cell table:style-name="ce26"/>
          <table:table-cell table:style-name="ce15" table:formula="of:=IF([.AP55];[.AP55]*[.AQ$11]+POWER([.AQ$12]-[.AP55]*[.AQ$11]; [.AQ$13]);&quot;&quot;)">
            <text:p/>
          </table:table-cell>
          <table:table-cell table:style-name="ce19" table:formula="of:=IF([.AP55];[.AQ55]/[.AP55];&quot;&quot;)">
            <text:p/>
          </table:table-cell>
          <table:table-cell table:style-name="ce26"/>
          <table:table-cell table:style-name="ce26"/>
          <table:table-cell table:style-name="ce15" table:formula="of:=IF([.AT55];[.AT55]*[.AU$11]+POWER([.AU$12]-[.AT55]*[.AU$11]; [.AU$13]);&quot;&quot;)">
            <text:p/>
          </table:table-cell>
          <table:table-cell table:style-name="ce19" table:formula="of:=IF([.AT55];[.AU55]/[.AT55];&quot;&quot;)">
            <text:p/>
          </table:table-cell>
          <table:table-cell table:style-name="ce26"/>
          <table:table-cell table:style-name="ce26"/>
          <table:table-cell table:style-name="ce15" table:formula="of:=IF([.AX55];[.AX55]*[.AY$11]+POWER([.AY$12]-[.AX55]*[.AY$11]; [.AY$13]);&quot;&quot;)">
            <text:p/>
          </table:table-cell>
          <table:table-cell table:style-name="ce19" table:formula="of:=IF([.AX55];[.AY55]/[.AX55];&quot;&quot;)">
            <text:p/>
          </table:table-cell>
          <table:table-cell table:style-name="ce26"/>
          <table:table-cell table:style-name="ce26"/>
          <table:table-cell table:style-name="ce15" table:formula="of:=IF([.BB55];[.BB55]*[.BC$11]+POWER([.BC$12]-[.BB55]*[.BC$11]; [.BC$13]);&quot;&quot;)">
            <text:p/>
          </table:table-cell>
          <table:table-cell table:style-name="ce19" table:formula="of:=IF([.BB55];[.BC55]/[.BB55];&quot;&quot;)">
            <text:p/>
          </table:table-cell>
          <table:table-cell table:style-name="ce26"/>
          <table:table-cell table:style-name="ce26"/>
          <table:table-cell table:style-name="ce15" table:formula="of:=IF([.BF55];[.BF55]*[.BG$11]+POWER([.BG$12]-[.BF55]*[.BG$11]; [.BG$13]);&quot;&quot;)">
            <text:p/>
          </table:table-cell>
          <table:table-cell table:style-name="ce19" table:formula="of:=IF([.BF55];[.BG55]/[.BF55];&quot;&quot;)">
            <text:p/>
          </table:table-cell>
          <table:table-cell table:style-name="ce26"/>
          <table:table-cell table:style-name="ce26" office:value-type="float" office:value="53.9892">
            <text:p>54</text:p>
          </table:table-cell>
          <table:table-cell table:style-name="ce15" table:formula="of:=IF([.BJ55];[.BJ55]*[.BK$11]+POWER([.BK$12]-[.BJ55]*[.BK$11]; [.BK$13]);&quot;&quot;)" office:value-type="float" office:value="152.244163201436">
            <text:p>152</text:p>
          </table:table-cell>
          <table:table-cell table:style-name="ce19" table:formula="of:=IF([.BJ55];[.BK55]/[.BJ55];&quot;&quot;)" office:value-type="float" office:value="2.81990033564927">
            <text:p>2.82</text:p>
          </table:table-cell>
          <table:table-cell table:style-name="ce26"/>
          <table:table-cell table:style-name="ce26"/>
          <table:table-cell table:style-name="ce15" table:formula="of:=IF([.BN55];[.BN55]*[.BO$11]+POWER([.BO$12]-[.BN55]*[.BO$11]; [.BO$13]);&quot;&quot;)">
            <text:p/>
          </table:table-cell>
          <table:table-cell table:style-name="ce19" table:formula="of:=IF([.BN55];[.BO55]/[.BN55];&quot;&quot;)">
            <text:p/>
          </table:table-cell>
          <table:table-cell table:style-name="ce26"/>
          <table:table-cell table:style-name="ce26"/>
          <table:table-cell table:style-name="ce15" table:formula="of:=IF([.BR55];[.BR55]*[.BS$11]+POWER([.BS$12]-[.BR55]*[.BS$11]; [.BS$13]);&quot;&quot;)">
            <text:p/>
          </table:table-cell>
          <table:table-cell table:style-name="ce19" table:formula="of:=IF([.BR55];[.BS55]/[.BR55];&quot;&quot;)">
            <text:p/>
          </table:table-cell>
          <table:table-cell table:style-name="ce26"/>
        </table:table-row>
        <table:table-row table:style-name="ro3">
          <table:table-cell/>
          <table:table-cell table:style-name="ce15"/>
          <table:table-cell table:style-name="ce15" table:formula="of:=IF([.B56];[.B56]*[.C$11]+POWER([.C$12]-[.B56]*[.C$11]; [.C$13]);&quot;&quot;)">
            <text:p/>
          </table:table-cell>
          <table:table-cell table:style-name="ce19" table:formula="of:=IF([.B56];[.C56]/[.B56];&quot;&quot;)">
            <text:p/>
          </table:table-cell>
          <table:table-cell table:style-name="ce26"/>
          <table:table-cell table:style-name="ce8" office:value-type="float" office:value="145.3868">
            <text:p>145</text:p>
          </table:table-cell>
          <table:table-cell table:style-name="ce15" table:formula="of:=IF([.F56];[.F56]*[.G$11]+POWER([.G$12]-[.F56]*[.G$11]; [.G$13]);&quot;&quot;)" office:value-type="float" office:value="455.389220656648">
            <text:p>455</text:p>
          </table:table-cell>
          <table:table-cell table:style-name="ce19" table:formula="of:=IF([.F56];[.G56]/[.F56];&quot;&quot;)" office:value-type="float" office:value="3.13225974198929">
            <text:p>3.13</text:p>
          </table:table-cell>
          <table:table-cell table:style-name="ce26"/>
          <table:table-cell table:style-name="ce8" office:value-type="float" office:value="132">
            <text:p>132</text:p>
          </table:table-cell>
          <table:table-cell table:style-name="ce15" table:formula="of:=IF([.J56];[.J56]*[.K$11]+POWER([.K$12]-[.J56]*[.K$11]; [.K$13]);&quot;&quot;)" office:value-type="float" office:value="340.473047857988">
            <text:p>340</text:p>
          </table:table-cell>
          <table:table-cell table:style-name="ce19" table:formula="of:=IF([.J56];[.K56]/[.J56];&quot;&quot;)" office:value-type="float" office:value="2.57934127165142">
            <text:p>2.58</text:p>
          </table:table-cell>
          <table:table-cell table:style-name="ce26"/>
          <table:table-cell table:style-name="ce26"/>
          <table:table-cell table:style-name="ce15" table:formula="of:=IF([.N56];[.N56]*[.O$11]+POWER([.O$12]-[.N56]*[.O$11]; [.O$13]);&quot;&quot;)">
            <text:p/>
          </table:table-cell>
          <table:table-cell table:style-name="ce19" table:formula="of:=IF([.N56];[.O56]/[.N56];&quot;&quot;)">
            <text:p/>
          </table:table-cell>
          <table:table-cell table:style-name="ce26"/>
          <table:table-cell table:style-name="ce26"/>
          <table:table-cell table:style-name="ce15" table:formula="of:=IF([.R56];[.R56]*[.S$11]+POWER([.S$12]-[.R56]*[.S$11]; [.S$13]);&quot;&quot;)">
            <text:p/>
          </table:table-cell>
          <table:table-cell table:style-name="ce19" table:formula="of:=IF([.R56];[.S56]/[.R56];&quot;&quot;)">
            <text:p/>
          </table:table-cell>
          <table:table-cell table:style-name="ce26"/>
          <table:table-cell table:style-name="ce26"/>
          <table:table-cell table:style-name="ce15" table:formula="of:=IF([.V56];[.V56]*[.W$11]+POWER([.W$12]-[.V56]*[.W$11]; [.W$13]);&quot;&quot;)">
            <text:p/>
          </table:table-cell>
          <table:table-cell table:style-name="ce19" table:formula="of:=IF([.V56];[.W56]/[.V56];&quot;&quot;)">
            <text:p/>
          </table:table-cell>
          <table:table-cell table:style-name="ce26"/>
          <table:table-cell table:style-name="ce26"/>
          <table:table-cell table:style-name="ce15" table:formula="of:=IF([.Z56];[.Z56]*[.AA$11]+POWER([.AA$12]-[.Z56]*[.AA$11]; [.AA$13]);&quot;&quot;)">
            <text:p/>
          </table:table-cell>
          <table:table-cell table:style-name="ce19" table:formula="of:=IF([.Z56];[.AA56]/[.Z56];&quot;&quot;)">
            <text:p/>
          </table:table-cell>
          <table:table-cell table:style-name="ce26"/>
          <table:table-cell table:style-name="ce26"/>
          <table:table-cell table:style-name="ce15" table:formula="of:=IF([.AD56];[.AD56]*[.AE$11]+POWER([.AE$12]-[.AD56]*[.AE$11]; [.AE$13]);&quot;&quot;)">
            <text:p/>
          </table:table-cell>
          <table:table-cell table:style-name="ce19" table:formula="of:=IF([.AD56];[.AE56]/[.AD56];&quot;&quot;)">
            <text:p/>
          </table:table-cell>
          <table:table-cell table:style-name="ce26"/>
          <table:table-cell table:style-name="ce26"/>
          <table:table-cell table:style-name="ce15" table:formula="of:=IF([.AH56];[.AH56]*[.AI$11]+POWER([.AI$12]-[.AH56]*[.AI$11]; [.AI$13]);&quot;&quot;)">
            <text:p/>
          </table:table-cell>
          <table:table-cell table:style-name="ce19" table:formula="of:=IF([.AH56];[.AI56]/[.AH56];&quot;&quot;)">
            <text:p/>
          </table:table-cell>
          <table:table-cell table:style-name="ce26"/>
          <table:table-cell table:style-name="ce26"/>
          <table:table-cell table:style-name="ce15" table:formula="of:=IF([.AL56];[.AL56]*[.AM$11]+POWER([.AM$12]-[.AL56]*[.AM$11]; [.AM$13]);&quot;&quot;)">
            <text:p/>
          </table:table-cell>
          <table:table-cell table:style-name="ce19" table:formula="of:=IF([.AL56];[.AM56]/[.AL56];&quot;&quot;)">
            <text:p/>
          </table:table-cell>
          <table:table-cell table:style-name="ce26"/>
          <table:table-cell table:style-name="ce26"/>
          <table:table-cell table:style-name="ce15" table:formula="of:=IF([.AP56];[.AP56]*[.AQ$11]+POWER([.AQ$12]-[.AP56]*[.AQ$11]; [.AQ$13]);&quot;&quot;)">
            <text:p/>
          </table:table-cell>
          <table:table-cell table:style-name="ce19" table:formula="of:=IF([.AP56];[.AQ56]/[.AP56];&quot;&quot;)">
            <text:p/>
          </table:table-cell>
          <table:table-cell table:style-name="ce26"/>
          <table:table-cell table:style-name="ce26"/>
          <table:table-cell table:style-name="ce15" table:formula="of:=IF([.AT56];[.AT56]*[.AU$11]+POWER([.AU$12]-[.AT56]*[.AU$11]; [.AU$13]);&quot;&quot;)">
            <text:p/>
          </table:table-cell>
          <table:table-cell table:style-name="ce19" table:formula="of:=IF([.AT56];[.AU56]/[.AT56];&quot;&quot;)">
            <text:p/>
          </table:table-cell>
          <table:table-cell table:style-name="ce26"/>
          <table:table-cell table:style-name="ce26"/>
          <table:table-cell table:style-name="ce15" table:formula="of:=IF([.AX56];[.AX56]*[.AY$11]+POWER([.AY$12]-[.AX56]*[.AY$11]; [.AY$13]);&quot;&quot;)">
            <text:p/>
          </table:table-cell>
          <table:table-cell table:style-name="ce19" table:formula="of:=IF([.AX56];[.AY56]/[.AX56];&quot;&quot;)">
            <text:p/>
          </table:table-cell>
          <table:table-cell table:style-name="ce26"/>
          <table:table-cell table:style-name="ce26"/>
          <table:table-cell table:style-name="ce15" table:formula="of:=IF([.BB56];[.BB56]*[.BC$11]+POWER([.BC$12]-[.BB56]*[.BC$11]; [.BC$13]);&quot;&quot;)">
            <text:p/>
          </table:table-cell>
          <table:table-cell table:style-name="ce19" table:formula="of:=IF([.BB56];[.BC56]/[.BB56];&quot;&quot;)">
            <text:p/>
          </table:table-cell>
          <table:table-cell table:style-name="ce26"/>
          <table:table-cell table:style-name="ce26"/>
          <table:table-cell table:style-name="ce15" table:formula="of:=IF([.BF56];[.BF56]*[.BG$11]+POWER([.BG$12]-[.BF56]*[.BG$11]; [.BG$13]);&quot;&quot;)">
            <text:p/>
          </table:table-cell>
          <table:table-cell table:style-name="ce19" table:formula="of:=IF([.BF56];[.BG56]/[.BF56];&quot;&quot;)">
            <text:p/>
          </table:table-cell>
          <table:table-cell table:style-name="ce26"/>
          <table:table-cell table:style-name="ce26" office:value-type="float" office:value="48.7404">
            <text:p>49</text:p>
          </table:table-cell>
          <table:table-cell table:style-name="ce15" table:formula="of:=IF([.BJ56];[.BJ56]*[.BK$11]+POWER([.BK$12]-[.BJ56]*[.BK$11]; [.BK$13]);&quot;&quot;)" office:value-type="float" office:value="147.035348941787">
            <text:p>147</text:p>
          </table:table-cell>
          <table:table-cell table:style-name="ce19" table:formula="of:=IF([.BJ56];[.BK56]/[.BJ56];&quot;&quot;)" office:value-type="float" office:value="3.01670378047343">
            <text:p>3.02</text:p>
          </table:table-cell>
          <table:table-cell table:style-name="ce26"/>
          <table:table-cell table:style-name="ce26"/>
          <table:table-cell table:style-name="ce15" table:formula="of:=IF([.BN56];[.BN56]*[.BO$11]+POWER([.BO$12]-[.BN56]*[.BO$11]; [.BO$13]);&quot;&quot;)">
            <text:p/>
          </table:table-cell>
          <table:table-cell table:style-name="ce19" table:formula="of:=IF([.BN56];[.BO56]/[.BN56];&quot;&quot;)">
            <text:p/>
          </table:table-cell>
          <table:table-cell table:style-name="ce26"/>
          <table:table-cell table:style-name="ce26"/>
          <table:table-cell table:style-name="ce15" table:formula="of:=IF([.BR56];[.BR56]*[.BS$11]+POWER([.BS$12]-[.BR56]*[.BS$11]; [.BS$13]);&quot;&quot;)">
            <text:p/>
          </table:table-cell>
          <table:table-cell table:style-name="ce19" table:formula="of:=IF([.BR56];[.BS56]/[.BR56];&quot;&quot;)">
            <text:p/>
          </table:table-cell>
          <table:table-cell table:style-name="ce26"/>
        </table:table-row>
        <table:table-row table:style-name="ro3">
          <table:table-cell/>
          <table:table-cell table:style-name="ce15"/>
          <table:table-cell table:style-name="ce15" table:formula="of:=IF([.B57];[.B57]*[.C$11]+POWER([.C$12]-[.B57]*[.C$11]; [.C$13]);&quot;&quot;)">
            <text:p/>
          </table:table-cell>
          <table:table-cell table:style-name="ce19" table:formula="of:=IF([.B57];[.C57]/[.B57];&quot;&quot;)">
            <text:p/>
          </table:table-cell>
          <table:table-cell table:style-name="ce26"/>
          <table:table-cell table:style-name="ce8" office:value-type="float" office:value="144.2112">
            <text:p>144</text:p>
          </table:table-cell>
          <table:table-cell table:style-name="ce15" table:formula="of:=IF([.F57];[.F57]*[.G$11]+POWER([.G$12]-[.F57]*[.G$11]; [.G$13]);&quot;&quot;)" office:value-type="float" office:value="454.816714850105">
            <text:p>455</text:p>
          </table:table-cell>
          <table:table-cell table:style-name="ce19" table:formula="of:=IF([.F57];[.G57]/[.F57];&quot;&quot;)" office:value-type="float" office:value="3.15382380044064">
            <text:p>3.15</text:p>
          </table:table-cell>
          <table:table-cell table:style-name="ce26"/>
          <table:table-cell table:style-name="ce8" office:value-type="float" office:value="132">
            <text:p>132</text:p>
          </table:table-cell>
          <table:table-cell table:style-name="ce15" table:formula="of:=IF([.J57];[.J57]*[.K$11]+POWER([.K$12]-[.J57]*[.K$11]; [.K$13]);&quot;&quot;)" office:value-type="float" office:value="340.473047857988">
            <text:p>340</text:p>
          </table:table-cell>
          <table:table-cell table:style-name="ce19" table:formula="of:=IF([.J57];[.K57]/[.J57];&quot;&quot;)" office:value-type="float" office:value="2.57934127165142">
            <text:p>2.58</text:p>
          </table:table-cell>
          <table:table-cell table:style-name="ce26"/>
          <table:table-cell table:style-name="ce26"/>
          <table:table-cell table:style-name="ce15" table:formula="of:=IF([.N57];[.N57]*[.O$11]+POWER([.O$12]-[.N57]*[.O$11]; [.O$13]);&quot;&quot;)">
            <text:p/>
          </table:table-cell>
          <table:table-cell table:style-name="ce19" table:formula="of:=IF([.N57];[.O57]/[.N57];&quot;&quot;)">
            <text:p/>
          </table:table-cell>
          <table:table-cell table:style-name="ce26"/>
          <table:table-cell table:style-name="ce26"/>
          <table:table-cell table:style-name="ce15" table:formula="of:=IF([.R57];[.R57]*[.S$11]+POWER([.S$12]-[.R57]*[.S$11]; [.S$13]);&quot;&quot;)">
            <text:p/>
          </table:table-cell>
          <table:table-cell table:style-name="ce19" table:formula="of:=IF([.R57];[.S57]/[.R57];&quot;&quot;)">
            <text:p/>
          </table:table-cell>
          <table:table-cell table:style-name="ce26"/>
          <table:table-cell table:style-name="ce26"/>
          <table:table-cell table:style-name="ce15" table:formula="of:=IF([.V57];[.V57]*[.W$11]+POWER([.W$12]-[.V57]*[.W$11]; [.W$13]);&quot;&quot;)">
            <text:p/>
          </table:table-cell>
          <table:table-cell table:style-name="ce19" table:formula="of:=IF([.V57];[.W57]/[.V57];&quot;&quot;)">
            <text:p/>
          </table:table-cell>
          <table:table-cell table:style-name="ce26"/>
          <table:table-cell table:style-name="ce26"/>
          <table:table-cell table:style-name="ce15" table:formula="of:=IF([.Z57];[.Z57]*[.AA$11]+POWER([.AA$12]-[.Z57]*[.AA$11]; [.AA$13]);&quot;&quot;)">
            <text:p/>
          </table:table-cell>
          <table:table-cell table:style-name="ce19" table:formula="of:=IF([.Z57];[.AA57]/[.Z57];&quot;&quot;)">
            <text:p/>
          </table:table-cell>
          <table:table-cell table:style-name="ce26"/>
          <table:table-cell table:style-name="ce26"/>
          <table:table-cell table:style-name="ce15" table:formula="of:=IF([.AD57];[.AD57]*[.AE$11]+POWER([.AE$12]-[.AD57]*[.AE$11]; [.AE$13]);&quot;&quot;)">
            <text:p/>
          </table:table-cell>
          <table:table-cell table:style-name="ce19" table:formula="of:=IF([.AD57];[.AE57]/[.AD57];&quot;&quot;)">
            <text:p/>
          </table:table-cell>
          <table:table-cell table:style-name="ce26"/>
          <table:table-cell table:style-name="ce26"/>
          <table:table-cell table:style-name="ce15" table:formula="of:=IF([.AH57];[.AH57]*[.AI$11]+POWER([.AI$12]-[.AH57]*[.AI$11]; [.AI$13]);&quot;&quot;)">
            <text:p/>
          </table:table-cell>
          <table:table-cell table:style-name="ce19" table:formula="of:=IF([.AH57];[.AI57]/[.AH57];&quot;&quot;)">
            <text:p/>
          </table:table-cell>
          <table:table-cell table:style-name="ce26"/>
          <table:table-cell table:style-name="ce26"/>
          <table:table-cell table:style-name="ce15" table:formula="of:=IF([.AL57];[.AL57]*[.AM$11]+POWER([.AM$12]-[.AL57]*[.AM$11]; [.AM$13]);&quot;&quot;)">
            <text:p/>
          </table:table-cell>
          <table:table-cell table:style-name="ce19" table:formula="of:=IF([.AL57];[.AM57]/[.AL57];&quot;&quot;)">
            <text:p/>
          </table:table-cell>
          <table:table-cell table:style-name="ce26"/>
          <table:table-cell table:style-name="ce26"/>
          <table:table-cell table:style-name="ce15" table:formula="of:=IF([.AP57];[.AP57]*[.AQ$11]+POWER([.AQ$12]-[.AP57]*[.AQ$11]; [.AQ$13]);&quot;&quot;)">
            <text:p/>
          </table:table-cell>
          <table:table-cell table:style-name="ce19" table:formula="of:=IF([.AP57];[.AQ57]/[.AP57];&quot;&quot;)">
            <text:p/>
          </table:table-cell>
          <table:table-cell table:style-name="ce26"/>
          <table:table-cell table:style-name="ce26"/>
          <table:table-cell table:style-name="ce15" table:formula="of:=IF([.AT57];[.AT57]*[.AU$11]+POWER([.AU$12]-[.AT57]*[.AU$11]; [.AU$13]);&quot;&quot;)">
            <text:p/>
          </table:table-cell>
          <table:table-cell table:style-name="ce19" table:formula="of:=IF([.AT57];[.AU57]/[.AT57];&quot;&quot;)">
            <text:p/>
          </table:table-cell>
          <table:table-cell table:style-name="ce26"/>
          <table:table-cell table:style-name="ce26"/>
          <table:table-cell table:style-name="ce15" table:formula="of:=IF([.AX57];[.AX57]*[.AY$11]+POWER([.AY$12]-[.AX57]*[.AY$11]; [.AY$13]);&quot;&quot;)">
            <text:p/>
          </table:table-cell>
          <table:table-cell table:style-name="ce19" table:formula="of:=IF([.AX57];[.AY57]/[.AX57];&quot;&quot;)">
            <text:p/>
          </table:table-cell>
          <table:table-cell table:style-name="ce26"/>
          <table:table-cell table:style-name="ce26"/>
          <table:table-cell table:style-name="ce15" table:formula="of:=IF([.BB57];[.BB57]*[.BC$11]+POWER([.BC$12]-[.BB57]*[.BC$11]; [.BC$13]);&quot;&quot;)">
            <text:p/>
          </table:table-cell>
          <table:table-cell table:style-name="ce19" table:formula="of:=IF([.BB57];[.BC57]/[.BB57];&quot;&quot;)">
            <text:p/>
          </table:table-cell>
          <table:table-cell table:style-name="ce26"/>
          <table:table-cell table:style-name="ce26"/>
          <table:table-cell table:style-name="ce15" table:formula="of:=IF([.BF57];[.BF57]*[.BG$11]+POWER([.BG$12]-[.BF57]*[.BG$11]; [.BG$13]);&quot;&quot;)">
            <text:p/>
          </table:table-cell>
          <table:table-cell table:style-name="ce19" table:formula="of:=IF([.BF57];[.BG57]/[.BF57];&quot;&quot;)">
            <text:p/>
          </table:table-cell>
          <table:table-cell table:style-name="ce26"/>
          <table:table-cell table:style-name="ce26"/>
          <table:table-cell table:style-name="ce15" table:formula="of:=IF([.BJ57];[.BJ57]*[.BK$11]+POWER([.BK$12]-[.BJ57]*[.BK$11]; [.BK$13]);&quot;&quot;)">
            <text:p/>
          </table:table-cell>
          <table:table-cell table:style-name="ce19" table:formula="of:=IF([.BJ57];[.BK57]/[.BJ57];&quot;&quot;)">
            <text:p/>
          </table:table-cell>
          <table:table-cell table:style-name="ce26"/>
          <table:table-cell table:style-name="ce26"/>
          <table:table-cell table:style-name="ce15" table:formula="of:=IF([.BN57];[.BN57]*[.BO$11]+POWER([.BO$12]-[.BN57]*[.BO$11]; [.BO$13]);&quot;&quot;)">
            <text:p/>
          </table:table-cell>
          <table:table-cell table:style-name="ce19" table:formula="of:=IF([.BN57];[.BO57]/[.BN57];&quot;&quot;)">
            <text:p/>
          </table:table-cell>
          <table:table-cell table:style-name="ce26"/>
          <table:table-cell table:style-name="ce26"/>
          <table:table-cell table:style-name="ce15" table:formula="of:=IF([.BR57];[.BR57]*[.BS$11]+POWER([.BS$12]-[.BR57]*[.BS$11]; [.BS$13]);&quot;&quot;)">
            <text:p/>
          </table:table-cell>
          <table:table-cell table:style-name="ce19" table:formula="of:=IF([.BR57];[.BS57]/[.BR57];&quot;&quot;)">
            <text:p/>
          </table:table-cell>
          <table:table-cell table:style-name="ce26"/>
        </table:table-row>
        <table:table-row table:style-name="ro3">
          <table:table-cell/>
          <table:table-cell table:style-name="ce15"/>
          <table:table-cell table:style-name="ce15" table:formula="of:=IF([.B58];[.B58]*[.C$11]+POWER([.C$12]-[.B58]*[.C$11]; [.C$13]);&quot;&quot;)">
            <text:p/>
          </table:table-cell>
          <table:table-cell table:style-name="ce19" table:formula="of:=IF([.B58];[.C58]/[.B58];&quot;&quot;)">
            <text:p/>
          </table:table-cell>
          <table:table-cell table:style-name="ce26"/>
          <table:table-cell table:style-name="ce8" office:value-type="float" office:value="140.4">
            <text:p>140</text:p>
          </table:table-cell>
          <table:table-cell table:style-name="ce15" table:formula="of:=IF([.F58];[.F58]*[.G$11]+POWER([.G$12]-[.F58]*[.G$11]; [.G$13]);&quot;&quot;)" office:value-type="float" office:value="452.957903749746">
            <text:p>453</text:p>
          </table:table-cell>
          <table:table-cell table:style-name="ce19" table:formula="of:=IF([.F58];[.G58]/[.F58];&quot;&quot;)" office:value-type="float" office:value="3.22619589565346">
            <text:p>3.23</text:p>
          </table:table-cell>
          <table:table-cell table:style-name="ce26"/>
          <table:table-cell table:style-name="ce8" office:value-type="float" office:value="130.456">
            <text:p>130</text:p>
          </table:table-cell>
          <table:table-cell table:style-name="ce15" table:formula="of:=IF([.J58];[.J58]*[.K$11]+POWER([.K$12]-[.J58]*[.K$11]; [.K$13]);&quot;&quot;)" office:value-type="float" office:value="339.751246971581">
            <text:p>340</text:p>
          </table:table-cell>
          <table:table-cell table:style-name="ce19" table:formula="of:=IF([.J58];[.K58]/[.J58];&quot;&quot;)" office:value-type="float" office:value="2.60433592147223">
            <text:p>2.60</text:p>
          </table:table-cell>
          <table:table-cell table:style-name="ce26"/>
          <table:table-cell table:style-name="ce26"/>
          <table:table-cell table:style-name="ce15" table:formula="of:=IF([.N58];[.N58]*[.O$11]+POWER([.O$12]-[.N58]*[.O$11]; [.O$13]);&quot;&quot;)">
            <text:p/>
          </table:table-cell>
          <table:table-cell table:style-name="ce19" table:formula="of:=IF([.N58];[.O58]/[.N58];&quot;&quot;)">
            <text:p/>
          </table:table-cell>
          <table:table-cell table:style-name="ce26"/>
          <table:table-cell table:style-name="ce26"/>
          <table:table-cell table:style-name="ce15" table:formula="of:=IF([.R58];[.R58]*[.S$11]+POWER([.S$12]-[.R58]*[.S$11]; [.S$13]);&quot;&quot;)">
            <text:p/>
          </table:table-cell>
          <table:table-cell table:style-name="ce19" table:formula="of:=IF([.R58];[.S58]/[.R58];&quot;&quot;)">
            <text:p/>
          </table:table-cell>
          <table:table-cell table:style-name="ce26"/>
          <table:table-cell table:style-name="ce26"/>
          <table:table-cell table:style-name="ce15" table:formula="of:=IF([.V58];[.V58]*[.W$11]+POWER([.W$12]-[.V58]*[.W$11]; [.W$13]);&quot;&quot;)">
            <text:p/>
          </table:table-cell>
          <table:table-cell table:style-name="ce19" table:formula="of:=IF([.V58];[.W58]/[.V58];&quot;&quot;)">
            <text:p/>
          </table:table-cell>
          <table:table-cell table:style-name="ce26"/>
          <table:table-cell table:style-name="ce26"/>
          <table:table-cell table:style-name="ce15" table:formula="of:=IF([.Z58];[.Z58]*[.AA$11]+POWER([.AA$12]-[.Z58]*[.AA$11]; [.AA$13]);&quot;&quot;)">
            <text:p/>
          </table:table-cell>
          <table:table-cell table:style-name="ce19" table:formula="of:=IF([.Z58];[.AA58]/[.Z58];&quot;&quot;)">
            <text:p/>
          </table:table-cell>
          <table:table-cell table:style-name="ce26"/>
          <table:table-cell table:style-name="ce26"/>
          <table:table-cell table:style-name="ce15" table:formula="of:=IF([.AD58];[.AD58]*[.AE$11]+POWER([.AE$12]-[.AD58]*[.AE$11]; [.AE$13]);&quot;&quot;)">
            <text:p/>
          </table:table-cell>
          <table:table-cell table:style-name="ce19" table:formula="of:=IF([.AD58];[.AE58]/[.AD58];&quot;&quot;)">
            <text:p/>
          </table:table-cell>
          <table:table-cell table:style-name="ce26"/>
          <table:table-cell table:style-name="ce26"/>
          <table:table-cell table:style-name="ce15" table:formula="of:=IF([.AH58];[.AH58]*[.AI$11]+POWER([.AI$12]-[.AH58]*[.AI$11]; [.AI$13]);&quot;&quot;)">
            <text:p/>
          </table:table-cell>
          <table:table-cell table:style-name="ce19" table:formula="of:=IF([.AH58];[.AI58]/[.AH58];&quot;&quot;)">
            <text:p/>
          </table:table-cell>
          <table:table-cell table:style-name="ce26"/>
          <table:table-cell table:style-name="ce26"/>
          <table:table-cell table:style-name="ce15" table:formula="of:=IF([.AL58];[.AL58]*[.AM$11]+POWER([.AM$12]-[.AL58]*[.AM$11]; [.AM$13]);&quot;&quot;)">
            <text:p/>
          </table:table-cell>
          <table:table-cell table:style-name="ce19" table:formula="of:=IF([.AL58];[.AM58]/[.AL58];&quot;&quot;)">
            <text:p/>
          </table:table-cell>
          <table:table-cell table:style-name="ce26"/>
          <table:table-cell table:style-name="ce26"/>
          <table:table-cell table:style-name="ce15" table:formula="of:=IF([.AP58];[.AP58]*[.AQ$11]+POWER([.AQ$12]-[.AP58]*[.AQ$11]; [.AQ$13]);&quot;&quot;)">
            <text:p/>
          </table:table-cell>
          <table:table-cell table:style-name="ce19" table:formula="of:=IF([.AP58];[.AQ58]/[.AP58];&quot;&quot;)">
            <text:p/>
          </table:table-cell>
          <table:table-cell table:style-name="ce26"/>
          <table:table-cell table:style-name="ce26"/>
          <table:table-cell table:style-name="ce15" table:formula="of:=IF([.AT58];[.AT58]*[.AU$11]+POWER([.AU$12]-[.AT58]*[.AU$11]; [.AU$13]);&quot;&quot;)">
            <text:p/>
          </table:table-cell>
          <table:table-cell table:style-name="ce19" table:formula="of:=IF([.AT58];[.AU58]/[.AT58];&quot;&quot;)">
            <text:p/>
          </table:table-cell>
          <table:table-cell table:style-name="ce26"/>
          <table:table-cell table:style-name="ce26"/>
          <table:table-cell table:style-name="ce15" table:formula="of:=IF([.AX58];[.AX58]*[.AY$11]+POWER([.AY$12]-[.AX58]*[.AY$11]; [.AY$13]);&quot;&quot;)">
            <text:p/>
          </table:table-cell>
          <table:table-cell table:style-name="ce19" table:formula="of:=IF([.AX58];[.AY58]/[.AX58];&quot;&quot;)">
            <text:p/>
          </table:table-cell>
          <table:table-cell table:style-name="ce26"/>
          <table:table-cell table:style-name="ce26"/>
          <table:table-cell table:style-name="ce15" table:formula="of:=IF([.BB58];[.BB58]*[.BC$11]+POWER([.BC$12]-[.BB58]*[.BC$11]; [.BC$13]);&quot;&quot;)">
            <text:p/>
          </table:table-cell>
          <table:table-cell table:style-name="ce19" table:formula="of:=IF([.BB58];[.BC58]/[.BB58];&quot;&quot;)">
            <text:p/>
          </table:table-cell>
          <table:table-cell table:style-name="ce26"/>
          <table:table-cell table:style-name="ce26"/>
          <table:table-cell table:style-name="ce15" table:formula="of:=IF([.BF58];[.BF58]*[.BG$11]+POWER([.BG$12]-[.BF58]*[.BG$11]; [.BG$13]);&quot;&quot;)">
            <text:p/>
          </table:table-cell>
          <table:table-cell table:style-name="ce19" table:formula="of:=IF([.BF58];[.BG58]/[.BF58];&quot;&quot;)">
            <text:p/>
          </table:table-cell>
          <table:table-cell table:style-name="ce26"/>
          <table:table-cell table:style-name="ce26"/>
          <table:table-cell table:style-name="ce15" table:formula="of:=IF([.BJ58];[.BJ58]*[.BK$11]+POWER([.BK$12]-[.BJ58]*[.BK$11]; [.BK$13]);&quot;&quot;)">
            <text:p/>
          </table:table-cell>
          <table:table-cell table:style-name="ce19" table:formula="of:=IF([.BJ58];[.BK58]/[.BJ58];&quot;&quot;)">
            <text:p/>
          </table:table-cell>
          <table:table-cell table:style-name="ce26"/>
          <table:table-cell table:style-name="ce26"/>
          <table:table-cell table:style-name="ce15" table:formula="of:=IF([.BN58];[.BN58]*[.BO$11]+POWER([.BO$12]-[.BN58]*[.BO$11]; [.BO$13]);&quot;&quot;)">
            <text:p/>
          </table:table-cell>
          <table:table-cell table:style-name="ce19" table:formula="of:=IF([.BN58];[.BO58]/[.BN58];&quot;&quot;)">
            <text:p/>
          </table:table-cell>
          <table:table-cell table:style-name="ce26"/>
          <table:table-cell table:style-name="ce26"/>
          <table:table-cell table:style-name="ce15" table:formula="of:=IF([.BR58];[.BR58]*[.BS$11]+POWER([.BS$12]-[.BR58]*[.BS$11]; [.BS$13]);&quot;&quot;)">
            <text:p/>
          </table:table-cell>
          <table:table-cell table:style-name="ce19" table:formula="of:=IF([.BR58];[.BS58]/[.BR58];&quot;&quot;)">
            <text:p/>
          </table:table-cell>
          <table:table-cell table:style-name="ce26"/>
        </table:table-row>
        <table:table-row table:style-name="ro3">
          <table:table-cell/>
          <table:table-cell table:style-name="ce15"/>
          <table:table-cell table:style-name="ce15" table:formula="of:=IF([.B59];[.B59]*[.C$11]+POWER([.C$12]-[.B59]*[.C$11]; [.C$13]);&quot;&quot;)">
            <text:p/>
          </table:table-cell>
          <table:table-cell table:style-name="ce19" table:formula="of:=IF([.B59];[.C59]/[.B59];&quot;&quot;)">
            <text:p/>
          </table:table-cell>
          <table:table-cell table:style-name="ce26"/>
          <table:table-cell table:style-name="ce8" office:value-type="float" office:value="135.876">
            <text:p>136</text:p>
          </table:table-cell>
          <table:table-cell table:style-name="ce15" table:formula="of:=IF([.F59];[.F59]*[.G$11]+POWER([.G$12]-[.F59]*[.G$11]; [.G$13]);&quot;&quot;)" office:value-type="float" office:value="450.745990945">
            <text:p>451</text:p>
          </table:table-cell>
          <table:table-cell table:style-name="ce19" table:formula="of:=IF([.F59];[.G59]/[.F59];&quot;&quot;)" office:value-type="float" office:value="3.31733338444611">
            <text:p>3.32</text:p>
          </table:table-cell>
          <table:table-cell table:style-name="ce26"/>
          <table:table-cell table:style-name="ce8" office:value-type="float" office:value="126">
            <text:p>126</text:p>
          </table:table-cell>
          <table:table-cell table:style-name="ce15" table:formula="of:=IF([.J59];[.J59]*[.K$11]+POWER([.K$12]-[.J59]*[.K$11]; [.K$13]);&quot;&quot;)" office:value-type="float" office:value="337.662227850872">
            <text:p>338</text:p>
          </table:table-cell>
          <table:table-cell table:style-name="ce19" table:formula="of:=IF([.J59];[.K59]/[.J59];&quot;&quot;)" office:value-type="float" office:value="2.6798589511974">
            <text:p>2.68</text:p>
          </table:table-cell>
          <table:table-cell table:style-name="ce26"/>
          <table:table-cell table:style-name="ce26"/>
          <table:table-cell table:style-name="ce15" table:formula="of:=IF([.N59];[.N59]*[.O$11]+POWER([.O$12]-[.N59]*[.O$11]; [.O$13]);&quot;&quot;)">
            <text:p/>
          </table:table-cell>
          <table:table-cell table:style-name="ce19" table:formula="of:=IF([.N59];[.O59]/[.N59];&quot;&quot;)">
            <text:p/>
          </table:table-cell>
          <table:table-cell table:style-name="ce26"/>
          <table:table-cell table:style-name="ce26"/>
          <table:table-cell table:style-name="ce15" table:formula="of:=IF([.R59];[.R59]*[.S$11]+POWER([.S$12]-[.R59]*[.S$11]; [.S$13]);&quot;&quot;)">
            <text:p/>
          </table:table-cell>
          <table:table-cell table:style-name="ce19" table:formula="of:=IF([.R59];[.S59]/[.R59];&quot;&quot;)">
            <text:p/>
          </table:table-cell>
          <table:table-cell table:style-name="ce26"/>
          <table:table-cell table:style-name="ce26"/>
          <table:table-cell table:style-name="ce15" table:formula="of:=IF([.V59];[.V59]*[.W$11]+POWER([.W$12]-[.V59]*[.W$11]; [.W$13]);&quot;&quot;)">
            <text:p/>
          </table:table-cell>
          <table:table-cell table:style-name="ce19" table:formula="of:=IF([.V59];[.W59]/[.V59];&quot;&quot;)">
            <text:p/>
          </table:table-cell>
          <table:table-cell table:style-name="ce26"/>
          <table:table-cell table:style-name="ce26"/>
          <table:table-cell table:style-name="ce15" table:formula="of:=IF([.Z59];[.Z59]*[.AA$11]+POWER([.AA$12]-[.Z59]*[.AA$11]; [.AA$13]);&quot;&quot;)">
            <text:p/>
          </table:table-cell>
          <table:table-cell table:style-name="ce19" table:formula="of:=IF([.Z59];[.AA59]/[.Z59];&quot;&quot;)">
            <text:p/>
          </table:table-cell>
          <table:table-cell table:style-name="ce26"/>
          <table:table-cell table:style-name="ce26"/>
          <table:table-cell table:style-name="ce15" table:formula="of:=IF([.AD59];[.AD59]*[.AE$11]+POWER([.AE$12]-[.AD59]*[.AE$11]; [.AE$13]);&quot;&quot;)">
            <text:p/>
          </table:table-cell>
          <table:table-cell table:style-name="ce19" table:formula="of:=IF([.AD59];[.AE59]/[.AD59];&quot;&quot;)">
            <text:p/>
          </table:table-cell>
          <table:table-cell table:style-name="ce26"/>
          <table:table-cell table:style-name="ce26"/>
          <table:table-cell table:style-name="ce15" table:formula="of:=IF([.AH59];[.AH59]*[.AI$11]+POWER([.AI$12]-[.AH59]*[.AI$11]; [.AI$13]);&quot;&quot;)">
            <text:p/>
          </table:table-cell>
          <table:table-cell table:style-name="ce19" table:formula="of:=IF([.AH59];[.AI59]/[.AH59];&quot;&quot;)">
            <text:p/>
          </table:table-cell>
          <table:table-cell table:style-name="ce26"/>
          <table:table-cell table:style-name="ce26"/>
          <table:table-cell table:style-name="ce15" table:formula="of:=IF([.AL59];[.AL59]*[.AM$11]+POWER([.AM$12]-[.AL59]*[.AM$11]; [.AM$13]);&quot;&quot;)">
            <text:p/>
          </table:table-cell>
          <table:table-cell table:style-name="ce19" table:formula="of:=IF([.AL59];[.AM59]/[.AL59];&quot;&quot;)">
            <text:p/>
          </table:table-cell>
          <table:table-cell table:style-name="ce26"/>
          <table:table-cell table:style-name="ce26"/>
          <table:table-cell table:style-name="ce15" table:formula="of:=IF([.AP59];[.AP59]*[.AQ$11]+POWER([.AQ$12]-[.AP59]*[.AQ$11]; [.AQ$13]);&quot;&quot;)">
            <text:p/>
          </table:table-cell>
          <table:table-cell table:style-name="ce19" table:formula="of:=IF([.AP59];[.AQ59]/[.AP59];&quot;&quot;)">
            <text:p/>
          </table:table-cell>
          <table:table-cell table:style-name="ce26"/>
          <table:table-cell table:style-name="ce26"/>
          <table:table-cell table:style-name="ce15" table:formula="of:=IF([.AT59];[.AT59]*[.AU$11]+POWER([.AU$12]-[.AT59]*[.AU$11]; [.AU$13]);&quot;&quot;)">
            <text:p/>
          </table:table-cell>
          <table:table-cell table:style-name="ce19" table:formula="of:=IF([.AT59];[.AU59]/[.AT59];&quot;&quot;)">
            <text:p/>
          </table:table-cell>
          <table:table-cell table:style-name="ce26"/>
          <table:table-cell table:style-name="ce26"/>
          <table:table-cell table:style-name="ce15" table:formula="of:=IF([.AX59];[.AX59]*[.AY$11]+POWER([.AY$12]-[.AX59]*[.AY$11]; [.AY$13]);&quot;&quot;)">
            <text:p/>
          </table:table-cell>
          <table:table-cell table:style-name="ce19" table:formula="of:=IF([.AX59];[.AY59]/[.AX59];&quot;&quot;)">
            <text:p/>
          </table:table-cell>
          <table:table-cell table:style-name="ce26"/>
          <table:table-cell table:style-name="ce26"/>
          <table:table-cell table:style-name="ce15" table:formula="of:=IF([.BB59];[.BB59]*[.BC$11]+POWER([.BC$12]-[.BB59]*[.BC$11]; [.BC$13]);&quot;&quot;)">
            <text:p/>
          </table:table-cell>
          <table:table-cell table:style-name="ce19" table:formula="of:=IF([.BB59];[.BC59]/[.BB59];&quot;&quot;)">
            <text:p/>
          </table:table-cell>
          <table:table-cell table:style-name="ce26"/>
          <table:table-cell table:style-name="ce26"/>
          <table:table-cell table:style-name="ce15" table:formula="of:=IF([.BF59];[.BF59]*[.BG$11]+POWER([.BG$12]-[.BF59]*[.BG$11]; [.BG$13]);&quot;&quot;)">
            <text:p/>
          </table:table-cell>
          <table:table-cell table:style-name="ce19" table:formula="of:=IF([.BF59];[.BG59]/[.BF59];&quot;&quot;)">
            <text:p/>
          </table:table-cell>
          <table:table-cell table:style-name="ce26"/>
          <table:table-cell table:style-name="ce26"/>
          <table:table-cell table:style-name="ce15" table:formula="of:=IF([.BJ59];[.BJ59]*[.BK$11]+POWER([.BK$12]-[.BJ59]*[.BK$11]; [.BK$13]);&quot;&quot;)">
            <text:p/>
          </table:table-cell>
          <table:table-cell table:style-name="ce19" table:formula="of:=IF([.BJ59];[.BK59]/[.BJ59];&quot;&quot;)">
            <text:p/>
          </table:table-cell>
          <table:table-cell table:style-name="ce26"/>
          <table:table-cell table:style-name="ce26"/>
          <table:table-cell table:style-name="ce15" table:formula="of:=IF([.BN59];[.BN59]*[.BO$11]+POWER([.BO$12]-[.BN59]*[.BO$11]; [.BO$13]);&quot;&quot;)">
            <text:p/>
          </table:table-cell>
          <table:table-cell table:style-name="ce19" table:formula="of:=IF([.BN59];[.BO59]/[.BN59];&quot;&quot;)">
            <text:p/>
          </table:table-cell>
          <table:table-cell table:style-name="ce26"/>
          <table:table-cell table:style-name="ce26"/>
          <table:table-cell table:style-name="ce15" table:formula="of:=IF([.BR59];[.BR59]*[.BS$11]+POWER([.BS$12]-[.BR59]*[.BS$11]; [.BS$13]);&quot;&quot;)">
            <text:p/>
          </table:table-cell>
          <table:table-cell table:style-name="ce19" table:formula="of:=IF([.BR59];[.BS59]/[.BR59];&quot;&quot;)">
            <text:p/>
          </table:table-cell>
          <table:table-cell table:style-name="ce26"/>
        </table:table-row>
        <table:table-row table:style-name="ro3">
          <table:table-cell/>
          <table:table-cell table:style-name="ce15"/>
          <table:table-cell table:style-name="ce15" table:formula="of:=IF([.B60];[.B60]*[.C$11]+POWER([.C$12]-[.B60]*[.C$11]; [.C$13]);&quot;&quot;)">
            <text:p/>
          </table:table-cell>
          <table:table-cell table:style-name="ce19" table:formula="of:=IF([.B60];[.C60]/[.B60];&quot;&quot;)">
            <text:p/>
          </table:table-cell>
          <table:table-cell table:style-name="ce26"/>
          <table:table-cell table:style-name="ce8" office:value-type="float" office:value="135.876">
            <text:p>136</text:p>
          </table:table-cell>
          <table:table-cell table:style-name="ce15" table:formula="of:=IF([.F60];[.F60]*[.G$11]+POWER([.G$12]-[.F60]*[.G$11]; [.G$13]);&quot;&quot;)" office:value-type="float" office:value="450.745990945">
            <text:p>451</text:p>
          </table:table-cell>
          <table:table-cell table:style-name="ce19" table:formula="of:=IF([.F60];[.G60]/[.F60];&quot;&quot;)" office:value-type="float" office:value="3.31733338444611">
            <text:p>3.32</text:p>
          </table:table-cell>
          <table:table-cell table:style-name="ce26"/>
          <table:table-cell table:style-name="ce8" office:value-type="float" office:value="123">
            <text:p>123</text:p>
          </table:table-cell>
          <table:table-cell table:style-name="ce15" table:formula="of:=IF([.J60];[.J60]*[.K$11]+POWER([.K$12]-[.J60]*[.K$11]; [.K$13]);&quot;&quot;)" office:value-type="float" office:value="336.250976713161">
            <text:p>336</text:p>
          </table:table-cell>
          <table:table-cell table:style-name="ce19" table:formula="of:=IF([.J60];[.K60]/[.J60];&quot;&quot;)" office:value-type="float" office:value="2.73374777815578">
            <text:p>2.73</text:p>
          </table:table-cell>
          <table:table-cell table:style-name="ce26"/>
          <table:table-cell table:style-name="ce26"/>
          <table:table-cell table:style-name="ce15" table:formula="of:=IF([.N60];[.N60]*[.O$11]+POWER([.O$12]-[.N60]*[.O$11]; [.O$13]);&quot;&quot;)">
            <text:p/>
          </table:table-cell>
          <table:table-cell table:style-name="ce19" table:formula="of:=IF([.N60];[.O60]/[.N60];&quot;&quot;)">
            <text:p/>
          </table:table-cell>
          <table:table-cell table:style-name="ce26"/>
          <table:table-cell table:style-name="ce26"/>
          <table:table-cell table:style-name="ce15" table:formula="of:=IF([.R60];[.R60]*[.S$11]+POWER([.S$12]-[.R60]*[.S$11]; [.S$13]);&quot;&quot;)">
            <text:p/>
          </table:table-cell>
          <table:table-cell table:style-name="ce19" table:formula="of:=IF([.R60];[.S60]/[.R60];&quot;&quot;)">
            <text:p/>
          </table:table-cell>
          <table:table-cell table:style-name="ce26"/>
          <table:table-cell table:style-name="ce26"/>
          <table:table-cell table:style-name="ce15" table:formula="of:=IF([.V60];[.V60]*[.W$11]+POWER([.W$12]-[.V60]*[.W$11]; [.W$13]);&quot;&quot;)">
            <text:p/>
          </table:table-cell>
          <table:table-cell table:style-name="ce19" table:formula="of:=IF([.V60];[.W60]/[.V60];&quot;&quot;)">
            <text:p/>
          </table:table-cell>
          <table:table-cell table:style-name="ce26"/>
          <table:table-cell table:style-name="ce26"/>
          <table:table-cell table:style-name="ce15" table:formula="of:=IF([.Z60];[.Z60]*[.AA$11]+POWER([.AA$12]-[.Z60]*[.AA$11]; [.AA$13]);&quot;&quot;)">
            <text:p/>
          </table:table-cell>
          <table:table-cell table:style-name="ce19" table:formula="of:=IF([.Z60];[.AA60]/[.Z60];&quot;&quot;)">
            <text:p/>
          </table:table-cell>
          <table:table-cell table:style-name="ce26"/>
          <table:table-cell table:style-name="ce26"/>
          <table:table-cell table:style-name="ce15" table:formula="of:=IF([.AD60];[.AD60]*[.AE$11]+POWER([.AE$12]-[.AD60]*[.AE$11]; [.AE$13]);&quot;&quot;)">
            <text:p/>
          </table:table-cell>
          <table:table-cell table:style-name="ce19" table:formula="of:=IF([.AD60];[.AE60]/[.AD60];&quot;&quot;)">
            <text:p/>
          </table:table-cell>
          <table:table-cell table:style-name="ce26"/>
          <table:table-cell table:style-name="ce26"/>
          <table:table-cell table:style-name="ce15" table:formula="of:=IF([.AH60];[.AH60]*[.AI$11]+POWER([.AI$12]-[.AH60]*[.AI$11]; [.AI$13]);&quot;&quot;)">
            <text:p/>
          </table:table-cell>
          <table:table-cell table:style-name="ce19" table:formula="of:=IF([.AH60];[.AI60]/[.AH60];&quot;&quot;)">
            <text:p/>
          </table:table-cell>
          <table:table-cell table:style-name="ce26"/>
          <table:table-cell table:style-name="ce26"/>
          <table:table-cell table:style-name="ce15" table:formula="of:=IF([.AL60];[.AL60]*[.AM$11]+POWER([.AM$12]-[.AL60]*[.AM$11]; [.AM$13]);&quot;&quot;)">
            <text:p/>
          </table:table-cell>
          <table:table-cell table:style-name="ce19" table:formula="of:=IF([.AL60];[.AM60]/[.AL60];&quot;&quot;)">
            <text:p/>
          </table:table-cell>
          <table:table-cell table:style-name="ce26"/>
          <table:table-cell table:style-name="ce26"/>
          <table:table-cell table:style-name="ce15" table:formula="of:=IF([.AP60];[.AP60]*[.AQ$11]+POWER([.AQ$12]-[.AP60]*[.AQ$11]; [.AQ$13]);&quot;&quot;)">
            <text:p/>
          </table:table-cell>
          <table:table-cell table:style-name="ce19" table:formula="of:=IF([.AP60];[.AQ60]/[.AP60];&quot;&quot;)">
            <text:p/>
          </table:table-cell>
          <table:table-cell table:style-name="ce26"/>
          <table:table-cell table:style-name="ce26"/>
          <table:table-cell table:style-name="ce15" table:formula="of:=IF([.AT60];[.AT60]*[.AU$11]+POWER([.AU$12]-[.AT60]*[.AU$11]; [.AU$13]);&quot;&quot;)">
            <text:p/>
          </table:table-cell>
          <table:table-cell table:style-name="ce19" table:formula="of:=IF([.AT60];[.AU60]/[.AT60];&quot;&quot;)">
            <text:p/>
          </table:table-cell>
          <table:table-cell table:style-name="ce26"/>
          <table:table-cell table:style-name="ce26"/>
          <table:table-cell table:style-name="ce15" table:formula="of:=IF([.AX60];[.AX60]*[.AY$11]+POWER([.AY$12]-[.AX60]*[.AY$11]; [.AY$13]);&quot;&quot;)">
            <text:p/>
          </table:table-cell>
          <table:table-cell table:style-name="ce19" table:formula="of:=IF([.AX60];[.AY60]/[.AX60];&quot;&quot;)">
            <text:p/>
          </table:table-cell>
          <table:table-cell table:style-name="ce26"/>
          <table:table-cell table:style-name="ce26"/>
          <table:table-cell table:style-name="ce15" table:formula="of:=IF([.BB60];[.BB60]*[.BC$11]+POWER([.BC$12]-[.BB60]*[.BC$11]; [.BC$13]);&quot;&quot;)">
            <text:p/>
          </table:table-cell>
          <table:table-cell table:style-name="ce19" table:formula="of:=IF([.BB60];[.BC60]/[.BB60];&quot;&quot;)">
            <text:p/>
          </table:table-cell>
          <table:table-cell table:style-name="ce26"/>
          <table:table-cell table:style-name="ce26"/>
          <table:table-cell table:style-name="ce15" table:formula="of:=IF([.BF60];[.BF60]*[.BG$11]+POWER([.BG$12]-[.BF60]*[.BG$11]; [.BG$13]);&quot;&quot;)">
            <text:p/>
          </table:table-cell>
          <table:table-cell table:style-name="ce19" table:formula="of:=IF([.BF60];[.BG60]/[.BF60];&quot;&quot;)">
            <text:p/>
          </table:table-cell>
          <table:table-cell table:style-name="ce26"/>
          <table:table-cell table:style-name="ce26"/>
          <table:table-cell table:style-name="ce15" table:formula="of:=IF([.BJ60];[.BJ60]*[.BK$11]+POWER([.BK$12]-[.BJ60]*[.BK$11]; [.BK$13]);&quot;&quot;)">
            <text:p/>
          </table:table-cell>
          <table:table-cell table:style-name="ce19" table:formula="of:=IF([.BJ60];[.BK60]/[.BJ60];&quot;&quot;)">
            <text:p/>
          </table:table-cell>
          <table:table-cell table:style-name="ce26"/>
          <table:table-cell table:style-name="ce26"/>
          <table:table-cell table:style-name="ce15" table:formula="of:=IF([.BN60];[.BN60]*[.BO$11]+POWER([.BO$12]-[.BN60]*[.BO$11]; [.BO$13]);&quot;&quot;)">
            <text:p/>
          </table:table-cell>
          <table:table-cell table:style-name="ce19" table:formula="of:=IF([.BN60];[.BO60]/[.BN60];&quot;&quot;)">
            <text:p/>
          </table:table-cell>
          <table:table-cell table:style-name="ce26"/>
          <table:table-cell table:style-name="ce26"/>
          <table:table-cell table:style-name="ce15" table:formula="of:=IF([.BR60];[.BR60]*[.BS$11]+POWER([.BS$12]-[.BR60]*[.BS$11]; [.BS$13]);&quot;&quot;)">
            <text:p/>
          </table:table-cell>
          <table:table-cell table:style-name="ce19" table:formula="of:=IF([.BR60];[.BS60]/[.BR60];&quot;&quot;)">
            <text:p/>
          </table:table-cell>
          <table:table-cell table:style-name="ce26"/>
        </table:table-row>
        <table:table-row table:style-name="ro3">
          <table:table-cell/>
          <table:table-cell table:style-name="ce15"/>
          <table:table-cell table:style-name="ce15" table:formula="of:=IF([.B61];[.B61]*[.C$11]+POWER([.C$12]-[.B61]*[.C$11]; [.C$13]);&quot;&quot;)">
            <text:p/>
          </table:table-cell>
          <table:table-cell table:style-name="ce19" table:formula="of:=IF([.B61];[.C61]/[.B61];&quot;&quot;)">
            <text:p/>
          </table:table-cell>
          <table:table-cell table:style-name="ce26"/>
          <table:table-cell table:style-name="ce8" office:value-type="float" office:value="129.0796">
            <text:p>129</text:p>
          </table:table-cell>
          <table:table-cell table:style-name="ce15" table:formula="of:=IF([.F61];[.F61]*[.G$11]+POWER([.G$12]-[.F61]*[.G$11]; [.G$13]);&quot;&quot;)" office:value-type="float" office:value="447.412193131334">
            <text:p>447</text:p>
          </table:table-cell>
          <table:table-cell table:style-name="ce19" table:formula="of:=IF([.F61];[.G61]/[.F61];&quot;&quot;)" office:value-type="float" office:value="3.46617275798293">
            <text:p>3.47</text:p>
          </table:table-cell>
          <table:table-cell table:style-name="ce26"/>
          <table:table-cell table:style-name="ce8" office:value-type="float" office:value="120">
            <text:p>120</text:p>
          </table:table-cell>
          <table:table-cell table:style-name="ce15" table:formula="of:=IF([.J61];[.J61]*[.K$11]+POWER([.K$12]-[.J61]*[.K$11]; [.K$13]);&quot;&quot;)" office:value-type="float" office:value="334.83594649055">
            <text:p>335</text:p>
          </table:table-cell>
          <table:table-cell table:style-name="ce19" table:formula="of:=IF([.J61];[.K61]/[.J61];&quot;&quot;)" office:value-type="float" office:value="2.79029955408792">
            <text:p>2.79</text:p>
          </table:table-cell>
          <table:table-cell table:style-name="ce26"/>
          <table:table-cell table:style-name="ce26"/>
          <table:table-cell table:style-name="ce15" table:formula="of:=IF([.N61];[.N61]*[.O$11]+POWER([.O$12]-[.N61]*[.O$11]; [.O$13]);&quot;&quot;)">
            <text:p/>
          </table:table-cell>
          <table:table-cell table:style-name="ce19" table:formula="of:=IF([.N61];[.O61]/[.N61];&quot;&quot;)">
            <text:p/>
          </table:table-cell>
          <table:table-cell table:style-name="ce26"/>
          <table:table-cell table:style-name="ce26"/>
          <table:table-cell table:style-name="ce15" table:formula="of:=IF([.R61];[.R61]*[.S$11]+POWER([.S$12]-[.R61]*[.S$11]; [.S$13]);&quot;&quot;)">
            <text:p/>
          </table:table-cell>
          <table:table-cell table:style-name="ce19" table:formula="of:=IF([.R61];[.S61]/[.R61];&quot;&quot;)">
            <text:p/>
          </table:table-cell>
          <table:table-cell table:style-name="ce26"/>
          <table:table-cell table:style-name="ce26"/>
          <table:table-cell table:style-name="ce15" table:formula="of:=IF([.V61];[.V61]*[.W$11]+POWER([.W$12]-[.V61]*[.W$11]; [.W$13]);&quot;&quot;)">
            <text:p/>
          </table:table-cell>
          <table:table-cell table:style-name="ce19" table:formula="of:=IF([.V61];[.W61]/[.V61];&quot;&quot;)">
            <text:p/>
          </table:table-cell>
          <table:table-cell table:style-name="ce26"/>
          <table:table-cell table:style-name="ce26"/>
          <table:table-cell table:style-name="ce15" table:formula="of:=IF([.Z61];[.Z61]*[.AA$11]+POWER([.AA$12]-[.Z61]*[.AA$11]; [.AA$13]);&quot;&quot;)">
            <text:p/>
          </table:table-cell>
          <table:table-cell table:style-name="ce19" table:formula="of:=IF([.Z61];[.AA61]/[.Z61];&quot;&quot;)">
            <text:p/>
          </table:table-cell>
          <table:table-cell table:style-name="ce26"/>
          <table:table-cell table:style-name="ce26"/>
          <table:table-cell table:style-name="ce15" table:formula="of:=IF([.AD61];[.AD61]*[.AE$11]+POWER([.AE$12]-[.AD61]*[.AE$11]; [.AE$13]);&quot;&quot;)">
            <text:p/>
          </table:table-cell>
          <table:table-cell table:style-name="ce19" table:formula="of:=IF([.AD61];[.AE61]/[.AD61];&quot;&quot;)">
            <text:p/>
          </table:table-cell>
          <table:table-cell table:style-name="ce26"/>
          <table:table-cell table:style-name="ce26"/>
          <table:table-cell table:style-name="ce15" table:formula="of:=IF([.AH61];[.AH61]*[.AI$11]+POWER([.AI$12]-[.AH61]*[.AI$11]; [.AI$13]);&quot;&quot;)">
            <text:p/>
          </table:table-cell>
          <table:table-cell table:style-name="ce19" table:formula="of:=IF([.AH61];[.AI61]/[.AH61];&quot;&quot;)">
            <text:p/>
          </table:table-cell>
          <table:table-cell table:style-name="ce26"/>
          <table:table-cell table:style-name="ce26"/>
          <table:table-cell table:style-name="ce15" table:formula="of:=IF([.AL61];[.AL61]*[.AM$11]+POWER([.AM$12]-[.AL61]*[.AM$11]; [.AM$13]);&quot;&quot;)">
            <text:p/>
          </table:table-cell>
          <table:table-cell table:style-name="ce19" table:formula="of:=IF([.AL61];[.AM61]/[.AL61];&quot;&quot;)">
            <text:p/>
          </table:table-cell>
          <table:table-cell table:style-name="ce26"/>
          <table:table-cell table:style-name="ce26"/>
          <table:table-cell table:style-name="ce15" table:formula="of:=IF([.AP61];[.AP61]*[.AQ$11]+POWER([.AQ$12]-[.AP61]*[.AQ$11]; [.AQ$13]);&quot;&quot;)">
            <text:p/>
          </table:table-cell>
          <table:table-cell table:style-name="ce19" table:formula="of:=IF([.AP61];[.AQ61]/[.AP61];&quot;&quot;)">
            <text:p/>
          </table:table-cell>
          <table:table-cell table:style-name="ce26"/>
          <table:table-cell table:style-name="ce26"/>
          <table:table-cell table:style-name="ce15" table:formula="of:=IF([.AT61];[.AT61]*[.AU$11]+POWER([.AU$12]-[.AT61]*[.AU$11]; [.AU$13]);&quot;&quot;)">
            <text:p/>
          </table:table-cell>
          <table:table-cell table:style-name="ce19" table:formula="of:=IF([.AT61];[.AU61]/[.AT61];&quot;&quot;)">
            <text:p/>
          </table:table-cell>
          <table:table-cell table:style-name="ce26"/>
          <table:table-cell table:style-name="ce26"/>
          <table:table-cell table:style-name="ce15" table:formula="of:=IF([.AX61];[.AX61]*[.AY$11]+POWER([.AY$12]-[.AX61]*[.AY$11]; [.AY$13]);&quot;&quot;)">
            <text:p/>
          </table:table-cell>
          <table:table-cell table:style-name="ce19" table:formula="of:=IF([.AX61];[.AY61]/[.AX61];&quot;&quot;)">
            <text:p/>
          </table:table-cell>
          <table:table-cell table:style-name="ce26"/>
          <table:table-cell table:style-name="ce26"/>
          <table:table-cell table:style-name="ce15" table:formula="of:=IF([.BB61];[.BB61]*[.BC$11]+POWER([.BC$12]-[.BB61]*[.BC$11]; [.BC$13]);&quot;&quot;)">
            <text:p/>
          </table:table-cell>
          <table:table-cell table:style-name="ce19" table:formula="of:=IF([.BB61];[.BC61]/[.BB61];&quot;&quot;)">
            <text:p/>
          </table:table-cell>
          <table:table-cell table:style-name="ce26"/>
          <table:table-cell table:style-name="ce26"/>
          <table:table-cell table:style-name="ce15" table:formula="of:=IF([.BF61];[.BF61]*[.BG$11]+POWER([.BG$12]-[.BF61]*[.BG$11]; [.BG$13]);&quot;&quot;)">
            <text:p/>
          </table:table-cell>
          <table:table-cell table:style-name="ce19" table:formula="of:=IF([.BF61];[.BG61]/[.BF61];&quot;&quot;)">
            <text:p/>
          </table:table-cell>
          <table:table-cell table:style-name="ce26"/>
          <table:table-cell table:style-name="ce26"/>
          <table:table-cell table:style-name="ce15" table:formula="of:=IF([.BJ61];[.BJ61]*[.BK$11]+POWER([.BK$12]-[.BJ61]*[.BK$11]; [.BK$13]);&quot;&quot;)">
            <text:p/>
          </table:table-cell>
          <table:table-cell table:style-name="ce19" table:formula="of:=IF([.BJ61];[.BK61]/[.BJ61];&quot;&quot;)">
            <text:p/>
          </table:table-cell>
          <table:table-cell table:style-name="ce26"/>
          <table:table-cell table:style-name="ce26"/>
          <table:table-cell table:style-name="ce15" table:formula="of:=IF([.BN61];[.BN61]*[.BO$11]+POWER([.BO$12]-[.BN61]*[.BO$11]; [.BO$13]);&quot;&quot;)">
            <text:p/>
          </table:table-cell>
          <table:table-cell table:style-name="ce19" table:formula="of:=IF([.BN61];[.BO61]/[.BN61];&quot;&quot;)">
            <text:p/>
          </table:table-cell>
          <table:table-cell table:style-name="ce26"/>
          <table:table-cell table:style-name="ce26"/>
          <table:table-cell table:style-name="ce15" table:formula="of:=IF([.BR61];[.BR61]*[.BS$11]+POWER([.BS$12]-[.BR61]*[.BS$11]; [.BS$13]);&quot;&quot;)">
            <text:p/>
          </table:table-cell>
          <table:table-cell table:style-name="ce19" table:formula="of:=IF([.BR61];[.BS61]/[.BR61];&quot;&quot;)">
            <text:p/>
          </table:table-cell>
          <table:table-cell table:style-name="ce26"/>
        </table:table-row>
        <table:table-row table:style-name="ro3">
          <table:table-cell/>
          <table:table-cell table:style-name="ce15"/>
          <table:table-cell table:style-name="ce15" table:formula="of:=IF([.B62];[.B62]*[.C$11]+POWER([.C$12]-[.B62]*[.C$11]; [.C$13]);&quot;&quot;)">
            <text:p/>
          </table:table-cell>
          <table:table-cell table:style-name="ce19" table:formula="of:=IF([.B62];[.C62]/[.B62];&quot;&quot;)">
            <text:p/>
          </table:table-cell>
          <table:table-cell table:style-name="ce26"/>
          <table:table-cell table:style-name="ce8" office:value-type="float" office:value="111.4152">
            <text:p>111</text:p>
          </table:table-cell>
          <table:table-cell table:style-name="ce15" table:formula="of:=IF([.F62];[.F62]*[.G$11]+POWER([.G$12]-[.F62]*[.G$11]; [.G$13]);&quot;&quot;)" office:value-type="float" office:value="438.689278185032">
            <text:p>439</text:p>
          </table:table-cell>
          <table:table-cell table:style-name="ce19" table:formula="of:=IF([.F62];[.G62]/[.F62];&quot;&quot;)" office:value-type="float" office:value="3.93742755194113">
            <text:p>3.94</text:p>
          </table:table-cell>
          <table:table-cell table:style-name="ce26"/>
          <table:table-cell table:style-name="ce8" office:value-type="float" office:value="120">
            <text:p>120</text:p>
          </table:table-cell>
          <table:table-cell table:style-name="ce15" table:formula="of:=IF([.J62];[.J62]*[.K$11]+POWER([.K$12]-[.J62]*[.K$11]; [.K$13]);&quot;&quot;)" office:value-type="float" office:value="334.83594649055">
            <text:p>335</text:p>
          </table:table-cell>
          <table:table-cell table:style-name="ce19" table:formula="of:=IF([.J62];[.K62]/[.J62];&quot;&quot;)" office:value-type="float" office:value="2.79029955408792">
            <text:p>2.79</text:p>
          </table:table-cell>
          <table:table-cell table:style-name="ce26"/>
          <table:table-cell table:style-name="ce26"/>
          <table:table-cell table:style-name="ce15" table:formula="of:=IF([.N62];[.N62]*[.O$11]+POWER([.O$12]-[.N62]*[.O$11]; [.O$13]);&quot;&quot;)">
            <text:p/>
          </table:table-cell>
          <table:table-cell table:style-name="ce19" table:formula="of:=IF([.N62];[.O62]/[.N62];&quot;&quot;)">
            <text:p/>
          </table:table-cell>
          <table:table-cell table:style-name="ce26"/>
          <table:table-cell table:style-name="ce26"/>
          <table:table-cell table:style-name="ce15" table:formula="of:=IF([.R62];[.R62]*[.S$11]+POWER([.S$12]-[.R62]*[.S$11]; [.S$13]);&quot;&quot;)">
            <text:p/>
          </table:table-cell>
          <table:table-cell table:style-name="ce19" table:formula="of:=IF([.R62];[.S62]/[.R62];&quot;&quot;)">
            <text:p/>
          </table:table-cell>
          <table:table-cell table:style-name="ce26"/>
          <table:table-cell table:style-name="ce26"/>
          <table:table-cell table:style-name="ce15" table:formula="of:=IF([.V62];[.V62]*[.W$11]+POWER([.W$12]-[.V62]*[.W$11]; [.W$13]);&quot;&quot;)">
            <text:p/>
          </table:table-cell>
          <table:table-cell table:style-name="ce19" table:formula="of:=IF([.V62];[.W62]/[.V62];&quot;&quot;)">
            <text:p/>
          </table:table-cell>
          <table:table-cell table:style-name="ce26"/>
          <table:table-cell table:style-name="ce26"/>
          <table:table-cell table:style-name="ce15" table:formula="of:=IF([.Z62];[.Z62]*[.AA$11]+POWER([.AA$12]-[.Z62]*[.AA$11]; [.AA$13]);&quot;&quot;)">
            <text:p/>
          </table:table-cell>
          <table:table-cell table:style-name="ce19" table:formula="of:=IF([.Z62];[.AA62]/[.Z62];&quot;&quot;)">
            <text:p/>
          </table:table-cell>
          <table:table-cell table:style-name="ce26"/>
          <table:table-cell table:style-name="ce26"/>
          <table:table-cell table:style-name="ce15" table:formula="of:=IF([.AD62];[.AD62]*[.AE$11]+POWER([.AE$12]-[.AD62]*[.AE$11]; [.AE$13]);&quot;&quot;)">
            <text:p/>
          </table:table-cell>
          <table:table-cell table:style-name="ce19" table:formula="of:=IF([.AD62];[.AE62]/[.AD62];&quot;&quot;)">
            <text:p/>
          </table:table-cell>
          <table:table-cell table:style-name="ce26"/>
          <table:table-cell table:style-name="ce26"/>
          <table:table-cell table:style-name="ce15" table:formula="of:=IF([.AH62];[.AH62]*[.AI$11]+POWER([.AI$12]-[.AH62]*[.AI$11]; [.AI$13]);&quot;&quot;)">
            <text:p/>
          </table:table-cell>
          <table:table-cell table:style-name="ce19" table:formula="of:=IF([.AH62];[.AI62]/[.AH62];&quot;&quot;)">
            <text:p/>
          </table:table-cell>
          <table:table-cell table:style-name="ce26"/>
          <table:table-cell table:style-name="ce26"/>
          <table:table-cell table:style-name="ce15" table:formula="of:=IF([.AL62];[.AL62]*[.AM$11]+POWER([.AM$12]-[.AL62]*[.AM$11]; [.AM$13]);&quot;&quot;)">
            <text:p/>
          </table:table-cell>
          <table:table-cell table:style-name="ce19" table:formula="of:=IF([.AL62];[.AM62]/[.AL62];&quot;&quot;)">
            <text:p/>
          </table:table-cell>
          <table:table-cell table:style-name="ce26"/>
          <table:table-cell table:style-name="ce26"/>
          <table:table-cell table:style-name="ce15" table:formula="of:=IF([.AP62];[.AP62]*[.AQ$11]+POWER([.AQ$12]-[.AP62]*[.AQ$11]; [.AQ$13]);&quot;&quot;)">
            <text:p/>
          </table:table-cell>
          <table:table-cell table:style-name="ce19" table:formula="of:=IF([.AP62];[.AQ62]/[.AP62];&quot;&quot;)">
            <text:p/>
          </table:table-cell>
          <table:table-cell table:style-name="ce26"/>
          <table:table-cell table:style-name="ce26"/>
          <table:table-cell table:style-name="ce15" table:formula="of:=IF([.AT62];[.AT62]*[.AU$11]+POWER([.AU$12]-[.AT62]*[.AU$11]; [.AU$13]);&quot;&quot;)">
            <text:p/>
          </table:table-cell>
          <table:table-cell table:style-name="ce19" table:formula="of:=IF([.AT62];[.AU62]/[.AT62];&quot;&quot;)">
            <text:p/>
          </table:table-cell>
          <table:table-cell table:style-name="ce26"/>
          <table:table-cell table:style-name="ce26"/>
          <table:table-cell table:style-name="ce15" table:formula="of:=IF([.AX62];[.AX62]*[.AY$11]+POWER([.AY$12]-[.AX62]*[.AY$11]; [.AY$13]);&quot;&quot;)">
            <text:p/>
          </table:table-cell>
          <table:table-cell table:style-name="ce19" table:formula="of:=IF([.AX62];[.AY62]/[.AX62];&quot;&quot;)">
            <text:p/>
          </table:table-cell>
          <table:table-cell table:style-name="ce26"/>
          <table:table-cell table:style-name="ce26"/>
          <table:table-cell table:style-name="ce15" table:formula="of:=IF([.BB62];[.BB62]*[.BC$11]+POWER([.BC$12]-[.BB62]*[.BC$11]; [.BC$13]);&quot;&quot;)">
            <text:p/>
          </table:table-cell>
          <table:table-cell table:style-name="ce19" table:formula="of:=IF([.BB62];[.BC62]/[.BB62];&quot;&quot;)">
            <text:p/>
          </table:table-cell>
          <table:table-cell table:style-name="ce26"/>
          <table:table-cell table:style-name="ce26"/>
          <table:table-cell table:style-name="ce15" table:formula="of:=IF([.BF62];[.BF62]*[.BG$11]+POWER([.BG$12]-[.BF62]*[.BG$11]; [.BG$13]);&quot;&quot;)">
            <text:p/>
          </table:table-cell>
          <table:table-cell table:style-name="ce19" table:formula="of:=IF([.BF62];[.BG62]/[.BF62];&quot;&quot;)">
            <text:p/>
          </table:table-cell>
          <table:table-cell table:style-name="ce26"/>
          <table:table-cell table:style-name="ce26"/>
          <table:table-cell table:style-name="ce15" table:formula="of:=IF([.BJ62];[.BJ62]*[.BK$11]+POWER([.BK$12]-[.BJ62]*[.BK$11]; [.BK$13]);&quot;&quot;)">
            <text:p/>
          </table:table-cell>
          <table:table-cell table:style-name="ce19" table:formula="of:=IF([.BJ62];[.BK62]/[.BJ62];&quot;&quot;)">
            <text:p/>
          </table:table-cell>
          <table:table-cell table:style-name="ce26"/>
          <table:table-cell table:style-name="ce26"/>
          <table:table-cell table:style-name="ce15" table:formula="of:=IF([.BN62];[.BN62]*[.BO$11]+POWER([.BO$12]-[.BN62]*[.BO$11]; [.BO$13]);&quot;&quot;)">
            <text:p/>
          </table:table-cell>
          <table:table-cell table:style-name="ce19" table:formula="of:=IF([.BN62];[.BO62]/[.BN62];&quot;&quot;)">
            <text:p/>
          </table:table-cell>
          <table:table-cell table:style-name="ce26"/>
          <table:table-cell table:style-name="ce26"/>
          <table:table-cell table:style-name="ce15" table:formula="of:=IF([.BR62];[.BR62]*[.BS$11]+POWER([.BS$12]-[.BR62]*[.BS$11]; [.BS$13]);&quot;&quot;)">
            <text:p/>
          </table:table-cell>
          <table:table-cell table:style-name="ce19" table:formula="of:=IF([.BR62];[.BS62]/[.BR62];&quot;&quot;)">
            <text:p/>
          </table:table-cell>
          <table:table-cell table:style-name="ce26"/>
        </table:table-row>
        <table:table-row table:style-name="ro3">
          <table:table-cell/>
          <table:table-cell table:style-name="ce15"/>
          <table:table-cell table:style-name="ce15" table:formula="of:=IF([.B63];[.B63]*[.C$11]+POWER([.C$12]-[.B63]*[.C$11]; [.C$13]);&quot;&quot;)">
            <text:p/>
          </table:table-cell>
          <table:table-cell table:style-name="ce19" table:formula="of:=IF([.B63];[.C63]/[.B63];&quot;&quot;)">
            <text:p/>
          </table:table-cell>
          <table:table-cell table:style-name="ce26"/>
          <table:table-cell table:style-name="ce2"/>
          <table:table-cell table:style-name="ce15" table:formula="of:=IF([.F63];[.F63]*[.G$11]+POWER([.G$12]-[.F63]*[.G$11]; [.G$13]);&quot;&quot;)">
            <text:p/>
          </table:table-cell>
          <table:table-cell table:style-name="ce19" table:formula="of:=IF([.F63];[.G63]/[.F63];&quot;&quot;)">
            <text:p/>
          </table:table-cell>
          <table:table-cell table:style-name="ce26"/>
          <table:table-cell table:style-name="ce8" office:value-type="float" office:value="120.0012">
            <text:p>120</text:p>
          </table:table-cell>
          <table:table-cell table:style-name="ce15" table:formula="of:=IF([.J63];[.J63]*[.K$11]+POWER([.K$12]-[.J63]*[.K$11]; [.K$13]);&quot;&quot;)" office:value-type="float" office:value="334.83651324715">
            <text:p>335</text:p>
          </table:table-cell>
          <table:table-cell table:style-name="ce19" table:formula="of:=IF([.J63];[.K63]/[.J63];&quot;&quot;)" office:value-type="float" office:value="2.79027637429584">
            <text:p>2.79</text:p>
          </table:table-cell>
          <table:table-cell table:style-name="ce26"/>
          <table:table-cell table:style-name="ce26"/>
          <table:table-cell table:style-name="ce15" table:formula="of:=IF([.N63];[.N63]*[.O$11]+POWER([.O$12]-[.N63]*[.O$11]; [.O$13]);&quot;&quot;)">
            <text:p/>
          </table:table-cell>
          <table:table-cell table:style-name="ce19" table:formula="of:=IF([.N63];[.O63]/[.N63];&quot;&quot;)">
            <text:p/>
          </table:table-cell>
          <table:table-cell table:style-name="ce26"/>
          <table:table-cell table:style-name="ce26"/>
          <table:table-cell table:style-name="ce15" table:formula="of:=IF([.R63];[.R63]*[.S$11]+POWER([.S$12]-[.R63]*[.S$11]; [.S$13]);&quot;&quot;)">
            <text:p/>
          </table:table-cell>
          <table:table-cell table:style-name="ce19" table:formula="of:=IF([.R63];[.S63]/[.R63];&quot;&quot;)">
            <text:p/>
          </table:table-cell>
          <table:table-cell table:style-name="ce26"/>
          <table:table-cell table:style-name="ce26"/>
          <table:table-cell table:style-name="ce15" table:formula="of:=IF([.V63];[.V63]*[.W$11]+POWER([.W$12]-[.V63]*[.W$11]; [.W$13]);&quot;&quot;)">
            <text:p/>
          </table:table-cell>
          <table:table-cell table:style-name="ce19" table:formula="of:=IF([.V63];[.W63]/[.V63];&quot;&quot;)">
            <text:p/>
          </table:table-cell>
          <table:table-cell table:style-name="ce26"/>
          <table:table-cell table:style-name="ce26"/>
          <table:table-cell table:style-name="ce15" table:formula="of:=IF([.Z63];[.Z63]*[.AA$11]+POWER([.AA$12]-[.Z63]*[.AA$11]; [.AA$13]);&quot;&quot;)">
            <text:p/>
          </table:table-cell>
          <table:table-cell table:style-name="ce19" table:formula="of:=IF([.Z63];[.AA63]/[.Z63];&quot;&quot;)">
            <text:p/>
          </table:table-cell>
          <table:table-cell table:style-name="ce26"/>
          <table:table-cell table:style-name="ce26"/>
          <table:table-cell table:style-name="ce15" table:formula="of:=IF([.AD63];[.AD63]*[.AE$11]+POWER([.AE$12]-[.AD63]*[.AE$11]; [.AE$13]);&quot;&quot;)">
            <text:p/>
          </table:table-cell>
          <table:table-cell table:style-name="ce19" table:formula="of:=IF([.AD63];[.AE63]/[.AD63];&quot;&quot;)">
            <text:p/>
          </table:table-cell>
          <table:table-cell table:style-name="ce26"/>
          <table:table-cell table:style-name="ce26"/>
          <table:table-cell table:style-name="ce15" table:formula="of:=IF([.AH63];[.AH63]*[.AI$11]+POWER([.AI$12]-[.AH63]*[.AI$11]; [.AI$13]);&quot;&quot;)">
            <text:p/>
          </table:table-cell>
          <table:table-cell table:style-name="ce19" table:formula="of:=IF([.AH63];[.AI63]/[.AH63];&quot;&quot;)">
            <text:p/>
          </table:table-cell>
          <table:table-cell table:style-name="ce26"/>
          <table:table-cell table:style-name="ce26"/>
          <table:table-cell table:style-name="ce15" table:formula="of:=IF([.AL63];[.AL63]*[.AM$11]+POWER([.AM$12]-[.AL63]*[.AM$11]; [.AM$13]);&quot;&quot;)">
            <text:p/>
          </table:table-cell>
          <table:table-cell table:style-name="ce19" table:formula="of:=IF([.AL63];[.AM63]/[.AL63];&quot;&quot;)">
            <text:p/>
          </table:table-cell>
          <table:table-cell table:style-name="ce26"/>
          <table:table-cell table:style-name="ce26"/>
          <table:table-cell table:style-name="ce15" table:formula="of:=IF([.AP63];[.AP63]*[.AQ$11]+POWER([.AQ$12]-[.AP63]*[.AQ$11]; [.AQ$13]);&quot;&quot;)">
            <text:p/>
          </table:table-cell>
          <table:table-cell table:style-name="ce19" table:formula="of:=IF([.AP63];[.AQ63]/[.AP63];&quot;&quot;)">
            <text:p/>
          </table:table-cell>
          <table:table-cell table:style-name="ce26"/>
          <table:table-cell table:style-name="ce26"/>
          <table:table-cell table:style-name="ce15" table:formula="of:=IF([.AT63];[.AT63]*[.AU$11]+POWER([.AU$12]-[.AT63]*[.AU$11]; [.AU$13]);&quot;&quot;)">
            <text:p/>
          </table:table-cell>
          <table:table-cell table:style-name="ce19" table:formula="of:=IF([.AT63];[.AU63]/[.AT63];&quot;&quot;)">
            <text:p/>
          </table:table-cell>
          <table:table-cell table:style-name="ce26"/>
          <table:table-cell table:style-name="ce26"/>
          <table:table-cell table:style-name="ce15" table:formula="of:=IF([.AX63];[.AX63]*[.AY$11]+POWER([.AY$12]-[.AX63]*[.AY$11]; [.AY$13]);&quot;&quot;)">
            <text:p/>
          </table:table-cell>
          <table:table-cell table:style-name="ce19" table:formula="of:=IF([.AX63];[.AY63]/[.AX63];&quot;&quot;)">
            <text:p/>
          </table:table-cell>
          <table:table-cell table:style-name="ce26"/>
          <table:table-cell table:style-name="ce26"/>
          <table:table-cell table:style-name="ce15" table:formula="of:=IF([.BB63];[.BB63]*[.BC$11]+POWER([.BC$12]-[.BB63]*[.BC$11]; [.BC$13]);&quot;&quot;)">
            <text:p/>
          </table:table-cell>
          <table:table-cell table:style-name="ce19" table:formula="of:=IF([.BB63];[.BC63]/[.BB63];&quot;&quot;)">
            <text:p/>
          </table:table-cell>
          <table:table-cell table:style-name="ce26"/>
          <table:table-cell table:style-name="ce26"/>
          <table:table-cell table:style-name="ce15" table:formula="of:=IF([.BF63];[.BF63]*[.BG$11]+POWER([.BG$12]-[.BF63]*[.BG$11]; [.BG$13]);&quot;&quot;)">
            <text:p/>
          </table:table-cell>
          <table:table-cell table:style-name="ce19" table:formula="of:=IF([.BF63];[.BG63]/[.BF63];&quot;&quot;)">
            <text:p/>
          </table:table-cell>
          <table:table-cell table:style-name="ce26"/>
          <table:table-cell table:style-name="ce26"/>
          <table:table-cell table:style-name="ce15" table:formula="of:=IF([.BJ63];[.BJ63]*[.BK$11]+POWER([.BK$12]-[.BJ63]*[.BK$11]; [.BK$13]);&quot;&quot;)">
            <text:p/>
          </table:table-cell>
          <table:table-cell table:style-name="ce19" table:formula="of:=IF([.BJ63];[.BK63]/[.BJ63];&quot;&quot;)">
            <text:p/>
          </table:table-cell>
          <table:table-cell table:style-name="ce26"/>
          <table:table-cell table:style-name="ce26"/>
          <table:table-cell table:style-name="ce15" table:formula="of:=IF([.BN63];[.BN63]*[.BO$11]+POWER([.BO$12]-[.BN63]*[.BO$11]; [.BO$13]);&quot;&quot;)">
            <text:p/>
          </table:table-cell>
          <table:table-cell table:style-name="ce19" table:formula="of:=IF([.BN63];[.BO63]/[.BN63];&quot;&quot;)">
            <text:p/>
          </table:table-cell>
          <table:table-cell table:style-name="ce26"/>
          <table:table-cell table:style-name="ce26"/>
          <table:table-cell table:style-name="ce15" table:formula="of:=IF([.BR63];[.BR63]*[.BS$11]+POWER([.BS$12]-[.BR63]*[.BS$11]; [.BS$13]);&quot;&quot;)">
            <text:p/>
          </table:table-cell>
          <table:table-cell table:style-name="ce19" table:formula="of:=IF([.BR63];[.BS63]/[.BR63];&quot;&quot;)">
            <text:p/>
          </table:table-cell>
          <table:table-cell table:style-name="ce26"/>
        </table:table-row>
        <table:table-row table:style-name="ro3">
          <table:table-cell/>
          <table:table-cell table:style-name="ce15"/>
          <table:table-cell table:style-name="ce15" table:formula="of:=IF([.B64];[.B64]*[.C$11]+POWER([.C$12]-[.B64]*[.C$11]; [.C$13]);&quot;&quot;)">
            <text:p/>
          </table:table-cell>
          <table:table-cell table:style-name="ce19" table:formula="of:=IF([.B64];[.C64]/[.B64];&quot;&quot;)">
            <text:p/>
          </table:table-cell>
          <table:table-cell table:style-name="ce26"/>
          <table:table-cell table:style-name="ce2"/>
          <table:table-cell table:style-name="ce15" table:formula="of:=IF([.F64];[.F64]*[.G$11]+POWER([.G$12]-[.F64]*[.G$11]; [.G$13]);&quot;&quot;)">
            <text:p/>
          </table:table-cell>
          <table:table-cell table:style-name="ce19" table:formula="of:=IF([.F64];[.G64]/[.F64];&quot;&quot;)">
            <text:p/>
          </table:table-cell>
          <table:table-cell table:style-name="ce26"/>
          <table:table-cell table:style-name="ce8" office:value-type="float" office:value="113.372">
            <text:p>113</text:p>
          </table:table-cell>
          <table:table-cell table:style-name="ce15" table:formula="of:=IF([.J64];[.J64]*[.K$11]+POWER([.K$12]-[.J64]*[.K$11]; [.K$13]);&quot;&quot;)" office:value-type="float" office:value="331.696676698511">
            <text:p>332</text:p>
          </table:table-cell>
          <table:table-cell table:style-name="ce19" table:formula="of:=IF([.J64];[.K64]/[.J64];&quot;&quot;)" office:value-type="float" office:value="2.92573718994559">
            <text:p>2.93</text:p>
          </table:table-cell>
          <table:table-cell table:style-name="ce26"/>
          <table:table-cell table:style-name="ce26"/>
          <table:table-cell table:style-name="ce15" table:formula="of:=IF([.N64];[.N64]*[.O$11]+POWER([.O$12]-[.N64]*[.O$11]; [.O$13]);&quot;&quot;)">
            <text:p/>
          </table:table-cell>
          <table:table-cell table:style-name="ce19" table:formula="of:=IF([.N64];[.O64]/[.N64];&quot;&quot;)">
            <text:p/>
          </table:table-cell>
          <table:table-cell table:style-name="ce26"/>
          <table:table-cell table:style-name="ce26"/>
          <table:table-cell table:style-name="ce15" table:formula="of:=IF([.R64];[.R64]*[.S$11]+POWER([.S$12]-[.R64]*[.S$11]; [.S$13]);&quot;&quot;)">
            <text:p/>
          </table:table-cell>
          <table:table-cell table:style-name="ce19" table:formula="of:=IF([.R64];[.S64]/[.R64];&quot;&quot;)">
            <text:p/>
          </table:table-cell>
          <table:table-cell table:style-name="ce26"/>
          <table:table-cell table:style-name="ce26"/>
          <table:table-cell table:style-name="ce15" table:formula="of:=IF([.V64];[.V64]*[.W$11]+POWER([.W$12]-[.V64]*[.W$11]; [.W$13]);&quot;&quot;)">
            <text:p/>
          </table:table-cell>
          <table:table-cell table:style-name="ce19" table:formula="of:=IF([.V64];[.W64]/[.V64];&quot;&quot;)">
            <text:p/>
          </table:table-cell>
          <table:table-cell table:style-name="ce26"/>
          <table:table-cell table:style-name="ce26"/>
          <table:table-cell table:style-name="ce15" table:formula="of:=IF([.Z64];[.Z64]*[.AA$11]+POWER([.AA$12]-[.Z64]*[.AA$11]; [.AA$13]);&quot;&quot;)">
            <text:p/>
          </table:table-cell>
          <table:table-cell table:style-name="ce19" table:formula="of:=IF([.Z64];[.AA64]/[.Z64];&quot;&quot;)">
            <text:p/>
          </table:table-cell>
          <table:table-cell table:style-name="ce26"/>
          <table:table-cell table:style-name="ce26"/>
          <table:table-cell table:style-name="ce15" table:formula="of:=IF([.AD64];[.AD64]*[.AE$11]+POWER([.AE$12]-[.AD64]*[.AE$11]; [.AE$13]);&quot;&quot;)">
            <text:p/>
          </table:table-cell>
          <table:table-cell table:style-name="ce19" table:formula="of:=IF([.AD64];[.AE64]/[.AD64];&quot;&quot;)">
            <text:p/>
          </table:table-cell>
          <table:table-cell table:style-name="ce26"/>
          <table:table-cell table:style-name="ce26"/>
          <table:table-cell table:style-name="ce15" table:formula="of:=IF([.AH64];[.AH64]*[.AI$11]+POWER([.AI$12]-[.AH64]*[.AI$11]; [.AI$13]);&quot;&quot;)">
            <text:p/>
          </table:table-cell>
          <table:table-cell table:style-name="ce19" table:formula="of:=IF([.AH64];[.AI64]/[.AH64];&quot;&quot;)">
            <text:p/>
          </table:table-cell>
          <table:table-cell table:style-name="ce26"/>
          <table:table-cell table:style-name="ce26"/>
          <table:table-cell table:style-name="ce15" table:formula="of:=IF([.AL64];[.AL64]*[.AM$11]+POWER([.AM$12]-[.AL64]*[.AM$11]; [.AM$13]);&quot;&quot;)">
            <text:p/>
          </table:table-cell>
          <table:table-cell table:style-name="ce19" table:formula="of:=IF([.AL64];[.AM64]/[.AL64];&quot;&quot;)">
            <text:p/>
          </table:table-cell>
          <table:table-cell table:style-name="ce26"/>
          <table:table-cell table:style-name="ce26"/>
          <table:table-cell table:style-name="ce15" table:formula="of:=IF([.AP64];[.AP64]*[.AQ$11]+POWER([.AQ$12]-[.AP64]*[.AQ$11]; [.AQ$13]);&quot;&quot;)">
            <text:p/>
          </table:table-cell>
          <table:table-cell table:style-name="ce19" table:formula="of:=IF([.AP64];[.AQ64]/[.AP64];&quot;&quot;)">
            <text:p/>
          </table:table-cell>
          <table:table-cell table:style-name="ce26"/>
          <table:table-cell table:style-name="ce26"/>
          <table:table-cell table:style-name="ce15" table:formula="of:=IF([.AT64];[.AT64]*[.AU$11]+POWER([.AU$12]-[.AT64]*[.AU$11]; [.AU$13]);&quot;&quot;)">
            <text:p/>
          </table:table-cell>
          <table:table-cell table:style-name="ce19" table:formula="of:=IF([.AT64];[.AU64]/[.AT64];&quot;&quot;)">
            <text:p/>
          </table:table-cell>
          <table:table-cell table:style-name="ce26"/>
          <table:table-cell table:style-name="ce26"/>
          <table:table-cell table:style-name="ce15" table:formula="of:=IF([.AX64];[.AX64]*[.AY$11]+POWER([.AY$12]-[.AX64]*[.AY$11]; [.AY$13]);&quot;&quot;)">
            <text:p/>
          </table:table-cell>
          <table:table-cell table:style-name="ce19" table:formula="of:=IF([.AX64];[.AY64]/[.AX64];&quot;&quot;)">
            <text:p/>
          </table:table-cell>
          <table:table-cell table:style-name="ce26"/>
          <table:table-cell table:style-name="ce26"/>
          <table:table-cell table:style-name="ce15" table:formula="of:=IF([.BB64];[.BB64]*[.BC$11]+POWER([.BC$12]-[.BB64]*[.BC$11]; [.BC$13]);&quot;&quot;)">
            <text:p/>
          </table:table-cell>
          <table:table-cell table:style-name="ce19" table:formula="of:=IF([.BB64];[.BC64]/[.BB64];&quot;&quot;)">
            <text:p/>
          </table:table-cell>
          <table:table-cell table:style-name="ce26"/>
          <table:table-cell table:style-name="ce26"/>
          <table:table-cell table:style-name="ce15" table:formula="of:=IF([.BF64];[.BF64]*[.BG$11]+POWER([.BG$12]-[.BF64]*[.BG$11]; [.BG$13]);&quot;&quot;)">
            <text:p/>
          </table:table-cell>
          <table:table-cell table:style-name="ce19" table:formula="of:=IF([.BF64];[.BG64]/[.BF64];&quot;&quot;)">
            <text:p/>
          </table:table-cell>
          <table:table-cell table:style-name="ce26"/>
          <table:table-cell table:style-name="ce26"/>
          <table:table-cell table:style-name="ce15" table:formula="of:=IF([.BJ64];[.BJ64]*[.BK$11]+POWER([.BK$12]-[.BJ64]*[.BK$11]; [.BK$13]);&quot;&quot;)">
            <text:p/>
          </table:table-cell>
          <table:table-cell table:style-name="ce19" table:formula="of:=IF([.BJ64];[.BK64]/[.BJ64];&quot;&quot;)">
            <text:p/>
          </table:table-cell>
          <table:table-cell table:style-name="ce26"/>
          <table:table-cell table:style-name="ce26"/>
          <table:table-cell table:style-name="ce15" table:formula="of:=IF([.BN64];[.BN64]*[.BO$11]+POWER([.BO$12]-[.BN64]*[.BO$11]; [.BO$13]);&quot;&quot;)">
            <text:p/>
          </table:table-cell>
          <table:table-cell table:style-name="ce19" table:formula="of:=IF([.BN64];[.BO64]/[.BN64];&quot;&quot;)">
            <text:p/>
          </table:table-cell>
          <table:table-cell table:style-name="ce26"/>
          <table:table-cell table:style-name="ce26"/>
          <table:table-cell table:style-name="ce15" table:formula="of:=IF([.BR64];[.BR64]*[.BS$11]+POWER([.BS$12]-[.BR64]*[.BS$11]; [.BS$13]);&quot;&quot;)">
            <text:p/>
          </table:table-cell>
          <table:table-cell table:style-name="ce19" table:formula="of:=IF([.BR64];[.BS64]/[.BR64];&quot;&quot;)">
            <text:p/>
          </table:table-cell>
          <table:table-cell table:style-name="ce26"/>
        </table:table-row>
        <table:table-row table:style-name="ro3">
          <table:table-cell/>
          <table:table-cell table:style-name="ce15"/>
          <table:table-cell table:style-name="ce15" table:formula="of:=IF([.B65];[.B65]*[.C$11]+POWER([.C$12]-[.B65]*[.C$11]; [.C$13]);&quot;&quot;)">
            <text:p/>
          </table:table-cell>
          <table:table-cell table:style-name="ce19" table:formula="of:=IF([.B65];[.C65]/[.B65];&quot;&quot;)">
            <text:p/>
          </table:table-cell>
          <table:table-cell table:style-name="ce26"/>
          <table:table-cell table:style-name="ce2"/>
          <table:table-cell table:style-name="ce15" table:formula="of:=IF([.F65];[.F65]*[.G$11]+POWER([.G$12]-[.F65]*[.G$11]; [.G$13]);&quot;&quot;)">
            <text:p/>
          </table:table-cell>
          <table:table-cell table:style-name="ce19" table:formula="of:=IF([.F65];[.G65]/[.F65];&quot;&quot;)">
            <text:p/>
          </table:table-cell>
          <table:table-cell table:style-name="ce26"/>
          <table:table-cell table:style-name="ce8" office:value-type="float" office:value="109.2">
            <text:p>109</text:p>
          </table:table-cell>
          <table:table-cell table:style-name="ce15" table:formula="of:=IF([.J65];[.J65]*[.K$11]+POWER([.K$12]-[.J65]*[.K$11]; [.K$13]);&quot;&quot;)" office:value-type="float" office:value="329.711776658491">
            <text:p>330</text:p>
          </table:table-cell>
          <table:table-cell table:style-name="ce19" table:formula="of:=IF([.J65];[.K65]/[.J65];&quot;&quot;)" office:value-type="float" office:value="3.01933861408874">
            <text:p>3.02</text:p>
          </table:table-cell>
          <table:table-cell table:style-name="ce26"/>
          <table:table-cell table:style-name="ce26"/>
          <table:table-cell table:style-name="ce15" table:formula="of:=IF([.N65];[.N65]*[.O$11]+POWER([.O$12]-[.N65]*[.O$11]; [.O$13]);&quot;&quot;)">
            <text:p/>
          </table:table-cell>
          <table:table-cell table:style-name="ce19" table:formula="of:=IF([.N65];[.O65]/[.N65];&quot;&quot;)">
            <text:p/>
          </table:table-cell>
          <table:table-cell table:style-name="ce26"/>
          <table:table-cell table:style-name="ce26"/>
          <table:table-cell table:style-name="ce15" table:formula="of:=IF([.R65];[.R65]*[.S$11]+POWER([.S$12]-[.R65]*[.S$11]; [.S$13]);&quot;&quot;)">
            <text:p/>
          </table:table-cell>
          <table:table-cell table:style-name="ce19" table:formula="of:=IF([.R65];[.S65]/[.R65];&quot;&quot;)">
            <text:p/>
          </table:table-cell>
          <table:table-cell table:style-name="ce26"/>
          <table:table-cell table:style-name="ce26"/>
          <table:table-cell table:style-name="ce15" table:formula="of:=IF([.V65];[.V65]*[.W$11]+POWER([.W$12]-[.V65]*[.W$11]; [.W$13]);&quot;&quot;)">
            <text:p/>
          </table:table-cell>
          <table:table-cell table:style-name="ce19" table:formula="of:=IF([.V65];[.W65]/[.V65];&quot;&quot;)">
            <text:p/>
          </table:table-cell>
          <table:table-cell table:style-name="ce26"/>
          <table:table-cell table:style-name="ce26"/>
          <table:table-cell table:style-name="ce15" table:formula="of:=IF([.Z65];[.Z65]*[.AA$11]+POWER([.AA$12]-[.Z65]*[.AA$11]; [.AA$13]);&quot;&quot;)">
            <text:p/>
          </table:table-cell>
          <table:table-cell table:style-name="ce19" table:formula="of:=IF([.Z65];[.AA65]/[.Z65];&quot;&quot;)">
            <text:p/>
          </table:table-cell>
          <table:table-cell table:style-name="ce26"/>
          <table:table-cell table:style-name="ce26"/>
          <table:table-cell table:style-name="ce15" table:formula="of:=IF([.AD65];[.AD65]*[.AE$11]+POWER([.AE$12]-[.AD65]*[.AE$11]; [.AE$13]);&quot;&quot;)">
            <text:p/>
          </table:table-cell>
          <table:table-cell table:style-name="ce19" table:formula="of:=IF([.AD65];[.AE65]/[.AD65];&quot;&quot;)">
            <text:p/>
          </table:table-cell>
          <table:table-cell table:style-name="ce26"/>
          <table:table-cell table:style-name="ce26"/>
          <table:table-cell table:style-name="ce15" table:formula="of:=IF([.AH65];[.AH65]*[.AI$11]+POWER([.AI$12]-[.AH65]*[.AI$11]; [.AI$13]);&quot;&quot;)">
            <text:p/>
          </table:table-cell>
          <table:table-cell table:style-name="ce19" table:formula="of:=IF([.AH65];[.AI65]/[.AH65];&quot;&quot;)">
            <text:p/>
          </table:table-cell>
          <table:table-cell table:style-name="ce26"/>
          <table:table-cell table:style-name="ce26"/>
          <table:table-cell table:style-name="ce15" table:formula="of:=IF([.AL65];[.AL65]*[.AM$11]+POWER([.AM$12]-[.AL65]*[.AM$11]; [.AM$13]);&quot;&quot;)">
            <text:p/>
          </table:table-cell>
          <table:table-cell table:style-name="ce19" table:formula="of:=IF([.AL65];[.AM65]/[.AL65];&quot;&quot;)">
            <text:p/>
          </table:table-cell>
          <table:table-cell table:style-name="ce26"/>
          <table:table-cell table:style-name="ce26"/>
          <table:table-cell table:style-name="ce15" table:formula="of:=IF([.AP65];[.AP65]*[.AQ$11]+POWER([.AQ$12]-[.AP65]*[.AQ$11]; [.AQ$13]);&quot;&quot;)">
            <text:p/>
          </table:table-cell>
          <table:table-cell table:style-name="ce19" table:formula="of:=IF([.AP65];[.AQ65]/[.AP65];&quot;&quot;)">
            <text:p/>
          </table:table-cell>
          <table:table-cell table:style-name="ce26"/>
          <table:table-cell table:style-name="ce26"/>
          <table:table-cell table:style-name="ce15" table:formula="of:=IF([.AT65];[.AT65]*[.AU$11]+POWER([.AU$12]-[.AT65]*[.AU$11]; [.AU$13]);&quot;&quot;)">
            <text:p/>
          </table:table-cell>
          <table:table-cell table:style-name="ce19" table:formula="of:=IF([.AT65];[.AU65]/[.AT65];&quot;&quot;)">
            <text:p/>
          </table:table-cell>
          <table:table-cell table:style-name="ce26"/>
          <table:table-cell table:style-name="ce26"/>
          <table:table-cell table:style-name="ce15" table:formula="of:=IF([.AX65];[.AX65]*[.AY$11]+POWER([.AY$12]-[.AX65]*[.AY$11]; [.AY$13]);&quot;&quot;)">
            <text:p/>
          </table:table-cell>
          <table:table-cell table:style-name="ce19" table:formula="of:=IF([.AX65];[.AY65]/[.AX65];&quot;&quot;)">
            <text:p/>
          </table:table-cell>
          <table:table-cell table:style-name="ce26"/>
          <table:table-cell table:style-name="ce26"/>
          <table:table-cell table:style-name="ce15" table:formula="of:=IF([.BB65];[.BB65]*[.BC$11]+POWER([.BC$12]-[.BB65]*[.BC$11]; [.BC$13]);&quot;&quot;)">
            <text:p/>
          </table:table-cell>
          <table:table-cell table:style-name="ce19" table:formula="of:=IF([.BB65];[.BC65]/[.BB65];&quot;&quot;)">
            <text:p/>
          </table:table-cell>
          <table:table-cell table:style-name="ce26"/>
          <table:table-cell table:style-name="ce26"/>
          <table:table-cell table:style-name="ce15" table:formula="of:=IF([.BF65];[.BF65]*[.BG$11]+POWER([.BG$12]-[.BF65]*[.BG$11]; [.BG$13]);&quot;&quot;)">
            <text:p/>
          </table:table-cell>
          <table:table-cell table:style-name="ce19" table:formula="of:=IF([.BF65];[.BG65]/[.BF65];&quot;&quot;)">
            <text:p/>
          </table:table-cell>
          <table:table-cell table:style-name="ce26"/>
          <table:table-cell table:style-name="ce26"/>
          <table:table-cell table:style-name="ce15" table:formula="of:=IF([.BJ65];[.BJ65]*[.BK$11]+POWER([.BK$12]-[.BJ65]*[.BK$11]; [.BK$13]);&quot;&quot;)">
            <text:p/>
          </table:table-cell>
          <table:table-cell table:style-name="ce19" table:formula="of:=IF([.BJ65];[.BK65]/[.BJ65];&quot;&quot;)">
            <text:p/>
          </table:table-cell>
          <table:table-cell table:style-name="ce26"/>
          <table:table-cell table:style-name="ce26"/>
          <table:table-cell table:style-name="ce15" table:formula="of:=IF([.BN65];[.BN65]*[.BO$11]+POWER([.BO$12]-[.BN65]*[.BO$11]; [.BO$13]);&quot;&quot;)">
            <text:p/>
          </table:table-cell>
          <table:table-cell table:style-name="ce19" table:formula="of:=IF([.BN65];[.BO65]/[.BN65];&quot;&quot;)">
            <text:p/>
          </table:table-cell>
          <table:table-cell table:style-name="ce26"/>
          <table:table-cell table:style-name="ce26"/>
          <table:table-cell table:style-name="ce15" table:formula="of:=IF([.BR65];[.BR65]*[.BS$11]+POWER([.BS$12]-[.BR65]*[.BS$11]; [.BS$13]);&quot;&quot;)">
            <text:p/>
          </table:table-cell>
          <table:table-cell table:style-name="ce19" table:formula="of:=IF([.BR65];[.BS65]/[.BR65];&quot;&quot;)">
            <text:p/>
          </table:table-cell>
          <table:table-cell table:style-name="ce26"/>
        </table:table-row>
        <table:table-row table:style-name="ro3">
          <table:table-cell/>
          <table:table-cell table:style-name="ce15"/>
          <table:table-cell table:style-name="ce15" table:formula="of:=IF([.B66];[.B66]*[.C$11]+POWER([.C$12]-[.B66]*[.C$11]; [.C$13]);&quot;&quot;)">
            <text:p/>
          </table:table-cell>
          <table:table-cell table:style-name="ce19" table:formula="of:=IF([.B66];[.C66]/[.B66];&quot;&quot;)">
            <text:p/>
          </table:table-cell>
          <table:table-cell table:style-name="ce26"/>
          <table:table-cell table:style-name="ce2"/>
          <table:table-cell table:style-name="ce15" table:formula="of:=IF([.F66];[.F66]*[.G$11]+POWER([.G$12]-[.F66]*[.G$11]; [.G$13]);&quot;&quot;)">
            <text:p/>
          </table:table-cell>
          <table:table-cell table:style-name="ce19" table:formula="of:=IF([.F66];[.G66]/[.F66];&quot;&quot;)">
            <text:p/>
          </table:table-cell>
          <table:table-cell table:style-name="ce26"/>
          <table:table-cell table:style-name="ce8" office:value-type="float" office:value="107.998">
            <text:p>108</text:p>
          </table:table-cell>
          <table:table-cell table:style-name="ce15" table:formula="of:=IF([.J66];[.J66]*[.K$11]+POWER([.K$12]-[.J66]*[.K$11]; [.K$13]);&quot;&quot;)" office:value-type="float" office:value="329.13866567857">
            <text:p>329</text:p>
          </table:table-cell>
          <table:table-cell table:style-name="ce19" table:formula="of:=IF([.J66];[.K66]/[.J66];&quot;&quot;)" office:value-type="float" office:value="3.04763667548074">
            <text:p>3.05</text:p>
          </table:table-cell>
          <table:table-cell table:style-name="ce26"/>
          <table:table-cell table:style-name="ce26"/>
          <table:table-cell table:style-name="ce15" table:formula="of:=IF([.N66];[.N66]*[.O$11]+POWER([.O$12]-[.N66]*[.O$11]; [.O$13]);&quot;&quot;)">
            <text:p/>
          </table:table-cell>
          <table:table-cell table:style-name="ce19" table:formula="of:=IF([.N66];[.O66]/[.N66];&quot;&quot;)">
            <text:p/>
          </table:table-cell>
          <table:table-cell table:style-name="ce26"/>
          <table:table-cell table:style-name="ce26"/>
          <table:table-cell table:style-name="ce15" table:formula="of:=IF([.R66];[.R66]*[.S$11]+POWER([.S$12]-[.R66]*[.S$11]; [.S$13]);&quot;&quot;)">
            <text:p/>
          </table:table-cell>
          <table:table-cell table:style-name="ce19" table:formula="of:=IF([.R66];[.S66]/[.R66];&quot;&quot;)">
            <text:p/>
          </table:table-cell>
          <table:table-cell table:style-name="ce26"/>
          <table:table-cell table:style-name="ce26"/>
          <table:table-cell table:style-name="ce15" table:formula="of:=IF([.V66];[.V66]*[.W$11]+POWER([.W$12]-[.V66]*[.W$11]; [.W$13]);&quot;&quot;)">
            <text:p/>
          </table:table-cell>
          <table:table-cell table:style-name="ce19" table:formula="of:=IF([.V66];[.W66]/[.V66];&quot;&quot;)">
            <text:p/>
          </table:table-cell>
          <table:table-cell table:style-name="ce26"/>
          <table:table-cell table:style-name="ce26"/>
          <table:table-cell table:style-name="ce15" table:formula="of:=IF([.Z66];[.Z66]*[.AA$11]+POWER([.AA$12]-[.Z66]*[.AA$11]; [.AA$13]);&quot;&quot;)">
            <text:p/>
          </table:table-cell>
          <table:table-cell table:style-name="ce19" table:formula="of:=IF([.Z66];[.AA66]/[.Z66];&quot;&quot;)">
            <text:p/>
          </table:table-cell>
          <table:table-cell table:style-name="ce26"/>
          <table:table-cell table:style-name="ce26"/>
          <table:table-cell table:style-name="ce15" table:formula="of:=IF([.AD66];[.AD66]*[.AE$11]+POWER([.AE$12]-[.AD66]*[.AE$11]; [.AE$13]);&quot;&quot;)">
            <text:p/>
          </table:table-cell>
          <table:table-cell table:style-name="ce19" table:formula="of:=IF([.AD66];[.AE66]/[.AD66];&quot;&quot;)">
            <text:p/>
          </table:table-cell>
          <table:table-cell table:style-name="ce26"/>
          <table:table-cell table:style-name="ce26"/>
          <table:table-cell table:style-name="ce15" table:formula="of:=IF([.AH66];[.AH66]*[.AI$11]+POWER([.AI$12]-[.AH66]*[.AI$11]; [.AI$13]);&quot;&quot;)">
            <text:p/>
          </table:table-cell>
          <table:table-cell table:style-name="ce19" table:formula="of:=IF([.AH66];[.AI66]/[.AH66];&quot;&quot;)">
            <text:p/>
          </table:table-cell>
          <table:table-cell table:style-name="ce26"/>
          <table:table-cell table:style-name="ce26"/>
          <table:table-cell table:style-name="ce15" table:formula="of:=IF([.AL66];[.AL66]*[.AM$11]+POWER([.AM$12]-[.AL66]*[.AM$11]; [.AM$13]);&quot;&quot;)">
            <text:p/>
          </table:table-cell>
          <table:table-cell table:style-name="ce19" table:formula="of:=IF([.AL66];[.AM66]/[.AL66];&quot;&quot;)">
            <text:p/>
          </table:table-cell>
          <table:table-cell table:style-name="ce26"/>
          <table:table-cell table:style-name="ce26"/>
          <table:table-cell table:style-name="ce15" table:formula="of:=IF([.AP66];[.AP66]*[.AQ$11]+POWER([.AQ$12]-[.AP66]*[.AQ$11]; [.AQ$13]);&quot;&quot;)">
            <text:p/>
          </table:table-cell>
          <table:table-cell table:style-name="ce19" table:formula="of:=IF([.AP66];[.AQ66]/[.AP66];&quot;&quot;)">
            <text:p/>
          </table:table-cell>
          <table:table-cell table:style-name="ce26"/>
          <table:table-cell table:style-name="ce26"/>
          <table:table-cell table:style-name="ce15" table:formula="of:=IF([.AT66];[.AT66]*[.AU$11]+POWER([.AU$12]-[.AT66]*[.AU$11]; [.AU$13]);&quot;&quot;)">
            <text:p/>
          </table:table-cell>
          <table:table-cell table:style-name="ce19" table:formula="of:=IF([.AT66];[.AU66]/[.AT66];&quot;&quot;)">
            <text:p/>
          </table:table-cell>
          <table:table-cell table:style-name="ce26"/>
          <table:table-cell table:style-name="ce26"/>
          <table:table-cell table:style-name="ce15" table:formula="of:=IF([.AX66];[.AX66]*[.AY$11]+POWER([.AY$12]-[.AX66]*[.AY$11]; [.AY$13]);&quot;&quot;)">
            <text:p/>
          </table:table-cell>
          <table:table-cell table:style-name="ce19" table:formula="of:=IF([.AX66];[.AY66]/[.AX66];&quot;&quot;)">
            <text:p/>
          </table:table-cell>
          <table:table-cell table:style-name="ce26"/>
          <table:table-cell table:style-name="ce26"/>
          <table:table-cell table:style-name="ce15" table:formula="of:=IF([.BB66];[.BB66]*[.BC$11]+POWER([.BC$12]-[.BB66]*[.BC$11]; [.BC$13]);&quot;&quot;)">
            <text:p/>
          </table:table-cell>
          <table:table-cell table:style-name="ce19" table:formula="of:=IF([.BB66];[.BC66]/[.BB66];&quot;&quot;)">
            <text:p/>
          </table:table-cell>
          <table:table-cell table:style-name="ce26"/>
          <table:table-cell table:style-name="ce26"/>
          <table:table-cell table:style-name="ce15" table:formula="of:=IF([.BF66];[.BF66]*[.BG$11]+POWER([.BG$12]-[.BF66]*[.BG$11]; [.BG$13]);&quot;&quot;)">
            <text:p/>
          </table:table-cell>
          <table:table-cell table:style-name="ce19" table:formula="of:=IF([.BF66];[.BG66]/[.BF66];&quot;&quot;)">
            <text:p/>
          </table:table-cell>
          <table:table-cell table:style-name="ce26"/>
          <table:table-cell table:style-name="ce26"/>
          <table:table-cell table:style-name="ce15" table:formula="of:=IF([.BJ66];[.BJ66]*[.BK$11]+POWER([.BK$12]-[.BJ66]*[.BK$11]; [.BK$13]);&quot;&quot;)">
            <text:p/>
          </table:table-cell>
          <table:table-cell table:style-name="ce19" table:formula="of:=IF([.BJ66];[.BK66]/[.BJ66];&quot;&quot;)">
            <text:p/>
          </table:table-cell>
          <table:table-cell table:style-name="ce26"/>
          <table:table-cell table:style-name="ce26"/>
          <table:table-cell table:style-name="ce15" table:formula="of:=IF([.BN66];[.BN66]*[.BO$11]+POWER([.BO$12]-[.BN66]*[.BO$11]; [.BO$13]);&quot;&quot;)">
            <text:p/>
          </table:table-cell>
          <table:table-cell table:style-name="ce19" table:formula="of:=IF([.BN66];[.BO66]/[.BN66];&quot;&quot;)">
            <text:p/>
          </table:table-cell>
          <table:table-cell table:style-name="ce26"/>
          <table:table-cell table:style-name="ce26"/>
          <table:table-cell table:style-name="ce15" table:formula="of:=IF([.BR66];[.BR66]*[.BS$11]+POWER([.BS$12]-[.BR66]*[.BS$11]; [.BS$13]);&quot;&quot;)">
            <text:p/>
          </table:table-cell>
          <table:table-cell table:style-name="ce19" table:formula="of:=IF([.BR66];[.BS66]/[.BR66];&quot;&quot;)">
            <text:p/>
          </table:table-cell>
          <table:table-cell table:style-name="ce26"/>
        </table:table-row>
        <table:table-row table:style-name="ro3">
          <table:table-cell/>
          <table:table-cell table:style-name="ce15"/>
          <table:table-cell table:style-name="ce15" table:formula="of:=IF([.B67];[.B67]*[.C$11]+POWER([.C$12]-[.B67]*[.C$11]; [.C$13]);&quot;&quot;)">
            <text:p/>
          </table:table-cell>
          <table:table-cell table:style-name="ce19" table:formula="of:=IF([.B67];[.C67]/[.B67];&quot;&quot;)">
            <text:p/>
          </table:table-cell>
          <table:table-cell table:style-name="ce26"/>
          <table:table-cell table:style-name="ce2"/>
          <table:table-cell table:style-name="ce15" table:formula="of:=IF([.F67];[.F67]*[.G$11]+POWER([.G$12]-[.F67]*[.G$11]; [.G$13]);&quot;&quot;)">
            <text:p/>
          </table:table-cell>
          <table:table-cell table:style-name="ce19" table:formula="of:=IF([.F67];[.G67]/[.F67];&quot;&quot;)">
            <text:p/>
          </table:table-cell>
          <table:table-cell table:style-name="ce26"/>
          <table:table-cell table:style-name="ce8" office:value-type="float" office:value="98.3972">
            <text:p>98</text:p>
          </table:table-cell>
          <table:table-cell table:style-name="ce15" table:formula="of:=IF([.J67];[.J67]*[.K$11]+POWER([.K$12]-[.J67]*[.K$11]; [.K$13]);&quot;&quot;)" office:value-type="float" office:value="324.541777811499">
            <text:p>325</text:p>
          </table:table-cell>
          <table:table-cell table:style-name="ce19" table:formula="of:=IF([.J67];[.K67]/[.J67];&quot;&quot;)" office:value-type="float" office:value="3.29828265246876">
            <text:p>3.30</text:p>
          </table:table-cell>
          <table:table-cell table:style-name="ce26"/>
          <table:table-cell table:style-name="ce26"/>
          <table:table-cell table:style-name="ce15" table:formula="of:=IF([.N67];[.N67]*[.O$11]+POWER([.O$12]-[.N67]*[.O$11]; [.O$13]);&quot;&quot;)">
            <text:p/>
          </table:table-cell>
          <table:table-cell table:style-name="ce19" table:formula="of:=IF([.N67];[.O67]/[.N67];&quot;&quot;)">
            <text:p/>
          </table:table-cell>
          <table:table-cell table:style-name="ce26"/>
          <table:table-cell table:style-name="ce26"/>
          <table:table-cell table:style-name="ce15" table:formula="of:=IF([.R67];[.R67]*[.S$11]+POWER([.S$12]-[.R67]*[.S$11]; [.S$13]);&quot;&quot;)">
            <text:p/>
          </table:table-cell>
          <table:table-cell table:style-name="ce19" table:formula="of:=IF([.R67];[.S67]/[.R67];&quot;&quot;)">
            <text:p/>
          </table:table-cell>
          <table:table-cell table:style-name="ce26"/>
          <table:table-cell table:style-name="ce26"/>
          <table:table-cell table:style-name="ce15" table:formula="of:=IF([.V67];[.V67]*[.W$11]+POWER([.W$12]-[.V67]*[.W$11]; [.W$13]);&quot;&quot;)">
            <text:p/>
          </table:table-cell>
          <table:table-cell table:style-name="ce19" table:formula="of:=IF([.V67];[.W67]/[.V67];&quot;&quot;)">
            <text:p/>
          </table:table-cell>
          <table:table-cell table:style-name="ce26"/>
          <table:table-cell table:style-name="ce26"/>
          <table:table-cell table:style-name="ce15" table:formula="of:=IF([.Z67];[.Z67]*[.AA$11]+POWER([.AA$12]-[.Z67]*[.AA$11]; [.AA$13]);&quot;&quot;)">
            <text:p/>
          </table:table-cell>
          <table:table-cell table:style-name="ce19" table:formula="of:=IF([.Z67];[.AA67]/[.Z67];&quot;&quot;)">
            <text:p/>
          </table:table-cell>
          <table:table-cell table:style-name="ce26"/>
          <table:table-cell table:style-name="ce26"/>
          <table:table-cell table:style-name="ce15" table:formula="of:=IF([.AD67];[.AD67]*[.AE$11]+POWER([.AE$12]-[.AD67]*[.AE$11]; [.AE$13]);&quot;&quot;)">
            <text:p/>
          </table:table-cell>
          <table:table-cell table:style-name="ce19" table:formula="of:=IF([.AD67];[.AE67]/[.AD67];&quot;&quot;)">
            <text:p/>
          </table:table-cell>
          <table:table-cell table:style-name="ce26"/>
          <table:table-cell table:style-name="ce26"/>
          <table:table-cell table:style-name="ce15" table:formula="of:=IF([.AH67];[.AH67]*[.AI$11]+POWER([.AI$12]-[.AH67]*[.AI$11]; [.AI$13]);&quot;&quot;)">
            <text:p/>
          </table:table-cell>
          <table:table-cell table:style-name="ce19" table:formula="of:=IF([.AH67];[.AI67]/[.AH67];&quot;&quot;)">
            <text:p/>
          </table:table-cell>
          <table:table-cell table:style-name="ce26"/>
          <table:table-cell table:style-name="ce26"/>
          <table:table-cell table:style-name="ce15" table:formula="of:=IF([.AL67];[.AL67]*[.AM$11]+POWER([.AM$12]-[.AL67]*[.AM$11]; [.AM$13]);&quot;&quot;)">
            <text:p/>
          </table:table-cell>
          <table:table-cell table:style-name="ce19" table:formula="of:=IF([.AL67];[.AM67]/[.AL67];&quot;&quot;)">
            <text:p/>
          </table:table-cell>
          <table:table-cell table:style-name="ce26"/>
          <table:table-cell table:style-name="ce26"/>
          <table:table-cell table:style-name="ce15" table:formula="of:=IF([.AP67];[.AP67]*[.AQ$11]+POWER([.AQ$12]-[.AP67]*[.AQ$11]; [.AQ$13]);&quot;&quot;)">
            <text:p/>
          </table:table-cell>
          <table:table-cell table:style-name="ce19" table:formula="of:=IF([.AP67];[.AQ67]/[.AP67];&quot;&quot;)">
            <text:p/>
          </table:table-cell>
          <table:table-cell table:style-name="ce26"/>
          <table:table-cell table:style-name="ce26"/>
          <table:table-cell table:style-name="ce15" table:formula="of:=IF([.AT67];[.AT67]*[.AU$11]+POWER([.AU$12]-[.AT67]*[.AU$11]; [.AU$13]);&quot;&quot;)">
            <text:p/>
          </table:table-cell>
          <table:table-cell table:style-name="ce19" table:formula="of:=IF([.AT67];[.AU67]/[.AT67];&quot;&quot;)">
            <text:p/>
          </table:table-cell>
          <table:table-cell table:style-name="ce26"/>
          <table:table-cell table:style-name="ce26"/>
          <table:table-cell table:style-name="ce15" table:formula="of:=IF([.AX67];[.AX67]*[.AY$11]+POWER([.AY$12]-[.AX67]*[.AY$11]; [.AY$13]);&quot;&quot;)">
            <text:p/>
          </table:table-cell>
          <table:table-cell table:style-name="ce19" table:formula="of:=IF([.AX67];[.AY67]/[.AX67];&quot;&quot;)">
            <text:p/>
          </table:table-cell>
          <table:table-cell table:style-name="ce26"/>
          <table:table-cell table:style-name="ce26"/>
          <table:table-cell table:style-name="ce15" table:formula="of:=IF([.BB67];[.BB67]*[.BC$11]+POWER([.BC$12]-[.BB67]*[.BC$11]; [.BC$13]);&quot;&quot;)">
            <text:p/>
          </table:table-cell>
          <table:table-cell table:style-name="ce19" table:formula="of:=IF([.BB67];[.BC67]/[.BB67];&quot;&quot;)">
            <text:p/>
          </table:table-cell>
          <table:table-cell table:style-name="ce26"/>
          <table:table-cell table:style-name="ce26"/>
          <table:table-cell table:style-name="ce15" table:formula="of:=IF([.BF67];[.BF67]*[.BG$11]+POWER([.BG$12]-[.BF67]*[.BG$11]; [.BG$13]);&quot;&quot;)">
            <text:p/>
          </table:table-cell>
          <table:table-cell table:style-name="ce19" table:formula="of:=IF([.BF67];[.BG67]/[.BF67];&quot;&quot;)">
            <text:p/>
          </table:table-cell>
          <table:table-cell table:style-name="ce26"/>
          <table:table-cell table:style-name="ce26"/>
          <table:table-cell table:style-name="ce15" table:formula="of:=IF([.BJ67];[.BJ67]*[.BK$11]+POWER([.BK$12]-[.BJ67]*[.BK$11]; [.BK$13]);&quot;&quot;)">
            <text:p/>
          </table:table-cell>
          <table:table-cell table:style-name="ce19" table:formula="of:=IF([.BJ67];[.BK67]/[.BJ67];&quot;&quot;)">
            <text:p/>
          </table:table-cell>
          <table:table-cell table:style-name="ce26"/>
          <table:table-cell table:style-name="ce26"/>
          <table:table-cell table:style-name="ce15" table:formula="of:=IF([.BN67];[.BN67]*[.BO$11]+POWER([.BO$12]-[.BN67]*[.BO$11]; [.BO$13]);&quot;&quot;)">
            <text:p/>
          </table:table-cell>
          <table:table-cell table:style-name="ce19" table:formula="of:=IF([.BN67];[.BO67]/[.BN67];&quot;&quot;)">
            <text:p/>
          </table:table-cell>
          <table:table-cell table:style-name="ce26"/>
          <table:table-cell table:style-name="ce26"/>
          <table:table-cell table:style-name="ce15" table:formula="of:=IF([.BR67];[.BR67]*[.BS$11]+POWER([.BS$12]-[.BR67]*[.BS$11]; [.BS$13]);&quot;&quot;)">
            <text:p/>
          </table:table-cell>
          <table:table-cell table:style-name="ce19" table:formula="of:=IF([.BR67];[.BS67]/[.BR67];&quot;&quot;)">
            <text:p/>
          </table:table-cell>
          <table:table-cell table:style-name="ce26"/>
        </table:table-row>
        <table:table-row table:style-name="ro3">
          <table:table-cell/>
          <table:table-cell table:style-name="ce15"/>
          <table:table-cell table:style-name="ce15" table:formula="of:=IF([.B68];[.B68]*[.C$11]+POWER([.C$12]-[.B68]*[.C$11]; [.C$13]);&quot;&quot;)">
            <text:p/>
          </table:table-cell>
          <table:table-cell table:style-name="ce19" table:formula="of:=IF([.B68];[.C68]/[.B68];&quot;&quot;)">
            <text:p/>
          </table:table-cell>
          <table:table-cell table:style-name="ce26"/>
          <table:table-cell table:style-name="ce2"/>
          <table:table-cell table:style-name="ce15" table:formula="of:=IF([.F68];[.F68]*[.G$11]+POWER([.G$12]-[.F68]*[.G$11]; [.G$13]);&quot;&quot;)">
            <text:p/>
          </table:table-cell>
          <table:table-cell table:style-name="ce19" table:formula="of:=IF([.F68];[.G68]/[.F68];&quot;&quot;)">
            <text:p/>
          </table:table-cell>
          <table:table-cell table:style-name="ce26"/>
          <table:table-cell table:style-name="ce8" office:value-type="float" office:value="97.065">
            <text:p>97</text:p>
          </table:table-cell>
          <table:table-cell table:style-name="ce15" table:formula="of:=IF([.J68];[.J68]*[.K$11]+POWER([.K$12]-[.J68]*[.K$11]; [.K$13]);&quot;&quot;)" office:value-type="float" office:value="323.901283908773">
            <text:p>324</text:p>
          </table:table-cell>
          <table:table-cell table:style-name="ce19" table:formula="of:=IF([.J68];[.K68]/[.J68];&quot;&quot;)" office:value-type="float" office:value="3.33695239178667">
            <text:p>3.34</text:p>
          </table:table-cell>
          <table:table-cell table:style-name="ce26"/>
          <table:table-cell table:style-name="ce26"/>
          <table:table-cell table:style-name="ce15" table:formula="of:=IF([.N68];[.N68]*[.O$11]+POWER([.O$12]-[.N68]*[.O$11]; [.O$13]);&quot;&quot;)">
            <text:p/>
          </table:table-cell>
          <table:table-cell table:style-name="ce19" table:formula="of:=IF([.N68];[.O68]/[.N68];&quot;&quot;)">
            <text:p/>
          </table:table-cell>
          <table:table-cell table:style-name="ce26"/>
          <table:table-cell table:style-name="ce26"/>
          <table:table-cell table:style-name="ce15" table:formula="of:=IF([.R68];[.R68]*[.S$11]+POWER([.S$12]-[.R68]*[.S$11]; [.S$13]);&quot;&quot;)">
            <text:p/>
          </table:table-cell>
          <table:table-cell table:style-name="ce19" table:formula="of:=IF([.R68];[.S68]/[.R68];&quot;&quot;)">
            <text:p/>
          </table:table-cell>
          <table:table-cell table:style-name="ce26"/>
          <table:table-cell table:style-name="ce26"/>
          <table:table-cell table:style-name="ce15" table:formula="of:=IF([.V68];[.V68]*[.W$11]+POWER([.W$12]-[.V68]*[.W$11]; [.W$13]);&quot;&quot;)">
            <text:p/>
          </table:table-cell>
          <table:table-cell table:style-name="ce19" table:formula="of:=IF([.V68];[.W68]/[.V68];&quot;&quot;)">
            <text:p/>
          </table:table-cell>
          <table:table-cell table:style-name="ce26"/>
          <table:table-cell table:style-name="ce26"/>
          <table:table-cell table:style-name="ce15" table:formula="of:=IF([.Z68];[.Z68]*[.AA$11]+POWER([.AA$12]-[.Z68]*[.AA$11]; [.AA$13]);&quot;&quot;)">
            <text:p/>
          </table:table-cell>
          <table:table-cell table:style-name="ce19" table:formula="of:=IF([.Z68];[.AA68]/[.Z68];&quot;&quot;)">
            <text:p/>
          </table:table-cell>
          <table:table-cell table:style-name="ce26"/>
          <table:table-cell table:style-name="ce26"/>
          <table:table-cell table:style-name="ce15" table:formula="of:=IF([.AD68];[.AD68]*[.AE$11]+POWER([.AE$12]-[.AD68]*[.AE$11]; [.AE$13]);&quot;&quot;)">
            <text:p/>
          </table:table-cell>
          <table:table-cell table:style-name="ce19" table:formula="of:=IF([.AD68];[.AE68]/[.AD68];&quot;&quot;)">
            <text:p/>
          </table:table-cell>
          <table:table-cell table:style-name="ce26"/>
          <table:table-cell table:style-name="ce26"/>
          <table:table-cell table:style-name="ce15" table:formula="of:=IF([.AH68];[.AH68]*[.AI$11]+POWER([.AI$12]-[.AH68]*[.AI$11]; [.AI$13]);&quot;&quot;)">
            <text:p/>
          </table:table-cell>
          <table:table-cell table:style-name="ce19" table:formula="of:=IF([.AH68];[.AI68]/[.AH68];&quot;&quot;)">
            <text:p/>
          </table:table-cell>
          <table:table-cell table:style-name="ce26"/>
          <table:table-cell table:style-name="ce26"/>
          <table:table-cell table:style-name="ce15" table:formula="of:=IF([.AL68];[.AL68]*[.AM$11]+POWER([.AM$12]-[.AL68]*[.AM$11]; [.AM$13]);&quot;&quot;)">
            <text:p/>
          </table:table-cell>
          <table:table-cell table:style-name="ce19" table:formula="of:=IF([.AL68];[.AM68]/[.AL68];&quot;&quot;)">
            <text:p/>
          </table:table-cell>
          <table:table-cell table:style-name="ce26"/>
          <table:table-cell table:style-name="ce26"/>
          <table:table-cell table:style-name="ce15" table:formula="of:=IF([.AP68];[.AP68]*[.AQ$11]+POWER([.AQ$12]-[.AP68]*[.AQ$11]; [.AQ$13]);&quot;&quot;)">
            <text:p/>
          </table:table-cell>
          <table:table-cell table:style-name="ce19" table:formula="of:=IF([.AP68];[.AQ68]/[.AP68];&quot;&quot;)">
            <text:p/>
          </table:table-cell>
          <table:table-cell table:style-name="ce26"/>
          <table:table-cell table:style-name="ce26"/>
          <table:table-cell table:style-name="ce15" table:formula="of:=IF([.AT68];[.AT68]*[.AU$11]+POWER([.AU$12]-[.AT68]*[.AU$11]; [.AU$13]);&quot;&quot;)">
            <text:p/>
          </table:table-cell>
          <table:table-cell table:style-name="ce19" table:formula="of:=IF([.AT68];[.AU68]/[.AT68];&quot;&quot;)">
            <text:p/>
          </table:table-cell>
          <table:table-cell table:style-name="ce26"/>
          <table:table-cell table:style-name="ce26"/>
          <table:table-cell table:style-name="ce15" table:formula="of:=IF([.AX68];[.AX68]*[.AY$11]+POWER([.AY$12]-[.AX68]*[.AY$11]; [.AY$13]);&quot;&quot;)">
            <text:p/>
          </table:table-cell>
          <table:table-cell table:style-name="ce19" table:formula="of:=IF([.AX68];[.AY68]/[.AX68];&quot;&quot;)">
            <text:p/>
          </table:table-cell>
          <table:table-cell table:style-name="ce26"/>
          <table:table-cell table:style-name="ce26"/>
          <table:table-cell table:style-name="ce15" table:formula="of:=IF([.BB68];[.BB68]*[.BC$11]+POWER([.BC$12]-[.BB68]*[.BC$11]; [.BC$13]);&quot;&quot;)">
            <text:p/>
          </table:table-cell>
          <table:table-cell table:style-name="ce19" table:formula="of:=IF([.BB68];[.BC68]/[.BB68];&quot;&quot;)">
            <text:p/>
          </table:table-cell>
          <table:table-cell table:style-name="ce26"/>
          <table:table-cell table:style-name="ce26"/>
          <table:table-cell table:style-name="ce15" table:formula="of:=IF([.BF68];[.BF68]*[.BG$11]+POWER([.BG$12]-[.BF68]*[.BG$11]; [.BG$13]);&quot;&quot;)">
            <text:p/>
          </table:table-cell>
          <table:table-cell table:style-name="ce19" table:formula="of:=IF([.BF68];[.BG68]/[.BF68];&quot;&quot;)">
            <text:p/>
          </table:table-cell>
          <table:table-cell table:style-name="ce26"/>
          <table:table-cell table:style-name="ce26"/>
          <table:table-cell table:style-name="ce15" table:formula="of:=IF([.BJ68];[.BJ68]*[.BK$11]+POWER([.BK$12]-[.BJ68]*[.BK$11]; [.BK$13]);&quot;&quot;)">
            <text:p/>
          </table:table-cell>
          <table:table-cell table:style-name="ce19" table:formula="of:=IF([.BJ68];[.BK68]/[.BJ68];&quot;&quot;)">
            <text:p/>
          </table:table-cell>
          <table:table-cell table:style-name="ce26"/>
          <table:table-cell table:style-name="ce26"/>
          <table:table-cell table:style-name="ce15" table:formula="of:=IF([.BN68];[.BN68]*[.BO$11]+POWER([.BO$12]-[.BN68]*[.BO$11]; [.BO$13]);&quot;&quot;)">
            <text:p/>
          </table:table-cell>
          <table:table-cell table:style-name="ce19" table:formula="of:=IF([.BN68];[.BO68]/[.BN68];&quot;&quot;)">
            <text:p/>
          </table:table-cell>
          <table:table-cell table:style-name="ce26"/>
          <table:table-cell table:style-name="ce26"/>
          <table:table-cell table:style-name="ce15" table:formula="of:=IF([.BR68];[.BR68]*[.BS$11]+POWER([.BS$12]-[.BR68]*[.BS$11]; [.BS$13]);&quot;&quot;)">
            <text:p/>
          </table:table-cell>
          <table:table-cell table:style-name="ce19" table:formula="of:=IF([.BR68];[.BS68]/[.BR68];&quot;&quot;)">
            <text:p/>
          </table:table-cell>
          <table:table-cell table:style-name="ce26"/>
        </table:table-row>
        <table:table-row table:style-name="ro2">
          <table:table-cell table:number-columns-repeated="73"/>
        </table:table-row>
        <table:table-row table:style-name="ro4" table:number-rows-repeated="6">
          <table:table-cell table:number-columns-repeated="9"/>
          <table:table-cell table:style-name="ce27" table:number-columns-repeated="2"/>
          <table:table-cell table:number-columns-repeated="62"/>
        </table:table-row>
        <table:table-row table:style-name="ro4">
          <table:table-cell table:number-columns-repeated="9"/>
          <table:table-cell table:style-name="ce28" table:number-columns-repeated="2"/>
          <table:table-cell table:number-columns-repeated="62"/>
        </table:table-row>
        <table:table-row table:style-name="ro2" table:number-rows-repeated="1048499">
          <table:table-cell table:number-columns-repeated="73"/>
        </table:table-row>
        <table:table-row table:style-name="ro2">
          <table:table-cell table:number-columns-repeated="73"/>
        </table:table-row>
      </table:table>
      <table:table table:name="tur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number-columns-repeated="951" table:default-cell-style-name="Default"/>
        <table:table-row table:style-name="ro1">
          <table:table-cell table:style-name="ce1"/>
          <table:table-cell table:style-name="ce7" office:value-type="string">
            <text:p>m5</text:p>
          </table:table-cell>
          <table:table-cell table:style-name="ce7" table:number-columns-repeated="3"/>
          <table:table-cell table:style-name="ce7" office:value-type="string">
            <text:p>m4</text:p>
          </table:table-cell>
          <table:table-cell table:style-name="ce7" table:number-columns-repeated="3"/>
          <table:table-cell table:style-name="ce7" office:value-type="string">
            <text:p>m3</text:p>
          </table:table-cell>
          <table:table-cell table:style-name="ce7" table:number-columns-repeated="3"/>
          <table:table-cell table:style-name="ce7" office:value-type="string">
            <text:p>m3+</text:p>
          </table:table-cell>
          <table:table-cell table:style-name="ce7" table:number-columns-repeated="3"/>
          <table:table-cell table:style-name="ce7" office:value-type="string">
            <text:p>m6</text:p>
          </table:table-cell>
          <table:table-cell table:style-name="ce7" table:number-columns-repeated="3"/>
          <table:table-cell table:style-name="ce7" office:value-type="string">
            <text:p>m6+</text:p>
          </table:table-cell>
          <table:table-cell table:style-name="ce7" table:number-columns-repeated="3"/>
          <table:table-cell table:style-name="ce7" office:value-type="string">
            <text:p>m7</text:p>
          </table:table-cell>
          <table:table-cell table:style-name="ce7" table:number-columns-repeated="3"/>
          <table:table-cell table:style-name="ce7" office:value-type="string">
            <text:p>m1</text:p>
          </table:table-cell>
          <table:table-cell table:style-name="ce7" table:number-columns-repeated="3"/>
          <table:table-cell table:style-name="ce7" office:value-type="string">
            <text:p>m2</text:p>
          </table:table-cell>
          <table:table-cell table:style-name="ce7" table:number-columns-repeated="3"/>
          <table:table-cell table:style-name="ce7" office:value-type="string">
            <text:p>m2+</text:p>
          </table:table-cell>
          <table:table-cell table:style-name="ce7" table:number-columns-repeated="3"/>
          <table:table-cell table:style-name="ce7" office:value-type="string">
            <text:p>DC</text:p>
          </table:table-cell>
          <table:table-cell table:style-name="ce7" table:number-columns-repeated="3"/>
          <table:table-cell table:style-name="ce7" office:value-type="string">
            <text:p>TL</text:p>
          </table:table-cell>
          <table:table-cell table:style-name="ce7" table:number-columns-repeated="3"/>
          <table:table-cell table:style-name="ce7" office:value-type="string">
            <text:p>M8</text:p>
          </table:table-cell>
          <table:table-cell table:style-name="ce7" table:number-columns-repeated="3"/>
          <table:table-cell table:style-name="ce7" office:value-type="string">
            <text:p>TM</text:p>
          </table:table-cell>
          <table:table-cell table:style-name="ce7" table:number-columns-repeated="3"/>
          <table:table-cell table:style-name="ce7" office:value-type="string">
            <text:p>TP</text:p>
          </table:table-cell>
          <table:table-cell table:style-name="ce7" table:number-columns-repeated="3"/>
          <table:table-cell table:style-name="ce7" office:value-type="string">
            <text:p>TS</text:p>
          </table:table-cell>
          <table:table-cell table:style-name="ce7" table:number-columns-repeated="3"/>
          <table:table-cell table:style-name="ce7" office:value-type="string">
            <text:p>TS+</text:p>
          </table:table-cell>
          <table:table-cell table:style-name="ce7" table:number-columns-repeated="3"/>
          <table:table-cell table:style-name="ce7" office:value-type="string">
            <text:p>M7M</text:p>
          </table:table-cell>
          <table:table-cell table:style-name="ce7" table:number-columns-repeated="3"/>
          <table:table-cell table:number-columns-repeated="951"/>
        </table:table-row>
        <table:table-row table:style-name="ro2">
          <table:table-cell table:number-columns-repeated="4"/>
          <table:table-cell table:style-name="ce24"/>
          <table:table-cell table:number-columns-repeated="3"/>
          <table:table-cell table:style-name="ce24" table:number-columns-repeated="3"/>
          <table:table-cell/>
          <table:table-cell table:style-name="ce24" table:number-columns-repeated="3"/>
          <table:table-cell/>
          <table:table-cell table:style-name="ce24" table:number-columns-repeated="3"/>
          <table:table-cell/>
          <table:table-cell table:style-name="ce24" table:number-columns-repeated="3"/>
          <table:table-cell/>
          <table:table-cell table:style-name="ce24" table:number-columns-repeated="3"/>
          <table:table-cell/>
          <table:table-cell table:style-name="ce24" table:number-columns-repeated="3"/>
          <table:table-cell/>
          <table:table-cell table:style-name="ce24" table:number-columns-repeated="3"/>
          <table:table-cell/>
          <table:table-cell table:style-name="ce24" table:number-columns-repeated="3"/>
          <table:table-cell/>
          <table:table-cell table:style-name="ce24" table:number-columns-repeated="3"/>
          <table:table-cell/>
          <table:table-cell table:style-name="ce24" table:number-columns-repeated="3"/>
          <table:table-cell/>
          <table:table-cell table:style-name="ce24" table:number-columns-repeated="3"/>
          <table:table-cell/>
          <table:table-cell table:style-name="ce24" table:number-columns-repeated="3"/>
          <table:table-cell/>
          <table:table-cell table:style-name="ce24" table:number-columns-repeated="3"/>
          <table:table-cell/>
          <table:table-cell table:style-name="ce24" table:number-columns-repeated="3"/>
          <table:table-cell/>
          <table:table-cell table:style-name="ce24" table:number-columns-repeated="3"/>
          <table:table-cell/>
          <table:table-cell table:style-name="ce24" table:number-columns-repeated="3"/>
          <table:table-cell/>
          <table:table-cell table:style-name="ce24"/>
          <table:table-cell table:number-columns-repeated="951"/>
        </table:table-row>
        <table:table-row table:style-name="ro2">
          <table:table-cell table:style-name="ce30"/>
          <table:table-cell table:style-name="ce34" table:formula="of:=[.C8]" office:value-type="float" office:value="90">
            <text:p>90.00</text:p>
          </table:table-cell>
          <table:table-cell table:style-name="ce34" table:number-columns-repeated="2"/>
          <table:table-cell table:style-name="ce30"/>
          <table:table-cell table:style-name="ce34" table:formula="of:=[.G8]" office:value-type="float" office:value="80">
            <text:p>80.00</text:p>
          </table:table-cell>
          <table:table-cell table:style-name="ce34" table:number-columns-repeated="2"/>
          <table:table-cell table:style-name="ce30"/>
          <table:table-cell table:style-name="ce34" table:formula="of:=[.K8]" office:value-type="float" office:value="76">
            <text:p>76.00</text:p>
          </table:table-cell>
          <table:table-cell table:style-name="ce34" table:number-columns-repeated="2"/>
          <table:table-cell table:style-name="ce30"/>
          <table:table-cell table:style-name="ce34" table:formula="of:=[.O8]" office:value-type="float" office:value="61">
            <text:p>61.00</text:p>
          </table:table-cell>
          <table:table-cell table:style-name="ce34" table:number-columns-repeated="2"/>
          <table:table-cell table:style-name="ce30"/>
          <table:table-cell table:style-name="ce34" table:formula="of:=[.S8]" office:value-type="float" office:value="16.5285901514805">
            <text:p>16.53</text:p>
          </table:table-cell>
          <table:table-cell table:style-name="ce34" table:number-columns-repeated="2"/>
          <table:table-cell table:style-name="ce30"/>
          <table:table-cell table:style-name="ce34" table:formula="of:=[.W8]" office:value-type="float" office:value="9">
            <text:p>9.00</text:p>
          </table:table-cell>
          <table:table-cell table:style-name="ce34" table:number-columns-repeated="2"/>
          <table:table-cell table:style-name="ce30"/>
          <table:table-cell table:style-name="ce34" table:formula="of:=[.AA8]" office:value-type="float" office:value="4.23932979110683">
            <text:p>4.24</text:p>
          </table:table-cell>
          <table:table-cell table:style-name="ce34" table:number-columns-repeated="2"/>
          <table:table-cell table:style-name="ce30"/>
          <table:table-cell table:style-name="ce34" table:formula="of:=[.AE8]" office:value-type="float" office:value="1.70930839153737">
            <text:p>1.71</text:p>
          </table:table-cell>
          <table:table-cell table:style-name="ce34" table:number-columns-repeated="2"/>
          <table:table-cell table:style-name="ce30"/>
          <table:table-cell table:style-name="ce34" table:formula="of:=[.AI8]" office:value-type="float" office:value="2">
            <text:p>2.00</text:p>
          </table:table-cell>
          <table:table-cell table:style-name="ce34" table:number-columns-repeated="2"/>
          <table:table-cell table:style-name="ce30"/>
          <table:table-cell table:style-name="ce34" table:formula="of:=[.AM8]" office:value-type="float" office:value="1.74965290799731">
            <text:p>1.75</text:p>
          </table:table-cell>
          <table:table-cell table:style-name="ce30"/>
          <table:table-cell table:style-name="ce34"/>
          <table:table-cell table:style-name="ce30"/>
          <table:table-cell table:style-name="ce34" table:formula="of:=[.AQ8]" office:value-type="float" office:value="4.62506845033494">
            <text:p>4.63</text:p>
          </table:table-cell>
          <table:table-cell table:style-name="ce30"/>
          <table:table-cell table:style-name="ce34"/>
          <table:table-cell table:style-name="ce30"/>
          <table:table-cell table:style-name="ce34" table:formula="of:=[.AU8]" office:value-type="float" office:value="1">
            <text:p>1.00</text:p>
          </table:table-cell>
          <table:table-cell table:style-name="ce30"/>
          <table:table-cell table:style-name="ce34"/>
          <table:table-cell table:style-name="ce30"/>
          <table:table-cell table:style-name="ce34" table:formula="of:=[.AY8]" office:value-type="float" office:value="31">
            <text:p>31.00</text:p>
          </table:table-cell>
          <table:table-cell table:style-name="ce30"/>
          <table:table-cell table:style-name="ce34"/>
          <table:table-cell table:style-name="ce30"/>
          <table:table-cell table:style-name="ce34" table:formula="of:=[.BC8]" office:value-type="float" office:value="8">
            <text:p>8.00</text:p>
          </table:table-cell>
          <table:table-cell table:style-name="ce30"/>
          <table:table-cell table:style-name="ce34"/>
          <table:table-cell table:style-name="ce30"/>
          <table:table-cell table:style-name="ce34" table:formula="of:=[.BG8]" office:value-type="float" office:value="12">
            <text:p>12.00</text:p>
          </table:table-cell>
          <table:table-cell table:style-name="ce30"/>
          <table:table-cell table:style-name="ce34"/>
          <table:table-cell table:style-name="ce30"/>
          <table:table-cell table:style-name="ce34" table:formula="of:=[.BK8]" office:value-type="float" office:value="11.5289515509262">
            <text:p>11.53</text:p>
          </table:table-cell>
          <table:table-cell table:style-name="ce30"/>
          <table:table-cell table:style-name="ce34"/>
          <table:table-cell table:style-name="ce30"/>
          <table:table-cell table:style-name="ce34" table:formula="of:=[.BO8]" office:value-type="float" office:value="9">
            <text:p>9.00</text:p>
          </table:table-cell>
          <table:table-cell table:style-name="ce30"/>
          <table:table-cell table:style-name="ce34"/>
          <table:table-cell table:style-name="ce30"/>
          <table:table-cell table:style-name="ce34" table:formula="of:=[.BS8]" office:value-type="float" office:value="3.6">
            <text:p>3.60</text:p>
          </table:table-cell>
          <table:table-cell table:style-name="ce30"/>
          <table:table-cell table:style-name="ce34"/>
          <table:table-cell table:style-name="ce30" table:number-columns-repeated="952"/>
        </table:table-row>
        <table:table-row table:style-name="ro2">
          <table:table-cell table:style-name="ce30" table:number-columns-repeated="2"/>
          <table:table-cell table:style-name="ce34" table:formula="of:=[.C9]" office:value-type="float" office:value="66.7506238150425">
            <text:p>66.75</text:p>
          </table:table-cell>
          <table:table-cell table:style-name="ce34"/>
          <table:table-cell table:style-name="ce30"/>
          <table:table-cell table:style-name="ce34"/>
          <table:table-cell table:style-name="ce34" table:formula="of:=[.G9]" office:value-type="float" office:value="60.3941906479421">
            <text:p>60.39</text:p>
          </table:table-cell>
          <table:table-cell table:style-name="ce34"/>
          <table:table-cell table:style-name="ce30"/>
          <table:table-cell table:style-name="ce34"/>
          <table:table-cell table:style-name="ce34" table:formula="of:=[.K9]" office:value-type="float" office:value="57.1996586921481">
            <text:p>57.20</text:p>
          </table:table-cell>
          <table:table-cell table:style-name="ce34"/>
          <table:table-cell table:style-name="ce30"/>
          <table:table-cell table:style-name="ce34"/>
          <table:table-cell table:style-name="ce34" table:formula="of:=[.O9]" office:value-type="float" office:value="46.7648931953618">
            <text:p>46.76</text:p>
          </table:table-cell>
          <table:table-cell table:style-name="ce34"/>
          <table:table-cell table:style-name="ce30"/>
          <table:table-cell table:style-name="ce34"/>
          <table:table-cell table:style-name="ce34" table:formula="of:=[.S9]" office:value-type="float" office:value="7.23216265004719">
            <text:p>7.23</text:p>
          </table:table-cell>
          <table:table-cell table:style-name="ce34"/>
          <table:table-cell table:style-name="ce30"/>
          <table:table-cell table:style-name="ce34"/>
          <table:table-cell table:style-name="ce34" table:formula="of:=[.W9]" office:value-type="float" office:value="4.89076390416112">
            <text:p>4.89</text:p>
          </table:table-cell>
          <table:table-cell table:style-name="ce34"/>
          <table:table-cell table:style-name="ce30"/>
          <table:table-cell table:style-name="ce34"/>
          <table:table-cell table:style-name="ce34" table:formula="of:=[.AA9]" office:value-type="float" office:value="3.6795839743485">
            <text:p>3.68</text:p>
          </table:table-cell>
          <table:table-cell table:style-name="ce34"/>
          <table:table-cell table:style-name="ce30"/>
          <table:table-cell table:style-name="ce34"/>
          <table:table-cell table:style-name="ce34" table:formula="of:=[.AE9]" office:value-type="float" office:value="1.11352516755272">
            <text:p>1.11</text:p>
          </table:table-cell>
          <table:table-cell table:style-name="ce34"/>
          <table:table-cell table:style-name="ce30"/>
          <table:table-cell table:style-name="ce34"/>
          <table:table-cell table:style-name="ce34" table:formula="of:=[.AI9]" office:value-type="float" office:value="1.25154973774029">
            <text:p>1.25</text:p>
          </table:table-cell>
          <table:table-cell table:style-name="ce34"/>
          <table:table-cell table:style-name="ce30"/>
          <table:table-cell table:style-name="ce34"/>
          <table:table-cell table:style-name="ce34" table:formula="of:=[.AM9]" office:value-type="float" office:value="1.5">
            <text:p>1.50</text:p>
          </table:table-cell>
          <table:table-cell table:style-name="ce34"/>
          <table:table-cell table:style-name="ce30"/>
          <table:table-cell table:style-name="ce34"/>
          <table:table-cell table:style-name="ce34" table:formula="of:=[.AQ9]" office:value-type="float" office:value="2.9837087595929">
            <text:p>2.98</text:p>
          </table:table-cell>
          <table:table-cell table:style-name="ce34"/>
          <table:table-cell table:style-name="ce30"/>
          <table:table-cell table:style-name="ce34"/>
          <table:table-cell table:style-name="ce34" table:formula="of:=[.AU9]" office:value-type="float" office:value="0.527287133992559">
            <text:p>0.53</text:p>
          </table:table-cell>
          <table:table-cell table:style-name="ce34"/>
          <table:table-cell table:style-name="ce30"/>
          <table:table-cell table:style-name="ce34"/>
          <table:table-cell table:style-name="ce34" table:formula="of:=[.AY9]" office:value-type="float" office:value="6.2625881683737">
            <text:p>6.26</text:p>
          </table:table-cell>
          <table:table-cell table:style-name="ce34"/>
          <table:table-cell table:style-name="ce30"/>
          <table:table-cell table:style-name="ce34"/>
          <table:table-cell table:style-name="ce34" table:formula="of:=[.BC9]" office:value-type="float" office:value="5.50548196575652">
            <text:p>5.51</text:p>
          </table:table-cell>
          <table:table-cell table:style-name="ce34"/>
          <table:table-cell table:style-name="ce30"/>
          <table:table-cell table:style-name="ce34"/>
          <table:table-cell table:style-name="ce34" table:formula="of:=[.BG9]" office:value-type="float" office:value="8.42609785469728">
            <text:p>8.43</text:p>
          </table:table-cell>
          <table:table-cell table:style-name="ce34"/>
          <table:table-cell table:style-name="ce30"/>
          <table:table-cell table:style-name="ce34"/>
          <table:table-cell table:style-name="ce34" table:formula="of:=[.BK9]" office:value-type="float" office:value="4.86439163598708">
            <text:p>4.86</text:p>
          </table:table-cell>
          <table:table-cell table:style-name="ce34"/>
          <table:table-cell table:style-name="ce30"/>
          <table:table-cell table:style-name="ce34"/>
          <table:table-cell table:style-name="ce34" table:formula="of:=[.BO9]" office:value-type="float" office:value="7.51975540946694">
            <text:p>7.52</text:p>
          </table:table-cell>
          <table:table-cell table:style-name="ce34"/>
          <table:table-cell table:style-name="ce30"/>
          <table:table-cell table:style-name="ce34"/>
          <table:table-cell table:style-name="ce34" table:formula="of:=[.BS9]" office:value-type="float" office:value="1.89780158379687">
            <text:p>1.90</text:p>
          </table:table-cell>
          <table:table-cell table:style-name="ce34"/>
          <table:table-cell table:style-name="ce30" table:number-columns-repeated="952"/>
        </table:table-row>
        <table:table-row table:style-name="ro3">
          <table:table-cell table:style-name="ce3" office:value-type="string">
            <text:p>min-max diff</text:p>
          </table:table-cell>
          <table:table-cell table:style-name="ce9" table:formula="of:=([.B8]-[.B9])/[.B9]" office:value-type="percentage" office:value="1.36807528295232">
            <text:p>137%</text:p>
          </table:table-cell>
          <table:table-cell table:number-columns-repeated="3"/>
          <table:table-cell table:style-name="ce9" table:formula="of:=([.F8]-[.F9])/[.F9]" office:value-type="percentage" office:value="1.28936767527999">
            <text:p>129%</text:p>
          </table:table-cell>
          <table:table-cell table:number-columns-repeated="3"/>
          <table:table-cell table:style-name="ce9" table:formula="of:=([.J8]-[.J9])/[.J9]" office:value-type="percentage" office:value="1.33865865027309">
            <text:p>134%</text:p>
          </table:table-cell>
          <table:table-cell table:number-columns-repeated="3"/>
          <table:table-cell table:style-name="ce9" table:formula="of:=([.N8]-[.N9])/[.N9]" office:value-type="percentage" office:value="1.30514902951762">
            <text:p>131%</text:p>
          </table:table-cell>
          <table:table-cell table:number-columns-repeated="3"/>
          <table:table-cell table:style-name="ce9" table:formula="of:=([.R8]-[.R9])/[.R9]" office:value-type="percentage" office:value="1.83894696089818">
            <text:p>184%</text:p>
          </table:table-cell>
          <table:table-cell table:number-columns-repeated="3"/>
          <table:table-cell table:style-name="ce9" table:formula="of:=([.V8]-[.V9])/[.V9]" office:value-type="percentage" office:value="1.5835">
            <text:p>158%</text:p>
          </table:table-cell>
          <table:table-cell table:number-columns-repeated="3"/>
          <table:table-cell table:style-name="ce9" table:formula="of:=([.Z8]-[.Z9])/[.Z9]" office:value-type="percentage" office:value="0.649943757030371">
            <text:p>65%</text:p>
          </table:table-cell>
          <table:table-cell table:number-columns-repeated="3"/>
          <table:table-cell table:style-name="ce9" table:formula="of:=([.AD8]-[.AD9])/[.AD9]" office:value-type="percentage" office:value="1.08270802067701">
            <text:p>108%</text:p>
          </table:table-cell>
          <table:table-cell table:number-columns-repeated="3"/>
          <table:table-cell table:style-name="ce9" table:formula="of:=([.AH8]-[.AH9])/[.AH9]" office:value-type="percentage" office:value="1.16581477952006">
            <text:p>117%</text:p>
          </table:table-cell>
          <table:table-cell table:number-columns-repeated="3"/>
          <table:table-cell table:style-name="ce9" table:formula="of:=([.AL8]-[.AL9])/[.AL9]" office:value-type="percentage" office:value="0.851111111111111">
            <text:p>85%</text:p>
          </table:table-cell>
          <table:table-cell/>
          <table:table-cell table:style-name="ce8"/>
          <table:table-cell table:style-name="ce2"/>
          <table:table-cell table:style-name="ce9" table:formula="of:=([.AP8]-[.AP9])/[.AP9]" office:value-type="percentage" office:value="2.69205206314041">
            <text:p>269%</text:p>
          </table:table-cell>
          <table:table-cell/>
          <table:table-cell table:style-name="ce8"/>
          <table:table-cell/>
          <table:table-cell table:style-name="ce9" table:formula="of:=([.AT8]-[.AT9])/[.AT9]" office:value-type="percentage" office:value="2.003003003003">
            <text:p>200%</text:p>
          </table:table-cell>
          <table:table-cell/>
          <table:table-cell table:style-name="ce8"/>
          <table:table-cell table:style-name="ce2"/>
          <table:table-cell table:style-name="ce9" table:formula="of:=([.AX8]-[.AX9])/[.AX9]" office:value-type="percentage" office:value="6.15238939033169">
            <text:p>615%</text:p>
          </table:table-cell>
          <table:table-cell/>
          <table:table-cell table:style-name="ce8"/>
          <table:table-cell table:style-name="ce2"/>
          <table:table-cell table:style-name="ce9" table:formula="of:=([.BB8]-[.BB9])/[.BB9]" office:value-type="percentage" office:value="0.905034052483688">
            <text:p>91%</text:p>
          </table:table-cell>
          <table:table-cell/>
          <table:table-cell table:style-name="ce8"/>
          <table:table-cell table:style-name="ce2"/>
          <table:table-cell table:style-name="ce9" table:formula="of:=([.BF8]-[.BF9])/[.BF9]" office:value-type="percentage" office:value="0.702347872574609">
            <text:p>70%</text:p>
          </table:table-cell>
          <table:table-cell/>
          <table:table-cell table:style-name="ce8"/>
          <table:table-cell table:style-name="ce2"/>
          <table:table-cell table:style-name="ce9" table:formula="of:=([.BJ8]-[.BJ9])/[.BJ9]" office:value-type="percentage" office:value="2.27120613525447">
            <text:p>227%</text:p>
          </table:table-cell>
          <table:table-cell/>
          <table:table-cell table:style-name="ce8"/>
          <table:table-cell table:style-name="ce2"/>
          <table:table-cell table:style-name="ce9" table:formula="of:=([.BN8]-[.BN9])/[.BN9]" office:value-type="percentage" office:value="0.428571428571429">
            <text:p>43%</text:p>
          </table:table-cell>
          <table:table-cell/>
          <table:table-cell table:style-name="ce8"/>
          <table:table-cell table:style-name="ce2"/>
          <table:table-cell table:style-name="ce9" table:formula="of:=([.BR8]-[.BR9])/[.BR9]" office:value-type="percentage" office:value="3.5632333767927">
            <text:p>356%</text:p>
          </table:table-cell>
          <table:table-cell/>
          <table:table-cell table:style-name="ce8"/>
          <table:table-cell table:style-name="ce2"/>
          <table:table-cell table:number-columns-repeated="951"/>
        </table:table-row>
        <table:table-row table:style-name="ro3">
          <table:table-cell table:style-name="ce3" office:value-type="string">
            <text:p>min-max diff</text:p>
          </table:table-cell>
          <table:table-cell/>
          <table:table-cell table:style-name="ce9" table:formula="of:=([.C8]-[.C9])/[.C4]" office:value-type="percentage" office:value="0.348302006126245">
            <text:p>35%</text:p>
          </table:table-cell>
          <table:table-cell table:style-name="ce22"/>
          <table:table-cell table:style-name="ce23" table:number-columns-repeated="2"/>
          <table:table-cell table:style-name="ce9" table:formula="of:=([.G8]-[.G9])/[.G4]" office:value-type="percentage" office:value="0.324630715996289">
            <text:p>32%</text:p>
          </table:table-cell>
          <table:table-cell table:style-name="ce22"/>
          <table:table-cell table:style-name="ce23" table:number-columns-repeated="2"/>
          <table:table-cell table:style-name="ce9" table:formula="of:=([.K8]-[.K9])/[.K4]" office:value-type="percentage" office:value="0.328679256794807">
            <text:p>33%</text:p>
          </table:table-cell>
          <table:table-cell table:style-name="ce22"/>
          <table:table-cell table:style-name="ce23" table:number-columns-repeated="2"/>
          <table:table-cell table:style-name="ce9" table:formula="of:=([.O8]-[.O9])/[.O4]" office:value-type="percentage" office:value="0.304397291044173">
            <text:p>30%</text:p>
          </table:table-cell>
          <table:table-cell table:style-name="ce22"/>
          <table:table-cell table:style-name="ce23" table:number-columns-repeated="2"/>
          <table:table-cell table:style-name="ce9" table:formula="of:=([.S8]-[.S9])/[.S4]" office:value-type="percentage" office:value="1.28542843285924">
            <text:p>129%</text:p>
          </table:table-cell>
          <table:table-cell table:style-name="ce22"/>
          <table:table-cell table:style-name="ce23" table:number-columns-repeated="2"/>
          <table:table-cell table:style-name="ce9" table:formula="of:=([.W8]-[.W9])/[.W4]" office:value-type="percentage" office:value="0.840203325362463">
            <text:p>84%</text:p>
          </table:table-cell>
          <table:table-cell table:style-name="ce22"/>
          <table:table-cell table:style-name="ce23" table:number-columns-repeated="2"/>
          <table:table-cell table:style-name="ce9" table:formula="of:=([.AA8]-[.AA9])/[.AA4]" office:value-type="percentage" office:value="0.152122038975191">
            <text:p>15%</text:p>
          </table:table-cell>
          <table:table-cell table:style-name="ce22"/>
          <table:table-cell table:style-name="ce23" table:number-columns-repeated="2"/>
          <table:table-cell table:style-name="ce9" table:formula="of:=([.AE8]-[.AE9])/[.AE4]" office:value-type="percentage" office:value="0.535042441199642">
            <text:p>54%</text:p>
          </table:table-cell>
          <table:table-cell table:style-name="ce22"/>
          <table:table-cell table:style-name="ce23"/>
          <table:table-cell/>
          <table:table-cell table:style-name="ce9" table:formula="of:=([.AI8]-[.AI9])/[.AI9]" office:value-type="percentage" office:value="0.598018791974711">
            <text:p>60%</text:p>
          </table:table-cell>
          <table:table-cell table:style-name="ce22"/>
          <table:table-cell table:style-name="ce23" table:number-columns-repeated="2"/>
          <table:table-cell table:style-name="ce9" table:formula="of:=([.AM8]-[.AM9])/[.AM4]" office:value-type="percentage" office:value="0.166435271998209">
            <text:p>17%</text:p>
          </table:table-cell>
          <table:table-cell/>
          <table:table-cell table:style-name="ce24"/>
          <table:table-cell table:style-name="ce23"/>
          <table:table-cell table:style-name="ce9" table:formula="of:=([.AQ8]-[.AQ9])/[.AQ4]" office:value-type="percentage" office:value="0.550107206497588">
            <text:p>55%</text:p>
          </table:table-cell>
          <table:table-cell/>
          <table:table-cell table:style-name="ce23" table:number-columns-repeated="2"/>
          <table:table-cell table:style-name="ce9" table:formula="of:=([.AU8]-[.AU9])/[.AU4]" office:value-type="percentage" office:value="0.896499905901577">
            <text:p>90%</text:p>
          </table:table-cell>
          <table:table-cell/>
          <table:table-cell table:style-name="ce24"/>
          <table:table-cell table:style-name="ce23"/>
          <table:table-cell table:style-name="ce9" table:formula="of:=([.AY8]-[.AY9])/[.AY4]" office:value-type="percentage" office:value="3.95003011000327">
            <text:p>395%</text:p>
          </table:table-cell>
          <table:table-cell/>
          <table:table-cell table:style-name="ce24"/>
          <table:table-cell table:style-name="ce23"/>
          <table:table-cell table:style-name="ce9" table:formula="of:=([.BC8]-[.BC9])/[.BC4]" office:value-type="percentage" office:value="0.453097122061085">
            <text:p>45%</text:p>
          </table:table-cell>
          <table:table-cell/>
          <table:table-cell table:style-name="ce24"/>
          <table:table-cell table:style-name="ce23"/>
          <table:table-cell table:style-name="ce9" table:formula="of:=([.BG8]-[.BG9])/[.BG4]" office:value-type="percentage" office:value="0.424146764840903">
            <text:p>42%</text:p>
          </table:table-cell>
          <table:table-cell/>
          <table:table-cell table:style-name="ce24"/>
          <table:table-cell table:style-name="ce23"/>
          <table:table-cell table:style-name="ce9" table:formula="of:=([.BK8]-[.BK9])/[.BK4]" office:value-type="percentage" office:value="1.37007058922524">
            <text:p>137%</text:p>
          </table:table-cell>
          <table:table-cell/>
          <table:table-cell table:style-name="ce24"/>
          <table:table-cell table:style-name="ce23"/>
          <table:table-cell table:style-name="ce9" table:formula="of:=([.BO8]-[.BO9])/[.BO4]" office:value-type="percentage" office:value="0.196847438504386">
            <text:p>20%</text:p>
          </table:table-cell>
          <table:table-cell/>
          <table:table-cell table:style-name="ce24"/>
          <table:table-cell table:style-name="ce23"/>
          <table:table-cell table:style-name="ce9" table:formula="of:=([.BS8]-[.BS9])/[.BS4]" office:value-type="percentage" office:value="0.896931708107015">
            <text:p>90%</text:p>
          </table:table-cell>
          <table:table-cell/>
          <table:table-cell table:style-name="ce24"/>
          <table:table-cell table:number-columns-repeated="951"/>
        </table:table-row>
        <table:table-row table:style-name="ro3">
          <table:table-cell table:style-name="ce3" office:value-type="string">
            <text:p>class diff</text:p>
          </table:table-cell>
          <table:table-cell table:number-columns-repeated="2"/>
          <table:table-cell table:style-name="ce23" table:formula="of:=([.B3]-[.F3])/[.F3]" office:value-type="percentage" office:value="0.125">
            <text:p>13%</text:p>
          </table:table-cell>
          <table:table-cell table:number-columns-repeated="3"/>
          <table:table-cell table:style-name="ce23" table:formula="of:=([.F3]-[.J3])/[.J3]" office:value-type="percentage" office:value="0.0526315789473682">
            <text:p>5%</text:p>
          </table:table-cell>
          <table:table-cell table:number-columns-repeated="3"/>
          <table:table-cell table:style-name="ce23" table:formula="of:=([.J3]-[.N3])/[.N3]" office:value-type="percentage" office:value="0.245901639344263">
            <text:p>25%</text:p>
          </table:table-cell>
          <table:table-cell table:number-columns-repeated="3"/>
          <table:table-cell table:style-name="ce23" table:formula="of:=([.N3]-[.R3])/[.R3]" office:value-type="percentage" office:value="2.69057490330088">
            <text:p>269%</text:p>
          </table:table-cell>
          <table:table-cell table:number-columns-repeated="3"/>
          <table:table-cell table:style-name="ce23" table:formula="of:=([.R3]-[.V3])/[.V3]" office:value-type="percentage" office:value="0.836510016831167">
            <text:p>84%</text:p>
          </table:table-cell>
          <table:table-cell table:number-columns-repeated="3"/>
          <table:table-cell table:style-name="ce23" table:formula="of:=([.V3]-[.Z3])/[.Z3]" office:value-type="percentage" office:value="1.12297708446274">
            <text:p>112%</text:p>
          </table:table-cell>
          <table:table-cell table:number-columns-repeated="3"/>
          <table:table-cell table:style-name="ce23" table:formula="of:=([.Z3]-[.AD3])/[.AD3]" office:value-type="percentage" office:value="1.48014332117911">
            <text:p>148%</text:p>
          </table:table-cell>
          <table:table-cell table:number-columns-repeated="3"/>
          <table:table-cell table:style-name="ce23" table:formula="of:=([.AD3]-[.AH3])/[.AH3]" office:value-type="percentage" office:value="-0.145345804231314">
            <text:p>-15%</text:p>
          </table:table-cell>
          <table:table-cell table:number-columns-repeated="3"/>
          <table:table-cell table:style-name="ce23" table:formula="of:=([.AH3]-[.AL3])/[.AL3]" office:value-type="percentage" office:value="0.143083860152148">
            <text:p>14%</text:p>
          </table:table-cell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952"/>
        </table:table-row>
        <table:table-row table:style-name="ro2">
          <table:table-cell table:style-name="ce31" office:value-type="string">
            <text:p>max</text:p>
          </table:table-cell>
          <table:table-cell table:style-name="ce35" table:formula="of:=MAX([.B16:.B69])" office:value-type="float" office:value="88.62948">
            <text:p>88.63</text:p>
          </table:table-cell>
          <table:table-cell table:style-name="ce38" table:formula="of:=MAX([.C16:.C69])" office:value-type="float" office:value="90">
            <text:p>90.00</text:p>
          </table:table-cell>
          <table:table-cell table:style-name="ce30" table:number-columns-repeated="2"/>
          <table:table-cell table:style-name="ce35" table:formula="of:=MAX([.F16:.F69])" office:value-type="float" office:value="80.28252">
            <text:p>80.28</text:p>
          </table:table-cell>
          <table:table-cell table:style-name="ce38" table:formula="of:=MAX([.G16:.G69])" office:value-type="float" office:value="80">
            <text:p>80.00</text:p>
          </table:table-cell>
          <table:table-cell table:style-name="ce30" table:number-columns-repeated="2"/>
          <table:table-cell table:style-name="ce35" table:formula="of:=MAX([.J16:.J69])" office:value-type="float" office:value="75.71094">
            <text:p>75.71</text:p>
          </table:table-cell>
          <table:table-cell table:style-name="ce38" table:formula="of:=MAX([.K16:.K69])" office:value-type="float" office:value="76">
            <text:p>76.00</text:p>
          </table:table-cell>
          <table:table-cell table:style-name="ce30" table:number-columns-repeated="2"/>
          <table:table-cell table:style-name="ce35" table:formula="of:=MAX([.N16:.N69])" office:value-type="float" office:value="61.41">
            <text:p>61.41</text:p>
          </table:table-cell>
          <table:table-cell table:style-name="ce38" table:formula="of:=MAX([.O16:.O69])" office:value-type="float" office:value="61">
            <text:p>61.00</text:p>
          </table:table-cell>
          <table:table-cell table:style-name="ce30" table:number-columns-repeated="2"/>
          <table:table-cell table:style-name="ce35" table:formula="of:=MAX([.R16:.R69])" office:value-type="float" office:value="8.7996">
            <text:p>8.80</text:p>
          </table:table-cell>
          <table:table-cell table:style-name="ce38" table:formula="of:=MAX([.S16:.S69])" office:value-type="float" office:value="16.5285901514805">
            <text:p>16.53</text:p>
          </table:table-cell>
          <table:table-cell table:style-name="ce30" table:number-columns-repeated="2"/>
          <table:table-cell table:style-name="ce35" table:formula="of:=MAX([.V16:.V69])" office:value-type="float" office:value="6.2004">
            <text:p>6.20</text:p>
          </table:table-cell>
          <table:table-cell table:style-name="ce38" table:formula="of:=MAX([.W16:.W69])" office:value-type="float" office:value="9">
            <text:p>9.00</text:p>
          </table:table-cell>
          <table:table-cell table:style-name="ce30" table:number-columns-repeated="2"/>
          <table:table-cell table:style-name="ce35" table:formula="of:=MAX([.Z16:.Z69])" office:value-type="float" office:value="3.96036">
            <text:p>3.96</text:p>
          </table:table-cell>
          <table:table-cell table:style-name="ce38" table:formula="of:=MAX([.AA16:.AA69])" office:value-type="float" office:value="4.23932979110683">
            <text:p>4.24</text:p>
          </table:table-cell>
          <table:table-cell table:style-name="ce30" table:number-columns-repeated="2"/>
          <table:table-cell table:style-name="ce35" table:formula="of:=MAX([.AD16:.AD69])" office:value-type="float" office:value="1.04916">
            <text:p>1.05</text:p>
          </table:table-cell>
          <table:table-cell table:style-name="ce38" table:formula="of:=MAX([.AE16:.AE69])" office:value-type="float" office:value="1.70930839153737">
            <text:p>1.71</text:p>
          </table:table-cell>
          <table:table-cell table:style-name="ce30" table:number-columns-repeated="2"/>
          <table:table-cell table:style-name="ce35" table:formula="of:=MAX([.AH16:.AH69])" office:value-type="float" office:value="1.2">
            <text:p>1.20</text:p>
          </table:table-cell>
          <table:table-cell table:style-name="ce38" table:formula="of:=MAX([.AI16:.AI69])" office:value-type="float" office:value="2">
            <text:p>2.00</text:p>
          </table:table-cell>
          <table:table-cell table:style-name="ce30" table:number-columns-repeated="2"/>
          <table:table-cell table:style-name="ce35" table:formula="of:=MAX([.AL16:.AL69])" office:value-type="float" office:value="0.9996">
            <text:p>1.00</text:p>
          </table:table-cell>
          <table:table-cell table:style-name="ce38" table:formula="of:=MAX([.AM16:.AM69])" office:value-type="float" office:value="1.74965290799731">
            <text:p>1.75</text:p>
          </table:table-cell>
          <table:table-cell table:style-name="ce30" table:number-columns-repeated="2"/>
          <table:table-cell table:style-name="ce35" table:formula="of:=MAX([.AP16:.AP69])" office:value-type="float" office:value="3.59964">
            <text:p>3.60</text:p>
          </table:table-cell>
          <table:table-cell table:style-name="ce38" table:formula="of:=MAX([.AQ16:.AQ69])" office:value-type="float" office:value="4.62506845033494">
            <text:p>4.63</text:p>
          </table:table-cell>
          <table:table-cell table:style-name="ce30" table:number-columns-repeated="2"/>
          <table:table-cell table:style-name="ce35" table:formula="of:=MAX([.AT16:.AT69])" office:value-type="float" office:value="0.9">
            <text:p>0.90</text:p>
          </table:table-cell>
          <table:table-cell table:style-name="ce38" table:formula="of:=MAX([.AU16:.AU69])" office:value-type="float" office:value="1">
            <text:p>1.00</text:p>
          </table:table-cell>
          <table:table-cell table:style-name="ce30" table:number-columns-repeated="2"/>
          <table:table-cell table:style-name="ce35" table:formula="of:=MAX([.AX16:.AX69])" office:value-type="float" office:value="30.9996">
            <text:p>31.00</text:p>
          </table:table-cell>
          <table:table-cell table:style-name="ce38" table:formula="of:=MAX([.AY16:.AY69])" office:value-type="float" office:value="31">
            <text:p>31.00</text:p>
          </table:table-cell>
          <table:table-cell table:style-name="ce30" table:number-columns-repeated="2"/>
          <table:table-cell table:style-name="ce35" table:formula="of:=MAX([.BB16:.BB69])" office:value-type="float" office:value="4.8">
            <text:p>4.80</text:p>
          </table:table-cell>
          <table:table-cell table:style-name="ce38" table:formula="of:=MAX([.BC16:.BC69])" office:value-type="float" office:value="8">
            <text:p>8.00</text:p>
          </table:table-cell>
          <table:table-cell table:style-name="ce30" table:number-columns-repeated="2"/>
          <table:table-cell table:style-name="ce35" table:formula="of:=MAX([.BF16:.BF69])" office:value-type="float" office:value="8.119944">
            <text:p>8.12</text:p>
          </table:table-cell>
          <table:table-cell table:style-name="ce38" table:formula="of:=MAX([.BG16:.BG69])" office:value-type="float" office:value="12">
            <text:p>12.00</text:p>
          </table:table-cell>
          <table:table-cell table:style-name="ce30" table:number-columns-repeated="2"/>
          <table:table-cell table:style-name="ce35" table:formula="of:=MAX([.BJ16:.BJ69])" office:value-type="float" office:value="7.60104">
            <text:p>7.60</text:p>
          </table:table-cell>
          <table:table-cell table:style-name="ce38" table:formula="of:=MAX([.BK16:.BK69])" office:value-type="float" office:value="11.5289515509262">
            <text:p>11.53</text:p>
          </table:table-cell>
          <table:table-cell table:style-name="ce30" table:number-columns-repeated="2"/>
          <table:table-cell table:style-name="ce35" table:formula="of:=MAX([.BN16:.BN69])" office:value-type="float" office:value="6">
            <text:p>6.00</text:p>
          </table:table-cell>
          <table:table-cell table:style-name="ce38" table:formula="of:=MAX([.BO16:.BO69])" office:value-type="float" office:value="9">
            <text:p>9.00</text:p>
          </table:table-cell>
          <table:table-cell table:style-name="ce30" table:number-columns-repeated="2"/>
          <table:table-cell table:style-name="ce35" table:formula="of:=MAX([.BR16:.BR69])" office:value-type="float" office:value="3.57">
            <text:p>3.57</text:p>
          </table:table-cell>
          <table:table-cell table:style-name="ce38" table:formula="of:=MAX([.BS16:.BS69])" office:value-type="float" office:value="3.6">
            <text:p>3.60</text:p>
          </table:table-cell>
          <table:table-cell table:style-name="ce30" table:number-columns-repeated="953"/>
        </table:table-row>
        <table:table-row table:style-name="ro2">
          <table:table-cell table:style-name="ce32" office:value-type="string">
            <text:p>min</text:p>
          </table:table-cell>
          <table:table-cell table:style-name="ce36" table:formula="of:=MIN([.B16:.B69])" office:value-type="float" office:value="37.4268">
            <text:p>37.43</text:p>
          </table:table-cell>
          <table:table-cell table:style-name="ce39" table:formula="of:=MIN([.C16:.C69])" office:value-type="float" office:value="66.7506238150425">
            <text:p>66.75</text:p>
          </table:table-cell>
          <table:table-cell table:style-name="ce30" table:number-columns-repeated="2"/>
          <table:table-cell table:style-name="ce36" table:formula="of:=MIN([.F16:.F69])" office:value-type="float" office:value="35.067552">
            <text:p>35.07</text:p>
          </table:table-cell>
          <table:table-cell table:style-name="ce39" table:formula="of:=MIN([.G16:.G69])" office:value-type="float" office:value="60.3941906479421">
            <text:p>60.39</text:p>
          </table:table-cell>
          <table:table-cell table:style-name="ce30" table:number-columns-repeated="2"/>
          <table:table-cell table:style-name="ce36" table:formula="of:=MIN([.J16:.J69])" office:value-type="float" office:value="32.37366">
            <text:p>32.37</text:p>
          </table:table-cell>
          <table:table-cell table:style-name="ce39" table:formula="of:=MIN([.K16:.K69])" office:value-type="float" office:value="57.1996586921481">
            <text:p>57.20</text:p>
          </table:table-cell>
          <table:table-cell table:style-name="ce30" table:number-columns-repeated="2"/>
          <table:table-cell table:style-name="ce36" table:formula="of:=MIN([.N16:.N69])" office:value-type="float" office:value="26.64036">
            <text:p>26.64</text:p>
          </table:table-cell>
          <table:table-cell table:style-name="ce39" table:formula="of:=MIN([.O16:.O69])" office:value-type="float" office:value="46.7648931953618">
            <text:p>46.76</text:p>
          </table:table-cell>
          <table:table-cell table:style-name="ce30" table:number-columns-repeated="2"/>
          <table:table-cell table:style-name="ce36" table:formula="of:=MIN([.R16:.R69])" office:value-type="float" office:value="3.0996">
            <text:p>3.10</text:p>
          </table:table-cell>
          <table:table-cell table:style-name="ce39" table:formula="of:=MIN([.S16:.S69])" office:value-type="float" office:value="7.23216265004719">
            <text:p>7.23</text:p>
          </table:table-cell>
          <table:table-cell table:style-name="ce30" table:number-columns-repeated="2"/>
          <table:table-cell table:style-name="ce36" table:formula="of:=MIN([.V16:.V69])" office:value-type="float" office:value="2.4">
            <text:p>2.40</text:p>
          </table:table-cell>
          <table:table-cell table:style-name="ce39" table:formula="of:=MIN([.W16:.W69])" office:value-type="float" office:value="4.89076390416112">
            <text:p>4.89</text:p>
          </table:table-cell>
          <table:table-cell table:style-name="ce30" table:number-columns-repeated="2"/>
          <table:table-cell table:style-name="ce36" table:formula="of:=MIN([.Z16:.Z69])" office:value-type="float" office:value="2.4003">
            <text:p>2.40</text:p>
          </table:table-cell>
          <table:table-cell table:style-name="ce39" table:formula="of:=MIN([.AA16:.AA69])" office:value-type="float" office:value="3.6795839743485">
            <text:p>3.68</text:p>
          </table:table-cell>
          <table:table-cell table:style-name="ce30" table:number-columns-repeated="2"/>
          <table:table-cell table:style-name="ce36" table:formula="of:=MIN([.AD16:.AD69])" office:value-type="float" office:value="0.503748">
            <text:p>0.50</text:p>
          </table:table-cell>
          <table:table-cell table:style-name="ce39" table:formula="of:=MIN([.AE16:.AE69])" office:value-type="float" office:value="1.11352516755272">
            <text:p>1.11</text:p>
          </table:table-cell>
          <table:table-cell table:style-name="ce30" table:number-columns-repeated="2"/>
          <table:table-cell table:style-name="ce36" table:formula="of:=MIN([.AH16:.AH69])" office:value-type="float" office:value="0.554064">
            <text:p>0.55</text:p>
          </table:table-cell>
          <table:table-cell table:style-name="ce39" table:formula="of:=MIN([.AI16:.AI69])" office:value-type="float" office:value="1.25154973774029">
            <text:p>1.25</text:p>
          </table:table-cell>
          <table:table-cell table:style-name="ce30" table:number-columns-repeated="2"/>
          <table:table-cell table:style-name="ce36" table:formula="of:=MIN([.AL16:.AL69])" office:value-type="float" office:value="0.54">
            <text:p>0.54</text:p>
          </table:table-cell>
          <table:table-cell table:style-name="ce39" table:formula="of:=MIN([.AM16:.AM69])" office:value-type="float" office:value="1.5">
            <text:p>1.50</text:p>
          </table:table-cell>
          <table:table-cell table:style-name="ce30" table:number-columns-repeated="2"/>
          <table:table-cell table:style-name="ce36" table:formula="of:=MIN([.AP16:.AP69])" office:value-type="float" office:value="0.97497">
            <text:p>0.97</text:p>
          </table:table-cell>
          <table:table-cell table:style-name="ce39" table:formula="of:=MIN([.AQ16:.AQ69])" office:value-type="float" office:value="2.9837087595929">
            <text:p>2.98</text:p>
          </table:table-cell>
          <table:table-cell table:style-name="ce30" table:number-columns-repeated="2"/>
          <table:table-cell table:style-name="ce36" table:formula="of:=MIN([.AT16:.AT69])" office:value-type="float" office:value="0.2997">
            <text:p>0.30</text:p>
          </table:table-cell>
          <table:table-cell table:style-name="ce39" table:formula="of:=MIN([.AU16:.AU69])" office:value-type="float" office:value="0.527287133992559">
            <text:p>0.53</text:p>
          </table:table-cell>
          <table:table-cell table:style-name="ce30" table:number-columns-repeated="2"/>
          <table:table-cell table:style-name="ce36" table:formula="of:=MIN([.AX16:.AX69])" office:value-type="float" office:value="4.33416">
            <text:p>4.33</text:p>
          </table:table-cell>
          <table:table-cell table:style-name="ce39" table:formula="of:=MIN([.AY16:.AY69])" office:value-type="float" office:value="6.2625881683737">
            <text:p>6.26</text:p>
          </table:table-cell>
          <table:table-cell table:style-name="ce30" table:number-columns-repeated="2"/>
          <table:table-cell table:style-name="ce36" table:formula="of:=MIN([.BB16:.BB69])" office:value-type="float" office:value="2.51964">
            <text:p>2.52</text:p>
          </table:table-cell>
          <table:table-cell table:style-name="ce39" table:formula="of:=MIN([.BC16:.BC69])" office:value-type="float" office:value="5.50548196575652">
            <text:p>5.51</text:p>
          </table:table-cell>
          <table:table-cell table:style-name="ce30" table:number-columns-repeated="2"/>
          <table:table-cell table:style-name="ce36" table:formula="of:=MIN([.BF16:.BF69])" office:value-type="float" office:value="4.76985">
            <text:p>4.77</text:p>
          </table:table-cell>
          <table:table-cell table:style-name="ce39" table:formula="of:=MIN([.BG16:.BG69])" office:value-type="float" office:value="8.42609785469728">
            <text:p>8.43</text:p>
          </table:table-cell>
          <table:table-cell table:style-name="ce30" table:number-columns-repeated="2"/>
          <table:table-cell table:style-name="ce36" table:formula="of:=MIN([.BJ16:.BJ69])" office:value-type="float" office:value="2.32362">
            <text:p>2.32</text:p>
          </table:table-cell>
          <table:table-cell table:style-name="ce39" table:formula="of:=MIN([.BK16:.BK69])" office:value-type="float" office:value="4.86439163598708">
            <text:p>4.86</text:p>
          </table:table-cell>
          <table:table-cell table:style-name="ce30" table:number-columns-repeated="2"/>
          <table:table-cell table:style-name="ce36" table:formula="of:=MIN([.BN16:.BN69])" office:value-type="float" office:value="4.2">
            <text:p>4.20</text:p>
          </table:table-cell>
          <table:table-cell table:style-name="ce39" table:formula="of:=MIN([.BO16:.BO69])" office:value-type="float" office:value="7.51975540946694">
            <text:p>7.52</text:p>
          </table:table-cell>
          <table:table-cell table:style-name="ce30" table:number-columns-repeated="2"/>
          <table:table-cell table:style-name="ce36" table:formula="of:=MIN([.BR16:.BR69])" office:value-type="float" office:value="0.78234">
            <text:p>0.78</text:p>
          </table:table-cell>
          <table:table-cell table:style-name="ce39" table:formula="of:=MIN([.BS16:.BS69])" office:value-type="float" office:value="1.89780158379687">
            <text:p>1.90</text:p>
          </table:table-cell>
          <table:table-cell table:style-name="ce30" table:number-columns-repeated="953"/>
        </table:table-row>
        <table:table-row table:style-name="ro2">
          <table:table-cell table:style-name="ce33" office:value-type="string">
            <text:p>median</text:p>
          </table:table-cell>
          <table:table-cell table:style-name="ce37" table:formula="of:=MEDIAN([.B16:.B69])" office:value-type="float" office:value="66.64728">
            <text:p>66.65</text:p>
          </table:table-cell>
          <table:table-cell table:style-name="ce40" table:formula="of:=MEDIAN([.C16:.C69])" office:value-type="float" office:value="81.6874596422111">
            <text:p>81.69</text:p>
          </table:table-cell>
          <table:table-cell table:style-name="ce30" table:number-columns-repeated="2"/>
          <table:table-cell table:style-name="ce37" table:formula="of:=MEDIAN([.F16:.F69])" office:value-type="float" office:value="59.66946">
            <text:p>59.67</text:p>
          </table:table-cell>
          <table:table-cell table:style-name="ce40" table:formula="of:=MEDIAN([.G16:.G69])" office:value-type="float" office:value="72.5127614209826">
            <text:p>72.51</text:p>
          </table:table-cell>
          <table:table-cell table:style-name="ce30" table:number-columns-repeated="2"/>
          <table:table-cell table:style-name="ce37" table:formula="of:=MEDIAN([.J16:.J69])" office:value-type="float" office:value="56.5005">
            <text:p>56.50</text:p>
          </table:table-cell>
          <table:table-cell table:style-name="ce40" table:formula="of:=MEDIAN([.K16:.K69])" office:value-type="float" office:value="69.0874611754479">
            <text:p>69.09</text:p>
          </table:table-cell>
          <table:table-cell table:style-name="ce30" table:number-columns-repeated="2"/>
          <table:table-cell table:style-name="ce37" table:formula="of:=MEDIAN([.N16:.N69])" office:value-type="float" office:value="43.9995">
            <text:p>44.00</text:p>
          </table:table-cell>
          <table:table-cell table:style-name="ce40" table:formula="of:=MEDIAN([.O16:.O69])" office:value-type="float" office:value="54.9833400353324">
            <text:p>54.98</text:p>
          </table:table-cell>
          <table:table-cell table:style-name="ce30" table:number-columns-repeated="2"/>
          <table:table-cell table:style-name="ce37" table:formula="of:=MEDIAN([.R16:.R69])" office:value-type="float" office:value="4.5996">
            <text:p>4.60</text:p>
          </table:table-cell>
          <table:table-cell table:style-name="ce40" table:formula="of:=MEDIAN([.S16:.S69])" office:value-type="float" office:value="9.86498262787973">
            <text:p>9.86</text:p>
          </table:table-cell>
          <table:table-cell table:style-name="ce30" table:number-columns-repeated="2"/>
          <table:table-cell table:style-name="ce37" table:formula="of:=MEDIAN([.V16:.V69])" office:value-type="float" office:value="2.7996">
            <text:p>2.80</text:p>
          </table:table-cell>
          <table:table-cell table:style-name="ce40" table:formula="of:=MEDIAN([.W16:.W69])" office:value-type="float" office:value="5.43987085636207">
            <text:p>5.44</text:p>
          </table:table-cell>
          <table:table-cell table:style-name="ce30" table:number-columns-repeated="2"/>
          <table:table-cell table:style-name="ce37" table:formula="of:=MEDIAN([.Z16:.Z69])" office:value-type="float" office:value="3.2202">
            <text:p>3.22</text:p>
          </table:table-cell>
          <table:table-cell table:style-name="ce40" table:formula="of:=MEDIAN([.AA16:.AA69])" office:value-type="float" office:value="4.07638146812296">
            <text:p>4.08</text:p>
          </table:table-cell>
          <table:table-cell table:style-name="ce30" table:number-columns-repeated="2"/>
          <table:table-cell table:style-name="ce37" table:formula="of:=MEDIAN([.AD16:.AD69])" office:value-type="float" office:value="0.729504">
            <text:p>0.73</text:p>
          </table:table-cell>
          <table:table-cell table:style-name="ce40" table:formula="of:=MEDIAN([.AE16:.AE69])" office:value-type="float" office:value="1.40963308279056">
            <text:p>1.41</text:p>
          </table:table-cell>
          <table:table-cell table:style-name="ce30" table:number-columns-repeated="2"/>
          <table:table-cell table:style-name="ce37" table:formula="of:=MEDIAN([.AH16:.AH69])" office:value-type="float" office:value="0.785736">
            <text:p>0.79</text:p>
          </table:table-cell>
          <table:table-cell table:style-name="ce40" table:formula="of:=MEDIAN([.AI16:.AI69])" office:value-type="float" office:value="1.57232224995231">
            <text:p>1.57</text:p>
          </table:table-cell>
          <table:table-cell table:style-name="ce30" table:number-columns-repeated="2"/>
          <table:table-cell table:style-name="ce37" table:formula="of:=MEDIAN([.AL16:.AL69])" office:value-type="float" office:value="0.845184">
            <text:p>0.85</text:p>
          </table:table-cell>
          <table:table-cell table:style-name="ce40" table:formula="of:=MEDIAN([.AM16:.AM69])" office:value-type="float" office:value="1.64079138990246">
            <text:p>1.64</text:p>
          </table:table-cell>
          <table:table-cell table:style-name="ce30" table:number-columns-repeated="2"/>
          <table:table-cell table:style-name="ce37" table:formula="of:=MEDIAN([.AP16:.AP69])" office:value-type="float" office:value="1.50003">
            <text:p>1.50</text:p>
          </table:table-cell>
          <table:table-cell table:style-name="ce40" table:formula="of:=MEDIAN([.AQ16:.AQ69])" office:value-type="float" office:value="3.43657705752112">
            <text:p>3.44</text:p>
          </table:table-cell>
          <table:table-cell table:style-name="ce30" table:number-columns-repeated="2"/>
          <table:table-cell table:style-name="ce37" table:formula="of:=MEDIAN([.AT16:.AT69])" office:value-type="float" office:value="0.52326">
            <text:p>0.52</text:p>
          </table:table-cell>
          <table:table-cell table:style-name="ce40" table:formula="of:=MEDIAN([.AU16:.AU69])" office:value-type="float" office:value="0.746455396579069">
            <text:p>0.75</text:p>
          </table:table-cell>
          <table:table-cell table:style-name="ce30" table:number-columns-repeated="2"/>
          <table:table-cell table:style-name="ce37" table:formula="of:=MEDIAN([.AX16:.AX69])" office:value-type="float" office:value="27.6">
            <text:p>27.60</text:p>
          </table:table-cell>
          <table:table-cell table:style-name="ce40" table:formula="of:=MEDIAN([.AY16:.AY69])" office:value-type="float" office:value="28.8776378187121">
            <text:p>28.88</text:p>
          </table:table-cell>
          <table:table-cell table:style-name="ce30" table:number-columns-repeated="2"/>
          <table:table-cell table:style-name="ce37" table:formula="of:=MEDIAN([.BB16:.BB69])" office:value-type="float" office:value="3.42">
            <text:p>3.42</text:p>
          </table:table-cell>
          <table:table-cell table:style-name="ce40" table:formula="of:=MEDIAN([.BC16:.BC69])" office:value-type="float" office:value="6.87964081505232">
            <text:p>6.88</text:p>
          </table:table-cell>
          <table:table-cell table:style-name="ce30" table:number-columns-repeated="2"/>
          <table:table-cell table:style-name="ce37" table:formula="of:=MEDIAN([.BF16:.BF69])" office:value-type="float" office:value="6.354708">
            <text:p>6.35</text:p>
          </table:table-cell>
          <table:table-cell table:style-name="ce40" table:formula="of:=MEDIAN([.BG16:.BG69])" office:value-type="float" office:value="10.6025643445469">
            <text:p>10.60</text:p>
          </table:table-cell>
          <table:table-cell table:style-name="ce30" table:number-columns-repeated="2"/>
          <table:table-cell table:style-name="ce37" table:formula="of:=MEDIAN([.BJ16:.BJ69])" office:value-type="float" office:value="5.042736">
            <text:p>5.04</text:p>
          </table:table-cell>
          <table:table-cell table:style-name="ce40" table:formula="of:=MEDIAN([.BK16:.BK69])" office:value-type="float" office:value="8.59695310976409">
            <text:p>8.60</text:p>
          </table:table-cell>
          <table:table-cell table:style-name="ce30" table:number-columns-repeated="2"/>
          <table:table-cell table:style-name="ce37" table:formula="of:=MEDIAN([.BN16:.BN69])" office:value-type="float" office:value="6">
            <text:p>6.00</text:p>
          </table:table-cell>
          <table:table-cell table:style-name="ce40" table:formula="of:=MEDIAN([.BO16:.BO69])" office:value-type="float" office:value="9">
            <text:p>9.00</text:p>
          </table:table-cell>
          <table:table-cell table:style-name="ce30" table:number-columns-repeated="2"/>
          <table:table-cell table:style-name="ce37" table:formula="of:=MEDIAN([.BR16:.BR69])" office:value-type="float" office:value="1.05366">
            <text:p>1.05</text:p>
          </table:table-cell>
          <table:table-cell table:style-name="ce40" table:formula="of:=MEDIAN([.BS16:.BS69])" office:value-type="float" office:value="2.16010483921873">
            <text:p>2.16</text:p>
          </table:table-cell>
          <table:table-cell table:style-name="ce30" table:number-columns-repeated="953"/>
        </table:table-row>
        <table:table-row table:style-name="ro3" table:visibility="collapse">
          <table:table-cell table:style-name="ce6"/>
          <table:table-cell table:style-name="ce12"/>
          <table:table-cell table:style-name="ce19" table:formula="of:=[.C12]/MAX([.B16:.B68])" office:value-type="float" office:value="1.01546347784056">
            <text:p>1.02</text:p>
          </table:table-cell>
          <table:table-cell table:number-columns-repeated="2"/>
          <table:table-cell table:style-name="ce12"/>
          <table:table-cell table:style-name="ce19" table:formula="of:=[.G12]/MAX([.F16:.F68])" office:value-type="float" office:value="0.996480927604166">
            <text:p>1.00</text:p>
          </table:table-cell>
          <table:table-cell table:number-columns-repeated="2"/>
          <table:table-cell table:style-name="ce12"/>
          <table:table-cell table:style-name="ce19" table:formula="of:=[.K12]/MAX([.J16:.J68])" office:value-type="float" office:value="1.00381794229473">
            <text:p>1.00</text:p>
          </table:table-cell>
          <table:table-cell table:number-columns-repeated="2"/>
          <table:table-cell table:style-name="ce12"/>
          <table:table-cell table:style-name="ce19" table:formula="of:=[.O12]/MAX([.N16:.N68])" office:value-type="float" office:value="0.993323562937632">
            <text:p>0.99</text:p>
          </table:table-cell>
          <table:table-cell table:number-columns-repeated="2"/>
          <table:table-cell table:style-name="ce12"/>
          <table:table-cell table:style-name="ce19" table:formula="of:=[.S12]/MAX([.R16:.R68])" office:value-type="float" office:value="1.81826446656666">
            <text:p>1.82</text:p>
          </table:table-cell>
          <table:table-cell table:number-columns-repeated="2"/>
          <table:table-cell table:style-name="ce12"/>
          <table:table-cell table:style-name="ce19" table:formula="of:=[.W12]/MAX([.V16:.V68])" office:value-type="float" office:value="1.45151925682214">
            <text:p>1.45</text:p>
          </table:table-cell>
          <table:table-cell table:number-columns-repeated="2"/>
          <table:table-cell table:style-name="ce12"/>
          <table:table-cell table:style-name="ce19" table:formula="of:=[.AA12]/MAX([.Z16:.Z68])" office:value-type="float" office:value="1.01000919108364">
            <text:p>1.01</text:p>
          </table:table-cell>
          <table:table-cell table:number-columns-repeated="2"/>
          <table:table-cell table:style-name="ce12"/>
          <table:table-cell table:style-name="ce19" table:formula="of:=[.AE12]/MAX([.AD16:.AD68])" office:value-type="float" office:value="1.62034389416295">
            <text:p>1.62</text:p>
          </table:table-cell>
          <table:table-cell table:number-columns-repeated="2"/>
          <table:table-cell table:style-name="ce12"/>
          <table:table-cell table:style-name="ce19" table:formula="of:=[.AI12]/MAX([.AH16:.AH68])" office:value-type="float" office:value="1.66666666666667">
            <text:p>1.67</text:p>
          </table:table-cell>
          <table:table-cell table:number-columns-repeated="2"/>
          <table:table-cell table:style-name="ce12"/>
          <table:table-cell table:style-name="ce19" table:formula="of:=[.AM12]/MAX([.AL16:.AL68])" office:value-type="float" office:value="1.50060024009604">
            <text:p>1.50</text:p>
          </table:table-cell>
          <table:table-cell table:number-columns-repeated="2"/>
          <table:table-cell table:style-name="ce12"/>
          <table:table-cell table:style-name="ce19" table:formula="of:=[.AQ12]/MAX([.AP16:.AP68])" office:value-type="float" office:value="1.22281325736602">
            <text:p>1.22</text:p>
          </table:table-cell>
          <table:table-cell table:number-columns-repeated="2"/>
          <table:table-cell table:style-name="ce12"/>
          <table:table-cell table:style-name="ce19" table:formula="of:=[.AU12]/MAX([.AT16:.AT68])" office:value-type="float" office:value="1.11111111111111">
            <text:p>1.11</text:p>
          </table:table-cell>
          <table:table-cell table:number-columns-repeated="2"/>
          <table:table-cell table:style-name="ce12"/>
          <table:table-cell table:style-name="ce19" table:formula="of:=[.AY12]/MAX([.AX16:.AX68])" office:value-type="float" office:value="1.0000129033923">
            <text:p>1.00</text:p>
          </table:table-cell>
          <table:table-cell table:number-columns-repeated="2"/>
          <table:table-cell table:style-name="ce12"/>
          <table:table-cell table:style-name="ce19" table:formula="of:=[.BC12]/MAX([.BB16:.BB68])" office:value-type="float" office:value="1.66666666666667">
            <text:p>1.67</text:p>
          </table:table-cell>
          <table:table-cell table:number-columns-repeated="2"/>
          <table:table-cell table:style-name="ce12"/>
          <table:table-cell table:style-name="ce19" table:formula="of:=[.BG12]/MAX([.BF16:.BF68])" office:value-type="float" office:value="1.47784270433392">
            <text:p>1.48</text:p>
          </table:table-cell>
          <table:table-cell table:number-columns-repeated="2"/>
          <table:table-cell table:style-name="ce12"/>
          <table:table-cell table:style-name="ce19" table:formula="of:=[.BK12]/MAX([.BJ16:.BJ68])" office:value-type="float" office:value="1.44717038721017">
            <text:p>1.45</text:p>
          </table:table-cell>
          <table:table-cell table:number-columns-repeated="2"/>
          <table:table-cell table:style-name="ce12"/>
          <table:table-cell table:style-name="ce19" table:formula="of:=[.BO12]/MAX([.BN16:.BN68])" office:value-type="float" office:value="1.5">
            <text:p>1.50</text:p>
          </table:table-cell>
          <table:table-cell table:number-columns-repeated="2"/>
          <table:table-cell table:style-name="ce12"/>
          <table:table-cell table:style-name="ce19" table:formula="of:=[.BS12]/MAX([.BR16:.BR68])" office:value-type="float" office:value="1.00840336134454">
            <text:p>1.01</text:p>
          </table:table-cell>
          <table:table-cell table:number-columns-repeated="953"/>
        </table:table-row>
        <table:table-row table:style-name="ro3">
          <table:table-cell table:style-name="ce30" table:number-columns-repeated="2"/>
          <table:table-cell table:style-name="ce21" office:value-type="float" office:value="90">
            <text:p>90.00</text:p>
          </table:table-cell>
          <table:table-cell table:style-name="ce21"/>
          <table:table-cell table:style-name="ce30" table:number-columns-repeated="2"/>
          <table:table-cell table:style-name="ce21" office:value-type="float" office:value="80">
            <text:p>80.00</text:p>
          </table:table-cell>
          <table:table-cell table:style-name="ce21"/>
          <table:table-cell table:style-name="ce30" table:number-columns-repeated="2"/>
          <table:table-cell table:style-name="ce21" office:value-type="float" office:value="76">
            <text:p>76.00</text:p>
          </table:table-cell>
          <table:table-cell table:style-name="ce21"/>
          <table:table-cell table:style-name="ce30" table:number-columns-repeated="2"/>
          <table:table-cell table:style-name="ce21" office:value-type="float" office:value="61">
            <text:p>61.00</text:p>
          </table:table-cell>
          <table:table-cell table:style-name="ce21"/>
          <table:table-cell table:style-name="ce30" table:number-columns-repeated="2"/>
          <table:table-cell table:style-name="ce21" office:value-type="float" office:value="16">
            <text:p>16.00</text:p>
          </table:table-cell>
          <table:table-cell table:style-name="ce21"/>
          <table:table-cell table:style-name="ce30" table:number-columns-repeated="2"/>
          <table:table-cell table:style-name="ce21" office:value-type="float" office:value="9">
            <text:p>9.00</text:p>
          </table:table-cell>
          <table:table-cell table:style-name="ce21"/>
          <table:table-cell table:style-name="ce30" table:number-columns-repeated="2"/>
          <table:table-cell table:style-name="ce21" office:value-type="float" office:value="4">
            <text:p>4.00</text:p>
          </table:table-cell>
          <table:table-cell table:style-name="ce21"/>
          <table:table-cell table:style-name="ce30" table:number-columns-repeated="2"/>
          <table:table-cell table:style-name="ce21" office:value-type="float" office:value="1.7">
            <text:p>1.70</text:p>
          </table:table-cell>
          <table:table-cell table:style-name="ce21"/>
          <table:table-cell table:style-name="ce30" table:number-columns-repeated="2"/>
          <table:table-cell table:style-name="ce21" office:value-type="float" office:value="2">
            <text:p>2.00</text:p>
          </table:table-cell>
          <table:table-cell table:style-name="ce21"/>
          <table:table-cell table:style-name="ce30" table:number-columns-repeated="2"/>
          <table:table-cell table:style-name="ce21" office:value-type="float" office:value="1.5">
            <text:p>1.50</text:p>
          </table:table-cell>
          <table:table-cell table:style-name="ce21"/>
          <table:table-cell table:style-name="ce30" table:number-columns-repeated="2"/>
          <table:table-cell table:style-name="ce21" table:formula="of:=[.W9]*0.9" office:value-type="float" office:value="4.40168751374501">
            <text:p>4.40</text:p>
          </table:table-cell>
          <table:table-cell table:style-name="ce21"/>
          <table:table-cell table:style-name="ce30" table:number-columns-repeated="2"/>
          <table:table-cell table:style-name="ce43" office:value-type="float" office:value="1">
            <text:p>1.00</text:p>
          </table:table-cell>
          <table:table-cell table:style-name="ce21"/>
          <table:table-cell table:style-name="ce30" table:number-columns-repeated="2"/>
          <table:table-cell table:style-name="ce43" office:value-type="float" office:value="31">
            <text:p>31.00</text:p>
          </table:table-cell>
          <table:table-cell table:style-name="ce21"/>
          <table:table-cell table:style-name="ce30" table:number-columns-repeated="2"/>
          <table:table-cell table:style-name="ce43" office:value-type="float" office:value="8">
            <text:p>8.00</text:p>
          </table:table-cell>
          <table:table-cell table:style-name="ce21"/>
          <table:table-cell table:style-name="ce30" table:number-columns-repeated="2"/>
          <table:table-cell table:style-name="ce43" office:value-type="float" office:value="12">
            <text:p>12.00</text:p>
          </table:table-cell>
          <table:table-cell table:style-name="ce21"/>
          <table:table-cell table:style-name="ce30" table:number-columns-repeated="2"/>
          <table:table-cell table:style-name="ce43" office:value-type="float" office:value="11">
            <text:p>11.00</text:p>
          </table:table-cell>
          <table:table-cell table:style-name="ce21"/>
          <table:table-cell table:style-name="ce30" table:number-columns-repeated="2"/>
          <table:table-cell table:style-name="ce43" office:value-type="float" office:value="9">
            <text:p>9.00</text:p>
          </table:table-cell>
          <table:table-cell table:style-name="ce21"/>
          <table:table-cell table:style-name="ce30" table:number-columns-repeated="2"/>
          <table:table-cell table:style-name="ce43" office:value-type="float" office:value="3.6">
            <text:p>3.60</text:p>
          </table:table-cell>
          <table:table-cell table:style-name="ce21"/>
          <table:table-cell table:style-name="ce30" table:number-columns-repeated="952"/>
        </table:table-row>
        <table:table-row table:style-name="ro3">
          <table:table-cell/>
          <table:table-cell table:style-name="ce13"/>
          <table:table-cell table:style-name="ce20" office:value-type="float" office:value="0.85">
            <text:p>0.850</text:p>
          </table:table-cell>
          <table:table-cell table:style-name="ce20"/>
          <table:table-cell table:style-name="ce13" table:number-columns-repeated="2"/>
          <table:table-cell table:style-name="ce20" office:value-type="float" office:value="0.85">
            <text:p>0.850</text:p>
          </table:table-cell>
          <table:table-cell table:style-name="ce20"/>
          <table:table-cell table:style-name="ce13" table:number-columns-repeated="2"/>
          <table:table-cell table:style-name="ce20" office:value-type="float" office:value="0.85">
            <text:p>0.850</text:p>
          </table:table-cell>
          <table:table-cell table:style-name="ce20"/>
          <table:table-cell table:style-name="ce13" table:number-columns-repeated="2"/>
          <table:table-cell table:style-name="ce20" office:value-type="float" office:value="0.85">
            <text:p>0.850</text:p>
          </table:table-cell>
          <table:table-cell table:style-name="ce20"/>
          <table:table-cell table:style-name="ce13" table:number-columns-repeated="2"/>
          <table:table-cell table:style-name="ce20" office:value-type="float" office:value="0.2">
            <text:p>0.200</text:p>
          </table:table-cell>
          <table:table-cell table:style-name="ce20"/>
          <table:table-cell table:style-name="ce13" table:number-columns-repeated="2"/>
          <table:table-cell table:style-name="ce20" office:value-type="float" office:value="0.2">
            <text:p>0.200</text:p>
          </table:table-cell>
          <table:table-cell table:style-name="ce20"/>
          <table:table-cell table:style-name="ce13" table:number-columns-repeated="2"/>
          <table:table-cell table:style-name="ce20" office:value-type="float" office:value="0.5">
            <text:p>0.500</text:p>
          </table:table-cell>
          <table:table-cell table:style-name="ce20"/>
          <table:table-cell table:style-name="ce13" table:number-columns-repeated="2"/>
          <table:table-cell table:style-name="ce20" office:value-type="float" office:value="0.5">
            <text:p>0.500</text:p>
          </table:table-cell>
          <table:table-cell table:style-name="ce20"/>
          <table:table-cell table:style-name="ce13" table:number-columns-repeated="2"/>
          <table:table-cell table:style-name="ce20" office:value-type="float" office:value="0.5">
            <text:p>0.500</text:p>
          </table:table-cell>
          <table:table-cell table:style-name="ce20"/>
          <table:table-cell table:style-name="ce13" table:number-columns-repeated="2"/>
          <table:table-cell table:style-name="ce20" office:value-type="float" office:value="0.5">
            <text:p>0.500</text:p>
          </table:table-cell>
          <table:table-cell table:style-name="ce21"/>
          <table:table-cell/>
          <table:table-cell table:style-name="ce13"/>
          <table:table-cell table:style-name="ce20" office:value-type="float" office:value="0.5">
            <text:p>0.500</text:p>
          </table:table-cell>
          <table:table-cell table:style-name="ce21"/>
          <table:table-cell table:style-name="ce13" table:number-columns-repeated="2"/>
          <table:table-cell table:style-name="ce20" office:value-type="float" office:value="0.35">
            <text:p>0.350</text:p>
          </table:table-cell>
          <table:table-cell table:style-name="ce21"/>
          <table:table-cell/>
          <table:table-cell table:style-name="ce13"/>
          <table:table-cell table:style-name="ce20" office:value-type="float" office:value="0.2">
            <text:p>0.200</text:p>
          </table:table-cell>
          <table:table-cell table:style-name="ce21"/>
          <table:table-cell/>
          <table:table-cell table:style-name="ce13"/>
          <table:table-cell table:style-name="ce20" office:value-type="float" office:value="0.2">
            <text:p>0.200</text:p>
          </table:table-cell>
          <table:table-cell table:style-name="ce21"/>
          <table:table-cell/>
          <table:table-cell table:style-name="ce13"/>
          <table:table-cell table:style-name="ce20" office:value-type="float" office:value="0.2">
            <text:p>0.200</text:p>
          </table:table-cell>
          <table:table-cell table:style-name="ce21"/>
          <table:table-cell/>
          <table:table-cell table:style-name="ce13"/>
          <table:table-cell table:style-name="ce20" office:value-type="float" office:value="0.2">
            <text:p>0.200</text:p>
          </table:table-cell>
          <table:table-cell table:style-name="ce21"/>
          <table:table-cell/>
          <table:table-cell table:style-name="ce13"/>
          <table:table-cell table:style-name="ce20" office:value-type="float" office:value="0.2">
            <text:p>0.200</text:p>
          </table:table-cell>
          <table:table-cell table:style-name="ce21"/>
          <table:table-cell/>
          <table:table-cell table:style-name="ce13"/>
          <table:table-cell table:style-name="ce20" office:value-type="float" office:value="0.1">
            <text:p>0.100</text:p>
          </table:table-cell>
          <table:table-cell table:style-name="ce21"/>
          <table:table-cell table:number-columns-repeated="95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2"/>
          <table:table-cell table:style-name="ce21" table:number-columns-repeated="2"/>
          <table:table-cell table:number-columns-repeated="952"/>
        </table:table-row>
        <table:table-row table:style-name="ro3">
          <table:table-cell/>
          <table:table-cell table:style-name="ce34" office:value-type="float" office:value="55.3755">
            <text:p>55.38</text:p>
          </table:table-cell>
          <table:table-cell table:style-name="ce19" table:formula="of:=IF([.B16];[.B16]*[.C$11]+POWER([.C$12]-[.B16]*[.C$11]; [.C$13]);&quot;&quot;)" office:value-type="float" office:value="76.1491566866073">
            <text:p>76.15</text:p>
          </table:table-cell>
          <table:table-cell table:style-name="ce19" table:formula="of:=IF([.B16];[.C16]/[.B16];&quot;&quot;)" office:value-type="float" office:value="1.37514165446104">
            <text:p>1.38</text:p>
          </table:table-cell>
          <table:table-cell table:style-name="ce34"/>
          <table:table-cell table:style-name="ce34" office:value-type="float" office:value="66.0006">
            <text:p>66.00</text:p>
          </table:table-cell>
          <table:table-cell table:style-name="ce19" table:formula="of:=IF([.F16];[.F16]*[.G$11]+POWER([.G$12]-[.F16]*[.G$11]; [.G$13]);&quot;&quot;)" office:value-type="float" office:value="75.3241434522008">
            <text:p>75.32</text:p>
          </table:table-cell>
          <table:table-cell table:style-name="ce19" table:formula="of:=IF([.F16];[.G16]/[.F16];&quot;&quot;)" office:value-type="float" office:value="1.14126452565887">
            <text:p>1.14</text:p>
          </table:table-cell>
          <table:table-cell table:style-name="ce34"/>
          <table:table-cell table:style-name="ce34" office:value-type="float" office:value="73.03956">
            <text:p>73.04</text:p>
          </table:table-cell>
          <table:table-cell table:style-name="ce19" table:formula="of:=IF([.J16];[.J16]*[.K$11]+POWER([.K$12]-[.J16]*[.K$11]; [.K$13]);&quot;&quot;)" office:value-type="float" office:value="75.6311886169335">
            <text:p>75.63</text:p>
          </table:table-cell>
          <table:table-cell table:style-name="ce19" table:formula="of:=IF([.J16];[.K16]/[.J16];&quot;&quot;)" office:value-type="float" office:value="1.03548253325915">
            <text:p>1.04</text:p>
          </table:table-cell>
          <table:table-cell table:style-name="ce34"/>
          <table:table-cell table:style-name="ce34" office:value-type="float" office:value="42">
            <text:p>42.00</text:p>
          </table:table-cell>
          <table:table-cell table:style-name="ce19" table:formula="of:=IF([.N16];[.N16]*[.O$11]+POWER([.O$12]-[.N16]*[.O$11]; [.O$13]);&quot;&quot;)" office:value-type="float" office:value="54.0889952872819">
            <text:p>54.09</text:p>
          </table:table-cell>
          <table:table-cell table:style-name="ce19" table:formula="of:=IF([.N16];[.O16]/[.N16];&quot;&quot;)" office:value-type="float" office:value="1.28783322112576">
            <text:p>1.29</text:p>
          </table:table-cell>
          <table:table-cell table:style-name="ce34"/>
          <table:table-cell table:style-name="ce34" office:value-type="float" office:value="3.99">
            <text:p>3.99</text:p>
          </table:table-cell>
          <table:table-cell table:style-name="ce19" table:formula="of:=IF([.R16];[.R16]*[.S$11]+POWER([.S$12]-[.R16]*[.S$11]; [.S$13]);&quot;&quot;)" office:value-type="float" office:value="8.79783001545093">
            <text:p>8.80</text:p>
          </table:table-cell>
          <table:table-cell table:style-name="ce19" table:formula="of:=IF([.R16];[.S16]/[.R16];&quot;&quot;)" office:value-type="float" office:value="2.20496992868444">
            <text:p>2.20</text:p>
          </table:table-cell>
          <table:table-cell table:style-name="ce34"/>
          <table:table-cell table:style-name="ce34" office:value-type="float" office:value="2.47038">
            <text:p>2.47</text:p>
          </table:table-cell>
          <table:table-cell table:style-name="ce19" table:formula="of:=IF([.V16];[.V16]*[.W$11]+POWER([.W$12]-[.V16]*[.W$11]; [.W$13]);&quot;&quot;)" office:value-type="float" office:value="4.98767107680194">
            <text:p>4.99</text:p>
          </table:table-cell>
          <table:table-cell table:style-name="ce19" table:formula="of:=IF([.V16];[.W16]/[.V16];&quot;&quot;)" office:value-type="float" office:value="2.01898941733739">
            <text:p>2.02</text:p>
          </table:table-cell>
          <table:table-cell table:style-name="ce34"/>
          <table:table-cell table:style-name="ce34" office:value-type="float" office:value="2.916">
            <text:p>2.92</text:p>
          </table:table-cell>
          <table:table-cell table:style-name="ce19" table:formula="of:=IF([.Z16];[.Z16]*[.AA$11]+POWER([.AA$12]-[.Z16]*[.AA$11]; [.AA$13]);&quot;&quot;)" office:value-type="float" office:value="3.97222779298167">
            <text:p>3.97</text:p>
          </table:table-cell>
          <table:table-cell table:style-name="ce19" table:formula="of:=IF([.Z16];[.AA16]/[.Z16];&quot;&quot;)" office:value-type="float" office:value="1.36221803600195">
            <text:p>1.36</text:p>
          </table:table-cell>
          <table:table-cell table:style-name="ce34"/>
          <table:table-cell table:style-name="ce34" office:value-type="float" office:value="0.60768">
            <text:p>0.61</text:p>
          </table:table-cell>
          <table:table-cell table:style-name="ce19" table:formula="of:=IF([.AD16];([.AD16]*[.AE$11]*10+POWER([.AE$12]*10-[.AD16]*[.AE$11]*10; [.AE$13]))/10;&quot;&quot;)" office:value-type="float" office:value="1.25211074704986">
            <text:p>1.25</text:p>
          </table:table-cell>
          <table:table-cell table:style-name="ce19" table:formula="of:=IF([.AD16];[.AE16]/[.AD16];&quot;&quot;)" office:value-type="float" office:value="2.06047713772028">
            <text:p>2.06</text:p>
          </table:table-cell>
          <table:table-cell table:style-name="ce34"/>
          <table:table-cell table:style-name="ce34" office:value-type="float" office:value="0.785736">
            <text:p>0.79</text:p>
          </table:table-cell>
          <table:table-cell table:style-name="ce19" table:formula="of:=IF([.AH16];([.AH16]*[.AI$11]*10+POWER([.AI$12]*10-[.AH16]*[.AI$11]*10; [.AI$13]))/10;&quot;&quot;)" office:value-type="float" office:value="1.57232224995231">
            <text:p>1.57</text:p>
          </table:table-cell>
          <table:table-cell table:style-name="ce19" table:formula="of:=IF([.AH16];[.AI16]/[.AH16];&quot;&quot;)" office:value-type="float" office:value="2.00108210639745">
            <text:p>2.00</text:p>
          </table:table-cell>
          <table:table-cell table:style-name="ce34"/>
          <table:table-cell table:style-name="ce34" office:value-type="float" office:value="0.845184">
            <text:p>0.85</text:p>
          </table:table-cell>
          <table:table-cell table:style-name="ce19" table:formula="of:=IF([.AL16];[.AL16]*[.AM$11]+POWER([.AM$12]-[.AL16]*[.AM$11]; [.AM$13]);&quot;&quot;)" office:value-type="float" office:value="1.74965290799731">
            <text:p>1.75</text:p>
          </table:table-cell>
          <table:table-cell table:style-name="ce19" table:formula="of:=IF([.AL16];[.AM16]/[.AL16];&quot;&quot;)" office:value-type="float" office:value="2.0701443803921">
            <text:p>2.07</text:p>
          </table:table-cell>
          <table:table-cell table:style-name="ce34"/>
          <table:table-cell table:style-name="ce34" office:value-type="float" office:value="1.50003">
            <text:p>1.50</text:p>
          </table:table-cell>
          <table:table-cell table:style-name="ce19" table:formula="of:=IF([.AP16];[.AP16]*[.AQ$11]+POWER([.AQ$12]-[.AP16]*[.AQ$11]; [.AQ$13]);&quot;&quot;)" office:value-type="float" office:value="3.43657705752112">
            <text:p>3.44</text:p>
          </table:table-cell>
          <table:table-cell table:style-name="ce19" table:formula="of:=IF([.AP16];[.AQ16]/[.AP16];&quot;&quot;)" office:value-type="float" office:value="2.29100555156972">
            <text:p>2.29</text:p>
          </table:table-cell>
          <table:table-cell table:style-name="ce34"/>
          <table:table-cell table:style-name="ce34" office:value-type="float" office:value="0.59328">
            <text:p>0.59</text:p>
          </table:table-cell>
          <table:table-cell table:style-name="ce19" table:formula="of:=IF([.AT16];([.AT16]*[.AU$11]*10+POWER([.AU$12]*10-[.AT16]*[.AU$11]*10; [.AU$13]))/10;&quot;&quot;)" office:value-type="float" office:value="0.812794213753225">
            <text:p>0.81</text:p>
          </table:table-cell>
          <table:table-cell table:style-name="ce19" table:formula="of:=IF([.AT16];[.AU16]/[.AT16];&quot;&quot;)" office:value-type="float" office:value="1.37000103450854">
            <text:p>1.37</text:p>
          </table:table-cell>
          <table:table-cell table:style-name="ce34"/>
          <table:table-cell table:style-name="ce34" office:value-type="float" office:value="26.4">
            <text:p>26.40</text:p>
          </table:table-cell>
          <table:table-cell table:style-name="ce19" table:formula="of:=IF([.AX16];[.AX16]*[.AY$11]+POWER([.AY$12]-[.AX16]*[.AY$11]; [.AY$13]);&quot;&quot;)" office:value-type="float" office:value="27.7572321867749">
            <text:p>27.76</text:p>
          </table:table-cell>
          <table:table-cell table:style-name="ce19" table:formula="of:=IF([.AX16];[.AY16]/[.AX16];&quot;&quot;)" office:value-type="float" office:value="1.05141031010511">
            <text:p>1.05</text:p>
          </table:table-cell>
          <table:table-cell table:style-name="ce34"/>
          <table:table-cell table:style-name="ce34" office:value-type="float" office:value="3">
            <text:p>3.00</text:p>
          </table:table-cell>
          <table:table-cell table:style-name="ce19" table:formula="of:=IF([.BB16];[.BB16]*[.BC$11]+POWER([.BC$12]-[.BB16]*[.BC$11]; [.BC$13]);&quot;&quot;)" office:value-type="float" office:value="6.24573093961552">
            <text:p>6.25</text:p>
          </table:table-cell>
          <table:table-cell table:style-name="ce19" table:formula="of:=IF([.BB16];[.BC16]/[.BB16];&quot;&quot;)" office:value-type="float" office:value="2.08191031320517">
            <text:p>2.08</text:p>
          </table:table-cell>
          <table:table-cell table:style-name="ce34"/>
          <table:table-cell table:style-name="ce34" office:value-type="float" office:value="8.119944">
            <text:p>8.12</text:p>
          </table:table-cell>
          <table:table-cell table:style-name="ce19" table:formula="of:=IF([.BF16];[.BF16]*[.BG$11]+POWER([.BG$12]-[.BF16]*[.BG$11]; [.BG$13]);&quot;&quot;)" office:value-type="float" office:value="12">
            <text:p>12.00</text:p>
          </table:table-cell>
          <table:table-cell table:style-name="ce19" table:formula="of:=IF([.BF16];[.BG16]/[.BF16];&quot;&quot;)" office:value-type="float" office:value="1.47784270433392">
            <text:p>1.48</text:p>
          </table:table-cell>
          <table:table-cell table:style-name="ce34"/>
          <table:table-cell table:style-name="ce34" office:value-type="float" office:value="7.2162">
            <text:p>7.22</text:p>
          </table:table-cell>
          <table:table-cell table:style-name="ce19" table:formula="of:=IF([.BJ16];[.BJ16]*[.BK$11]+POWER([.BK$12]-[.BJ16]*[.BK$11]; [.BK$13]);&quot;&quot;)" office:value-type="float" office:value="11.3325996682306">
            <text:p>11.33</text:p>
          </table:table-cell>
          <table:table-cell table:style-name="ce19" table:formula="of:=IF([.BJ16];[.BK16]/[.BJ16];&quot;&quot;)" office:value-type="float" office:value="1.57043868909268">
            <text:p>1.57</text:p>
          </table:table-cell>
          <table:table-cell table:style-name="ce34"/>
          <table:table-cell table:style-name="ce34" office:value-type="float" office:value="6">
            <text:p>6.00</text:p>
          </table:table-cell>
          <table:table-cell table:style-name="ce19" table:formula="of:=IF([.BN16];[.BN16]*[.BO$11]+POWER([.BO$12]-[.BN16]*[.BO$11]; [.BO$13]);&quot;&quot;)" office:value-type="float" office:value="9">
            <text:p>9.00</text:p>
          </table:table-cell>
          <table:table-cell table:style-name="ce19" table:formula="of:=IF([.BN16];[.BO16]/[.BN16];&quot;&quot;)" office:value-type="float" office:value="1.5">
            <text:p>1.50</text:p>
          </table:table-cell>
          <table:table-cell table:style-name="ce34"/>
          <table:table-cell table:style-name="ce34" office:value-type="float" office:value="3.57">
            <text:p>3.57</text:p>
          </table:table-cell>
          <table:table-cell table:style-name="ce19" table:formula="of:=IF([.BR16];[.BR16]*[.BS$11]+POWER([.BS$12]-[.BR16]*[.BS$11]; [.BS$13]);&quot;&quot;)" office:value-type="float" office:value="3.6">
            <text:p>3.60</text:p>
          </table:table-cell>
          <table:table-cell table:style-name="ce19" table:formula="of:=IF([.BR16];[.BS16]/[.BR16];&quot;&quot;)" office:value-type="float" office:value="1.00840336134454">
            <text:p>1.01</text:p>
          </table:table-cell>
          <table:table-cell table:style-name="ce24"/>
          <table:table-cell table:number-columns-repeated="951"/>
        </table:table-row>
        <table:table-row table:style-name="ro3">
          <table:table-cell/>
          <table:table-cell table:style-name="ce34" office:value-type="float" office:value="55.0005">
            <text:p>55.00</text:p>
          </table:table-cell>
          <table:table-cell table:style-name="ce19" table:formula="of:=IF([.B17];[.B17]*[.C$11]+POWER([.C$12]-[.B17]*[.C$11]; [.C$13]);&quot;&quot;)" office:value-type="float" office:value="75.9591113425489">
            <text:p>75.96</text:p>
          </table:table-cell>
          <table:table-cell table:style-name="ce19" table:formula="of:=IF([.B17];[.C17]/[.B17];&quot;&quot;)" office:value-type="float" office:value="1.38106219657183">
            <text:p>1.38</text:p>
          </table:table-cell>
          <table:table-cell table:style-name="ce34"/>
          <table:table-cell table:style-name="ce34" office:value-type="float" office:value="61.41366">
            <text:p>61.41</text:p>
          </table:table-cell>
          <table:table-cell table:style-name="ce19" table:formula="of:=IF([.F17];[.F17]*[.G$11]+POWER([.G$12]-[.F17]*[.G$11]; [.G$13]);&quot;&quot;)" office:value-type="float" office:value="73.3058208772297">
            <text:p>73.31</text:p>
          </table:table-cell>
          <table:table-cell table:style-name="ce19" table:formula="of:=IF([.F17];[.G17]/[.F17];&quot;&quot;)" office:value-type="float" office:value="1.19364032166833">
            <text:p>1.19</text:p>
          </table:table-cell>
          <table:table-cell table:style-name="ce34"/>
          <table:table-cell table:style-name="ce34" office:value-type="float" office:value="60.62625">
            <text:p>60.63</text:p>
          </table:table-cell>
          <table:table-cell table:style-name="ce19" table:formula="of:=IF([.J17];[.J17]*[.K$11]+POWER([.K$12]-[.J17]*[.K$11]; [.K$13]);&quot;&quot;)" office:value-type="float" office:value="70.9308058493285">
            <text:p>70.93</text:p>
          </table:table-cell>
          <table:table-cell table:style-name="ce19" table:formula="of:=IF([.J17];[.K17]/[.J17];&quot;&quot;)" office:value-type="float" office:value="1.16996855074046">
            <text:p>1.17</text:p>
          </table:table-cell>
          <table:table-cell table:style-name="ce34"/>
          <table:table-cell table:style-name="ce34" office:value-type="float" office:value="26.64036">
            <text:p>26.64</text:p>
          </table:table-cell>
          <table:table-cell table:style-name="ce19" table:formula="of:=IF([.N17];[.N17]*[.O$11]+POWER([.O$12]-[.N17]*[.O$11]; [.O$13]);&quot;&quot;)" office:value-type="float" office:value="46.7648931953618">
            <text:p>46.76</text:p>
          </table:table-cell>
          <table:table-cell table:style-name="ce19" table:formula="of:=IF([.N17];[.O17]/[.N17];&quot;&quot;)" office:value-type="float" office:value="1.75541521193264">
            <text:p>1.76</text:p>
          </table:table-cell>
          <table:table-cell table:style-name="ce34"/>
          <table:table-cell table:style-name="ce34" office:value-type="float" office:value="4.260066">
            <text:p>4.26</text:p>
          </table:table-cell>
          <table:table-cell table:style-name="ce19" table:formula="of:=IF([.R17];[.R17]*[.S$11]+POWER([.S$12]-[.R17]*[.S$11]; [.S$13]);&quot;&quot;)" office:value-type="float" office:value="9.27115075423954">
            <text:p>9.27</text:p>
          </table:table-cell>
          <table:table-cell table:style-name="ce19" table:formula="of:=IF([.R17];[.S17]/[.R17];&quot;&quot;)" office:value-type="float" office:value="2.17629275091971">
            <text:p>2.18</text:p>
          </table:table-cell>
          <table:table-cell table:style-name="ce34"/>
          <table:table-cell table:style-name="ce34" office:value-type="float" office:value="2.7996">
            <text:p>2.80</text:p>
          </table:table-cell>
          <table:table-cell table:style-name="ce19" table:formula="of:=IF([.V17];[.V17]*[.W$11]+POWER([.W$12]-[.V17]*[.W$11]; [.W$13]);&quot;&quot;)" office:value-type="float" office:value="5.43987085636207">
            <text:p>5.44</text:p>
          </table:table-cell>
          <table:table-cell table:style-name="ce19" table:formula="of:=IF([.V17];[.W17]/[.V17];&quot;&quot;)" office:value-type="float" office:value="1.94308860421563">
            <text:p>1.94</text:p>
          </table:table-cell>
          <table:table-cell table:style-name="ce34"/>
          <table:table-cell table:style-name="ce34" office:value-type="float" office:value="3.3996">
            <text:p>3.40</text:p>
          </table:table-cell>
          <table:table-cell table:style-name="ce19" table:formula="of:=IF([.Z17];[.Z17]*[.AA$11]+POWER([.AA$12]-[.Z17]*[.AA$11]; [.AA$13]);&quot;&quot;)" office:value-type="float" office:value="4.18620465331702">
            <text:p>4.19</text:p>
          </table:table-cell>
          <table:table-cell table:style-name="ce19" table:formula="of:=IF([.Z17];[.AA17]/[.Z17];&quot;&quot;)" office:value-type="float" office:value="1.23138153115573">
            <text:p>1.23</text:p>
          </table:table-cell>
          <table:table-cell table:style-name="ce34"/>
          <table:table-cell table:style-name="ce34" office:value-type="float" office:value="0.69876">
            <text:p>0.70</text:p>
          </table:table-cell>
          <table:table-cell table:style-name="ce19" table:formula="of:=IF([.AD17];([.AD17]*[.AE$11]*10+POWER([.AE$12]*10-[.AD17]*[.AE$11]*10; [.AE$13]))/10;&quot;&quot;)" office:value-type="float" office:value="1.37051043277876">
            <text:p>1.37</text:p>
          </table:table-cell>
          <table:table-cell table:style-name="ce19" table:formula="of:=IF([.AD17];[.AE17]/[.AD17];&quot;&quot;)" office:value-type="float" office:value="1.9613464319348">
            <text:p>1.96</text:p>
          </table:table-cell>
          <table:table-cell table:style-name="ce34"/>
          <table:table-cell table:style-name="ce34" office:value-type="float" office:value="0.69972">
            <text:p>0.70</text:p>
          </table:table-cell>
          <table:table-cell table:style-name="ce19" table:formula="of:=IF([.AH17];([.AH17]*[.AI$11]*10+POWER([.AI$12]*10-[.AH17]*[.AI$11]*10; [.AI$13]))/10;&quot;&quot;)" office:value-type="float" office:value="1.4549559523196">
            <text:p>1.45</text:p>
          </table:table-cell>
          <table:table-cell table:style-name="ce19" table:formula="of:=IF([.AH17];[.AI17]/[.AH17];&quot;&quot;)" office:value-type="float" office:value="2.07934023940948">
            <text:p>2.08</text:p>
          </table:table-cell>
          <table:table-cell table:style-name="ce34"/>
          <table:table-cell table:style-name="ce34" office:value-type="float" office:value="0.54">
            <text:p>0.54</text:p>
          </table:table-cell>
          <table:table-cell table:style-name="ce19" table:formula="of:=IF([.AL17];[.AL17]*[.AM$11]+POWER([.AM$12]-[.AL17]*[.AM$11]; [.AM$13]);&quot;&quot;)" office:value-type="float" office:value="1.64079138990246">
            <text:p>1.64</text:p>
          </table:table-cell>
          <table:table-cell table:style-name="ce19" table:formula="of:=IF([.AL17];[.AM17]/[.AL17];&quot;&quot;)" office:value-type="float" office:value="3.03850257389345">
            <text:p>3.04</text:p>
          </table:table-cell>
          <table:table-cell table:style-name="ce34"/>
          <table:table-cell table:style-name="ce34" office:value-type="float" office:value="1.50003">
            <text:p>1.50</text:p>
          </table:table-cell>
          <table:table-cell table:style-name="ce19" table:formula="of:=IF([.AP17];[.AP17]*[.AQ$11]+POWER([.AQ$12]-[.AP17]*[.AQ$11]; [.AQ$13]);&quot;&quot;)" office:value-type="float" office:value="3.43657705752112">
            <text:p>3.44</text:p>
          </table:table-cell>
          <table:table-cell table:style-name="ce19" table:formula="of:=IF([.AP17];[.AQ17]/[.AP17];&quot;&quot;)" office:value-type="float" office:value="2.29100555156972">
            <text:p>2.29</text:p>
          </table:table-cell>
          <table:table-cell table:style-name="ce34"/>
          <table:table-cell table:style-name="ce34" office:value-type="float" office:value="0.2997">
            <text:p>0.30</text:p>
          </table:table-cell>
          <table:table-cell table:style-name="ce19" table:formula="of:=IF([.AT17];([.AT17]*[.AU$11]*10+POWER([.AU$12]*10-[.AT17]*[.AU$11]*10; [.AU$13]))/10;&quot;&quot;)" office:value-type="float" office:value="0.527287133992559">
            <text:p>0.53</text:p>
          </table:table-cell>
          <table:table-cell table:style-name="ce19" table:formula="of:=IF([.AT17];[.AU17]/[.AT17];&quot;&quot;)" office:value-type="float" office:value="1.75938316313833">
            <text:p>1.76</text:p>
          </table:table-cell>
          <table:table-cell table:style-name="ce34"/>
          <table:table-cell table:style-name="ce34" office:value-type="float" office:value="27.6">
            <text:p>27.60</text:p>
          </table:table-cell>
          <table:table-cell table:style-name="ce19" table:formula="of:=IF([.AX17];[.AX17]*[.AY$11]+POWER([.AY$12]-[.AX17]*[.AY$11]; [.AY$13]);&quot;&quot;)" office:value-type="float" office:value="28.8776378187121">
            <text:p>28.88</text:p>
          </table:table-cell>
          <table:table-cell table:style-name="ce19" table:formula="of:=IF([.AX17];[.AY17]/[.AX17];&quot;&quot;)" office:value-type="float" office:value="1.04629122531566">
            <text:p>1.05</text:p>
          </table:table-cell>
          <table:table-cell table:style-name="ce34"/>
          <table:table-cell table:style-name="ce34" office:value-type="float" office:value="3.05964">
            <text:p>3.06</text:p>
          </table:table-cell>
          <table:table-cell table:style-name="ce19" table:formula="of:=IF([.BB17];[.BB17]*[.BC$11]+POWER([.BC$12]-[.BB17]*[.BC$11]; [.BC$13]);&quot;&quot;)" office:value-type="float" office:value="6.33676426231789">
            <text:p>6.34</text:p>
          </table:table-cell>
          <table:table-cell table:style-name="ce19" table:formula="of:=IF([.BB17];[.BC17]/[.BB17];&quot;&quot;)" office:value-type="float" office:value="2.07108165088634">
            <text:p>2.07</text:p>
          </table:table-cell>
          <table:table-cell table:style-name="ce34"/>
          <table:table-cell table:style-name="ce34" office:value-type="float" office:value="6.72">
            <text:p>6.72</text:p>
          </table:table-cell>
          <table:table-cell table:style-name="ce19" table:formula="of:=IF([.BF17];[.BF17]*[.BG$11]+POWER([.BG$12]-[.BF17]*[.BG$11]; [.BG$13]);&quot;&quot;)" office:value-type="float" office:value="11.0876086664867">
            <text:p>11.09</text:p>
          </table:table-cell>
          <table:table-cell table:style-name="ce19" table:formula="of:=IF([.BF17];[.BG17]/[.BF17];&quot;&quot;)" office:value-type="float" office:value="1.64994176584623">
            <text:p>1.65</text:p>
          </table:table-cell>
          <table:table-cell table:style-name="ce34"/>
          <table:table-cell table:style-name="ce34" office:value-type="float" office:value="7.2">
            <text:p>7.20</text:p>
          </table:table-cell>
          <table:table-cell table:style-name="ce19" table:formula="of:=IF([.BJ17];[.BJ17]*[.BK$11]+POWER([.BK$12]-[.BJ17]*[.BK$11]; [.BK$13]);&quot;&quot;)" office:value-type="float" office:value="11.3165215170316">
            <text:p>11.32</text:p>
          </table:table-cell>
          <table:table-cell table:style-name="ce19" table:formula="of:=IF([.BJ17];[.BK17]/[.BJ17];&quot;&quot;)" office:value-type="float" office:value="1.57173909958772">
            <text:p>1.57</text:p>
          </table:table-cell>
          <table:table-cell table:style-name="ce34"/>
          <table:table-cell table:style-name="ce34" office:value-type="float" office:value="4.2">
            <text:p>4.20</text:p>
          </table:table-cell>
          <table:table-cell table:style-name="ce19" table:formula="of:=IF([.BN17];[.BN17]*[.BO$11]+POWER([.BO$12]-[.BN17]*[.BO$11]; [.BO$13]);&quot;&quot;)" office:value-type="float" office:value="7.51975540946694">
            <text:p>7.52</text:p>
          </table:table-cell>
          <table:table-cell table:style-name="ce19" table:formula="of:=IF([.BN17];[.BO17]/[.BN17];&quot;&quot;)" office:value-type="float" office:value="1.79041795463498">
            <text:p>1.79</text:p>
          </table:table-cell>
          <table:table-cell table:style-name="ce34"/>
          <table:table-cell table:style-name="ce34" office:value-type="float" office:value="0.95166">
            <text:p>0.95</text:p>
          </table:table-cell>
          <table:table-cell table:style-name="ce19" table:formula="of:=IF([.BR17];[.BR17]*[.BS$11]+POWER([.BS$12]-[.BR17]*[.BS$11]; [.BS$13]);&quot;&quot;)" office:value-type="float" office:value="2.06161765576926">
            <text:p>2.06</text:p>
          </table:table-cell>
          <table:table-cell table:style-name="ce19" table:formula="of:=IF([.BR17];[.BS17]/[.BR17];&quot;&quot;)" office:value-type="float" office:value="2.16633845676949">
            <text:p>2.17</text:p>
          </table:table-cell>
          <table:table-cell table:style-name="ce24"/>
          <table:table-cell table:number-columns-repeated="951"/>
        </table:table-row>
        <table:table-row table:style-name="ro4">
          <table:table-cell/>
          <table:table-cell table:style-name="ce34" office:value-type="float" office:value="46.2495">
            <text:p>46.25</text:p>
          </table:table-cell>
          <table:table-cell table:style-name="ce19" table:formula="of:=IF([.B18];[.B18]*[.C$11]+POWER([.C$12]-[.B18]*[.C$11]; [.C$13]);&quot;&quot;)" office:value-type="float" office:value="71.4412897656886">
            <text:p>71.44</text:p>
          </table:table-cell>
          <table:table-cell table:style-name="ce19" table:formula="of:=IF([.B18];[.C18]/[.B18];&quot;&quot;)" office:value-type="float" office:value="1.54469323486067">
            <text:p>1.54</text:p>
          </table:table-cell>
          <table:table-cell table:style-name="ce41"/>
          <table:table-cell table:style-name="ce34" office:value-type="float" office:value="51.4995">
            <text:p>51.50</text:p>
          </table:table-cell>
          <table:table-cell table:style-name="ce19" table:formula="of:=IF([.F18];[.F18]*[.G$11]+POWER([.G$12]-[.F18]*[.G$11]; [.G$13]);&quot;&quot;)" office:value-type="float" office:value="68.654894230427">
            <text:p>68.65</text:p>
          </table:table-cell>
          <table:table-cell table:style-name="ce19" table:formula="of:=IF([.F18];[.G18]/[.F18];&quot;&quot;)" office:value-type="float" office:value="1.33311768522854">
            <text:p>1.33</text:p>
          </table:table-cell>
          <table:table-cell table:style-name="ce41"/>
          <table:table-cell table:style-name="ce34" office:value-type="float" office:value="60.4995">
            <text:p>60.50</text:p>
          </table:table-cell>
          <table:table-cell table:style-name="ce19" table:formula="of:=IF([.J18];[.J18]*[.K$11]+POWER([.K$12]-[.J18]*[.K$11]; [.K$13]);&quot;&quot;)" office:value-type="float" office:value="70.8754704945555">
            <text:p>70.88</text:p>
          </table:table-cell>
          <table:table-cell table:style-name="ce19" table:formula="of:=IF([.J18];[.K18]/[.J18];&quot;&quot;)" office:value-type="float" office:value="1.17150506193531">
            <text:p>1.17</text:p>
          </table:table-cell>
          <table:table-cell table:style-name="ce41"/>
          <table:table-cell table:style-name="ce34" office:value-type="float" office:value="43.9995">
            <text:p>44.00</text:p>
          </table:table-cell>
          <table:table-cell table:style-name="ce19" table:formula="of:=IF([.N18];[.N18]*[.O$11]+POWER([.O$12]-[.N18]*[.O$11]; [.O$13]);&quot;&quot;)" office:value-type="float" office:value="54.9833400353324">
            <text:p>54.98</text:p>
          </table:table-cell>
          <table:table-cell table:style-name="ce19" table:formula="of:=IF([.N18];[.O18]/[.N18];&quot;&quot;)" office:value-type="float" office:value="1.24963556484352">
            <text:p>1.25</text:p>
          </table:table-cell>
          <table:table-cell table:style-name="ce41"/>
          <table:table-cell table:style-name="ce34" office:value-type="float" office:value="6.926472">
            <text:p>6.93</text:p>
          </table:table-cell>
          <table:table-cell table:style-name="ce19" table:formula="of:=IF([.R18];[.R18]*[.S$11]+POWER([.S$12]-[.R18]*[.S$11]; [.S$13]);&quot;&quot;)" office:value-type="float" office:value="13.8719050090567">
            <text:p>13.87</text:p>
          </table:table-cell>
          <table:table-cell table:style-name="ce19" table:formula="of:=IF([.R18];[.S18]/[.R18];&quot;&quot;)" office:value-type="float" office:value="2.00273746996403">
            <text:p>2.00</text:p>
          </table:table-cell>
          <table:table-cell table:style-name="ce41"/>
          <table:table-cell table:style-name="ce34" office:value-type="float" office:value="2.51964">
            <text:p>2.52</text:p>
          </table:table-cell>
          <table:table-cell table:style-name="ce19" table:formula="of:=IF([.V18];[.V18]*[.W$11]+POWER([.W$12]-[.V18]*[.W$11]; [.W$13]);&quot;&quot;)" office:value-type="float" office:value="5.05545048634284">
            <text:p>5.06</text:p>
          </table:table-cell>
          <table:table-cell table:style-name="ce19" table:formula="of:=IF([.V18];[.W18]/[.V18];&quot;&quot;)" office:value-type="float" office:value="2.00641777648507">
            <text:p>2.01</text:p>
          </table:table-cell>
          <table:table-cell table:style-name="ce41"/>
          <table:table-cell table:style-name="ce34" office:value-type="float" office:value="2.789964">
            <text:p>2.79</text:p>
          </table:table-cell>
          <table:table-cell table:style-name="ce19" table:formula="of:=IF([.Z18];[.Z18]*[.AA$11]+POWER([.AA$12]-[.Z18]*[.AA$11]; [.AA$13]);&quot;&quot;)" office:value-type="float" office:value="3.90513843418673">
            <text:p>3.91</text:p>
          </table:table-cell>
          <table:table-cell table:style-name="ce19" table:formula="of:=IF([.Z18];[.AA18]/[.Z18];&quot;&quot;)" office:value-type="float" office:value="1.3997092558136">
            <text:p>1.40</text:p>
          </table:table-cell>
          <table:table-cell table:style-name="ce41"/>
          <table:table-cell table:style-name="ce34" office:value-type="float" office:value="0.85005">
            <text:p>0.85</text:p>
          </table:table-cell>
          <table:table-cell table:style-name="ce19" table:formula="of:=IF([.AD18];([.AD18]*[.AE$11]*10+POWER([.AE$12]*10-[.AD18]*[.AE$11]*10; [.AE$13]))/10;&quot;&quot;)" office:value-type="float" office:value="1.55699144234602">
            <text:p>1.56</text:p>
          </table:table-cell>
          <table:table-cell table:style-name="ce19" table:formula="of:=IF([.AD18];[.AE18]/[.AD18];&quot;&quot;)" office:value-type="float" office:value="1.8316468941192">
            <text:p>1.83</text:p>
          </table:table-cell>
          <table:table-cell table:style-name="ce41"/>
          <table:table-cell table:style-name="ce34" office:value-type="float" office:value="1.2">
            <text:p>1.20</text:p>
          </table:table-cell>
          <table:table-cell table:style-name="ce19" table:formula="of:=IF([.AH18];([.AH18]*[.AI$11]*10+POWER([.AI$12]*10-[.AH18]*[.AI$11]*10; [.AI$13]))/10;&quot;&quot;)" office:value-type="float" office:value="2">
            <text:p>2.00</text:p>
          </table:table-cell>
          <table:table-cell table:style-name="ce19" table:formula="of:=IF([.AH18];[.AI18]/[.AH18];&quot;&quot;)" office:value-type="float" office:value="1.66666666666667">
            <text:p>1.67</text:p>
          </table:table-cell>
          <table:table-cell table:style-name="ce41"/>
          <table:table-cell table:style-name="ce34" office:value-type="float" office:value="0.9996">
            <text:p>1.00</text:p>
          </table:table-cell>
          <table:table-cell table:style-name="ce19" table:formula="of:=IF([.AL18];[.AL18]*[.AM$11]+POWER([.AM$12]-[.AL18]*[.AM$11]; [.AM$13]);&quot;&quot;)" office:value-type="float" office:value="1.5">
            <text:p>1.50</text:p>
          </table:table-cell>
          <table:table-cell table:style-name="ce19" table:formula="of:=IF([.AL18];[.AM18]/[.AL18];&quot;&quot;)" office:value-type="float" office:value="1.50060024009604">
            <text:p>1.50</text:p>
          </table:table-cell>
          <table:table-cell table:style-name="ce41"/>
          <table:table-cell table:style-name="ce34" office:value-type="float" office:value="1.279968">
            <text:p>1.28</text:p>
          </table:table-cell>
          <table:table-cell table:style-name="ce19" table:formula="of:=IF([.AP18];[.AP18]*[.AQ$11]+POWER([.AQ$12]-[.AP18]*[.AQ$11]; [.AQ$13]);&quot;&quot;)" office:value-type="float" office:value="3.2493606620914">
            <text:p>3.25</text:p>
          </table:table-cell>
          <table:table-cell table:style-name="ce19" table:formula="of:=IF([.AP18];[.AQ18]/[.AP18];&quot;&quot;)" office:value-type="float" office:value="2.53862648292098">
            <text:p>2.54</text:p>
          </table:table-cell>
          <table:table-cell table:style-name="ce41"/>
          <table:table-cell table:style-name="ce34" office:value-type="float" office:value="0.42">
            <text:p>0.42</text:p>
          </table:table-cell>
          <table:table-cell table:style-name="ce19" table:formula="of:=IF([.AT18];([.AT18]*[.AU$11]*10+POWER([.AU$12]*10-[.AT18]*[.AU$11]*10; [.AU$13]))/10;&quot;&quot;)" office:value-type="float" office:value="0.646325905257902">
            <text:p>0.65</text:p>
          </table:table-cell>
          <table:table-cell table:style-name="ce19" table:formula="of:=IF([.AT18];[.AU18]/[.AT18];&quot;&quot;)" office:value-type="float" office:value="1.53887120299501">
            <text:p>1.54</text:p>
          </table:table-cell>
          <table:table-cell table:style-name="ce41"/>
          <table:table-cell table:style-name="ce34" office:value-type="float" office:value="29.6004">
            <text:p>29.60</text:p>
          </table:table-cell>
          <table:table-cell table:style-name="ce19" table:formula="of:=IF([.AX18];[.AX18]*[.AY$11]+POWER([.AY$12]-[.AX18]*[.AY$11]; [.AY$13]);&quot;&quot;)" office:value-type="float" office:value="30.670272812153">
            <text:p>30.67</text:p>
          </table:table-cell>
          <table:table-cell table:style-name="ce19" table:formula="of:=IF([.AX18];[.AY18]/[.AX18];&quot;&quot;)" office:value-type="float" office:value="1.03614386333134">
            <text:p>1.04</text:p>
          </table:table-cell>
          <table:table-cell table:style-name="ce41"/>
          <table:table-cell table:style-name="ce34" office:value-type="float" office:value="3">
            <text:p>3.00</text:p>
          </table:table-cell>
          <table:table-cell table:style-name="ce19" table:formula="of:=IF([.BB18];[.BB18]*[.BC$11]+POWER([.BC$12]-[.BB18]*[.BC$11]; [.BC$13]);&quot;&quot;)" office:value-type="float" office:value="6.24573093961552">
            <text:p>6.25</text:p>
          </table:table-cell>
          <table:table-cell table:style-name="ce19" table:formula="of:=IF([.BB18];[.BC18]/[.BB18];&quot;&quot;)" office:value-type="float" office:value="2.08191031320517">
            <text:p>2.08</text:p>
          </table:table-cell>
          <table:table-cell table:style-name="ce41"/>
          <table:table-cell table:style-name="ce34" office:value-type="float" office:value="6.95799">
            <text:p>6.96</text:p>
          </table:table-cell>
          <table:table-cell table:style-name="ce19" table:formula="of:=IF([.BF18];[.BF18]*[.BG$11]+POWER([.BG$12]-[.BF18]*[.BG$11]; [.BG$13]);&quot;&quot;)" office:value-type="float" office:value="11.3970154647078">
            <text:p>11.40</text:p>
          </table:table-cell>
          <table:table-cell table:style-name="ce19" table:formula="of:=IF([.BF18];[.BG18]/[.BF18];&quot;&quot;)" office:value-type="float" office:value="1.63797525789888">
            <text:p>1.64</text:p>
          </table:table-cell>
          <table:table-cell table:style-name="ce41"/>
          <table:table-cell table:style-name="ce34" office:value-type="float" office:value="6.520932">
            <text:p>6.52</text:p>
          </table:table-cell>
          <table:table-cell table:style-name="ce19" table:formula="of:=IF([.BJ18];[.BJ18]*[.BK$11]+POWER([.BK$12]-[.BJ18]*[.BK$11]; [.BK$13]);&quot;&quot;)" office:value-type="float" office:value="10.5303457624004">
            <text:p>10.53</text:p>
          </table:table-cell>
          <table:table-cell table:style-name="ce19" table:formula="of:=IF([.BJ18];[.BK18]/[.BJ18];&quot;&quot;)" office:value-type="float" office:value="1.61485287109272">
            <text:p>1.61</text:p>
          </table:table-cell>
          <table:table-cell table:style-name="ce41"/>
          <table:table-cell table:style-name="ce34" office:value-type="float" office:value="6">
            <text:p>6.00</text:p>
          </table:table-cell>
          <table:table-cell table:style-name="ce19" table:formula="of:=IF([.BN18];[.BN18]*[.BO$11]+POWER([.BO$12]-[.BN18]*[.BO$11]; [.BO$13]);&quot;&quot;)" office:value-type="float" office:value="9">
            <text:p>9.00</text:p>
          </table:table-cell>
          <table:table-cell table:style-name="ce19" table:formula="of:=IF([.BN18];[.BO18]/[.BN18];&quot;&quot;)" office:value-type="float" office:value="1.5">
            <text:p>1.50</text:p>
          </table:table-cell>
          <table:table-cell table:style-name="ce41"/>
          <table:table-cell table:style-name="ce34" office:value-type="float" office:value="1.00266">
            <text:p>1.00</text:p>
          </table:table-cell>
          <table:table-cell table:style-name="ce19" table:formula="of:=IF([.BR18];[.BR18]*[.BS$11]+POWER([.BS$12]-[.BR18]*[.BS$11]; [.BS$13]);&quot;&quot;)" office:value-type="float" office:value="2.11088078083639">
            <text:p>2.11</text:p>
          </table:table-cell>
          <table:table-cell table:style-name="ce19" table:formula="of:=IF([.BR18];[.BS18]/[.BR18];&quot;&quot;)" office:value-type="float" office:value="2.10528073408372">
            <text:p>2.11</text:p>
          </table:table-cell>
          <table:table-cell table:style-name="ce25"/>
          <table:table-cell table:number-columns-repeated="951"/>
        </table:table-row>
        <table:table-row table:style-name="ro4">
          <table:table-cell/>
          <table:table-cell table:style-name="ce34" office:value-type="float" office:value="70.28742">
            <text:p>70.29</text:p>
          </table:table-cell>
          <table:table-cell table:style-name="ce19" table:formula="of:=IF([.B19];[.B19]*[.C$11]+POWER([.C$12]-[.B19]*[.C$11]; [.C$13]);&quot;&quot;)" office:value-type="float" office:value="83.3857612103861">
            <text:p>83.39</text:p>
          </table:table-cell>
          <table:table-cell table:style-name="ce19" table:formula="of:=IF([.B19];[.C19]/[.B19];&quot;&quot;)" office:value-type="float" office:value="1.18635399066271">
            <text:p>1.19</text:p>
          </table:table-cell>
          <table:table-cell table:style-name="ce41"/>
          <table:table-cell table:style-name="ce34" office:value-type="float" office:value="71.4006">
            <text:p>71.40</text:p>
          </table:table-cell>
          <table:table-cell table:style-name="ce19" table:formula="of:=IF([.F19];[.F19]*[.G$11]+POWER([.G$12]-[.F19]*[.G$11]; [.G$13]);&quot;&quot;)" office:value-type="float" office:value="77.5309345285301">
            <text:p>77.53</text:p>
          </table:table-cell>
          <table:table-cell table:style-name="ce19" table:formula="of:=IF([.F19];[.G19]/[.F19];&quot;&quot;)" office:value-type="float" office:value="1.08585830551186">
            <text:p>1.09</text:p>
          </table:table-cell>
          <table:table-cell table:style-name="ce41"/>
          <table:table-cell table:style-name="ce34" office:value-type="float" office:value="73.03956">
            <text:p>73.04</text:p>
          </table:table-cell>
          <table:table-cell table:style-name="ce19" table:formula="of:=IF([.J19];[.J19]*[.K$11]+POWER([.K$12]-[.J19]*[.K$11]; [.K$13]);&quot;&quot;)" office:value-type="float" office:value="75.6311886169335">
            <text:p>75.63</text:p>
          </table:table-cell>
          <table:table-cell table:style-name="ce19" table:formula="of:=IF([.J19];[.K19]/[.J19];&quot;&quot;)" office:value-type="float" office:value="1.03548253325915">
            <text:p>1.04</text:p>
          </table:table-cell>
          <table:table-cell table:style-name="ce41"/>
          <table:table-cell table:style-name="ce34" office:value-type="float" office:value="44.5005">
            <text:p>44.50</text:p>
          </table:table-cell>
          <table:table-cell table:style-name="ce19" table:formula="of:=IF([.N19];[.N19]*[.O$11]+POWER([.O$12]-[.N19]*[.O$11]; [.O$13]);&quot;&quot;)" office:value-type="float" office:value="55.2045500718665">
            <text:p>55.20</text:p>
          </table:table-cell>
          <table:table-cell table:style-name="ce19" table:formula="of:=IF([.N19];[.O19]/[.N19];&quot;&quot;)" office:value-type="float" office:value="1.24053774838185">
            <text:p>1.24</text:p>
          </table:table-cell>
          <table:table-cell table:style-name="ce41"/>
          <table:table-cell table:style-name="ce34" office:value-type="float" office:value="7.59996">
            <text:p>7.60</text:p>
          </table:table-cell>
          <table:table-cell table:style-name="ce19" table:formula="of:=IF([.R19];[.R19]*[.S$11]+POWER([.S$12]-[.R19]*[.S$11]; [.S$13]);&quot;&quot;)" office:value-type="float" office:value="14.9875409697177">
            <text:p>14.99</text:p>
          </table:table-cell>
          <table:table-cell table:style-name="ce19" table:formula="of:=IF([.R19];[.S19]/[.R19];&quot;&quot;)" office:value-type="float" office:value="1.97205524367466">
            <text:p>1.97</text:p>
          </table:table-cell>
          <table:table-cell table:style-name="ce41"/>
          <table:table-cell table:style-name="ce34" office:value-type="float" office:value="4.05942">
            <text:p>4.06</text:p>
          </table:table-cell>
          <table:table-cell table:style-name="ce19" table:formula="of:=IF([.V19];[.V19]*[.W$11]+POWER([.W$12]-[.V19]*[.W$11]; [.W$13]);&quot;&quot;)" office:value-type="float" office:value="7.14687372384251">
            <text:p>7.15</text:p>
          </table:table-cell>
          <table:table-cell table:style-name="ce19" table:formula="of:=IF([.V19];[.W19]/[.V19];&quot;&quot;)" office:value-type="float" office:value="1.76056523440356">
            <text:p>1.76</text:p>
          </table:table-cell>
          <table:table-cell table:style-name="ce41"/>
          <table:table-cell table:style-name="ce34" office:value-type="float" office:value="3.24">
            <text:p>3.24</text:p>
          </table:table-cell>
          <table:table-cell table:style-name="ce19" table:formula="of:=IF([.Z19];[.Z19]*[.AA$11]+POWER([.AA$12]-[.Z19]*[.AA$11]; [.AA$13]);&quot;&quot;)" office:value-type="float" office:value="4.12540704779346">
            <text:p>4.13</text:p>
          </table:table-cell>
          <table:table-cell table:style-name="ce19" table:formula="of:=IF([.Z19];[.AA19]/[.Z19];&quot;&quot;)" office:value-type="float" office:value="1.27327378018317">
            <text:p>1.27</text:p>
          </table:table-cell>
          <table:table-cell table:style-name="ce41"/>
          <table:table-cell table:style-name="ce34" office:value-type="float" office:value="0.85005">
            <text:p>0.85</text:p>
          </table:table-cell>
          <table:table-cell table:style-name="ce19" table:formula="of:=IF([.AD19];([.AD19]*[.AE$11]*10+POWER([.AE$12]*10-[.AD19]*[.AE$11]*10; [.AE$13]))/10;&quot;&quot;)" office:value-type="float" office:value="1.55699144234602">
            <text:p>1.56</text:p>
          </table:table-cell>
          <table:table-cell table:style-name="ce19" table:formula="of:=IF([.AD19];[.AE19]/[.AD19];&quot;&quot;)" office:value-type="float" office:value="1.8316468941192">
            <text:p>1.83</text:p>
          </table:table-cell>
          <table:table-cell table:style-name="ce41"/>
          <table:table-cell table:style-name="ce34" office:value-type="float" office:value="0.9996">
            <text:p>1.00</text:p>
          </table:table-cell>
          <table:table-cell table:style-name="ce19" table:formula="of:=IF([.AH19];([.AH19]*[.AI$11]*10+POWER([.AI$12]*10-[.AH19]*[.AI$11]*10; [.AI$13]))/10;&quot;&quot;)" office:value-type="float" office:value="1.84875666882497">
            <text:p>1.85</text:p>
          </table:table-cell>
          <table:table-cell table:style-name="ce19" table:formula="of:=IF([.AH19];[.AI19]/[.AH19];&quot;&quot;)" office:value-type="float" office:value="1.84949646741194">
            <text:p>1.85</text:p>
          </table:table-cell>
          <table:table-cell table:style-name="ce41"/>
          <table:table-cell table:style-name="ce30"/>
          <table:table-cell table:style-name="ce19" table:formula="of:=IF([.AL19];[.AL19]*[.AM$11]+POWER([.AM$12]-[.AL19]*[.AM$11]; [.AM$13]);&quot;&quot;)">
            <text:p/>
          </table:table-cell>
          <table:table-cell table:style-name="ce19" table:formula="of:=IF([.AL19];[.AM19]/[.AL19];&quot;&quot;)">
            <text:p/>
          </table:table-cell>
          <table:table-cell table:style-name="ce41"/>
          <table:table-cell table:style-name="ce30" office:value-type="float" office:value="3.59964">
            <text:p>3.60</text:p>
          </table:table-cell>
          <table:table-cell table:style-name="ce19" table:formula="of:=IF([.AP19];[.AP19]*[.AQ$11]+POWER([.AQ$12]-[.AP19]*[.AQ$11]; [.AQ$13]);&quot;&quot;)" office:value-type="float" office:value="4.40168751374501">
            <text:p>4.40</text:p>
          </table:table-cell>
          <table:table-cell table:style-name="ce19" table:formula="of:=IF([.AP19];[.AQ19]/[.AP19];&quot;&quot;)" office:value-type="float" office:value="1.22281325736602">
            <text:p>1.22</text:p>
          </table:table-cell>
          <table:table-cell table:style-name="ce41"/>
          <table:table-cell table:style-name="ce30" office:value-type="float" office:value="0.9">
            <text:p>0.90</text:p>
          </table:table-cell>
          <table:table-cell table:style-name="ce19" table:formula="of:=IF([.AT19];([.AT19]*[.AU$11]*10+POWER([.AU$12]*10-[.AT19]*[.AU$11]*10; [.AU$13]))/10;&quot;&quot;)" office:value-type="float" office:value="1">
            <text:p>1.00</text:p>
          </table:table-cell>
          <table:table-cell table:style-name="ce19" table:formula="of:=IF([.AT19];[.AU19]/[.AT19];&quot;&quot;)" office:value-type="float" office:value="1.11111111111111">
            <text:p>1.11</text:p>
          </table:table-cell>
          <table:table-cell table:style-name="ce41"/>
          <table:table-cell table:style-name="ce30" office:value-type="float" office:value="27.9996">
            <text:p>28.00</text:p>
          </table:table-cell>
          <table:table-cell table:style-name="ce19" table:formula="of:=IF([.AX19];[.AX19]*[.AY$11]+POWER([.AY$12]-[.AX19]*[.AY$11]; [.AY$13]);&quot;&quot;)" office:value-type="float" office:value="29.245695444253">
            <text:p>29.25</text:p>
          </table:table-cell>
          <table:table-cell table:style-name="ce19" table:formula="of:=IF([.AX19];[.AY19]/[.AX19];&quot;&quot;)" office:value-type="float" office:value="1.04450404449539">
            <text:p>1.04</text:p>
          </table:table-cell>
          <table:table-cell table:style-name="ce41"/>
          <table:table-cell table:style-name="ce30" office:value-type="float" office:value="3.6">
            <text:p>3.60</text:p>
          </table:table-cell>
          <table:table-cell table:style-name="ce19" table:formula="of:=IF([.BB19];[.BB19]*[.BC$11]+POWER([.BC$12]-[.BB19]*[.BC$11]; [.BC$13]);&quot;&quot;)" office:value-type="float" office:value="7.14869835499704">
            <text:p>7.15</text:p>
          </table:table-cell>
          <table:table-cell table:style-name="ce19" table:formula="of:=IF([.BB19];[.BC19]/[.BB19];&quot;&quot;)" office:value-type="float" office:value="1.98574954305473">
            <text:p>1.99</text:p>
          </table:table-cell>
          <table:table-cell table:style-name="ce41"/>
          <table:table-cell table:style-name="ce30" office:value-type="float" office:value="5.88">
            <text:p>5.88</text:p>
          </table:table-cell>
          <table:table-cell table:style-name="ce19" table:formula="of:=IF([.BF19];[.BF19]*[.BG$11]+POWER([.BG$12]-[.BF19]*[.BG$11]; [.BG$13]);&quot;&quot;)" office:value-type="float" office:value="9.96021043592481">
            <text:p>9.96</text:p>
          </table:table-cell>
          <table:table-cell table:style-name="ce19" table:formula="of:=IF([.BF19];[.BG19]/[.BF19];&quot;&quot;)" office:value-type="float" office:value="1.693913339443">
            <text:p>1.69</text:p>
          </table:table-cell>
          <table:table-cell table:style-name="ce41"/>
          <table:table-cell table:style-name="ce30" office:value-type="float" office:value="6.520932">
            <text:p>6.52</text:p>
          </table:table-cell>
          <table:table-cell table:style-name="ce19" table:formula="of:=IF([.BJ19];[.BJ19]*[.BK$11]+POWER([.BK$12]-[.BJ19]*[.BK$11]; [.BK$13]);&quot;&quot;)" office:value-type="float" office:value="10.5303457624004">
            <text:p>10.53</text:p>
          </table:table-cell>
          <table:table-cell table:style-name="ce19" table:formula="of:=IF([.BJ19];[.BK19]/[.BJ19];&quot;&quot;)" office:value-type="float" office:value="1.61485287109272">
            <text:p>1.61</text:p>
          </table:table-cell>
          <table:table-cell table:style-name="ce41"/>
          <table:table-cell table:style-name="ce30" office:value-type="float" office:value="4.40004">
            <text:p>4.40</text:p>
          </table:table-cell>
          <table:table-cell table:style-name="ce19" table:formula="of:=IF([.BN19];[.BN19]*[.BO$11]+POWER([.BO$12]-[.BN19]*[.BO$11]; [.BO$13]);&quot;&quot;)" office:value-type="float" office:value="7.79141194131803">
            <text:p>7.79</text:p>
          </table:table-cell>
          <table:table-cell table:style-name="ce19" table:formula="of:=IF([.BN19];[.BO19]/[.BN19];&quot;&quot;)" office:value-type="float" office:value="1.77075934339643">
            <text:p>1.77</text:p>
          </table:table-cell>
          <table:table-cell table:style-name="ce41"/>
          <table:table-cell table:style-name="ce30" office:value-type="float" office:value="1.2396">
            <text:p>1.24</text:p>
          </table:table-cell>
          <table:table-cell table:style-name="ce19" table:formula="of:=IF([.BR19];[.BR19]*[.BS$11]+POWER([.BS$12]-[.BR19]*[.BS$11]; [.BS$13]);&quot;&quot;)" office:value-type="float" office:value="2.33921390489723">
            <text:p>2.34</text:p>
          </table:table-cell>
          <table:table-cell table:style-name="ce19" table:formula="of:=IF([.BR19];[.BS19]/[.BR19];&quot;&quot;)" office:value-type="float" office:value="1.88707155929108">
            <text:p>1.89</text:p>
          </table:table-cell>
          <table:table-cell table:style-name="ce25"/>
          <table:table-cell table:number-columns-repeated="951"/>
        </table:table-row>
        <table:table-row table:style-name="ro3">
          <table:table-cell/>
          <table:table-cell table:style-name="ce34" office:value-type="float" office:value="70.28742">
            <text:p>70.29</text:p>
          </table:table-cell>
          <table:table-cell table:style-name="ce19" table:formula="of:=IF([.B20];[.B20]*[.C$11]+POWER([.C$12]-[.B20]*[.C$11]; [.C$13]);&quot;&quot;)" office:value-type="float" office:value="83.3857612103861">
            <text:p>83.39</text:p>
          </table:table-cell>
          <table:table-cell table:style-name="ce19" table:formula="of:=IF([.B20];[.C20]/[.B20];&quot;&quot;)" office:value-type="float" office:value="1.18635399066271">
            <text:p>1.19</text:p>
          </table:table-cell>
          <table:table-cell table:style-name="ce42"/>
          <table:table-cell table:style-name="ce34" office:value-type="float" office:value="55.0995">
            <text:p>55.10</text:p>
          </table:table-cell>
          <table:table-cell table:style-name="ce19" table:formula="of:=IF([.F20];[.F20]*[.G$11]+POWER([.G$12]-[.F20]*[.G$11]; [.G$13]);&quot;&quot;)" office:value-type="float" office:value="70.3809437781531">
            <text:p>70.38</text:p>
          </table:table-cell>
          <table:table-cell table:style-name="ce19" table:formula="of:=IF([.F20];[.G20]/[.F20];&quot;&quot;)" office:value-type="float" office:value="1.27734269418331">
            <text:p>1.28</text:p>
          </table:table-cell>
          <table:table-cell table:style-name="ce42"/>
          <table:table-cell table:style-name="ce34" office:value-type="float" office:value="54.4098">
            <text:p>54.41</text:p>
          </table:table-cell>
          <table:table-cell table:style-name="ce19" table:formula="of:=IF([.J20];[.J20]*[.K$11]+POWER([.K$12]-[.J20]*[.K$11]; [.K$13]);&quot;&quot;)" office:value-type="float" office:value="68.1242296475927">
            <text:p>68.12</text:p>
          </table:table-cell>
          <table:table-cell table:style-name="ce19" table:formula="of:=IF([.J20];[.K20]/[.J20];&quot;&quot;)" office:value-type="float" office:value="1.25205807864746">
            <text:p>1.25</text:p>
          </table:table-cell>
          <table:table-cell table:style-name="ce42"/>
          <table:table-cell table:style-name="ce34" office:value-type="float" office:value="44.5005">
            <text:p>44.50</text:p>
          </table:table-cell>
          <table:table-cell table:style-name="ce19" table:formula="of:=IF([.N20];[.N20]*[.O$11]+POWER([.O$12]-[.N20]*[.O$11]; [.O$13]);&quot;&quot;)" office:value-type="float" office:value="55.2045500718665">
            <text:p>55.20</text:p>
          </table:table-cell>
          <table:table-cell table:style-name="ce19" table:formula="of:=IF([.N20];[.O20]/[.N20];&quot;&quot;)" office:value-type="float" office:value="1.24053774838185">
            <text:p>1.24</text:p>
          </table:table-cell>
          <table:table-cell table:style-name="ce42"/>
          <table:table-cell table:style-name="ce34" office:value-type="float" office:value="3.0996">
            <text:p>3.10</text:p>
          </table:table-cell>
          <table:table-cell table:style-name="ce19" table:formula="of:=IF([.R20];[.R20]*[.S$11]+POWER([.S$12]-[.R20]*[.S$11]; [.S$13]);&quot;&quot;)" office:value-type="float" office:value="7.23216265004719">
            <text:p>7.23</text:p>
          </table:table-cell>
          <table:table-cell table:style-name="ce19" table:formula="of:=IF([.R20];[.S20]/[.R20];&quot;&quot;)" office:value-type="float" office:value="2.33325675895186">
            <text:p>2.33</text:p>
          </table:table-cell>
          <table:table-cell table:style-name="ce42"/>
          <table:table-cell table:style-name="ce34" office:value-type="float" office:value="3">
            <text:p>3.00</text:p>
          </table:table-cell>
          <table:table-cell table:style-name="ce19" table:formula="of:=IF([.V20];[.V20]*[.W$11]+POWER([.W$12]-[.V20]*[.W$11]; [.W$13]);&quot;&quot;)" office:value-type="float" office:value="5.71413979097167">
            <text:p>5.71</text:p>
          </table:table-cell>
          <table:table-cell table:style-name="ce19" table:formula="of:=IF([.V20];[.W20]/[.V20];&quot;&quot;)" office:value-type="float" office:value="1.90471326365722">
            <text:p>1.90</text:p>
          </table:table-cell>
          <table:table-cell table:style-name="ce42"/>
          <table:table-cell table:style-name="ce34" office:value-type="float" office:value="3.6">
            <text:p>3.60</text:p>
          </table:table-cell>
          <table:table-cell table:style-name="ce19" table:formula="of:=IF([.Z20];[.Z20]*[.AA$11]+POWER([.AA$12]-[.Z20]*[.AA$11]; [.AA$13]);&quot;&quot;)" office:value-type="float" office:value="4.23932979110683">
            <text:p>4.24</text:p>
          </table:table-cell>
          <table:table-cell table:style-name="ce19" table:formula="of:=IF([.Z20];[.AA20]/[.Z20];&quot;&quot;)" office:value-type="float" office:value="1.17759160864079">
            <text:p>1.18</text:p>
          </table:table-cell>
          <table:table-cell table:style-name="ce42"/>
          <table:table-cell table:style-name="ce34" office:value-type="float" office:value="0.697272">
            <text:p>0.70</text:p>
          </table:table-cell>
          <table:table-cell table:style-name="ce19" table:formula="of:=IF([.AD20];([.AD20]*[.AE$11]*10+POWER([.AE$12]*10-[.AD20]*[.AE$11]*10; [.AE$13]))/10;&quot;&quot;)" office:value-type="float" office:value="1.3686047598006">
            <text:p>1.37</text:p>
          </table:table-cell>
          <table:table-cell table:style-name="ce19" table:formula="of:=IF([.AD20];[.AE20]/[.AD20];&quot;&quot;)" office:value-type="float" office:value="1.96279896482376">
            <text:p>1.96</text:p>
          </table:table-cell>
          <table:table-cell table:style-name="ce42"/>
          <table:table-cell table:style-name="ce34" office:value-type="float" office:value="0.758772">
            <text:p>0.76</text:p>
          </table:table-cell>
          <table:table-cell table:style-name="ce19" table:formula="of:=IF([.AH20];([.AH20]*[.AI$11]*10+POWER([.AI$12]*10-[.AH20]*[.AI$11]*10; [.AI$13]))/10;&quot;&quot;)" office:value-type="float" office:value="1.53579890773436">
            <text:p>1.54</text:p>
          </table:table-cell>
          <table:table-cell table:style-name="ce19" table:formula="of:=IF([.AH20];[.AI20]/[.AH20];&quot;&quot;)" office:value-type="float" office:value="2.02405848889305">
            <text:p>2.02</text:p>
          </table:table-cell>
          <table:table-cell table:style-name="ce42"/>
          <table:table-cell table:style-name="ce42"/>
          <table:table-cell table:style-name="ce19" table:formula="of:=IF([.AL20];[.AL20]*[.AM$11]+POWER([.AM$12]-[.AL20]*[.AM$11]; [.AM$13]);&quot;&quot;)">
            <text:p/>
          </table:table-cell>
          <table:table-cell table:style-name="ce19" table:formula="of:=IF([.AL20];[.AM20]/[.AL20];&quot;&quot;)">
            <text:p/>
          </table:table-cell>
          <table:table-cell table:style-name="ce42"/>
          <table:table-cell table:style-name="ce42" office:value-type="float" office:value="0.97497">
            <text:p>0.97</text:p>
          </table:table-cell>
          <table:table-cell table:style-name="ce19" table:formula="of:=IF([.AP20];[.AP20]*[.AQ$11]+POWER([.AQ$12]-[.AP20]*[.AQ$11]; [.AQ$13]);&quot;&quot;)" office:value-type="float" office:value="2.9837087595929">
            <text:p>2.98</text:p>
          </table:table-cell>
          <table:table-cell table:style-name="ce19" table:formula="of:=IF([.AP20];[.AQ20]/[.AP20];&quot;&quot;)" office:value-type="float" office:value="3.06030827573454">
            <text:p>3.06</text:p>
          </table:table-cell>
          <table:table-cell table:style-name="ce42"/>
          <table:table-cell table:style-name="ce42" office:value-type="float" office:value="0.57951">
            <text:p>0.58</text:p>
          </table:table-cell>
          <table:table-cell table:style-name="ce19" table:formula="of:=IF([.AT20];([.AT20]*[.AU$11]*10+POWER([.AU$12]*10-[.AT20]*[.AU$11]*10; [.AU$13]))/10;&quot;&quot;)" office:value-type="float" office:value="0.799873274847229">
            <text:p>0.80</text:p>
          </table:table-cell>
          <table:table-cell table:style-name="ce19" table:formula="of:=IF([.AT20];[.AU20]/[.AT20];&quot;&quot;)" office:value-type="float" office:value="1.38025793316289">
            <text:p>1.38</text:p>
          </table:table-cell>
          <table:table-cell table:style-name="ce42"/>
          <table:table-cell table:style-name="ce42" office:value-type="float" office:value="30.9996">
            <text:p>31.00</text:p>
          </table:table-cell>
          <table:table-cell table:style-name="ce19" table:formula="of:=IF([.AX20];[.AX20]*[.AY$11]+POWER([.AY$12]-[.AX20]*[.AY$11]; [.AY$13]);&quot;&quot;)" office:value-type="float" office:value="31">
            <text:p>31.00</text:p>
          </table:table-cell>
          <table:table-cell table:style-name="ce19" table:formula="of:=IF([.AX20];[.AY20]/[.AX20];&quot;&quot;)" office:value-type="float" office:value="1.0000129033923">
            <text:p>1.00</text:p>
          </table:table-cell>
          <table:table-cell table:style-name="ce42"/>
          <table:table-cell table:style-name="ce42" office:value-type="float" office:value="3.24">
            <text:p>3.24</text:p>
          </table:table-cell>
          <table:table-cell table:style-name="ce19" table:formula="of:=IF([.BB20];[.BB20]*[.BC$11]+POWER([.BC$12]-[.BB20]*[.BC$11]; [.BC$13]);&quot;&quot;)" office:value-type="float" office:value="6.61058327510759">
            <text:p>6.61</text:p>
          </table:table-cell>
          <table:table-cell table:style-name="ce19" table:formula="of:=IF([.BB20];[.BC20]/[.BB20];&quot;&quot;)" office:value-type="float" office:value="2.04030347997148">
            <text:p>2.04</text:p>
          </table:table-cell>
          <table:table-cell table:style-name="ce42"/>
          <table:table-cell table:style-name="ce42" office:value-type="float" office:value="7.30815">
            <text:p>7.31</text:p>
          </table:table-cell>
          <table:table-cell table:style-name="ce19" table:formula="of:=IF([.BF20];[.BF20]*[.BG$11]+POWER([.BG$12]-[.BF20]*[.BG$11]; [.BG$13]);&quot;&quot;)" office:value-type="float" office:value="11.8373822509191">
            <text:p>11.84</text:p>
          </table:table-cell>
          <table:table-cell table:style-name="ce19" table:formula="of:=IF([.BF20];[.BG20]/[.BF20];&quot;&quot;)" office:value-type="float" office:value="1.61975086046662">
            <text:p>1.62</text:p>
          </table:table-cell>
          <table:table-cell table:style-name="ce42"/>
          <table:table-cell table:style-name="ce42" office:value-type="float" office:value="7.2">
            <text:p>7.20</text:p>
          </table:table-cell>
          <table:table-cell table:style-name="ce19" table:formula="of:=IF([.BJ20];[.BJ20]*[.BK$11]+POWER([.BK$12]-[.BJ20]*[.BK$11]; [.BK$13]);&quot;&quot;)" office:value-type="float" office:value="11.3165215170316">
            <text:p>11.32</text:p>
          </table:table-cell>
          <table:table-cell table:style-name="ce19" table:formula="of:=IF([.BJ20];[.BK20]/[.BJ20];&quot;&quot;)" office:value-type="float" office:value="1.57173909958772">
            <text:p>1.57</text:p>
          </table:table-cell>
          <table:table-cell table:style-name="ce42"/>
          <table:table-cell table:style-name="ce42" office:value-type="float" office:value="6">
            <text:p>6.00</text:p>
          </table:table-cell>
          <table:table-cell table:style-name="ce19" table:formula="of:=IF([.BN20];[.BN20]*[.BO$11]+POWER([.BO$12]-[.BN20]*[.BO$11]; [.BO$13]);&quot;&quot;)" office:value-type="float" office:value="9">
            <text:p>9.00</text:p>
          </table:table-cell>
          <table:table-cell table:style-name="ce19" table:formula="of:=IF([.BN20];[.BO20]/[.BN20];&quot;&quot;)" office:value-type="float" office:value="1.5">
            <text:p>1.50</text:p>
          </table:table-cell>
          <table:table-cell table:style-name="ce42"/>
          <table:table-cell table:style-name="ce42" office:value-type="float" office:value="1.00266">
            <text:p>1.00</text:p>
          </table:table-cell>
          <table:table-cell table:style-name="ce19" table:formula="of:=IF([.BR20];[.BR20]*[.BS$11]+POWER([.BS$12]-[.BR20]*[.BS$11]; [.BS$13]);&quot;&quot;)" office:value-type="float" office:value="2.11088078083639">
            <text:p>2.11</text:p>
          </table:table-cell>
          <table:table-cell table:style-name="ce19" table:formula="of:=IF([.BR20];[.BS20]/[.BR20];&quot;&quot;)" office:value-type="float" office:value="2.10528073408372">
            <text:p>2.11</text:p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34" office:value-type="float" office:value="77.96178">
            <text:p>77.96</text:p>
          </table:table-cell>
          <table:table-cell table:style-name="ce19" table:formula="of:=IF([.B21];[.B21]*[.C$11]+POWER([.C$12]-[.B21]*[.C$11]; [.C$13]);&quot;&quot;)" office:value-type="float" office:value="86.7448209197311">
            <text:p>86.74</text:p>
          </table:table-cell>
          <table:table-cell table:style-name="ce19" table:formula="of:=IF([.B21];[.C21]/[.B21];&quot;&quot;)" office:value-type="float" office:value="1.11265829127723">
            <text:p>1.11</text:p>
          </table:table-cell>
          <table:table-cell table:style-name="ce42"/>
          <table:table-cell table:style-name="ce34" office:value-type="float" office:value="58.67244">
            <text:p>58.67</text:p>
          </table:table-cell>
          <table:table-cell table:style-name="ce19" table:formula="of:=IF([.F21];[.F21]*[.G$11]+POWER([.G$12]-[.F21]*[.G$11]; [.G$13]);&quot;&quot;)" office:value-type="float" office:value="72.05399942581">
            <text:p>72.05</text:p>
          </table:table-cell>
          <table:table-cell table:style-name="ce19" table:formula="of:=IF([.F21];[.G21]/[.F21];&quot;&quot;)" office:value-type="float" office:value="1.22807231855041">
            <text:p>1.23</text:p>
          </table:table-cell>
          <table:table-cell table:style-name="ce42"/>
          <table:table-cell table:style-name="ce34" office:value-type="float" office:value="67.857">
            <text:p>67.86</text:p>
          </table:table-cell>
          <table:table-cell table:style-name="ce19" table:formula="of:=IF([.J21];[.J21]*[.K$11]+POWER([.K$12]-[.J21]*[.K$11]; [.K$13]);&quot;&quot;)" office:value-type="float" office:value="73.900112319108">
            <text:p>73.90</text:p>
          </table:table-cell>
          <table:table-cell table:style-name="ce19" table:formula="of:=IF([.J21];[.K21]/[.J21];&quot;&quot;)" office:value-type="float" office:value="1.0890565795586">
            <text:p>1.09</text:p>
          </table:table-cell>
          <table:table-cell table:style-name="ce42"/>
          <table:table-cell table:style-name="ce34" office:value-type="float" office:value="61.41">
            <text:p>61.41</text:p>
          </table:table-cell>
          <table:table-cell table:style-name="ce19" table:formula="of:=IF([.N21];[.N21]*[.O$11]+POWER([.O$12]-[.N21]*[.O$11]; [.O$13]);&quot;&quot;)" office:value-type="float" office:value="61">
            <text:p>61.00</text:p>
          </table:table-cell>
          <table:table-cell table:style-name="ce19" table:formula="of:=IF([.N21];[.O21]/[.N21];&quot;&quot;)" office:value-type="float" office:value="0.993323562937632">
            <text:p>0.99</text:p>
          </table:table-cell>
          <table:table-cell table:style-name="ce42"/>
          <table:table-cell table:style-name="ce34" office:value-type="float" office:value="4.139712">
            <text:p>4.14</text:p>
          </table:table-cell>
          <table:table-cell table:style-name="ce19" table:formula="of:=IF([.R21];[.R21]*[.S$11]+POWER([.S$12]-[.R21]*[.S$11]; [.S$13]);&quot;&quot;)" office:value-type="float" office:value="9.06031839911394">
            <text:p>9.06</text:p>
          </table:table-cell>
          <table:table-cell table:style-name="ce19" table:formula="of:=IF([.R21];[.S21]/[.R21];&quot;&quot;)" office:value-type="float" office:value="2.18863495796663">
            <text:p>2.19</text:p>
          </table:table-cell>
          <table:table-cell table:style-name="ce42"/>
          <table:table-cell table:style-name="ce34" office:value-type="float" office:value="6.2004">
            <text:p>6.20</text:p>
          </table:table-cell>
          <table:table-cell table:style-name="ce19" table:formula="of:=IF([.V21];[.V21]*[.W$11]+POWER([.W$12]-[.V21]*[.W$11]; [.W$13]);&quot;&quot;)" office:value-type="float" office:value="9">
            <text:p>9.00</text:p>
          </table:table-cell>
          <table:table-cell table:style-name="ce19" table:formula="of:=IF([.V21];[.W21]/[.V21];&quot;&quot;)" office:value-type="float" office:value="1.45151925682214">
            <text:p>1.45</text:p>
          </table:table-cell>
          <table:table-cell table:style-name="ce42"/>
          <table:table-cell table:style-name="ce34" office:value-type="float" office:value="3.59964">
            <text:p>3.60</text:p>
          </table:table-cell>
          <table:table-cell table:style-name="ce19" table:formula="of:=IF([.Z21];[.Z21]*[.AA$11]+POWER([.AA$12]-[.Z21]*[.AA$11]; [.AA$13]);&quot;&quot;)" office:value-type="float" office:value="4.23926745957872">
            <text:p>4.24</text:p>
          </table:table-cell>
          <table:table-cell table:style-name="ce19" table:formula="of:=IF([.Z21];[.AA21]/[.Z21];&quot;&quot;)" office:value-type="float" office:value="1.17769206353377">
            <text:p>1.18</text:p>
          </table:table-cell>
          <table:table-cell table:style-name="ce42"/>
          <table:table-cell table:style-name="ce34" office:value-type="float" office:value="0.8004">
            <text:p>0.80</text:p>
          </table:table-cell>
          <table:table-cell table:style-name="ce19" table:formula="of:=IF([.AD21];([.AD21]*[.AE$11]*10+POWER([.AE$12]*10-[.AD21]*[.AE$11]*10; [.AE$13]))/10;&quot;&quot;)" office:value-type="float" office:value="1.49769096620667">
            <text:p>1.50</text:p>
          </table:table-cell>
          <table:table-cell table:style-name="ce19" table:formula="of:=IF([.AD21];[.AE21]/[.AD21];&quot;&quot;)" office:value-type="float" office:value="1.87117811869899">
            <text:p>1.87</text:p>
          </table:table-cell>
          <table:table-cell table:style-name="ce42"/>
          <table:table-cell table:style-name="ce34" office:value-type="float" office:value="0.739536">
            <text:p>0.74</text:p>
          </table:table-cell>
          <table:table-cell table:style-name="ce19" table:formula="of:=IF([.AH21];([.AH21]*[.AI$11]*10+POWER([.AI$12]*10-[.AH21]*[.AI$11]*10; [.AI$13]))/10;&quot;&quot;)" office:value-type="float" office:value="1.50958707448912">
            <text:p>1.51</text:p>
          </table:table-cell>
          <table:table-cell table:style-name="ce19" table:formula="of:=IF([.AH21];[.AI21]/[.AH21];&quot;&quot;)" office:value-type="float" office:value="2.04126245982497">
            <text:p>2.04</text:p>
          </table:table-cell>
          <table:table-cell table:style-name="ce42"/>
          <table:table-cell table:style-name="ce42"/>
          <table:table-cell table:style-name="ce19" table:formula="of:=IF([.AL21];[.AL21]*[.AM$11]+POWER([.AM$12]-[.AL21]*[.AM$11]; [.AM$13]);&quot;&quot;)">
            <text:p/>
          </table:table-cell>
          <table:table-cell table:style-name="ce19" table:formula="of:=IF([.AL21];[.AM21]/[.AL21];&quot;&quot;)">
            <text:p/>
          </table:table-cell>
          <table:table-cell table:style-name="ce42"/>
          <table:table-cell table:style-name="ce42" office:value-type="float" office:value="3.24">
            <text:p>3.24</text:p>
          </table:table-cell>
          <table:table-cell table:style-name="ce19" table:formula="of:=IF([.AP21];[.AP21]*[.AQ$11]+POWER([.AQ$12]-[.AP21]*[.AQ$11]; [.AQ$13]);&quot;&quot;)" office:value-type="float" office:value="4.62506845033494">
            <text:p>4.63</text:p>
          </table:table-cell>
          <table:table-cell table:style-name="ce19" table:formula="of:=IF([.AP21];[.AQ21]/[.AP21];&quot;&quot;)" office:value-type="float" office:value="1.42749026244905">
            <text:p>1.43</text:p>
          </table:table-cell>
          <table:table-cell table:style-name="ce42"/>
          <table:table-cell table:style-name="ce42" office:value-type="float" office:value="0.58365">
            <text:p>0.58</text:p>
          </table:table-cell>
          <table:table-cell table:style-name="ce19" table:formula="of:=IF([.AT21];([.AT21]*[.AU$11]*10+POWER([.AU$12]*10-[.AT21]*[.AU$11]*10; [.AU$13]))/10;&quot;&quot;)" office:value-type="float" office:value="0.803765106407207">
            <text:p>0.80</text:p>
          </table:table-cell>
          <table:table-cell table:style-name="ce19" table:formula="of:=IF([.AT21];[.AU21]/[.AT21];&quot;&quot;)" office:value-type="float" office:value="1.37713545173855">
            <text:p>1.38</text:p>
          </table:table-cell>
          <table:table-cell table:style-name="ce42"/>
          <table:table-cell table:style-name="ce42" office:value-type="float" office:value="4.33416">
            <text:p>4.33</text:p>
          </table:table-cell>
          <table:table-cell table:style-name="ce19" table:formula="of:=IF([.AX21];[.AX21]*[.AY$11]+POWER([.AY$12]-[.AX21]*[.AY$11]; [.AY$13]);&quot;&quot;)" office:value-type="float" office:value="6.2625881683737">
            <text:p>6.26</text:p>
          </table:table-cell>
          <table:table-cell table:style-name="ce19" table:formula="of:=IF([.AX21];[.AY21]/[.AX21];&quot;&quot;)" office:value-type="float" office:value="1.44493700471918">
            <text:p>1.44</text:p>
          </table:table-cell>
          <table:table-cell table:style-name="ce42"/>
          <table:table-cell table:style-name="ce42" office:value-type="float" office:value="3.8004">
            <text:p>3.80</text:p>
          </table:table-cell>
          <table:table-cell table:style-name="ce19" table:formula="of:=IF([.BB21];[.BB21]*[.BC$11]+POWER([.BC$12]-[.BB21]*[.BC$11]; [.BC$13]);&quot;&quot;)" office:value-type="float" office:value="7.44147772376058">
            <text:p>7.44</text:p>
          </table:table-cell>
          <table:table-cell table:style-name="ce19" table:formula="of:=IF([.BB21];[.BC21]/[.BB21];&quot;&quot;)" office:value-type="float" office:value="1.95807749809509">
            <text:p>1.96</text:p>
          </table:table-cell>
          <table:table-cell table:style-name="ce42"/>
          <table:table-cell table:style-name="ce42" office:value-type="float" office:value="6.627504">
            <text:p>6.63</text:p>
          </table:table-cell>
          <table:table-cell table:style-name="ce19" table:formula="of:=IF([.BF21];[.BF21]*[.BG$11]+POWER([.BG$12]-[.BF21]*[.BG$11]; [.BG$13]);&quot;&quot;)" office:value-type="float" office:value="10.9658078915861">
            <text:p>10.97</text:p>
          </table:table-cell>
          <table:table-cell table:style-name="ce19" table:formula="of:=IF([.BF21];[.BG21]/[.BF21];&quot;&quot;)" office:value-type="float" office:value="1.65459091259486">
            <text:p>1.65</text:p>
          </table:table-cell>
          <table:table-cell table:style-name="ce42"/>
          <table:table-cell table:style-name="ce42" office:value-type="float" office:value="6.74928">
            <text:p>6.75</text:p>
          </table:table-cell>
          <table:table-cell table:style-name="ce19" table:formula="of:=IF([.BJ21];[.BJ21]*[.BK$11]+POWER([.BK$12]-[.BJ21]*[.BK$11]; [.BK$13]);&quot;&quot;)" office:value-type="float" office:value="10.8100773778711">
            <text:p>10.81</text:p>
          </table:table-cell>
          <table:table-cell table:style-name="ce19" table:formula="of:=IF([.BJ21];[.BK21]/[.BJ21];&quot;&quot;)" office:value-type="float" office:value="1.60166378900729">
            <text:p>1.60</text:p>
          </table:table-cell>
          <table:table-cell table:style-name="ce42"/>
          <table:table-cell table:style-name="ce42" office:value-type="float" office:value="6">
            <text:p>6.00</text:p>
          </table:table-cell>
          <table:table-cell table:style-name="ce19" table:formula="of:=IF([.BN21];[.BN21]*[.BO$11]+POWER([.BO$12]-[.BN21]*[.BO$11]; [.BO$13]);&quot;&quot;)" office:value-type="float" office:value="9">
            <text:p>9.00</text:p>
          </table:table-cell>
          <table:table-cell table:style-name="ce19" table:formula="of:=IF([.BN21];[.BO21]/[.BN21];&quot;&quot;)" office:value-type="float" office:value="1.5">
            <text:p>1.50</text:p>
          </table:table-cell>
          <table:table-cell table:style-name="ce42"/>
          <table:table-cell table:style-name="ce42" office:value-type="float" office:value="1.05366">
            <text:p>1.05</text:p>
          </table:table-cell>
          <table:table-cell table:style-name="ce19" table:formula="of:=IF([.BR21];[.BR21]*[.BS$11]+POWER([.BS$12]-[.BR21]*[.BS$11]; [.BS$13]);&quot;&quot;)" office:value-type="float" office:value="2.16010483921873">
            <text:p>2.16</text:p>
          </table:table-cell>
          <table:table-cell table:style-name="ce19" table:formula="of:=IF([.BR21];[.BS21]/[.BR21];&quot;&quot;)" office:value-type="float" office:value="2.05009665282798">
            <text:p>2.05</text:p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34" office:value-type="float" office:value="64.27911">
            <text:p>64.28</text:p>
          </table:table-cell>
          <table:table-cell table:style-name="ce19" table:formula="of:=IF([.B22];[.B22]*[.C$11]+POWER([.C$12]-[.B22]*[.C$11]; [.C$13]);&quot;&quot;)" office:value-type="float" office:value="80.5555881510315">
            <text:p>80.56</text:p>
          </table:table-cell>
          <table:table-cell table:style-name="ce19" table:formula="of:=IF([.B22];[.C22]/[.B22];&quot;&quot;)" office:value-type="float" office:value="1.25321567381738">
            <text:p>1.25</text:p>
          </table:table-cell>
          <table:table-cell table:style-name="ce42"/>
          <table:table-cell table:style-name="ce34" office:value-type="float" office:value="65.88">
            <text:p>65.88</text:p>
          </table:table-cell>
          <table:table-cell table:style-name="ce19" table:formula="of:=IF([.F22];[.F22]*[.G$11]+POWER([.G$12]-[.F22]*[.G$11]; [.G$13]);&quot;&quot;)" office:value-type="float" office:value="75.2725123565351">
            <text:p>75.27</text:p>
          </table:table-cell>
          <table:table-cell table:style-name="ce19" table:formula="of:=IF([.F22];[.G22]/[.F22];&quot;&quot;)" office:value-type="float" office:value="1.14257001148353">
            <text:p>1.14</text:p>
          </table:table-cell>
          <table:table-cell table:style-name="ce42"/>
          <table:table-cell table:style-name="ce34" office:value-type="float" office:value="67.7505">
            <text:p>67.75</text:p>
          </table:table-cell>
          <table:table-cell table:style-name="ce19" table:formula="of:=IF([.J22];[.J22]*[.K$11]+POWER([.K$12]-[.J22]*[.K$11]; [.K$13]);&quot;&quot;)" office:value-type="float" office:value="73.8598054407054">
            <text:p>73.86</text:p>
          </table:table-cell>
          <table:table-cell table:style-name="ce19" table:formula="of:=IF([.J22];[.K22]/[.J22];&quot;&quot;)" office:value-type="float" office:value="1.0901735845596">
            <text:p>1.09</text:p>
          </table:table-cell>
          <table:table-cell table:style-name="ce42"/>
          <table:table-cell table:style-name="ce34" office:value-type="float" office:value="41.35956">
            <text:p>41.36</text:p>
          </table:table-cell>
          <table:table-cell table:style-name="ce19" table:formula="of:=IF([.N22];[.N22]*[.O$11]+POWER([.O$12]-[.N22]*[.O$11]; [.O$13]);&quot;&quot;)" office:value-type="float" office:value="53.79889640229">
            <text:p>53.80</text:p>
          </table:table-cell>
          <table:table-cell table:style-name="ce19" table:formula="of:=IF([.N22];[.O22]/[.N22];&quot;&quot;)" office:value-type="float" office:value="1.30076084954216">
            <text:p>1.30</text:p>
          </table:table-cell>
          <table:table-cell table:style-name="ce42"/>
          <table:table-cell table:style-name="ce34" office:value-type="float" office:value="8.697912">
            <text:p>8.70</text:p>
          </table:table-cell>
          <table:table-cell table:style-name="ce19" table:formula="of:=IF([.R22];[.R22]*[.S$11]+POWER([.S$12]-[.R22]*[.S$11]; [.S$13]);&quot;&quot;)" office:value-type="float" office:value="16.5285901514805">
            <text:p>16.53</text:p>
          </table:table-cell>
          <table:table-cell table:style-name="ce19" table:formula="of:=IF([.R22];[.S22]/[.R22];&quot;&quot;)" office:value-type="float" office:value="1.9002940190106">
            <text:p>1.90</text:p>
          </table:table-cell>
          <table:table-cell table:style-name="ce42"/>
          <table:table-cell table:style-name="ce34" office:value-type="float" office:value="3.2004">
            <text:p>3.20</text:p>
          </table:table-cell>
          <table:table-cell table:style-name="ce19" table:formula="of:=IF([.V22];[.V22]*[.W$11]+POWER([.W$12]-[.V22]*[.W$11]; [.W$13]);&quot;&quot;)" office:value-type="float" office:value="5.9875543897655">
            <text:p>5.99</text:p>
          </table:table-cell>
          <table:table-cell table:style-name="ce19" table:formula="of:=IF([.V22];[.W22]/[.V22];&quot;&quot;)" office:value-type="float" office:value="1.87087688719082">
            <text:p>1.87</text:p>
          </table:table-cell>
          <table:table-cell table:style-name="ce42"/>
          <table:table-cell table:style-name="ce34" office:value-type="float" office:value="3.59964">
            <text:p>3.60</text:p>
          </table:table-cell>
          <table:table-cell table:style-name="ce19" table:formula="of:=IF([.Z22];[.Z22]*[.AA$11]+POWER([.AA$12]-[.Z22]*[.AA$11]; [.AA$13]);&quot;&quot;)" office:value-type="float" office:value="4.23926745957872">
            <text:p>4.24</text:p>
          </table:table-cell>
          <table:table-cell table:style-name="ce19" table:formula="of:=IF([.Z22];[.AA22]/[.Z22];&quot;&quot;)" office:value-type="float" office:value="1.17769206353377">
            <text:p>1.18</text:p>
          </table:table-cell>
          <table:table-cell table:style-name="ce42"/>
          <table:table-cell table:style-name="ce34" office:value-type="float" office:value="1.04916">
            <text:p>1.05</text:p>
          </table:table-cell>
          <table:table-cell table:style-name="ce19" table:formula="of:=IF([.AD22];([.AD22]*[.AE$11]*10+POWER([.AE$12]*10-[.AD22]*[.AE$11]*10; [.AE$13]))/10;&quot;&quot;)" office:value-type="float" office:value="1.7">
            <text:p>1.70</text:p>
          </table:table-cell>
          <table:table-cell table:style-name="ce19" table:formula="of:=IF([.AD22];[.AE22]/[.AD22];&quot;&quot;)" office:value-type="float" office:value="1.62034389416295">
            <text:p>1.62</text:p>
          </table:table-cell>
          <table:table-cell table:style-name="ce42"/>
          <table:table-cell table:style-name="ce34" office:value-type="float" office:value="1.08426">
            <text:p>1.08</text:p>
          </table:table-cell>
          <table:table-cell table:style-name="ce19" table:formula="of:=IF([.AH22];([.AH22]*[.AI$11]*10+POWER([.AI$12]*10-[.AH22]*[.AI$11]*10; [.AI$13]))/10;&quot;&quot;)" office:value-type="float" office:value="1.94598844444373">
            <text:p>1.95</text:p>
          </table:table-cell>
          <table:table-cell table:style-name="ce19" table:formula="of:=IF([.AH22];[.AI22]/[.AH22];&quot;&quot;)" office:value-type="float" office:value="1.7947618139964">
            <text:p>1.79</text:p>
          </table:table-cell>
          <table:table-cell table:style-name="ce42"/>
          <table:table-cell table:style-name="ce42"/>
          <table:table-cell table:style-name="ce19" table:formula="of:=IF([.AL22];[.AL22]*[.AM$11]+POWER([.AM$12]-[.AL22]*[.AM$11]; [.AM$13]);&quot;&quot;)">
            <text:p/>
          </table:table-cell>
          <table:table-cell table:style-name="ce19" table:formula="of:=IF([.AL22];[.AM22]/[.AL22];&quot;&quot;)">
            <text:p/>
          </table:table-cell>
          <table:table-cell table:style-name="ce42"/>
          <table:table-cell table:style-name="ce42"/>
          <table:table-cell table:style-name="ce19" table:formula="of:=IF([.AP22];[.AP22]*[.AQ$11]+POWER([.AQ$12]-[.AP22]*[.AQ$11]; [.AQ$13]);&quot;&quot;)">
            <text:p/>
          </table:table-cell>
          <table:table-cell table:style-name="ce19" table:formula="of:=IF([.AP22];[.AQ22]/[.AP22];&quot;&quot;)">
            <text:p/>
          </table:table-cell>
          <table:table-cell table:style-name="ce42"/>
          <table:table-cell table:style-name="ce42" office:value-type="float" office:value="0.51498">
            <text:p>0.51</text:p>
          </table:table-cell>
          <table:table-cell table:style-name="ce19" table:formula="of:=IF([.AT22];([.AT22]*[.AU$11]*10+POWER([.AU$12]*10-[.AT22]*[.AU$11]*10; [.AU$13]))/10;&quot;&quot;)" office:value-type="float" office:value="0.738516092551997">
            <text:p>0.74</text:p>
          </table:table-cell>
          <table:table-cell table:style-name="ce19" table:formula="of:=IF([.AT22];[.AU22]/[.AT22];&quot;&quot;)" office:value-type="float" office:value="1.43406752214066">
            <text:p>1.43</text:p>
          </table:table-cell>
          <table:table-cell table:style-name="ce42"/>
          <table:table-cell table:style-name="ce42" office:value-type="float" office:value="21.8004">
            <text:p>21.80</text:p>
          </table:table-cell>
          <table:table-cell table:style-name="ce19" table:formula="of:=IF([.AX22];[.AX22]*[.AY$11]+POWER([.AY$12]-[.AX22]*[.AY$11]; [.AY$13]);&quot;&quot;)" office:value-type="float" office:value="23.3593403758255">
            <text:p>23.36</text:p>
          </table:table-cell>
          <table:table-cell table:style-name="ce19" table:formula="of:=IF([.AX22];[.AY22]/[.AX22];&quot;&quot;)" office:value-type="float" office:value="1.07150971430916">
            <text:p>1.07</text:p>
          </table:table-cell>
          <table:table-cell table:style-name="ce42"/>
          <table:table-cell table:style-name="ce42" office:value-type="float" office:value="3.9996">
            <text:p>4.00</text:p>
          </table:table-cell>
          <table:table-cell table:style-name="ce19" table:formula="of:=IF([.BB22];[.BB22]*[.BC$11]+POWER([.BC$12]-[.BB22]*[.BC$11]; [.BC$13]);&quot;&quot;)" office:value-type="float" office:value="7.7253297422548">
            <text:p>7.73</text:p>
          </table:table-cell>
          <table:table-cell table:style-name="ce19" table:formula="of:=IF([.BB22];[.BC22]/[.BB22];&quot;&quot;)" office:value-type="float" office:value="1.93152558812251">
            <text:p>1.93</text:p>
          </table:table-cell>
          <table:table-cell table:style-name="ce42"/>
          <table:table-cell table:style-name="ce42" office:value-type="float" office:value="7.30815">
            <text:p>7.31</text:p>
          </table:table-cell>
          <table:table-cell table:style-name="ce19" table:formula="of:=IF([.BF22];[.BF22]*[.BG$11]+POWER([.BG$12]-[.BF22]*[.BG$11]; [.BG$13]);&quot;&quot;)" office:value-type="float" office:value="11.8373822509191">
            <text:p>11.84</text:p>
          </table:table-cell>
          <table:table-cell table:style-name="ce19" table:formula="of:=IF([.BF22];[.BG22]/[.BF22];&quot;&quot;)" office:value-type="float" office:value="1.61975086046662">
            <text:p>1.62</text:p>
          </table:table-cell>
          <table:table-cell table:style-name="ce42"/>
          <table:table-cell table:style-name="ce42" office:value-type="float" office:value="6.6174">
            <text:p>6.62</text:p>
          </table:table-cell>
          <table:table-cell table:style-name="ce19" table:formula="of:=IF([.BJ22];[.BJ22]*[.BK$11]+POWER([.BK$12]-[.BJ22]*[.BK$11]; [.BK$13]);&quot;&quot;)" office:value-type="float" office:value="10.649681858795">
            <text:p>10.65</text:p>
          </table:table-cell>
          <table:table-cell table:style-name="ce19" table:formula="of:=IF([.BJ22];[.BK22]/[.BJ22];&quot;&quot;)" office:value-type="float" office:value="1.60934534088841">
            <text:p>1.61</text:p>
          </table:table-cell>
          <table:table-cell table:style-name="ce42"/>
          <table:table-cell table:style-name="ce42"/>
          <table:table-cell table:style-name="ce19" table:formula="of:=IF([.BN22];[.BN22]*[.BO$11]+POWER([.BO$12]-[.BN22]*[.BO$11]; [.BO$13]);&quot;&quot;)">
            <text:p/>
          </table:table-cell>
          <table:table-cell table:style-name="ce19" table:formula="of:=IF([.BN22];[.BO22]/[.BN22];&quot;&quot;)">
            <text:p/>
          </table:table-cell>
          <table:table-cell table:style-name="ce42"/>
          <table:table-cell table:style-name="ce42" office:value-type="float" office:value="1.122">
            <text:p>1.12</text:p>
          </table:table-cell>
          <table:table-cell table:style-name="ce19" table:formula="of:=IF([.BR22];[.BR22]*[.BS$11]+POWER([.BS$12]-[.BR22]*[.BS$11]; [.BS$13]);&quot;&quot;)" office:value-type="float" office:value="2.22600116485329">
            <text:p>2.23</text:p>
          </table:table-cell>
          <table:table-cell table:style-name="ce19" table:formula="of:=IF([.BR22];[.BS22]/[.BR22];&quot;&quot;)" office:value-type="float" office:value="1.983958257445">
            <text:p>1.98</text:p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34" office:value-type="float" office:value="63.07749">
            <text:p>63.08</text:p>
          </table:table-cell>
          <table:table-cell table:style-name="ce19" table:formula="of:=IF([.B23];[.B23]*[.C$11]+POWER([.C$12]-[.B23]*[.C$11]; [.C$13]);&quot;&quot;)" office:value-type="float" office:value="79.974083099091">
            <text:p>79.97</text:p>
          </table:table-cell>
          <table:table-cell table:style-name="ce19" table:formula="of:=IF([.B23];[.C23]/[.B23];&quot;&quot;)" office:value-type="float" office:value="1.26787040985764">
            <text:p>1.27</text:p>
          </table:table-cell>
          <table:table-cell table:style-name="ce42"/>
          <table:table-cell table:style-name="ce34" office:value-type="float" office:value="69.813">
            <text:p>69.81</text:p>
          </table:table-cell>
          <table:table-cell table:style-name="ce19" table:formula="of:=IF([.F23];[.F23]*[.G$11]+POWER([.G$12]-[.F23]*[.G$11]; [.G$13]);&quot;&quot;)" office:value-type="float" office:value="76.9063147142099">
            <text:p>76.91</text:p>
          </table:table-cell>
          <table:table-cell table:style-name="ce19" table:formula="of:=IF([.F23];[.G23]/[.F23];&quot;&quot;)" office:value-type="float" office:value="1.10160449650079">
            <text:p>1.10</text:p>
          </table:table-cell>
          <table:table-cell table:style-name="ce42"/>
          <table:table-cell table:style-name="ce34" office:value-type="float" office:value="75.71094">
            <text:p>75.71</text:p>
          </table:table-cell>
          <table:table-cell table:style-name="ce19" table:formula="of:=IF([.J23];[.J23]*[.K$11]+POWER([.K$12]-[.J23]*[.K$11]; [.K$13]);&quot;&quot;)" office:value-type="float" office:value="76">
            <text:p>76.00</text:p>
          </table:table-cell>
          <table:table-cell table:style-name="ce19" table:formula="of:=IF([.J23];[.K23]/[.J23];&quot;&quot;)" office:value-type="float" office:value="1.00381794229473">
            <text:p>1.00</text:p>
          </table:table-cell>
          <table:table-cell table:style-name="ce42"/>
          <table:table-cell table:style-name="ce34" office:value-type="float" office:value="56.42685">
            <text:p>56.43</text:p>
          </table:table-cell>
          <table:table-cell table:style-name="ce19" table:formula="of:=IF([.N23];[.N23]*[.O$11]+POWER([.O$12]-[.N23]*[.O$11]; [.O$13]);&quot;&quot;)" office:value-type="float" office:value="59.9442052804417">
            <text:p>59.94</text:p>
          </table:table-cell>
          <table:table-cell table:style-name="ce19" table:formula="of:=IF([.N23];[.O23]/[.N23];&quot;&quot;)" office:value-type="float" office:value="1.06233477999289">
            <text:p>1.06</text:p>
          </table:table-cell>
          <table:table-cell table:style-name="ce42"/>
          <table:table-cell table:style-name="ce34" office:value-type="float" office:value="4.5996">
            <text:p>4.60</text:p>
          </table:table-cell>
          <table:table-cell table:style-name="ce19" table:formula="of:=IF([.R23];[.R23]*[.S$11]+POWER([.S$12]-[.R23]*[.S$11]; [.S$13]);&quot;&quot;)" office:value-type="float" office:value="9.86498262787973">
            <text:p>9.86</text:p>
          </table:table-cell>
          <table:table-cell table:style-name="ce19" table:formula="of:=IF([.R23];[.S23]/[.R23];&quot;&quot;)" office:value-type="float" office:value="2.14474794066435">
            <text:p>2.14</text:p>
          </table:table-cell>
          <table:table-cell table:style-name="ce42"/>
          <table:table-cell table:style-name="ce34" office:value-type="float" office:value="2.4">
            <text:p>2.40</text:p>
          </table:table-cell>
          <table:table-cell table:style-name="ce19" table:formula="of:=IF([.V23];[.V23]*[.W$11]+POWER([.W$12]-[.V23]*[.W$11]; [.W$13]);&quot;&quot;)" office:value-type="float" office:value="4.89076390416112">
            <text:p>4.89</text:p>
          </table:table-cell>
          <table:table-cell table:style-name="ce19" table:formula="of:=IF([.V23];[.W23]/[.V23];&quot;&quot;)" office:value-type="float" office:value="2.03781829340047">
            <text:p>2.04</text:p>
          </table:table-cell>
          <table:table-cell table:style-name="ce42"/>
          <table:table-cell table:style-name="ce34" office:value-type="float" office:value="3.2004">
            <text:p>3.20</text:p>
          </table:table-cell>
          <table:table-cell table:style-name="ce19" table:formula="of:=IF([.Z23];[.Z23]*[.AA$11]+POWER([.AA$12]-[.Z23]*[.AA$11]; [.AA$13]);&quot;&quot;)" office:value-type="float" office:value="4.10854218970117">
            <text:p>4.11</text:p>
          </table:table-cell>
          <table:table-cell table:style-name="ce19" table:formula="of:=IF([.Z23];[.AA23]/[.Z23];&quot;&quot;)" office:value-type="float" office:value="1.28375896441106">
            <text:p>1.28</text:p>
          </table:table-cell>
          <table:table-cell table:style-name="ce42"/>
          <table:table-cell table:style-name="ce34" office:value-type="float" office:value="0.9">
            <text:p>0.90</text:p>
          </table:table-cell>
          <table:table-cell table:style-name="ce19" table:formula="of:=IF([.AD23];([.AD23]*[.AE$11]*10+POWER([.AE$12]*10-[.AD23]*[.AE$11]*10; [.AE$13]))/10;&quot;&quot;)" office:value-type="float" office:value="1.61377348618716">
            <text:p>1.61</text:p>
          </table:table-cell>
          <table:table-cell table:style-name="ce19" table:formula="of:=IF([.AD23];[.AE23]/[.AD23];&quot;&quot;)" office:value-type="float" office:value="1.79308165131907">
            <text:p>1.79</text:p>
          </table:table-cell>
          <table:table-cell table:style-name="ce42"/>
          <table:table-cell table:style-name="ce34" office:value-type="float" office:value="0.9996">
            <text:p>1.00</text:p>
          </table:table-cell>
          <table:table-cell table:style-name="ce19" table:formula="of:=IF([.AH23];([.AH23]*[.AI$11]*10+POWER([.AI$12]*10-[.AH23]*[.AI$11]*10; [.AI$13]))/10;&quot;&quot;)" office:value-type="float" office:value="1.84875666882497">
            <text:p>1.85</text:p>
          </table:table-cell>
          <table:table-cell table:style-name="ce19" table:formula="of:=IF([.AH23];[.AI23]/[.AH23];&quot;&quot;)" office:value-type="float" office:value="1.84949646741194">
            <text:p>1.85</text:p>
          </table:table-cell>
          <table:table-cell table:style-name="ce42"/>
          <table:table-cell table:style-name="ce42"/>
          <table:table-cell table:style-name="ce19" table:formula="of:=IF([.AL23];[.AL23]*[.AM$11]+POWER([.AM$12]-[.AL23]*[.AM$11]; [.AM$13]);&quot;&quot;)">
            <text:p/>
          </table:table-cell>
          <table:table-cell table:style-name="ce19" table:formula="of:=IF([.AL23];[.AM23]/[.AL23];&quot;&quot;)">
            <text:p/>
          </table:table-cell>
          <table:table-cell table:style-name="ce42"/>
          <table:table-cell table:style-name="ce42"/>
          <table:table-cell table:style-name="ce19" table:formula="of:=IF([.AP23];[.AP23]*[.AQ$11]+POWER([.AQ$12]-[.AP23]*[.AQ$11]; [.AQ$13]);&quot;&quot;)">
            <text:p/>
          </table:table-cell>
          <table:table-cell table:style-name="ce19" table:formula="of:=IF([.AP23];[.AQ23]/[.AP23];&quot;&quot;)">
            <text:p/>
          </table:table-cell>
          <table:table-cell table:style-name="ce42"/>
          <table:table-cell table:style-name="ce42" office:value-type="float" office:value="0.52326">
            <text:p>0.52</text:p>
          </table:table-cell>
          <table:table-cell table:style-name="ce19" table:formula="of:=IF([.AT23];([.AT23]*[.AU$11]*10+POWER([.AU$12]*10-[.AT23]*[.AU$11]*10; [.AU$13]))/10;&quot;&quot;)" office:value-type="float" office:value="0.746455396579069">
            <text:p>0.75</text:p>
          </table:table-cell>
          <table:table-cell table:style-name="ce19" table:formula="of:=IF([.AT23];[.AU23]/[.AT23];&quot;&quot;)" office:value-type="float" office:value="1.42654778996879">
            <text:p>1.43</text:p>
          </table:table-cell>
          <table:table-cell table:style-name="ce42"/>
          <table:table-cell table:style-name="ce42"/>
          <table:table-cell table:style-name="ce19" table:formula="of:=IF([.AX23];[.AX23]*[.AY$11]+POWER([.AY$12]-[.AX23]*[.AY$11]; [.AY$13]);&quot;&quot;)">
            <text:p/>
          </table:table-cell>
          <table:table-cell table:style-name="ce19" table:formula="of:=IF([.AX23];[.AY23]/[.AX23];&quot;&quot;)">
            <text:p/>
          </table:table-cell>
          <table:table-cell table:style-name="ce42"/>
          <table:table-cell table:style-name="ce42" office:value-type="float" office:value="4.8">
            <text:p>4.80</text:p>
          </table:table-cell>
          <table:table-cell table:style-name="ce19" table:formula="of:=IF([.BB23];[.BB23]*[.BC$11]+POWER([.BC$12]-[.BB23]*[.BC$11]; [.BC$13]);&quot;&quot;)" office:value-type="float" office:value="8">
            <text:p>8.00</text:p>
          </table:table-cell>
          <table:table-cell table:style-name="ce19" table:formula="of:=IF([.BB23];[.BC23]/[.BB23];&quot;&quot;)" office:value-type="float" office:value="1.66666666666667">
            <text:p>1.67</text:p>
          </table:table-cell>
          <table:table-cell table:style-name="ce42"/>
          <table:table-cell table:style-name="ce42" office:value-type="float" office:value="6.2505">
            <text:p>6.25</text:p>
          </table:table-cell>
          <table:table-cell table:style-name="ce19" table:formula="of:=IF([.BF23];[.BF23]*[.BG$11]+POWER([.BG$12]-[.BF23]*[.BG$11]; [.BG$13]);&quot;&quot;)" office:value-type="float" office:value="10.4626283370686">
            <text:p>10.46</text:p>
          </table:table-cell>
          <table:table-cell table:style-name="ce19" table:formula="of:=IF([.BF23];[.BG23]/[.BF23];&quot;&quot;)" office:value-type="float" office:value="1.67388662300114">
            <text:p>1.67</text:p>
          </table:table-cell>
          <table:table-cell table:style-name="ce42"/>
          <table:table-cell table:style-name="ce42" office:value-type="float" office:value="6.6174">
            <text:p>6.62</text:p>
          </table:table-cell>
          <table:table-cell table:style-name="ce19" table:formula="of:=IF([.BJ23];[.BJ23]*[.BK$11]+POWER([.BK$12]-[.BJ23]*[.BK$11]; [.BK$13]);&quot;&quot;)" office:value-type="float" office:value="10.649681858795">
            <text:p>10.65</text:p>
          </table:table-cell>
          <table:table-cell table:style-name="ce19" table:formula="of:=IF([.BJ23];[.BK23]/[.BJ23];&quot;&quot;)" office:value-type="float" office:value="1.60934534088841">
            <text:p>1.61</text:p>
          </table:table-cell>
          <table:table-cell table:style-name="ce42"/>
          <table:table-cell table:style-name="ce42"/>
          <table:table-cell table:style-name="ce19" table:formula="of:=IF([.BN23];[.BN23]*[.BO$11]+POWER([.BO$12]-[.BN23]*[.BO$11]; [.BO$13]);&quot;&quot;)">
            <text:p/>
          </table:table-cell>
          <table:table-cell table:style-name="ce19" table:formula="of:=IF([.BN23];[.BO23]/[.BN23];&quot;&quot;)">
            <text:p/>
          </table:table-cell>
          <table:table-cell table:style-name="ce42"/>
          <table:table-cell table:style-name="ce42" office:value-type="float" office:value="1.122">
            <text:p>1.12</text:p>
          </table:table-cell>
          <table:table-cell table:style-name="ce19" table:formula="of:=IF([.BR23];[.BR23]*[.BS$11]+POWER([.BS$12]-[.BR23]*[.BS$11]; [.BS$13]);&quot;&quot;)" office:value-type="float" office:value="2.22600116485329">
            <text:p>2.23</text:p>
          </table:table-cell>
          <table:table-cell table:style-name="ce19" table:formula="of:=IF([.BR23];[.BS23]/[.BR23];&quot;&quot;)" office:value-type="float" office:value="1.983958257445">
            <text:p>1.98</text:p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34" office:value-type="float" office:value="61.31517">
            <text:p>61.32</text:p>
          </table:table-cell>
          <table:table-cell table:style-name="ce19" table:formula="of:=IF([.B24];[.B24]*[.C$11]+POWER([.C$12]-[.B24]*[.C$11]; [.C$13]);&quot;&quot;)" office:value-type="float" office:value="79.1131782596966">
            <text:p>79.11</text:p>
          </table:table-cell>
          <table:table-cell table:style-name="ce19" table:formula="of:=IF([.B24];[.C24]/[.B24];&quot;&quot;)" office:value-type="float" office:value="1.29027087847423">
            <text:p>1.29</text:p>
          </table:table-cell>
          <table:table-cell table:style-name="ce42"/>
          <table:table-cell table:style-name="ce34" office:value-type="float" office:value="57.5766">
            <text:p>57.58</text:p>
          </table:table-cell>
          <table:table-cell table:style-name="ce19" table:formula="of:=IF([.F24];[.F24]*[.G$11]+POWER([.G$12]-[.F24]*[.G$11]; [.G$13]);&quot;&quot;)" office:value-type="float" office:value="71.545518330924">
            <text:p>71.55</text:p>
          </table:table-cell>
          <table:table-cell table:style-name="ce19" table:formula="of:=IF([.F24];[.G24]/[.F24];&quot;&quot;)" office:value-type="float" office:value="1.24261450538802">
            <text:p>1.24</text:p>
          </table:table-cell>
          <table:table-cell table:style-name="ce42"/>
          <table:table-cell table:style-name="ce34" office:value-type="float" office:value="51.81885">
            <text:p>51.82</text:p>
          </table:table-cell>
          <table:table-cell table:style-name="ce19" table:formula="of:=IF([.J24];[.J24]*[.K$11]+POWER([.K$12]-[.J24]*[.K$11]; [.K$13]);&quot;&quot;)" office:value-type="float" office:value="66.9076525659984">
            <text:p>66.91</text:p>
          </table:table-cell>
          <table:table-cell table:style-name="ce19" table:formula="of:=IF([.J24];[.K24]/[.J24];&quot;&quot;)" office:value-type="float" office:value="1.29118366320361">
            <text:p>1.29</text:p>
          </table:table-cell>
          <table:table-cell table:style-name="ce42"/>
          <table:table-cell table:style-name="ce34" office:value-type="float" office:value="34.5">
            <text:p>34.50</text:p>
          </table:table-cell>
          <table:table-cell table:style-name="ce19" table:formula="of:=IF([.N24];[.N24]*[.O$11]+POWER([.O$12]-[.N24]*[.O$11]; [.O$13]);&quot;&quot;)" office:value-type="float" office:value="50.5984441365035">
            <text:p>50.60</text:p>
          </table:table-cell>
          <table:table-cell table:style-name="ce19" table:formula="of:=IF([.N24];[.O24]/[.N24];&quot;&quot;)" office:value-type="float" office:value="1.46662156917401">
            <text:p>1.47</text:p>
          </table:table-cell>
          <table:table-cell table:style-name="ce42"/>
          <table:table-cell table:style-name="ce34" office:value-type="float" office:value="4.94748">
            <text:p>4.95</text:p>
          </table:table-cell>
          <table:table-cell table:style-name="ce19" table:formula="of:=IF([.R24];[.R24]*[.S$11]+POWER([.S$12]-[.R24]*[.S$11]; [.S$13]);&quot;&quot;)" office:value-type="float" office:value="10.4717761535269">
            <text:p>10.47</text:p>
          </table:table-cell>
          <table:table-cell table:style-name="ce19" table:formula="of:=IF([.R24];[.S24]/[.R24];&quot;&quot;)" office:value-type="float" office:value="2.11658786968859">
            <text:p>2.12</text:p>
          </table:table-cell>
          <table:table-cell table:style-name="ce42"/>
          <table:table-cell table:style-name="ce34" office:value-type="float" office:value="2.41956">
            <text:p>2.42</text:p>
          </table:table-cell>
          <table:table-cell table:style-name="ce19" table:formula="of:=IF([.V24];[.V24]*[.W$11]+POWER([.W$12]-[.V24]*[.W$11]; [.W$13]);&quot;&quot;)" office:value-type="float" office:value="4.91770419147568">
            <text:p>4.92</text:p>
          </table:table-cell>
          <table:table-cell table:style-name="ce19" table:formula="of:=IF([.V24];[.W24]/[.V24];&quot;&quot;)" office:value-type="float" office:value="2.0324787116152">
            <text:p>2.03</text:p>
          </table:table-cell>
          <table:table-cell table:style-name="ce42"/>
          <table:table-cell table:style-name="ce34" office:value-type="float" office:value="3.57">
            <text:p>3.57</text:p>
          </table:table-cell>
          <table:table-cell table:style-name="ce19" table:formula="of:=IF([.Z24];[.Z24]*[.AA$11]+POWER([.AA$12]-[.Z24]*[.AA$11]; [.AA$13]);&quot;&quot;)" office:value-type="float" office:value="4.23363980196199">
            <text:p>4.23</text:p>
          </table:table-cell>
          <table:table-cell table:style-name="ce19" table:formula="of:=IF([.Z24];[.AA24]/[.Z24];&quot;&quot;)" office:value-type="float" office:value="1.18589350195014">
            <text:p>1.19</text:p>
          </table:table-cell>
          <table:table-cell table:style-name="ce42"/>
          <table:table-cell table:style-name="ce34" office:value-type="float" office:value="0.9996">
            <text:p>1.00</text:p>
          </table:table-cell>
          <table:table-cell table:style-name="ce19" table:formula="of:=IF([.AD24];([.AD24]*[.AE$11]*10+POWER([.AE$12]*10-[.AD24]*[.AE$11]*10; [.AE$13]))/10;&quot;&quot;)" office:value-type="float" office:value="1.70930839153737">
            <text:p>1.71</text:p>
          </table:table-cell>
          <table:table-cell table:style-name="ce19" table:formula="of:=IF([.AD24];[.AE24]/[.AD24];&quot;&quot;)" office:value-type="float" office:value="1.70999238849277">
            <text:p>1.71</text:p>
          </table:table-cell>
          <table:table-cell table:style-name="ce42"/>
          <table:table-cell table:style-name="ce34" office:value-type="float" office:value="1.008">
            <text:p>1.01</text:p>
          </table:table-cell>
          <table:table-cell table:style-name="ce19" table:formula="of:=IF([.AH24];([.AH24]*[.AI$11]*10+POWER([.AI$12]*10-[.AH24]*[.AI$11]*10; [.AI$13]))/10;&quot;&quot;)" office:value-type="float" office:value="1.85888543819998">
            <text:p>1.86</text:p>
          </table:table-cell>
          <table:table-cell table:style-name="ce19" table:formula="of:=IF([.AH24];[.AI24]/[.AH24];&quot;&quot;)" office:value-type="float" office:value="1.84413237916665">
            <text:p>1.84</text:p>
          </table:table-cell>
          <table:table-cell table:style-name="ce42"/>
          <table:table-cell table:style-name="ce42"/>
          <table:table-cell table:style-name="ce19" table:formula="of:=IF([.AL24];[.AL24]*[.AM$11]+POWER([.AM$12]-[.AL24]*[.AM$11]; [.AM$13]);&quot;&quot;)">
            <text:p/>
          </table:table-cell>
          <table:table-cell table:style-name="ce19" table:formula="of:=IF([.AL24];[.AM24]/[.AL24];&quot;&quot;)">
            <text:p/>
          </table:table-cell>
          <table:table-cell table:style-name="ce42"/>
          <table:table-cell table:style-name="ce42"/>
          <table:table-cell table:style-name="ce19" table:formula="of:=IF([.AP24];[.AP24]*[.AQ$11]+POWER([.AQ$12]-[.AP24]*[.AQ$11]; [.AQ$13]);&quot;&quot;)">
            <text:p/>
          </table:table-cell>
          <table:table-cell table:style-name="ce19" table:formula="of:=IF([.AP24];[.AQ24]/[.AP24];&quot;&quot;)">
            <text:p/>
          </table:table-cell>
          <table:table-cell table:style-name="ce42"/>
          <table:table-cell table:style-name="ce42" office:value-type="float" office:value="0.52326">
            <text:p>0.52</text:p>
          </table:table-cell>
          <table:table-cell table:style-name="ce19" table:formula="of:=IF([.AT24];([.AT24]*[.AU$11]*10+POWER([.AU$12]*10-[.AT24]*[.AU$11]*10; [.AU$13]))/10;&quot;&quot;)" office:value-type="float" office:value="0.746455396579069">
            <text:p>0.75</text:p>
          </table:table-cell>
          <table:table-cell table:style-name="ce19" table:formula="of:=IF([.AT24];[.AU24]/[.AT24];&quot;&quot;)" office:value-type="float" office:value="1.42654778996879">
            <text:p>1.43</text:p>
          </table:table-cell>
          <table:table-cell table:style-name="ce42"/>
          <table:table-cell table:style-name="ce42"/>
          <table:table-cell table:style-name="ce19" table:formula="of:=IF([.AX24];[.AX24]*[.AY$11]+POWER([.AY$12]-[.AX24]*[.AY$11]; [.AY$13]);&quot;&quot;)">
            <text:p/>
          </table:table-cell>
          <table:table-cell table:style-name="ce19" table:formula="of:=IF([.AX24];[.AY24]/[.AX24];&quot;&quot;)">
            <text:p/>
          </table:table-cell>
          <table:table-cell table:style-name="ce42"/>
          <table:table-cell table:style-name="ce42" office:value-type="float" office:value="3.9996">
            <text:p>4.00</text:p>
          </table:table-cell>
          <table:table-cell table:style-name="ce19" table:formula="of:=IF([.BB24];[.BB24]*[.BC$11]+POWER([.BC$12]-[.BB24]*[.BC$11]; [.BC$13]);&quot;&quot;)" office:value-type="float" office:value="7.7253297422548">
            <text:p>7.73</text:p>
          </table:table-cell>
          <table:table-cell table:style-name="ce19" table:formula="of:=IF([.BB24];[.BC24]/[.BB24];&quot;&quot;)" office:value-type="float" office:value="1.93152558812251">
            <text:p>1.93</text:p>
          </table:table-cell>
          <table:table-cell table:style-name="ce42"/>
          <table:table-cell table:style-name="ce42" office:value-type="float" office:value="6.12036">
            <text:p>6.12</text:p>
          </table:table-cell>
          <table:table-cell table:style-name="ce19" table:formula="of:=IF([.BF24];[.BF24]*[.BG$11]+POWER([.BG$12]-[.BF24]*[.BG$11]; [.BG$13]);&quot;&quot;)" office:value-type="float" office:value="10.286906430285">
            <text:p>10.29</text:p>
          </table:table-cell>
          <table:table-cell table:style-name="ce19" table:formula="of:=IF([.BF24];[.BG24]/[.BF24];&quot;&quot;)" office:value-type="float" office:value="1.6807681950547">
            <text:p>1.68</text:p>
          </table:table-cell>
          <table:table-cell table:style-name="ce42"/>
          <table:table-cell table:style-name="ce42" office:value-type="float" office:value="6.3996">
            <text:p>6.40</text:p>
          </table:table-cell>
          <table:table-cell table:style-name="ce19" table:formula="of:=IF([.BJ24];[.BJ24]*[.BK$11]+POWER([.BK$12]-[.BJ24]*[.BK$11]; [.BK$13]);&quot;&quot;)" office:value-type="float" office:value="10.378288919415">
            <text:p>10.38</text:p>
          </table:table-cell>
          <table:table-cell table:style-name="ce19" table:formula="of:=IF([.BJ24];[.BK24]/[.BJ24];&quot;&quot;)" office:value-type="float" office:value="1.62170900047112">
            <text:p>1.62</text:p>
          </table:table-cell>
          <table:table-cell table:style-name="ce42"/>
          <table:table-cell table:style-name="ce42"/>
          <table:table-cell table:style-name="ce19" table:formula="of:=IF([.BN24];[.BN24]*[.BO$11]+POWER([.BO$12]-[.BN24]*[.BO$11]; [.BO$13]);&quot;&quot;)">
            <text:p/>
          </table:table-cell>
          <table:table-cell table:style-name="ce19" table:formula="of:=IF([.BN24];[.BO24]/[.BN24];&quot;&quot;)">
            <text:p/>
          </table:table-cell>
          <table:table-cell table:style-name="ce42"/>
          <table:table-cell table:style-name="ce42" office:value-type="float" office:value="0.78234">
            <text:p>0.78</text:p>
          </table:table-cell>
          <table:table-cell table:style-name="ce19" table:formula="of:=IF([.BR24];[.BR24]*[.BS$11]+POWER([.BS$12]-[.BR24]*[.BS$11]; [.BS$13]);&quot;&quot;)" office:value-type="float" office:value="1.89780158379687">
            <text:p>1.90</text:p>
          </table:table-cell>
          <table:table-cell table:style-name="ce19" table:formula="of:=IF([.BR24];[.BS24]/[.BR24];&quot;&quot;)" office:value-type="float" office:value="2.42580154893892">
            <text:p>2.43</text:p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34" office:value-type="float" office:value="60.07512">
            <text:p>60.08</text:p>
          </table:table-cell>
          <table:table-cell table:style-name="ce19" table:formula="of:=IF([.B25];[.B25]*[.C$11]+POWER([.C$12]-[.B25]*[.C$11]; [.C$13]);&quot;&quot;)" office:value-type="float" office:value="78.5020022831892">
            <text:p>78.50</text:p>
          </table:table-cell>
          <table:table-cell table:style-name="ce19" table:formula="of:=IF([.B25];[.C25]/[.B25];&quot;&quot;)" office:value-type="float" office:value="1.30673067791108">
            <text:p>1.31</text:p>
          </table:table-cell>
          <table:table-cell table:style-name="ce42"/>
          <table:table-cell table:style-name="ce34" office:value-type="float" office:value="80.28252">
            <text:p>80.28</text:p>
          </table:table-cell>
          <table:table-cell table:style-name="ce19" table:formula="of:=IF([.F25];[.F25]*[.G$11]+POWER([.G$12]-[.F25]*[.G$11]; [.G$13]);&quot;&quot;)" office:value-type="float" office:value="80">
            <text:p>80.00</text:p>
          </table:table-cell>
          <table:table-cell table:style-name="ce19" table:formula="of:=IF([.F25];[.G25]/[.F25];&quot;&quot;)" office:value-type="float" office:value="0.996480927604166">
            <text:p>1.00</text:p>
          </table:table-cell>
          <table:table-cell table:style-name="ce42"/>
          <table:table-cell table:style-name="ce34" office:value-type="float" office:value="69.563076">
            <text:p>69.56</text:p>
          </table:table-cell>
          <table:table-cell table:style-name="ce19" table:formula="of:=IF([.J25];[.J25]*[.K$11]+POWER([.K$12]-[.J25]*[.K$11]; [.K$13]);&quot;&quot;)" office:value-type="float" office:value="74.525682895337">
            <text:p>74.53</text:p>
          </table:table-cell>
          <table:table-cell table:style-name="ce19" table:formula="of:=IF([.J25];[.K25]/[.J25];&quot;&quot;)" office:value-type="float" office:value="1.07133967013387">
            <text:p>1.07</text:p>
          </table:table-cell>
          <table:table-cell table:style-name="ce42"/>
          <table:table-cell table:style-name="ce42"/>
          <table:table-cell table:style-name="ce19" table:formula="of:=IF([.N25];[.N25]*[.O$11]+POWER([.O$12]-[.N25]*[.O$11]; [.O$13]);&quot;&quot;)">
            <text:p/>
          </table:table-cell>
          <table:table-cell table:style-name="ce19" table:formula="of:=IF([.N25];[.O25]/[.N25];&quot;&quot;)">
            <text:p/>
          </table:table-cell>
          <table:table-cell table:style-name="ce42"/>
          <table:table-cell table:style-name="ce34"/>
          <table:table-cell table:style-name="ce19" table:formula="of:=IF([.R25];[.R25]*[.S$11]+POWER([.S$12]-[.R25]*[.S$11]; [.S$13]);&quot;&quot;)">
            <text:p/>
          </table:table-cell>
          <table:table-cell table:style-name="ce19" table:formula="of:=IF([.R25];[.S25]/[.R25];&quot;&quot;)">
            <text:p/>
          </table:table-cell>
          <table:table-cell table:style-name="ce42"/>
          <table:table-cell table:style-name="ce42"/>
          <table:table-cell table:style-name="ce19" table:formula="of:=IF([.V25];[.V25]*[.W$11]+POWER([.W$12]-[.V25]*[.W$11]; [.W$13]);&quot;&quot;)">
            <text:p/>
          </table:table-cell>
          <table:table-cell table:style-name="ce19" table:formula="of:=IF([.V25];[.W25]/[.V25];&quot;&quot;)">
            <text:p/>
          </table:table-cell>
          <table:table-cell table:style-name="ce42"/>
          <table:table-cell table:style-name="ce34" office:value-type="float" office:value="3.04032">
            <text:p>3.04</text:p>
          </table:table-cell>
          <table:table-cell table:style-name="ce19" table:formula="of:=IF([.Z25];[.Z25]*[.AA$11]+POWER([.AA$12]-[.Z25]*[.AA$11]; [.AA$13]);&quot;&quot;)" office:value-type="float" office:value="4.03472669132849">
            <text:p>4.03</text:p>
          </table:table-cell>
          <table:table-cell table:style-name="ce19" table:formula="of:=IF([.Z25];[.AA25]/[.Z25];&quot;&quot;)" office:value-type="float" office:value="1.32707303551221">
            <text:p>1.33</text:p>
          </table:table-cell>
          <table:table-cell table:style-name="ce42"/>
          <table:table-cell table:style-name="ce34" office:value-type="float" office:value="0.96">
            <text:p>0.96</text:p>
          </table:table-cell>
          <table:table-cell table:style-name="ce19" table:formula="of:=IF([.AD25];([.AD25]*[.AE$11]*10+POWER([.AE$12]*10-[.AD25]*[.AE$11]*10; [.AE$13]))/10;&quot;&quot;)" office:value-type="float" office:value="1.67572575462413">
            <text:p>1.68</text:p>
          </table:table-cell>
          <table:table-cell table:style-name="ce19" table:formula="of:=IF([.AD25];[.AE25]/[.AD25];&quot;&quot;)" office:value-type="float" office:value="1.7455476610668">
            <text:p>1.75</text:p>
          </table:table-cell>
          <table:table-cell table:style-name="ce42"/>
          <table:table-cell table:style-name="ce34" office:value-type="float" office:value="0.788064">
            <text:p>0.79</text:p>
          </table:table-cell>
          <table:table-cell table:style-name="ce19" table:formula="of:=IF([.AH25];([.AH25]*[.AI$11]*10+POWER([.AI$12]*10-[.AH25]*[.AI$11]*10; [.AI$13]))/10;&quot;&quot;)" office:value-type="float" office:value="1.5754628997626">
            <text:p>1.58</text:p>
          </table:table-cell>
          <table:table-cell table:style-name="ce19" table:formula="of:=IF([.AH25];[.AI25]/[.AH25];&quot;&quot;)" office:value-type="float" office:value="1.9991560327113">
            <text:p>2.00</text:p>
          </table:table-cell>
          <table:table-cell table:style-name="ce42"/>
          <table:table-cell table:style-name="ce42"/>
          <table:table-cell table:style-name="ce19" table:formula="of:=IF([.AL25];[.AL25]*[.AM$11]+POWER([.AM$12]-[.AL25]*[.AM$11]; [.AM$13]);&quot;&quot;)">
            <text:p/>
          </table:table-cell>
          <table:table-cell table:style-name="ce19" table:formula="of:=IF([.AL25];[.AM25]/[.AL25];&quot;&quot;)">
            <text:p/>
          </table:table-cell>
          <table:table-cell table:style-name="ce42"/>
          <table:table-cell table:style-name="ce42"/>
          <table:table-cell table:style-name="ce19" table:formula="of:=IF([.AP25];[.AP25]*[.AQ$11]+POWER([.AQ$12]-[.AP25]*[.AQ$11]; [.AQ$13]);&quot;&quot;)">
            <text:p/>
          </table:table-cell>
          <table:table-cell table:style-name="ce19" table:formula="of:=IF([.AP25];[.AQ25]/[.AP25];&quot;&quot;)">
            <text:p/>
          </table:table-cell>
          <table:table-cell table:style-name="ce42"/>
          <table:table-cell table:style-name="ce42"/>
          <table:table-cell table:style-name="ce19" table:formula="of:=IF([.AT25];([.AT25]*[.AU$11]*10+POWER([.AU$12]*10-[.AT25]*[.AU$11]*10; [.AU$13]))/10;&quot;&quot;)">
            <text:p/>
          </table:table-cell>
          <table:table-cell table:style-name="ce19" table:formula="of:=IF([.AT25];[.AU25]/[.AT25];&quot;&quot;)">
            <text:p/>
          </table:table-cell>
          <table:table-cell table:style-name="ce42"/>
          <table:table-cell table:style-name="ce42"/>
          <table:table-cell table:style-name="ce19" table:formula="of:=IF([.AX25];[.AX25]*[.AY$11]+POWER([.AY$12]-[.AX25]*[.AY$11]; [.AY$13]);&quot;&quot;)">
            <text:p/>
          </table:table-cell>
          <table:table-cell table:style-name="ce19" table:formula="of:=IF([.AX25];[.AY25]/[.AX25];&quot;&quot;)">
            <text:p/>
          </table:table-cell>
          <table:table-cell table:style-name="ce42"/>
          <table:table-cell table:style-name="ce42" office:value-type="float" office:value="2.51964">
            <text:p>2.52</text:p>
          </table:table-cell>
          <table:table-cell table:style-name="ce19" table:formula="of:=IF([.BB25];[.BB25]*[.BC$11]+POWER([.BC$12]-[.BB25]*[.BC$11]; [.BC$13]);&quot;&quot;)" office:value-type="float" office:value="5.50548196575652">
            <text:p>5.51</text:p>
          </table:table-cell>
          <table:table-cell table:style-name="ce19" table:formula="of:=IF([.BB25];[.BC25]/[.BB25];&quot;&quot;)" office:value-type="float" office:value="2.18502721252104">
            <text:p>2.19</text:p>
          </table:table-cell>
          <table:table-cell table:style-name="ce42"/>
          <table:table-cell table:style-name="ce42" office:value-type="float" office:value="6.9603">
            <text:p>6.96</text:p>
          </table:table-cell>
          <table:table-cell table:style-name="ce19" table:formula="of:=IF([.BF25];[.BF25]*[.BG$11]+POWER([.BG$12]-[.BF25]*[.BG$11]; [.BG$13]);&quot;&quot;)" office:value-type="float" office:value="11.3999859156456">
            <text:p>11.40</text:p>
          </table:table-cell>
          <table:table-cell table:style-name="ce19" table:formula="of:=IF([.BF25];[.BG25]/[.BF25];&quot;&quot;)" office:value-type="float" office:value="1.63785841352321">
            <text:p>1.64</text:p>
          </table:table-cell>
          <table:table-cell table:style-name="ce42"/>
          <table:table-cell table:style-name="ce42" office:value-type="float" office:value="7.2">
            <text:p>7.20</text:p>
          </table:table-cell>
          <table:table-cell table:style-name="ce19" table:formula="of:=IF([.BJ25];[.BJ25]*[.BK$11]+POWER([.BK$12]-[.BJ25]*[.BK$11]; [.BK$13]);&quot;&quot;)" office:value-type="float" office:value="11.3165215170316">
            <text:p>11.32</text:p>
          </table:table-cell>
          <table:table-cell table:style-name="ce19" table:formula="of:=IF([.BJ25];[.BK25]/[.BJ25];&quot;&quot;)" office:value-type="float" office:value="1.57173909958772">
            <text:p>1.57</text:p>
          </table:table-cell>
          <table:table-cell table:style-name="ce42"/>
          <table:table-cell table:style-name="ce42"/>
          <table:table-cell table:style-name="ce19" table:formula="of:=IF([.BN25];[.BN25]*[.BO$11]+POWER([.BO$12]-[.BN25]*[.BO$11]; [.BO$13]);&quot;&quot;)">
            <text:p/>
          </table:table-cell>
          <table:table-cell table:style-name="ce19" table:formula="of:=IF([.BN25];[.BO25]/[.BN25];&quot;&quot;)">
            <text:p/>
          </table:table-cell>
          <table:table-cell table:style-name="ce42"/>
          <table:table-cell table:style-name="ce42"/>
          <table:table-cell table:style-name="ce19" table:formula="of:=IF([.BR25];[.BR25]*[.BS$11]+POWER([.BS$12]-[.BR25]*[.BS$11]; [.BS$13]);&quot;&quot;)">
            <text:p/>
          </table:table-cell>
          <table:table-cell table:style-name="ce19" table:formula="of:=IF([.BR25];[.BS25]/[.BR25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34" office:value-type="float" office:value="88.62948">
            <text:p>88.63</text:p>
          </table:table-cell>
          <table:table-cell table:style-name="ce19" table:formula="of:=IF([.B26];[.B26]*[.C$11]+POWER([.C$12]-[.B26]*[.C$11]; [.C$13]);&quot;&quot;)" office:value-type="float" office:value="90">
            <text:p>90.00</text:p>
          </table:table-cell>
          <table:table-cell table:style-name="ce19" table:formula="of:=IF([.B26];[.C26]/[.B26];&quot;&quot;)" office:value-type="float" office:value="1.01546347784056">
            <text:p>1.02</text:p>
          </table:table-cell>
          <table:table-cell table:style-name="ce42"/>
          <table:table-cell table:style-name="ce34" office:value-type="float" office:value="69.946968">
            <text:p>69.95</text:p>
          </table:table-cell>
          <table:table-cell table:style-name="ce19" table:formula="of:=IF([.F26];[.F26]*[.G$11]+POWER([.G$12]-[.F26]*[.G$11]; [.G$13]);&quot;&quot;)" office:value-type="float" office:value="76.9599109958768">
            <text:p>76.96</text:p>
          </table:table-cell>
          <table:table-cell table:style-name="ce19" table:formula="of:=IF([.F26];[.G26]/[.F26];&quot;&quot;)" office:value-type="float" office:value="1.10026085756679">
            <text:p>1.10</text:p>
          </table:table-cell>
          <table:table-cell table:style-name="ce42"/>
          <table:table-cell table:style-name="ce34" office:value-type="float" office:value="62.428872">
            <text:p>62.43</text:p>
          </table:table-cell>
          <table:table-cell table:style-name="ce19" table:formula="of:=IF([.J26];[.J26]*[.K$11]+POWER([.K$12]-[.J26]*[.K$11]; [.K$13]);&quot;&quot;)" office:value-type="float" office:value="71.7075158505121">
            <text:p>71.71</text:p>
          </table:table-cell>
          <table:table-cell table:style-name="ce19" table:formula="of:=IF([.J26];[.K26]/[.J26];&quot;&quot;)" office:value-type="float" office:value="1.14862744677674">
            <text:p>1.15</text:p>
          </table:table-cell>
          <table:table-cell table:style-name="ce42"/>
          <table:table-cell table:style-name="ce42"/>
          <table:table-cell table:style-name="ce19" table:formula="of:=IF([.N26];[.N26]*[.O$11]+POWER([.O$12]-[.N26]*[.O$11]; [.O$13]);&quot;&quot;)">
            <text:p/>
          </table:table-cell>
          <table:table-cell table:style-name="ce19" table:formula="of:=IF([.N26];[.O26]/[.N26];&quot;&quot;)">
            <text:p/>
          </table:table-cell>
          <table:table-cell table:style-name="ce42"/>
          <table:table-cell table:style-name="ce34" office:value-type="float" office:value="4.6503">
            <text:p>4.65</text:p>
          </table:table-cell>
          <table:table-cell table:style-name="ce19" table:formula="of:=IF([.R26];[.R26]*[.S$11]+POWER([.S$12]-[.R26]*[.S$11]; [.S$13]);&quot;&quot;)" office:value-type="float" office:value="9.95352548549952">
            <text:p>9.95</text:p>
          </table:table-cell>
          <table:table-cell table:style-name="ce19" table:formula="of:=IF([.R26];[.S26]/[.R26];&quot;&quot;)" office:value-type="float" office:value="2.14040502451444">
            <text:p>2.14</text:p>
          </table:table-cell>
          <table:table-cell table:style-name="ce42"/>
          <table:table-cell table:style-name="ce42"/>
          <table:table-cell table:style-name="ce19" table:formula="of:=IF([.V26];[.V26]*[.W$11]+POWER([.W$12]-[.V26]*[.W$11]; [.W$13]);&quot;&quot;)">
            <text:p/>
          </table:table-cell>
          <table:table-cell table:style-name="ce19" table:formula="of:=IF([.V26];[.W26]/[.V26];&quot;&quot;)">
            <text:p/>
          </table:table-cell>
          <table:table-cell table:style-name="ce42"/>
          <table:table-cell table:style-name="ce34" office:value-type="float" office:value="3.04032">
            <text:p>3.04</text:p>
          </table:table-cell>
          <table:table-cell table:style-name="ce19" table:formula="of:=IF([.Z26];[.Z26]*[.AA$11]+POWER([.AA$12]-[.Z26]*[.AA$11]; [.AA$13]);&quot;&quot;)" office:value-type="float" office:value="4.03472669132849">
            <text:p>4.03</text:p>
          </table:table-cell>
          <table:table-cell table:style-name="ce19" table:formula="of:=IF([.Z26];[.AA26]/[.Z26];&quot;&quot;)" office:value-type="float" office:value="1.32707303551221">
            <text:p>1.33</text:p>
          </table:table-cell>
          <table:table-cell table:style-name="ce42"/>
          <table:table-cell table:style-name="ce34" office:value-type="float" office:value="0.714816">
            <text:p>0.71</text:p>
          </table:table-cell>
          <table:table-cell table:style-name="ce19" table:formula="of:=IF([.AD26];([.AD26]*[.AE$11]*10+POWER([.AE$12]*10-[.AD26]*[.AE$11]*10; [.AE$13]))/10;&quot;&quot;)" office:value-type="float" office:value="1.39100346255861">
            <text:p>1.39</text:p>
          </table:table-cell>
          <table:table-cell table:style-name="ce19" table:formula="of:=IF([.AD26];[.AE26]/[.AD26];&quot;&quot;)" office:value-type="float" office:value="1.94596016675426">
            <text:p>1.95</text:p>
          </table:table-cell>
          <table:table-cell table:style-name="ce42"/>
          <table:table-cell table:style-name="ce34" office:value-type="float" office:value="0.779268">
            <text:p>0.78</text:p>
          </table:table-cell>
          <table:table-cell table:style-name="ce19" table:formula="of:=IF([.AH26];([.AH26]*[.AI$11]*10+POWER([.AI$12]*10-[.AH26]*[.AI$11]*10; [.AI$13]))/10;&quot;&quot;)" office:value-type="float" office:value="1.56358558906488">
            <text:p>1.56</text:p>
          </table:table-cell>
          <table:table-cell table:style-name="ce19" table:formula="of:=IF([.AH26];[.AI26]/[.AH26];&quot;&quot;)" office:value-type="float" office:value="2.00647991328386">
            <text:p>2.01</text:p>
          </table:table-cell>
          <table:table-cell table:style-name="ce42"/>
          <table:table-cell table:style-name="ce42"/>
          <table:table-cell table:style-name="ce19" table:formula="of:=IF([.AL26];[.AL26]*[.AM$11]+POWER([.AM$12]-[.AL26]*[.AM$11]; [.AM$13]);&quot;&quot;)">
            <text:p/>
          </table:table-cell>
          <table:table-cell table:style-name="ce19" table:formula="of:=IF([.AL26];[.AM26]/[.AL26];&quot;&quot;)">
            <text:p/>
          </table:table-cell>
          <table:table-cell table:style-name="ce42"/>
          <table:table-cell table:style-name="ce42"/>
          <table:table-cell table:style-name="ce19" table:formula="of:=IF([.AP26];[.AP26]*[.AQ$11]+POWER([.AQ$12]-[.AP26]*[.AQ$11]; [.AQ$13]);&quot;&quot;)">
            <text:p/>
          </table:table-cell>
          <table:table-cell table:style-name="ce19" table:formula="of:=IF([.AP26];[.AQ26]/[.AP26];&quot;&quot;)">
            <text:p/>
          </table:table-cell>
          <table:table-cell table:style-name="ce42"/>
          <table:table-cell table:style-name="ce42"/>
          <table:table-cell table:style-name="ce19" table:formula="of:=IF([.AT26];([.AT26]*[.AU$11]*10+POWER([.AU$12]*10-[.AT26]*[.AU$11]*10; [.AU$13]))/10;&quot;&quot;)">
            <text:p/>
          </table:table-cell>
          <table:table-cell table:style-name="ce19" table:formula="of:=IF([.AT26];[.AU26]/[.AT26];&quot;&quot;)">
            <text:p/>
          </table:table-cell>
          <table:table-cell table:style-name="ce42"/>
          <table:table-cell table:style-name="ce42"/>
          <table:table-cell table:style-name="ce19" table:formula="of:=IF([.AX26];[.AX26]*[.AY$11]+POWER([.AY$12]-[.AX26]*[.AY$11]; [.AY$13]);&quot;&quot;)">
            <text:p/>
          </table:table-cell>
          <table:table-cell table:style-name="ce19" table:formula="of:=IF([.AX26];[.AY26]/[.AX26];&quot;&quot;)">
            <text:p/>
          </table:table-cell>
          <table:table-cell table:style-name="ce42"/>
          <table:table-cell table:style-name="ce42"/>
          <table:table-cell table:style-name="ce19" table:formula="of:=IF([.BB26];[.BB26]*[.BC$11]+POWER([.BC$12]-[.BB26]*[.BC$11]; [.BC$13]);&quot;&quot;)">
            <text:p/>
          </table:table-cell>
          <table:table-cell table:style-name="ce19" table:formula="of:=IF([.BB26];[.BC26]/[.BB26];&quot;&quot;)">
            <text:p/>
          </table:table-cell>
          <table:table-cell table:style-name="ce42"/>
          <table:table-cell table:style-name="ce42" office:value-type="float" office:value="5.88">
            <text:p>5.88</text:p>
          </table:table-cell>
          <table:table-cell table:style-name="ce19" table:formula="of:=IF([.BF26];[.BF26]*[.BG$11]+POWER([.BG$12]-[.BF26]*[.BG$11]; [.BG$13]);&quot;&quot;)" office:value-type="float" office:value="9.96021043592481">
            <text:p>9.96</text:p>
          </table:table-cell>
          <table:table-cell table:style-name="ce19" table:formula="of:=IF([.BF26];[.BG26]/[.BF26];&quot;&quot;)" office:value-type="float" office:value="1.693913339443">
            <text:p>1.69</text:p>
          </table:table-cell>
          <table:table-cell table:style-name="ce42"/>
          <table:table-cell table:style-name="ce42" office:value-type="float" office:value="7.2">
            <text:p>7.20</text:p>
          </table:table-cell>
          <table:table-cell table:style-name="ce19" table:formula="of:=IF([.BJ26];[.BJ26]*[.BK$11]+POWER([.BK$12]-[.BJ26]*[.BK$11]; [.BK$13]);&quot;&quot;)" office:value-type="float" office:value="11.3165215170316">
            <text:p>11.32</text:p>
          </table:table-cell>
          <table:table-cell table:style-name="ce19" table:formula="of:=IF([.BJ26];[.BK26]/[.BJ26];&quot;&quot;)" office:value-type="float" office:value="1.57173909958772">
            <text:p>1.57</text:p>
          </table:table-cell>
          <table:table-cell table:style-name="ce42"/>
          <table:table-cell table:style-name="ce42"/>
          <table:table-cell table:style-name="ce19" table:formula="of:=IF([.BN26];[.BN26]*[.BO$11]+POWER([.BO$12]-[.BN26]*[.BO$11]; [.BO$13]);&quot;&quot;)">
            <text:p/>
          </table:table-cell>
          <table:table-cell table:style-name="ce19" table:formula="of:=IF([.BN26];[.BO26]/[.BN26];&quot;&quot;)">
            <text:p/>
          </table:table-cell>
          <table:table-cell table:style-name="ce42"/>
          <table:table-cell table:style-name="ce42"/>
          <table:table-cell table:style-name="ce19" table:formula="of:=IF([.BR26];[.BR26]*[.BS$11]+POWER([.BS$12]-[.BR26]*[.BS$11]; [.BS$13]);&quot;&quot;)">
            <text:p/>
          </table:table-cell>
          <table:table-cell table:style-name="ce19" table:formula="of:=IF([.BR26];[.BS26]/[.BR26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34" office:value-type="float" office:value="77.9772">
            <text:p>77.98</text:p>
          </table:table-cell>
          <table:table-cell table:style-name="ce19" table:formula="of:=IF([.B27];[.B27]*[.C$11]+POWER([.C$12]-[.B27]*[.C$11]; [.C$13]);&quot;&quot;)" office:value-type="float" office:value="86.7511681924341">
            <text:p>86.75</text:p>
          </table:table-cell>
          <table:table-cell table:style-name="ce19" table:formula="of:=IF([.B27];[.C27]/[.B27];&quot;&quot;)" office:value-type="float" office:value="1.11251966206063">
            <text:p>1.11</text:p>
          </table:table-cell>
          <table:table-cell table:style-name="ce42"/>
          <table:table-cell table:style-name="ce34" office:value-type="float" office:value="62.771856">
            <text:p>62.77</text:p>
          </table:table-cell>
          <table:table-cell table:style-name="ce19" table:formula="of:=IF([.F27];[.F27]*[.G$11]+POWER([.G$12]-[.F27]*[.G$11]; [.G$13]);&quot;&quot;)" office:value-type="float" office:value="73.914293720842">
            <text:p>73.91</text:p>
          </table:table-cell>
          <table:table-cell table:style-name="ce19" table:formula="of:=IF([.F27];[.G27]/[.F27];&quot;&quot;)" office:value-type="float" office:value="1.17750690246983">
            <text:p>1.18</text:p>
          </table:table-cell>
          <table:table-cell table:style-name="ce42"/>
          <table:table-cell table:style-name="ce34" office:value-type="float" office:value="69.52044">
            <text:p>69.52</text:p>
          </table:table-cell>
          <table:table-cell table:style-name="ce19" table:formula="of:=IF([.J27];[.J27]*[.K$11]+POWER([.K$12]-[.J27]*[.K$11]; [.K$13]);&quot;&quot;)" office:value-type="float" office:value="74.510557869193">
            <text:p>74.51</text:p>
          </table:table-cell>
          <table:table-cell table:style-name="ce19" table:formula="of:=IF([.J27];[.K27]/[.J27];&quot;&quot;)" office:value-type="float" office:value="1.07177914681197">
            <text:p>1.07</text:p>
          </table:table-cell>
          <table:table-cell table:style-name="ce42"/>
          <table:table-cell table:style-name="ce42"/>
          <table:table-cell table:style-name="ce19" table:formula="of:=IF([.N27];[.N27]*[.O$11]+POWER([.O$12]-[.N27]*[.O$11]; [.O$13]);&quot;&quot;)">
            <text:p/>
          </table:table-cell>
          <table:table-cell table:style-name="ce19" table:formula="of:=IF([.N27];[.O27]/[.N27];&quot;&quot;)">
            <text:p/>
          </table:table-cell>
          <table:table-cell table:style-name="ce42"/>
          <table:table-cell table:style-name="ce34" office:value-type="float" office:value="8.7996">
            <text:p>8.80</text:p>
          </table:table-cell>
          <table:table-cell table:style-name="ce19" table:formula="of:=IF([.R27];[.R27]*[.S$11]+POWER([.S$12]-[.R27]*[.S$11]; [.S$13]);&quot;&quot;)" office:value-type="float" office:value="16">
            <text:p>16.00</text:p>
          </table:table-cell>
          <table:table-cell table:style-name="ce19" table:formula="of:=IF([.R27];[.S27]/[.R27];&quot;&quot;)" office:value-type="float" office:value="1.81826446656666">
            <text:p>1.82</text:p>
          </table:table-cell>
          <table:table-cell table:style-name="ce42"/>
          <table:table-cell table:style-name="ce42"/>
          <table:table-cell table:style-name="ce19" table:formula="of:=IF([.V27];[.V27]*[.W$11]+POWER([.W$12]-[.V27]*[.W$11]; [.W$13]);&quot;&quot;)">
            <text:p/>
          </table:table-cell>
          <table:table-cell table:style-name="ce19" table:formula="of:=IF([.V27];[.W27]/[.V27];&quot;&quot;)">
            <text:p/>
          </table:table-cell>
          <table:table-cell table:style-name="ce42"/>
          <table:table-cell table:style-name="ce34" office:value-type="float" office:value="3.96036">
            <text:p>3.96</text:p>
          </table:table-cell>
          <table:table-cell table:style-name="ce19" table:formula="of:=IF([.Z27];[.Z27]*[.AA$11]+POWER([.AA$12]-[.Z27]*[.AA$11]; [.AA$13]);&quot;&quot;)" office:value-type="float" office:value="4">
            <text:p>4.00</text:p>
          </table:table-cell>
          <table:table-cell table:style-name="ce19" table:formula="of:=IF([.Z27];[.AA27]/[.Z27];&quot;&quot;)" office:value-type="float" office:value="1.01000919108364">
            <text:p>1.01</text:p>
          </table:table-cell>
          <table:table-cell table:style-name="ce42"/>
          <table:table-cell table:style-name="ce34" office:value-type="float" office:value="0.729504">
            <text:p>0.73</text:p>
          </table:table-cell>
          <table:table-cell table:style-name="ce19" table:formula="of:=IF([.AD27];([.AD27]*[.AE$11]*10+POWER([.AE$12]*10-[.AD27]*[.AE$11]*10; [.AE$13]))/10;&quot;&quot;)" office:value-type="float" office:value="1.40963308279056">
            <text:p>1.41</text:p>
          </table:table-cell>
          <table:table-cell table:style-name="ce19" table:formula="of:=IF([.AD27];[.AE27]/[.AD27];&quot;&quot;)" office:value-type="float" office:value="1.93231713985195">
            <text:p>1.93</text:p>
          </table:table-cell>
          <table:table-cell table:style-name="ce42"/>
          <table:table-cell table:style-name="ce34" office:value-type="float" office:value="0.554064">
            <text:p>0.55</text:p>
          </table:table-cell>
          <table:table-cell table:style-name="ce19" table:formula="of:=IF([.AH27];([.AH27]*[.AI$11]*10+POWER([.AI$12]*10-[.AH27]*[.AI$11]*10; [.AI$13]))/10;&quot;&quot;)" office:value-type="float" office:value="1.25154973774029">
            <text:p>1.25</text:p>
          </table:table-cell>
          <table:table-cell table:style-name="ce19" table:formula="of:=IF([.AH27];[.AI27]/[.AH27];&quot;&quot;)" office:value-type="float" office:value="2.25885409941864">
            <text:p>2.26</text:p>
          </table:table-cell>
          <table:table-cell table:style-name="ce42"/>
          <table:table-cell table:style-name="ce42"/>
          <table:table-cell table:style-name="ce19" table:formula="of:=IF([.AL27];[.AL27]*[.AM$11]+POWER([.AM$12]-[.AL27]*[.AM$11]; [.AM$13]);&quot;&quot;)">
            <text:p/>
          </table:table-cell>
          <table:table-cell table:style-name="ce19" table:formula="of:=IF([.AL27];[.AM27]/[.AL27];&quot;&quot;)">
            <text:p/>
          </table:table-cell>
          <table:table-cell table:style-name="ce42"/>
          <table:table-cell table:style-name="ce42"/>
          <table:table-cell table:style-name="ce19" table:formula="of:=IF([.AP27];[.AP27]*[.AQ$11]+POWER([.AQ$12]-[.AP27]*[.AQ$11]; [.AQ$13]);&quot;&quot;)">
            <text:p/>
          </table:table-cell>
          <table:table-cell table:style-name="ce19" table:formula="of:=IF([.AP27];[.AQ27]/[.AP27];&quot;&quot;)">
            <text:p/>
          </table:table-cell>
          <table:table-cell table:style-name="ce42"/>
          <table:table-cell table:style-name="ce42"/>
          <table:table-cell table:style-name="ce19" table:formula="of:=IF([.AT27];([.AT27]*[.AU$11]*10+POWER([.AU$12]*10-[.AT27]*[.AU$11]*10; [.AU$13]))/10;&quot;&quot;)">
            <text:p/>
          </table:table-cell>
          <table:table-cell table:style-name="ce19" table:formula="of:=IF([.AT27];[.AU27]/[.AT27];&quot;&quot;)">
            <text:p/>
          </table:table-cell>
          <table:table-cell table:style-name="ce42"/>
          <table:table-cell table:style-name="ce42"/>
          <table:table-cell table:style-name="ce19" table:formula="of:=IF([.AX27];[.AX27]*[.AY$11]+POWER([.AY$12]-[.AX27]*[.AY$11]; [.AY$13]);&quot;&quot;)">
            <text:p/>
          </table:table-cell>
          <table:table-cell table:style-name="ce19" table:formula="of:=IF([.AX27];[.AY27]/[.AX27];&quot;&quot;)">
            <text:p/>
          </table:table-cell>
          <table:table-cell table:style-name="ce42"/>
          <table:table-cell table:style-name="ce42"/>
          <table:table-cell table:style-name="ce19" table:formula="of:=IF([.BB27];[.BB27]*[.BC$11]+POWER([.BC$12]-[.BB27]*[.BC$11]; [.BC$13]);&quot;&quot;)">
            <text:p/>
          </table:table-cell>
          <table:table-cell table:style-name="ce19" table:formula="of:=IF([.BB27];[.BC27]/[.BB27];&quot;&quot;)">
            <text:p/>
          </table:table-cell>
          <table:table-cell table:style-name="ce42"/>
          <table:table-cell table:style-name="ce42" office:value-type="float" office:value="5.5005">
            <text:p>5.50</text:p>
          </table:table-cell>
          <table:table-cell table:style-name="ce19" table:formula="of:=IF([.BF27];[.BF27]*[.BG$11]+POWER([.BG$12]-[.BF27]*[.BG$11]; [.BG$13]);&quot;&quot;)" office:value-type="float" office:value="9.43976746423707">
            <text:p>9.44</text:p>
          </table:table-cell>
          <table:table-cell table:style-name="ce19" table:formula="of:=IF([.BF27];[.BG27]/[.BF27];&quot;&quot;)" office:value-type="float" office:value="1.71616534210291">
            <text:p>1.72</text:p>
          </table:table-cell>
          <table:table-cell table:style-name="ce42"/>
          <table:table-cell table:style-name="ce42" office:value-type="float" office:value="5.75964">
            <text:p>5.76</text:p>
          </table:table-cell>
          <table:table-cell table:style-name="ce19" table:formula="of:=IF([.BJ27];[.BJ27]*[.BK$11]+POWER([.BK$12]-[.BJ27]*[.BK$11]; [.BK$13]);&quot;&quot;)" office:value-type="float" office:value="9.55174052816106">
            <text:p>9.55</text:p>
          </table:table-cell>
          <table:table-cell table:style-name="ce19" table:formula="of:=IF([.BJ27];[.BK27]/[.BJ27];&quot;&quot;)" office:value-type="float" office:value="1.65839193563505">
            <text:p>1.66</text:p>
          </table:table-cell>
          <table:table-cell table:style-name="ce42"/>
          <table:table-cell table:style-name="ce42"/>
          <table:table-cell table:style-name="ce19" table:formula="of:=IF([.BN27];[.BN27]*[.BO$11]+POWER([.BO$12]-[.BN27]*[.BO$11]; [.BO$13]);&quot;&quot;)">
            <text:p/>
          </table:table-cell>
          <table:table-cell table:style-name="ce19" table:formula="of:=IF([.BN27];[.BO27]/[.BN27];&quot;&quot;)">
            <text:p/>
          </table:table-cell>
          <table:table-cell table:style-name="ce42"/>
          <table:table-cell table:style-name="ce42"/>
          <table:table-cell table:style-name="ce19" table:formula="of:=IF([.BR27];[.BR27]*[.BS$11]+POWER([.BS$12]-[.BR27]*[.BS$11]; [.BS$13]);&quot;&quot;)">
            <text:p/>
          </table:table-cell>
          <table:table-cell table:style-name="ce19" table:formula="of:=IF([.BR27];[.BS27]/[.BR27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34" office:value-type="float" office:value="77.97783">
            <text:p>77.98</text:p>
          </table:table-cell>
          <table:table-cell table:style-name="ce19" table:formula="of:=IF([.B28];[.B28]*[.C$11]+POWER([.C$12]-[.B28]*[.C$11]; [.C$13]);&quot;&quot;)" office:value-type="float" office:value="86.7514274738348">
            <text:p>86.75</text:p>
          </table:table-cell>
          <table:table-cell table:style-name="ce19" table:formula="of:=IF([.B28];[.C28]/[.B28];&quot;&quot;)" office:value-type="float" office:value="1.11251399883576">
            <text:p>1.11</text:p>
          </table:table-cell>
          <table:table-cell table:style-name="ce42"/>
          <table:table-cell table:style-name="ce34" office:value-type="float" office:value="54.83268">
            <text:p>54.83</text:p>
          </table:table-cell>
          <table:table-cell table:style-name="ce19" table:formula="of:=IF([.F28];[.F28]*[.G$11]+POWER([.G$12]-[.F28]*[.G$11]; [.G$13]);&quot;&quot;)" office:value-type="float" office:value="70.2543225876591">
            <text:p>70.25</text:p>
          </table:table-cell>
          <table:table-cell table:style-name="ce19" table:formula="of:=IF([.F28];[.G28]/[.F28];&quot;&quot;)" office:value-type="float" office:value="1.28124911253032">
            <text:p>1.28</text:p>
          </table:table-cell>
          <table:table-cell table:style-name="ce42"/>
          <table:table-cell table:style-name="ce34" office:value-type="float" office:value="52.9995">
            <text:p>53.00</text:p>
          </table:table-cell>
          <table:table-cell table:style-name="ce19" table:formula="of:=IF([.J28];[.J28]*[.K$11]+POWER([.K$12]-[.J28]*[.K$11]; [.K$13]);&quot;&quot;)" office:value-type="float" office:value="67.4649738058479">
            <text:p>67.46</text:p>
          </table:table-cell>
          <table:table-cell table:style-name="ce19" table:formula="of:=IF([.J28];[.K28]/[.J28];&quot;&quot;)" office:value-type="float" office:value="1.27293604290319">
            <text:p>1.27</text:p>
          </table:table-cell>
          <table:table-cell table:style-name="ce42"/>
          <table:table-cell table:style-name="ce42"/>
          <table:table-cell table:style-name="ce19" table:formula="of:=IF([.N28];[.N28]*[.O$11]+POWER([.O$12]-[.N28]*[.O$11]; [.O$13]);&quot;&quot;)">
            <text:p/>
          </table:table-cell>
          <table:table-cell table:style-name="ce19" table:formula="of:=IF([.N28];[.O28]/[.N28];&quot;&quot;)">
            <text:p/>
          </table:table-cell>
          <table:table-cell table:style-name="ce42"/>
          <table:table-cell table:style-name="ce34" office:value-type="float" office:value="6.2004">
            <text:p>6.20</text:p>
          </table:table-cell>
          <table:table-cell table:style-name="ce19" table:formula="of:=IF([.R28];[.R28]*[.S$11]+POWER([.S$12]-[.R28]*[.S$11]; [.S$13]);&quot;&quot;)" office:value-type="float" office:value="12.638233922477">
            <text:p>12.64</text:p>
          </table:table-cell>
          <table:table-cell table:style-name="ce19" table:formula="of:=IF([.R28];[.S28]/[.R28];&quot;&quot;)" office:value-type="float" office:value="2.03829332341091">
            <text:p>2.04</text:p>
          </table:table-cell>
          <table:table-cell table:style-name="ce42"/>
          <table:table-cell table:style-name="ce42"/>
          <table:table-cell table:style-name="ce19" table:formula="of:=IF([.V28];[.V28]*[.W$11]+POWER([.W$12]-[.V28]*[.W$11]; [.W$13]);&quot;&quot;)">
            <text:p/>
          </table:table-cell>
          <table:table-cell table:style-name="ce19" table:formula="of:=IF([.V28];[.W28]/[.V28];&quot;&quot;)">
            <text:p/>
          </table:table-cell>
          <table:table-cell table:style-name="ce42"/>
          <table:table-cell table:style-name="ce34" office:value-type="float" office:value="3.51">
            <text:p>3.51</text:p>
          </table:table-cell>
          <table:table-cell table:style-name="ce19" table:formula="of:=IF([.Z28];[.Z28]*[.AA$11]+POWER([.AA$12]-[.Z28]*[.AA$11]; [.AA$13]);&quot;&quot;)" office:value-type="float" office:value="4.21957109358349">
            <text:p>4.22</text:p>
          </table:table-cell>
          <table:table-cell table:style-name="ce19" table:formula="of:=IF([.Z28];[.AA28]/[.Z28];&quot;&quot;)" office:value-type="float" office:value="1.20215700671894">
            <text:p>1.20</text:p>
          </table:table-cell>
          <table:table-cell table:style-name="ce42"/>
          <table:table-cell table:style-name="ce34" office:value-type="float" office:value="0.729504">
            <text:p>0.73</text:p>
          </table:table-cell>
          <table:table-cell table:style-name="ce19" table:formula="of:=IF([.AD28];([.AD28]*[.AE$11]*10+POWER([.AE$12]*10-[.AD28]*[.AE$11]*10; [.AE$13]))/10;&quot;&quot;)" office:value-type="float" office:value="1.40963308279056">
            <text:p>1.41</text:p>
          </table:table-cell>
          <table:table-cell table:style-name="ce19" table:formula="of:=IF([.AD28];[.AE28]/[.AD28];&quot;&quot;)" office:value-type="float" office:value="1.93231713985195">
            <text:p>1.93</text:p>
          </table:table-cell>
          <table:table-cell table:style-name="ce42"/>
          <table:table-cell table:style-name="ce34" office:value-type="float" office:value="0.6">
            <text:p>0.60</text:p>
          </table:table-cell>
          <table:table-cell table:style-name="ce19" table:formula="of:=IF([.AH28];([.AH28]*[.AI$11]*10+POWER([.AI$12]*10-[.AH28]*[.AI$11]*10; [.AI$13]))/10;&quot;&quot;)" office:value-type="float" office:value="1.31622776601684">
            <text:p>1.32</text:p>
          </table:table-cell>
          <table:table-cell table:style-name="ce19" table:formula="of:=IF([.AH28];[.AI28]/[.AH28];&quot;&quot;)" office:value-type="float" office:value="2.1937129433614">
            <text:p>2.19</text:p>
          </table:table-cell>
          <table:table-cell table:style-name="ce42"/>
          <table:table-cell table:style-name="ce42"/>
          <table:table-cell table:style-name="ce19" table:formula="of:=IF([.AL28];[.AL28]*[.AM$11]+POWER([.AM$12]-[.AL28]*[.AM$11]; [.AM$13]);&quot;&quot;)">
            <text:p/>
          </table:table-cell>
          <table:table-cell table:style-name="ce19" table:formula="of:=IF([.AL28];[.AM28]/[.AL28];&quot;&quot;)">
            <text:p/>
          </table:table-cell>
          <table:table-cell table:style-name="ce42"/>
          <table:table-cell table:style-name="ce42"/>
          <table:table-cell table:style-name="ce19" table:formula="of:=IF([.AP28];[.AP28]*[.AQ$11]+POWER([.AQ$12]-[.AP28]*[.AQ$11]; [.AQ$13]);&quot;&quot;)">
            <text:p/>
          </table:table-cell>
          <table:table-cell table:style-name="ce19" table:formula="of:=IF([.AP28];[.AQ28]/[.AP28];&quot;&quot;)">
            <text:p/>
          </table:table-cell>
          <table:table-cell table:style-name="ce42"/>
          <table:table-cell table:style-name="ce42"/>
          <table:table-cell table:style-name="ce19" table:formula="of:=IF([.AT28];([.AT28]*[.AU$11]*10+POWER([.AU$12]*10-[.AT28]*[.AU$11]*10; [.AU$13]))/10;&quot;&quot;)">
            <text:p/>
          </table:table-cell>
          <table:table-cell table:style-name="ce19" table:formula="of:=IF([.AT28];[.AU28]/[.AT28];&quot;&quot;)">
            <text:p/>
          </table:table-cell>
          <table:table-cell table:style-name="ce42"/>
          <table:table-cell table:style-name="ce42"/>
          <table:table-cell table:style-name="ce19" table:formula="of:=IF([.AX28];[.AX28]*[.AY$11]+POWER([.AY$12]-[.AX28]*[.AY$11]; [.AY$13]);&quot;&quot;)">
            <text:p/>
          </table:table-cell>
          <table:table-cell table:style-name="ce19" table:formula="of:=IF([.AX28];[.AY28]/[.AX28];&quot;&quot;)">
            <text:p/>
          </table:table-cell>
          <table:table-cell table:style-name="ce42"/>
          <table:table-cell table:style-name="ce42"/>
          <table:table-cell table:style-name="ce19" table:formula="of:=IF([.BB28];[.BB28]*[.BC$11]+POWER([.BC$12]-[.BB28]*[.BC$11]; [.BC$13]);&quot;&quot;)">
            <text:p/>
          </table:table-cell>
          <table:table-cell table:style-name="ce19" table:formula="of:=IF([.BB28];[.BC28]/[.BB28];&quot;&quot;)">
            <text:p/>
          </table:table-cell>
          <table:table-cell table:style-name="ce42"/>
          <table:table-cell table:style-name="ce42" office:value-type="float" office:value="5.0079">
            <text:p>5.01</text:p>
          </table:table-cell>
          <table:table-cell table:style-name="ce19" table:formula="of:=IF([.BF28];[.BF28]*[.BG$11]+POWER([.BG$12]-[.BF28]*[.BG$11]; [.BG$13]);&quot;&quot;)" office:value-type="float" office:value="8.75774769296281">
            <text:p>8.76</text:p>
          </table:table-cell>
          <table:table-cell table:style-name="ce19" table:formula="of:=IF([.BF28];[.BG28]/[.BF28];&quot;&quot;)" office:value-type="float" office:value="1.7487864559921">
            <text:p>1.75</text:p>
          </table:table-cell>
          <table:table-cell table:style-name="ce42"/>
          <table:table-cell table:style-name="ce42" office:value-type="float" office:value="7.2162">
            <text:p>7.22</text:p>
          </table:table-cell>
          <table:table-cell table:style-name="ce19" table:formula="of:=IF([.BJ28];[.BJ28]*[.BK$11]+POWER([.BK$12]-[.BJ28]*[.BK$11]; [.BK$13]);&quot;&quot;)" office:value-type="float" office:value="11.3325996682306">
            <text:p>11.33</text:p>
          </table:table-cell>
          <table:table-cell table:style-name="ce19" table:formula="of:=IF([.BJ28];[.BK28]/[.BJ28];&quot;&quot;)" office:value-type="float" office:value="1.57043868909268">
            <text:p>1.57</text:p>
          </table:table-cell>
          <table:table-cell table:style-name="ce42"/>
          <table:table-cell table:style-name="ce42"/>
          <table:table-cell table:style-name="ce19" table:formula="of:=IF([.BN28];[.BN28]*[.BO$11]+POWER([.BO$12]-[.BN28]*[.BO$11]; [.BO$13]);&quot;&quot;)">
            <text:p/>
          </table:table-cell>
          <table:table-cell table:style-name="ce19" table:formula="of:=IF([.BN28];[.BO28]/[.BN28];&quot;&quot;)">
            <text:p/>
          </table:table-cell>
          <table:table-cell table:style-name="ce42"/>
          <table:table-cell table:style-name="ce42"/>
          <table:table-cell table:style-name="ce19" table:formula="of:=IF([.BR28];[.BR28]*[.BS$11]+POWER([.BS$12]-[.BR28]*[.BS$11]; [.BS$13]);&quot;&quot;)">
            <text:p/>
          </table:table-cell>
          <table:table-cell table:style-name="ce19" table:formula="of:=IF([.BR28];[.BS28]/[.BR28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34" office:value-type="float" office:value="77.97783">
            <text:p>77.98</text:p>
          </table:table-cell>
          <table:table-cell table:style-name="ce19" table:formula="of:=IF([.B29];[.B29]*[.C$11]+POWER([.C$12]-[.B29]*[.C$11]; [.C$13]);&quot;&quot;)" office:value-type="float" office:value="86.7514274738348">
            <text:p>86.75</text:p>
          </table:table-cell>
          <table:table-cell table:style-name="ce19" table:formula="of:=IF([.B29];[.C29]/[.B29];&quot;&quot;)" office:value-type="float" office:value="1.11251399883576">
            <text:p>1.11</text:p>
          </table:table-cell>
          <table:table-cell table:style-name="ce42"/>
          <table:table-cell table:style-name="ce34" office:value-type="float" office:value="69.946968">
            <text:p>69.95</text:p>
          </table:table-cell>
          <table:table-cell table:style-name="ce19" table:formula="of:=IF([.F29];[.F29]*[.G$11]+POWER([.G$12]-[.F29]*[.G$11]; [.G$13]);&quot;&quot;)" office:value-type="float" office:value="76.9599109958768">
            <text:p>76.96</text:p>
          </table:table-cell>
          <table:table-cell table:style-name="ce19" table:formula="of:=IF([.F29];[.G29]/[.F29];&quot;&quot;)" office:value-type="float" office:value="1.10026085756679">
            <text:p>1.10</text:p>
          </table:table-cell>
          <table:table-cell table:style-name="ce42"/>
          <table:table-cell table:style-name="ce34" office:value-type="float" office:value="60.897">
            <text:p>60.90</text:p>
          </table:table-cell>
          <table:table-cell table:style-name="ce19" table:formula="of:=IF([.J29];[.J29]*[.K$11]+POWER([.K$12]-[.J29]*[.K$11]; [.K$13]);&quot;&quot;)" office:value-type="float" office:value="71.0487025576833">
            <text:p>71.05</text:p>
          </table:table-cell>
          <table:table-cell table:style-name="ce19" table:formula="of:=IF([.J29];[.K29]/[.J29];&quot;&quot;)" office:value-type="float" office:value="1.1667028352412">
            <text:p>1.17</text:p>
          </table:table-cell>
          <table:table-cell table:style-name="ce42"/>
          <table:table-cell table:style-name="ce42"/>
          <table:table-cell table:style-name="ce19" table:formula="of:=IF([.N29];[.N29]*[.O$11]+POWER([.O$12]-[.N29]*[.O$11]; [.O$13]);&quot;&quot;)">
            <text:p/>
          </table:table-cell>
          <table:table-cell table:style-name="ce19" table:formula="of:=IF([.N29];[.O29]/[.N29];&quot;&quot;)">
            <text:p/>
          </table:table-cell>
          <table:table-cell table:style-name="ce42"/>
          <table:table-cell table:style-name="ce34" office:value-type="float" office:value="5.6004">
            <text:p>5.60</text:p>
          </table:table-cell>
          <table:table-cell table:style-name="ce19" table:formula="of:=IF([.R29];[.R29]*[.S$11]+POWER([.S$12]-[.R29]*[.S$11]; [.S$13]);&quot;&quot;)" office:value-type="float" office:value="11.6051395973967">
            <text:p>11.61</text:p>
          </table:table-cell>
          <table:table-cell table:style-name="ce19" table:formula="of:=IF([.R29];[.S29]/[.R29];&quot;&quot;)" office:value-type="float" office:value="2.07219834251066">
            <text:p>2.07</text:p>
          </table:table-cell>
          <table:table-cell table:style-name="ce42"/>
          <table:table-cell table:style-name="ce42"/>
          <table:table-cell table:style-name="ce19" table:formula="of:=IF([.V29];[.V29]*[.W$11]+POWER([.W$12]-[.V29]*[.W$11]; [.W$13]);&quot;&quot;)">
            <text:p/>
          </table:table-cell>
          <table:table-cell table:style-name="ce19" table:formula="of:=IF([.V29];[.W29]/[.V29];&quot;&quot;)">
            <text:p/>
          </table:table-cell>
          <table:table-cell table:style-name="ce42"/>
          <table:table-cell table:style-name="ce34" office:value-type="float" office:value="3.059964">
            <text:p>3.06</text:p>
          </table:table-cell>
          <table:table-cell table:style-name="ce19" table:formula="of:=IF([.Z29];[.Z29]*[.AA$11]+POWER([.AA$12]-[.Z29]*[.AA$11]; [.AA$13]);&quot;&quot;)" office:value-type="float" office:value="4.04422074654476">
            <text:p>4.04</text:p>
          </table:table-cell>
          <table:table-cell table:style-name="ce19" table:formula="of:=IF([.Z29];[.AA29]/[.Z29];&quot;&quot;)" office:value-type="float" office:value="1.32165631574252">
            <text:p>1.32</text:p>
          </table:table-cell>
          <table:table-cell table:style-name="ce42"/>
          <table:table-cell table:style-name="ce34" office:value-type="float" office:value="0.729504">
            <text:p>0.73</text:p>
          </table:table-cell>
          <table:table-cell table:style-name="ce19" table:formula="of:=IF([.AD29];([.AD29]*[.AE$11]*10+POWER([.AE$12]*10-[.AD29]*[.AE$11]*10; [.AE$13]))/10;&quot;&quot;)" office:value-type="float" office:value="1.40963308279056">
            <text:p>1.41</text:p>
          </table:table-cell>
          <table:table-cell table:style-name="ce19" table:formula="of:=IF([.AD29];[.AE29]/[.AD29];&quot;&quot;)" office:value-type="float" office:value="1.93231713985195">
            <text:p>1.93</text:p>
          </table:table-cell>
          <table:table-cell table:style-name="ce42"/>
          <table:table-cell table:style-name="ce30"/>
          <table:table-cell table:style-name="ce19" table:formula="of:=IF([.AH29];([.AH29]*[.AI$11]*10+POWER([.AI$12]*10-[.AH29]*[.AI$11]*10; [.AI$13]))/10;&quot;&quot;)">
            <text:p/>
          </table:table-cell>
          <table:table-cell table:style-name="ce19" table:formula="of:=IF([.AH29];[.AI29]/[.AH29];&quot;&quot;)">
            <text:p/>
          </table:table-cell>
          <table:table-cell table:style-name="ce42"/>
          <table:table-cell table:style-name="ce42"/>
          <table:table-cell table:style-name="ce19" table:formula="of:=IF([.AL29];[.AL29]*[.AM$11]+POWER([.AM$12]-[.AL29]*[.AM$11]; [.AM$13]);&quot;&quot;)">
            <text:p/>
          </table:table-cell>
          <table:table-cell table:style-name="ce19" table:formula="of:=IF([.AL29];[.AM29]/[.AL29];&quot;&quot;)">
            <text:p/>
          </table:table-cell>
          <table:table-cell table:style-name="ce42"/>
          <table:table-cell table:style-name="ce42"/>
          <table:table-cell table:style-name="ce19" table:formula="of:=IF([.AP29];[.AP29]*[.AQ$11]+POWER([.AQ$12]-[.AP29]*[.AQ$11]; [.AQ$13]);&quot;&quot;)">
            <text:p/>
          </table:table-cell>
          <table:table-cell table:style-name="ce19" table:formula="of:=IF([.AP29];[.AQ29]/[.AP29];&quot;&quot;)">
            <text:p/>
          </table:table-cell>
          <table:table-cell table:style-name="ce42"/>
          <table:table-cell table:style-name="ce42"/>
          <table:table-cell table:style-name="ce19" table:formula="of:=IF([.AT29];([.AT29]*[.AU$11]*10+POWER([.AU$12]*10-[.AT29]*[.AU$11]*10; [.AU$13]))/10;&quot;&quot;)">
            <text:p/>
          </table:table-cell>
          <table:table-cell table:style-name="ce19" table:formula="of:=IF([.AT29];[.AU29]/[.AT29];&quot;&quot;)">
            <text:p/>
          </table:table-cell>
          <table:table-cell table:style-name="ce42"/>
          <table:table-cell table:style-name="ce42"/>
          <table:table-cell table:style-name="ce19" table:formula="of:=IF([.AX29];[.AX29]*[.AY$11]+POWER([.AY$12]-[.AX29]*[.AY$11]; [.AY$13]);&quot;&quot;)">
            <text:p/>
          </table:table-cell>
          <table:table-cell table:style-name="ce19" table:formula="of:=IF([.AX29];[.AY29]/[.AX29];&quot;&quot;)">
            <text:p/>
          </table:table-cell>
          <table:table-cell table:style-name="ce42"/>
          <table:table-cell table:style-name="ce42"/>
          <table:table-cell table:style-name="ce19" table:formula="of:=IF([.BB29];[.BB29]*[.BC$11]+POWER([.BC$12]-[.BB29]*[.BC$11]; [.BC$13]);&quot;&quot;)">
            <text:p/>
          </table:table-cell>
          <table:table-cell table:style-name="ce19" table:formula="of:=IF([.BB29];[.BC29]/[.BB29];&quot;&quot;)">
            <text:p/>
          </table:table-cell>
          <table:table-cell table:style-name="ce42"/>
          <table:table-cell table:style-name="ce42" office:value-type="float" office:value="4.76985">
            <text:p>4.77</text:p>
          </table:table-cell>
          <table:table-cell table:style-name="ce19" table:formula="of:=IF([.BF29];[.BF29]*[.BG$11]+POWER([.BG$12]-[.BF29]*[.BG$11]; [.BG$13]);&quot;&quot;)" office:value-type="float" office:value="8.42609785469728">
            <text:p>8.43</text:p>
          </table:table-cell>
          <table:table-cell table:style-name="ce19" table:formula="of:=IF([.BF29];[.BG29]/[.BF29];&quot;&quot;)" office:value-type="float" office:value="1.76653308902739">
            <text:p>1.77</text:p>
          </table:table-cell>
          <table:table-cell table:style-name="ce42"/>
          <table:table-cell table:style-name="ce42" office:value-type="float" office:value="7.2162">
            <text:p>7.22</text:p>
          </table:table-cell>
          <table:table-cell table:style-name="ce19" table:formula="of:=IF([.BJ29];[.BJ29]*[.BK$11]+POWER([.BK$12]-[.BJ29]*[.BK$11]; [.BK$13]);&quot;&quot;)" office:value-type="float" office:value="11.3325996682306">
            <text:p>11.33</text:p>
          </table:table-cell>
          <table:table-cell table:style-name="ce19" table:formula="of:=IF([.BJ29];[.BK29]/[.BJ29];&quot;&quot;)" office:value-type="float" office:value="1.57043868909268">
            <text:p>1.57</text:p>
          </table:table-cell>
          <table:table-cell table:style-name="ce42"/>
          <table:table-cell table:style-name="ce42"/>
          <table:table-cell table:style-name="ce19" table:formula="of:=IF([.BN29];[.BN29]*[.BO$11]+POWER([.BO$12]-[.BN29]*[.BO$11]; [.BO$13]);&quot;&quot;)">
            <text:p/>
          </table:table-cell>
          <table:table-cell table:style-name="ce19" table:formula="of:=IF([.BN29];[.BO29]/[.BN29];&quot;&quot;)">
            <text:p/>
          </table:table-cell>
          <table:table-cell table:style-name="ce42"/>
          <table:table-cell table:style-name="ce42"/>
          <table:table-cell table:style-name="ce19" table:formula="of:=IF([.BR29];[.BR29]*[.BS$11]+POWER([.BS$12]-[.BR29]*[.BS$11]; [.BS$13]);&quot;&quot;)">
            <text:p/>
          </table:table-cell>
          <table:table-cell table:style-name="ce19" table:formula="of:=IF([.BR29];[.BS29]/[.BR29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34" office:value-type="float" office:value="67.5507">
            <text:p>67.55</text:p>
          </table:table-cell>
          <table:table-cell table:style-name="ce19" table:formula="of:=IF([.B30];[.B30]*[.C$11]+POWER([.C$12]-[.B30]*[.C$11]; [.C$13]);&quot;&quot;)" office:value-type="float" office:value="82.1139183845087">
            <text:p>82.11</text:p>
          </table:table-cell>
          <table:table-cell table:style-name="ce19" table:formula="of:=IF([.B30];[.C30]/[.B30];&quot;&quot;)" office:value-type="float" office:value="1.21558945184149">
            <text:p>1.22</text:p>
          </table:table-cell>
          <table:table-cell table:style-name="ce42"/>
          <table:table-cell table:style-name="ce34" office:value-type="float" office:value="69.946968">
            <text:p>69.95</text:p>
          </table:table-cell>
          <table:table-cell table:style-name="ce19" table:formula="of:=IF([.F30];[.F30]*[.G$11]+POWER([.G$12]-[.F30]*[.G$11]; [.G$13]);&quot;&quot;)" office:value-type="float" office:value="76.9599109958768">
            <text:p>76.96</text:p>
          </table:table-cell>
          <table:table-cell table:style-name="ce19" table:formula="of:=IF([.F30];[.G30]/[.F30];&quot;&quot;)" office:value-type="float" office:value="1.10026085756679">
            <text:p>1.10</text:p>
          </table:table-cell>
          <table:table-cell table:style-name="ce42"/>
          <table:table-cell table:style-name="ce34" office:value-type="float" office:value="56.5005">
            <text:p>56.50</text:p>
          </table:table-cell>
          <table:table-cell table:style-name="ce19" table:formula="of:=IF([.J30];[.J30]*[.K$11]+POWER([.K$12]-[.J30]*[.K$11]; [.K$13]);&quot;&quot;)" office:value-type="float" office:value="69.0874611754479">
            <text:p>69.09</text:p>
          </table:table-cell>
          <table:table-cell table:style-name="ce19" table:formula="of:=IF([.J30];[.K30]/[.J30];&quot;&quot;)" office:value-type="float" office:value="1.2227761024318">
            <text:p>1.22</text:p>
          </table:table-cell>
          <table:table-cell table:style-name="ce42"/>
          <table:table-cell table:style-name="ce42"/>
          <table:table-cell table:style-name="ce19" table:formula="of:=IF([.N30];[.N30]*[.O$11]+POWER([.O$12]-[.N30]*[.O$11]; [.O$13]);&quot;&quot;)">
            <text:p/>
          </table:table-cell>
          <table:table-cell table:style-name="ce19" table:formula="of:=IF([.N30];[.O30]/[.N30];&quot;&quot;)">
            <text:p/>
          </table:table-cell>
          <table:table-cell table:style-name="ce42"/>
          <table:table-cell table:style-name="ce34" office:value-type="float" office:value="4.33416">
            <text:p>4.33</text:p>
          </table:table-cell>
          <table:table-cell table:style-name="ce19" table:formula="of:=IF([.R30];[.R30]*[.S$11]+POWER([.S$12]-[.R30]*[.S$11]; [.S$13]);&quot;&quot;)" office:value-type="float" office:value="9.40086149011684">
            <text:p>9.40</text:p>
          </table:table-cell>
          <table:table-cell table:style-name="ce19" table:formula="of:=IF([.R30];[.S30]/[.R30];&quot;&quot;)" office:value-type="float" office:value="2.16901579316796">
            <text:p>2.17</text:p>
          </table:table-cell>
          <table:table-cell table:style-name="ce42"/>
          <table:table-cell table:style-name="ce42"/>
          <table:table-cell table:style-name="ce19" table:formula="of:=IF([.V30];[.V30]*[.W$11]+POWER([.W$12]-[.V30]*[.W$11]; [.W$13]);&quot;&quot;)">
            <text:p/>
          </table:table-cell>
          <table:table-cell table:style-name="ce19" table:formula="of:=IF([.V30];[.W30]/[.V30];&quot;&quot;)">
            <text:p/>
          </table:table-cell>
          <table:table-cell table:style-name="ce42"/>
          <table:table-cell table:style-name="ce34" office:value-type="float" office:value="2.4003">
            <text:p>2.40</text:p>
          </table:table-cell>
          <table:table-cell table:style-name="ce19" table:formula="of:=IF([.Z30];[.Z30]*[.AA$11]+POWER([.AA$12]-[.Z30]*[.AA$11]; [.AA$13]);&quot;&quot;)" office:value-type="float" office:value="3.6795839743485">
            <text:p>3.68</text:p>
          </table:table-cell>
          <table:table-cell table:style-name="ce19" table:formula="of:=IF([.Z30];[.AA30]/[.Z30];&quot;&quot;)" office:value-type="float" office:value="1.53296836826584">
            <text:p>1.53</text:p>
          </table:table-cell>
          <table:table-cell table:style-name="ce42"/>
          <table:table-cell table:style-name="ce34" office:value-type="float" office:value="0.503748">
            <text:p>0.50</text:p>
          </table:table-cell>
          <table:table-cell table:style-name="ce19" table:formula="of:=IF([.AD30];([.AD30]*[.AE$11]*10+POWER([.AE$12]*10-[.AD30]*[.AE$11]*10; [.AE$13]))/10;&quot;&quot;)" office:value-type="float" office:value="1.11352516755272">
            <text:p>1.11</text:p>
          </table:table-cell>
          <table:table-cell table:style-name="ce19" table:formula="of:=IF([.AD30];[.AE30]/[.AD30];&quot;&quot;)" office:value-type="float" office:value="2.21048057273224">
            <text:p>2.21</text:p>
          </table:table-cell>
          <table:table-cell table:style-name="ce42"/>
          <table:table-cell table:style-name="ce30"/>
          <table:table-cell table:style-name="ce19" table:formula="of:=IF([.AH30];([.AH30]*[.AI$11]*10+POWER([.AI$12]*10-[.AH30]*[.AI$11]*10; [.AI$13]))/10;&quot;&quot;)">
            <text:p/>
          </table:table-cell>
          <table:table-cell table:style-name="ce19" table:formula="of:=IF([.AH30];[.AI30]/[.AH30];&quot;&quot;)">
            <text:p/>
          </table:table-cell>
          <table:table-cell table:style-name="ce42"/>
          <table:table-cell table:style-name="ce42"/>
          <table:table-cell table:style-name="ce19" table:formula="of:=IF([.AL30];[.AL30]*[.AM$11]+POWER([.AM$12]-[.AL30]*[.AM$11]; [.AM$13]);&quot;&quot;)">
            <text:p/>
          </table:table-cell>
          <table:table-cell table:style-name="ce19" table:formula="of:=IF([.AL30];[.AM30]/[.AL30];&quot;&quot;)">
            <text:p/>
          </table:table-cell>
          <table:table-cell table:style-name="ce42"/>
          <table:table-cell table:style-name="ce42"/>
          <table:table-cell table:style-name="ce19" table:formula="of:=IF([.AP30];[.AP30]*[.AQ$11]+POWER([.AQ$12]-[.AP30]*[.AQ$11]; [.AQ$13]);&quot;&quot;)">
            <text:p/>
          </table:table-cell>
          <table:table-cell table:style-name="ce19" table:formula="of:=IF([.AP30];[.AQ30]/[.AP30];&quot;&quot;)">
            <text:p/>
          </table:table-cell>
          <table:table-cell table:style-name="ce42"/>
          <table:table-cell table:style-name="ce42"/>
          <table:table-cell table:style-name="ce19" table:formula="of:=IF([.AT30];([.AT30]*[.AU$11]*10+POWER([.AU$12]*10-[.AT30]*[.AU$11]*10; [.AU$13]))/10;&quot;&quot;)">
            <text:p/>
          </table:table-cell>
          <table:table-cell table:style-name="ce19" table:formula="of:=IF([.AT30];[.AU30]/[.AT30];&quot;&quot;)">
            <text:p/>
          </table:table-cell>
          <table:table-cell table:style-name="ce42"/>
          <table:table-cell table:style-name="ce42"/>
          <table:table-cell table:style-name="ce19" table:formula="of:=IF([.AX30];[.AX30]*[.AY$11]+POWER([.AY$12]-[.AX30]*[.AY$11]; [.AY$13]);&quot;&quot;)">
            <text:p/>
          </table:table-cell>
          <table:table-cell table:style-name="ce19" table:formula="of:=IF([.AX30];[.AY30]/[.AX30];&quot;&quot;)">
            <text:p/>
          </table:table-cell>
          <table:table-cell table:style-name="ce42"/>
          <table:table-cell table:style-name="ce42"/>
          <table:table-cell table:style-name="ce19" table:formula="of:=IF([.BB30];[.BB30]*[.BC$11]+POWER([.BC$12]-[.BB30]*[.BC$11]; [.BC$13]);&quot;&quot;)">
            <text:p/>
          </table:table-cell>
          <table:table-cell table:style-name="ce19" table:formula="of:=IF([.BB30];[.BC30]/[.BB30];&quot;&quot;)">
            <text:p/>
          </table:table-cell>
          <table:table-cell table:style-name="ce42"/>
          <table:table-cell table:style-name="ce42" office:value-type="float" office:value="6.30072">
            <text:p>6.30</text:p>
          </table:table-cell>
          <table:table-cell table:style-name="ce19" table:formula="of:=IF([.BF30];[.BF30]*[.BG$11]+POWER([.BG$12]-[.BF30]*[.BG$11]; [.BG$13]);&quot;&quot;)" office:value-type="float" office:value="10.5301901080663">
            <text:p>10.53</text:p>
          </table:table-cell>
          <table:table-cell table:style-name="ce19" table:formula="of:=IF([.BF30];[.BG30]/[.BF30];&quot;&quot;)" office:value-type="float" office:value="1.67126774528409">
            <text:p>1.67</text:p>
          </table:table-cell>
          <table:table-cell table:style-name="ce42"/>
          <table:table-cell table:style-name="ce42" office:value-type="float" office:value="4.563216">
            <text:p>4.56</text:p>
          </table:table-cell>
          <table:table-cell table:style-name="ce19" table:formula="of:=IF([.BJ30];[.BJ30]*[.BK$11]+POWER([.BK$12]-[.BJ30]*[.BK$11]; [.BK$13]);&quot;&quot;)" office:value-type="float" office:value="7.94842335520391">
            <text:p>7.95</text:p>
          </table:table-cell>
          <table:table-cell table:style-name="ce19" table:formula="of:=IF([.BJ30];[.BK30]/[.BJ30];&quot;&quot;)" office:value-type="float" office:value="1.74184683679315">
            <text:p>1.74</text:p>
          </table:table-cell>
          <table:table-cell table:style-name="ce42"/>
          <table:table-cell table:style-name="ce42"/>
          <table:table-cell table:style-name="ce19" table:formula="of:=IF([.BN30];[.BN30]*[.BO$11]+POWER([.BO$12]-[.BN30]*[.BO$11]; [.BO$13]);&quot;&quot;)">
            <text:p/>
          </table:table-cell>
          <table:table-cell table:style-name="ce19" table:formula="of:=IF([.BN30];[.BO30]/[.BN30];&quot;&quot;)">
            <text:p/>
          </table:table-cell>
          <table:table-cell table:style-name="ce42"/>
          <table:table-cell table:style-name="ce42"/>
          <table:table-cell table:style-name="ce19" table:formula="of:=IF([.BR30];[.BR30]*[.BS$11]+POWER([.BS$12]-[.BR30]*[.BS$11]; [.BS$13]);&quot;&quot;)">
            <text:p/>
          </table:table-cell>
          <table:table-cell table:style-name="ce19" table:formula="of:=IF([.BR30];[.BS30]/[.BR30];&quot;&quot;)">
            <text:p/>
          </table:table-cell>
          <table:table-cell table:style-name="ce26"/>
          <table:table-cell table:number-columns-repeated="951"/>
        </table:table-row>
        <table:table-row table:style-name="ro4">
          <table:table-cell/>
          <table:table-cell table:style-name="ce34" office:value-type="float" office:value="69.96366">
            <text:p>69.96</text:p>
          </table:table-cell>
          <table:table-cell table:style-name="ce19" table:formula="of:=IF([.B31];[.B31]*[.C$11]+POWER([.C$12]-[.B31]*[.C$11]; [.C$13]);&quot;&quot;)" office:value-type="float" office:value="83.23697220841">
            <text:p>83.24</text:p>
          </table:table-cell>
          <table:table-cell table:style-name="ce19" table:formula="of:=IF([.B31];[.C31]/[.B31];&quot;&quot;)" office:value-type="float" office:value="1.18971723618247">
            <text:p>1.19</text:p>
          </table:table-cell>
          <table:table-cell table:style-name="ce42"/>
          <table:table-cell table:style-name="ce34" office:value-type="float" office:value="59.4">
            <text:p>59.40</text:p>
          </table:table-cell>
          <table:table-cell table:style-name="ce19" table:formula="of:=IF([.F31];[.F31]*[.G$11]+POWER([.G$12]-[.F31]*[.G$11]; [.G$13]);&quot;&quot;)" office:value-type="float" office:value="72.3891490823066">
            <text:p>72.39</text:p>
          </table:table-cell>
          <table:table-cell table:style-name="ce19" table:formula="of:=IF([.F31];[.G31]/[.F31];&quot;&quot;)" office:value-type="float" office:value="1.21867254347318">
            <text:p>1.22</text:p>
          </table:table-cell>
          <table:table-cell table:style-name="ce42"/>
          <table:table-cell table:style-name="ce34" office:value-type="float" office:value="53.5005">
            <text:p>53.50</text:p>
          </table:table-cell>
          <table:table-cell table:style-name="ce19" table:formula="of:=IF([.J31];[.J31]*[.K$11]+POWER([.K$12]-[.J31]*[.K$11]; [.K$13]);&quot;&quot;)" office:value-type="float" office:value="67.7000001576556">
            <text:p>67.70</text:p>
          </table:table-cell>
          <table:table-cell table:style-name="ce19" table:formula="of:=IF([.J31];[.K31]/[.J31];&quot;&quot;)" office:value-type="float" office:value="1.26540873744461">
            <text:p>1.27</text:p>
          </table:table-cell>
          <table:table-cell table:style-name="ce42"/>
          <table:table-cell table:style-name="ce42"/>
          <table:table-cell table:style-name="ce19" table:formula="of:=IF([.N31];[.N31]*[.O$11]+POWER([.O$12]-[.N31]*[.O$11]; [.O$13]);&quot;&quot;)">
            <text:p/>
          </table:table-cell>
          <table:table-cell table:style-name="ce19" table:formula="of:=IF([.N31];[.O31]/[.N31];&quot;&quot;)">
            <text:p/>
          </table:table-cell>
          <table:table-cell table:style-name="ce42"/>
          <table:table-cell table:style-name="ce34" office:value-type="float" office:value="4.33416">
            <text:p>4.33</text:p>
          </table:table-cell>
          <table:table-cell table:style-name="ce19" table:formula="of:=IF([.R31];[.R31]*[.S$11]+POWER([.S$12]-[.R31]*[.S$11]; [.S$13]);&quot;&quot;)" office:value-type="float" office:value="9.40086149011684">
            <text:p>9.40</text:p>
          </table:table-cell>
          <table:table-cell table:style-name="ce19" table:formula="of:=IF([.R31];[.S31]/[.R31];&quot;&quot;)" office:value-type="float" office:value="2.16901579316796">
            <text:p>2.17</text:p>
          </table:table-cell>
          <table:table-cell table:style-name="ce42"/>
          <table:table-cell table:style-name="ce42"/>
          <table:table-cell table:style-name="ce19" table:formula="of:=IF([.V31];[.V31]*[.W$11]+POWER([.W$12]-[.V31]*[.W$11]; [.W$13]);&quot;&quot;)">
            <text:p/>
          </table:table-cell>
          <table:table-cell table:style-name="ce19" table:formula="of:=IF([.V31];[.W31]/[.V31];&quot;&quot;)">
            <text:p/>
          </table:table-cell>
          <table:table-cell table:style-name="ce42"/>
          <table:table-cell table:style-name="ce34" office:value-type="float" office:value="2.4003">
            <text:p>2.40</text:p>
          </table:table-cell>
          <table:table-cell table:style-name="ce19" table:formula="of:=IF([.Z31];[.Z31]*[.AA$11]+POWER([.AA$12]-[.Z31]*[.AA$11]; [.AA$13]);&quot;&quot;)" office:value-type="float" office:value="3.6795839743485">
            <text:p>3.68</text:p>
          </table:table-cell>
          <table:table-cell table:style-name="ce19" table:formula="of:=IF([.Z31];[.AA31]/[.Z31];&quot;&quot;)" office:value-type="float" office:value="1.53296836826584">
            <text:p>1.53</text:p>
          </table:table-cell>
          <table:table-cell table:style-name="ce42"/>
          <table:table-cell table:style-name="ce41"/>
          <table:table-cell table:style-name="ce19" table:formula="of:=IF([.AD31];([.AD31]*[.AE$11]*10+POWER([.AE$12]*10-[.AD31]*[.AE$11]*10; [.AE$13]))/10;&quot;&quot;)">
            <text:p/>
          </table:table-cell>
          <table:table-cell table:style-name="ce19" table:formula="of:=IF([.AD31];[.AE31]/[.AD31];&quot;&quot;)">
            <text:p/>
          </table:table-cell>
          <table:table-cell table:style-name="ce42"/>
          <table:table-cell table:style-name="ce30"/>
          <table:table-cell table:style-name="ce19" table:formula="of:=IF([.AH31];([.AH31]*[.AI$11]*10+POWER([.AI$12]*10-[.AH31]*[.AI$11]*10; [.AI$13]))/10;&quot;&quot;)">
            <text:p/>
          </table:table-cell>
          <table:table-cell table:style-name="ce19" table:formula="of:=IF([.AH31];[.AI31]/[.AH31];&quot;&quot;)">
            <text:p/>
          </table:table-cell>
          <table:table-cell table:style-name="ce42"/>
          <table:table-cell table:style-name="ce42"/>
          <table:table-cell table:style-name="ce19" table:formula="of:=IF([.AL31];[.AL31]*[.AM$11]+POWER([.AM$12]-[.AL31]*[.AM$11]; [.AM$13]);&quot;&quot;)">
            <text:p/>
          </table:table-cell>
          <table:table-cell table:style-name="ce19" table:formula="of:=IF([.AL31];[.AM31]/[.AL31];&quot;&quot;)">
            <text:p/>
          </table:table-cell>
          <table:table-cell table:style-name="ce42"/>
          <table:table-cell table:style-name="ce42"/>
          <table:table-cell table:style-name="ce19" table:formula="of:=IF([.AP31];[.AP31]*[.AQ$11]+POWER([.AQ$12]-[.AP31]*[.AQ$11]; [.AQ$13]);&quot;&quot;)">
            <text:p/>
          </table:table-cell>
          <table:table-cell table:style-name="ce19" table:formula="of:=IF([.AP31];[.AQ31]/[.AP31];&quot;&quot;)">
            <text:p/>
          </table:table-cell>
          <table:table-cell table:style-name="ce42"/>
          <table:table-cell table:style-name="ce42"/>
          <table:table-cell table:style-name="ce19" table:formula="of:=IF([.AT31];([.AT31]*[.AU$11]*10+POWER([.AU$12]*10-[.AT31]*[.AU$11]*10; [.AU$13]))/10;&quot;&quot;)">
            <text:p/>
          </table:table-cell>
          <table:table-cell table:style-name="ce19" table:formula="of:=IF([.AT31];[.AU31]/[.AT31];&quot;&quot;)">
            <text:p/>
          </table:table-cell>
          <table:table-cell table:style-name="ce42"/>
          <table:table-cell table:style-name="ce42"/>
          <table:table-cell table:style-name="ce19" table:formula="of:=IF([.AX31];[.AX31]*[.AY$11]+POWER([.AY$12]-[.AX31]*[.AY$11]; [.AY$13]);&quot;&quot;)">
            <text:p/>
          </table:table-cell>
          <table:table-cell table:style-name="ce19" table:formula="of:=IF([.AX31];[.AY31]/[.AX31];&quot;&quot;)">
            <text:p/>
          </table:table-cell>
          <table:table-cell table:style-name="ce42"/>
          <table:table-cell table:style-name="ce42"/>
          <table:table-cell table:style-name="ce19" table:formula="of:=IF([.BB31];[.BB31]*[.BC$11]+POWER([.BC$12]-[.BB31]*[.BC$11]; [.BC$13]);&quot;&quot;)">
            <text:p/>
          </table:table-cell>
          <table:table-cell table:style-name="ce19" table:formula="of:=IF([.BB31];[.BC31]/[.BB31];&quot;&quot;)">
            <text:p/>
          </table:table-cell>
          <table:table-cell table:style-name="ce42"/>
          <table:table-cell table:style-name="ce42" office:value-type="float" office:value="6.729072">
            <text:p>6.73</text:p>
          </table:table-cell>
          <table:table-cell table:style-name="ce19" table:formula="of:=IF([.BF31];[.BF31]*[.BG$11]+POWER([.BG$12]-[.BF31]*[.BG$11]; [.BG$13]);&quot;&quot;)" office:value-type="float" office:value="11.099512863709">
            <text:p>11.10</text:p>
          </table:table-cell>
          <table:table-cell table:style-name="ce19" table:formula="of:=IF([.BF31];[.BG31]/[.BF31];&quot;&quot;)" office:value-type="float" office:value="1.64948641710313">
            <text:p>1.65</text:p>
          </table:table-cell>
          <table:table-cell table:style-name="ce42"/>
          <table:table-cell table:style-name="ce42" office:value-type="float" office:value="4.04244">
            <text:p>4.04</text:p>
          </table:table-cell>
          <table:table-cell table:style-name="ce19" table:formula="of:=IF([.BJ31];[.BJ31]*[.BK$11]+POWER([.BK$12]-[.BJ31]*[.BK$11]; [.BK$13]);&quot;&quot;)" office:value-type="float" office:value="7.23800454950007">
            <text:p>7.24</text:p>
          </table:table-cell>
          <table:table-cell table:style-name="ce19" table:formula="of:=IF([.BJ31];[.BK31]/[.BJ31];&quot;&quot;)" office:value-type="float" office:value="1.79050389109055">
            <text:p>1.79</text:p>
          </table:table-cell>
          <table:table-cell table:style-name="ce42"/>
          <table:table-cell table:style-name="ce42"/>
          <table:table-cell table:style-name="ce19" table:formula="of:=IF([.BN31];[.BN31]*[.BO$11]+POWER([.BO$12]-[.BN31]*[.BO$11]; [.BO$13]);&quot;&quot;)">
            <text:p/>
          </table:table-cell>
          <table:table-cell table:style-name="ce19" table:formula="of:=IF([.BN31];[.BO31]/[.BN31];&quot;&quot;)">
            <text:p/>
          </table:table-cell>
          <table:table-cell table:style-name="ce42"/>
          <table:table-cell table:style-name="ce42"/>
          <table:table-cell table:style-name="ce19" table:formula="of:=IF([.BR31];[.BR31]*[.BS$11]+POWER([.BS$12]-[.BR31]*[.BS$11]; [.BS$13]);&quot;&quot;)">
            <text:p/>
          </table:table-cell>
          <table:table-cell table:style-name="ce19" table:formula="of:=IF([.BR31];[.BS31]/[.BR31];&quot;&quot;)">
            <text:p/>
          </table:table-cell>
          <table:table-cell table:style-name="ce26"/>
          <table:table-cell table:number-columns-repeated="951"/>
        </table:table-row>
        <table:table-row table:style-name="ro4">
          <table:table-cell/>
          <table:table-cell table:style-name="ce34" office:value-type="float" office:value="60.07512">
            <text:p>60.08</text:p>
          </table:table-cell>
          <table:table-cell table:style-name="ce19" table:formula="of:=IF([.B32];[.B32]*[.C$11]+POWER([.C$12]-[.B32]*[.C$11]; [.C$13]);&quot;&quot;)" office:value-type="float" office:value="78.5020022831892">
            <text:p>78.50</text:p>
          </table:table-cell>
          <table:table-cell table:style-name="ce19" table:formula="of:=IF([.B32];[.C32]/[.B32];&quot;&quot;)" office:value-type="float" office:value="1.30673067791108">
            <text:p>1.31</text:p>
          </table:table-cell>
          <table:table-cell table:style-name="ce42"/>
          <table:table-cell table:style-name="ce34" office:value-type="float" office:value="49.36344">
            <text:p>49.36</text:p>
          </table:table-cell>
          <table:table-cell table:style-name="ce19" table:formula="of:=IF([.F32];[.F32]*[.G$11]+POWER([.G$12]-[.F32]*[.G$11]; [.G$13]);&quot;&quot;)" office:value-type="float" office:value="67.6140359907264">
            <text:p>67.61</text:p>
          </table:table-cell>
          <table:table-cell table:style-name="ce19" table:formula="of:=IF([.F32];[.G32]/[.F32];&quot;&quot;)" office:value-type="float" office:value="1.36971888488173">
            <text:p>1.37</text:p>
          </table:table-cell>
          <table:table-cell table:style-name="ce42"/>
          <table:table-cell table:style-name="ce34" office:value-type="float" office:value="69.52965">
            <text:p>69.53</text:p>
          </table:table-cell>
          <table:table-cell table:style-name="ce19" table:formula="of:=IF([.J32];[.J32]*[.K$11]+POWER([.K$12]-[.J32]*[.K$11]; [.K$13]);&quot;&quot;)" office:value-type="float" office:value="74.5138275236162">
            <text:p>74.51</text:p>
          </table:table-cell>
          <table:table-cell table:style-name="ce19" table:formula="of:=IF([.J32];[.K32]/[.J32];&quot;&quot;)" office:value-type="float" office:value="1.07168420269074">
            <text:p>1.07</text:p>
          </table:table-cell>
          <table:table-cell table:style-name="ce42"/>
          <table:table-cell table:style-name="ce42"/>
          <table:table-cell table:style-name="ce19" table:formula="of:=IF([.N32];[.N32]*[.O$11]+POWER([.O$12]-[.N32]*[.O$11]; [.O$13]);&quot;&quot;)">
            <text:p/>
          </table:table-cell>
          <table:table-cell table:style-name="ce19" table:formula="of:=IF([.N32];[.O32]/[.N32];&quot;&quot;)">
            <text:p/>
          </table:table-cell>
          <table:table-cell table:style-name="ce42"/>
          <table:table-cell table:style-name="ce34" office:value-type="float" office:value="3.9996">
            <text:p>4.00</text:p>
          </table:table-cell>
          <table:table-cell table:style-name="ce19" table:formula="of:=IF([.R32];[.R32]*[.S$11]+POWER([.S$12]-[.R32]*[.S$11]; [.S$13]);&quot;&quot;)" office:value-type="float" office:value="8.81466891194622">
            <text:p>8.81</text:p>
          </table:table-cell>
          <table:table-cell table:style-name="ce19" table:formula="of:=IF([.R32];[.S32]/[.R32];&quot;&quot;)" office:value-type="float" office:value="2.20388761674823">
            <text:p>2.20</text:p>
          </table:table-cell>
          <table:table-cell table:style-name="ce42"/>
          <table:table-cell table:style-name="ce42"/>
          <table:table-cell table:style-name="ce19" table:formula="of:=IF([.V32];[.V32]*[.W$11]+POWER([.W$12]-[.V32]*[.W$11]; [.W$13]);&quot;&quot;)">
            <text:p/>
          </table:table-cell>
          <table:table-cell table:style-name="ce19" table:formula="of:=IF([.V32];[.W32]/[.V32];&quot;&quot;)">
            <text:p/>
          </table:table-cell>
          <table:table-cell table:style-name="ce42"/>
          <table:table-cell table:style-name="ce30"/>
          <table:table-cell table:style-name="ce19" table:formula="of:=IF([.Z32];[.Z32]*[.AA$11]+POWER([.AA$12]-[.Z32]*[.AA$11]; [.AA$13]);&quot;&quot;)">
            <text:p/>
          </table:table-cell>
          <table:table-cell table:style-name="ce19" table:formula="of:=IF([.Z32];[.AA32]/[.Z32];&quot;&quot;)">
            <text:p/>
          </table:table-cell>
          <table:table-cell table:style-name="ce42"/>
          <table:table-cell table:style-name="ce41"/>
          <table:table-cell table:style-name="ce19" table:formula="of:=IF([.AD32];([.AD32]*[.AE$11]*10+POWER([.AE$12]*10-[.AD32]*[.AE$11]*10; [.AE$13]))/10;&quot;&quot;)">
            <text:p/>
          </table:table-cell>
          <table:table-cell table:style-name="ce19" table:formula="of:=IF([.AD32];[.AE32]/[.AD32];&quot;&quot;)">
            <text:p/>
          </table:table-cell>
          <table:table-cell table:style-name="ce42"/>
          <table:table-cell table:style-name="ce30"/>
          <table:table-cell table:style-name="ce19" table:formula="of:=IF([.AH32];([.AH32]*[.AI$11]*10+POWER([.AI$12]*10-[.AH32]*[.AI$11]*10; [.AI$13]))/10;&quot;&quot;)">
            <text:p/>
          </table:table-cell>
          <table:table-cell table:style-name="ce19" table:formula="of:=IF([.AH32];[.AI32]/[.AH32];&quot;&quot;)">
            <text:p/>
          </table:table-cell>
          <table:table-cell table:style-name="ce42"/>
          <table:table-cell table:style-name="ce42"/>
          <table:table-cell table:style-name="ce19" table:formula="of:=IF([.AL32];[.AL32]*[.AM$11]+POWER([.AM$12]-[.AL32]*[.AM$11]; [.AM$13]);&quot;&quot;)">
            <text:p/>
          </table:table-cell>
          <table:table-cell table:style-name="ce19" table:formula="of:=IF([.AL32];[.AM32]/[.AL32];&quot;&quot;)">
            <text:p/>
          </table:table-cell>
          <table:table-cell table:style-name="ce42"/>
          <table:table-cell table:style-name="ce42"/>
          <table:table-cell table:style-name="ce19" table:formula="of:=IF([.AP32];[.AP32]*[.AQ$11]+POWER([.AQ$12]-[.AP32]*[.AQ$11]; [.AQ$13]);&quot;&quot;)">
            <text:p/>
          </table:table-cell>
          <table:table-cell table:style-name="ce19" table:formula="of:=IF([.AP32];[.AQ32]/[.AP32];&quot;&quot;)">
            <text:p/>
          </table:table-cell>
          <table:table-cell table:style-name="ce42"/>
          <table:table-cell table:style-name="ce42"/>
          <table:table-cell table:style-name="ce19" table:formula="of:=IF([.AT32];([.AT32]*[.AU$11]*10+POWER([.AU$12]*10-[.AT32]*[.AU$11]*10; [.AU$13]))/10;&quot;&quot;)">
            <text:p/>
          </table:table-cell>
          <table:table-cell table:style-name="ce19" table:formula="of:=IF([.AT32];[.AU32]/[.AT32];&quot;&quot;)">
            <text:p/>
          </table:table-cell>
          <table:table-cell table:style-name="ce42"/>
          <table:table-cell table:style-name="ce42"/>
          <table:table-cell table:style-name="ce19" table:formula="of:=IF([.AX32];[.AX32]*[.AY$11]+POWER([.AY$12]-[.AX32]*[.AY$11]; [.AY$13]);&quot;&quot;)">
            <text:p/>
          </table:table-cell>
          <table:table-cell table:style-name="ce19" table:formula="of:=IF([.AX32];[.AY32]/[.AX32];&quot;&quot;)">
            <text:p/>
          </table:table-cell>
          <table:table-cell table:style-name="ce42"/>
          <table:table-cell table:style-name="ce42"/>
          <table:table-cell table:style-name="ce19" table:formula="of:=IF([.BB32];[.BB32]*[.BC$11]+POWER([.BC$12]-[.BB32]*[.BC$11]; [.BC$13]);&quot;&quot;)">
            <text:p/>
          </table:table-cell>
          <table:table-cell table:style-name="ce19" table:formula="of:=IF([.BB32];[.BC32]/[.BB32];&quot;&quot;)">
            <text:p/>
          </table:table-cell>
          <table:table-cell table:style-name="ce42"/>
          <table:table-cell table:style-name="ce42" office:value-type="float" office:value="6.0012">
            <text:p>6.00</text:p>
          </table:table-cell>
          <table:table-cell table:style-name="ce19" table:formula="of:=IF([.BF32];[.BF32]*[.BG$11]+POWER([.BG$12]-[.BF32]*[.BG$11]; [.BG$13]);&quot;&quot;)" office:value-type="float" office:value="10.125268437757">
            <text:p>10.13</text:p>
          </table:table-cell>
          <table:table-cell table:style-name="ce19" table:formula="of:=IF([.BF32];[.BG32]/[.BF32];&quot;&quot;)" office:value-type="float" office:value="1.68720729816654">
            <text:p>1.69</text:p>
          </table:table-cell>
          <table:table-cell table:style-name="ce42"/>
          <table:table-cell table:style-name="ce42" office:value-type="float" office:value="2.34036">
            <text:p>2.34</text:p>
          </table:table-cell>
          <table:table-cell table:style-name="ce19" table:formula="of:=IF([.BJ32];[.BJ32]*[.BK$11]+POWER([.BK$12]-[.BJ32]*[.BK$11]; [.BK$13]);&quot;&quot;)" office:value-type="float" office:value="4.88766336620177">
            <text:p>4.89</text:p>
          </table:table-cell>
          <table:table-cell table:style-name="ce19" table:formula="of:=IF([.BJ32];[.BK32]/[.BJ32];&quot;&quot;)" office:value-type="float" office:value="2.08842373233254">
            <text:p>2.09</text:p>
          </table:table-cell>
          <table:table-cell table:style-name="ce42"/>
          <table:table-cell table:style-name="ce42"/>
          <table:table-cell table:style-name="ce19" table:formula="of:=IF([.BN32];[.BN32]*[.BO$11]+POWER([.BO$12]-[.BN32]*[.BO$11]; [.BO$13]);&quot;&quot;)">
            <text:p/>
          </table:table-cell>
          <table:table-cell table:style-name="ce19" table:formula="of:=IF([.BN32];[.BO32]/[.BN32];&quot;&quot;)">
            <text:p/>
          </table:table-cell>
          <table:table-cell table:style-name="ce42"/>
          <table:table-cell table:style-name="ce42"/>
          <table:table-cell table:style-name="ce19" table:formula="of:=IF([.BR32];[.BR32]*[.BS$11]+POWER([.BS$12]-[.BR32]*[.BS$11]; [.BS$13]);&quot;&quot;)">
            <text:p/>
          </table:table-cell>
          <table:table-cell table:style-name="ce19" table:formula="of:=IF([.BR32];[.BS32]/[.BR32];&quot;&quot;)">
            <text:p/>
          </table:table-cell>
          <table:table-cell table:style-name="ce26"/>
          <table:table-cell table:number-columns-repeated="951"/>
        </table:table-row>
        <table:table-row table:style-name="ro4">
          <table:table-cell/>
          <table:table-cell table:style-name="ce34" office:value-type="float" office:value="63.3507">
            <text:p>63.35</text:p>
          </table:table-cell>
          <table:table-cell table:style-name="ce19" table:formula="of:=IF([.B33];[.B33]*[.C$11]+POWER([.C$12]-[.B33]*[.C$11]; [.C$13]);&quot;&quot;)" office:value-type="float" office:value="80.106702046533">
            <text:p>80.11</text:p>
          </table:table-cell>
          <table:table-cell table:style-name="ce19" table:formula="of:=IF([.B33];[.C33]/[.B33];&quot;&quot;)" office:value-type="float" office:value="1.26449592579929">
            <text:p>1.26</text:p>
          </table:table-cell>
          <table:table-cell table:style-name="ce42"/>
          <table:table-cell table:style-name="ce34" office:value-type="float" office:value="58.8">
            <text:p>58.80</text:p>
          </table:table-cell>
          <table:table-cell table:style-name="ce19" table:formula="of:=IF([.F33];[.F33]*[.G$11]+POWER([.G$12]-[.F33]*[.G$11]; [.G$13]);&quot;&quot;)" office:value-type="float" office:value="72.1129039515603">
            <text:p>72.11</text:p>
          </table:table-cell>
          <table:table-cell table:style-name="ce19" table:formula="of:=IF([.F33];[.G33]/[.F33];&quot;&quot;)" office:value-type="float" office:value="1.22640993114898">
            <text:p>1.23</text:p>
          </table:table-cell>
          <table:table-cell table:style-name="ce42"/>
          <table:table-cell table:style-name="ce34" office:value-type="float" office:value="46.9995">
            <text:p>47.00</text:p>
          </table:table-cell>
          <table:table-cell table:style-name="ce19" table:formula="of:=IF([.J33];[.J33]*[.K$11]+POWER([.K$12]-[.J33]*[.K$11]; [.K$13]);&quot;&quot;)" office:value-type="float" office:value="64.5871242175035">
            <text:p>64.59</text:p>
          </table:table-cell>
          <table:table-cell table:style-name="ce19" table:formula="of:=IF([.J33];[.K33]/[.J33];&quot;&quot;)" office:value-type="float" office:value="1.37420875152935">
            <text:p>1.37</text:p>
          </table:table-cell>
          <table:table-cell table:style-name="ce42"/>
          <table:table-cell table:style-name="ce42"/>
          <table:table-cell table:style-name="ce19" table:formula="of:=IF([.N33];[.N33]*[.O$11]+POWER([.O$12]-[.N33]*[.O$11]; [.O$13]);&quot;&quot;)">
            <text:p/>
          </table:table-cell>
          <table:table-cell table:style-name="ce19" table:formula="of:=IF([.N33];[.O33]/[.N33];&quot;&quot;)">
            <text:p/>
          </table:table-cell>
          <table:table-cell table:style-name="ce42"/>
          <table:table-cell table:style-name="ce34" office:value-type="float" office:value="3.3996">
            <text:p>3.40</text:p>
          </table:table-cell>
          <table:table-cell table:style-name="ce19" table:formula="of:=IF([.R33];[.R33]*[.S$11]+POWER([.S$12]-[.R33]*[.S$11]; [.S$13]);&quot;&quot;)" office:value-type="float" office:value="7.76047380308031">
            <text:p>7.76</text:p>
          </table:table-cell>
          <table:table-cell table:style-name="ce19" table:formula="of:=IF([.R33];[.S33]/[.R33];&quot;&quot;)" office:value-type="float" office:value="2.28276085512422">
            <text:p>2.28</text:p>
          </table:table-cell>
          <table:table-cell table:style-name="ce42"/>
          <table:table-cell table:style-name="ce42"/>
          <table:table-cell table:style-name="ce19" table:formula="of:=IF([.V33];[.V33]*[.W$11]+POWER([.W$12]-[.V33]*[.W$11]; [.W$13]);&quot;&quot;)">
            <text:p/>
          </table:table-cell>
          <table:table-cell table:style-name="ce19" table:formula="of:=IF([.V33];[.W33]/[.V33];&quot;&quot;)">
            <text:p/>
          </table:table-cell>
          <table:table-cell table:style-name="ce42"/>
          <table:table-cell table:style-name="ce30"/>
          <table:table-cell table:style-name="ce19" table:formula="of:=IF([.Z33];[.Z33]*[.AA$11]+POWER([.AA$12]-[.Z33]*[.AA$11]; [.AA$13]);&quot;&quot;)">
            <text:p/>
          </table:table-cell>
          <table:table-cell table:style-name="ce19" table:formula="of:=IF([.Z33];[.AA33]/[.Z33];&quot;&quot;)">
            <text:p/>
          </table:table-cell>
          <table:table-cell table:style-name="ce42"/>
          <table:table-cell table:style-name="ce41"/>
          <table:table-cell table:style-name="ce19" table:formula="of:=IF([.AD33];([.AD33]*[.AE$11]*10+POWER([.AE$12]*10-[.AD33]*[.AE$11]*10; [.AE$13]))/10;&quot;&quot;)">
            <text:p/>
          </table:table-cell>
          <table:table-cell table:style-name="ce19" table:formula="of:=IF([.AD33];[.AE33]/[.AD33];&quot;&quot;)">
            <text:p/>
          </table:table-cell>
          <table:table-cell table:style-name="ce42"/>
          <table:table-cell table:style-name="ce42"/>
          <table:table-cell table:style-name="ce19" table:formula="of:=IF([.AH33];([.AH33]*[.AI$11]*10+POWER([.AI$12]*10-[.AH33]*[.AI$11]*10; [.AI$13]))/10;&quot;&quot;)">
            <text:p/>
          </table:table-cell>
          <table:table-cell table:style-name="ce19" table:formula="of:=IF([.AH33];[.AI33]/[.AH33];&quot;&quot;)">
            <text:p/>
          </table:table-cell>
          <table:table-cell table:style-name="ce42"/>
          <table:table-cell table:style-name="ce42"/>
          <table:table-cell table:style-name="ce19" table:formula="of:=IF([.AL33];[.AL33]*[.AM$11]+POWER([.AM$12]-[.AL33]*[.AM$11]; [.AM$13]);&quot;&quot;)">
            <text:p/>
          </table:table-cell>
          <table:table-cell table:style-name="ce19" table:formula="of:=IF([.AL33];[.AM33]/[.AL33];&quot;&quot;)">
            <text:p/>
          </table:table-cell>
          <table:table-cell table:style-name="ce42"/>
          <table:table-cell table:style-name="ce42"/>
          <table:table-cell table:style-name="ce19" table:formula="of:=IF([.AP33];[.AP33]*[.AQ$11]+POWER([.AQ$12]-[.AP33]*[.AQ$11]; [.AQ$13]);&quot;&quot;)">
            <text:p/>
          </table:table-cell>
          <table:table-cell table:style-name="ce19" table:formula="of:=IF([.AP33];[.AQ33]/[.AP33];&quot;&quot;)">
            <text:p/>
          </table:table-cell>
          <table:table-cell table:style-name="ce42"/>
          <table:table-cell table:style-name="ce42"/>
          <table:table-cell table:style-name="ce19" table:formula="of:=IF([.AT33];([.AT33]*[.AU$11]*10+POWER([.AU$12]*10-[.AT33]*[.AU$11]*10; [.AU$13]))/10;&quot;&quot;)">
            <text:p/>
          </table:table-cell>
          <table:table-cell table:style-name="ce19" table:formula="of:=IF([.AT33];[.AU33]/[.AT33];&quot;&quot;)">
            <text:p/>
          </table:table-cell>
          <table:table-cell table:style-name="ce42"/>
          <table:table-cell table:style-name="ce42"/>
          <table:table-cell table:style-name="ce19" table:formula="of:=IF([.AX33];[.AX33]*[.AY$11]+POWER([.AY$12]-[.AX33]*[.AY$11]; [.AY$13]);&quot;&quot;)">
            <text:p/>
          </table:table-cell>
          <table:table-cell table:style-name="ce19" table:formula="of:=IF([.AX33];[.AY33]/[.AX33];&quot;&quot;)">
            <text:p/>
          </table:table-cell>
          <table:table-cell table:style-name="ce42"/>
          <table:table-cell table:style-name="ce42"/>
          <table:table-cell table:style-name="ce19" table:formula="of:=IF([.BB33];[.BB33]*[.BC$11]+POWER([.BC$12]-[.BB33]*[.BC$11]; [.BC$13]);&quot;&quot;)">
            <text:p/>
          </table:table-cell>
          <table:table-cell table:style-name="ce19" table:formula="of:=IF([.BB33];[.BC33]/[.BB33];&quot;&quot;)">
            <text:p/>
          </table:table-cell>
          <table:table-cell table:style-name="ce42"/>
          <table:table-cell table:style-name="ce42" office:value-type="float" office:value="6.408696">
            <text:p>6.41</text:p>
          </table:table-cell>
          <table:table-cell table:style-name="ce19" table:formula="of:=IF([.BF33];[.BF33]*[.BG$11]+POWER([.BG$12]-[.BF33]*[.BG$11]; [.BG$13]);&quot;&quot;)" office:value-type="float" office:value="10.6749385810275">
            <text:p>10.67</text:p>
          </table:table-cell>
          <table:table-cell table:style-name="ce19" table:formula="of:=IF([.BF33];[.BG33]/[.BF33];&quot;&quot;)" office:value-type="float" office:value="1.66569588899637">
            <text:p>1.67</text:p>
          </table:table-cell>
          <table:table-cell table:style-name="ce42"/>
          <table:table-cell table:style-name="ce42" office:value-type="float" office:value="7.60104">
            <text:p>7.60</text:p>
          </table:table-cell>
          <table:table-cell table:style-name="ce19" table:formula="of:=IF([.BJ33];[.BJ33]*[.BK$11]+POWER([.BK$12]-[.BJ33]*[.BK$11]; [.BK$13]);&quot;&quot;)" office:value-type="float" office:value="11">
            <text:p>11.00</text:p>
          </table:table-cell>
          <table:table-cell table:style-name="ce19" table:formula="of:=IF([.BJ33];[.BK33]/[.BJ33];&quot;&quot;)" office:value-type="float" office:value="1.44717038721017">
            <text:p>1.45</text:p>
          </table:table-cell>
          <table:table-cell table:style-name="ce42"/>
          <table:table-cell table:style-name="ce42"/>
          <table:table-cell table:style-name="ce19" table:formula="of:=IF([.BN33];[.BN33]*[.BO$11]+POWER([.BO$12]-[.BN33]*[.BO$11]; [.BO$13]);&quot;&quot;)">
            <text:p/>
          </table:table-cell>
          <table:table-cell table:style-name="ce19" table:formula="of:=IF([.BN33];[.BO33]/[.BN33];&quot;&quot;)">
            <text:p/>
          </table:table-cell>
          <table:table-cell table:style-name="ce42"/>
          <table:table-cell table:style-name="ce42"/>
          <table:table-cell table:style-name="ce19" table:formula="of:=IF([.BR33];[.BR33]*[.BS$11]+POWER([.BS$12]-[.BR33]*[.BS$11]; [.BS$13]);&quot;&quot;)">
            <text:p/>
          </table:table-cell>
          <table:table-cell table:style-name="ce19" table:formula="of:=IF([.BR33];[.BS33]/[.BR33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34" office:value-type="float" office:value="83.1474">
            <text:p>83.15</text:p>
          </table:table-cell>
          <table:table-cell table:style-name="ce19" table:formula="of:=IF([.B34];[.B34]*[.C$11]+POWER([.C$12]-[.B34]*[.C$11]; [.C$13]);&quot;&quot;)" office:value-type="float" office:value="88.7361170590182">
            <text:p>88.74</text:p>
          </table:table-cell>
          <table:table-cell table:style-name="ce19" table:formula="of:=IF([.B34];[.C34]/[.B34];&quot;&quot;)" office:value-type="float" office:value="1.06721457386543">
            <text:p>1.07</text:p>
          </table:table-cell>
          <table:table-cell table:style-name="ce42"/>
          <table:table-cell table:style-name="ce34" office:value-type="float" office:value="62.6526">
            <text:p>62.65</text:p>
          </table:table-cell>
          <table:table-cell table:style-name="ce19" table:formula="of:=IF([.F34];[.F34]*[.G$11]+POWER([.G$12]-[.F34]*[.G$11]; [.G$13]);&quot;&quot;)" office:value-type="float" office:value="73.8612051728586">
            <text:p>73.86</text:p>
          </table:table-cell>
          <table:table-cell table:style-name="ce19" table:formula="of:=IF([.F34];[.G34]/[.F34];&quot;&quot;)" office:value-type="float" office:value="1.17890087838108">
            <text:p>1.18</text:p>
          </table:table-cell>
          <table:table-cell table:style-name="ce42"/>
          <table:table-cell table:style-name="ce34" office:value-type="float" office:value="47.5005">
            <text:p>47.50</text:p>
          </table:table-cell>
          <table:table-cell table:style-name="ce19" table:formula="of:=IF([.J34];[.J34]*[.K$11]+POWER([.K$12]-[.J34]*[.K$11]; [.K$13]);&quot;&quot;)" office:value-type="float" office:value="64.8314974832348">
            <text:p>64.83</text:p>
          </table:table-cell>
          <table:table-cell table:style-name="ce19" table:formula="of:=IF([.J34];[.K34]/[.J34];&quot;&quot;)" office:value-type="float" office:value="1.36485926428637">
            <text:p>1.36</text:p>
          </table:table-cell>
          <table:table-cell table:style-name="ce42"/>
          <table:table-cell table:style-name="ce42"/>
          <table:table-cell table:style-name="ce19" table:formula="of:=IF([.N34];[.N34]*[.O$11]+POWER([.O$12]-[.N34]*[.O$11]; [.O$13]);&quot;&quot;)">
            <text:p/>
          </table:table-cell>
          <table:table-cell table:style-name="ce19" table:formula="of:=IF([.N34];[.O34]/[.N34];&quot;&quot;)">
            <text:p/>
          </table:table-cell>
          <table:table-cell table:style-name="ce42"/>
          <table:table-cell table:style-name="ce30"/>
          <table:table-cell table:style-name="ce19" table:formula="of:=IF([.R34];[.R34]*[.S$11]+POWER([.S$12]-[.R34]*[.S$11]; [.S$13]);&quot;&quot;)">
            <text:p/>
          </table:table-cell>
          <table:table-cell table:style-name="ce19" table:formula="of:=IF([.R34];[.S34]/[.R34];&quot;&quot;)">
            <text:p/>
          </table:table-cell>
          <table:table-cell table:style-name="ce42"/>
          <table:table-cell table:style-name="ce42"/>
          <table:table-cell table:style-name="ce19" table:formula="of:=IF([.V34];[.V34]*[.W$11]+POWER([.W$12]-[.V34]*[.W$11]; [.W$13]);&quot;&quot;)">
            <text:p/>
          </table:table-cell>
          <table:table-cell table:style-name="ce19" table:formula="of:=IF([.V34];[.W34]/[.V34];&quot;&quot;)">
            <text:p/>
          </table:table-cell>
          <table:table-cell table:style-name="ce42"/>
          <table:table-cell table:style-name="ce30"/>
          <table:table-cell table:style-name="ce19" table:formula="of:=IF([.Z34];[.Z34]*[.AA$11]+POWER([.AA$12]-[.Z34]*[.AA$11]; [.AA$13]);&quot;&quot;)">
            <text:p/>
          </table:table-cell>
          <table:table-cell table:style-name="ce19" table:formula="of:=IF([.Z34];[.AA34]/[.Z34];&quot;&quot;)">
            <text:p/>
          </table:table-cell>
          <table:table-cell table:style-name="ce42"/>
          <table:table-cell table:style-name="ce42"/>
          <table:table-cell table:style-name="ce19" table:formula="of:=IF([.AD34];([.AD34]*[.AE$11]*10+POWER([.AE$12]*10-[.AD34]*[.AE$11]*10; [.AE$13]))/10;&quot;&quot;)">
            <text:p/>
          </table:table-cell>
          <table:table-cell table:style-name="ce19" table:formula="of:=IF([.AD34];[.AE34]/[.AD34];&quot;&quot;)">
            <text:p/>
          </table:table-cell>
          <table:table-cell table:style-name="ce42"/>
          <table:table-cell table:style-name="ce42"/>
          <table:table-cell table:style-name="ce19" table:formula="of:=IF([.AH34];([.AH34]*[.AI$11]*10+POWER([.AI$12]*10-[.AH34]*[.AI$11]*10; [.AI$13]))/10;&quot;&quot;)">
            <text:p/>
          </table:table-cell>
          <table:table-cell table:style-name="ce19" table:formula="of:=IF([.AH34];[.AI34]/[.AH34];&quot;&quot;)">
            <text:p/>
          </table:table-cell>
          <table:table-cell table:style-name="ce42"/>
          <table:table-cell table:style-name="ce42"/>
          <table:table-cell table:style-name="ce19" table:formula="of:=IF([.AL34];[.AL34]*[.AM$11]+POWER([.AM$12]-[.AL34]*[.AM$11]; [.AM$13]);&quot;&quot;)">
            <text:p/>
          </table:table-cell>
          <table:table-cell table:style-name="ce19" table:formula="of:=IF([.AL34];[.AM34]/[.AL34];&quot;&quot;)">
            <text:p/>
          </table:table-cell>
          <table:table-cell table:style-name="ce42"/>
          <table:table-cell table:style-name="ce42"/>
          <table:table-cell table:style-name="ce19" table:formula="of:=IF([.AP34];[.AP34]*[.AQ$11]+POWER([.AQ$12]-[.AP34]*[.AQ$11]; [.AQ$13]);&quot;&quot;)">
            <text:p/>
          </table:table-cell>
          <table:table-cell table:style-name="ce19" table:formula="of:=IF([.AP34];[.AQ34]/[.AP34];&quot;&quot;)">
            <text:p/>
          </table:table-cell>
          <table:table-cell table:style-name="ce42"/>
          <table:table-cell table:style-name="ce42"/>
          <table:table-cell table:style-name="ce19" table:formula="of:=IF([.AT34];([.AT34]*[.AU$11]*10+POWER([.AU$12]*10-[.AT34]*[.AU$11]*10; [.AU$13]))/10;&quot;&quot;)">
            <text:p/>
          </table:table-cell>
          <table:table-cell table:style-name="ce19" table:formula="of:=IF([.AT34];[.AU34]/[.AT34];&quot;&quot;)">
            <text:p/>
          </table:table-cell>
          <table:table-cell table:style-name="ce42"/>
          <table:table-cell table:style-name="ce42"/>
          <table:table-cell table:style-name="ce19" table:formula="of:=IF([.AX34];[.AX34]*[.AY$11]+POWER([.AY$12]-[.AX34]*[.AY$11]; [.AY$13]);&quot;&quot;)">
            <text:p/>
          </table:table-cell>
          <table:table-cell table:style-name="ce19" table:formula="of:=IF([.AX34];[.AY34]/[.AX34];&quot;&quot;)">
            <text:p/>
          </table:table-cell>
          <table:table-cell table:style-name="ce42"/>
          <table:table-cell table:style-name="ce42"/>
          <table:table-cell table:style-name="ce19" table:formula="of:=IF([.BB34];[.BB34]*[.BC$11]+POWER([.BC$12]-[.BB34]*[.BC$11]; [.BC$13]);&quot;&quot;)">
            <text:p/>
          </table:table-cell>
          <table:table-cell table:style-name="ce19" table:formula="of:=IF([.BB34];[.BC34]/[.BB34];&quot;&quot;)">
            <text:p/>
          </table:table-cell>
          <table:table-cell table:style-name="ce42"/>
          <table:table-cell table:style-name="ce42"/>
          <table:table-cell table:style-name="ce19" table:formula="of:=IF([.BF34];[.BF34]*[.BG$11]+POWER([.BG$12]-[.BF34]*[.BG$11]; [.BG$13]);&quot;&quot;)">
            <text:p/>
          </table:table-cell>
          <table:table-cell table:style-name="ce19" table:formula="of:=IF([.BF34];[.BG34]/[.BF34];&quot;&quot;)">
            <text:p/>
          </table:table-cell>
          <table:table-cell table:style-name="ce42"/>
          <table:table-cell table:style-name="ce42" office:value-type="float" office:value="7.5366">
            <text:p>7.54</text:p>
          </table:table-cell>
          <table:table-cell table:style-name="ce19" table:formula="of:=IF([.BJ34];[.BJ34]*[.BK$11]+POWER([.BK$12]-[.BJ34]*[.BK$11]; [.BK$13]);&quot;&quot;)" office:value-type="float" office:value="11.5289515509262">
            <text:p>11.53</text:p>
          </table:table-cell>
          <table:table-cell table:style-name="ce19" table:formula="of:=IF([.BJ34];[.BK34]/[.BJ34];&quot;&quot;)" office:value-type="float" office:value="1.52972846521326">
            <text:p>1.53</text:p>
          </table:table-cell>
          <table:table-cell table:style-name="ce42"/>
          <table:table-cell table:style-name="ce42"/>
          <table:table-cell table:style-name="ce19" table:formula="of:=IF([.BN34];[.BN34]*[.BO$11]+POWER([.BO$12]-[.BN34]*[.BO$11]; [.BO$13]);&quot;&quot;)">
            <text:p/>
          </table:table-cell>
          <table:table-cell table:style-name="ce19" table:formula="of:=IF([.BN34];[.BO34]/[.BN34];&quot;&quot;)">
            <text:p/>
          </table:table-cell>
          <table:table-cell table:style-name="ce42"/>
          <table:table-cell table:style-name="ce42"/>
          <table:table-cell table:style-name="ce19" table:formula="of:=IF([.BR34];[.BR34]*[.BS$11]+POWER([.BS$12]-[.BR34]*[.BS$11]; [.BS$13]);&quot;&quot;)">
            <text:p/>
          </table:table-cell>
          <table:table-cell table:style-name="ce19" table:formula="of:=IF([.BR34];[.BS34]/[.BR34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34" office:value-type="float" office:value="80.4993">
            <text:p>80.50</text:p>
          </table:table-cell>
          <table:table-cell table:style-name="ce19" table:formula="of:=IF([.B35];[.B35]*[.C$11]+POWER([.C$12]-[.B35]*[.C$11]; [.C$13]);&quot;&quot;)" office:value-type="float" office:value="87.7592953588098">
            <text:p>87.76</text:p>
          </table:table-cell>
          <table:table-cell table:style-name="ce19" table:formula="of:=IF([.B35];[.C35]/[.B35];&quot;&quot;)" office:value-type="float" office:value="1.09018706198451">
            <text:p>1.09</text:p>
          </table:table-cell>
          <table:table-cell table:style-name="ce42"/>
          <table:table-cell table:style-name="ce34" office:value-type="float" office:value="75.97884">
            <text:p>75.98</text:p>
          </table:table-cell>
          <table:table-cell table:style-name="ce19" table:formula="of:=IF([.F35];[.F35]*[.G$11]+POWER([.G$12]-[.F35]*[.G$11]; [.G$13]);&quot;&quot;)" office:value-type="float" office:value="79.1586343011039">
            <text:p>79.16</text:p>
          </table:table-cell>
          <table:table-cell table:style-name="ce19" table:formula="of:=IF([.F35];[.G35]/[.F35];&quot;&quot;)" office:value-type="float" office:value="1.04185105091238">
            <text:p>1.04</text:p>
          </table:table-cell>
          <table:table-cell table:style-name="ce42"/>
          <table:table-cell table:style-name="ce34" office:value-type="float" office:value="69.4995">
            <text:p>69.50</text:p>
          </table:table-cell>
          <table:table-cell table:style-name="ce19" table:formula="of:=IF([.J35];[.J35]*[.K$11]+POWER([.K$12]-[.J35]*[.K$11]; [.K$13]);&quot;&quot;)" office:value-type="float" office:value="74.5031189732611">
            <text:p>74.50</text:p>
          </table:table-cell>
          <table:table-cell table:style-name="ce19" table:formula="of:=IF([.J35];[.K35]/[.J35];&quot;&quot;)" office:value-type="float" office:value="1.07199503555078">
            <text:p>1.07</text:p>
          </table:table-cell>
          <table:table-cell table:style-name="ce42"/>
          <table:table-cell table:style-name="ce42"/>
          <table:table-cell table:style-name="ce19" table:formula="of:=IF([.N35];[.N35]*[.O$11]+POWER([.O$12]-[.N35]*[.O$11]; [.O$13]);&quot;&quot;)">
            <text:p/>
          </table:table-cell>
          <table:table-cell table:style-name="ce19" table:formula="of:=IF([.N35];[.O35]/[.N35];&quot;&quot;)">
            <text:p/>
          </table:table-cell>
          <table:table-cell table:style-name="ce42"/>
          <table:table-cell table:style-name="ce30"/>
          <table:table-cell table:style-name="ce19" table:formula="of:=IF([.R35];[.R35]*[.S$11]+POWER([.S$12]-[.R35]*[.S$11]; [.S$13]);&quot;&quot;)">
            <text:p/>
          </table:table-cell>
          <table:table-cell table:style-name="ce19" table:formula="of:=IF([.R35];[.S35]/[.R35];&quot;&quot;)">
            <text:p/>
          </table:table-cell>
          <table:table-cell table:style-name="ce42"/>
          <table:table-cell table:style-name="ce42"/>
          <table:table-cell table:style-name="ce19" table:formula="of:=IF([.V35];[.V35]*[.W$11]+POWER([.W$12]-[.V35]*[.W$11]; [.W$13]);&quot;&quot;)">
            <text:p/>
          </table:table-cell>
          <table:table-cell table:style-name="ce19" table:formula="of:=IF([.V35];[.W35]/[.V35];&quot;&quot;)">
            <text:p/>
          </table:table-cell>
          <table:table-cell table:style-name="ce42"/>
          <table:table-cell table:style-name="ce30"/>
          <table:table-cell table:style-name="ce19" table:formula="of:=IF([.Z35];[.Z35]*[.AA$11]+POWER([.AA$12]-[.Z35]*[.AA$11]; [.AA$13]);&quot;&quot;)">
            <text:p/>
          </table:table-cell>
          <table:table-cell table:style-name="ce19" table:formula="of:=IF([.Z35];[.AA35]/[.Z35];&quot;&quot;)">
            <text:p/>
          </table:table-cell>
          <table:table-cell table:style-name="ce42"/>
          <table:table-cell table:style-name="ce42"/>
          <table:table-cell table:style-name="ce19" table:formula="of:=IF([.AD35];([.AD35]*[.AE$11]*10+POWER([.AE$12]*10-[.AD35]*[.AE$11]*10; [.AE$13]))/10;&quot;&quot;)">
            <text:p/>
          </table:table-cell>
          <table:table-cell table:style-name="ce19" table:formula="of:=IF([.AD35];[.AE35]/[.AD35];&quot;&quot;)">
            <text:p/>
          </table:table-cell>
          <table:table-cell table:style-name="ce42"/>
          <table:table-cell table:style-name="ce42"/>
          <table:table-cell table:style-name="ce19" table:formula="of:=IF([.AH35];([.AH35]*[.AI$11]*10+POWER([.AI$12]*10-[.AH35]*[.AI$11]*10; [.AI$13]))/10;&quot;&quot;)">
            <text:p/>
          </table:table-cell>
          <table:table-cell table:style-name="ce19" table:formula="of:=IF([.AH35];[.AI35]/[.AH35];&quot;&quot;)">
            <text:p/>
          </table:table-cell>
          <table:table-cell table:style-name="ce42"/>
          <table:table-cell table:style-name="ce42"/>
          <table:table-cell table:style-name="ce19" table:formula="of:=IF([.AL35];[.AL35]*[.AM$11]+POWER([.AM$12]-[.AL35]*[.AM$11]; [.AM$13]);&quot;&quot;)">
            <text:p/>
          </table:table-cell>
          <table:table-cell table:style-name="ce19" table:formula="of:=IF([.AL35];[.AM35]/[.AL35];&quot;&quot;)">
            <text:p/>
          </table:table-cell>
          <table:table-cell table:style-name="ce42"/>
          <table:table-cell table:style-name="ce42"/>
          <table:table-cell table:style-name="ce19" table:formula="of:=IF([.AP35];[.AP35]*[.AQ$11]+POWER([.AQ$12]-[.AP35]*[.AQ$11]; [.AQ$13]);&quot;&quot;)">
            <text:p/>
          </table:table-cell>
          <table:table-cell table:style-name="ce19" table:formula="of:=IF([.AP35];[.AQ35]/[.AP35];&quot;&quot;)">
            <text:p/>
          </table:table-cell>
          <table:table-cell table:style-name="ce42"/>
          <table:table-cell table:style-name="ce42"/>
          <table:table-cell table:style-name="ce19" table:formula="of:=IF([.AT35];([.AT35]*[.AU$11]*10+POWER([.AU$12]*10-[.AT35]*[.AU$11]*10; [.AU$13]))/10;&quot;&quot;)">
            <text:p/>
          </table:table-cell>
          <table:table-cell table:style-name="ce19" table:formula="of:=IF([.AT35];[.AU35]/[.AT35];&quot;&quot;)">
            <text:p/>
          </table:table-cell>
          <table:table-cell table:style-name="ce42"/>
          <table:table-cell table:style-name="ce42"/>
          <table:table-cell table:style-name="ce19" table:formula="of:=IF([.AX35];[.AX35]*[.AY$11]+POWER([.AY$12]-[.AX35]*[.AY$11]; [.AY$13]);&quot;&quot;)">
            <text:p/>
          </table:table-cell>
          <table:table-cell table:style-name="ce19" table:formula="of:=IF([.AX35];[.AY35]/[.AX35];&quot;&quot;)">
            <text:p/>
          </table:table-cell>
          <table:table-cell table:style-name="ce42"/>
          <table:table-cell table:style-name="ce42"/>
          <table:table-cell table:style-name="ce19" table:formula="of:=IF([.BB35];[.BB35]*[.BC$11]+POWER([.BC$12]-[.BB35]*[.BC$11]; [.BC$13]);&quot;&quot;)">
            <text:p/>
          </table:table-cell>
          <table:table-cell table:style-name="ce19" table:formula="of:=IF([.BB35];[.BC35]/[.BB35];&quot;&quot;)">
            <text:p/>
          </table:table-cell>
          <table:table-cell table:style-name="ce42"/>
          <table:table-cell table:style-name="ce42"/>
          <table:table-cell table:style-name="ce19" table:formula="of:=IF([.BF35];[.BF35]*[.BG$11]+POWER([.BG$12]-[.BF35]*[.BG$11]; [.BG$13]);&quot;&quot;)">
            <text:p/>
          </table:table-cell>
          <table:table-cell table:style-name="ce19" table:formula="of:=IF([.BF35];[.BG35]/[.BF35];&quot;&quot;)">
            <text:p/>
          </table:table-cell>
          <table:table-cell table:style-name="ce42"/>
          <table:table-cell table:style-name="ce42" office:value-type="float" office:value="3.063528">
            <text:p>3.06</text:p>
          </table:table-cell>
          <table:table-cell table:style-name="ce19" table:formula="of:=IF([.BJ35];[.BJ35]*[.BK$11]+POWER([.BK$12]-[.BJ35]*[.BK$11]; [.BK$13]);&quot;&quot;)" office:value-type="float" office:value="5.89047363645871">
            <text:p>5.89</text:p>
          </table:table-cell>
          <table:table-cell table:style-name="ce19" table:formula="of:=IF([.BJ35];[.BK35]/[.BJ35];&quot;&quot;)" office:value-type="float" office:value="1.9227745385251">
            <text:p>1.92</text:p>
          </table:table-cell>
          <table:table-cell table:style-name="ce42"/>
          <table:table-cell table:style-name="ce42"/>
          <table:table-cell table:style-name="ce19" table:formula="of:=IF([.BN35];[.BN35]*[.BO$11]+POWER([.BO$12]-[.BN35]*[.BO$11]; [.BO$13]);&quot;&quot;)">
            <text:p/>
          </table:table-cell>
          <table:table-cell table:style-name="ce19" table:formula="of:=IF([.BN35];[.BO35]/[.BN35];&quot;&quot;)">
            <text:p/>
          </table:table-cell>
          <table:table-cell table:style-name="ce42"/>
          <table:table-cell table:style-name="ce42"/>
          <table:table-cell table:style-name="ce19" table:formula="of:=IF([.BR35];[.BR35]*[.BS$11]+POWER([.BS$12]-[.BR35]*[.BS$11]; [.BS$13]);&quot;&quot;)">
            <text:p/>
          </table:table-cell>
          <table:table-cell table:style-name="ce19" table:formula="of:=IF([.BR35];[.BS35]/[.BR35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34" office:value-type="float" office:value="66.63204">
            <text:p>66.63</text:p>
          </table:table-cell>
          <table:table-cell table:style-name="ce19" table:formula="of:=IF([.B36];[.B36]*[.C$11]+POWER([.C$12]-[.B36]*[.C$11]; [.C$13]);&quot;&quot;)" office:value-type="float" office:value="81.6802393252799">
            <text:p>81.68</text:p>
          </table:table-cell>
          <table:table-cell table:style-name="ce19" table:formula="of:=IF([.B36];[.C36]/[.B36];&quot;&quot;)" office:value-type="float" office:value="1.22584029132651">
            <text:p>1.23</text:p>
          </table:table-cell>
          <table:table-cell table:style-name="ce42"/>
          <table:table-cell table:style-name="ce34" office:value-type="float" office:value="58.8">
            <text:p>58.80</text:p>
          </table:table-cell>
          <table:table-cell table:style-name="ce19" table:formula="of:=IF([.F36];[.F36]*[.G$11]+POWER([.G$12]-[.F36]*[.G$11]; [.G$13]);&quot;&quot;)" office:value-type="float" office:value="72.1129039515603">
            <text:p>72.11</text:p>
          </table:table-cell>
          <table:table-cell table:style-name="ce19" table:formula="of:=IF([.F36];[.G36]/[.F36];&quot;&quot;)" office:value-type="float" office:value="1.22640993114898">
            <text:p>1.23</text:p>
          </table:table-cell>
          <table:table-cell table:style-name="ce42"/>
          <table:table-cell table:style-name="ce34" office:value-type="float" office:value="53.02044">
            <text:p>53.02</text:p>
          </table:table-cell>
          <table:table-cell table:style-name="ce19" table:formula="of:=IF([.J36];[.J36]*[.K$11]+POWER([.K$12]-[.J36]*[.K$11]; [.K$13]);&quot;&quot;)" office:value-type="float" office:value="67.4748149415091">
            <text:p>67.47</text:p>
          </table:table-cell>
          <table:table-cell table:style-name="ce19" table:formula="of:=IF([.J36];[.K36]/[.J36];&quot;&quot;)" office:value-type="float" office:value="1.27261891718569">
            <text:p>1.27</text:p>
          </table:table-cell>
          <table:table-cell table:style-name="ce42"/>
          <table:table-cell table:style-name="ce42"/>
          <table:table-cell table:style-name="ce19" table:formula="of:=IF([.N36];[.N36]*[.O$11]+POWER([.O$12]-[.N36]*[.O$11]; [.O$13]);&quot;&quot;)">
            <text:p/>
          </table:table-cell>
          <table:table-cell table:style-name="ce19" table:formula="of:=IF([.N36];[.O36]/[.N36];&quot;&quot;)">
            <text:p/>
          </table:table-cell>
          <table:table-cell table:style-name="ce42"/>
          <table:table-cell table:style-name="ce30"/>
          <table:table-cell table:style-name="ce19" table:formula="of:=IF([.R36];[.R36]*[.S$11]+POWER([.S$12]-[.R36]*[.S$11]; [.S$13]);&quot;&quot;)">
            <text:p/>
          </table:table-cell>
          <table:table-cell table:style-name="ce19" table:formula="of:=IF([.R36];[.S36]/[.R36];&quot;&quot;)">
            <text:p/>
          </table:table-cell>
          <table:table-cell table:style-name="ce42"/>
          <table:table-cell table:style-name="ce42"/>
          <table:table-cell table:style-name="ce19" table:formula="of:=IF([.V36];[.V36]*[.W$11]+POWER([.W$12]-[.V36]*[.W$11]; [.W$13]);&quot;&quot;)">
            <text:p/>
          </table:table-cell>
          <table:table-cell table:style-name="ce19" table:formula="of:=IF([.V36];[.W36]/[.V36];&quot;&quot;)">
            <text:p/>
          </table:table-cell>
          <table:table-cell table:style-name="ce42"/>
          <table:table-cell table:style-name="ce30"/>
          <table:table-cell table:style-name="ce19" table:formula="of:=IF([.Z36];[.Z36]*[.AA$11]+POWER([.AA$12]-[.Z36]*[.AA$11]; [.AA$13]);&quot;&quot;)">
            <text:p/>
          </table:table-cell>
          <table:table-cell table:style-name="ce19" table:formula="of:=IF([.Z36];[.AA36]/[.Z36];&quot;&quot;)">
            <text:p/>
          </table:table-cell>
          <table:table-cell table:style-name="ce42"/>
          <table:table-cell table:style-name="ce42"/>
          <table:table-cell table:style-name="ce19" table:formula="of:=IF([.AD36];([.AD36]*[.AE$11]*10+POWER([.AE$12]*10-[.AD36]*[.AE$11]*10; [.AE$13]))/10;&quot;&quot;)">
            <text:p/>
          </table:table-cell>
          <table:table-cell table:style-name="ce19" table:formula="of:=IF([.AD36];[.AE36]/[.AD36];&quot;&quot;)">
            <text:p/>
          </table:table-cell>
          <table:table-cell table:style-name="ce42"/>
          <table:table-cell table:style-name="ce42"/>
          <table:table-cell table:style-name="ce19" table:formula="of:=IF([.AH36];([.AH36]*[.AI$11]*10+POWER([.AI$12]*10-[.AH36]*[.AI$11]*10; [.AI$13]))/10;&quot;&quot;)">
            <text:p/>
          </table:table-cell>
          <table:table-cell table:style-name="ce19" table:formula="of:=IF([.AH36];[.AI36]/[.AH36];&quot;&quot;)">
            <text:p/>
          </table:table-cell>
          <table:table-cell table:style-name="ce42"/>
          <table:table-cell table:style-name="ce42"/>
          <table:table-cell table:style-name="ce19" table:formula="of:=IF([.AL36];[.AL36]*[.AM$11]+POWER([.AM$12]-[.AL36]*[.AM$11]; [.AM$13]);&quot;&quot;)">
            <text:p/>
          </table:table-cell>
          <table:table-cell table:style-name="ce19" table:formula="of:=IF([.AL36];[.AM36]/[.AL36];&quot;&quot;)">
            <text:p/>
          </table:table-cell>
          <table:table-cell table:style-name="ce42"/>
          <table:table-cell table:style-name="ce42"/>
          <table:table-cell table:style-name="ce19" table:formula="of:=IF([.AP36];[.AP36]*[.AQ$11]+POWER([.AQ$12]-[.AP36]*[.AQ$11]; [.AQ$13]);&quot;&quot;)">
            <text:p/>
          </table:table-cell>
          <table:table-cell table:style-name="ce19" table:formula="of:=IF([.AP36];[.AQ36]/[.AP36];&quot;&quot;)">
            <text:p/>
          </table:table-cell>
          <table:table-cell table:style-name="ce42"/>
          <table:table-cell table:style-name="ce42"/>
          <table:table-cell table:style-name="ce19" table:formula="of:=IF([.AT36];([.AT36]*[.AU$11]*10+POWER([.AU$12]*10-[.AT36]*[.AU$11]*10; [.AU$13]))/10;&quot;&quot;)">
            <text:p/>
          </table:table-cell>
          <table:table-cell table:style-name="ce19" table:formula="of:=IF([.AT36];[.AU36]/[.AT36];&quot;&quot;)">
            <text:p/>
          </table:table-cell>
          <table:table-cell table:style-name="ce42"/>
          <table:table-cell table:style-name="ce42"/>
          <table:table-cell table:style-name="ce19" table:formula="of:=IF([.AX36];[.AX36]*[.AY$11]+POWER([.AY$12]-[.AX36]*[.AY$11]; [.AY$13]);&quot;&quot;)">
            <text:p/>
          </table:table-cell>
          <table:table-cell table:style-name="ce19" table:formula="of:=IF([.AX36];[.AY36]/[.AX36];&quot;&quot;)">
            <text:p/>
          </table:table-cell>
          <table:table-cell table:style-name="ce42"/>
          <table:table-cell table:style-name="ce42"/>
          <table:table-cell table:style-name="ce19" table:formula="of:=IF([.BB36];[.BB36]*[.BC$11]+POWER([.BC$12]-[.BB36]*[.BC$11]; [.BC$13]);&quot;&quot;)">
            <text:p/>
          </table:table-cell>
          <table:table-cell table:style-name="ce19" table:formula="of:=IF([.BB36];[.BC36]/[.BB36];&quot;&quot;)">
            <text:p/>
          </table:table-cell>
          <table:table-cell table:style-name="ce42"/>
          <table:table-cell table:style-name="ce42"/>
          <table:table-cell table:style-name="ce19" table:formula="of:=IF([.BF36];[.BF36]*[.BG$11]+POWER([.BG$12]-[.BF36]*[.BG$11]; [.BG$13]);&quot;&quot;)">
            <text:p/>
          </table:table-cell>
          <table:table-cell table:style-name="ce19" table:formula="of:=IF([.BF36];[.BG36]/[.BF36];&quot;&quot;)">
            <text:p/>
          </table:table-cell>
          <table:table-cell table:style-name="ce42"/>
          <table:table-cell table:style-name="ce42" office:value-type="float" office:value="4.6326">
            <text:p>4.63</text:p>
          </table:table-cell>
          <table:table-cell table:style-name="ce19" table:formula="of:=IF([.BJ36];[.BJ36]*[.BK$11]+POWER([.BK$12]-[.BJ36]*[.BK$11]; [.BK$13]);&quot;&quot;)" office:value-type="float" office:value="8.04263445423813">
            <text:p>8.04</text:p>
          </table:table-cell>
          <table:table-cell table:style-name="ce19" table:formula="of:=IF([.BJ36];[.BK36]/[.BJ36];&quot;&quot;)" office:value-type="float" office:value="1.73609516345856">
            <text:p>1.74</text:p>
          </table:table-cell>
          <table:table-cell table:style-name="ce42"/>
          <table:table-cell table:style-name="ce42"/>
          <table:table-cell table:style-name="ce19" table:formula="of:=IF([.BN36];[.BN36]*[.BO$11]+POWER([.BO$12]-[.BN36]*[.BO$11]; [.BO$13]);&quot;&quot;)">
            <text:p/>
          </table:table-cell>
          <table:table-cell table:style-name="ce19" table:formula="of:=IF([.BN36];[.BO36]/[.BN36];&quot;&quot;)">
            <text:p/>
          </table:table-cell>
          <table:table-cell table:style-name="ce42"/>
          <table:table-cell table:style-name="ce42"/>
          <table:table-cell table:style-name="ce19" table:formula="of:=IF([.BR36];[.BR36]*[.BS$11]+POWER([.BS$12]-[.BR36]*[.BS$11]; [.BS$13]);&quot;&quot;)">
            <text:p/>
          </table:table-cell>
          <table:table-cell table:style-name="ce19" table:formula="of:=IF([.BR36];[.BS36]/[.BR36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34" office:value-type="float" office:value="69.97977">
            <text:p>69.98</text:p>
          </table:table-cell>
          <table:table-cell table:style-name="ce19" table:formula="of:=IF([.B37];[.B37]*[.C$11]+POWER([.C$12]-[.B37]*[.C$11]; [.C$13]);&quot;&quot;)" office:value-type="float" office:value="83.2443869461548">
            <text:p>83.24</text:p>
          </table:table-cell>
          <table:table-cell table:style-name="ce19" table:formula="of:=IF([.B37];[.C37]/[.B37];&quot;&quot;)" office:value-type="float" office:value="1.18954930755209">
            <text:p>1.19</text:p>
          </table:table-cell>
          <table:table-cell table:style-name="ce42"/>
          <table:table-cell table:style-name="ce34" office:value-type="float" office:value="59.66946">
            <text:p>59.67</text:p>
          </table:table-cell>
          <table:table-cell table:style-name="ce19" table:formula="of:=IF([.F37];[.F37]*[.G$11]+POWER([.G$12]-[.F37]*[.G$11]; [.G$13]);&quot;&quot;)" office:value-type="float" office:value="72.5127614209826">
            <text:p>72.51</text:p>
          </table:table-cell>
          <table:table-cell table:style-name="ce19" table:formula="of:=IF([.F37];[.G37]/[.F37];&quot;&quot;)" office:value-type="float" office:value="1.21524078516854">
            <text:p>1.22</text:p>
          </table:table-cell>
          <table:table-cell table:style-name="ce42"/>
          <table:table-cell table:style-name="ce34" office:value-type="float" office:value="62.429532">
            <text:p>62.43</text:p>
          </table:table-cell>
          <table:table-cell table:style-name="ce19" table:formula="of:=IF([.J37];[.J37]*[.K$11]+POWER([.K$12]-[.J37]*[.K$11]; [.K$13]);&quot;&quot;)" office:value-type="float" office:value="71.7077965304293">
            <text:p>71.71</text:p>
          </table:table-cell>
          <table:table-cell table:style-name="ce19" table:formula="of:=IF([.J37];[.K37]/[.J37];&quot;&quot;)" office:value-type="float" office:value="1.1486197995274">
            <text:p>1.15</text:p>
          </table:table-cell>
          <table:table-cell table:style-name="ce42"/>
          <table:table-cell table:style-name="ce42"/>
          <table:table-cell table:style-name="ce19" table:formula="of:=IF([.N37];[.N37]*[.O$11]+POWER([.O$12]-[.N37]*[.O$11]; [.O$13]);&quot;&quot;)">
            <text:p/>
          </table:table-cell>
          <table:table-cell table:style-name="ce19" table:formula="of:=IF([.N37];[.O37]/[.N37];&quot;&quot;)">
            <text:p/>
          </table:table-cell>
          <table:table-cell table:style-name="ce42"/>
          <table:table-cell table:style-name="ce30"/>
          <table:table-cell table:style-name="ce19" table:formula="of:=IF([.R37];[.R37]*[.S$11]+POWER([.S$12]-[.R37]*[.S$11]; [.S$13]);&quot;&quot;)">
            <text:p/>
          </table:table-cell>
          <table:table-cell table:style-name="ce19" table:formula="of:=IF([.R37];[.S37]/[.R37];&quot;&quot;)">
            <text:p/>
          </table:table-cell>
          <table:table-cell table:style-name="ce42"/>
          <table:table-cell table:style-name="ce42"/>
          <table:table-cell table:style-name="ce19" table:formula="of:=IF([.V37];[.V37]*[.W$11]+POWER([.W$12]-[.V37]*[.W$11]; [.W$13]);&quot;&quot;)">
            <text:p/>
          </table:table-cell>
          <table:table-cell table:style-name="ce19" table:formula="of:=IF([.V37];[.W37]/[.V37];&quot;&quot;)">
            <text:p/>
          </table:table-cell>
          <table:table-cell table:style-name="ce42"/>
          <table:table-cell table:style-name="ce30"/>
          <table:table-cell table:style-name="ce19" table:formula="of:=IF([.Z37];[.Z37]*[.AA$11]+POWER([.AA$12]-[.Z37]*[.AA$11]; [.AA$13]);&quot;&quot;)">
            <text:p/>
          </table:table-cell>
          <table:table-cell table:style-name="ce19" table:formula="of:=IF([.Z37];[.AA37]/[.Z37];&quot;&quot;)">
            <text:p/>
          </table:table-cell>
          <table:table-cell table:style-name="ce42"/>
          <table:table-cell table:style-name="ce42"/>
          <table:table-cell table:style-name="ce19" table:formula="of:=IF([.AD37];([.AD37]*[.AE$11]*10+POWER([.AE$12]*10-[.AD37]*[.AE$11]*10; [.AE$13]))/10;&quot;&quot;)">
            <text:p/>
          </table:table-cell>
          <table:table-cell table:style-name="ce19" table:formula="of:=IF([.AD37];[.AE37]/[.AD37];&quot;&quot;)">
            <text:p/>
          </table:table-cell>
          <table:table-cell table:style-name="ce42"/>
          <table:table-cell table:style-name="ce42"/>
          <table:table-cell table:style-name="ce19" table:formula="of:=IF([.AH37];([.AH37]*[.AI$11]*10+POWER([.AI$12]*10-[.AH37]*[.AI$11]*10; [.AI$13]))/10;&quot;&quot;)">
            <text:p/>
          </table:table-cell>
          <table:table-cell table:style-name="ce19" table:formula="of:=IF([.AH37];[.AI37]/[.AH37];&quot;&quot;)">
            <text:p/>
          </table:table-cell>
          <table:table-cell table:style-name="ce42"/>
          <table:table-cell table:style-name="ce42"/>
          <table:table-cell table:style-name="ce19" table:formula="of:=IF([.AL37];[.AL37]*[.AM$11]+POWER([.AM$12]-[.AL37]*[.AM$11]; [.AM$13]);&quot;&quot;)">
            <text:p/>
          </table:table-cell>
          <table:table-cell table:style-name="ce19" table:formula="of:=IF([.AL37];[.AM37]/[.AL37];&quot;&quot;)">
            <text:p/>
          </table:table-cell>
          <table:table-cell table:style-name="ce42"/>
          <table:table-cell table:style-name="ce42"/>
          <table:table-cell table:style-name="ce19" table:formula="of:=IF([.AP37];[.AP37]*[.AQ$11]+POWER([.AQ$12]-[.AP37]*[.AQ$11]; [.AQ$13]);&quot;&quot;)">
            <text:p/>
          </table:table-cell>
          <table:table-cell table:style-name="ce19" table:formula="of:=IF([.AP37];[.AQ37]/[.AP37];&quot;&quot;)">
            <text:p/>
          </table:table-cell>
          <table:table-cell table:style-name="ce42"/>
          <table:table-cell table:style-name="ce42"/>
          <table:table-cell table:style-name="ce19" table:formula="of:=IF([.AT37];([.AT37]*[.AU$11]*10+POWER([.AU$12]*10-[.AT37]*[.AU$11]*10; [.AU$13]))/10;&quot;&quot;)">
            <text:p/>
          </table:table-cell>
          <table:table-cell table:style-name="ce19" table:formula="of:=IF([.AT37];[.AU37]/[.AT37];&quot;&quot;)">
            <text:p/>
          </table:table-cell>
          <table:table-cell table:style-name="ce42"/>
          <table:table-cell table:style-name="ce42"/>
          <table:table-cell table:style-name="ce19" table:formula="of:=IF([.AX37];[.AX37]*[.AY$11]+POWER([.AY$12]-[.AX37]*[.AY$11]; [.AY$13]);&quot;&quot;)">
            <text:p/>
          </table:table-cell>
          <table:table-cell table:style-name="ce19" table:formula="of:=IF([.AX37];[.AY37]/[.AX37];&quot;&quot;)">
            <text:p/>
          </table:table-cell>
          <table:table-cell table:style-name="ce42"/>
          <table:table-cell table:style-name="ce42"/>
          <table:table-cell table:style-name="ce19" table:formula="of:=IF([.BB37];[.BB37]*[.BC$11]+POWER([.BC$12]-[.BB37]*[.BC$11]; [.BC$13]);&quot;&quot;)">
            <text:p/>
          </table:table-cell>
          <table:table-cell table:style-name="ce19" table:formula="of:=IF([.BB37];[.BC37]/[.BB37];&quot;&quot;)">
            <text:p/>
          </table:table-cell>
          <table:table-cell table:style-name="ce42"/>
          <table:table-cell table:style-name="ce42"/>
          <table:table-cell table:style-name="ce19" table:formula="of:=IF([.BF37];[.BF37]*[.BG$11]+POWER([.BG$12]-[.BF37]*[.BG$11]; [.BG$13]);&quot;&quot;)">
            <text:p/>
          </table:table-cell>
          <table:table-cell table:style-name="ce19" table:formula="of:=IF([.BF37];[.BG37]/[.BF37];&quot;&quot;)">
            <text:p/>
          </table:table-cell>
          <table:table-cell table:style-name="ce42"/>
          <table:table-cell table:style-name="ce42" office:value-type="float" office:value="5.042736">
            <text:p>5.04</text:p>
          </table:table-cell>
          <table:table-cell table:style-name="ce19" table:formula="of:=IF([.BJ37];[.BJ37]*[.BK$11]+POWER([.BK$12]-[.BJ37]*[.BK$11]; [.BK$13]);&quot;&quot;)" office:value-type="float" office:value="8.59695310976409">
            <text:p>8.60</text:p>
          </table:table-cell>
          <table:table-cell table:style-name="ce19" table:formula="of:=IF([.BJ37];[.BK37]/[.BJ37];&quot;&quot;)" office:value-type="float" office:value="1.70481919136042">
            <text:p>1.70</text:p>
          </table:table-cell>
          <table:table-cell table:style-name="ce42"/>
          <table:table-cell table:style-name="ce42"/>
          <table:table-cell table:style-name="ce19" table:formula="of:=IF([.BN37];[.BN37]*[.BO$11]+POWER([.BO$12]-[.BN37]*[.BO$11]; [.BO$13]);&quot;&quot;)">
            <text:p/>
          </table:table-cell>
          <table:table-cell table:style-name="ce19" table:formula="of:=IF([.BN37];[.BO37]/[.BN37];&quot;&quot;)">
            <text:p/>
          </table:table-cell>
          <table:table-cell table:style-name="ce42"/>
          <table:table-cell table:style-name="ce42"/>
          <table:table-cell table:style-name="ce19" table:formula="of:=IF([.BR37];[.BR37]*[.BS$11]+POWER([.BS$12]-[.BR37]*[.BS$11]; [.BS$13]);&quot;&quot;)">
            <text:p/>
          </table:table-cell>
          <table:table-cell table:style-name="ce19" table:formula="of:=IF([.BR37];[.BS37]/[.BR37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34" office:value-type="float" office:value="69.97977">
            <text:p>69.98</text:p>
          </table:table-cell>
          <table:table-cell table:style-name="ce19" table:formula="of:=IF([.B38];[.B38]*[.C$11]+POWER([.C$12]-[.B38]*[.C$11]; [.C$13]);&quot;&quot;)" office:value-type="float" office:value="83.2443869461548">
            <text:p>83.24</text:p>
          </table:table-cell>
          <table:table-cell table:style-name="ce19" table:formula="of:=IF([.B38];[.C38]/[.B38];&quot;&quot;)" office:value-type="float" office:value="1.18954930755209">
            <text:p>1.19</text:p>
          </table:table-cell>
          <table:table-cell table:style-name="ce42"/>
          <table:table-cell table:style-name="ce34" office:value-type="float" office:value="55.99944">
            <text:p>56.00</text:p>
          </table:table-cell>
          <table:table-cell table:style-name="ce19" table:formula="of:=IF([.F38];[.F38]*[.G$11]+POWER([.G$12]-[.F38]*[.G$11]; [.G$13]);&quot;&quot;)" office:value-type="float" office:value="70.8063667223002">
            <text:p>70.81</text:p>
          </table:table-cell>
          <table:table-cell table:style-name="ce19" table:formula="of:=IF([.F38];[.G38]/[.F38];&quot;&quot;)" office:value-type="float" office:value="1.26441204987586">
            <text:p>1.26</text:p>
          </table:table-cell>
          <table:table-cell table:style-name="ce42"/>
          <table:table-cell table:style-name="ce34" office:value-type="float" office:value="57.9963">
            <text:p>58.00</text:p>
          </table:table-cell>
          <table:table-cell table:style-name="ce19" table:formula="of:=IF([.J38];[.J38]*[.K$11]+POWER([.K$12]-[.J38]*[.K$11]; [.K$13]);&quot;&quot;)" office:value-type="float" office:value="69.7652590001488">
            <text:p>69.77</text:p>
          </table:table-cell>
          <table:table-cell table:style-name="ce19" table:formula="of:=IF([.J38];[.K38]/[.J38];&quot;&quot;)" office:value-type="float" office:value="1.20292603149078">
            <text:p>1.20</text:p>
          </table:table-cell>
          <table:table-cell table:style-name="ce42"/>
          <table:table-cell table:style-name="ce42"/>
          <table:table-cell table:style-name="ce19" table:formula="of:=IF([.N38];[.N38]*[.O$11]+POWER([.O$12]-[.N38]*[.O$11]; [.O$13]);&quot;&quot;)">
            <text:p/>
          </table:table-cell>
          <table:table-cell table:style-name="ce19" table:formula="of:=IF([.N38];[.O38]/[.N38];&quot;&quot;)">
            <text:p/>
          </table:table-cell>
          <table:table-cell table:style-name="ce42"/>
          <table:table-cell table:style-name="ce30"/>
          <table:table-cell table:style-name="ce19" table:formula="of:=IF([.R38];[.R38]*[.S$11]+POWER([.S$12]-[.R38]*[.S$11]; [.S$13]);&quot;&quot;)">
            <text:p/>
          </table:table-cell>
          <table:table-cell table:style-name="ce19" table:formula="of:=IF([.R38];[.S38]/[.R38];&quot;&quot;)">
            <text:p/>
          </table:table-cell>
          <table:table-cell table:style-name="ce42"/>
          <table:table-cell table:style-name="ce42"/>
          <table:table-cell table:style-name="ce19" table:formula="of:=IF([.V38];[.V38]*[.W$11]+POWER([.W$12]-[.V38]*[.W$11]; [.W$13]);&quot;&quot;)">
            <text:p/>
          </table:table-cell>
          <table:table-cell table:style-name="ce19" table:formula="of:=IF([.V38];[.W38]/[.V38];&quot;&quot;)">
            <text:p/>
          </table:table-cell>
          <table:table-cell table:style-name="ce42"/>
          <table:table-cell table:style-name="ce30"/>
          <table:table-cell table:style-name="ce19" table:formula="of:=IF([.Z38];[.Z38]*[.AA$11]+POWER([.AA$12]-[.Z38]*[.AA$11]; [.AA$13]);&quot;&quot;)">
            <text:p/>
          </table:table-cell>
          <table:table-cell table:style-name="ce19" table:formula="of:=IF([.Z38];[.AA38]/[.Z38];&quot;&quot;)">
            <text:p/>
          </table:table-cell>
          <table:table-cell table:style-name="ce42"/>
          <table:table-cell table:style-name="ce42"/>
          <table:table-cell table:style-name="ce19" table:formula="of:=IF([.AD38];([.AD38]*[.AE$11]*10+POWER([.AE$12]*10-[.AD38]*[.AE$11]*10; [.AE$13]))/10;&quot;&quot;)">
            <text:p/>
          </table:table-cell>
          <table:table-cell table:style-name="ce19" table:formula="of:=IF([.AD38];[.AE38]/[.AD38];&quot;&quot;)">
            <text:p/>
          </table:table-cell>
          <table:table-cell table:style-name="ce42"/>
          <table:table-cell table:style-name="ce42"/>
          <table:table-cell table:style-name="ce19" table:formula="of:=IF([.AH38];([.AH38]*[.AI$11]*10+POWER([.AI$12]*10-[.AH38]*[.AI$11]*10; [.AI$13]))/10;&quot;&quot;)">
            <text:p/>
          </table:table-cell>
          <table:table-cell table:style-name="ce19" table:formula="of:=IF([.AH38];[.AI38]/[.AH38];&quot;&quot;)">
            <text:p/>
          </table:table-cell>
          <table:table-cell table:style-name="ce42"/>
          <table:table-cell table:style-name="ce42"/>
          <table:table-cell table:style-name="ce19" table:formula="of:=IF([.AL38];[.AL38]*[.AM$11]+POWER([.AM$12]-[.AL38]*[.AM$11]; [.AM$13]);&quot;&quot;)">
            <text:p/>
          </table:table-cell>
          <table:table-cell table:style-name="ce19" table:formula="of:=IF([.AL38];[.AM38]/[.AL38];&quot;&quot;)">
            <text:p/>
          </table:table-cell>
          <table:table-cell table:style-name="ce42"/>
          <table:table-cell table:style-name="ce42"/>
          <table:table-cell table:style-name="ce19" table:formula="of:=IF([.AP38];[.AP38]*[.AQ$11]+POWER([.AQ$12]-[.AP38]*[.AQ$11]; [.AQ$13]);&quot;&quot;)">
            <text:p/>
          </table:table-cell>
          <table:table-cell table:style-name="ce19" table:formula="of:=IF([.AP38];[.AQ38]/[.AP38];&quot;&quot;)">
            <text:p/>
          </table:table-cell>
          <table:table-cell table:style-name="ce42"/>
          <table:table-cell table:style-name="ce42"/>
          <table:table-cell table:style-name="ce19" table:formula="of:=IF([.AT38];([.AT38]*[.AU$11]*10+POWER([.AU$12]*10-[.AT38]*[.AU$11]*10; [.AU$13]))/10;&quot;&quot;)">
            <text:p/>
          </table:table-cell>
          <table:table-cell table:style-name="ce19" table:formula="of:=IF([.AT38];[.AU38]/[.AT38];&quot;&quot;)">
            <text:p/>
          </table:table-cell>
          <table:table-cell table:style-name="ce42"/>
          <table:table-cell table:style-name="ce42"/>
          <table:table-cell table:style-name="ce19" table:formula="of:=IF([.AX38];[.AX38]*[.AY$11]+POWER([.AY$12]-[.AX38]*[.AY$11]; [.AY$13]);&quot;&quot;)">
            <text:p/>
          </table:table-cell>
          <table:table-cell table:style-name="ce19" table:formula="of:=IF([.AX38];[.AY38]/[.AX38];&quot;&quot;)">
            <text:p/>
          </table:table-cell>
          <table:table-cell table:style-name="ce42"/>
          <table:table-cell table:style-name="ce42"/>
          <table:table-cell table:style-name="ce19" table:formula="of:=IF([.BB38];[.BB38]*[.BC$11]+POWER([.BC$12]-[.BB38]*[.BC$11]; [.BC$13]);&quot;&quot;)">
            <text:p/>
          </table:table-cell>
          <table:table-cell table:style-name="ce19" table:formula="of:=IF([.BB38];[.BC38]/[.BB38];&quot;&quot;)">
            <text:p/>
          </table:table-cell>
          <table:table-cell table:style-name="ce42"/>
          <table:table-cell table:style-name="ce42"/>
          <table:table-cell table:style-name="ce19" table:formula="of:=IF([.BF38];[.BF38]*[.BG$11]+POWER([.BG$12]-[.BF38]*[.BG$11]; [.BG$13]);&quot;&quot;)">
            <text:p/>
          </table:table-cell>
          <table:table-cell table:style-name="ce19" table:formula="of:=IF([.BF38];[.BG38]/[.BF38];&quot;&quot;)">
            <text:p/>
          </table:table-cell>
          <table:table-cell table:style-name="ce42"/>
          <table:table-cell table:style-name="ce42" office:value-type="float" office:value="4.1016">
            <text:p>4.10</text:p>
          </table:table-cell>
          <table:table-cell table:style-name="ce19" table:formula="of:=IF([.BJ38];[.BJ38]*[.BK$11]+POWER([.BK$12]-[.BJ38]*[.BK$11]; [.BK$13]);&quot;&quot;)" office:value-type="float" office:value="7.31897350351638">
            <text:p>7.32</text:p>
          </table:table-cell>
          <table:table-cell table:style-name="ce19" table:formula="of:=IF([.BJ38];[.BK38]/[.BJ38];&quot;&quot;)" office:value-type="float" office:value="1.78441912997766">
            <text:p>1.78</text:p>
          </table:table-cell>
          <table:table-cell table:style-name="ce42"/>
          <table:table-cell table:style-name="ce42"/>
          <table:table-cell table:style-name="ce19" table:formula="of:=IF([.BN38];[.BN38]*[.BO$11]+POWER([.BO$12]-[.BN38]*[.BO$11]; [.BO$13]);&quot;&quot;)">
            <text:p/>
          </table:table-cell>
          <table:table-cell table:style-name="ce19" table:formula="of:=IF([.BN38];[.BO38]/[.BN38];&quot;&quot;)">
            <text:p/>
          </table:table-cell>
          <table:table-cell table:style-name="ce42"/>
          <table:table-cell table:style-name="ce42"/>
          <table:table-cell table:style-name="ce19" table:formula="of:=IF([.BR38];[.BR38]*[.BS$11]+POWER([.BS$12]-[.BR38]*[.BS$11]; [.BS$13]);&quot;&quot;)">
            <text:p/>
          </table:table-cell>
          <table:table-cell table:style-name="ce19" table:formula="of:=IF([.BR38];[.BS38]/[.BR38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34" office:value-type="float" office:value="74.6193">
            <text:p>74.62</text:p>
          </table:table-cell>
          <table:table-cell table:style-name="ce19" table:formula="of:=IF([.B39];[.B39]*[.C$11]+POWER([.C$12]-[.B39]*[.C$11]; [.C$13]);&quot;&quot;)" office:value-type="float" office:value="85.3262188093052">
            <text:p>85.33</text:p>
          </table:table-cell>
          <table:table-cell table:style-name="ce19" table:formula="of:=IF([.B39];[.C39]/[.B39];&quot;&quot;)" office:value-type="float" office:value="1.14348725878298">
            <text:p>1.14</text:p>
          </table:table-cell>
          <table:table-cell table:style-name="ce42"/>
          <table:table-cell table:style-name="ce34" office:value-type="float" office:value="67.31046">
            <text:p>67.31</text:p>
          </table:table-cell>
          <table:table-cell table:style-name="ce19" table:formula="of:=IF([.F39];[.F39]*[.G$11]+POWER([.G$12]-[.F39]*[.G$11]; [.G$13]);&quot;&quot;)" office:value-type="float" office:value="75.8791347764996">
            <text:p>75.88</text:p>
          </table:table-cell>
          <table:table-cell table:style-name="ce19" table:formula="of:=IF([.F39];[.G39]/[.F39];&quot;&quot;)" office:value-type="float" office:value="1.12730079064234">
            <text:p>1.13</text:p>
          </table:table-cell>
          <table:table-cell table:style-name="ce42"/>
          <table:table-cell table:style-name="ce34" office:value-type="float" office:value="46.7505">
            <text:p>46.75</text:p>
          </table:table-cell>
          <table:table-cell table:style-name="ce19" table:formula="of:=IF([.J39];[.J39]*[.K$11]+POWER([.K$12]-[.J39]*[.K$11]; [.K$13]);&quot;&quot;)" office:value-type="float" office:value="64.4654169722986">
            <text:p>64.47</text:p>
          </table:table-cell>
          <table:table-cell table:style-name="ce19" table:formula="of:=IF([.J39];[.K39]/[.J39];&quot;&quot;)" office:value-type="float" office:value="1.37892465261973">
            <text:p>1.38</text:p>
          </table:table-cell>
          <table:table-cell table:style-name="ce42"/>
          <table:table-cell table:style-name="ce42"/>
          <table:table-cell table:style-name="ce19" table:formula="of:=IF([.N39];[.N39]*[.O$11]+POWER([.O$12]-[.N39]*[.O$11]; [.O$13]);&quot;&quot;)">
            <text:p/>
          </table:table-cell>
          <table:table-cell table:style-name="ce19" table:formula="of:=IF([.N39];[.O39]/[.N39];&quot;&quot;)">
            <text:p/>
          </table:table-cell>
          <table:table-cell table:style-name="ce42"/>
          <table:table-cell table:style-name="ce30"/>
          <table:table-cell table:style-name="ce19" table:formula="of:=IF([.R39];[.R39]*[.S$11]+POWER([.S$12]-[.R39]*[.S$11]; [.S$13]);&quot;&quot;)">
            <text:p/>
          </table:table-cell>
          <table:table-cell table:style-name="ce19" table:formula="of:=IF([.R39];[.S39]/[.R39];&quot;&quot;)">
            <text:p/>
          </table:table-cell>
          <table:table-cell table:style-name="ce42"/>
          <table:table-cell table:style-name="ce42"/>
          <table:table-cell table:style-name="ce19" table:formula="of:=IF([.V39];[.V39]*[.W$11]+POWER([.W$12]-[.V39]*[.W$11]; [.W$13]);&quot;&quot;)">
            <text:p/>
          </table:table-cell>
          <table:table-cell table:style-name="ce19" table:formula="of:=IF([.V39];[.W39]/[.V39];&quot;&quot;)">
            <text:p/>
          </table:table-cell>
          <table:table-cell table:style-name="ce42"/>
          <table:table-cell table:style-name="ce30"/>
          <table:table-cell table:style-name="ce19" table:formula="of:=IF([.Z39];[.Z39]*[.AA$11]+POWER([.AA$12]-[.Z39]*[.AA$11]; [.AA$13]);&quot;&quot;)">
            <text:p/>
          </table:table-cell>
          <table:table-cell table:style-name="ce19" table:formula="of:=IF([.Z39];[.AA39]/[.Z39];&quot;&quot;)">
            <text:p/>
          </table:table-cell>
          <table:table-cell table:style-name="ce42"/>
          <table:table-cell table:style-name="ce42"/>
          <table:table-cell table:style-name="ce19" table:formula="of:=IF([.AD39];([.AD39]*[.AE$11]*10+POWER([.AE$12]*10-[.AD39]*[.AE$11]*10; [.AE$13]))/10;&quot;&quot;)">
            <text:p/>
          </table:table-cell>
          <table:table-cell table:style-name="ce19" table:formula="of:=IF([.AD39];[.AE39]/[.AD39];&quot;&quot;)">
            <text:p/>
          </table:table-cell>
          <table:table-cell table:style-name="ce42"/>
          <table:table-cell table:style-name="ce42"/>
          <table:table-cell table:style-name="ce19" table:formula="of:=IF([.AH39];([.AH39]*[.AI$11]*10+POWER([.AI$12]*10-[.AH39]*[.AI$11]*10; [.AI$13]))/10;&quot;&quot;)">
            <text:p/>
          </table:table-cell>
          <table:table-cell table:style-name="ce19" table:formula="of:=IF([.AH39];[.AI39]/[.AH39];&quot;&quot;)">
            <text:p/>
          </table:table-cell>
          <table:table-cell table:style-name="ce42"/>
          <table:table-cell table:style-name="ce42"/>
          <table:table-cell table:style-name="ce19" table:formula="of:=IF([.AL39];[.AL39]*[.AM$11]+POWER([.AM$12]-[.AL39]*[.AM$11]; [.AM$13]);&quot;&quot;)">
            <text:p/>
          </table:table-cell>
          <table:table-cell table:style-name="ce19" table:formula="of:=IF([.AL39];[.AM39]/[.AL39];&quot;&quot;)">
            <text:p/>
          </table:table-cell>
          <table:table-cell table:style-name="ce42"/>
          <table:table-cell table:style-name="ce42"/>
          <table:table-cell table:style-name="ce19" table:formula="of:=IF([.AP39];[.AP39]*[.AQ$11]+POWER([.AQ$12]-[.AP39]*[.AQ$11]; [.AQ$13]);&quot;&quot;)">
            <text:p/>
          </table:table-cell>
          <table:table-cell table:style-name="ce19" table:formula="of:=IF([.AP39];[.AQ39]/[.AP39];&quot;&quot;)">
            <text:p/>
          </table:table-cell>
          <table:table-cell table:style-name="ce42"/>
          <table:table-cell table:style-name="ce42"/>
          <table:table-cell table:style-name="ce19" table:formula="of:=IF([.AT39];([.AT39]*[.AU$11]*10+POWER([.AU$12]*10-[.AT39]*[.AU$11]*10; [.AU$13]))/10;&quot;&quot;)">
            <text:p/>
          </table:table-cell>
          <table:table-cell table:style-name="ce19" table:formula="of:=IF([.AT39];[.AU39]/[.AT39];&quot;&quot;)">
            <text:p/>
          </table:table-cell>
          <table:table-cell table:style-name="ce42"/>
          <table:table-cell table:style-name="ce42"/>
          <table:table-cell table:style-name="ce19" table:formula="of:=IF([.AX39];[.AX39]*[.AY$11]+POWER([.AY$12]-[.AX39]*[.AY$11]; [.AY$13]);&quot;&quot;)">
            <text:p/>
          </table:table-cell>
          <table:table-cell table:style-name="ce19" table:formula="of:=IF([.AX39];[.AY39]/[.AX39];&quot;&quot;)">
            <text:p/>
          </table:table-cell>
          <table:table-cell table:style-name="ce42"/>
          <table:table-cell table:style-name="ce42"/>
          <table:table-cell table:style-name="ce19" table:formula="of:=IF([.BB39];[.BB39]*[.BC$11]+POWER([.BC$12]-[.BB39]*[.BC$11]; [.BC$13]);&quot;&quot;)">
            <text:p/>
          </table:table-cell>
          <table:table-cell table:style-name="ce19" table:formula="of:=IF([.BB39];[.BC39]/[.BB39];&quot;&quot;)">
            <text:p/>
          </table:table-cell>
          <table:table-cell table:style-name="ce42"/>
          <table:table-cell table:style-name="ce42"/>
          <table:table-cell table:style-name="ce19" table:formula="of:=IF([.BF39];[.BF39]*[.BG$11]+POWER([.BG$12]-[.BF39]*[.BG$11]; [.BG$13]);&quot;&quot;)">
            <text:p/>
          </table:table-cell>
          <table:table-cell table:style-name="ce19" table:formula="of:=IF([.BF39];[.BG39]/[.BF39];&quot;&quot;)">
            <text:p/>
          </table:table-cell>
          <table:table-cell table:style-name="ce42"/>
          <table:table-cell table:style-name="ce42" office:value-type="float" office:value="3.585924">
            <text:p>3.59</text:p>
          </table:table-cell>
          <table:table-cell table:style-name="ce19" table:formula="of:=IF([.BJ39];[.BJ39]*[.BK$11]+POWER([.BK$12]-[.BJ39]*[.BK$11]; [.BK$13]);&quot;&quot;)" office:value-type="float" office:value="6.61125953329221">
            <text:p>6.61</text:p>
          </table:table-cell>
          <table:table-cell table:style-name="ce19" table:formula="of:=IF([.BJ39];[.BK39]/[.BJ39];&quot;&quot;)" office:value-type="float" office:value="1.84366973011481">
            <text:p>1.84</text:p>
          </table:table-cell>
          <table:table-cell table:style-name="ce42"/>
          <table:table-cell table:style-name="ce42"/>
          <table:table-cell table:style-name="ce19" table:formula="of:=IF([.BN39];[.BN39]*[.BO$11]+POWER([.BO$12]-[.BN39]*[.BO$11]; [.BO$13]);&quot;&quot;)">
            <text:p/>
          </table:table-cell>
          <table:table-cell table:style-name="ce19" table:formula="of:=IF([.BN39];[.BO39]/[.BN39];&quot;&quot;)">
            <text:p/>
          </table:table-cell>
          <table:table-cell table:style-name="ce42"/>
          <table:table-cell table:style-name="ce42"/>
          <table:table-cell table:style-name="ce19" table:formula="of:=IF([.BR39];[.BR39]*[.BS$11]+POWER([.BS$12]-[.BR39]*[.BS$11]; [.BS$13]);&quot;&quot;)">
            <text:p/>
          </table:table-cell>
          <table:table-cell table:style-name="ce19" table:formula="of:=IF([.BR39];[.BS39]/[.BR39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34" office:value-type="float" office:value="66.64728">
            <text:p>66.65</text:p>
          </table:table-cell>
          <table:table-cell table:style-name="ce19" table:formula="of:=IF([.B40];[.B40]*[.C$11]+POWER([.C$12]-[.B40]*[.C$11]; [.C$13]);&quot;&quot;)" office:value-type="float" office:value="81.6874596422111">
            <text:p>81.69</text:p>
          </table:table-cell>
          <table:table-cell table:style-name="ce19" table:formula="of:=IF([.B40];[.C40]/[.B40];&quot;&quot;)" office:value-type="float" office:value="1.22566831898033">
            <text:p>1.23</text:p>
          </table:table-cell>
          <table:table-cell table:style-name="ce42"/>
          <table:table-cell table:style-name="ce34" office:value-type="float" office:value="53.7414">
            <text:p>53.74</text:p>
          </table:table-cell>
          <table:table-cell table:style-name="ce19" table:formula="of:=IF([.F40];[.F40]*[.G$11]+POWER([.G$12]-[.F40]*[.G$11]; [.G$13]);&quot;&quot;)" office:value-type="float" office:value="69.7341983026928">
            <text:p>69.73</text:p>
          </table:table-cell>
          <table:table-cell table:style-name="ce19" table:formula="of:=IF([.F40];[.G40]/[.F40];&quot;&quot;)" office:value-type="float" office:value="1.29758804762609">
            <text:p>1.30</text:p>
          </table:table-cell>
          <table:table-cell table:style-name="ce42"/>
          <table:table-cell table:style-name="ce34" office:value-type="float" office:value="46.99995">
            <text:p>47.00</text:p>
          </table:table-cell>
          <table:table-cell table:style-name="ce19" table:formula="of:=IF([.J40];[.J40]*[.K$11]+POWER([.K$12]-[.J40]*[.K$11]; [.K$13]);&quot;&quot;)" office:value-type="float" office:value="64.5873440197363">
            <text:p>64.59</text:p>
          </table:table-cell>
          <table:table-cell table:style-name="ce19" table:formula="of:=IF([.J40];[.K40]/[.J40];&quot;&quot;)" office:value-type="float" office:value="1.37420027084574">
            <text:p>1.37</text:p>
          </table:table-cell>
          <table:table-cell table:style-name="ce42"/>
          <table:table-cell table:style-name="ce42"/>
          <table:table-cell table:style-name="ce19" table:formula="of:=IF([.N40];[.N40]*[.O$11]+POWER([.O$12]-[.N40]*[.O$11]; [.O$13]);&quot;&quot;)">
            <text:p/>
          </table:table-cell>
          <table:table-cell table:style-name="ce19" table:formula="of:=IF([.N40];[.O40]/[.N40];&quot;&quot;)">
            <text:p/>
          </table:table-cell>
          <table:table-cell table:style-name="ce42"/>
          <table:table-cell table:style-name="ce30"/>
          <table:table-cell table:style-name="ce19" table:formula="of:=IF([.R40];[.R40]*[.S$11]+POWER([.S$12]-[.R40]*[.S$11]; [.S$13]);&quot;&quot;)">
            <text:p/>
          </table:table-cell>
          <table:table-cell table:style-name="ce19" table:formula="of:=IF([.R40];[.S40]/[.R40];&quot;&quot;)">
            <text:p/>
          </table:table-cell>
          <table:table-cell table:style-name="ce42"/>
          <table:table-cell table:style-name="ce42"/>
          <table:table-cell table:style-name="ce19" table:formula="of:=IF([.V40];[.V40]*[.W$11]+POWER([.W$12]-[.V40]*[.W$11]; [.W$13]);&quot;&quot;)">
            <text:p/>
          </table:table-cell>
          <table:table-cell table:style-name="ce19" table:formula="of:=IF([.V40];[.W40]/[.V40];&quot;&quot;)">
            <text:p/>
          </table:table-cell>
          <table:table-cell table:style-name="ce42"/>
          <table:table-cell table:style-name="ce30"/>
          <table:table-cell table:style-name="ce19" table:formula="of:=IF([.Z40];[.Z40]*[.AA$11]+POWER([.AA$12]-[.Z40]*[.AA$11]; [.AA$13]);&quot;&quot;)">
            <text:p/>
          </table:table-cell>
          <table:table-cell table:style-name="ce19" table:formula="of:=IF([.Z40];[.AA40]/[.Z40];&quot;&quot;)">
            <text:p/>
          </table:table-cell>
          <table:table-cell table:style-name="ce42"/>
          <table:table-cell table:style-name="ce42"/>
          <table:table-cell table:style-name="ce19" table:formula="of:=IF([.AD40];([.AD40]*[.AE$11]*10+POWER([.AE$12]*10-[.AD40]*[.AE$11]*10; [.AE$13]))/10;&quot;&quot;)">
            <text:p/>
          </table:table-cell>
          <table:table-cell table:style-name="ce19" table:formula="of:=IF([.AD40];[.AE40]/[.AD40];&quot;&quot;)">
            <text:p/>
          </table:table-cell>
          <table:table-cell table:style-name="ce42"/>
          <table:table-cell table:style-name="ce42"/>
          <table:table-cell table:style-name="ce19" table:formula="of:=IF([.AH40];([.AH40]*[.AI$11]*10+POWER([.AI$12]*10-[.AH40]*[.AI$11]*10; [.AI$13]))/10;&quot;&quot;)">
            <text:p/>
          </table:table-cell>
          <table:table-cell table:style-name="ce19" table:formula="of:=IF([.AH40];[.AI40]/[.AH40];&quot;&quot;)">
            <text:p/>
          </table:table-cell>
          <table:table-cell table:style-name="ce42"/>
          <table:table-cell table:style-name="ce42"/>
          <table:table-cell table:style-name="ce19" table:formula="of:=IF([.AL40];[.AL40]*[.AM$11]+POWER([.AM$12]-[.AL40]*[.AM$11]; [.AM$13]);&quot;&quot;)">
            <text:p/>
          </table:table-cell>
          <table:table-cell table:style-name="ce19" table:formula="of:=IF([.AL40];[.AM40]/[.AL40];&quot;&quot;)">
            <text:p/>
          </table:table-cell>
          <table:table-cell table:style-name="ce42"/>
          <table:table-cell table:style-name="ce42"/>
          <table:table-cell table:style-name="ce19" table:formula="of:=IF([.AP40];[.AP40]*[.AQ$11]+POWER([.AQ$12]-[.AP40]*[.AQ$11]; [.AQ$13]);&quot;&quot;)">
            <text:p/>
          </table:table-cell>
          <table:table-cell table:style-name="ce19" table:formula="of:=IF([.AP40];[.AQ40]/[.AP40];&quot;&quot;)">
            <text:p/>
          </table:table-cell>
          <table:table-cell table:style-name="ce42"/>
          <table:table-cell table:style-name="ce42"/>
          <table:table-cell table:style-name="ce19" table:formula="of:=IF([.AT40];([.AT40]*[.AU$11]*10+POWER([.AU$12]*10-[.AT40]*[.AU$11]*10; [.AU$13]))/10;&quot;&quot;)">
            <text:p/>
          </table:table-cell>
          <table:table-cell table:style-name="ce19" table:formula="of:=IF([.AT40];[.AU40]/[.AT40];&quot;&quot;)">
            <text:p/>
          </table:table-cell>
          <table:table-cell table:style-name="ce42"/>
          <table:table-cell table:style-name="ce42"/>
          <table:table-cell table:style-name="ce19" table:formula="of:=IF([.AX40];[.AX40]*[.AY$11]+POWER([.AY$12]-[.AX40]*[.AY$11]; [.AY$13]);&quot;&quot;)">
            <text:p/>
          </table:table-cell>
          <table:table-cell table:style-name="ce19" table:formula="of:=IF([.AX40];[.AY40]/[.AX40];&quot;&quot;)">
            <text:p/>
          </table:table-cell>
          <table:table-cell table:style-name="ce42"/>
          <table:table-cell table:style-name="ce42"/>
          <table:table-cell table:style-name="ce19" table:formula="of:=IF([.BB40];[.BB40]*[.BC$11]+POWER([.BC$12]-[.BB40]*[.BC$11]; [.BC$13]);&quot;&quot;)">
            <text:p/>
          </table:table-cell>
          <table:table-cell table:style-name="ce19" table:formula="of:=IF([.BB40];[.BC40]/[.BB40];&quot;&quot;)">
            <text:p/>
          </table:table-cell>
          <table:table-cell table:style-name="ce42"/>
          <table:table-cell table:style-name="ce42"/>
          <table:table-cell table:style-name="ce19" table:formula="of:=IF([.BF40];[.BF40]*[.BG$11]+POWER([.BG$12]-[.BF40]*[.BG$11]; [.BG$13]);&quot;&quot;)">
            <text:p/>
          </table:table-cell>
          <table:table-cell table:style-name="ce19" table:formula="of:=IF([.BF40];[.BG40]/[.BF40];&quot;&quot;)">
            <text:p/>
          </table:table-cell>
          <table:table-cell table:style-name="ce42"/>
          <table:table-cell table:style-name="ce42" office:value-type="float" office:value="5.05008">
            <text:p>5.05</text:p>
          </table:table-cell>
          <table:table-cell table:style-name="ce19" table:formula="of:=IF([.BJ40];[.BJ40]*[.BK$11]+POWER([.BK$12]-[.BJ40]*[.BK$11]; [.BK$13]);&quot;&quot;)" office:value-type="float" office:value="8.6068343293887">
            <text:p>8.61</text:p>
          </table:table-cell>
          <table:table-cell table:style-name="ce19" table:formula="of:=IF([.BJ40];[.BK40]/[.BJ40];&quot;&quot;)" office:value-type="float" office:value="1.70429663082341">
            <text:p>1.70</text:p>
          </table:table-cell>
          <table:table-cell table:style-name="ce42"/>
          <table:table-cell table:style-name="ce42"/>
          <table:table-cell table:style-name="ce19" table:formula="of:=IF([.BN40];[.BN40]*[.BO$11]+POWER([.BO$12]-[.BN40]*[.BO$11]; [.BO$13]);&quot;&quot;)">
            <text:p/>
          </table:table-cell>
          <table:table-cell table:style-name="ce19" table:formula="of:=IF([.BN40];[.BO40]/[.BN40];&quot;&quot;)">
            <text:p/>
          </table:table-cell>
          <table:table-cell table:style-name="ce42"/>
          <table:table-cell table:style-name="ce42"/>
          <table:table-cell table:style-name="ce19" table:formula="of:=IF([.BR40];[.BR40]*[.BS$11]+POWER([.BS$12]-[.BR40]*[.BS$11]; [.BS$13]);&quot;&quot;)">
            <text:p/>
          </table:table-cell>
          <table:table-cell table:style-name="ce19" table:formula="of:=IF([.BR40];[.BS40]/[.BR40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34" office:value-type="float" office:value="58.1589">
            <text:p>58.16</text:p>
          </table:table-cell>
          <table:table-cell table:style-name="ce19" table:formula="of:=IF([.B41];[.B41]*[.C$11]+POWER([.C$12]-[.B41]*[.C$11]; [.C$13]);&quot;&quot;)" office:value-type="float" office:value="77.549361322141">
            <text:p>77.55</text:p>
          </table:table-cell>
          <table:table-cell table:style-name="ce19" table:formula="of:=IF([.B41];[.C41]/[.B41];&quot;&quot;)" office:value-type="float" office:value="1.33340488424198">
            <text:p>1.33</text:p>
          </table:table-cell>
          <table:table-cell table:style-name="ce42"/>
          <table:table-cell table:style-name="ce34" office:value-type="float" office:value="62.771856">
            <text:p>62.77</text:p>
          </table:table-cell>
          <table:table-cell table:style-name="ce19" table:formula="of:=IF([.F41];[.F41]*[.G$11]+POWER([.G$12]-[.F41]*[.G$11]; [.G$13]);&quot;&quot;)" office:value-type="float" office:value="73.914293720842">
            <text:p>73.91</text:p>
          </table:table-cell>
          <table:table-cell table:style-name="ce19" table:formula="of:=IF([.F41];[.G41]/[.F41];&quot;&quot;)" office:value-type="float" office:value="1.17750690246983">
            <text:p>1.18</text:p>
          </table:table-cell>
          <table:table-cell table:style-name="ce42"/>
          <table:table-cell table:style-name="ce34" office:value-type="float" office:value="42.4896">
            <text:p>42.49</text:p>
          </table:table-cell>
          <table:table-cell table:style-name="ce19" table:formula="of:=IF([.J41];[.J41]*[.K$11]+POWER([.K$12]-[.J41]*[.K$11]; [.K$13]);&quot;&quot;)" office:value-type="float" office:value="62.3584039424531">
            <text:p>62.36</text:p>
          </table:table-cell>
          <table:table-cell table:style-name="ce19" table:formula="of:=IF([.J41];[.K41]/[.J41];&quot;&quot;)" office:value-type="float" office:value="1.46761569754606">
            <text:p>1.47</text:p>
          </table:table-cell>
          <table:table-cell table:style-name="ce42"/>
          <table:table-cell table:style-name="ce42"/>
          <table:table-cell table:style-name="ce19" table:formula="of:=IF([.N41];[.N41]*[.O$11]+POWER([.O$12]-[.N41]*[.O$11]; [.O$13]);&quot;&quot;)">
            <text:p/>
          </table:table-cell>
          <table:table-cell table:style-name="ce19" table:formula="of:=IF([.N41];[.O41]/[.N41];&quot;&quot;)">
            <text:p/>
          </table:table-cell>
          <table:table-cell table:style-name="ce42"/>
          <table:table-cell table:style-name="ce30"/>
          <table:table-cell table:style-name="ce19" table:formula="of:=IF([.R41];[.R41]*[.S$11]+POWER([.S$12]-[.R41]*[.S$11]; [.S$13]);&quot;&quot;)">
            <text:p/>
          </table:table-cell>
          <table:table-cell table:style-name="ce19" table:formula="of:=IF([.R41];[.S41]/[.R41];&quot;&quot;)">
            <text:p/>
          </table:table-cell>
          <table:table-cell table:style-name="ce42"/>
          <table:table-cell table:style-name="ce42"/>
          <table:table-cell table:style-name="ce19" table:formula="of:=IF([.V41];[.V41]*[.W$11]+POWER([.W$12]-[.V41]*[.W$11]; [.W$13]);&quot;&quot;)">
            <text:p/>
          </table:table-cell>
          <table:table-cell table:style-name="ce19" table:formula="of:=IF([.V41];[.W41]/[.V41];&quot;&quot;)">
            <text:p/>
          </table:table-cell>
          <table:table-cell table:style-name="ce42"/>
          <table:table-cell table:style-name="ce42"/>
          <table:table-cell table:style-name="ce19" table:formula="of:=IF([.Z41];[.Z41]*[.AA$11]+POWER([.AA$12]-[.Z41]*[.AA$11]; [.AA$13]);&quot;&quot;)">
            <text:p/>
          </table:table-cell>
          <table:table-cell table:style-name="ce19" table:formula="of:=IF([.Z41];[.AA41]/[.Z41];&quot;&quot;)">
            <text:p/>
          </table:table-cell>
          <table:table-cell table:style-name="ce42"/>
          <table:table-cell table:style-name="ce42"/>
          <table:table-cell table:style-name="ce19" table:formula="of:=IF([.AD41];([.AD41]*[.AE$11]*10+POWER([.AE$12]*10-[.AD41]*[.AE$11]*10; [.AE$13]))/10;&quot;&quot;)">
            <text:p/>
          </table:table-cell>
          <table:table-cell table:style-name="ce19" table:formula="of:=IF([.AD41];[.AE41]/[.AD41];&quot;&quot;)">
            <text:p/>
          </table:table-cell>
          <table:table-cell table:style-name="ce42"/>
          <table:table-cell table:style-name="ce42"/>
          <table:table-cell table:style-name="ce19" table:formula="of:=IF([.AH41];([.AH41]*[.AI$11]*10+POWER([.AI$12]*10-[.AH41]*[.AI$11]*10; [.AI$13]))/10;&quot;&quot;)">
            <text:p/>
          </table:table-cell>
          <table:table-cell table:style-name="ce19" table:formula="of:=IF([.AH41];[.AI41]/[.AH41];&quot;&quot;)">
            <text:p/>
          </table:table-cell>
          <table:table-cell table:style-name="ce42"/>
          <table:table-cell table:style-name="ce42"/>
          <table:table-cell table:style-name="ce19" table:formula="of:=IF([.AL41];[.AL41]*[.AM$11]+POWER([.AM$12]-[.AL41]*[.AM$11]; [.AM$13]);&quot;&quot;)">
            <text:p/>
          </table:table-cell>
          <table:table-cell table:style-name="ce19" table:formula="of:=IF([.AL41];[.AM41]/[.AL41];&quot;&quot;)">
            <text:p/>
          </table:table-cell>
          <table:table-cell table:style-name="ce42"/>
          <table:table-cell table:style-name="ce42"/>
          <table:table-cell table:style-name="ce19" table:formula="of:=IF([.AP41];[.AP41]*[.AQ$11]+POWER([.AQ$12]-[.AP41]*[.AQ$11]; [.AQ$13]);&quot;&quot;)">
            <text:p/>
          </table:table-cell>
          <table:table-cell table:style-name="ce19" table:formula="of:=IF([.AP41];[.AQ41]/[.AP41];&quot;&quot;)">
            <text:p/>
          </table:table-cell>
          <table:table-cell table:style-name="ce42"/>
          <table:table-cell table:style-name="ce42"/>
          <table:table-cell table:style-name="ce19" table:formula="of:=IF([.AT41];([.AT41]*[.AU$11]*10+POWER([.AU$12]*10-[.AT41]*[.AU$11]*10; [.AU$13]))/10;&quot;&quot;)">
            <text:p/>
          </table:table-cell>
          <table:table-cell table:style-name="ce19" table:formula="of:=IF([.AT41];[.AU41]/[.AT41];&quot;&quot;)">
            <text:p/>
          </table:table-cell>
          <table:table-cell table:style-name="ce42"/>
          <table:table-cell table:style-name="ce42"/>
          <table:table-cell table:style-name="ce19" table:formula="of:=IF([.AX41];[.AX41]*[.AY$11]+POWER([.AY$12]-[.AX41]*[.AY$11]; [.AY$13]);&quot;&quot;)">
            <text:p/>
          </table:table-cell>
          <table:table-cell table:style-name="ce19" table:formula="of:=IF([.AX41];[.AY41]/[.AX41];&quot;&quot;)">
            <text:p/>
          </table:table-cell>
          <table:table-cell table:style-name="ce42"/>
          <table:table-cell table:style-name="ce42"/>
          <table:table-cell table:style-name="ce19" table:formula="of:=IF([.BB41];[.BB41]*[.BC$11]+POWER([.BC$12]-[.BB41]*[.BC$11]; [.BC$13]);&quot;&quot;)">
            <text:p/>
          </table:table-cell>
          <table:table-cell table:style-name="ce19" table:formula="of:=IF([.BB41];[.BC41]/[.BB41];&quot;&quot;)">
            <text:p/>
          </table:table-cell>
          <table:table-cell table:style-name="ce42"/>
          <table:table-cell table:style-name="ce42"/>
          <table:table-cell table:style-name="ce19" table:formula="of:=IF([.BF41];[.BF41]*[.BG$11]+POWER([.BG$12]-[.BF41]*[.BG$11]; [.BG$13]);&quot;&quot;)">
            <text:p/>
          </table:table-cell>
          <table:table-cell table:style-name="ce19" table:formula="of:=IF([.BF41];[.BG41]/[.BF41];&quot;&quot;)">
            <text:p/>
          </table:table-cell>
          <table:table-cell table:style-name="ce42"/>
          <table:table-cell table:style-name="ce42" office:value-type="float" office:value="4.943808">
            <text:p>4.94</text:p>
          </table:table-cell>
          <table:table-cell table:style-name="ce19" table:formula="of:=IF([.BJ41];[.BJ41]*[.BK$11]+POWER([.BK$12]-[.BJ41]*[.BK$11]; [.BK$13]);&quot;&quot;)" office:value-type="float" office:value="8.46368379809834">
            <text:p>8.46</text:p>
          </table:table-cell>
          <table:table-cell table:style-name="ce19" table:formula="of:=IF([.BJ41];[.BK41]/[.BJ41];&quot;&quot;)" office:value-type="float" office:value="1.71197663786667">
            <text:p>1.71</text:p>
          </table:table-cell>
          <table:table-cell table:style-name="ce42"/>
          <table:table-cell table:style-name="ce42"/>
          <table:table-cell table:style-name="ce19" table:formula="of:=IF([.BN41];[.BN41]*[.BO$11]+POWER([.BO$12]-[.BN41]*[.BO$11]; [.BO$13]);&quot;&quot;)">
            <text:p/>
          </table:table-cell>
          <table:table-cell table:style-name="ce19" table:formula="of:=IF([.BN41];[.BO41]/[.BN41];&quot;&quot;)">
            <text:p/>
          </table:table-cell>
          <table:table-cell table:style-name="ce42"/>
          <table:table-cell table:style-name="ce42"/>
          <table:table-cell table:style-name="ce19" table:formula="of:=IF([.BR41];[.BR41]*[.BS$11]+POWER([.BS$12]-[.BR41]*[.BS$11]; [.BS$13]);&quot;&quot;)">
            <text:p/>
          </table:table-cell>
          <table:table-cell table:style-name="ce19" table:formula="of:=IF([.BR41];[.BS41]/[.BR41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34" office:value-type="float" office:value="71.0661">
            <text:p>71.07</text:p>
          </table:table-cell>
          <table:table-cell table:style-name="ce19" table:formula="of:=IF([.B42];[.B42]*[.C$11]+POWER([.C$12]-[.B42]*[.C$11]; [.C$13]);&quot;&quot;)" office:value-type="float" office:value="83.7416428564537">
            <text:p>83.74</text:p>
          </table:table-cell>
          <table:table-cell table:style-name="ce19" table:formula="of:=IF([.B42];[.C42]/[.B42];&quot;&quot;)" office:value-type="float" office:value="1.17836271944645">
            <text:p>1.18</text:p>
          </table:table-cell>
          <table:table-cell table:style-name="ce42"/>
          <table:table-cell table:style-name="ce34" office:value-type="float" office:value="62.771856">
            <text:p>62.77</text:p>
          </table:table-cell>
          <table:table-cell table:style-name="ce19" table:formula="of:=IF([.F42];[.F42]*[.G$11]+POWER([.G$12]-[.F42]*[.G$11]; [.G$13]);&quot;&quot;)" office:value-type="float" office:value="73.914293720842">
            <text:p>73.91</text:p>
          </table:table-cell>
          <table:table-cell table:style-name="ce19" table:formula="of:=IF([.F42];[.G42]/[.F42];&quot;&quot;)" office:value-type="float" office:value="1.17750690246983">
            <text:p>1.18</text:p>
          </table:table-cell>
          <table:table-cell table:style-name="ce42"/>
          <table:table-cell table:style-name="ce34" office:value-type="float" office:value="75.71094">
            <text:p>75.71</text:p>
          </table:table-cell>
          <table:table-cell table:style-name="ce19" table:formula="of:=IF([.J42];[.J42]*[.K$11]+POWER([.K$12]-[.J42]*[.K$11]; [.K$13]);&quot;&quot;)" office:value-type="float" office:value="76">
            <text:p>76.00</text:p>
          </table:table-cell>
          <table:table-cell table:style-name="ce19" table:formula="of:=IF([.J42];[.K42]/[.J42];&quot;&quot;)" office:value-type="float" office:value="1.00381794229473">
            <text:p>1.00</text:p>
          </table:table-cell>
          <table:table-cell table:style-name="ce42"/>
          <table:table-cell table:style-name="ce42"/>
          <table:table-cell table:style-name="ce19" table:formula="of:=IF([.N42];[.N42]*[.O$11]+POWER([.O$12]-[.N42]*[.O$11]; [.O$13]);&quot;&quot;)">
            <text:p/>
          </table:table-cell>
          <table:table-cell table:style-name="ce19" table:formula="of:=IF([.N42];[.O42]/[.N42];&quot;&quot;)">
            <text:p/>
          </table:table-cell>
          <table:table-cell table:style-name="ce42"/>
          <table:table-cell table:style-name="ce30"/>
          <table:table-cell table:style-name="ce19" table:formula="of:=IF([.R42];[.R42]*[.S$11]+POWER([.S$12]-[.R42]*[.S$11]; [.S$13]);&quot;&quot;)">
            <text:p/>
          </table:table-cell>
          <table:table-cell table:style-name="ce19" table:formula="of:=IF([.R42];[.S42]/[.R42];&quot;&quot;)">
            <text:p/>
          </table:table-cell>
          <table:table-cell table:style-name="ce42"/>
          <table:table-cell table:style-name="ce42"/>
          <table:table-cell table:style-name="ce19" table:formula="of:=IF([.V42];[.V42]*[.W$11]+POWER([.W$12]-[.V42]*[.W$11]; [.W$13]);&quot;&quot;)">
            <text:p/>
          </table:table-cell>
          <table:table-cell table:style-name="ce19" table:formula="of:=IF([.V42];[.W42]/[.V42];&quot;&quot;)">
            <text:p/>
          </table:table-cell>
          <table:table-cell table:style-name="ce42"/>
          <table:table-cell table:style-name="ce42"/>
          <table:table-cell table:style-name="ce19" table:formula="of:=IF([.Z42];[.Z42]*[.AA$11]+POWER([.AA$12]-[.Z42]*[.AA$11]; [.AA$13]);&quot;&quot;)">
            <text:p/>
          </table:table-cell>
          <table:table-cell table:style-name="ce19" table:formula="of:=IF([.Z42];[.AA42]/[.Z42];&quot;&quot;)">
            <text:p/>
          </table:table-cell>
          <table:table-cell table:style-name="ce42"/>
          <table:table-cell table:style-name="ce42"/>
          <table:table-cell table:style-name="ce19" table:formula="of:=IF([.AD42];([.AD42]*[.AE$11]*10+POWER([.AE$12]*10-[.AD42]*[.AE$11]*10; [.AE$13]))/10;&quot;&quot;)">
            <text:p/>
          </table:table-cell>
          <table:table-cell table:style-name="ce19" table:formula="of:=IF([.AD42];[.AE42]/[.AD42];&quot;&quot;)">
            <text:p/>
          </table:table-cell>
          <table:table-cell table:style-name="ce42"/>
          <table:table-cell table:style-name="ce42"/>
          <table:table-cell table:style-name="ce19" table:formula="of:=IF([.AH42];([.AH42]*[.AI$11]*10+POWER([.AI$12]*10-[.AH42]*[.AI$11]*10; [.AI$13]))/10;&quot;&quot;)">
            <text:p/>
          </table:table-cell>
          <table:table-cell table:style-name="ce19" table:formula="of:=IF([.AH42];[.AI42]/[.AH42];&quot;&quot;)">
            <text:p/>
          </table:table-cell>
          <table:table-cell table:style-name="ce42"/>
          <table:table-cell table:style-name="ce42"/>
          <table:table-cell table:style-name="ce19" table:formula="of:=IF([.AL42];[.AL42]*[.AM$11]+POWER([.AM$12]-[.AL42]*[.AM$11]; [.AM$13]);&quot;&quot;)">
            <text:p/>
          </table:table-cell>
          <table:table-cell table:style-name="ce19" table:formula="of:=IF([.AL42];[.AM42]/[.AL42];&quot;&quot;)">
            <text:p/>
          </table:table-cell>
          <table:table-cell table:style-name="ce42"/>
          <table:table-cell table:style-name="ce42"/>
          <table:table-cell table:style-name="ce19" table:formula="of:=IF([.AP42];[.AP42]*[.AQ$11]+POWER([.AQ$12]-[.AP42]*[.AQ$11]; [.AQ$13]);&quot;&quot;)">
            <text:p/>
          </table:table-cell>
          <table:table-cell table:style-name="ce19" table:formula="of:=IF([.AP42];[.AQ42]/[.AP42];&quot;&quot;)">
            <text:p/>
          </table:table-cell>
          <table:table-cell table:style-name="ce42"/>
          <table:table-cell table:style-name="ce42"/>
          <table:table-cell table:style-name="ce19" table:formula="of:=IF([.AT42];([.AT42]*[.AU$11]*10+POWER([.AU$12]*10-[.AT42]*[.AU$11]*10; [.AU$13]))/10;&quot;&quot;)">
            <text:p/>
          </table:table-cell>
          <table:table-cell table:style-name="ce19" table:formula="of:=IF([.AT42];[.AU42]/[.AT42];&quot;&quot;)">
            <text:p/>
          </table:table-cell>
          <table:table-cell table:style-name="ce42"/>
          <table:table-cell table:style-name="ce42"/>
          <table:table-cell table:style-name="ce19" table:formula="of:=IF([.AX42];[.AX42]*[.AY$11]+POWER([.AY$12]-[.AX42]*[.AY$11]; [.AY$13]);&quot;&quot;)">
            <text:p/>
          </table:table-cell>
          <table:table-cell table:style-name="ce19" table:formula="of:=IF([.AX42];[.AY42]/[.AX42];&quot;&quot;)">
            <text:p/>
          </table:table-cell>
          <table:table-cell table:style-name="ce42"/>
          <table:table-cell table:style-name="ce42"/>
          <table:table-cell table:style-name="ce19" table:formula="of:=IF([.BB42];[.BB42]*[.BC$11]+POWER([.BC$12]-[.BB42]*[.BC$11]; [.BC$13]);&quot;&quot;)">
            <text:p/>
          </table:table-cell>
          <table:table-cell table:style-name="ce19" table:formula="of:=IF([.BB42];[.BC42]/[.BB42];&quot;&quot;)">
            <text:p/>
          </table:table-cell>
          <table:table-cell table:style-name="ce42"/>
          <table:table-cell table:style-name="ce42"/>
          <table:table-cell table:style-name="ce19" table:formula="of:=IF([.BF42];[.BF42]*[.BG$11]+POWER([.BG$12]-[.BF42]*[.BG$11]; [.BG$13]);&quot;&quot;)">
            <text:p/>
          </table:table-cell>
          <table:table-cell table:style-name="ce19" table:formula="of:=IF([.BF42];[.BG42]/[.BF42];&quot;&quot;)">
            <text:p/>
          </table:table-cell>
          <table:table-cell table:style-name="ce42"/>
          <table:table-cell table:style-name="ce42" office:value-type="float" office:value="4.943808">
            <text:p>4.94</text:p>
          </table:table-cell>
          <table:table-cell table:style-name="ce19" table:formula="of:=IF([.BJ42];[.BJ42]*[.BK$11]+POWER([.BK$12]-[.BJ42]*[.BK$11]; [.BK$13]);&quot;&quot;)" office:value-type="float" office:value="8.46368379809834">
            <text:p>8.46</text:p>
          </table:table-cell>
          <table:table-cell table:style-name="ce19" table:formula="of:=IF([.BJ42];[.BK42]/[.BJ42];&quot;&quot;)" office:value-type="float" office:value="1.71197663786667">
            <text:p>1.71</text:p>
          </table:table-cell>
          <table:table-cell table:style-name="ce42"/>
          <table:table-cell table:style-name="ce42"/>
          <table:table-cell table:style-name="ce19" table:formula="of:=IF([.BN42];[.BN42]*[.BO$11]+POWER([.BO$12]-[.BN42]*[.BO$11]; [.BO$13]);&quot;&quot;)">
            <text:p/>
          </table:table-cell>
          <table:table-cell table:style-name="ce19" table:formula="of:=IF([.BN42];[.BO42]/[.BN42];&quot;&quot;)">
            <text:p/>
          </table:table-cell>
          <table:table-cell table:style-name="ce42"/>
          <table:table-cell table:style-name="ce42"/>
          <table:table-cell table:style-name="ce19" table:formula="of:=IF([.BR42];[.BR42]*[.BS$11]+POWER([.BS$12]-[.BR42]*[.BS$11]; [.BS$13]);&quot;&quot;)">
            <text:p/>
          </table:table-cell>
          <table:table-cell table:style-name="ce19" table:formula="of:=IF([.BR42];[.BS42]/[.BR42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34" office:value-type="float" office:value="88.62948">
            <text:p>88.63</text:p>
          </table:table-cell>
          <table:table-cell table:style-name="ce19" table:formula="of:=IF([.B43];[.B43]*[.C$11]+POWER([.C$12]-[.B43]*[.C$11]; [.C$13]);&quot;&quot;)" office:value-type="float" office:value="90">
            <text:p>90.00</text:p>
          </table:table-cell>
          <table:table-cell table:style-name="ce19" table:formula="of:=IF([.B43];[.C43]/[.B43];&quot;&quot;)" office:value-type="float" office:value="1.01546347784056">
            <text:p>1.02</text:p>
          </table:table-cell>
          <table:table-cell table:style-name="ce42"/>
          <table:table-cell table:style-name="ce34" office:value-type="float" office:value="63.45">
            <text:p>63.45</text:p>
          </table:table-cell>
          <table:table-cell table:style-name="ce19" table:formula="of:=IF([.F43];[.F43]*[.G$11]+POWER([.G$12]-[.F43]*[.G$11]; [.G$13]);&quot;&quot;)" office:value-type="float" office:value="74.2148858846878">
            <text:p>74.21</text:p>
          </table:table-cell>
          <table:table-cell table:style-name="ce19" table:formula="of:=IF([.F43];[.G43]/[.F43];&quot;&quot;)" office:value-type="float" office:value="1.16965935200454">
            <text:p>1.17</text:p>
          </table:table-cell>
          <table:table-cell table:style-name="ce42"/>
          <table:table-cell table:style-name="ce34" office:value-type="float" office:value="59.455968">
            <text:p>59.46</text:p>
          </table:table-cell>
          <table:table-cell table:style-name="ce19" table:formula="of:=IF([.J43];[.J43]*[.K$11]+POWER([.K$12]-[.J43]*[.K$11]; [.K$13]);&quot;&quot;)" office:value-type="float" office:value="70.4165574706793">
            <text:p>70.42</text:p>
          </table:table-cell>
          <table:table-cell table:style-name="ce19" table:formula="of:=IF([.J43];[.K43]/[.J43];&quot;&quot;)" office:value-type="float" office:value="1.18434801146757">
            <text:p>1.18</text:p>
          </table:table-cell>
          <table:table-cell table:style-name="ce42"/>
          <table:table-cell table:style-name="ce42"/>
          <table:table-cell table:style-name="ce19" table:formula="of:=IF([.N43];[.N43]*[.O$11]+POWER([.O$12]-[.N43]*[.O$11]; [.O$13]);&quot;&quot;)">
            <text:p/>
          </table:table-cell>
          <table:table-cell table:style-name="ce19" table:formula="of:=IF([.N43];[.O43]/[.N43];&quot;&quot;)">
            <text:p/>
          </table:table-cell>
          <table:table-cell table:style-name="ce42"/>
          <table:table-cell table:style-name="ce42"/>
          <table:table-cell table:style-name="ce19" table:formula="of:=IF([.R43];[.R43]*[.S$11]+POWER([.S$12]-[.R43]*[.S$11]; [.S$13]);&quot;&quot;)">
            <text:p/>
          </table:table-cell>
          <table:table-cell table:style-name="ce19" table:formula="of:=IF([.R43];[.S43]/[.R43];&quot;&quot;)">
            <text:p/>
          </table:table-cell>
          <table:table-cell table:style-name="ce42"/>
          <table:table-cell table:style-name="ce42"/>
          <table:table-cell table:style-name="ce19" table:formula="of:=IF([.V43];[.V43]*[.W$11]+POWER([.W$12]-[.V43]*[.W$11]; [.W$13]);&quot;&quot;)">
            <text:p/>
          </table:table-cell>
          <table:table-cell table:style-name="ce19" table:formula="of:=IF([.V43];[.W43]/[.V43];&quot;&quot;)">
            <text:p/>
          </table:table-cell>
          <table:table-cell table:style-name="ce42"/>
          <table:table-cell table:style-name="ce42"/>
          <table:table-cell table:style-name="ce19" table:formula="of:=IF([.Z43];[.Z43]*[.AA$11]+POWER([.AA$12]-[.Z43]*[.AA$11]; [.AA$13]);&quot;&quot;)">
            <text:p/>
          </table:table-cell>
          <table:table-cell table:style-name="ce19" table:formula="of:=IF([.Z43];[.AA43]/[.Z43];&quot;&quot;)">
            <text:p/>
          </table:table-cell>
          <table:table-cell table:style-name="ce42"/>
          <table:table-cell table:style-name="ce42"/>
          <table:table-cell table:style-name="ce19" table:formula="of:=IF([.AD43];([.AD43]*[.AE$11]*10+POWER([.AE$12]*10-[.AD43]*[.AE$11]*10; [.AE$13]))/10;&quot;&quot;)">
            <text:p/>
          </table:table-cell>
          <table:table-cell table:style-name="ce19" table:formula="of:=IF([.AD43];[.AE43]/[.AD43];&quot;&quot;)">
            <text:p/>
          </table:table-cell>
          <table:table-cell table:style-name="ce42"/>
          <table:table-cell table:style-name="ce42"/>
          <table:table-cell table:style-name="ce19" table:formula="of:=IF([.AH43];([.AH43]*[.AI$11]*10+POWER([.AI$12]*10-[.AH43]*[.AI$11]*10; [.AI$13]))/10;&quot;&quot;)">
            <text:p/>
          </table:table-cell>
          <table:table-cell table:style-name="ce19" table:formula="of:=IF([.AH43];[.AI43]/[.AH43];&quot;&quot;)">
            <text:p/>
          </table:table-cell>
          <table:table-cell table:style-name="ce42"/>
          <table:table-cell table:style-name="ce42"/>
          <table:table-cell table:style-name="ce19" table:formula="of:=IF([.AL43];[.AL43]*[.AM$11]+POWER([.AM$12]-[.AL43]*[.AM$11]; [.AM$13]);&quot;&quot;)">
            <text:p/>
          </table:table-cell>
          <table:table-cell table:style-name="ce19" table:formula="of:=IF([.AL43];[.AM43]/[.AL43];&quot;&quot;)">
            <text:p/>
          </table:table-cell>
          <table:table-cell table:style-name="ce42"/>
          <table:table-cell table:style-name="ce42"/>
          <table:table-cell table:style-name="ce19" table:formula="of:=IF([.AP43];[.AP43]*[.AQ$11]+POWER([.AQ$12]-[.AP43]*[.AQ$11]; [.AQ$13]);&quot;&quot;)">
            <text:p/>
          </table:table-cell>
          <table:table-cell table:style-name="ce19" table:formula="of:=IF([.AP43];[.AQ43]/[.AP43];&quot;&quot;)">
            <text:p/>
          </table:table-cell>
          <table:table-cell table:style-name="ce42"/>
          <table:table-cell table:style-name="ce42"/>
          <table:table-cell table:style-name="ce19" table:formula="of:=IF([.AT43];([.AT43]*[.AU$11]*10+POWER([.AU$12]*10-[.AT43]*[.AU$11]*10; [.AU$13]))/10;&quot;&quot;)">
            <text:p/>
          </table:table-cell>
          <table:table-cell table:style-name="ce19" table:formula="of:=IF([.AT43];[.AU43]/[.AT43];&quot;&quot;)">
            <text:p/>
          </table:table-cell>
          <table:table-cell table:style-name="ce42"/>
          <table:table-cell table:style-name="ce42"/>
          <table:table-cell table:style-name="ce19" table:formula="of:=IF([.AX43];[.AX43]*[.AY$11]+POWER([.AY$12]-[.AX43]*[.AY$11]; [.AY$13]);&quot;&quot;)">
            <text:p/>
          </table:table-cell>
          <table:table-cell table:style-name="ce19" table:formula="of:=IF([.AX43];[.AY43]/[.AX43];&quot;&quot;)">
            <text:p/>
          </table:table-cell>
          <table:table-cell table:style-name="ce42"/>
          <table:table-cell table:style-name="ce42"/>
          <table:table-cell table:style-name="ce19" table:formula="of:=IF([.BB43];[.BB43]*[.BC$11]+POWER([.BC$12]-[.BB43]*[.BC$11]; [.BC$13]);&quot;&quot;)">
            <text:p/>
          </table:table-cell>
          <table:table-cell table:style-name="ce19" table:formula="of:=IF([.BB43];[.BC43]/[.BB43];&quot;&quot;)">
            <text:p/>
          </table:table-cell>
          <table:table-cell table:style-name="ce42"/>
          <table:table-cell table:style-name="ce42"/>
          <table:table-cell table:style-name="ce19" table:formula="of:=IF([.BF43];[.BF43]*[.BG$11]+POWER([.BG$12]-[.BF43]*[.BG$11]; [.BG$13]);&quot;&quot;)">
            <text:p/>
          </table:table-cell>
          <table:table-cell table:style-name="ce19" table:formula="of:=IF([.BF43];[.BG43]/[.BF43];&quot;&quot;)">
            <text:p/>
          </table:table-cell>
          <table:table-cell table:style-name="ce42"/>
          <table:table-cell table:style-name="ce42" office:value-type="float" office:value="3.10908">
            <text:p>3.11</text:p>
          </table:table-cell>
          <table:table-cell table:style-name="ce19" table:formula="of:=IF([.BJ43];[.BJ43]*[.BK$11]+POWER([.BK$12]-[.BJ43]*[.BK$11]; [.BK$13]);&quot;&quot;)" office:value-type="float" office:value="5.95345791066309">
            <text:p>5.95</text:p>
          </table:table-cell>
          <table:table-cell table:style-name="ce19" table:formula="of:=IF([.BJ43];[.BK43]/[.BJ43];&quot;&quot;)" office:value-type="float" office:value="1.91486160235925">
            <text:p>1.91</text:p>
          </table:table-cell>
          <table:table-cell table:style-name="ce42"/>
          <table:table-cell table:style-name="ce42"/>
          <table:table-cell table:style-name="ce19" table:formula="of:=IF([.BN43];[.BN43]*[.BO$11]+POWER([.BO$12]-[.BN43]*[.BO$11]; [.BO$13]);&quot;&quot;)">
            <text:p/>
          </table:table-cell>
          <table:table-cell table:style-name="ce19" table:formula="of:=IF([.BN43];[.BO43]/[.BN43];&quot;&quot;)">
            <text:p/>
          </table:table-cell>
          <table:table-cell table:style-name="ce42"/>
          <table:table-cell table:style-name="ce42"/>
          <table:table-cell table:style-name="ce19" table:formula="of:=IF([.BR43];[.BR43]*[.BS$11]+POWER([.BS$12]-[.BR43]*[.BS$11]; [.BS$13]);&quot;&quot;)">
            <text:p/>
          </table:table-cell>
          <table:table-cell table:style-name="ce19" table:formula="of:=IF([.BR43];[.BS43]/[.BR43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34" office:value-type="float" office:value="74.032584">
            <text:p>74.03</text:p>
          </table:table-cell>
          <table:table-cell table:style-name="ce19" table:formula="of:=IF([.B44];[.B44]*[.C$11]+POWER([.C$12]-[.B44]*[.C$11]; [.C$13]);&quot;&quot;)" office:value-type="float" office:value="85.0694305710413">
            <text:p>85.07</text:p>
          </table:table-cell>
          <table:table-cell table:style-name="ce19" table:formula="of:=IF([.B44];[.C44]/[.B44];&quot;&quot;)" office:value-type="float" office:value="1.14908093132399">
            <text:p>1.15</text:p>
          </table:table-cell>
          <table:table-cell table:style-name="ce42"/>
          <table:table-cell table:style-name="ce34" office:value-type="float" office:value="68.185992">
            <text:p>68.19</text:p>
          </table:table-cell>
          <table:table-cell table:style-name="ce19" table:formula="of:=IF([.F44];[.F44]*[.G$11]+POWER([.G$12]-[.F44]*[.G$11]; [.G$13]);&quot;&quot;)" office:value-type="float" office:value="76.2437890484887">
            <text:p>76.24</text:p>
          </table:table-cell>
          <table:table-cell table:style-name="ce19" table:formula="of:=IF([.F44];[.G44]/[.F44];&quot;&quot;)" office:value-type="float" office:value="1.11817378925115">
            <text:p>1.12</text:p>
          </table:table-cell>
          <table:table-cell table:style-name="ce42"/>
          <table:table-cell table:style-name="ce34" office:value-type="float" office:value="62.39775">
            <text:p>62.40</text:p>
          </table:table-cell>
          <table:table-cell table:style-name="ce19" table:formula="of:=IF([.J44];[.J44]*[.K$11]+POWER([.K$12]-[.J44]*[.K$11]; [.K$13]);&quot;&quot;)" office:value-type="float" office:value="71.6942772881193">
            <text:p>71.69</text:p>
          </table:table-cell>
          <table:table-cell table:style-name="ce19" table:formula="of:=IF([.J44];[.K44]/[.J44];&quot;&quot;)" office:value-type="float" office:value="1.14898818127447">
            <text:p>1.15</text:p>
          </table:table-cell>
          <table:table-cell table:style-name="ce42"/>
          <table:table-cell table:style-name="ce42"/>
          <table:table-cell table:style-name="ce19" table:formula="of:=IF([.N44];[.N44]*[.O$11]+POWER([.O$12]-[.N44]*[.O$11]; [.O$13]);&quot;&quot;)">
            <text:p/>
          </table:table-cell>
          <table:table-cell table:style-name="ce19" table:formula="of:=IF([.N44];[.O44]/[.N44];&quot;&quot;)">
            <text:p/>
          </table:table-cell>
          <table:table-cell table:style-name="ce42"/>
          <table:table-cell table:style-name="ce42"/>
          <table:table-cell table:style-name="ce19" table:formula="of:=IF([.R44];[.R44]*[.S$11]+POWER([.S$12]-[.R44]*[.S$11]; [.S$13]);&quot;&quot;)">
            <text:p/>
          </table:table-cell>
          <table:table-cell table:style-name="ce19" table:formula="of:=IF([.R44];[.S44]/[.R44];&quot;&quot;)">
            <text:p/>
          </table:table-cell>
          <table:table-cell table:style-name="ce42"/>
          <table:table-cell table:style-name="ce42"/>
          <table:table-cell table:style-name="ce19" table:formula="of:=IF([.V44];[.V44]*[.W$11]+POWER([.W$12]-[.V44]*[.W$11]; [.W$13]);&quot;&quot;)">
            <text:p/>
          </table:table-cell>
          <table:table-cell table:style-name="ce19" table:formula="of:=IF([.V44];[.W44]/[.V44];&quot;&quot;)">
            <text:p/>
          </table:table-cell>
          <table:table-cell table:style-name="ce42"/>
          <table:table-cell table:style-name="ce42"/>
          <table:table-cell table:style-name="ce19" table:formula="of:=IF([.Z44];[.Z44]*[.AA$11]+POWER([.AA$12]-[.Z44]*[.AA$11]; [.AA$13]);&quot;&quot;)">
            <text:p/>
          </table:table-cell>
          <table:table-cell table:style-name="ce19" table:formula="of:=IF([.Z44];[.AA44]/[.Z44];&quot;&quot;)">
            <text:p/>
          </table:table-cell>
          <table:table-cell table:style-name="ce42"/>
          <table:table-cell table:style-name="ce42"/>
          <table:table-cell table:style-name="ce19" table:formula="of:=IF([.AD44];([.AD44]*[.AE$11]*10+POWER([.AE$12]*10-[.AD44]*[.AE$11]*10; [.AE$13]))/10;&quot;&quot;)">
            <text:p/>
          </table:table-cell>
          <table:table-cell table:style-name="ce19" table:formula="of:=IF([.AD44];[.AE44]/[.AD44];&quot;&quot;)">
            <text:p/>
          </table:table-cell>
          <table:table-cell table:style-name="ce42"/>
          <table:table-cell table:style-name="ce42"/>
          <table:table-cell table:style-name="ce19" table:formula="of:=IF([.AH44];([.AH44]*[.AI$11]*10+POWER([.AI$12]*10-[.AH44]*[.AI$11]*10; [.AI$13]))/10;&quot;&quot;)">
            <text:p/>
          </table:table-cell>
          <table:table-cell table:style-name="ce19" table:formula="of:=IF([.AH44];[.AI44]/[.AH44];&quot;&quot;)">
            <text:p/>
          </table:table-cell>
          <table:table-cell table:style-name="ce42"/>
          <table:table-cell table:style-name="ce42"/>
          <table:table-cell table:style-name="ce19" table:formula="of:=IF([.AL44];[.AL44]*[.AM$11]+POWER([.AM$12]-[.AL44]*[.AM$11]; [.AM$13]);&quot;&quot;)">
            <text:p/>
          </table:table-cell>
          <table:table-cell table:style-name="ce19" table:formula="of:=IF([.AL44];[.AM44]/[.AL44];&quot;&quot;)">
            <text:p/>
          </table:table-cell>
          <table:table-cell table:style-name="ce42"/>
          <table:table-cell table:style-name="ce42"/>
          <table:table-cell table:style-name="ce19" table:formula="of:=IF([.AP44];[.AP44]*[.AQ$11]+POWER([.AQ$12]-[.AP44]*[.AQ$11]; [.AQ$13]);&quot;&quot;)">
            <text:p/>
          </table:table-cell>
          <table:table-cell table:style-name="ce19" table:formula="of:=IF([.AP44];[.AQ44]/[.AP44];&quot;&quot;)">
            <text:p/>
          </table:table-cell>
          <table:table-cell table:style-name="ce42"/>
          <table:table-cell table:style-name="ce42"/>
          <table:table-cell table:style-name="ce19" table:formula="of:=IF([.AT44];([.AT44]*[.AU$11]*10+POWER([.AU$12]*10-[.AT44]*[.AU$11]*10; [.AU$13]))/10;&quot;&quot;)">
            <text:p/>
          </table:table-cell>
          <table:table-cell table:style-name="ce19" table:formula="of:=IF([.AT44];[.AU44]/[.AT44];&quot;&quot;)">
            <text:p/>
          </table:table-cell>
          <table:table-cell table:style-name="ce42"/>
          <table:table-cell table:style-name="ce42"/>
          <table:table-cell table:style-name="ce19" table:formula="of:=IF([.AX44];[.AX44]*[.AY$11]+POWER([.AY$12]-[.AX44]*[.AY$11]; [.AY$13]);&quot;&quot;)">
            <text:p/>
          </table:table-cell>
          <table:table-cell table:style-name="ce19" table:formula="of:=IF([.AX44];[.AY44]/[.AX44];&quot;&quot;)">
            <text:p/>
          </table:table-cell>
          <table:table-cell table:style-name="ce42"/>
          <table:table-cell table:style-name="ce42"/>
          <table:table-cell table:style-name="ce19" table:formula="of:=IF([.BB44];[.BB44]*[.BC$11]+POWER([.BC$12]-[.BB44]*[.BC$11]; [.BC$13]);&quot;&quot;)">
            <text:p/>
          </table:table-cell>
          <table:table-cell table:style-name="ce19" table:formula="of:=IF([.BB44];[.BC44]/[.BB44];&quot;&quot;)">
            <text:p/>
          </table:table-cell>
          <table:table-cell table:style-name="ce42"/>
          <table:table-cell table:style-name="ce42"/>
          <table:table-cell table:style-name="ce19" table:formula="of:=IF([.BF44];[.BF44]*[.BG$11]+POWER([.BG$12]-[.BF44]*[.BG$11]; [.BG$13]);&quot;&quot;)">
            <text:p/>
          </table:table-cell>
          <table:table-cell table:style-name="ce19" table:formula="of:=IF([.BF44];[.BG44]/[.BF44];&quot;&quot;)">
            <text:p/>
          </table:table-cell>
          <table:table-cell table:style-name="ce42"/>
          <table:table-cell table:style-name="ce42" office:value-type="float" office:value="7.2162">
            <text:p>7.22</text:p>
          </table:table-cell>
          <table:table-cell table:style-name="ce19" table:formula="of:=IF([.BJ44];[.BJ44]*[.BK$11]+POWER([.BK$12]-[.BJ44]*[.BK$11]; [.BK$13]);&quot;&quot;)" office:value-type="float" office:value="11.3325996682306">
            <text:p>11.33</text:p>
          </table:table-cell>
          <table:table-cell table:style-name="ce19" table:formula="of:=IF([.BJ44];[.BK44]/[.BJ44];&quot;&quot;)" office:value-type="float" office:value="1.57043868909268">
            <text:p>1.57</text:p>
          </table:table-cell>
          <table:table-cell table:style-name="ce42"/>
          <table:table-cell table:style-name="ce42"/>
          <table:table-cell table:style-name="ce19" table:formula="of:=IF([.BN44];[.BN44]*[.BO$11]+POWER([.BO$12]-[.BN44]*[.BO$11]; [.BO$13]);&quot;&quot;)">
            <text:p/>
          </table:table-cell>
          <table:table-cell table:style-name="ce19" table:formula="of:=IF([.BN44];[.BO44]/[.BN44];&quot;&quot;)">
            <text:p/>
          </table:table-cell>
          <table:table-cell table:style-name="ce42"/>
          <table:table-cell table:style-name="ce42"/>
          <table:table-cell table:style-name="ce19" table:formula="of:=IF([.BR44];[.BR44]*[.BS$11]+POWER([.BS$12]-[.BR44]*[.BS$11]; [.BS$13]);&quot;&quot;)">
            <text:p/>
          </table:table-cell>
          <table:table-cell table:style-name="ce19" table:formula="of:=IF([.BR44];[.BS44]/[.BR44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34" office:value-type="float" office:value="54.63774">
            <text:p>54.64</text:p>
          </table:table-cell>
          <table:table-cell table:style-name="ce19" table:formula="of:=IF([.B45];[.B45]*[.C$11]+POWER([.C$12]-[.B45]*[.C$11]; [.C$13]);&quot;&quot;)" office:value-type="float" office:value="75.7749656684657">
            <text:p>75.77</text:p>
          </table:table-cell>
          <table:table-cell table:style-name="ce19" table:formula="of:=IF([.B45];[.C45]/[.B45];&quot;&quot;)" office:value-type="float" office:value="1.38686127333352">
            <text:p>1.39</text:p>
          </table:table-cell>
          <table:table-cell table:style-name="ce42"/>
          <table:table-cell table:style-name="ce34" office:value-type="float" office:value="44.96436">
            <text:p>44.96</text:p>
          </table:table-cell>
          <table:table-cell table:style-name="ce19" table:formula="of:=IF([.F45];[.F45]*[.G$11]+POWER([.G$12]-[.F45]*[.G$11]; [.G$13]);&quot;&quot;)" office:value-type="float" office:value="65.4360213966527">
            <text:p>65.44</text:p>
          </table:table-cell>
          <table:table-cell table:style-name="ce19" table:formula="of:=IF([.F45];[.G45]/[.F45];&quot;&quot;)" office:value-type="float" office:value="1.45528639563985">
            <text:p>1.46</text:p>
          </table:table-cell>
          <table:table-cell table:style-name="ce42"/>
          <table:table-cell table:style-name="ce34" office:value-type="float" office:value="48.81885">
            <text:p>48.82</text:p>
          </table:table-cell>
          <table:table-cell table:style-name="ce19" table:formula="of:=IF([.J45];[.J45]*[.K$11]+POWER([.K$12]-[.J45]*[.K$11]; [.K$13]);&quot;&quot;)" office:value-type="float" office:value="65.4712175514572">
            <text:p>65.47</text:p>
          </table:table-cell>
          <table:table-cell table:style-name="ce19" table:formula="of:=IF([.J45];[.K45]/[.J45];&quot;&quot;)" office:value-type="float" office:value="1.3411052810842">
            <text:p>1.34</text:p>
          </table:table-cell>
          <table:table-cell table:style-name="ce42"/>
          <table:table-cell table:style-name="ce42"/>
          <table:table-cell table:style-name="ce19" table:formula="of:=IF([.N45];[.N45]*[.O$11]+POWER([.O$12]-[.N45]*[.O$11]; [.O$13]);&quot;&quot;)">
            <text:p/>
          </table:table-cell>
          <table:table-cell table:style-name="ce19" table:formula="of:=IF([.N45];[.O45]/[.N45];&quot;&quot;)">
            <text:p/>
          </table:table-cell>
          <table:table-cell table:style-name="ce42"/>
          <table:table-cell table:style-name="ce42"/>
          <table:table-cell table:style-name="ce19" table:formula="of:=IF([.R45];[.R45]*[.S$11]+POWER([.S$12]-[.R45]*[.S$11]; [.S$13]);&quot;&quot;)">
            <text:p/>
          </table:table-cell>
          <table:table-cell table:style-name="ce19" table:formula="of:=IF([.R45];[.S45]/[.R45];&quot;&quot;)">
            <text:p/>
          </table:table-cell>
          <table:table-cell table:style-name="ce42"/>
          <table:table-cell table:style-name="ce42"/>
          <table:table-cell table:style-name="ce19" table:formula="of:=IF([.V45];[.V45]*[.W$11]+POWER([.W$12]-[.V45]*[.W$11]; [.W$13]);&quot;&quot;)">
            <text:p/>
          </table:table-cell>
          <table:table-cell table:style-name="ce19" table:formula="of:=IF([.V45];[.W45]/[.V45];&quot;&quot;)">
            <text:p/>
          </table:table-cell>
          <table:table-cell table:style-name="ce42"/>
          <table:table-cell table:style-name="ce42"/>
          <table:table-cell table:style-name="ce19" table:formula="of:=IF([.Z45];[.Z45]*[.AA$11]+POWER([.AA$12]-[.Z45]*[.AA$11]; [.AA$13]);&quot;&quot;)">
            <text:p/>
          </table:table-cell>
          <table:table-cell table:style-name="ce19" table:formula="of:=IF([.Z45];[.AA45]/[.Z45];&quot;&quot;)">
            <text:p/>
          </table:table-cell>
          <table:table-cell table:style-name="ce42"/>
          <table:table-cell table:style-name="ce42"/>
          <table:table-cell table:style-name="ce19" table:formula="of:=IF([.AD45];([.AD45]*[.AE$11]*10+POWER([.AE$12]*10-[.AD45]*[.AE$11]*10; [.AE$13]))/10;&quot;&quot;)">
            <text:p/>
          </table:table-cell>
          <table:table-cell table:style-name="ce19" table:formula="of:=IF([.AD45];[.AE45]/[.AD45];&quot;&quot;)">
            <text:p/>
          </table:table-cell>
          <table:table-cell table:style-name="ce42"/>
          <table:table-cell table:style-name="ce42"/>
          <table:table-cell table:style-name="ce19" table:formula="of:=IF([.AH45];([.AH45]*[.AI$11]*10+POWER([.AI$12]*10-[.AH45]*[.AI$11]*10; [.AI$13]))/10;&quot;&quot;)">
            <text:p/>
          </table:table-cell>
          <table:table-cell table:style-name="ce19" table:formula="of:=IF([.AH45];[.AI45]/[.AH45];&quot;&quot;)">
            <text:p/>
          </table:table-cell>
          <table:table-cell table:style-name="ce42"/>
          <table:table-cell table:style-name="ce42"/>
          <table:table-cell table:style-name="ce19" table:formula="of:=IF([.AL45];[.AL45]*[.AM$11]+POWER([.AM$12]-[.AL45]*[.AM$11]; [.AM$13]);&quot;&quot;)">
            <text:p/>
          </table:table-cell>
          <table:table-cell table:style-name="ce19" table:formula="of:=IF([.AL45];[.AM45]/[.AL45];&quot;&quot;)">
            <text:p/>
          </table:table-cell>
          <table:table-cell table:style-name="ce42"/>
          <table:table-cell table:style-name="ce42"/>
          <table:table-cell table:style-name="ce19" table:formula="of:=IF([.AP45];[.AP45]*[.AQ$11]+POWER([.AQ$12]-[.AP45]*[.AQ$11]; [.AQ$13]);&quot;&quot;)">
            <text:p/>
          </table:table-cell>
          <table:table-cell table:style-name="ce19" table:formula="of:=IF([.AP45];[.AQ45]/[.AP45];&quot;&quot;)">
            <text:p/>
          </table:table-cell>
          <table:table-cell table:style-name="ce42"/>
          <table:table-cell table:style-name="ce42"/>
          <table:table-cell table:style-name="ce19" table:formula="of:=IF([.AT45];([.AT45]*[.AU$11]*10+POWER([.AU$12]*10-[.AT45]*[.AU$11]*10; [.AU$13]))/10;&quot;&quot;)">
            <text:p/>
          </table:table-cell>
          <table:table-cell table:style-name="ce19" table:formula="of:=IF([.AT45];[.AU45]/[.AT45];&quot;&quot;)">
            <text:p/>
          </table:table-cell>
          <table:table-cell table:style-name="ce42"/>
          <table:table-cell table:style-name="ce42"/>
          <table:table-cell table:style-name="ce19" table:formula="of:=IF([.AX45];[.AX45]*[.AY$11]+POWER([.AY$12]-[.AX45]*[.AY$11]; [.AY$13]);&quot;&quot;)">
            <text:p/>
          </table:table-cell>
          <table:table-cell table:style-name="ce19" table:formula="of:=IF([.AX45];[.AY45]/[.AX45];&quot;&quot;)">
            <text:p/>
          </table:table-cell>
          <table:table-cell table:style-name="ce42"/>
          <table:table-cell table:style-name="ce42"/>
          <table:table-cell table:style-name="ce19" table:formula="of:=IF([.BB45];[.BB45]*[.BC$11]+POWER([.BC$12]-[.BB45]*[.BC$11]; [.BC$13]);&quot;&quot;)">
            <text:p/>
          </table:table-cell>
          <table:table-cell table:style-name="ce19" table:formula="of:=IF([.BB45];[.BC45]/[.BB45];&quot;&quot;)">
            <text:p/>
          </table:table-cell>
          <table:table-cell table:style-name="ce42"/>
          <table:table-cell table:style-name="ce42"/>
          <table:table-cell table:style-name="ce19" table:formula="of:=IF([.BF45];[.BF45]*[.BG$11]+POWER([.BG$12]-[.BF45]*[.BG$11]; [.BG$13]);&quot;&quot;)">
            <text:p/>
          </table:table-cell>
          <table:table-cell table:style-name="ce19" table:formula="of:=IF([.BF45];[.BG45]/[.BF45];&quot;&quot;)">
            <text:p/>
          </table:table-cell>
          <table:table-cell table:style-name="ce42"/>
          <table:table-cell table:style-name="ce42" office:value-type="float" office:value="4.47324">
            <text:p>4.47</text:p>
          </table:table-cell>
          <table:table-cell table:style-name="ce19" table:formula="of:=IF([.BJ45];[.BJ45]*[.BK$11]+POWER([.BK$12]-[.BJ45]*[.BK$11]; [.BK$13]);&quot;&quot;)" office:value-type="float" office:value="7.8260854791856">
            <text:p>7.83</text:p>
          </table:table-cell>
          <table:table-cell table:style-name="ce19" table:formula="of:=IF([.BJ45];[.BK45]/[.BJ45];&quot;&quot;)" office:value-type="float" office:value="1.74953400201769">
            <text:p>1.75</text:p>
          </table:table-cell>
          <table:table-cell table:style-name="ce42"/>
          <table:table-cell table:style-name="ce42"/>
          <table:table-cell table:style-name="ce19" table:formula="of:=IF([.BN45];[.BN45]*[.BO$11]+POWER([.BO$12]-[.BN45]*[.BO$11]; [.BO$13]);&quot;&quot;)">
            <text:p/>
          </table:table-cell>
          <table:table-cell table:style-name="ce19" table:formula="of:=IF([.BN45];[.BO45]/[.BN45];&quot;&quot;)">
            <text:p/>
          </table:table-cell>
          <table:table-cell table:style-name="ce42"/>
          <table:table-cell table:style-name="ce42"/>
          <table:table-cell table:style-name="ce19" table:formula="of:=IF([.BR45];[.BR45]*[.BS$11]+POWER([.BS$12]-[.BR45]*[.BS$11]; [.BS$13]);&quot;&quot;)">
            <text:p/>
          </table:table-cell>
          <table:table-cell table:style-name="ce19" table:formula="of:=IF([.BR45];[.BS45]/[.BR45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34" office:value-type="float" office:value="71.0661">
            <text:p>71.07</text:p>
          </table:table-cell>
          <table:table-cell table:style-name="ce19" table:formula="of:=IF([.B46];[.B46]*[.C$11]+POWER([.C$12]-[.B46]*[.C$11]; [.C$13]);&quot;&quot;)" office:value-type="float" office:value="83.7416428564537">
            <text:p>83.74</text:p>
          </table:table-cell>
          <table:table-cell table:style-name="ce19" table:formula="of:=IF([.B46];[.C46]/[.B46];&quot;&quot;)" office:value-type="float" office:value="1.17836271944645">
            <text:p>1.18</text:p>
          </table:table-cell>
          <table:table-cell table:style-name="ce42"/>
          <table:table-cell table:style-name="ce34" office:value-type="float" office:value="80.28252">
            <text:p>80.28</text:p>
          </table:table-cell>
          <table:table-cell table:style-name="ce19" table:formula="of:=IF([.F46];[.F46]*[.G$11]+POWER([.G$12]-[.F46]*[.G$11]; [.G$13]);&quot;&quot;)" office:value-type="float" office:value="80">
            <text:p>80.00</text:p>
          </table:table-cell>
          <table:table-cell table:style-name="ce19" table:formula="of:=IF([.F46];[.G46]/[.F46];&quot;&quot;)" office:value-type="float" office:value="0.996480927604166">
            <text:p>1.00</text:p>
          </table:table-cell>
          <table:table-cell table:style-name="ce42"/>
          <table:table-cell table:style-name="ce34" office:value-type="float" office:value="60.75">
            <text:p>60.75</text:p>
          </table:table-cell>
          <table:table-cell table:style-name="ce19" table:formula="of:=IF([.J46];[.J46]*[.K$11]+POWER([.K$12]-[.J46]*[.K$11]; [.K$13]);&quot;&quot;)" office:value-type="float" office:value="70.9847440141256">
            <text:p>70.98</text:p>
          </table:table-cell>
          <table:table-cell table:style-name="ce19" table:formula="of:=IF([.J46];[.K46]/[.J46];&quot;&quot;)" office:value-type="float" office:value="1.16847315249589">
            <text:p>1.17</text:p>
          </table:table-cell>
          <table:table-cell table:style-name="ce42"/>
          <table:table-cell table:style-name="ce42"/>
          <table:table-cell table:style-name="ce19" table:formula="of:=IF([.N46];[.N46]*[.O$11]+POWER([.O$12]-[.N46]*[.O$11]; [.O$13]);&quot;&quot;)">
            <text:p/>
          </table:table-cell>
          <table:table-cell table:style-name="ce19" table:formula="of:=IF([.N46];[.O46]/[.N46];&quot;&quot;)">
            <text:p/>
          </table:table-cell>
          <table:table-cell table:style-name="ce42"/>
          <table:table-cell table:style-name="ce42"/>
          <table:table-cell table:style-name="ce19" table:formula="of:=IF([.R46];[.R46]*[.S$11]+POWER([.S$12]-[.R46]*[.S$11]; [.S$13]);&quot;&quot;)">
            <text:p/>
          </table:table-cell>
          <table:table-cell table:style-name="ce19" table:formula="of:=IF([.R46];[.S46]/[.R46];&quot;&quot;)">
            <text:p/>
          </table:table-cell>
          <table:table-cell table:style-name="ce42"/>
          <table:table-cell table:style-name="ce42"/>
          <table:table-cell table:style-name="ce19" table:formula="of:=IF([.V46];[.V46]*[.W$11]+POWER([.W$12]-[.V46]*[.W$11]; [.W$13]);&quot;&quot;)">
            <text:p/>
          </table:table-cell>
          <table:table-cell table:style-name="ce19" table:formula="of:=IF([.V46];[.W46]/[.V46];&quot;&quot;)">
            <text:p/>
          </table:table-cell>
          <table:table-cell table:style-name="ce42"/>
          <table:table-cell table:style-name="ce42"/>
          <table:table-cell table:style-name="ce19" table:formula="of:=IF([.Z46];[.Z46]*[.AA$11]+POWER([.AA$12]-[.Z46]*[.AA$11]; [.AA$13]);&quot;&quot;)">
            <text:p/>
          </table:table-cell>
          <table:table-cell table:style-name="ce19" table:formula="of:=IF([.Z46];[.AA46]/[.Z46];&quot;&quot;)">
            <text:p/>
          </table:table-cell>
          <table:table-cell table:style-name="ce42"/>
          <table:table-cell table:style-name="ce42"/>
          <table:table-cell table:style-name="ce19" table:formula="of:=IF([.AD46];([.AD46]*[.AE$11]*10+POWER([.AE$12]*10-[.AD46]*[.AE$11]*10; [.AE$13]))/10;&quot;&quot;)">
            <text:p/>
          </table:table-cell>
          <table:table-cell table:style-name="ce19" table:formula="of:=IF([.AD46];[.AE46]/[.AD46];&quot;&quot;)">
            <text:p/>
          </table:table-cell>
          <table:table-cell table:style-name="ce42"/>
          <table:table-cell table:style-name="ce42"/>
          <table:table-cell table:style-name="ce19" table:formula="of:=IF([.AH46];([.AH46]*[.AI$11]*10+POWER([.AI$12]*10-[.AH46]*[.AI$11]*10; [.AI$13]))/10;&quot;&quot;)">
            <text:p/>
          </table:table-cell>
          <table:table-cell table:style-name="ce19" table:formula="of:=IF([.AH46];[.AI46]/[.AH46];&quot;&quot;)">
            <text:p/>
          </table:table-cell>
          <table:table-cell table:style-name="ce42"/>
          <table:table-cell table:style-name="ce42"/>
          <table:table-cell table:style-name="ce19" table:formula="of:=IF([.AL46];[.AL46]*[.AM$11]+POWER([.AM$12]-[.AL46]*[.AM$11]; [.AM$13]);&quot;&quot;)">
            <text:p/>
          </table:table-cell>
          <table:table-cell table:style-name="ce19" table:formula="of:=IF([.AL46];[.AM46]/[.AL46];&quot;&quot;)">
            <text:p/>
          </table:table-cell>
          <table:table-cell table:style-name="ce42"/>
          <table:table-cell table:style-name="ce42"/>
          <table:table-cell table:style-name="ce19" table:formula="of:=IF([.AP46];[.AP46]*[.AQ$11]+POWER([.AQ$12]-[.AP46]*[.AQ$11]; [.AQ$13]);&quot;&quot;)">
            <text:p/>
          </table:table-cell>
          <table:table-cell table:style-name="ce19" table:formula="of:=IF([.AP46];[.AQ46]/[.AP46];&quot;&quot;)">
            <text:p/>
          </table:table-cell>
          <table:table-cell table:style-name="ce42"/>
          <table:table-cell table:style-name="ce42"/>
          <table:table-cell table:style-name="ce19" table:formula="of:=IF([.AT46];([.AT46]*[.AU$11]*10+POWER([.AU$12]*10-[.AT46]*[.AU$11]*10; [.AU$13]))/10;&quot;&quot;)">
            <text:p/>
          </table:table-cell>
          <table:table-cell table:style-name="ce19" table:formula="of:=IF([.AT46];[.AU46]/[.AT46];&quot;&quot;)">
            <text:p/>
          </table:table-cell>
          <table:table-cell table:style-name="ce42"/>
          <table:table-cell table:style-name="ce42"/>
          <table:table-cell table:style-name="ce19" table:formula="of:=IF([.AX46];[.AX46]*[.AY$11]+POWER([.AY$12]-[.AX46]*[.AY$11]; [.AY$13]);&quot;&quot;)">
            <text:p/>
          </table:table-cell>
          <table:table-cell table:style-name="ce19" table:formula="of:=IF([.AX46];[.AY46]/[.AX46];&quot;&quot;)">
            <text:p/>
          </table:table-cell>
          <table:table-cell table:style-name="ce42"/>
          <table:table-cell table:style-name="ce42"/>
          <table:table-cell table:style-name="ce19" table:formula="of:=IF([.BB46];[.BB46]*[.BC$11]+POWER([.BC$12]-[.BB46]*[.BC$11]; [.BC$13]);&quot;&quot;)">
            <text:p/>
          </table:table-cell>
          <table:table-cell table:style-name="ce19" table:formula="of:=IF([.BB46];[.BC46]/[.BB46];&quot;&quot;)">
            <text:p/>
          </table:table-cell>
          <table:table-cell table:style-name="ce42"/>
          <table:table-cell table:style-name="ce42"/>
          <table:table-cell table:style-name="ce19" table:formula="of:=IF([.BF46];[.BF46]*[.BG$11]+POWER([.BG$12]-[.BF46]*[.BG$11]; [.BG$13]);&quot;&quot;)">
            <text:p/>
          </table:table-cell>
          <table:table-cell table:style-name="ce19" table:formula="of:=IF([.BF46];[.BG46]/[.BF46];&quot;&quot;)">
            <text:p/>
          </table:table-cell>
          <table:table-cell table:style-name="ce42"/>
          <table:table-cell table:style-name="ce42" office:value-type="float" office:value="5.130108">
            <text:p>5.13</text:p>
          </table:table-cell>
          <table:table-cell table:style-name="ce19" table:formula="of:=IF([.BJ46];[.BJ46]*[.BK$11]+POWER([.BK$12]-[.BJ46]*[.BK$11]; [.BK$13]);&quot;&quot;)" office:value-type="float" office:value="8.71439698945043">
            <text:p>8.71</text:p>
          </table:table-cell>
          <table:table-cell table:style-name="ce19" table:formula="of:=IF([.BJ46];[.BK46]/[.BJ46];&quot;&quot;)" office:value-type="float" office:value="1.69867710181743">
            <text:p>1.70</text:p>
          </table:table-cell>
          <table:table-cell table:style-name="ce42"/>
          <table:table-cell table:style-name="ce42"/>
          <table:table-cell table:style-name="ce19" table:formula="of:=IF([.BN46];[.BN46]*[.BO$11]+POWER([.BO$12]-[.BN46]*[.BO$11]; [.BO$13]);&quot;&quot;)">
            <text:p/>
          </table:table-cell>
          <table:table-cell table:style-name="ce19" table:formula="of:=IF([.BN46];[.BO46]/[.BN46];&quot;&quot;)">
            <text:p/>
          </table:table-cell>
          <table:table-cell table:style-name="ce42"/>
          <table:table-cell table:style-name="ce42"/>
          <table:table-cell table:style-name="ce19" table:formula="of:=IF([.BR46];[.BR46]*[.BS$11]+POWER([.BS$12]-[.BR46]*[.BS$11]; [.BS$13]);&quot;&quot;)">
            <text:p/>
          </table:table-cell>
          <table:table-cell table:style-name="ce19" table:formula="of:=IF([.BR46];[.BS46]/[.BR46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34" office:value-type="float" office:value="54.65019">
            <text:p>54.65</text:p>
          </table:table-cell>
          <table:table-cell table:style-name="ce19" table:formula="of:=IF([.B47];[.B47]*[.C$11]+POWER([.C$12]-[.B47]*[.C$11]; [.C$13]);&quot;&quot;)" office:value-type="float" office:value="75.7812904907737">
            <text:p>75.78</text:p>
          </table:table-cell>
          <table:table-cell table:style-name="ce19" table:formula="of:=IF([.B47];[.C47]/[.B47];&quot;&quot;)" office:value-type="float" office:value="1.38666106175978">
            <text:p>1.39</text:p>
          </table:table-cell>
          <table:table-cell table:style-name="ce42"/>
          <table:table-cell table:style-name="ce34" office:value-type="float" office:value="59.7828">
            <text:p>59.78</text:p>
          </table:table-cell>
          <table:table-cell table:style-name="ce19" table:formula="of:=IF([.F47];[.F47]*[.G$11]+POWER([.G$12]-[.F47]*[.G$11]; [.G$13]);&quot;&quot;)" office:value-type="float" office:value="72.5646703947858">
            <text:p>72.56</text:p>
          </table:table-cell>
          <table:table-cell table:style-name="ce19" table:formula="of:=IF([.F47];[.G47]/[.F47];&quot;&quot;)" office:value-type="float" office:value="1.21380514788176">
            <text:p>1.21</text:p>
          </table:table-cell>
          <table:table-cell table:style-name="ce42"/>
          <table:table-cell table:style-name="ce34" office:value-type="float" office:value="62.65782">
            <text:p>62.66</text:p>
          </table:table-cell>
          <table:table-cell table:style-name="ce19" table:formula="of:=IF([.J47];[.J47]*[.K$11]+POWER([.K$12]-[.J47]*[.K$11]; [.K$13]);&quot;&quot;)" office:value-type="float" office:value="71.8047092737434">
            <text:p>71.80</text:p>
          </table:table-cell>
          <table:table-cell table:style-name="ce19" table:formula="of:=IF([.J47];[.K47]/[.J47];&quot;&quot;)" office:value-type="float" office:value="1.14598160730366">
            <text:p>1.15</text:p>
          </table:table-cell>
          <table:table-cell table:style-name="ce42"/>
          <table:table-cell table:style-name="ce42"/>
          <table:table-cell table:style-name="ce19" table:formula="of:=IF([.N47];[.N47]*[.O$11]+POWER([.O$12]-[.N47]*[.O$11]; [.O$13]);&quot;&quot;)">
            <text:p/>
          </table:table-cell>
          <table:table-cell table:style-name="ce19" table:formula="of:=IF([.N47];[.O47]/[.N47];&quot;&quot;)">
            <text:p/>
          </table:table-cell>
          <table:table-cell table:style-name="ce42"/>
          <table:table-cell table:style-name="ce42"/>
          <table:table-cell table:style-name="ce19" table:formula="of:=IF([.R47];[.R47]*[.S$11]+POWER([.S$12]-[.R47]*[.S$11]; [.S$13]);&quot;&quot;)">
            <text:p/>
          </table:table-cell>
          <table:table-cell table:style-name="ce19" table:formula="of:=IF([.R47];[.S47]/[.R47];&quot;&quot;)">
            <text:p/>
          </table:table-cell>
          <table:table-cell table:style-name="ce42"/>
          <table:table-cell table:style-name="ce42"/>
          <table:table-cell table:style-name="ce19" table:formula="of:=IF([.V47];[.V47]*[.W$11]+POWER([.W$12]-[.V47]*[.W$11]; [.W$13]);&quot;&quot;)">
            <text:p/>
          </table:table-cell>
          <table:table-cell table:style-name="ce19" table:formula="of:=IF([.V47];[.W47]/[.V47];&quot;&quot;)">
            <text:p/>
          </table:table-cell>
          <table:table-cell table:style-name="ce42"/>
          <table:table-cell table:style-name="ce42"/>
          <table:table-cell table:style-name="ce19" table:formula="of:=IF([.Z47];[.Z47]*[.AA$11]+POWER([.AA$12]-[.Z47]*[.AA$11]; [.AA$13]);&quot;&quot;)">
            <text:p/>
          </table:table-cell>
          <table:table-cell table:style-name="ce19" table:formula="of:=IF([.Z47];[.AA47]/[.Z47];&quot;&quot;)">
            <text:p/>
          </table:table-cell>
          <table:table-cell table:style-name="ce42"/>
          <table:table-cell table:style-name="ce42"/>
          <table:table-cell table:style-name="ce19" table:formula="of:=IF([.AD47];([.AD47]*[.AE$11]*10+POWER([.AE$12]*10-[.AD47]*[.AE$11]*10; [.AE$13]))/10;&quot;&quot;)">
            <text:p/>
          </table:table-cell>
          <table:table-cell table:style-name="ce19" table:formula="of:=IF([.AD47];[.AE47]/[.AD47];&quot;&quot;)">
            <text:p/>
          </table:table-cell>
          <table:table-cell table:style-name="ce42"/>
          <table:table-cell table:style-name="ce42"/>
          <table:table-cell table:style-name="ce19" table:formula="of:=IF([.AH47];([.AH47]*[.AI$11]*10+POWER([.AI$12]*10-[.AH47]*[.AI$11]*10; [.AI$13]))/10;&quot;&quot;)">
            <text:p/>
          </table:table-cell>
          <table:table-cell table:style-name="ce19" table:formula="of:=IF([.AH47];[.AI47]/[.AH47];&quot;&quot;)">
            <text:p/>
          </table:table-cell>
          <table:table-cell table:style-name="ce42"/>
          <table:table-cell table:style-name="ce42"/>
          <table:table-cell table:style-name="ce19" table:formula="of:=IF([.AL47];[.AL47]*[.AM$11]+POWER([.AM$12]-[.AL47]*[.AM$11]; [.AM$13]);&quot;&quot;)">
            <text:p/>
          </table:table-cell>
          <table:table-cell table:style-name="ce19" table:formula="of:=IF([.AL47];[.AM47]/[.AL47];&quot;&quot;)">
            <text:p/>
          </table:table-cell>
          <table:table-cell table:style-name="ce42"/>
          <table:table-cell table:style-name="ce42"/>
          <table:table-cell table:style-name="ce19" table:formula="of:=IF([.AP47];[.AP47]*[.AQ$11]+POWER([.AQ$12]-[.AP47]*[.AQ$11]; [.AQ$13]);&quot;&quot;)">
            <text:p/>
          </table:table-cell>
          <table:table-cell table:style-name="ce19" table:formula="of:=IF([.AP47];[.AQ47]/[.AP47];&quot;&quot;)">
            <text:p/>
          </table:table-cell>
          <table:table-cell table:style-name="ce42"/>
          <table:table-cell table:style-name="ce42"/>
          <table:table-cell table:style-name="ce19" table:formula="of:=IF([.AT47];([.AT47]*[.AU$11]*10+POWER([.AU$12]*10-[.AT47]*[.AU$11]*10; [.AU$13]))/10;&quot;&quot;)">
            <text:p/>
          </table:table-cell>
          <table:table-cell table:style-name="ce19" table:formula="of:=IF([.AT47];[.AU47]/[.AT47];&quot;&quot;)">
            <text:p/>
          </table:table-cell>
          <table:table-cell table:style-name="ce42"/>
          <table:table-cell table:style-name="ce42"/>
          <table:table-cell table:style-name="ce19" table:formula="of:=IF([.AX47];[.AX47]*[.AY$11]+POWER([.AY$12]-[.AX47]*[.AY$11]; [.AY$13]);&quot;&quot;)">
            <text:p/>
          </table:table-cell>
          <table:table-cell table:style-name="ce19" table:formula="of:=IF([.AX47];[.AY47]/[.AX47];&quot;&quot;)">
            <text:p/>
          </table:table-cell>
          <table:table-cell table:style-name="ce42"/>
          <table:table-cell table:style-name="ce42"/>
          <table:table-cell table:style-name="ce19" table:formula="of:=IF([.BB47];[.BB47]*[.BC$11]+POWER([.BC$12]-[.BB47]*[.BC$11]; [.BC$13]);&quot;&quot;)">
            <text:p/>
          </table:table-cell>
          <table:table-cell table:style-name="ce19" table:formula="of:=IF([.BB47];[.BC47]/[.BB47];&quot;&quot;)">
            <text:p/>
          </table:table-cell>
          <table:table-cell table:style-name="ce42"/>
          <table:table-cell table:style-name="ce42"/>
          <table:table-cell table:style-name="ce19" table:formula="of:=IF([.BF47];[.BF47]*[.BG$11]+POWER([.BG$12]-[.BF47]*[.BG$11]; [.BG$13]);&quot;&quot;)">
            <text:p/>
          </table:table-cell>
          <table:table-cell table:style-name="ce19" table:formula="of:=IF([.BF47];[.BG47]/[.BF47];&quot;&quot;)">
            <text:p/>
          </table:table-cell>
          <table:table-cell table:style-name="ce42"/>
          <table:table-cell table:style-name="ce42" office:value-type="float" office:value="5.130108">
            <text:p>5.13</text:p>
          </table:table-cell>
          <table:table-cell table:style-name="ce19" table:formula="of:=IF([.BJ47];[.BJ47]*[.BK$11]+POWER([.BK$12]-[.BJ47]*[.BK$11]; [.BK$13]);&quot;&quot;)" office:value-type="float" office:value="8.71439698945043">
            <text:p>8.71</text:p>
          </table:table-cell>
          <table:table-cell table:style-name="ce19" table:formula="of:=IF([.BJ47];[.BK47]/[.BJ47];&quot;&quot;)" office:value-type="float" office:value="1.69867710181743">
            <text:p>1.70</text:p>
          </table:table-cell>
          <table:table-cell table:style-name="ce42"/>
          <table:table-cell table:style-name="ce42"/>
          <table:table-cell table:style-name="ce19" table:formula="of:=IF([.BN47];[.BN47]*[.BO$11]+POWER([.BO$12]-[.BN47]*[.BO$11]; [.BO$13]);&quot;&quot;)">
            <text:p/>
          </table:table-cell>
          <table:table-cell table:style-name="ce19" table:formula="of:=IF([.BN47];[.BO47]/[.BN47];&quot;&quot;)">
            <text:p/>
          </table:table-cell>
          <table:table-cell table:style-name="ce42"/>
          <table:table-cell table:style-name="ce42"/>
          <table:table-cell table:style-name="ce19" table:formula="of:=IF([.BR47];[.BR47]*[.BS$11]+POWER([.BS$12]-[.BR47]*[.BS$11]; [.BS$13]);&quot;&quot;)">
            <text:p/>
          </table:table-cell>
          <table:table-cell table:style-name="ce19" table:formula="of:=IF([.BR47];[.BS47]/[.BR47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34" office:value-type="float" office:value="47.9256">
            <text:p>47.93</text:p>
          </table:table-cell>
          <table:table-cell table:style-name="ce19" table:formula="of:=IF([.B48];[.B48]*[.C$11]+POWER([.C$12]-[.B48]*[.C$11]; [.C$13]);&quot;&quot;)" office:value-type="float" office:value="72.3180009740126">
            <text:p>72.32</text:p>
          </table:table-cell>
          <table:table-cell table:style-name="ce19" table:formula="of:=IF([.B48];[.C48]/[.B48];&quot;&quot;)" office:value-type="float" office:value="1.50896391435919">
            <text:p>1.51</text:p>
          </table:table-cell>
          <table:table-cell table:style-name="ce42"/>
          <table:table-cell table:style-name="ce34" office:value-type="float" office:value="62.52456">
            <text:p>62.52</text:p>
          </table:table-cell>
          <table:table-cell table:style-name="ce19" table:formula="of:=IF([.F48];[.F48]*[.G$11]+POWER([.G$12]-[.F48]*[.G$11]; [.G$13]);&quot;&quot;)" office:value-type="float" office:value="73.8041320869687">
            <text:p>73.80</text:p>
          </table:table-cell>
          <table:table-cell table:style-name="ce19" table:formula="of:=IF([.F48];[.G48]/[.F48];&quot;&quot;)" office:value-type="float" office:value="1.18040226251842">
            <text:p>1.18</text:p>
          </table:table-cell>
          <table:table-cell table:style-name="ce42"/>
          <table:table-cell table:style-name="ce34" office:value-type="float" office:value="59.42685">
            <text:p>59.43</text:p>
          </table:table-cell>
          <table:table-cell table:style-name="ce19" table:formula="of:=IF([.J48];[.J48]*[.K$11]+POWER([.K$12]-[.J48]*[.K$11]; [.K$13]);&quot;&quot;)" office:value-type="float" office:value="70.4036693864999">
            <text:p>70.40</text:p>
          </table:table-cell>
          <table:table-cell table:style-name="ce19" table:formula="of:=IF([.J48];[.K48]/[.J48];&quot;&quot;)" office:value-type="float" office:value="1.18471144586159">
            <text:p>1.18</text:p>
          </table:table-cell>
          <table:table-cell table:style-name="ce42"/>
          <table:table-cell table:style-name="ce42"/>
          <table:table-cell table:style-name="ce19" table:formula="of:=IF([.N48];[.N48]*[.O$11]+POWER([.O$12]-[.N48]*[.O$11]; [.O$13]);&quot;&quot;)">
            <text:p/>
          </table:table-cell>
          <table:table-cell table:style-name="ce19" table:formula="of:=IF([.N48];[.O48]/[.N48];&quot;&quot;)">
            <text:p/>
          </table:table-cell>
          <table:table-cell table:style-name="ce42"/>
          <table:table-cell table:style-name="ce42"/>
          <table:table-cell table:style-name="ce19" table:formula="of:=IF([.R48];[.R48]*[.S$11]+POWER([.S$12]-[.R48]*[.S$11]; [.S$13]);&quot;&quot;)">
            <text:p/>
          </table:table-cell>
          <table:table-cell table:style-name="ce19" table:formula="of:=IF([.R48];[.S48]/[.R48];&quot;&quot;)">
            <text:p/>
          </table:table-cell>
          <table:table-cell table:style-name="ce42"/>
          <table:table-cell table:style-name="ce42"/>
          <table:table-cell table:style-name="ce19" table:formula="of:=IF([.V48];[.V48]*[.W$11]+POWER([.W$12]-[.V48]*[.W$11]; [.W$13]);&quot;&quot;)">
            <text:p/>
          </table:table-cell>
          <table:table-cell table:style-name="ce19" table:formula="of:=IF([.V48];[.W48]/[.V48];&quot;&quot;)">
            <text:p/>
          </table:table-cell>
          <table:table-cell table:style-name="ce42"/>
          <table:table-cell table:style-name="ce42"/>
          <table:table-cell table:style-name="ce19" table:formula="of:=IF([.Z48];[.Z48]*[.AA$11]+POWER([.AA$12]-[.Z48]*[.AA$11]; [.AA$13]);&quot;&quot;)">
            <text:p/>
          </table:table-cell>
          <table:table-cell table:style-name="ce19" table:formula="of:=IF([.Z48];[.AA48]/[.Z48];&quot;&quot;)">
            <text:p/>
          </table:table-cell>
          <table:table-cell table:style-name="ce42"/>
          <table:table-cell table:style-name="ce42"/>
          <table:table-cell table:style-name="ce19" table:formula="of:=IF([.AD48];([.AD48]*[.AE$11]*10+POWER([.AE$12]*10-[.AD48]*[.AE$11]*10; [.AE$13]))/10;&quot;&quot;)">
            <text:p/>
          </table:table-cell>
          <table:table-cell table:style-name="ce19" table:formula="of:=IF([.AD48];[.AE48]/[.AD48];&quot;&quot;)">
            <text:p/>
          </table:table-cell>
          <table:table-cell table:style-name="ce42"/>
          <table:table-cell table:style-name="ce42"/>
          <table:table-cell table:style-name="ce19" table:formula="of:=IF([.AH48];([.AH48]*[.AI$11]*10+POWER([.AI$12]*10-[.AH48]*[.AI$11]*10; [.AI$13]))/10;&quot;&quot;)">
            <text:p/>
          </table:table-cell>
          <table:table-cell table:style-name="ce19" table:formula="of:=IF([.AH48];[.AI48]/[.AH48];&quot;&quot;)">
            <text:p/>
          </table:table-cell>
          <table:table-cell table:style-name="ce42"/>
          <table:table-cell table:style-name="ce42"/>
          <table:table-cell table:style-name="ce19" table:formula="of:=IF([.AL48];[.AL48]*[.AM$11]+POWER([.AM$12]-[.AL48]*[.AM$11]; [.AM$13]);&quot;&quot;)">
            <text:p/>
          </table:table-cell>
          <table:table-cell table:style-name="ce19" table:formula="of:=IF([.AL48];[.AM48]/[.AL48];&quot;&quot;)">
            <text:p/>
          </table:table-cell>
          <table:table-cell table:style-name="ce42"/>
          <table:table-cell table:style-name="ce42"/>
          <table:table-cell table:style-name="ce19" table:formula="of:=IF([.AP48];[.AP48]*[.AQ$11]+POWER([.AQ$12]-[.AP48]*[.AQ$11]; [.AQ$13]);&quot;&quot;)">
            <text:p/>
          </table:table-cell>
          <table:table-cell table:style-name="ce19" table:formula="of:=IF([.AP48];[.AQ48]/[.AP48];&quot;&quot;)">
            <text:p/>
          </table:table-cell>
          <table:table-cell table:style-name="ce42"/>
          <table:table-cell table:style-name="ce42"/>
          <table:table-cell table:style-name="ce19" table:formula="of:=IF([.AT48];([.AT48]*[.AU$11]*10+POWER([.AU$12]*10-[.AT48]*[.AU$11]*10; [.AU$13]))/10;&quot;&quot;)">
            <text:p/>
          </table:table-cell>
          <table:table-cell table:style-name="ce19" table:formula="of:=IF([.AT48];[.AU48]/[.AT48];&quot;&quot;)">
            <text:p/>
          </table:table-cell>
          <table:table-cell table:style-name="ce42"/>
          <table:table-cell table:style-name="ce42"/>
          <table:table-cell table:style-name="ce19" table:formula="of:=IF([.AX48];[.AX48]*[.AY$11]+POWER([.AY$12]-[.AX48]*[.AY$11]; [.AY$13]);&quot;&quot;)">
            <text:p/>
          </table:table-cell>
          <table:table-cell table:style-name="ce19" table:formula="of:=IF([.AX48];[.AY48]/[.AX48];&quot;&quot;)">
            <text:p/>
          </table:table-cell>
          <table:table-cell table:style-name="ce42"/>
          <table:table-cell table:style-name="ce42"/>
          <table:table-cell table:style-name="ce19" table:formula="of:=IF([.BB48];[.BB48]*[.BC$11]+POWER([.BC$12]-[.BB48]*[.BC$11]; [.BC$13]);&quot;&quot;)">
            <text:p/>
          </table:table-cell>
          <table:table-cell table:style-name="ce19" table:formula="of:=IF([.BB48];[.BC48]/[.BB48];&quot;&quot;)">
            <text:p/>
          </table:table-cell>
          <table:table-cell table:style-name="ce42"/>
          <table:table-cell table:style-name="ce42"/>
          <table:table-cell table:style-name="ce19" table:formula="of:=IF([.BF48];[.BF48]*[.BG$11]+POWER([.BG$12]-[.BF48]*[.BG$11]; [.BG$13]);&quot;&quot;)">
            <text:p/>
          </table:table-cell>
          <table:table-cell table:style-name="ce19" table:formula="of:=IF([.BF48];[.BG48]/[.BF48];&quot;&quot;)">
            <text:p/>
          </table:table-cell>
          <table:table-cell table:style-name="ce42"/>
          <table:table-cell table:style-name="ce42" office:value-type="float" office:value="3.39108">
            <text:p>3.39</text:p>
          </table:table-cell>
          <table:table-cell table:style-name="ce19" table:formula="of:=IF([.BJ48];[.BJ48]*[.BK$11]+POWER([.BK$12]-[.BJ48]*[.BK$11]; [.BK$13]);&quot;&quot;)" office:value-type="float" office:value="6.34282622046767">
            <text:p>6.34</text:p>
          </table:table-cell>
          <table:table-cell table:style-name="ce19" table:formula="of:=IF([.BJ48];[.BK48]/[.BJ48];&quot;&quot;)" office:value-type="float" office:value="1.87044428927294">
            <text:p>1.87</text:p>
          </table:table-cell>
          <table:table-cell table:style-name="ce42"/>
          <table:table-cell table:style-name="ce42"/>
          <table:table-cell table:style-name="ce19" table:formula="of:=IF([.BN48];[.BN48]*[.BO$11]+POWER([.BO$12]-[.BN48]*[.BO$11]; [.BO$13]);&quot;&quot;)">
            <text:p/>
          </table:table-cell>
          <table:table-cell table:style-name="ce19" table:formula="of:=IF([.BN48];[.BO48]/[.BN48];&quot;&quot;)">
            <text:p/>
          </table:table-cell>
          <table:table-cell table:style-name="ce42"/>
          <table:table-cell table:style-name="ce42"/>
          <table:table-cell table:style-name="ce19" table:formula="of:=IF([.BR48];[.BR48]*[.BS$11]+POWER([.BS$12]-[.BR48]*[.BS$11]; [.BS$13]);&quot;&quot;)">
            <text:p/>
          </table:table-cell>
          <table:table-cell table:style-name="ce19" table:formula="of:=IF([.BR48];[.BS48]/[.BR48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34" office:value-type="float" office:value="45.64365">
            <text:p>45.64</text:p>
          </table:table-cell>
          <table:table-cell table:style-name="ce19" table:formula="of:=IF([.B49];[.B49]*[.C$11]+POWER([.C$12]-[.B49]*[.C$11]; [.C$13]);&quot;&quot;)" office:value-type="float" office:value="71.1231770883051">
            <text:p>71.12</text:p>
          </table:table-cell>
          <table:table-cell table:style-name="ce19" table:formula="of:=IF([.B49];[.C49]/[.B49];&quot;&quot;)" office:value-type="float" office:value="1.55822720330879">
            <text:p>1.56</text:p>
          </table:table-cell>
          <table:table-cell table:style-name="ce42"/>
          <table:table-cell table:style-name="ce34" office:value-type="float" office:value="64.938048">
            <text:p>64.94</text:p>
          </table:table-cell>
          <table:table-cell table:style-name="ce19" table:formula="of:=IF([.F49];[.F49]*[.G$11]+POWER([.G$12]-[.F49]*[.G$11]; [.G$13]);&quot;&quot;)" office:value-type="float" office:value="74.8663473128828">
            <text:p>74.87</text:p>
          </table:table-cell>
          <table:table-cell table:style-name="ce19" table:formula="of:=IF([.F49];[.G49]/[.F49];&quot;&quot;)" office:value-type="float" office:value="1.15288878582989">
            <text:p>1.15</text:p>
          </table:table-cell>
          <table:table-cell table:style-name="ce42"/>
          <table:table-cell table:style-name="ce34" office:value-type="float" office:value="43.33956">
            <text:p>43.34</text:p>
          </table:table-cell>
          <table:table-cell table:style-name="ce19" table:formula="of:=IF([.J49];[.J49]*[.K$11]+POWER([.K$12]-[.J49]*[.K$11]; [.K$13]);&quot;&quot;)" office:value-type="float" office:value="62.7822185973368">
            <text:p>62.78</text:p>
          </table:table-cell>
          <table:table-cell table:style-name="ce19" table:formula="of:=IF([.J49];[.K49]/[.J49];&quot;&quot;)" office:value-type="float" office:value="1.4486122747286">
            <text:p>1.45</text:p>
          </table:table-cell>
          <table:table-cell table:style-name="ce42"/>
          <table:table-cell table:style-name="ce42"/>
          <table:table-cell table:style-name="ce19" table:formula="of:=IF([.N49];[.N49]*[.O$11]+POWER([.O$12]-[.N49]*[.O$11]; [.O$13]);&quot;&quot;)">
            <text:p/>
          </table:table-cell>
          <table:table-cell table:style-name="ce19" table:formula="of:=IF([.N49];[.O49]/[.N49];&quot;&quot;)">
            <text:p/>
          </table:table-cell>
          <table:table-cell table:style-name="ce42"/>
          <table:table-cell table:style-name="ce42"/>
          <table:table-cell table:style-name="ce19" table:formula="of:=IF([.R49];[.R49]*[.S$11]+POWER([.S$12]-[.R49]*[.S$11]; [.S$13]);&quot;&quot;)">
            <text:p/>
          </table:table-cell>
          <table:table-cell table:style-name="ce19" table:formula="of:=IF([.R49];[.S49]/[.R49];&quot;&quot;)">
            <text:p/>
          </table:table-cell>
          <table:table-cell table:style-name="ce42"/>
          <table:table-cell table:style-name="ce42"/>
          <table:table-cell table:style-name="ce19" table:formula="of:=IF([.V49];[.V49]*[.W$11]+POWER([.W$12]-[.V49]*[.W$11]; [.W$13]);&quot;&quot;)">
            <text:p/>
          </table:table-cell>
          <table:table-cell table:style-name="ce19" table:formula="of:=IF([.V49];[.W49]/[.V49];&quot;&quot;)">
            <text:p/>
          </table:table-cell>
          <table:table-cell table:style-name="ce42"/>
          <table:table-cell table:style-name="ce42"/>
          <table:table-cell table:style-name="ce19" table:formula="of:=IF([.Z49];[.Z49]*[.AA$11]+POWER([.AA$12]-[.Z49]*[.AA$11]; [.AA$13]);&quot;&quot;)">
            <text:p/>
          </table:table-cell>
          <table:table-cell table:style-name="ce19" table:formula="of:=IF([.Z49];[.AA49]/[.Z49];&quot;&quot;)">
            <text:p/>
          </table:table-cell>
          <table:table-cell table:style-name="ce42"/>
          <table:table-cell table:style-name="ce42"/>
          <table:table-cell table:style-name="ce19" table:formula="of:=IF([.AD49];([.AD49]*[.AE$11]*10+POWER([.AE$12]*10-[.AD49]*[.AE$11]*10; [.AE$13]))/10;&quot;&quot;)">
            <text:p/>
          </table:table-cell>
          <table:table-cell table:style-name="ce19" table:formula="of:=IF([.AD49];[.AE49]/[.AD49];&quot;&quot;)">
            <text:p/>
          </table:table-cell>
          <table:table-cell table:style-name="ce42"/>
          <table:table-cell table:style-name="ce42"/>
          <table:table-cell table:style-name="ce19" table:formula="of:=IF([.AH49];([.AH49]*[.AI$11]*10+POWER([.AI$12]*10-[.AH49]*[.AI$11]*10; [.AI$13]))/10;&quot;&quot;)">
            <text:p/>
          </table:table-cell>
          <table:table-cell table:style-name="ce19" table:formula="of:=IF([.AH49];[.AI49]/[.AH49];&quot;&quot;)">
            <text:p/>
          </table:table-cell>
          <table:table-cell table:style-name="ce42"/>
          <table:table-cell table:style-name="ce42"/>
          <table:table-cell table:style-name="ce19" table:formula="of:=IF([.AL49];[.AL49]*[.AM$11]+POWER([.AM$12]-[.AL49]*[.AM$11]; [.AM$13]);&quot;&quot;)">
            <text:p/>
          </table:table-cell>
          <table:table-cell table:style-name="ce19" table:formula="of:=IF([.AL49];[.AM49]/[.AL49];&quot;&quot;)">
            <text:p/>
          </table:table-cell>
          <table:table-cell table:style-name="ce42"/>
          <table:table-cell table:style-name="ce42"/>
          <table:table-cell table:style-name="ce19" table:formula="of:=IF([.AP49];[.AP49]*[.AQ$11]+POWER([.AQ$12]-[.AP49]*[.AQ$11]; [.AQ$13]);&quot;&quot;)">
            <text:p/>
          </table:table-cell>
          <table:table-cell table:style-name="ce19" table:formula="of:=IF([.AP49];[.AQ49]/[.AP49];&quot;&quot;)">
            <text:p/>
          </table:table-cell>
          <table:table-cell table:style-name="ce42"/>
          <table:table-cell table:style-name="ce42"/>
          <table:table-cell table:style-name="ce19" table:formula="of:=IF([.AT49];([.AT49]*[.AU$11]*10+POWER([.AU$12]*10-[.AT49]*[.AU$11]*10; [.AU$13]))/10;&quot;&quot;)">
            <text:p/>
          </table:table-cell>
          <table:table-cell table:style-name="ce19" table:formula="of:=IF([.AT49];[.AU49]/[.AT49];&quot;&quot;)">
            <text:p/>
          </table:table-cell>
          <table:table-cell table:style-name="ce42"/>
          <table:table-cell table:style-name="ce42"/>
          <table:table-cell table:style-name="ce19" table:formula="of:=IF([.AX49];[.AX49]*[.AY$11]+POWER([.AY$12]-[.AX49]*[.AY$11]; [.AY$13]);&quot;&quot;)">
            <text:p/>
          </table:table-cell>
          <table:table-cell table:style-name="ce19" table:formula="of:=IF([.AX49];[.AY49]/[.AX49];&quot;&quot;)">
            <text:p/>
          </table:table-cell>
          <table:table-cell table:style-name="ce42"/>
          <table:table-cell table:style-name="ce42"/>
          <table:table-cell table:style-name="ce19" table:formula="of:=IF([.BB49];[.BB49]*[.BC$11]+POWER([.BC$12]-[.BB49]*[.BC$11]; [.BC$13]);&quot;&quot;)">
            <text:p/>
          </table:table-cell>
          <table:table-cell table:style-name="ce19" table:formula="of:=IF([.BB49];[.BC49]/[.BB49];&quot;&quot;)">
            <text:p/>
          </table:table-cell>
          <table:table-cell table:style-name="ce42"/>
          <table:table-cell table:style-name="ce42"/>
          <table:table-cell table:style-name="ce19" table:formula="of:=IF([.BF49];[.BF49]*[.BG$11]+POWER([.BG$12]-[.BF49]*[.BG$11]; [.BG$13]);&quot;&quot;)">
            <text:p/>
          </table:table-cell>
          <table:table-cell table:style-name="ce19" table:formula="of:=IF([.BF49];[.BG49]/[.BF49];&quot;&quot;)">
            <text:p/>
          </table:table-cell>
          <table:table-cell table:style-name="ce42"/>
          <table:table-cell table:style-name="ce42" office:value-type="float" office:value="3.96792">
            <text:p>3.97</text:p>
          </table:table-cell>
          <table:table-cell table:style-name="ce19" table:formula="of:=IF([.BJ49];[.BJ49]*[.BK$11]+POWER([.BK$12]-[.BJ49]*[.BK$11]; [.BK$13]);&quot;&quot;)" office:value-type="float" office:value="7.13592609945018">
            <text:p>7.14</text:p>
          </table:table-cell>
          <table:table-cell table:style-name="ce19" table:formula="of:=IF([.BJ49];[.BK49]/[.BJ49];&quot;&quot;)" office:value-type="float" office:value="1.79840473080359">
            <text:p>1.80</text:p>
          </table:table-cell>
          <table:table-cell table:style-name="ce42"/>
          <table:table-cell table:style-name="ce42"/>
          <table:table-cell table:style-name="ce19" table:formula="of:=IF([.BN49];[.BN49]*[.BO$11]+POWER([.BO$12]-[.BN49]*[.BO$11]; [.BO$13]);&quot;&quot;)">
            <text:p/>
          </table:table-cell>
          <table:table-cell table:style-name="ce19" table:formula="of:=IF([.BN49];[.BO49]/[.BN49];&quot;&quot;)">
            <text:p/>
          </table:table-cell>
          <table:table-cell table:style-name="ce42"/>
          <table:table-cell table:style-name="ce42"/>
          <table:table-cell table:style-name="ce19" table:formula="of:=IF([.BR49];[.BR49]*[.BS$11]+POWER([.BS$12]-[.BR49]*[.BS$11]; [.BS$13]);&quot;&quot;)">
            <text:p/>
          </table:table-cell>
          <table:table-cell table:style-name="ce19" table:formula="of:=IF([.BR49];[.BS49]/[.BR49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34" office:value-type="float" office:value="38.7978">
            <text:p>38.80</text:p>
          </table:table-cell>
          <table:table-cell table:style-name="ce19" table:formula="of:=IF([.B50];[.B50]*[.C$11]+POWER([.C$12]-[.B50]*[.C$11]; [.C$13]);&quot;&quot;)" office:value-type="float" office:value="67.4872717448322">
            <text:p>67.49</text:p>
          </table:table-cell>
          <table:table-cell table:style-name="ce19" table:formula="of:=IF([.B50];[.C50]/[.B50];&quot;&quot;)" office:value-type="float" office:value="1.73946130308503">
            <text:p>1.74</text:p>
          </table:table-cell>
          <table:table-cell table:style-name="ce42"/>
          <table:table-cell table:style-name="ce34" office:value-type="float" office:value="78.96">
            <text:p>78.96</text:p>
          </table:table-cell>
          <table:table-cell table:style-name="ce19" table:formula="of:=IF([.F50];[.F50]*[.G$11]+POWER([.G$12]-[.F50]*[.G$11]; [.G$13]);&quot;&quot;)" office:value-type="float" office:value="79.9465517048393">
            <text:p>79.95</text:p>
          </table:table-cell>
          <table:table-cell table:style-name="ce19" table:formula="of:=IF([.F50];[.G50]/[.F50];&quot;&quot;)" office:value-type="float" office:value="1.01249432250303">
            <text:p>1.01</text:p>
          </table:table-cell>
          <table:table-cell table:style-name="ce42"/>
          <table:table-cell table:style-name="ce34" office:value-type="float" office:value="47.5575">
            <text:p>47.56</text:p>
          </table:table-cell>
          <table:table-cell table:style-name="ce19" table:formula="of:=IF([.J50];[.J50]*[.K$11]+POWER([.K$12]-[.J50]*[.K$11]; [.K$13]);&quot;&quot;)" office:value-type="float" office:value="64.8592569964451">
            <text:p>64.86</text:p>
          </table:table-cell>
          <table:table-cell table:style-name="ce19" table:formula="of:=IF([.J50];[.K50]/[.J50];&quot;&quot;)" office:value-type="float" office:value="1.36380711762488">
            <text:p>1.36</text:p>
          </table:table-cell>
          <table:table-cell table:style-name="ce42"/>
          <table:table-cell table:style-name="ce42"/>
          <table:table-cell table:style-name="ce19" table:formula="of:=IF([.N50];[.N50]*[.O$11]+POWER([.O$12]-[.N50]*[.O$11]; [.O$13]);&quot;&quot;)">
            <text:p/>
          </table:table-cell>
          <table:table-cell table:style-name="ce19" table:formula="of:=IF([.N50];[.O50]/[.N50];&quot;&quot;)">
            <text:p/>
          </table:table-cell>
          <table:table-cell table:style-name="ce42"/>
          <table:table-cell table:style-name="ce42"/>
          <table:table-cell table:style-name="ce19" table:formula="of:=IF([.R50];[.R50]*[.S$11]+POWER([.S$12]-[.R50]*[.S$11]; [.S$13]);&quot;&quot;)">
            <text:p/>
          </table:table-cell>
          <table:table-cell table:style-name="ce19" table:formula="of:=IF([.R50];[.S50]/[.R50];&quot;&quot;)">
            <text:p/>
          </table:table-cell>
          <table:table-cell table:style-name="ce42"/>
          <table:table-cell table:style-name="ce42"/>
          <table:table-cell table:style-name="ce19" table:formula="of:=IF([.V50];[.V50]*[.W$11]+POWER([.W$12]-[.V50]*[.W$11]; [.W$13]);&quot;&quot;)">
            <text:p/>
          </table:table-cell>
          <table:table-cell table:style-name="ce19" table:formula="of:=IF([.V50];[.W50]/[.V50];&quot;&quot;)">
            <text:p/>
          </table:table-cell>
          <table:table-cell table:style-name="ce42"/>
          <table:table-cell table:style-name="ce42"/>
          <table:table-cell table:style-name="ce19" table:formula="of:=IF([.Z50];[.Z50]*[.AA$11]+POWER([.AA$12]-[.Z50]*[.AA$11]; [.AA$13]);&quot;&quot;)">
            <text:p/>
          </table:table-cell>
          <table:table-cell table:style-name="ce19" table:formula="of:=IF([.Z50];[.AA50]/[.Z50];&quot;&quot;)">
            <text:p/>
          </table:table-cell>
          <table:table-cell table:style-name="ce42"/>
          <table:table-cell table:style-name="ce42"/>
          <table:table-cell table:style-name="ce19" table:formula="of:=IF([.AD50];([.AD50]*[.AE$11]*10+POWER([.AE$12]*10-[.AD50]*[.AE$11]*10; [.AE$13]))/10;&quot;&quot;)">
            <text:p/>
          </table:table-cell>
          <table:table-cell table:style-name="ce19" table:formula="of:=IF([.AD50];[.AE50]/[.AD50];&quot;&quot;)">
            <text:p/>
          </table:table-cell>
          <table:table-cell table:style-name="ce42"/>
          <table:table-cell table:style-name="ce42"/>
          <table:table-cell table:style-name="ce19" table:formula="of:=IF([.AH50];([.AH50]*[.AI$11]*10+POWER([.AI$12]*10-[.AH50]*[.AI$11]*10; [.AI$13]))/10;&quot;&quot;)">
            <text:p/>
          </table:table-cell>
          <table:table-cell table:style-name="ce19" table:formula="of:=IF([.AH50];[.AI50]/[.AH50];&quot;&quot;)">
            <text:p/>
          </table:table-cell>
          <table:table-cell table:style-name="ce42"/>
          <table:table-cell table:style-name="ce42"/>
          <table:table-cell table:style-name="ce19" table:formula="of:=IF([.AL50];[.AL50]*[.AM$11]+POWER([.AM$12]-[.AL50]*[.AM$11]; [.AM$13]);&quot;&quot;)">
            <text:p/>
          </table:table-cell>
          <table:table-cell table:style-name="ce19" table:formula="of:=IF([.AL50];[.AM50]/[.AL50];&quot;&quot;)">
            <text:p/>
          </table:table-cell>
          <table:table-cell table:style-name="ce42"/>
          <table:table-cell table:style-name="ce42"/>
          <table:table-cell table:style-name="ce19" table:formula="of:=IF([.AP50];[.AP50]*[.AQ$11]+POWER([.AQ$12]-[.AP50]*[.AQ$11]; [.AQ$13]);&quot;&quot;)">
            <text:p/>
          </table:table-cell>
          <table:table-cell table:style-name="ce19" table:formula="of:=IF([.AP50];[.AQ50]/[.AP50];&quot;&quot;)">
            <text:p/>
          </table:table-cell>
          <table:table-cell table:style-name="ce42"/>
          <table:table-cell table:style-name="ce42"/>
          <table:table-cell table:style-name="ce19" table:formula="of:=IF([.AT50];([.AT50]*[.AU$11]*10+POWER([.AU$12]*10-[.AT50]*[.AU$11]*10; [.AU$13]))/10;&quot;&quot;)">
            <text:p/>
          </table:table-cell>
          <table:table-cell table:style-name="ce19" table:formula="of:=IF([.AT50];[.AU50]/[.AT50];&quot;&quot;)">
            <text:p/>
          </table:table-cell>
          <table:table-cell table:style-name="ce42"/>
          <table:table-cell table:style-name="ce42"/>
          <table:table-cell table:style-name="ce19" table:formula="of:=IF([.AX50];[.AX50]*[.AY$11]+POWER([.AY$12]-[.AX50]*[.AY$11]; [.AY$13]);&quot;&quot;)">
            <text:p/>
          </table:table-cell>
          <table:table-cell table:style-name="ce19" table:formula="of:=IF([.AX50];[.AY50]/[.AX50];&quot;&quot;)">
            <text:p/>
          </table:table-cell>
          <table:table-cell table:style-name="ce42"/>
          <table:table-cell table:style-name="ce42"/>
          <table:table-cell table:style-name="ce19" table:formula="of:=IF([.BB50];[.BB50]*[.BC$11]+POWER([.BC$12]-[.BB50]*[.BC$11]; [.BC$13]);&quot;&quot;)">
            <text:p/>
          </table:table-cell>
          <table:table-cell table:style-name="ce19" table:formula="of:=IF([.BB50];[.BC50]/[.BB50];&quot;&quot;)">
            <text:p/>
          </table:table-cell>
          <table:table-cell table:style-name="ce42"/>
          <table:table-cell table:style-name="ce42"/>
          <table:table-cell table:style-name="ce19" table:formula="of:=IF([.BF50];[.BF50]*[.BG$11]+POWER([.BG$12]-[.BF50]*[.BG$11]; [.BG$13]);&quot;&quot;)">
            <text:p/>
          </table:table-cell>
          <table:table-cell table:style-name="ce19" table:formula="of:=IF([.BF50];[.BG50]/[.BF50];&quot;&quot;)">
            <text:p/>
          </table:table-cell>
          <table:table-cell table:style-name="ce42"/>
          <table:table-cell table:style-name="ce42" office:value-type="float" office:value="3.460644">
            <text:p>3.46</text:p>
          </table:table-cell>
          <table:table-cell table:style-name="ce19" table:formula="of:=IF([.BJ50];[.BJ50]*[.BK$11]+POWER([.BK$12]-[.BJ50]*[.BK$11]; [.BK$13]);&quot;&quot;)" office:value-type="float" office:value="6.43872204563776">
            <text:p>6.44</text:p>
          </table:table-cell>
          <table:table-cell table:style-name="ce19" table:formula="of:=IF([.BJ50];[.BK50]/[.BJ50];&quot;&quot;)" office:value-type="float" office:value="1.86055602530563">
            <text:p>1.86</text:p>
          </table:table-cell>
          <table:table-cell table:style-name="ce42"/>
          <table:table-cell table:style-name="ce42"/>
          <table:table-cell table:style-name="ce19" table:formula="of:=IF([.BN50];[.BN50]*[.BO$11]+POWER([.BO$12]-[.BN50]*[.BO$11]; [.BO$13]);&quot;&quot;)">
            <text:p/>
          </table:table-cell>
          <table:table-cell table:style-name="ce19" table:formula="of:=IF([.BN50];[.BO50]/[.BN50];&quot;&quot;)">
            <text:p/>
          </table:table-cell>
          <table:table-cell table:style-name="ce42"/>
          <table:table-cell table:style-name="ce42"/>
          <table:table-cell table:style-name="ce19" table:formula="of:=IF([.BR50];[.BR50]*[.BS$11]+POWER([.BS$12]-[.BR50]*[.BS$11]; [.BS$13]);&quot;&quot;)">
            <text:p/>
          </table:table-cell>
          <table:table-cell table:style-name="ce19" table:formula="of:=IF([.BR50];[.BS50]/[.BR50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34" office:value-type="float" office:value="37.4268">
            <text:p>37.43</text:p>
          </table:table-cell>
          <table:table-cell table:style-name="ce19" table:formula="of:=IF([.B51];[.B51]*[.C$11]+POWER([.C$12]-[.B51]*[.C$11]; [.C$13]);&quot;&quot;)" office:value-type="float" office:value="66.7506238150425">
            <text:p>66.75</text:p>
          </table:table-cell>
          <table:table-cell table:style-name="ce19" table:formula="of:=IF([.B51];[.C51]/[.B51];&quot;&quot;)" office:value-type="float" office:value="1.7834980232091">
            <text:p>1.78</text:p>
          </table:table-cell>
          <table:table-cell table:style-name="ce42"/>
          <table:table-cell table:style-name="ce34" office:value-type="float" office:value="48.9276">
            <text:p>48.93</text:p>
          </table:table-cell>
          <table:table-cell table:style-name="ce19" table:formula="of:=IF([.F51];[.F51]*[.G$11]+POWER([.G$12]-[.F51]*[.G$11]; [.G$13]);&quot;&quot;)" office:value-type="float" office:value="67.4002526713478">
            <text:p>67.40</text:p>
          </table:table-cell>
          <table:table-cell table:style-name="ce19" table:formula="of:=IF([.F51];[.G51]/[.F51];&quot;&quot;)" office:value-type="float" office:value="1.37755076217406">
            <text:p>1.38</text:p>
          </table:table-cell>
          <table:table-cell table:style-name="ce42"/>
          <table:table-cell table:style-name="ce34" office:value-type="float" office:value="60.75">
            <text:p>60.75</text:p>
          </table:table-cell>
          <table:table-cell table:style-name="ce19" table:formula="of:=IF([.J51];[.J51]*[.K$11]+POWER([.K$12]-[.J51]*[.K$11]; [.K$13]);&quot;&quot;)" office:value-type="float" office:value="70.9847440141256">
            <text:p>70.98</text:p>
          </table:table-cell>
          <table:table-cell table:style-name="ce19" table:formula="of:=IF([.J51];[.K51]/[.J51];&quot;&quot;)" office:value-type="float" office:value="1.16847315249589">
            <text:p>1.17</text:p>
          </table:table-cell>
          <table:table-cell table:style-name="ce42"/>
          <table:table-cell table:style-name="ce42"/>
          <table:table-cell table:style-name="ce19" table:formula="of:=IF([.N51];[.N51]*[.O$11]+POWER([.O$12]-[.N51]*[.O$11]; [.O$13]);&quot;&quot;)">
            <text:p/>
          </table:table-cell>
          <table:table-cell table:style-name="ce19" table:formula="of:=IF([.N51];[.O51]/[.N51];&quot;&quot;)">
            <text:p/>
          </table:table-cell>
          <table:table-cell table:style-name="ce42"/>
          <table:table-cell table:style-name="ce42"/>
          <table:table-cell table:style-name="ce19" table:formula="of:=IF([.R51];[.R51]*[.S$11]+POWER([.S$12]-[.R51]*[.S$11]; [.S$13]);&quot;&quot;)">
            <text:p/>
          </table:table-cell>
          <table:table-cell table:style-name="ce19" table:formula="of:=IF([.R51];[.S51]/[.R51];&quot;&quot;)">
            <text:p/>
          </table:table-cell>
          <table:table-cell table:style-name="ce42"/>
          <table:table-cell table:style-name="ce42"/>
          <table:table-cell table:style-name="ce19" table:formula="of:=IF([.V51];[.V51]*[.W$11]+POWER([.W$12]-[.V51]*[.W$11]; [.W$13]);&quot;&quot;)">
            <text:p/>
          </table:table-cell>
          <table:table-cell table:style-name="ce19" table:formula="of:=IF([.V51];[.W51]/[.V51];&quot;&quot;)">
            <text:p/>
          </table:table-cell>
          <table:table-cell table:style-name="ce42"/>
          <table:table-cell table:style-name="ce42"/>
          <table:table-cell table:style-name="ce19" table:formula="of:=IF([.Z51];[.Z51]*[.AA$11]+POWER([.AA$12]-[.Z51]*[.AA$11]; [.AA$13]);&quot;&quot;)">
            <text:p/>
          </table:table-cell>
          <table:table-cell table:style-name="ce19" table:formula="of:=IF([.Z51];[.AA51]/[.Z51];&quot;&quot;)">
            <text:p/>
          </table:table-cell>
          <table:table-cell table:style-name="ce42"/>
          <table:table-cell table:style-name="ce42"/>
          <table:table-cell table:style-name="ce19" table:formula="of:=IF([.AD51];([.AD51]*[.AE$11]*10+POWER([.AE$12]*10-[.AD51]*[.AE$11]*10; [.AE$13]))/10;&quot;&quot;)">
            <text:p/>
          </table:table-cell>
          <table:table-cell table:style-name="ce19" table:formula="of:=IF([.AD51];[.AE51]/[.AD51];&quot;&quot;)">
            <text:p/>
          </table:table-cell>
          <table:table-cell table:style-name="ce42"/>
          <table:table-cell table:style-name="ce42"/>
          <table:table-cell table:style-name="ce19" table:formula="of:=IF([.AH51];([.AH51]*[.AI$11]*10+POWER([.AI$12]*10-[.AH51]*[.AI$11]*10; [.AI$13]))/10;&quot;&quot;)">
            <text:p/>
          </table:table-cell>
          <table:table-cell table:style-name="ce19" table:formula="of:=IF([.AH51];[.AI51]/[.AH51];&quot;&quot;)">
            <text:p/>
          </table:table-cell>
          <table:table-cell table:style-name="ce42"/>
          <table:table-cell table:style-name="ce42"/>
          <table:table-cell table:style-name="ce19" table:formula="of:=IF([.AL51];[.AL51]*[.AM$11]+POWER([.AM$12]-[.AL51]*[.AM$11]; [.AM$13]);&quot;&quot;)">
            <text:p/>
          </table:table-cell>
          <table:table-cell table:style-name="ce19" table:formula="of:=IF([.AL51];[.AM51]/[.AL51];&quot;&quot;)">
            <text:p/>
          </table:table-cell>
          <table:table-cell table:style-name="ce42"/>
          <table:table-cell table:style-name="ce42"/>
          <table:table-cell table:style-name="ce19" table:formula="of:=IF([.AP51];[.AP51]*[.AQ$11]+POWER([.AQ$12]-[.AP51]*[.AQ$11]; [.AQ$13]);&quot;&quot;)">
            <text:p/>
          </table:table-cell>
          <table:table-cell table:style-name="ce19" table:formula="of:=IF([.AP51];[.AQ51]/[.AP51];&quot;&quot;)">
            <text:p/>
          </table:table-cell>
          <table:table-cell table:style-name="ce42"/>
          <table:table-cell table:style-name="ce42"/>
          <table:table-cell table:style-name="ce19" table:formula="of:=IF([.AT51];([.AT51]*[.AU$11]*10+POWER([.AU$12]*10-[.AT51]*[.AU$11]*10; [.AU$13]))/10;&quot;&quot;)">
            <text:p/>
          </table:table-cell>
          <table:table-cell table:style-name="ce19" table:formula="of:=IF([.AT51];[.AU51]/[.AT51];&quot;&quot;)">
            <text:p/>
          </table:table-cell>
          <table:table-cell table:style-name="ce42"/>
          <table:table-cell table:style-name="ce42"/>
          <table:table-cell table:style-name="ce19" table:formula="of:=IF([.AX51];[.AX51]*[.AY$11]+POWER([.AY$12]-[.AX51]*[.AY$11]; [.AY$13]);&quot;&quot;)">
            <text:p/>
          </table:table-cell>
          <table:table-cell table:style-name="ce19" table:formula="of:=IF([.AX51];[.AY51]/[.AX51];&quot;&quot;)">
            <text:p/>
          </table:table-cell>
          <table:table-cell table:style-name="ce42"/>
          <table:table-cell table:style-name="ce42"/>
          <table:table-cell table:style-name="ce19" table:formula="of:=IF([.BB51];[.BB51]*[.BC$11]+POWER([.BC$12]-[.BB51]*[.BC$11]; [.BC$13]);&quot;&quot;)">
            <text:p/>
          </table:table-cell>
          <table:table-cell table:style-name="ce19" table:formula="of:=IF([.BB51];[.BC51]/[.BB51];&quot;&quot;)">
            <text:p/>
          </table:table-cell>
          <table:table-cell table:style-name="ce42"/>
          <table:table-cell table:style-name="ce42"/>
          <table:table-cell table:style-name="ce19" table:formula="of:=IF([.BF51];[.BF51]*[.BG$11]+POWER([.BG$12]-[.BF51]*[.BG$11]; [.BG$13]);&quot;&quot;)">
            <text:p/>
          </table:table-cell>
          <table:table-cell table:style-name="ce19" table:formula="of:=IF([.BF51];[.BG51]/[.BF51];&quot;&quot;)">
            <text:p/>
          </table:table-cell>
          <table:table-cell table:style-name="ce42"/>
          <table:table-cell table:style-name="ce42" office:value-type="float" office:value="3.065148">
            <text:p>3.07</text:p>
          </table:table-cell>
          <table:table-cell table:style-name="ce19" table:formula="of:=IF([.BJ51];[.BJ51]*[.BK$11]+POWER([.BK$12]-[.BJ51]*[.BK$11]; [.BK$13]);&quot;&quot;)" office:value-type="float" office:value="5.89271399897362">
            <text:p>5.89</text:p>
          </table:table-cell>
          <table:table-cell table:style-name="ce19" table:formula="of:=IF([.BJ51];[.BK51]/[.BJ51];&quot;&quot;)" office:value-type="float" office:value="1.92248922367651">
            <text:p>1.92</text:p>
          </table:table-cell>
          <table:table-cell table:style-name="ce42"/>
          <table:table-cell table:style-name="ce42"/>
          <table:table-cell table:style-name="ce19" table:formula="of:=IF([.BN51];[.BN51]*[.BO$11]+POWER([.BO$12]-[.BN51]*[.BO$11]; [.BO$13]);&quot;&quot;)">
            <text:p/>
          </table:table-cell>
          <table:table-cell table:style-name="ce19" table:formula="of:=IF([.BN51];[.BO51]/[.BN51];&quot;&quot;)">
            <text:p/>
          </table:table-cell>
          <table:table-cell table:style-name="ce42"/>
          <table:table-cell table:style-name="ce42"/>
          <table:table-cell table:style-name="ce19" table:formula="of:=IF([.BR51];[.BR51]*[.BS$11]+POWER([.BS$12]-[.BR51]*[.BS$11]; [.BS$13]);&quot;&quot;)">
            <text:p/>
          </table:table-cell>
          <table:table-cell table:style-name="ce19" table:formula="of:=IF([.BR51];[.BS51]/[.BR51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34" office:value-type="float" office:value="43.3617">
            <text:p>43.36</text:p>
          </table:table-cell>
          <table:table-cell table:style-name="ce19" table:formula="of:=IF([.B52];[.B52]*[.C$11]+POWER([.C$12]-[.B52]*[.C$11]; [.C$13]);&quot;&quot;)" office:value-type="float" office:value="69.9194465319699">
            <text:p>69.92</text:p>
          </table:table-cell>
          <table:table-cell table:style-name="ce19" table:formula="of:=IF([.B52];[.C52]/[.B52];&quot;&quot;)" office:value-type="float" office:value="1.61247014143749">
            <text:p>1.61</text:p>
          </table:table-cell>
          <table:table-cell table:style-name="ce42"/>
          <table:table-cell table:style-name="ce34" office:value-type="float" office:value="65.80056">
            <text:p>65.80</text:p>
          </table:table-cell>
          <table:table-cell table:style-name="ce19" table:formula="of:=IF([.F52];[.F52]*[.G$11]+POWER([.G$12]-[.F52]*[.G$11]; [.G$13]);&quot;&quot;)" office:value-type="float" office:value="75.2384555643178">
            <text:p>75.24</text:p>
          </table:table-cell>
          <table:table-cell table:style-name="ce19" table:formula="of:=IF([.F52];[.G52]/[.F52];&quot;&quot;)" office:value-type="float" office:value="1.14343184259097">
            <text:p>1.14</text:p>
          </table:table-cell>
          <table:table-cell table:style-name="ce42"/>
          <table:table-cell table:style-name="ce34" office:value-type="float" office:value="69.5313">
            <text:p>69.53</text:p>
          </table:table-cell>
          <table:table-cell table:style-name="ce19" table:formula="of:=IF([.J52];[.J52]*[.K$11]+POWER([.K$12]-[.J52]*[.K$11]; [.K$13]);&quot;&quot;)" office:value-type="float" office:value="74.514413151312">
            <text:p>74.51</text:p>
          </table:table-cell>
          <table:table-cell table:style-name="ce19" table:formula="of:=IF([.J52];[.K52]/[.J52];&quot;&quot;)" office:value-type="float" office:value="1.07166719378628">
            <text:p>1.07</text:p>
          </table:table-cell>
          <table:table-cell table:style-name="ce42"/>
          <table:table-cell table:style-name="ce42"/>
          <table:table-cell table:style-name="ce19" table:formula="of:=IF([.N52];[.N52]*[.O$11]+POWER([.O$12]-[.N52]*[.O$11]; [.O$13]);&quot;&quot;)">
            <text:p/>
          </table:table-cell>
          <table:table-cell table:style-name="ce19" table:formula="of:=IF([.N52];[.O52]/[.N52];&quot;&quot;)">
            <text:p/>
          </table:table-cell>
          <table:table-cell table:style-name="ce42"/>
          <table:table-cell table:style-name="ce42"/>
          <table:table-cell table:style-name="ce19" table:formula="of:=IF([.R52];[.R52]*[.S$11]+POWER([.S$12]-[.R52]*[.S$11]; [.S$13]);&quot;&quot;)">
            <text:p/>
          </table:table-cell>
          <table:table-cell table:style-name="ce19" table:formula="of:=IF([.R52];[.S52]/[.R52];&quot;&quot;)">
            <text:p/>
          </table:table-cell>
          <table:table-cell table:style-name="ce42"/>
          <table:table-cell table:style-name="ce42"/>
          <table:table-cell table:style-name="ce19" table:formula="of:=IF([.V52];[.V52]*[.W$11]+POWER([.W$12]-[.V52]*[.W$11]; [.W$13]);&quot;&quot;)">
            <text:p/>
          </table:table-cell>
          <table:table-cell table:style-name="ce19" table:formula="of:=IF([.V52];[.W52]/[.V52];&quot;&quot;)">
            <text:p/>
          </table:table-cell>
          <table:table-cell table:style-name="ce42"/>
          <table:table-cell table:style-name="ce42"/>
          <table:table-cell table:style-name="ce19" table:formula="of:=IF([.Z52];[.Z52]*[.AA$11]+POWER([.AA$12]-[.Z52]*[.AA$11]; [.AA$13]);&quot;&quot;)">
            <text:p/>
          </table:table-cell>
          <table:table-cell table:style-name="ce19" table:formula="of:=IF([.Z52];[.AA52]/[.Z52];&quot;&quot;)">
            <text:p/>
          </table:table-cell>
          <table:table-cell table:style-name="ce42"/>
          <table:table-cell table:style-name="ce42"/>
          <table:table-cell table:style-name="ce19" table:formula="of:=IF([.AD52];([.AD52]*[.AE$11]*10+POWER([.AE$12]*10-[.AD52]*[.AE$11]*10; [.AE$13]))/10;&quot;&quot;)">
            <text:p/>
          </table:table-cell>
          <table:table-cell table:style-name="ce19" table:formula="of:=IF([.AD52];[.AE52]/[.AD52];&quot;&quot;)">
            <text:p/>
          </table:table-cell>
          <table:table-cell table:style-name="ce42"/>
          <table:table-cell table:style-name="ce42"/>
          <table:table-cell table:style-name="ce19" table:formula="of:=IF([.AH52];([.AH52]*[.AI$11]*10+POWER([.AI$12]*10-[.AH52]*[.AI$11]*10; [.AI$13]))/10;&quot;&quot;)">
            <text:p/>
          </table:table-cell>
          <table:table-cell table:style-name="ce19" table:formula="of:=IF([.AH52];[.AI52]/[.AH52];&quot;&quot;)">
            <text:p/>
          </table:table-cell>
          <table:table-cell table:style-name="ce42"/>
          <table:table-cell table:style-name="ce42"/>
          <table:table-cell table:style-name="ce19" table:formula="of:=IF([.AL52];[.AL52]*[.AM$11]+POWER([.AM$12]-[.AL52]*[.AM$11]; [.AM$13]);&quot;&quot;)">
            <text:p/>
          </table:table-cell>
          <table:table-cell table:style-name="ce19" table:formula="of:=IF([.AL52];[.AM52]/[.AL52];&quot;&quot;)">
            <text:p/>
          </table:table-cell>
          <table:table-cell table:style-name="ce42"/>
          <table:table-cell table:style-name="ce42"/>
          <table:table-cell table:style-name="ce19" table:formula="of:=IF([.AP52];[.AP52]*[.AQ$11]+POWER([.AQ$12]-[.AP52]*[.AQ$11]; [.AQ$13]);&quot;&quot;)">
            <text:p/>
          </table:table-cell>
          <table:table-cell table:style-name="ce19" table:formula="of:=IF([.AP52];[.AQ52]/[.AP52];&quot;&quot;)">
            <text:p/>
          </table:table-cell>
          <table:table-cell table:style-name="ce42"/>
          <table:table-cell table:style-name="ce42"/>
          <table:table-cell table:style-name="ce19" table:formula="of:=IF([.AT52];([.AT52]*[.AU$11]*10+POWER([.AU$12]*10-[.AT52]*[.AU$11]*10; [.AU$13]))/10;&quot;&quot;)">
            <text:p/>
          </table:table-cell>
          <table:table-cell table:style-name="ce19" table:formula="of:=IF([.AT52];[.AU52]/[.AT52];&quot;&quot;)">
            <text:p/>
          </table:table-cell>
          <table:table-cell table:style-name="ce42"/>
          <table:table-cell table:style-name="ce42"/>
          <table:table-cell table:style-name="ce19" table:formula="of:=IF([.AX52];[.AX52]*[.AY$11]+POWER([.AY$12]-[.AX52]*[.AY$11]; [.AY$13]);&quot;&quot;)">
            <text:p/>
          </table:table-cell>
          <table:table-cell table:style-name="ce19" table:formula="of:=IF([.AX52];[.AY52]/[.AX52];&quot;&quot;)">
            <text:p/>
          </table:table-cell>
          <table:table-cell table:style-name="ce42"/>
          <table:table-cell table:style-name="ce42"/>
          <table:table-cell table:style-name="ce19" table:formula="of:=IF([.BB52];[.BB52]*[.BC$11]+POWER([.BC$12]-[.BB52]*[.BC$11]; [.BC$13]);&quot;&quot;)">
            <text:p/>
          </table:table-cell>
          <table:table-cell table:style-name="ce19" table:formula="of:=IF([.BB52];[.BC52]/[.BB52];&quot;&quot;)">
            <text:p/>
          </table:table-cell>
          <table:table-cell table:style-name="ce42"/>
          <table:table-cell table:style-name="ce42"/>
          <table:table-cell table:style-name="ce19" table:formula="of:=IF([.BF52];[.BF52]*[.BG$11]+POWER([.BG$12]-[.BF52]*[.BG$11]; [.BG$13]);&quot;&quot;)">
            <text:p/>
          </table:table-cell>
          <table:table-cell table:style-name="ce19" table:formula="of:=IF([.BF52];[.BG52]/[.BF52];&quot;&quot;)">
            <text:p/>
          </table:table-cell>
          <table:table-cell table:style-name="ce42"/>
          <table:table-cell table:style-name="ce42" office:value-type="float" office:value="3.590892">
            <text:p>3.59</text:p>
          </table:table-cell>
          <table:table-cell table:style-name="ce19" table:formula="of:=IF([.BJ52];[.BJ52]*[.BK$11]+POWER([.BK$12]-[.BJ52]*[.BK$11]; [.BK$13]);&quot;&quot;)" office:value-type="float" office:value="6.61809705192425">
            <text:p>6.62</text:p>
          </table:table-cell>
          <table:table-cell table:style-name="ce19" table:formula="of:=IF([.BJ52];[.BK52]/[.BJ52];&quot;&quot;)" office:value-type="float" office:value="1.84302314074727">
            <text:p>1.84</text:p>
          </table:table-cell>
          <table:table-cell table:style-name="ce42"/>
          <table:table-cell table:style-name="ce42"/>
          <table:table-cell table:style-name="ce19" table:formula="of:=IF([.BN52];[.BN52]*[.BO$11]+POWER([.BO$12]-[.BN52]*[.BO$11]; [.BO$13]);&quot;&quot;)">
            <text:p/>
          </table:table-cell>
          <table:table-cell table:style-name="ce19" table:formula="of:=IF([.BN52];[.BO52]/[.BN52];&quot;&quot;)">
            <text:p/>
          </table:table-cell>
          <table:table-cell table:style-name="ce42"/>
          <table:table-cell table:style-name="ce42"/>
          <table:table-cell table:style-name="ce19" table:formula="of:=IF([.BR52];[.BR52]*[.BS$11]+POWER([.BS$12]-[.BR52]*[.BS$11]; [.BS$13]);&quot;&quot;)">
            <text:p/>
          </table:table-cell>
          <table:table-cell table:style-name="ce19" table:formula="of:=IF([.BR52];[.BS52]/[.BR52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30"/>
          <table:table-cell table:style-name="ce19" table:formula="of:=IF([.B53];[.B53]*[.C$11]+POWER([.C$12]-[.B53]*[.C$11]; [.C$13]);&quot;&quot;)">
            <text:p/>
          </table:table-cell>
          <table:table-cell table:style-name="ce19" table:formula="of:=IF([.B53];[.C53]/[.B53];&quot;&quot;)">
            <text:p/>
          </table:table-cell>
          <table:table-cell table:style-name="ce42"/>
          <table:table-cell table:style-name="ce34" office:value-type="float" office:value="44.903352">
            <text:p>44.90</text:p>
          </table:table-cell>
          <table:table-cell table:style-name="ce19" table:formula="of:=IF([.F53];[.F53]*[.G$11]+POWER([.G$12]-[.F53]*[.G$11]; [.G$13]);&quot;&quot;)" office:value-type="float" office:value="65.4055145412643">
            <text:p>65.41</text:p>
          </table:table-cell>
          <table:table-cell table:style-name="ce19" table:formula="of:=IF([.F53];[.G53]/[.F53];&quot;&quot;)" office:value-type="float" office:value="1.45658423320522">
            <text:p>1.46</text:p>
          </table:table-cell>
          <table:table-cell table:style-name="ce42"/>
          <table:table-cell table:style-name="ce34" office:value-type="float" office:value="59.25">
            <text:p>59.25</text:p>
          </table:table-cell>
          <table:table-cell table:style-name="ce19" table:formula="of:=IF([.J53];[.J53]*[.K$11]+POWER([.K$12]-[.J53]*[.K$11]; [.K$13]);&quot;&quot;)" office:value-type="float" office:value="70.3252989862722">
            <text:p>70.33</text:p>
          </table:table-cell>
          <table:table-cell table:style-name="ce19" table:formula="of:=IF([.J53];[.K53]/[.J53];&quot;&quot;)" office:value-type="float" office:value="1.18692487740544">
            <text:p>1.19</text:p>
          </table:table-cell>
          <table:table-cell table:style-name="ce42"/>
          <table:table-cell table:style-name="ce42"/>
          <table:table-cell table:style-name="ce19" table:formula="of:=IF([.N53];[.N53]*[.O$11]+POWER([.O$12]-[.N53]*[.O$11]; [.O$13]);&quot;&quot;)">
            <text:p/>
          </table:table-cell>
          <table:table-cell table:style-name="ce19" table:formula="of:=IF([.N53];[.O53]/[.N53];&quot;&quot;)">
            <text:p/>
          </table:table-cell>
          <table:table-cell table:style-name="ce42"/>
          <table:table-cell table:style-name="ce42"/>
          <table:table-cell table:style-name="ce19" table:formula="of:=IF([.R53];[.R53]*[.S$11]+POWER([.S$12]-[.R53]*[.S$11]; [.S$13]);&quot;&quot;)">
            <text:p/>
          </table:table-cell>
          <table:table-cell table:style-name="ce19" table:formula="of:=IF([.R53];[.S53]/[.R53];&quot;&quot;)">
            <text:p/>
          </table:table-cell>
          <table:table-cell table:style-name="ce42"/>
          <table:table-cell table:style-name="ce42"/>
          <table:table-cell table:style-name="ce19" table:formula="of:=IF([.V53];[.V53]*[.W$11]+POWER([.W$12]-[.V53]*[.W$11]; [.W$13]);&quot;&quot;)">
            <text:p/>
          </table:table-cell>
          <table:table-cell table:style-name="ce19" table:formula="of:=IF([.V53];[.W53]/[.V53];&quot;&quot;)">
            <text:p/>
          </table:table-cell>
          <table:table-cell table:style-name="ce42"/>
          <table:table-cell table:style-name="ce42"/>
          <table:table-cell table:style-name="ce19" table:formula="of:=IF([.Z53];[.Z53]*[.AA$11]+POWER([.AA$12]-[.Z53]*[.AA$11]; [.AA$13]);&quot;&quot;)">
            <text:p/>
          </table:table-cell>
          <table:table-cell table:style-name="ce19" table:formula="of:=IF([.Z53];[.AA53]/[.Z53];&quot;&quot;)">
            <text:p/>
          </table:table-cell>
          <table:table-cell table:style-name="ce42"/>
          <table:table-cell table:style-name="ce42"/>
          <table:table-cell table:style-name="ce19" table:formula="of:=IF([.AD53];([.AD53]*[.AE$11]*10+POWER([.AE$12]*10-[.AD53]*[.AE$11]*10; [.AE$13]))/10;&quot;&quot;)">
            <text:p/>
          </table:table-cell>
          <table:table-cell table:style-name="ce19" table:formula="of:=IF([.AD53];[.AE53]/[.AD53];&quot;&quot;)">
            <text:p/>
          </table:table-cell>
          <table:table-cell table:style-name="ce42"/>
          <table:table-cell table:style-name="ce42"/>
          <table:table-cell table:style-name="ce19" table:formula="of:=IF([.AH53];([.AH53]*[.AI$11]*10+POWER([.AI$12]*10-[.AH53]*[.AI$11]*10; [.AI$13]))/10;&quot;&quot;)">
            <text:p/>
          </table:table-cell>
          <table:table-cell table:style-name="ce19" table:formula="of:=IF([.AH53];[.AI53]/[.AH53];&quot;&quot;)">
            <text:p/>
          </table:table-cell>
          <table:table-cell table:style-name="ce42"/>
          <table:table-cell table:style-name="ce42"/>
          <table:table-cell table:style-name="ce19" table:formula="of:=IF([.AL53];[.AL53]*[.AM$11]+POWER([.AM$12]-[.AL53]*[.AM$11]; [.AM$13]);&quot;&quot;)">
            <text:p/>
          </table:table-cell>
          <table:table-cell table:style-name="ce19" table:formula="of:=IF([.AL53];[.AM53]/[.AL53];&quot;&quot;)">
            <text:p/>
          </table:table-cell>
          <table:table-cell table:style-name="ce42"/>
          <table:table-cell table:style-name="ce42"/>
          <table:table-cell table:style-name="ce19" table:formula="of:=IF([.AP53];[.AP53]*[.AQ$11]+POWER([.AQ$12]-[.AP53]*[.AQ$11]; [.AQ$13]);&quot;&quot;)">
            <text:p/>
          </table:table-cell>
          <table:table-cell table:style-name="ce19" table:formula="of:=IF([.AP53];[.AQ53]/[.AP53];&quot;&quot;)">
            <text:p/>
          </table:table-cell>
          <table:table-cell table:style-name="ce42"/>
          <table:table-cell table:style-name="ce42"/>
          <table:table-cell table:style-name="ce19" table:formula="of:=IF([.AT53];([.AT53]*[.AU$11]*10+POWER([.AU$12]*10-[.AT53]*[.AU$11]*10; [.AU$13]))/10;&quot;&quot;)">
            <text:p/>
          </table:table-cell>
          <table:table-cell table:style-name="ce19" table:formula="of:=IF([.AT53];[.AU53]/[.AT53];&quot;&quot;)">
            <text:p/>
          </table:table-cell>
          <table:table-cell table:style-name="ce42"/>
          <table:table-cell table:style-name="ce42"/>
          <table:table-cell table:style-name="ce19" table:formula="of:=IF([.AX53];[.AX53]*[.AY$11]+POWER([.AY$12]-[.AX53]*[.AY$11]; [.AY$13]);&quot;&quot;)">
            <text:p/>
          </table:table-cell>
          <table:table-cell table:style-name="ce19" table:formula="of:=IF([.AX53];[.AY53]/[.AX53];&quot;&quot;)">
            <text:p/>
          </table:table-cell>
          <table:table-cell table:style-name="ce42"/>
          <table:table-cell table:style-name="ce42"/>
          <table:table-cell table:style-name="ce19" table:formula="of:=IF([.BB53];[.BB53]*[.BC$11]+POWER([.BC$12]-[.BB53]*[.BC$11]; [.BC$13]);&quot;&quot;)">
            <text:p/>
          </table:table-cell>
          <table:table-cell table:style-name="ce19" table:formula="of:=IF([.BB53];[.BC53]/[.BB53];&quot;&quot;)">
            <text:p/>
          </table:table-cell>
          <table:table-cell table:style-name="ce42"/>
          <table:table-cell table:style-name="ce42"/>
          <table:table-cell table:style-name="ce19" table:formula="of:=IF([.BF53];[.BF53]*[.BG$11]+POWER([.BG$12]-[.BF53]*[.BG$11]; [.BG$13]);&quot;&quot;)">
            <text:p/>
          </table:table-cell>
          <table:table-cell table:style-name="ce19" table:formula="of:=IF([.BF53];[.BG53]/[.BF53];&quot;&quot;)">
            <text:p/>
          </table:table-cell>
          <table:table-cell table:style-name="ce42"/>
          <table:table-cell table:style-name="ce42" office:value-type="float" office:value="3.180492">
            <text:p>3.18</text:p>
          </table:table-cell>
          <table:table-cell table:style-name="ce19" table:formula="of:=IF([.BJ53];[.BJ53]*[.BK$11]+POWER([.BK$12]-[.BJ53]*[.BK$11]; [.BK$13]);&quot;&quot;)" office:value-type="float" office:value="6.05215021219303">
            <text:p>6.05</text:p>
          </table:table-cell>
          <table:table-cell table:style-name="ce19" table:formula="of:=IF([.BJ53];[.BK53]/[.BJ53];&quot;&quot;)" office:value-type="float" office:value="1.90289748007322">
            <text:p>1.90</text:p>
          </table:table-cell>
          <table:table-cell table:style-name="ce42"/>
          <table:table-cell table:style-name="ce42"/>
          <table:table-cell table:style-name="ce19" table:formula="of:=IF([.BN53];[.BN53]*[.BO$11]+POWER([.BO$12]-[.BN53]*[.BO$11]; [.BO$13]);&quot;&quot;)">
            <text:p/>
          </table:table-cell>
          <table:table-cell table:style-name="ce19" table:formula="of:=IF([.BN53];[.BO53]/[.BN53];&quot;&quot;)">
            <text:p/>
          </table:table-cell>
          <table:table-cell table:style-name="ce42"/>
          <table:table-cell table:style-name="ce42"/>
          <table:table-cell table:style-name="ce19" table:formula="of:=IF([.BR53];[.BR53]*[.BS$11]+POWER([.BS$12]-[.BR53]*[.BS$11]; [.BS$13]);&quot;&quot;)">
            <text:p/>
          </table:table-cell>
          <table:table-cell table:style-name="ce19" table:formula="of:=IF([.BR53];[.BS53]/[.BR53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21"/>
          <table:table-cell table:style-name="ce19" table:formula="of:=IF([.B54];[.B54]*[.C$11]+POWER([.C$12]-[.B54]*[.C$11]; [.C$13]);&quot;&quot;)">
            <text:p/>
          </table:table-cell>
          <table:table-cell table:style-name="ce19" table:formula="of:=IF([.B54];[.C54]/[.B54];&quot;&quot;)">
            <text:p/>
          </table:table-cell>
          <table:table-cell table:style-name="ce42"/>
          <table:table-cell table:style-name="ce34" office:value-type="float" office:value="49.021392">
            <text:p>49.02</text:p>
          </table:table-cell>
          <table:table-cell table:style-name="ce19" table:formula="of:=IF([.F54];[.F54]*[.G$11]+POWER([.G$12]-[.F54]*[.G$11]; [.G$13]);&quot;&quot;)" office:value-type="float" office:value="67.446297504537">
            <text:p>67.45</text:p>
          </table:table-cell>
          <table:table-cell table:style-name="ce19" table:formula="of:=IF([.F54];[.G54]/[.F54];&quot;&quot;)" office:value-type="float" office:value="1.37585439239541">
            <text:p>1.38</text:p>
          </table:table-cell>
          <table:table-cell table:style-name="ce42"/>
          <table:table-cell table:style-name="ce34" office:value-type="float" office:value="62.428872">
            <text:p>62.43</text:p>
          </table:table-cell>
          <table:table-cell table:style-name="ce19" table:formula="of:=IF([.J54];[.J54]*[.K$11]+POWER([.K$12]-[.J54]*[.K$11]; [.K$13]);&quot;&quot;)" office:value-type="float" office:value="71.7075158505121">
            <text:p>71.71</text:p>
          </table:table-cell>
          <table:table-cell table:style-name="ce19" table:formula="of:=IF([.J54];[.K54]/[.J54];&quot;&quot;)" office:value-type="float" office:value="1.14862744677674">
            <text:p>1.15</text:p>
          </table:table-cell>
          <table:table-cell table:style-name="ce42"/>
          <table:table-cell table:style-name="ce42"/>
          <table:table-cell table:style-name="ce19" table:formula="of:=IF([.N54];[.N54]*[.O$11]+POWER([.O$12]-[.N54]*[.O$11]; [.O$13]);&quot;&quot;)">
            <text:p/>
          </table:table-cell>
          <table:table-cell table:style-name="ce19" table:formula="of:=IF([.N54];[.O54]/[.N54];&quot;&quot;)">
            <text:p/>
          </table:table-cell>
          <table:table-cell table:style-name="ce42"/>
          <table:table-cell table:style-name="ce42"/>
          <table:table-cell table:style-name="ce19" table:formula="of:=IF([.R54];[.R54]*[.S$11]+POWER([.S$12]-[.R54]*[.S$11]; [.S$13]);&quot;&quot;)">
            <text:p/>
          </table:table-cell>
          <table:table-cell table:style-name="ce19" table:formula="of:=IF([.R54];[.S54]/[.R54];&quot;&quot;)">
            <text:p/>
          </table:table-cell>
          <table:table-cell table:style-name="ce42"/>
          <table:table-cell table:style-name="ce42"/>
          <table:table-cell table:style-name="ce19" table:formula="of:=IF([.V54];[.V54]*[.W$11]+POWER([.W$12]-[.V54]*[.W$11]; [.W$13]);&quot;&quot;)">
            <text:p/>
          </table:table-cell>
          <table:table-cell table:style-name="ce19" table:formula="of:=IF([.V54];[.W54]/[.V54];&quot;&quot;)">
            <text:p/>
          </table:table-cell>
          <table:table-cell table:style-name="ce42"/>
          <table:table-cell table:style-name="ce42"/>
          <table:table-cell table:style-name="ce19" table:formula="of:=IF([.Z54];[.Z54]*[.AA$11]+POWER([.AA$12]-[.Z54]*[.AA$11]; [.AA$13]);&quot;&quot;)">
            <text:p/>
          </table:table-cell>
          <table:table-cell table:style-name="ce19" table:formula="of:=IF([.Z54];[.AA54]/[.Z54];&quot;&quot;)">
            <text:p/>
          </table:table-cell>
          <table:table-cell table:style-name="ce42"/>
          <table:table-cell table:style-name="ce42"/>
          <table:table-cell table:style-name="ce19" table:formula="of:=IF([.AD54];([.AD54]*[.AE$11]*10+POWER([.AE$12]*10-[.AD54]*[.AE$11]*10; [.AE$13]))/10;&quot;&quot;)">
            <text:p/>
          </table:table-cell>
          <table:table-cell table:style-name="ce19" table:formula="of:=IF([.AD54];[.AE54]/[.AD54];&quot;&quot;)">
            <text:p/>
          </table:table-cell>
          <table:table-cell table:style-name="ce42"/>
          <table:table-cell table:style-name="ce42"/>
          <table:table-cell table:style-name="ce19" table:formula="of:=IF([.AH54];([.AH54]*[.AI$11]*10+POWER([.AI$12]*10-[.AH54]*[.AI$11]*10; [.AI$13]))/10;&quot;&quot;)">
            <text:p/>
          </table:table-cell>
          <table:table-cell table:style-name="ce19" table:formula="of:=IF([.AH54];[.AI54]/[.AH54];&quot;&quot;)">
            <text:p/>
          </table:table-cell>
          <table:table-cell table:style-name="ce42"/>
          <table:table-cell table:style-name="ce42"/>
          <table:table-cell table:style-name="ce19" table:formula="of:=IF([.AL54];[.AL54]*[.AM$11]+POWER([.AM$12]-[.AL54]*[.AM$11]; [.AM$13]);&quot;&quot;)">
            <text:p/>
          </table:table-cell>
          <table:table-cell table:style-name="ce19" table:formula="of:=IF([.AL54];[.AM54]/[.AL54];&quot;&quot;)">
            <text:p/>
          </table:table-cell>
          <table:table-cell table:style-name="ce42"/>
          <table:table-cell table:style-name="ce42"/>
          <table:table-cell table:style-name="ce19" table:formula="of:=IF([.AP54];[.AP54]*[.AQ$11]+POWER([.AQ$12]-[.AP54]*[.AQ$11]; [.AQ$13]);&quot;&quot;)">
            <text:p/>
          </table:table-cell>
          <table:table-cell table:style-name="ce19" table:formula="of:=IF([.AP54];[.AQ54]/[.AP54];&quot;&quot;)">
            <text:p/>
          </table:table-cell>
          <table:table-cell table:style-name="ce42"/>
          <table:table-cell table:style-name="ce42"/>
          <table:table-cell table:style-name="ce19" table:formula="of:=IF([.AT54];([.AT54]*[.AU$11]*10+POWER([.AU$12]*10-[.AT54]*[.AU$11]*10; [.AU$13]))/10;&quot;&quot;)">
            <text:p/>
          </table:table-cell>
          <table:table-cell table:style-name="ce19" table:formula="of:=IF([.AT54];[.AU54]/[.AT54];&quot;&quot;)">
            <text:p/>
          </table:table-cell>
          <table:table-cell table:style-name="ce42"/>
          <table:table-cell table:style-name="ce42"/>
          <table:table-cell table:style-name="ce19" table:formula="of:=IF([.AX54];[.AX54]*[.AY$11]+POWER([.AY$12]-[.AX54]*[.AY$11]; [.AY$13]);&quot;&quot;)">
            <text:p/>
          </table:table-cell>
          <table:table-cell table:style-name="ce19" table:formula="of:=IF([.AX54];[.AY54]/[.AX54];&quot;&quot;)">
            <text:p/>
          </table:table-cell>
          <table:table-cell table:style-name="ce42"/>
          <table:table-cell table:style-name="ce42"/>
          <table:table-cell table:style-name="ce19" table:formula="of:=IF([.BB54];[.BB54]*[.BC$11]+POWER([.BC$12]-[.BB54]*[.BC$11]; [.BC$13]);&quot;&quot;)">
            <text:p/>
          </table:table-cell>
          <table:table-cell table:style-name="ce19" table:formula="of:=IF([.BB54];[.BC54]/[.BB54];&quot;&quot;)">
            <text:p/>
          </table:table-cell>
          <table:table-cell table:style-name="ce42"/>
          <table:table-cell table:style-name="ce42"/>
          <table:table-cell table:style-name="ce19" table:formula="of:=IF([.BF54];[.BF54]*[.BG$11]+POWER([.BG$12]-[.BF54]*[.BG$11]; [.BG$13]);&quot;&quot;)">
            <text:p/>
          </table:table-cell>
          <table:table-cell table:style-name="ce19" table:formula="of:=IF([.BF54];[.BG54]/[.BF54];&quot;&quot;)">
            <text:p/>
          </table:table-cell>
          <table:table-cell table:style-name="ce42"/>
          <table:table-cell table:style-name="ce42" office:value-type="float" office:value="2.32362">
            <text:p>2.32</text:p>
          </table:table-cell>
          <table:table-cell table:style-name="ce19" table:formula="of:=IF([.BJ54];[.BJ54]*[.BK$11]+POWER([.BK$12]-[.BJ54]*[.BK$11]; [.BK$13]);&quot;&quot;)" office:value-type="float" office:value="4.86439163598708">
            <text:p>4.86</text:p>
          </table:table-cell>
          <table:table-cell table:style-name="ce19" table:formula="of:=IF([.BJ54];[.BK54]/[.BJ54];&quot;&quot;)" office:value-type="float" office:value="2.0934540225971">
            <text:p>2.09</text:p>
          </table:table-cell>
          <table:table-cell table:style-name="ce42"/>
          <table:table-cell table:style-name="ce42"/>
          <table:table-cell table:style-name="ce19" table:formula="of:=IF([.BN54];[.BN54]*[.BO$11]+POWER([.BO$12]-[.BN54]*[.BO$11]; [.BO$13]);&quot;&quot;)">
            <text:p/>
          </table:table-cell>
          <table:table-cell table:style-name="ce19" table:formula="of:=IF([.BN54];[.BO54]/[.BN54];&quot;&quot;)">
            <text:p/>
          </table:table-cell>
          <table:table-cell table:style-name="ce42"/>
          <table:table-cell table:style-name="ce42"/>
          <table:table-cell table:style-name="ce19" table:formula="of:=IF([.BR54];[.BR54]*[.BS$11]+POWER([.BS$12]-[.BR54]*[.BS$11]; [.BS$13]);&quot;&quot;)">
            <text:p/>
          </table:table-cell>
          <table:table-cell table:style-name="ce19" table:formula="of:=IF([.BR54];[.BS54]/[.BR54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21"/>
          <table:table-cell table:style-name="ce19" table:formula="of:=IF([.B55];[.B55]*[.C$11]+POWER([.C$12]-[.B55]*[.C$11]; [.C$13]);&quot;&quot;)">
            <text:p/>
          </table:table-cell>
          <table:table-cell table:style-name="ce19" table:formula="of:=IF([.B55];[.C55]/[.B55];&quot;&quot;)">
            <text:p/>
          </table:table-cell>
          <table:table-cell table:style-name="ce42"/>
          <table:table-cell table:style-name="ce34" office:value-type="float" office:value="49.021392">
            <text:p>49.02</text:p>
          </table:table-cell>
          <table:table-cell table:style-name="ce19" table:formula="of:=IF([.F55];[.F55]*[.G$11]+POWER([.G$12]-[.F55]*[.G$11]; [.G$13]);&quot;&quot;)" office:value-type="float" office:value="67.446297504537">
            <text:p>67.45</text:p>
          </table:table-cell>
          <table:table-cell table:style-name="ce19" table:formula="of:=IF([.F55];[.G55]/[.F55];&quot;&quot;)" office:value-type="float" office:value="1.37585439239541">
            <text:p>1.38</text:p>
          </table:table-cell>
          <table:table-cell table:style-name="ce42"/>
          <table:table-cell table:style-name="ce34" office:value-type="float" office:value="48.752748">
            <text:p>48.75</text:p>
          </table:table-cell>
          <table:table-cell table:style-name="ce19" table:formula="of:=IF([.J55];[.J55]*[.K$11]+POWER([.K$12]-[.J55]*[.K$11]; [.K$13]);&quot;&quot;)" office:value-type="float" office:value="65.4392598603098">
            <text:p>65.44</text:p>
          </table:table-cell>
          <table:table-cell table:style-name="ce19" table:formula="of:=IF([.J55];[.K55]/[.J55];&quot;&quot;)" office:value-type="float" office:value="1.34226812938441">
            <text:p>1.34</text:p>
          </table:table-cell>
          <table:table-cell table:style-name="ce42"/>
          <table:table-cell table:style-name="ce42"/>
          <table:table-cell table:style-name="ce19" table:formula="of:=IF([.N55];[.N55]*[.O$11]+POWER([.O$12]-[.N55]*[.O$11]; [.O$13]);&quot;&quot;)">
            <text:p/>
          </table:table-cell>
          <table:table-cell table:style-name="ce19" table:formula="of:=IF([.N55];[.O55]/[.N55];&quot;&quot;)">
            <text:p/>
          </table:table-cell>
          <table:table-cell table:style-name="ce42"/>
          <table:table-cell table:style-name="ce42"/>
          <table:table-cell table:style-name="ce19" table:formula="of:=IF([.R55];[.R55]*[.S$11]+POWER([.S$12]-[.R55]*[.S$11]; [.S$13]);&quot;&quot;)">
            <text:p/>
          </table:table-cell>
          <table:table-cell table:style-name="ce19" table:formula="of:=IF([.R55];[.S55]/[.R55];&quot;&quot;)">
            <text:p/>
          </table:table-cell>
          <table:table-cell table:style-name="ce42"/>
          <table:table-cell table:style-name="ce42"/>
          <table:table-cell table:style-name="ce19" table:formula="of:=IF([.V55];[.V55]*[.W$11]+POWER([.W$12]-[.V55]*[.W$11]; [.W$13]);&quot;&quot;)">
            <text:p/>
          </table:table-cell>
          <table:table-cell table:style-name="ce19" table:formula="of:=IF([.V55];[.W55]/[.V55];&quot;&quot;)">
            <text:p/>
          </table:table-cell>
          <table:table-cell table:style-name="ce42"/>
          <table:table-cell table:style-name="ce42"/>
          <table:table-cell table:style-name="ce19" table:formula="of:=IF([.Z55];[.Z55]*[.AA$11]+POWER([.AA$12]-[.Z55]*[.AA$11]; [.AA$13]);&quot;&quot;)">
            <text:p/>
          </table:table-cell>
          <table:table-cell table:style-name="ce19" table:formula="of:=IF([.Z55];[.AA55]/[.Z55];&quot;&quot;)">
            <text:p/>
          </table:table-cell>
          <table:table-cell table:style-name="ce42"/>
          <table:table-cell table:style-name="ce42"/>
          <table:table-cell table:style-name="ce19" table:formula="of:=IF([.AD55];([.AD55]*[.AE$11]*10+POWER([.AE$12]*10-[.AD55]*[.AE$11]*10; [.AE$13]))/10;&quot;&quot;)">
            <text:p/>
          </table:table-cell>
          <table:table-cell table:style-name="ce19" table:formula="of:=IF([.AD55];[.AE55]/[.AD55];&quot;&quot;)">
            <text:p/>
          </table:table-cell>
          <table:table-cell table:style-name="ce42"/>
          <table:table-cell table:style-name="ce42"/>
          <table:table-cell table:style-name="ce19" table:formula="of:=IF([.AH55];([.AH55]*[.AI$11]*10+POWER([.AI$12]*10-[.AH55]*[.AI$11]*10; [.AI$13]))/10;&quot;&quot;)">
            <text:p/>
          </table:table-cell>
          <table:table-cell table:style-name="ce19" table:formula="of:=IF([.AH55];[.AI55]/[.AH55];&quot;&quot;)">
            <text:p/>
          </table:table-cell>
          <table:table-cell table:style-name="ce42"/>
          <table:table-cell table:style-name="ce42"/>
          <table:table-cell table:style-name="ce19" table:formula="of:=IF([.AL55];[.AL55]*[.AM$11]+POWER([.AM$12]-[.AL55]*[.AM$11]; [.AM$13]);&quot;&quot;)">
            <text:p/>
          </table:table-cell>
          <table:table-cell table:style-name="ce19" table:formula="of:=IF([.AL55];[.AM55]/[.AL55];&quot;&quot;)">
            <text:p/>
          </table:table-cell>
          <table:table-cell table:style-name="ce42"/>
          <table:table-cell table:style-name="ce42"/>
          <table:table-cell table:style-name="ce19" table:formula="of:=IF([.AP55];[.AP55]*[.AQ$11]+POWER([.AQ$12]-[.AP55]*[.AQ$11]; [.AQ$13]);&quot;&quot;)">
            <text:p/>
          </table:table-cell>
          <table:table-cell table:style-name="ce19" table:formula="of:=IF([.AP55];[.AQ55]/[.AP55];&quot;&quot;)">
            <text:p/>
          </table:table-cell>
          <table:table-cell table:style-name="ce42"/>
          <table:table-cell table:style-name="ce42"/>
          <table:table-cell table:style-name="ce19" table:formula="of:=IF([.AT55];([.AT55]*[.AU$11]*10+POWER([.AU$12]*10-[.AT55]*[.AU$11]*10; [.AU$13]))/10;&quot;&quot;)">
            <text:p/>
          </table:table-cell>
          <table:table-cell table:style-name="ce19" table:formula="of:=IF([.AT55];[.AU55]/[.AT55];&quot;&quot;)">
            <text:p/>
          </table:table-cell>
          <table:table-cell table:style-name="ce42"/>
          <table:table-cell table:style-name="ce42"/>
          <table:table-cell table:style-name="ce19" table:formula="of:=IF([.AX55];[.AX55]*[.AY$11]+POWER([.AY$12]-[.AX55]*[.AY$11]; [.AY$13]);&quot;&quot;)">
            <text:p/>
          </table:table-cell>
          <table:table-cell table:style-name="ce19" table:formula="of:=IF([.AX55];[.AY55]/[.AX55];&quot;&quot;)">
            <text:p/>
          </table:table-cell>
          <table:table-cell table:style-name="ce42"/>
          <table:table-cell table:style-name="ce42"/>
          <table:table-cell table:style-name="ce19" table:formula="of:=IF([.BB55];[.BB55]*[.BC$11]+POWER([.BC$12]-[.BB55]*[.BC$11]; [.BC$13]);&quot;&quot;)">
            <text:p/>
          </table:table-cell>
          <table:table-cell table:style-name="ce19" table:formula="of:=IF([.BB55];[.BC55]/[.BB55];&quot;&quot;)">
            <text:p/>
          </table:table-cell>
          <table:table-cell table:style-name="ce42"/>
          <table:table-cell table:style-name="ce42"/>
          <table:table-cell table:style-name="ce19" table:formula="of:=IF([.BF55];[.BF55]*[.BG$11]+POWER([.BG$12]-[.BF55]*[.BG$11]; [.BG$13]);&quot;&quot;)">
            <text:p/>
          </table:table-cell>
          <table:table-cell table:style-name="ce19" table:formula="of:=IF([.BF55];[.BG55]/[.BF55];&quot;&quot;)">
            <text:p/>
          </table:table-cell>
          <table:table-cell table:style-name="ce42"/>
          <table:table-cell table:style-name="ce42" office:value-type="float" office:value="2.410992">
            <text:p>2.41</text:p>
          </table:table-cell>
          <table:table-cell table:style-name="ce19" table:formula="of:=IF([.BJ55];[.BJ55]*[.BK$11]+POWER([.BK$12]-[.BJ55]*[.BK$11]; [.BK$13]);&quot;&quot;)" office:value-type="float" office:value="4.98582811474188">
            <text:p>4.99</text:p>
          </table:table-cell>
          <table:table-cell table:style-name="ce19" table:formula="of:=IF([.BJ55];[.BK55]/[.BJ55];&quot;&quot;)" office:value-type="float" office:value="2.06795713745291">
            <text:p>2.07</text:p>
          </table:table-cell>
          <table:table-cell table:style-name="ce42"/>
          <table:table-cell table:style-name="ce42"/>
          <table:table-cell table:style-name="ce19" table:formula="of:=IF([.BN55];[.BN55]*[.BO$11]+POWER([.BO$12]-[.BN55]*[.BO$11]; [.BO$13]);&quot;&quot;)">
            <text:p/>
          </table:table-cell>
          <table:table-cell table:style-name="ce19" table:formula="of:=IF([.BN55];[.BO55]/[.BN55];&quot;&quot;)">
            <text:p/>
          </table:table-cell>
          <table:table-cell table:style-name="ce42"/>
          <table:table-cell table:style-name="ce42"/>
          <table:table-cell table:style-name="ce19" table:formula="of:=IF([.BR55];[.BR55]*[.BS$11]+POWER([.BS$12]-[.BR55]*[.BS$11]; [.BS$13]);&quot;&quot;)">
            <text:p/>
          </table:table-cell>
          <table:table-cell table:style-name="ce19" table:formula="of:=IF([.BR55];[.BS55]/[.BR55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19"/>
          <table:table-cell table:style-name="ce19" table:formula="of:=IF([.B56];[.B56]*[.C$11]+POWER([.C$12]-[.B56]*[.C$11]; [.C$13]);&quot;&quot;)">
            <text:p/>
          </table:table-cell>
          <table:table-cell table:style-name="ce19" table:formula="of:=IF([.B56];[.C56]/[.B56];&quot;&quot;)">
            <text:p/>
          </table:table-cell>
          <table:table-cell table:style-name="ce42"/>
          <table:table-cell table:style-name="ce34" office:value-type="float" office:value="43.620252">
            <text:p>43.62</text:p>
          </table:table-cell>
          <table:table-cell table:style-name="ce19" table:formula="of:=IF([.F56];[.F56]*[.G$11]+POWER([.G$12]-[.F56]*[.G$11]; [.G$13]);&quot;&quot;)" office:value-type="float" office:value="64.7621133210075">
            <text:p>64.76</text:p>
          </table:table-cell>
          <table:table-cell table:style-name="ce19" table:formula="of:=IF([.F56];[.G56]/[.F56];&quot;&quot;)" office:value-type="float" office:value="1.48467994455895">
            <text:p>1.48</text:p>
          </table:table-cell>
          <table:table-cell table:style-name="ce42"/>
          <table:table-cell table:style-name="ce34" office:value-type="float" office:value="33.557964">
            <text:p>33.56</text:p>
          </table:table-cell>
          <table:table-cell table:style-name="ce19" table:formula="of:=IF([.J56];[.J56]*[.K$11]+POWER([.K$12]-[.J56]*[.K$11]; [.K$13]);&quot;&quot;)" office:value-type="float" office:value="57.8134970184234">
            <text:p>57.81</text:p>
          </table:table-cell>
          <table:table-cell table:style-name="ce19" table:formula="of:=IF([.J56];[.K56]/[.J56];&quot;&quot;)" office:value-type="float" office:value="1.72279513198189">
            <text:p>1.72</text:p>
          </table:table-cell>
          <table:table-cell table:style-name="ce42"/>
          <table:table-cell table:style-name="ce42"/>
          <table:table-cell table:style-name="ce19" table:formula="of:=IF([.N56];[.N56]*[.O$11]+POWER([.O$12]-[.N56]*[.O$11]; [.O$13]);&quot;&quot;)">
            <text:p/>
          </table:table-cell>
          <table:table-cell table:style-name="ce19" table:formula="of:=IF([.N56];[.O56]/[.N56];&quot;&quot;)">
            <text:p/>
          </table:table-cell>
          <table:table-cell table:style-name="ce42"/>
          <table:table-cell table:style-name="ce42"/>
          <table:table-cell table:style-name="ce19" table:formula="of:=IF([.R56];[.R56]*[.S$11]+POWER([.S$12]-[.R56]*[.S$11]; [.S$13]);&quot;&quot;)">
            <text:p/>
          </table:table-cell>
          <table:table-cell table:style-name="ce19" table:formula="of:=IF([.R56];[.S56]/[.R56];&quot;&quot;)">
            <text:p/>
          </table:table-cell>
          <table:table-cell table:style-name="ce42"/>
          <table:table-cell table:style-name="ce42"/>
          <table:table-cell table:style-name="ce19" table:formula="of:=IF([.V56];[.V56]*[.W$11]+POWER([.W$12]-[.V56]*[.W$11]; [.W$13]);&quot;&quot;)">
            <text:p/>
          </table:table-cell>
          <table:table-cell table:style-name="ce19" table:formula="of:=IF([.V56];[.W56]/[.V56];&quot;&quot;)">
            <text:p/>
          </table:table-cell>
          <table:table-cell table:style-name="ce42"/>
          <table:table-cell table:style-name="ce42"/>
          <table:table-cell table:style-name="ce19" table:formula="of:=IF([.Z56];[.Z56]*[.AA$11]+POWER([.AA$12]-[.Z56]*[.AA$11]; [.AA$13]);&quot;&quot;)">
            <text:p/>
          </table:table-cell>
          <table:table-cell table:style-name="ce19" table:formula="of:=IF([.Z56];[.AA56]/[.Z56];&quot;&quot;)">
            <text:p/>
          </table:table-cell>
          <table:table-cell table:style-name="ce42"/>
          <table:table-cell table:style-name="ce42"/>
          <table:table-cell table:style-name="ce19" table:formula="of:=IF([.AD56];([.AD56]*[.AE$11]*10+POWER([.AE$12]*10-[.AD56]*[.AE$11]*10; [.AE$13]))/10;&quot;&quot;)">
            <text:p/>
          </table:table-cell>
          <table:table-cell table:style-name="ce19" table:formula="of:=IF([.AD56];[.AE56]/[.AD56];&quot;&quot;)">
            <text:p/>
          </table:table-cell>
          <table:table-cell table:style-name="ce42"/>
          <table:table-cell table:style-name="ce42"/>
          <table:table-cell table:style-name="ce19" table:formula="of:=IF([.AH56];([.AH56]*[.AI$11]*10+POWER([.AI$12]*10-[.AH56]*[.AI$11]*10; [.AI$13]))/10;&quot;&quot;)">
            <text:p/>
          </table:table-cell>
          <table:table-cell table:style-name="ce19" table:formula="of:=IF([.AH56];[.AI56]/[.AH56];&quot;&quot;)">
            <text:p/>
          </table:table-cell>
          <table:table-cell table:style-name="ce42"/>
          <table:table-cell table:style-name="ce42"/>
          <table:table-cell table:style-name="ce19" table:formula="of:=IF([.AL56];[.AL56]*[.AM$11]+POWER([.AM$12]-[.AL56]*[.AM$11]; [.AM$13]);&quot;&quot;)">
            <text:p/>
          </table:table-cell>
          <table:table-cell table:style-name="ce19" table:formula="of:=IF([.AL56];[.AM56]/[.AL56];&quot;&quot;)">
            <text:p/>
          </table:table-cell>
          <table:table-cell table:style-name="ce42"/>
          <table:table-cell table:style-name="ce42"/>
          <table:table-cell table:style-name="ce19" table:formula="of:=IF([.AP56];[.AP56]*[.AQ$11]+POWER([.AQ$12]-[.AP56]*[.AQ$11]; [.AQ$13]);&quot;&quot;)">
            <text:p/>
          </table:table-cell>
          <table:table-cell table:style-name="ce19" table:formula="of:=IF([.AP56];[.AQ56]/[.AP56];&quot;&quot;)">
            <text:p/>
          </table:table-cell>
          <table:table-cell table:style-name="ce42"/>
          <table:table-cell table:style-name="ce42"/>
          <table:table-cell table:style-name="ce19" table:formula="of:=IF([.AT56];([.AT56]*[.AU$11]*10+POWER([.AU$12]*10-[.AT56]*[.AU$11]*10; [.AU$13]))/10;&quot;&quot;)">
            <text:p/>
          </table:table-cell>
          <table:table-cell table:style-name="ce19" table:formula="of:=IF([.AT56];[.AU56]/[.AT56];&quot;&quot;)">
            <text:p/>
          </table:table-cell>
          <table:table-cell table:style-name="ce42"/>
          <table:table-cell table:style-name="ce42"/>
          <table:table-cell table:style-name="ce19" table:formula="of:=IF([.AX56];[.AX56]*[.AY$11]+POWER([.AY$12]-[.AX56]*[.AY$11]; [.AY$13]);&quot;&quot;)">
            <text:p/>
          </table:table-cell>
          <table:table-cell table:style-name="ce19" table:formula="of:=IF([.AX56];[.AY56]/[.AX56];&quot;&quot;)">
            <text:p/>
          </table:table-cell>
          <table:table-cell table:style-name="ce42"/>
          <table:table-cell table:style-name="ce42"/>
          <table:table-cell table:style-name="ce19" table:formula="of:=IF([.BB56];[.BB56]*[.BC$11]+POWER([.BC$12]-[.BB56]*[.BC$11]; [.BC$13]);&quot;&quot;)">
            <text:p/>
          </table:table-cell>
          <table:table-cell table:style-name="ce19" table:formula="of:=IF([.BB56];[.BC56]/[.BB56];&quot;&quot;)">
            <text:p/>
          </table:table-cell>
          <table:table-cell table:style-name="ce42"/>
          <table:table-cell table:style-name="ce42"/>
          <table:table-cell table:style-name="ce19" table:formula="of:=IF([.BF56];[.BF56]*[.BG$11]+POWER([.BG$12]-[.BF56]*[.BG$11]; [.BG$13]);&quot;&quot;)">
            <text:p/>
          </table:table-cell>
          <table:table-cell table:style-name="ce19" table:formula="of:=IF([.BF56];[.BG56]/[.BF56];&quot;&quot;)">
            <text:p/>
          </table:table-cell>
          <table:table-cell table:style-name="ce42"/>
          <table:table-cell table:style-name="ce42" office:value-type="float" office:value="2.821284">
            <text:p>2.82</text:p>
          </table:table-cell>
          <table:table-cell table:style-name="ce19" table:formula="of:=IF([.BJ56];[.BJ56]*[.BK$11]+POWER([.BK$12]-[.BJ56]*[.BK$11]; [.BK$13]);&quot;&quot;)" office:value-type="float" office:value="5.55514057742438">
            <text:p>5.56</text:p>
          </table:table-cell>
          <table:table-cell table:style-name="ce19" table:formula="of:=IF([.BJ56];[.BK56]/[.BJ56];&quot;&quot;)" office:value-type="float" office:value="1.96901147754865">
            <text:p>1.97</text:p>
          </table:table-cell>
          <table:table-cell table:style-name="ce42"/>
          <table:table-cell table:style-name="ce42"/>
          <table:table-cell table:style-name="ce19" table:formula="of:=IF([.BN56];[.BN56]*[.BO$11]+POWER([.BO$12]-[.BN56]*[.BO$11]; [.BO$13]);&quot;&quot;)">
            <text:p/>
          </table:table-cell>
          <table:table-cell table:style-name="ce19" table:formula="of:=IF([.BN56];[.BO56]/[.BN56];&quot;&quot;)">
            <text:p/>
          </table:table-cell>
          <table:table-cell table:style-name="ce42"/>
          <table:table-cell table:style-name="ce42"/>
          <table:table-cell table:style-name="ce19" table:formula="of:=IF([.BR56];[.BR56]*[.BS$11]+POWER([.BS$12]-[.BR56]*[.BS$11]; [.BS$13]);&quot;&quot;)">
            <text:p/>
          </table:table-cell>
          <table:table-cell table:style-name="ce19" table:formula="of:=IF([.BR56];[.BS56]/[.BR56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19"/>
          <table:table-cell table:style-name="ce19" table:formula="of:=IF([.B57];[.B57]*[.C$11]+POWER([.C$12]-[.B57]*[.C$11]; [.C$13]);&quot;&quot;)">
            <text:p/>
          </table:table-cell>
          <table:table-cell table:style-name="ce19" table:formula="of:=IF([.B57];[.C57]/[.B57];&quot;&quot;)">
            <text:p/>
          </table:table-cell>
          <table:table-cell table:style-name="ce42"/>
          <table:table-cell table:style-name="ce34" office:value-type="float" office:value="53.251128">
            <text:p>53.25</text:p>
          </table:table-cell>
          <table:table-cell table:style-name="ce19" table:formula="of:=IF([.F57];[.F57]*[.G$11]+POWER([.G$12]-[.F57]*[.G$11]; [.G$13]);&quot;&quot;)" office:value-type="float" office:value="69.4993799010413">
            <text:p>69.50</text:p>
          </table:table-cell>
          <table:table-cell table:style-name="ce19" table:formula="of:=IF([.F57];[.G57]/[.F57];&quot;&quot;)" office:value-type="float" office:value="1.30512502760582">
            <text:p>1.31</text:p>
          </table:table-cell>
          <table:table-cell table:style-name="ce42"/>
          <table:table-cell table:style-name="ce34" office:value-type="float" office:value="41.453412">
            <text:p>41.45</text:p>
          </table:table-cell>
          <table:table-cell table:style-name="ce19" table:formula="of:=IF([.J57];[.J57]*[.K$11]+POWER([.K$12]-[.J57]*[.K$11]; [.K$13]);&quot;&quot;)" office:value-type="float" office:value="61.8395103196605">
            <text:p>61.84</text:p>
          </table:table-cell>
          <table:table-cell table:style-name="ce19" table:formula="of:=IF([.J57];[.K57]/[.J57];&quot;&quot;)" office:value-type="float" office:value="1.4917833619983">
            <text:p>1.49</text:p>
          </table:table-cell>
          <table:table-cell table:style-name="ce42"/>
          <table:table-cell table:style-name="ce42"/>
          <table:table-cell table:style-name="ce19" table:formula="of:=IF([.N57];[.N57]*[.O$11]+POWER([.O$12]-[.N57]*[.O$11]; [.O$13]);&quot;&quot;)">
            <text:p/>
          </table:table-cell>
          <table:table-cell table:style-name="ce19" table:formula="of:=IF([.N57];[.O57]/[.N57];&quot;&quot;)">
            <text:p/>
          </table:table-cell>
          <table:table-cell table:style-name="ce42"/>
          <table:table-cell table:style-name="ce42"/>
          <table:table-cell table:style-name="ce19" table:formula="of:=IF([.R57];[.R57]*[.S$11]+POWER([.S$12]-[.R57]*[.S$11]; [.S$13]);&quot;&quot;)">
            <text:p/>
          </table:table-cell>
          <table:table-cell table:style-name="ce19" table:formula="of:=IF([.R57];[.S57]/[.R57];&quot;&quot;)">
            <text:p/>
          </table:table-cell>
          <table:table-cell table:style-name="ce42"/>
          <table:table-cell table:style-name="ce42"/>
          <table:table-cell table:style-name="ce19" table:formula="of:=IF([.V57];[.V57]*[.W$11]+POWER([.W$12]-[.V57]*[.W$11]; [.W$13]);&quot;&quot;)">
            <text:p/>
          </table:table-cell>
          <table:table-cell table:style-name="ce19" table:formula="of:=IF([.V57];[.W57]/[.V57];&quot;&quot;)">
            <text:p/>
          </table:table-cell>
          <table:table-cell table:style-name="ce42"/>
          <table:table-cell table:style-name="ce42"/>
          <table:table-cell table:style-name="ce19" table:formula="of:=IF([.Z57];[.Z57]*[.AA$11]+POWER([.AA$12]-[.Z57]*[.AA$11]; [.AA$13]);&quot;&quot;)">
            <text:p/>
          </table:table-cell>
          <table:table-cell table:style-name="ce19" table:formula="of:=IF([.Z57];[.AA57]/[.Z57];&quot;&quot;)">
            <text:p/>
          </table:table-cell>
          <table:table-cell table:style-name="ce42"/>
          <table:table-cell table:style-name="ce42"/>
          <table:table-cell table:style-name="ce19" table:formula="of:=IF([.AD57];([.AD57]*[.AE$11]*10+POWER([.AE$12]*10-[.AD57]*[.AE$11]*10; [.AE$13]))/10;&quot;&quot;)">
            <text:p/>
          </table:table-cell>
          <table:table-cell table:style-name="ce19" table:formula="of:=IF([.AD57];[.AE57]/[.AD57];&quot;&quot;)">
            <text:p/>
          </table:table-cell>
          <table:table-cell table:style-name="ce42"/>
          <table:table-cell table:style-name="ce42"/>
          <table:table-cell table:style-name="ce19" table:formula="of:=IF([.AH57];([.AH57]*[.AI$11]*10+POWER([.AI$12]*10-[.AH57]*[.AI$11]*10; [.AI$13]))/10;&quot;&quot;)">
            <text:p/>
          </table:table-cell>
          <table:table-cell table:style-name="ce19" table:formula="of:=IF([.AH57];[.AI57]/[.AH57];&quot;&quot;)">
            <text:p/>
          </table:table-cell>
          <table:table-cell table:style-name="ce42"/>
          <table:table-cell table:style-name="ce42"/>
          <table:table-cell table:style-name="ce19" table:formula="of:=IF([.AL57];[.AL57]*[.AM$11]+POWER([.AM$12]-[.AL57]*[.AM$11]; [.AM$13]);&quot;&quot;)">
            <text:p/>
          </table:table-cell>
          <table:table-cell table:style-name="ce19" table:formula="of:=IF([.AL57];[.AM57]/[.AL57];&quot;&quot;)">
            <text:p/>
          </table:table-cell>
          <table:table-cell table:style-name="ce42"/>
          <table:table-cell table:style-name="ce42"/>
          <table:table-cell table:style-name="ce19" table:formula="of:=IF([.AP57];[.AP57]*[.AQ$11]+POWER([.AQ$12]-[.AP57]*[.AQ$11]; [.AQ$13]);&quot;&quot;)">
            <text:p/>
          </table:table-cell>
          <table:table-cell table:style-name="ce19" table:formula="of:=IF([.AP57];[.AQ57]/[.AP57];&quot;&quot;)">
            <text:p/>
          </table:table-cell>
          <table:table-cell table:style-name="ce42"/>
          <table:table-cell table:style-name="ce42"/>
          <table:table-cell table:style-name="ce19" table:formula="of:=IF([.AT57];([.AT57]*[.AU$11]*10+POWER([.AU$12]*10-[.AT57]*[.AU$11]*10; [.AU$13]))/10;&quot;&quot;)">
            <text:p/>
          </table:table-cell>
          <table:table-cell table:style-name="ce19" table:formula="of:=IF([.AT57];[.AU57]/[.AT57];&quot;&quot;)">
            <text:p/>
          </table:table-cell>
          <table:table-cell table:style-name="ce42"/>
          <table:table-cell table:style-name="ce42"/>
          <table:table-cell table:style-name="ce19" table:formula="of:=IF([.AX57];[.AX57]*[.AY$11]+POWER([.AY$12]-[.AX57]*[.AY$11]; [.AY$13]);&quot;&quot;)">
            <text:p/>
          </table:table-cell>
          <table:table-cell table:style-name="ce19" table:formula="of:=IF([.AX57];[.AY57]/[.AX57];&quot;&quot;)">
            <text:p/>
          </table:table-cell>
          <table:table-cell table:style-name="ce42"/>
          <table:table-cell table:style-name="ce42"/>
          <table:table-cell table:style-name="ce19" table:formula="of:=IF([.BB57];[.BB57]*[.BC$11]+POWER([.BC$12]-[.BB57]*[.BC$11]; [.BC$13]);&quot;&quot;)">
            <text:p/>
          </table:table-cell>
          <table:table-cell table:style-name="ce19" table:formula="of:=IF([.BB57];[.BC57]/[.BB57];&quot;&quot;)">
            <text:p/>
          </table:table-cell>
          <table:table-cell table:style-name="ce42"/>
          <table:table-cell table:style-name="ce42"/>
          <table:table-cell table:style-name="ce19" table:formula="of:=IF([.BF57];[.BF57]*[.BG$11]+POWER([.BG$12]-[.BF57]*[.BG$11]; [.BG$13]);&quot;&quot;)">
            <text:p/>
          </table:table-cell>
          <table:table-cell table:style-name="ce19" table:formula="of:=IF([.BF57];[.BG57]/[.BF57];&quot;&quot;)">
            <text:p/>
          </table:table-cell>
          <table:table-cell table:style-name="ce42"/>
          <table:table-cell table:style-name="ce42"/>
          <table:table-cell table:style-name="ce19" table:formula="of:=IF([.BJ57];[.BJ57]*[.BK$11]+POWER([.BK$12]-[.BJ57]*[.BK$11]; [.BK$13]);&quot;&quot;)">
            <text:p/>
          </table:table-cell>
          <table:table-cell table:style-name="ce19" table:formula="of:=IF([.BJ57];[.BK57]/[.BJ57];&quot;&quot;)">
            <text:p/>
          </table:table-cell>
          <table:table-cell table:style-name="ce42"/>
          <table:table-cell table:style-name="ce42"/>
          <table:table-cell table:style-name="ce19" table:formula="of:=IF([.BN57];[.BN57]*[.BO$11]+POWER([.BO$12]-[.BN57]*[.BO$11]; [.BO$13]);&quot;&quot;)">
            <text:p/>
          </table:table-cell>
          <table:table-cell table:style-name="ce19" table:formula="of:=IF([.BN57];[.BO57]/[.BN57];&quot;&quot;)">
            <text:p/>
          </table:table-cell>
          <table:table-cell table:style-name="ce42"/>
          <table:table-cell table:style-name="ce42"/>
          <table:table-cell table:style-name="ce19" table:formula="of:=IF([.BR57];[.BR57]*[.BS$11]+POWER([.BS$12]-[.BR57]*[.BS$11]; [.BS$13]);&quot;&quot;)">
            <text:p/>
          </table:table-cell>
          <table:table-cell table:style-name="ce19" table:formula="of:=IF([.BR57];[.BS57]/[.BR57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19"/>
          <table:table-cell table:style-name="ce19" table:formula="of:=IF([.B58];[.B58]*[.C$11]+POWER([.C$12]-[.B58]*[.C$11]; [.C$13]);&quot;&quot;)">
            <text:p/>
          </table:table-cell>
          <table:table-cell table:style-name="ce19" table:formula="of:=IF([.B58];[.C58]/[.B58];&quot;&quot;)">
            <text:p/>
          </table:table-cell>
          <table:table-cell table:style-name="ce42"/>
          <table:table-cell table:style-name="ce34" office:value-type="float" office:value="44.903352">
            <text:p>44.90</text:p>
          </table:table-cell>
          <table:table-cell table:style-name="ce19" table:formula="of:=IF([.F58];[.F58]*[.G$11]+POWER([.G$12]-[.F58]*[.G$11]; [.G$13]);&quot;&quot;)" office:value-type="float" office:value="65.4055145412643">
            <text:p>65.41</text:p>
          </table:table-cell>
          <table:table-cell table:style-name="ce19" table:formula="of:=IF([.F58];[.G58]/[.F58];&quot;&quot;)" office:value-type="float" office:value="1.45658423320522">
            <text:p>1.46</text:p>
          </table:table-cell>
          <table:table-cell table:style-name="ce42"/>
          <table:table-cell table:style-name="ce34" office:value-type="float" office:value="48.884154">
            <text:p>48.88</text:p>
          </table:table-cell>
          <table:table-cell table:style-name="ce19" table:formula="of:=IF([.J58];[.J58]*[.K$11]+POWER([.K$12]-[.J58]*[.K$11]; [.K$13]);&quot;&quot;)" office:value-type="float" office:value="65.5027769855733">
            <text:p>65.50</text:p>
          </table:table-cell>
          <table:table-cell table:style-name="ce19" table:formula="of:=IF([.J58];[.K58]/[.J58];&quot;&quot;)" office:value-type="float" office:value="1.33995930430899">
            <text:p>1.34</text:p>
          </table:table-cell>
          <table:table-cell table:style-name="ce42"/>
          <table:table-cell table:style-name="ce42"/>
          <table:table-cell table:style-name="ce19" table:formula="of:=IF([.N58];[.N58]*[.O$11]+POWER([.O$12]-[.N58]*[.O$11]; [.O$13]);&quot;&quot;)">
            <text:p/>
          </table:table-cell>
          <table:table-cell table:style-name="ce19" table:formula="of:=IF([.N58];[.O58]/[.N58];&quot;&quot;)">
            <text:p/>
          </table:table-cell>
          <table:table-cell table:style-name="ce42"/>
          <table:table-cell table:style-name="ce42"/>
          <table:table-cell table:style-name="ce19" table:formula="of:=IF([.R58];[.R58]*[.S$11]+POWER([.S$12]-[.R58]*[.S$11]; [.S$13]);&quot;&quot;)">
            <text:p/>
          </table:table-cell>
          <table:table-cell table:style-name="ce19" table:formula="of:=IF([.R58];[.S58]/[.R58];&quot;&quot;)">
            <text:p/>
          </table:table-cell>
          <table:table-cell table:style-name="ce42"/>
          <table:table-cell table:style-name="ce42"/>
          <table:table-cell table:style-name="ce19" table:formula="of:=IF([.V58];[.V58]*[.W$11]+POWER([.W$12]-[.V58]*[.W$11]; [.W$13]);&quot;&quot;)">
            <text:p/>
          </table:table-cell>
          <table:table-cell table:style-name="ce19" table:formula="of:=IF([.V58];[.W58]/[.V58];&quot;&quot;)">
            <text:p/>
          </table:table-cell>
          <table:table-cell table:style-name="ce42"/>
          <table:table-cell table:style-name="ce42"/>
          <table:table-cell table:style-name="ce19" table:formula="of:=IF([.Z58];[.Z58]*[.AA$11]+POWER([.AA$12]-[.Z58]*[.AA$11]; [.AA$13]);&quot;&quot;)">
            <text:p/>
          </table:table-cell>
          <table:table-cell table:style-name="ce19" table:formula="of:=IF([.Z58];[.AA58]/[.Z58];&quot;&quot;)">
            <text:p/>
          </table:table-cell>
          <table:table-cell table:style-name="ce42"/>
          <table:table-cell table:style-name="ce42"/>
          <table:table-cell table:style-name="ce19" table:formula="of:=IF([.AD58];([.AD58]*[.AE$11]*10+POWER([.AE$12]*10-[.AD58]*[.AE$11]*10; [.AE$13]))/10;&quot;&quot;)">
            <text:p/>
          </table:table-cell>
          <table:table-cell table:style-name="ce19" table:formula="of:=IF([.AD58];[.AE58]/[.AD58];&quot;&quot;)">
            <text:p/>
          </table:table-cell>
          <table:table-cell table:style-name="ce42"/>
          <table:table-cell table:style-name="ce42"/>
          <table:table-cell table:style-name="ce19" table:formula="of:=IF([.AH58];([.AH58]*[.AI$11]*10+POWER([.AI$12]*10-[.AH58]*[.AI$11]*10; [.AI$13]))/10;&quot;&quot;)">
            <text:p/>
          </table:table-cell>
          <table:table-cell table:style-name="ce19" table:formula="of:=IF([.AH58];[.AI58]/[.AH58];&quot;&quot;)">
            <text:p/>
          </table:table-cell>
          <table:table-cell table:style-name="ce42"/>
          <table:table-cell table:style-name="ce42"/>
          <table:table-cell table:style-name="ce19" table:formula="of:=IF([.AL58];[.AL58]*[.AM$11]+POWER([.AM$12]-[.AL58]*[.AM$11]; [.AM$13]);&quot;&quot;)">
            <text:p/>
          </table:table-cell>
          <table:table-cell table:style-name="ce19" table:formula="of:=IF([.AL58];[.AM58]/[.AL58];&quot;&quot;)">
            <text:p/>
          </table:table-cell>
          <table:table-cell table:style-name="ce42"/>
          <table:table-cell table:style-name="ce42"/>
          <table:table-cell table:style-name="ce19" table:formula="of:=IF([.AP58];[.AP58]*[.AQ$11]+POWER([.AQ$12]-[.AP58]*[.AQ$11]; [.AQ$13]);&quot;&quot;)">
            <text:p/>
          </table:table-cell>
          <table:table-cell table:style-name="ce19" table:formula="of:=IF([.AP58];[.AQ58]/[.AP58];&quot;&quot;)">
            <text:p/>
          </table:table-cell>
          <table:table-cell table:style-name="ce42"/>
          <table:table-cell table:style-name="ce42"/>
          <table:table-cell table:style-name="ce19" table:formula="of:=IF([.AT58];([.AT58]*[.AU$11]*10+POWER([.AU$12]*10-[.AT58]*[.AU$11]*10; [.AU$13]))/10;&quot;&quot;)">
            <text:p/>
          </table:table-cell>
          <table:table-cell table:style-name="ce19" table:formula="of:=IF([.AT58];[.AU58]/[.AT58];&quot;&quot;)">
            <text:p/>
          </table:table-cell>
          <table:table-cell table:style-name="ce42"/>
          <table:table-cell table:style-name="ce42"/>
          <table:table-cell table:style-name="ce19" table:formula="of:=IF([.AX58];[.AX58]*[.AY$11]+POWER([.AY$12]-[.AX58]*[.AY$11]; [.AY$13]);&quot;&quot;)">
            <text:p/>
          </table:table-cell>
          <table:table-cell table:style-name="ce19" table:formula="of:=IF([.AX58];[.AY58]/[.AX58];&quot;&quot;)">
            <text:p/>
          </table:table-cell>
          <table:table-cell table:style-name="ce42"/>
          <table:table-cell table:style-name="ce42"/>
          <table:table-cell table:style-name="ce19" table:formula="of:=IF([.BB58];[.BB58]*[.BC$11]+POWER([.BC$12]-[.BB58]*[.BC$11]; [.BC$13]);&quot;&quot;)">
            <text:p/>
          </table:table-cell>
          <table:table-cell table:style-name="ce19" table:formula="of:=IF([.BB58];[.BC58]/[.BB58];&quot;&quot;)">
            <text:p/>
          </table:table-cell>
          <table:table-cell table:style-name="ce42"/>
          <table:table-cell table:style-name="ce42"/>
          <table:table-cell table:style-name="ce19" table:formula="of:=IF([.BF58];[.BF58]*[.BG$11]+POWER([.BG$12]-[.BF58]*[.BG$11]; [.BG$13]);&quot;&quot;)">
            <text:p/>
          </table:table-cell>
          <table:table-cell table:style-name="ce19" table:formula="of:=IF([.BF58];[.BG58]/[.BF58];&quot;&quot;)">
            <text:p/>
          </table:table-cell>
          <table:table-cell table:style-name="ce42"/>
          <table:table-cell table:style-name="ce42"/>
          <table:table-cell table:style-name="ce19" table:formula="of:=IF([.BJ58];[.BJ58]*[.BK$11]+POWER([.BK$12]-[.BJ58]*[.BK$11]; [.BK$13]);&quot;&quot;)">
            <text:p/>
          </table:table-cell>
          <table:table-cell table:style-name="ce19" table:formula="of:=IF([.BJ58];[.BK58]/[.BJ58];&quot;&quot;)">
            <text:p/>
          </table:table-cell>
          <table:table-cell table:style-name="ce42"/>
          <table:table-cell table:style-name="ce42"/>
          <table:table-cell table:style-name="ce19" table:formula="of:=IF([.BN58];[.BN58]*[.BO$11]+POWER([.BO$12]-[.BN58]*[.BO$11]; [.BO$13]);&quot;&quot;)">
            <text:p/>
          </table:table-cell>
          <table:table-cell table:style-name="ce19" table:formula="of:=IF([.BN58];[.BO58]/[.BN58];&quot;&quot;)">
            <text:p/>
          </table:table-cell>
          <table:table-cell table:style-name="ce42"/>
          <table:table-cell table:style-name="ce42"/>
          <table:table-cell table:style-name="ce19" table:formula="of:=IF([.BR58];[.BR58]*[.BS$11]+POWER([.BS$12]-[.BR58]*[.BS$11]; [.BS$13]);&quot;&quot;)">
            <text:p/>
          </table:table-cell>
          <table:table-cell table:style-name="ce19" table:formula="of:=IF([.BR58];[.BS58]/[.BR58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19"/>
          <table:table-cell table:style-name="ce19" table:formula="of:=IF([.B59];[.B59]*[.C$11]+POWER([.C$12]-[.B59]*[.C$11]; [.C$13]);&quot;&quot;)">
            <text:p/>
          </table:table-cell>
          <table:table-cell table:style-name="ce19" table:formula="of:=IF([.B59];[.C59]/[.B59];&quot;&quot;)">
            <text:p/>
          </table:table-cell>
          <table:table-cell table:style-name="ce42"/>
          <table:table-cell table:style-name="ce34" office:value-type="float" office:value="42.765684">
            <text:p>42.77</text:p>
          </table:table-cell>
          <table:table-cell table:style-name="ce19" table:formula="of:=IF([.F59];[.F59]*[.G$11]+POWER([.G$12]-[.F59]*[.G$11]; [.G$13]);&quot;&quot;)" office:value-type="float" office:value="64.3317426675376">
            <text:p>64.33</text:p>
          </table:table-cell>
          <table:table-cell table:style-name="ce19" table:formula="of:=IF([.F59];[.G59]/[.F59];&quot;&quot;)" office:value-type="float" office:value="1.50428419822626">
            <text:p>1.50</text:p>
          </table:table-cell>
          <table:table-cell table:style-name="ce42"/>
          <table:table-cell table:style-name="ce34" office:value-type="float" office:value="56.42685">
            <text:p>56.43</text:p>
          </table:table-cell>
          <table:table-cell table:style-name="ce19" table:formula="of:=IF([.J59];[.J59]*[.K$11]+POWER([.K$12]-[.J59]*[.K$11]; [.K$13]);&quot;&quot;)" office:value-type="float" office:value="69.0538335134401">
            <text:p>69.05</text:p>
          </table:table-cell>
          <table:table-cell table:style-name="ce19" table:formula="of:=IF([.J59];[.K59]/[.J59];&quot;&quot;)" office:value-type="float" office:value="1.2237761546753">
            <text:p>1.22</text:p>
          </table:table-cell>
          <table:table-cell table:style-name="ce42"/>
          <table:table-cell table:style-name="ce42"/>
          <table:table-cell table:style-name="ce19" table:formula="of:=IF([.N59];[.N59]*[.O$11]+POWER([.O$12]-[.N59]*[.O$11]; [.O$13]);&quot;&quot;)">
            <text:p/>
          </table:table-cell>
          <table:table-cell table:style-name="ce19" table:formula="of:=IF([.N59];[.O59]/[.N59];&quot;&quot;)">
            <text:p/>
          </table:table-cell>
          <table:table-cell table:style-name="ce42"/>
          <table:table-cell table:style-name="ce42"/>
          <table:table-cell table:style-name="ce19" table:formula="of:=IF([.R59];[.R59]*[.S$11]+POWER([.S$12]-[.R59]*[.S$11]; [.S$13]);&quot;&quot;)">
            <text:p/>
          </table:table-cell>
          <table:table-cell table:style-name="ce19" table:formula="of:=IF([.R59];[.S59]/[.R59];&quot;&quot;)">
            <text:p/>
          </table:table-cell>
          <table:table-cell table:style-name="ce42"/>
          <table:table-cell table:style-name="ce42"/>
          <table:table-cell table:style-name="ce19" table:formula="of:=IF([.V59];[.V59]*[.W$11]+POWER([.W$12]-[.V59]*[.W$11]; [.W$13]);&quot;&quot;)">
            <text:p/>
          </table:table-cell>
          <table:table-cell table:style-name="ce19" table:formula="of:=IF([.V59];[.W59]/[.V59];&quot;&quot;)">
            <text:p/>
          </table:table-cell>
          <table:table-cell table:style-name="ce42"/>
          <table:table-cell table:style-name="ce42"/>
          <table:table-cell table:style-name="ce19" table:formula="of:=IF([.Z59];[.Z59]*[.AA$11]+POWER([.AA$12]-[.Z59]*[.AA$11]; [.AA$13]);&quot;&quot;)">
            <text:p/>
          </table:table-cell>
          <table:table-cell table:style-name="ce19" table:formula="of:=IF([.Z59];[.AA59]/[.Z59];&quot;&quot;)">
            <text:p/>
          </table:table-cell>
          <table:table-cell table:style-name="ce42"/>
          <table:table-cell table:style-name="ce42"/>
          <table:table-cell table:style-name="ce19" table:formula="of:=IF([.AD59];([.AD59]*[.AE$11]*10+POWER([.AE$12]*10-[.AD59]*[.AE$11]*10; [.AE$13]))/10;&quot;&quot;)">
            <text:p/>
          </table:table-cell>
          <table:table-cell table:style-name="ce19" table:formula="of:=IF([.AD59];[.AE59]/[.AD59];&quot;&quot;)">
            <text:p/>
          </table:table-cell>
          <table:table-cell table:style-name="ce42"/>
          <table:table-cell table:style-name="ce42"/>
          <table:table-cell table:style-name="ce19" table:formula="of:=IF([.AH59];([.AH59]*[.AI$11]*10+POWER([.AI$12]*10-[.AH59]*[.AI$11]*10; [.AI$13]))/10;&quot;&quot;)">
            <text:p/>
          </table:table-cell>
          <table:table-cell table:style-name="ce19" table:formula="of:=IF([.AH59];[.AI59]/[.AH59];&quot;&quot;)">
            <text:p/>
          </table:table-cell>
          <table:table-cell table:style-name="ce42"/>
          <table:table-cell table:style-name="ce42"/>
          <table:table-cell table:style-name="ce19" table:formula="of:=IF([.AL59];[.AL59]*[.AM$11]+POWER([.AM$12]-[.AL59]*[.AM$11]; [.AM$13]);&quot;&quot;)">
            <text:p/>
          </table:table-cell>
          <table:table-cell table:style-name="ce19" table:formula="of:=IF([.AL59];[.AM59]/[.AL59];&quot;&quot;)">
            <text:p/>
          </table:table-cell>
          <table:table-cell table:style-name="ce42"/>
          <table:table-cell table:style-name="ce42"/>
          <table:table-cell table:style-name="ce19" table:formula="of:=IF([.AP59];[.AP59]*[.AQ$11]+POWER([.AQ$12]-[.AP59]*[.AQ$11]; [.AQ$13]);&quot;&quot;)">
            <text:p/>
          </table:table-cell>
          <table:table-cell table:style-name="ce19" table:formula="of:=IF([.AP59];[.AQ59]/[.AP59];&quot;&quot;)">
            <text:p/>
          </table:table-cell>
          <table:table-cell table:style-name="ce42"/>
          <table:table-cell table:style-name="ce42"/>
          <table:table-cell table:style-name="ce19" table:formula="of:=IF([.AT59];([.AT59]*[.AU$11]*10+POWER([.AU$12]*10-[.AT59]*[.AU$11]*10; [.AU$13]))/10;&quot;&quot;)">
            <text:p/>
          </table:table-cell>
          <table:table-cell table:style-name="ce19" table:formula="of:=IF([.AT59];[.AU59]/[.AT59];&quot;&quot;)">
            <text:p/>
          </table:table-cell>
          <table:table-cell table:style-name="ce42"/>
          <table:table-cell table:style-name="ce42"/>
          <table:table-cell table:style-name="ce19" table:formula="of:=IF([.AX59];[.AX59]*[.AY$11]+POWER([.AY$12]-[.AX59]*[.AY$11]; [.AY$13]);&quot;&quot;)">
            <text:p/>
          </table:table-cell>
          <table:table-cell table:style-name="ce19" table:formula="of:=IF([.AX59];[.AY59]/[.AX59];&quot;&quot;)">
            <text:p/>
          </table:table-cell>
          <table:table-cell table:style-name="ce42"/>
          <table:table-cell table:style-name="ce42"/>
          <table:table-cell table:style-name="ce19" table:formula="of:=IF([.BB59];[.BB59]*[.BC$11]+POWER([.BC$12]-[.BB59]*[.BC$11]; [.BC$13]);&quot;&quot;)">
            <text:p/>
          </table:table-cell>
          <table:table-cell table:style-name="ce19" table:formula="of:=IF([.BB59];[.BC59]/[.BB59];&quot;&quot;)">
            <text:p/>
          </table:table-cell>
          <table:table-cell table:style-name="ce42"/>
          <table:table-cell table:style-name="ce42"/>
          <table:table-cell table:style-name="ce19" table:formula="of:=IF([.BF59];[.BF59]*[.BG$11]+POWER([.BG$12]-[.BF59]*[.BG$11]; [.BG$13]);&quot;&quot;)">
            <text:p/>
          </table:table-cell>
          <table:table-cell table:style-name="ce19" table:formula="of:=IF([.BF59];[.BG59]/[.BF59];&quot;&quot;)">
            <text:p/>
          </table:table-cell>
          <table:table-cell table:style-name="ce42"/>
          <table:table-cell table:style-name="ce42"/>
          <table:table-cell table:style-name="ce19" table:formula="of:=IF([.BJ59];[.BJ59]*[.BK$11]+POWER([.BK$12]-[.BJ59]*[.BK$11]; [.BK$13]);&quot;&quot;)">
            <text:p/>
          </table:table-cell>
          <table:table-cell table:style-name="ce19" table:formula="of:=IF([.BJ59];[.BK59]/[.BJ59];&quot;&quot;)">
            <text:p/>
          </table:table-cell>
          <table:table-cell table:style-name="ce42"/>
          <table:table-cell table:style-name="ce42"/>
          <table:table-cell table:style-name="ce19" table:formula="of:=IF([.BN59];[.BN59]*[.BO$11]+POWER([.BO$12]-[.BN59]*[.BO$11]; [.BO$13]);&quot;&quot;)">
            <text:p/>
          </table:table-cell>
          <table:table-cell table:style-name="ce19" table:formula="of:=IF([.BN59];[.BO59]/[.BN59];&quot;&quot;)">
            <text:p/>
          </table:table-cell>
          <table:table-cell table:style-name="ce42"/>
          <table:table-cell table:style-name="ce42"/>
          <table:table-cell table:style-name="ce19" table:formula="of:=IF([.BR59];[.BR59]*[.BS$11]+POWER([.BS$12]-[.BR59]*[.BS$11]; [.BS$13]);&quot;&quot;)">
            <text:p/>
          </table:table-cell>
          <table:table-cell table:style-name="ce19" table:formula="of:=IF([.BR59];[.BS59]/[.BR59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19"/>
          <table:table-cell table:style-name="ce19" table:formula="of:=IF([.B60];[.B60]*[.C$11]+POWER([.C$12]-[.B60]*[.C$11]; [.C$13]);&quot;&quot;)">
            <text:p/>
          </table:table-cell>
          <table:table-cell table:style-name="ce19" table:formula="of:=IF([.B60];[.C60]/[.B60];&quot;&quot;)">
            <text:p/>
          </table:table-cell>
          <table:table-cell table:style-name="ce42"/>
          <table:table-cell table:style-name="ce34" office:value-type="float" office:value="42.765684">
            <text:p>42.77</text:p>
          </table:table-cell>
          <table:table-cell table:style-name="ce19" table:formula="of:=IF([.F60];[.F60]*[.G$11]+POWER([.G$12]-[.F60]*[.G$11]; [.G$13]);&quot;&quot;)" office:value-type="float" office:value="64.3317426675376">
            <text:p>64.33</text:p>
          </table:table-cell>
          <table:table-cell table:style-name="ce19" table:formula="of:=IF([.F60];[.G60]/[.F60];&quot;&quot;)" office:value-type="float" office:value="1.50428419822626">
            <text:p>1.50</text:p>
          </table:table-cell>
          <table:table-cell table:style-name="ce42"/>
          <table:table-cell table:style-name="ce34" office:value-type="float" office:value="48.73125">
            <text:p>48.73</text:p>
          </table:table-cell>
          <table:table-cell table:style-name="ce19" table:formula="of:=IF([.J60];[.J60]*[.K$11]+POWER([.K$12]-[.J60]*[.K$11]; [.K$13]);&quot;&quot;)" office:value-type="float" office:value="65.4288637037659">
            <text:p>65.43</text:p>
          </table:table-cell>
          <table:table-cell table:style-name="ce19" table:formula="of:=IF([.J60];[.K60]/[.J60];&quot;&quot;)" office:value-type="float" office:value="1.34264694018245">
            <text:p>1.34</text:p>
          </table:table-cell>
          <table:table-cell table:style-name="ce42"/>
          <table:table-cell table:style-name="ce42"/>
          <table:table-cell table:style-name="ce19" table:formula="of:=IF([.N60];[.N60]*[.O$11]+POWER([.O$12]-[.N60]*[.O$11]; [.O$13]);&quot;&quot;)">
            <text:p/>
          </table:table-cell>
          <table:table-cell table:style-name="ce19" table:formula="of:=IF([.N60];[.O60]/[.N60];&quot;&quot;)">
            <text:p/>
          </table:table-cell>
          <table:table-cell table:style-name="ce42"/>
          <table:table-cell table:style-name="ce42"/>
          <table:table-cell table:style-name="ce19" table:formula="of:=IF([.R60];[.R60]*[.S$11]+POWER([.S$12]-[.R60]*[.S$11]; [.S$13]);&quot;&quot;)">
            <text:p/>
          </table:table-cell>
          <table:table-cell table:style-name="ce19" table:formula="of:=IF([.R60];[.S60]/[.R60];&quot;&quot;)">
            <text:p/>
          </table:table-cell>
          <table:table-cell table:style-name="ce42"/>
          <table:table-cell table:style-name="ce42"/>
          <table:table-cell table:style-name="ce19" table:formula="of:=IF([.V60];[.V60]*[.W$11]+POWER([.W$12]-[.V60]*[.W$11]; [.W$13]);&quot;&quot;)">
            <text:p/>
          </table:table-cell>
          <table:table-cell table:style-name="ce19" table:formula="of:=IF([.V60];[.W60]/[.V60];&quot;&quot;)">
            <text:p/>
          </table:table-cell>
          <table:table-cell table:style-name="ce42"/>
          <table:table-cell table:style-name="ce42"/>
          <table:table-cell table:style-name="ce19" table:formula="of:=IF([.Z60];[.Z60]*[.AA$11]+POWER([.AA$12]-[.Z60]*[.AA$11]; [.AA$13]);&quot;&quot;)">
            <text:p/>
          </table:table-cell>
          <table:table-cell table:style-name="ce19" table:formula="of:=IF([.Z60];[.AA60]/[.Z60];&quot;&quot;)">
            <text:p/>
          </table:table-cell>
          <table:table-cell table:style-name="ce42"/>
          <table:table-cell table:style-name="ce42"/>
          <table:table-cell table:style-name="ce19" table:formula="of:=IF([.AD60];([.AD60]*[.AE$11]*10+POWER([.AE$12]*10-[.AD60]*[.AE$11]*10; [.AE$13]))/10;&quot;&quot;)">
            <text:p/>
          </table:table-cell>
          <table:table-cell table:style-name="ce19" table:formula="of:=IF([.AD60];[.AE60]/[.AD60];&quot;&quot;)">
            <text:p/>
          </table:table-cell>
          <table:table-cell table:style-name="ce42"/>
          <table:table-cell table:style-name="ce42"/>
          <table:table-cell table:style-name="ce19" table:formula="of:=IF([.AH60];([.AH60]*[.AI$11]*10+POWER([.AI$12]*10-[.AH60]*[.AI$11]*10; [.AI$13]))/10;&quot;&quot;)">
            <text:p/>
          </table:table-cell>
          <table:table-cell table:style-name="ce19" table:formula="of:=IF([.AH60];[.AI60]/[.AH60];&quot;&quot;)">
            <text:p/>
          </table:table-cell>
          <table:table-cell table:style-name="ce42"/>
          <table:table-cell table:style-name="ce42"/>
          <table:table-cell table:style-name="ce19" table:formula="of:=IF([.AL60];[.AL60]*[.AM$11]+POWER([.AM$12]-[.AL60]*[.AM$11]; [.AM$13]);&quot;&quot;)">
            <text:p/>
          </table:table-cell>
          <table:table-cell table:style-name="ce19" table:formula="of:=IF([.AL60];[.AM60]/[.AL60];&quot;&quot;)">
            <text:p/>
          </table:table-cell>
          <table:table-cell table:style-name="ce42"/>
          <table:table-cell table:style-name="ce42"/>
          <table:table-cell table:style-name="ce19" table:formula="of:=IF([.AP60];[.AP60]*[.AQ$11]+POWER([.AQ$12]-[.AP60]*[.AQ$11]; [.AQ$13]);&quot;&quot;)">
            <text:p/>
          </table:table-cell>
          <table:table-cell table:style-name="ce19" table:formula="of:=IF([.AP60];[.AQ60]/[.AP60];&quot;&quot;)">
            <text:p/>
          </table:table-cell>
          <table:table-cell table:style-name="ce42"/>
          <table:table-cell table:style-name="ce42"/>
          <table:table-cell table:style-name="ce19" table:formula="of:=IF([.AT60];[.AT60]*[.AU$11]+POWER([.AU$12]-[.AT60]*[.AU$11]; [.AU$13]);&quot;&quot;)">
            <text:p/>
          </table:table-cell>
          <table:table-cell table:style-name="ce19" table:formula="of:=IF([.AT60];[.AU60]/[.AT60];&quot;&quot;)">
            <text:p/>
          </table:table-cell>
          <table:table-cell table:style-name="ce42"/>
          <table:table-cell table:style-name="ce42"/>
          <table:table-cell table:style-name="ce19" table:formula="of:=IF([.AX60];[.AX60]*[.AY$11]+POWER([.AY$12]-[.AX60]*[.AY$11]; [.AY$13]);&quot;&quot;)">
            <text:p/>
          </table:table-cell>
          <table:table-cell table:style-name="ce19" table:formula="of:=IF([.AX60];[.AY60]/[.AX60];&quot;&quot;)">
            <text:p/>
          </table:table-cell>
          <table:table-cell table:style-name="ce42"/>
          <table:table-cell table:style-name="ce42"/>
          <table:table-cell table:style-name="ce19" table:formula="of:=IF([.BB60];[.BB60]*[.BC$11]+POWER([.BC$12]-[.BB60]*[.BC$11]; [.BC$13]);&quot;&quot;)">
            <text:p/>
          </table:table-cell>
          <table:table-cell table:style-name="ce19" table:formula="of:=IF([.BB60];[.BC60]/[.BB60];&quot;&quot;)">
            <text:p/>
          </table:table-cell>
          <table:table-cell table:style-name="ce42"/>
          <table:table-cell table:style-name="ce42"/>
          <table:table-cell table:style-name="ce19" table:formula="of:=IF([.BF60];[.BF60]*[.BG$11]+POWER([.BG$12]-[.BF60]*[.BG$11]; [.BG$13]);&quot;&quot;)">
            <text:p/>
          </table:table-cell>
          <table:table-cell table:style-name="ce19" table:formula="of:=IF([.BF60];[.BG60]/[.BF60];&quot;&quot;)">
            <text:p/>
          </table:table-cell>
          <table:table-cell table:style-name="ce42"/>
          <table:table-cell table:style-name="ce42"/>
          <table:table-cell table:style-name="ce19" table:formula="of:=IF([.BJ60];[.BJ60]*[.BK$11]+POWER([.BK$12]-[.BJ60]*[.BK$11]; [.BK$13]);&quot;&quot;)">
            <text:p/>
          </table:table-cell>
          <table:table-cell table:style-name="ce19" table:formula="of:=IF([.BJ60];[.BK60]/[.BJ60];&quot;&quot;)">
            <text:p/>
          </table:table-cell>
          <table:table-cell table:style-name="ce42"/>
          <table:table-cell table:style-name="ce42"/>
          <table:table-cell table:style-name="ce19" table:formula="of:=IF([.BN60];[.BN60]*[.BO$11]+POWER([.BO$12]-[.BN60]*[.BO$11]; [.BO$13]);&quot;&quot;)">
            <text:p/>
          </table:table-cell>
          <table:table-cell table:style-name="ce19" table:formula="of:=IF([.BN60];[.BO60]/[.BN60];&quot;&quot;)">
            <text:p/>
          </table:table-cell>
          <table:table-cell table:style-name="ce42"/>
          <table:table-cell table:style-name="ce42"/>
          <table:table-cell table:style-name="ce19" table:formula="of:=IF([.BR60];[.BR60]*[.BS$11]+POWER([.BS$12]-[.BR60]*[.BS$11]; [.BS$13]);&quot;&quot;)">
            <text:p/>
          </table:table-cell>
          <table:table-cell table:style-name="ce19" table:formula="of:=IF([.BR60];[.BS60]/[.BR60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19"/>
          <table:table-cell table:style-name="ce19" table:formula="of:=IF([.B61];[.B61]*[.C$11]+POWER([.C$12]-[.B61]*[.C$11]; [.C$13]);&quot;&quot;)">
            <text:p/>
          </table:table-cell>
          <table:table-cell table:style-name="ce19" table:formula="of:=IF([.B61];[.C61]/[.B61];&quot;&quot;)">
            <text:p/>
          </table:table-cell>
          <table:table-cell table:style-name="ce42"/>
          <table:table-cell table:style-name="ce34" office:value-type="float" office:value="40.625832">
            <text:p>40.63</text:p>
          </table:table-cell>
          <table:table-cell table:style-name="ce19" table:formula="of:=IF([.F61];[.F61]*[.G$11]+POWER([.G$12]-[.F61]*[.G$11]; [.G$13]);&quot;&quot;)" office:value-type="float" office:value="63.2478647631309">
            <text:p>63.25</text:p>
          </table:table-cell>
          <table:table-cell table:style-name="ce19" table:formula="of:=IF([.F61];[.G61]/[.F61];&quot;&quot;)" office:value-type="float" office:value="1.55683863319109">
            <text:p>1.56</text:p>
          </table:table-cell>
          <table:table-cell table:style-name="ce42"/>
          <table:table-cell table:style-name="ce34" office:value-type="float" office:value="39.479616">
            <text:p>39.48</text:p>
          </table:table-cell>
          <table:table-cell table:style-name="ce19" table:formula="of:=IF([.J61];[.J61]*[.K$11]+POWER([.K$12]-[.J61]*[.K$11]; [.K$13]);&quot;&quot;)" office:value-type="float" office:value="60.8446263232368">
            <text:p>60.84</text:p>
          </table:table-cell>
          <table:table-cell table:style-name="ce19" table:formula="of:=IF([.J61];[.K61]/[.J61];&quot;&quot;)" office:value-type="float" office:value="1.5411656061507">
            <text:p>1.54</text:p>
          </table:table-cell>
          <table:table-cell table:style-name="ce42"/>
          <table:table-cell table:style-name="ce42"/>
          <table:table-cell table:style-name="ce19" table:formula="of:=IF([.N61];[.N61]*[.O$11]+POWER([.O$12]-[.N61]*[.O$11]; [.O$13]);&quot;&quot;)">
            <text:p/>
          </table:table-cell>
          <table:table-cell table:style-name="ce19" table:formula="of:=IF([.N61];[.O61]/[.N61];&quot;&quot;)">
            <text:p/>
          </table:table-cell>
          <table:table-cell table:style-name="ce42"/>
          <table:table-cell table:style-name="ce42"/>
          <table:table-cell table:style-name="ce19" table:formula="of:=IF([.R61];[.R61]*[.S$11]+POWER([.S$12]-[.R61]*[.S$11]; [.S$13]);&quot;&quot;)">
            <text:p/>
          </table:table-cell>
          <table:table-cell table:style-name="ce19" table:formula="of:=IF([.R61];[.S61]/[.R61];&quot;&quot;)">
            <text:p/>
          </table:table-cell>
          <table:table-cell table:style-name="ce42"/>
          <table:table-cell table:style-name="ce42"/>
          <table:table-cell table:style-name="ce19" table:formula="of:=IF([.V61];[.V61]*[.W$11]+POWER([.W$12]-[.V61]*[.W$11]; [.W$13]);&quot;&quot;)">
            <text:p/>
          </table:table-cell>
          <table:table-cell table:style-name="ce19" table:formula="of:=IF([.V61];[.W61]/[.V61];&quot;&quot;)">
            <text:p/>
          </table:table-cell>
          <table:table-cell table:style-name="ce42"/>
          <table:table-cell table:style-name="ce42"/>
          <table:table-cell table:style-name="ce19" table:formula="of:=IF([.Z61];[.Z61]*[.AA$11]+POWER([.AA$12]-[.Z61]*[.AA$11]; [.AA$13]);&quot;&quot;)">
            <text:p/>
          </table:table-cell>
          <table:table-cell table:style-name="ce19" table:formula="of:=IF([.Z61];[.AA61]/[.Z61];&quot;&quot;)">
            <text:p/>
          </table:table-cell>
          <table:table-cell table:style-name="ce42"/>
          <table:table-cell table:style-name="ce42"/>
          <table:table-cell table:style-name="ce19" table:formula="of:=IF([.AD61];([.AD61]*[.AE$11]*10+POWER([.AE$12]*10-[.AD61]*[.AE$11]*10; [.AE$13]))/10;&quot;&quot;)">
            <text:p/>
          </table:table-cell>
          <table:table-cell table:style-name="ce19" table:formula="of:=IF([.AD61];[.AE61]/[.AD61];&quot;&quot;)">
            <text:p/>
          </table:table-cell>
          <table:table-cell table:style-name="ce42"/>
          <table:table-cell table:style-name="ce42"/>
          <table:table-cell table:style-name="ce19" table:formula="of:=IF([.AH61];([.AH61]*[.AI$11]*10+POWER([.AI$12]*10-[.AH61]*[.AI$11]*10; [.AI$13]))/10;&quot;&quot;)">
            <text:p/>
          </table:table-cell>
          <table:table-cell table:style-name="ce19" table:formula="of:=IF([.AH61];[.AI61]/[.AH61];&quot;&quot;)">
            <text:p/>
          </table:table-cell>
          <table:table-cell table:style-name="ce42"/>
          <table:table-cell table:style-name="ce42"/>
          <table:table-cell table:style-name="ce19" table:formula="of:=IF([.AL61];[.AL61]*[.AM$11]+POWER([.AM$12]-[.AL61]*[.AM$11]; [.AM$13]);&quot;&quot;)">
            <text:p/>
          </table:table-cell>
          <table:table-cell table:style-name="ce19" table:formula="of:=IF([.AL61];[.AM61]/[.AL61];&quot;&quot;)">
            <text:p/>
          </table:table-cell>
          <table:table-cell table:style-name="ce42"/>
          <table:table-cell table:style-name="ce42"/>
          <table:table-cell table:style-name="ce19" table:formula="of:=IF([.AP61];[.AP61]*[.AQ$11]+POWER([.AQ$12]-[.AP61]*[.AQ$11]; [.AQ$13]);&quot;&quot;)">
            <text:p/>
          </table:table-cell>
          <table:table-cell table:style-name="ce19" table:formula="of:=IF([.AP61];[.AQ61]/[.AP61];&quot;&quot;)">
            <text:p/>
          </table:table-cell>
          <table:table-cell table:style-name="ce42"/>
          <table:table-cell table:style-name="ce42"/>
          <table:table-cell table:style-name="ce19" table:formula="of:=IF([.AT61];[.AT61]*[.AU$11]+POWER([.AU$12]-[.AT61]*[.AU$11]; [.AU$13]);&quot;&quot;)">
            <text:p/>
          </table:table-cell>
          <table:table-cell table:style-name="ce19" table:formula="of:=IF([.AT61];[.AU61]/[.AT61];&quot;&quot;)">
            <text:p/>
          </table:table-cell>
          <table:table-cell table:style-name="ce42"/>
          <table:table-cell table:style-name="ce42"/>
          <table:table-cell table:style-name="ce19" table:formula="of:=IF([.AX61];[.AX61]*[.AY$11]+POWER([.AY$12]-[.AX61]*[.AY$11]; [.AY$13]);&quot;&quot;)">
            <text:p/>
          </table:table-cell>
          <table:table-cell table:style-name="ce19" table:formula="of:=IF([.AX61];[.AY61]/[.AX61];&quot;&quot;)">
            <text:p/>
          </table:table-cell>
          <table:table-cell table:style-name="ce42"/>
          <table:table-cell table:style-name="ce42"/>
          <table:table-cell table:style-name="ce19" table:formula="of:=IF([.BB61];[.BB61]*[.BC$11]+POWER([.BC$12]-[.BB61]*[.BC$11]; [.BC$13]);&quot;&quot;)">
            <text:p/>
          </table:table-cell>
          <table:table-cell table:style-name="ce19" table:formula="of:=IF([.BB61];[.BC61]/[.BB61];&quot;&quot;)">
            <text:p/>
          </table:table-cell>
          <table:table-cell table:style-name="ce42"/>
          <table:table-cell table:style-name="ce42"/>
          <table:table-cell table:style-name="ce19" table:formula="of:=IF([.BF61];[.BF61]*[.BG$11]+POWER([.BG$12]-[.BF61]*[.BG$11]; [.BG$13]);&quot;&quot;)">
            <text:p/>
          </table:table-cell>
          <table:table-cell table:style-name="ce19" table:formula="of:=IF([.BF61];[.BG61]/[.BF61];&quot;&quot;)">
            <text:p/>
          </table:table-cell>
          <table:table-cell table:style-name="ce42"/>
          <table:table-cell table:style-name="ce42"/>
          <table:table-cell table:style-name="ce19" table:formula="of:=IF([.BJ61];[.BJ61]*[.BK$11]+POWER([.BK$12]-[.BJ61]*[.BK$11]; [.BK$13]);&quot;&quot;)">
            <text:p/>
          </table:table-cell>
          <table:table-cell table:style-name="ce19" table:formula="of:=IF([.BJ61];[.BK61]/[.BJ61];&quot;&quot;)">
            <text:p/>
          </table:table-cell>
          <table:table-cell table:style-name="ce42"/>
          <table:table-cell table:style-name="ce42"/>
          <table:table-cell table:style-name="ce19" table:formula="of:=IF([.BN61];[.BN61]*[.BO$11]+POWER([.BO$12]-[.BN61]*[.BO$11]; [.BO$13]);&quot;&quot;)">
            <text:p/>
          </table:table-cell>
          <table:table-cell table:style-name="ce19" table:formula="of:=IF([.BN61];[.BO61]/[.BN61];&quot;&quot;)">
            <text:p/>
          </table:table-cell>
          <table:table-cell table:style-name="ce42"/>
          <table:table-cell table:style-name="ce42"/>
          <table:table-cell table:style-name="ce19" table:formula="of:=IF([.BR61];[.BR61]*[.BS$11]+POWER([.BS$12]-[.BR61]*[.BS$11]; [.BS$13]);&quot;&quot;)">
            <text:p/>
          </table:table-cell>
          <table:table-cell table:style-name="ce19" table:formula="of:=IF([.BR61];[.BS61]/[.BR61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19"/>
          <table:table-cell table:style-name="ce19" table:formula="of:=IF([.B62];[.B62]*[.C$11]+POWER([.C$12]-[.B62]*[.C$11]; [.C$13]);&quot;&quot;)">
            <text:p/>
          </table:table-cell>
          <table:table-cell table:style-name="ce19" table:formula="of:=IF([.B62];[.C62]/[.B62];&quot;&quot;)">
            <text:p/>
          </table:table-cell>
          <table:table-cell table:style-name="ce42"/>
          <table:table-cell table:style-name="ce34" office:value-type="float" office:value="35.067552">
            <text:p>35.07</text:p>
          </table:table-cell>
          <table:table-cell table:style-name="ce19" table:formula="of:=IF([.F62];[.F62]*[.G$11]+POWER([.G$12]-[.F62]*[.G$11]; [.G$13]);&quot;&quot;)" office:value-type="float" office:value="60.3941906479421">
            <text:p>60.39</text:p>
          </table:table-cell>
          <table:table-cell table:style-name="ce19" table:formula="of:=IF([.F62];[.G62]/[.F62];&quot;&quot;)" office:value-type="float" office:value="1.72222431289022">
            <text:p>1.72</text:p>
          </table:table-cell>
          <table:table-cell table:style-name="ce42"/>
          <table:table-cell table:style-name="ce34" office:value-type="float" office:value="46.9995">
            <text:p>47.00</text:p>
          </table:table-cell>
          <table:table-cell table:style-name="ce19" table:formula="of:=IF([.J62];[.J62]*[.K$11]+POWER([.K$12]-[.J62]*[.K$11]; [.K$13]);&quot;&quot;)" office:value-type="float" office:value="64.5871242175035">
            <text:p>64.59</text:p>
          </table:table-cell>
          <table:table-cell table:style-name="ce19" table:formula="of:=IF([.J62];[.K62]/[.J62];&quot;&quot;)" office:value-type="float" office:value="1.37420875152935">
            <text:p>1.37</text:p>
          </table:table-cell>
          <table:table-cell table:style-name="ce42"/>
          <table:table-cell table:style-name="ce42"/>
          <table:table-cell table:style-name="ce19" table:formula="of:=IF([.N62];[.N62]*[.O$11]+POWER([.O$12]-[.N62]*[.O$11]; [.O$13]);&quot;&quot;)">
            <text:p/>
          </table:table-cell>
          <table:table-cell table:style-name="ce19" table:formula="of:=IF([.N62];[.O62]/[.N62];&quot;&quot;)">
            <text:p/>
          </table:table-cell>
          <table:table-cell table:style-name="ce42"/>
          <table:table-cell table:style-name="ce42"/>
          <table:table-cell table:style-name="ce19" table:formula="of:=IF([.R62];[.R62]*[.S$11]+POWER([.S$12]-[.R62]*[.S$11]; [.S$13]);&quot;&quot;)">
            <text:p/>
          </table:table-cell>
          <table:table-cell table:style-name="ce19" table:formula="of:=IF([.R62];[.S62]/[.R62];&quot;&quot;)">
            <text:p/>
          </table:table-cell>
          <table:table-cell table:style-name="ce42"/>
          <table:table-cell table:style-name="ce42"/>
          <table:table-cell table:style-name="ce19" table:formula="of:=IF([.V62];[.V62]*[.W$11]+POWER([.W$12]-[.V62]*[.W$11]; [.W$13]);&quot;&quot;)">
            <text:p/>
          </table:table-cell>
          <table:table-cell table:style-name="ce19" table:formula="of:=IF([.V62];[.W62]/[.V62];&quot;&quot;)">
            <text:p/>
          </table:table-cell>
          <table:table-cell table:style-name="ce42"/>
          <table:table-cell table:style-name="ce42"/>
          <table:table-cell table:style-name="ce19" table:formula="of:=IF([.Z62];[.Z62]*[.AA$11]+POWER([.AA$12]-[.Z62]*[.AA$11]; [.AA$13]);&quot;&quot;)">
            <text:p/>
          </table:table-cell>
          <table:table-cell table:style-name="ce19" table:formula="of:=IF([.Z62];[.AA62]/[.Z62];&quot;&quot;)">
            <text:p/>
          </table:table-cell>
          <table:table-cell table:style-name="ce42"/>
          <table:table-cell table:style-name="ce42"/>
          <table:table-cell table:style-name="ce19" table:formula="of:=IF([.AD62];([.AD62]*[.AE$11]*10+POWER([.AE$12]*10-[.AD62]*[.AE$11]*10; [.AE$13]))/10;&quot;&quot;)">
            <text:p/>
          </table:table-cell>
          <table:table-cell table:style-name="ce19" table:formula="of:=IF([.AD62];[.AE62]/[.AD62];&quot;&quot;)">
            <text:p/>
          </table:table-cell>
          <table:table-cell table:style-name="ce42"/>
          <table:table-cell table:style-name="ce42"/>
          <table:table-cell table:style-name="ce19" table:formula="of:=IF([.AH62];([.AH62]*[.AI$11]*10+POWER([.AI$12]*10-[.AH62]*[.AI$11]*10; [.AI$13]))/10;&quot;&quot;)">
            <text:p/>
          </table:table-cell>
          <table:table-cell table:style-name="ce19" table:formula="of:=IF([.AH62];[.AI62]/[.AH62];&quot;&quot;)">
            <text:p/>
          </table:table-cell>
          <table:table-cell table:style-name="ce42"/>
          <table:table-cell table:style-name="ce42"/>
          <table:table-cell table:style-name="ce19" table:formula="of:=IF([.AL62];[.AL62]*[.AM$11]+POWER([.AM$12]-[.AL62]*[.AM$11]; [.AM$13]);&quot;&quot;)">
            <text:p/>
          </table:table-cell>
          <table:table-cell table:style-name="ce19" table:formula="of:=IF([.AL62];[.AM62]/[.AL62];&quot;&quot;)">
            <text:p/>
          </table:table-cell>
          <table:table-cell table:style-name="ce42"/>
          <table:table-cell table:style-name="ce42"/>
          <table:table-cell table:style-name="ce19" table:formula="of:=IF([.AP62];[.AP62]*[.AQ$11]+POWER([.AQ$12]-[.AP62]*[.AQ$11]; [.AQ$13]);&quot;&quot;)">
            <text:p/>
          </table:table-cell>
          <table:table-cell table:style-name="ce19" table:formula="of:=IF([.AP62];[.AQ62]/[.AP62];&quot;&quot;)">
            <text:p/>
          </table:table-cell>
          <table:table-cell table:style-name="ce42"/>
          <table:table-cell table:style-name="ce42"/>
          <table:table-cell table:style-name="ce19" table:formula="of:=IF([.AT62];[.AT62]*[.AU$11]+POWER([.AU$12]-[.AT62]*[.AU$11]; [.AU$13]);&quot;&quot;)">
            <text:p/>
          </table:table-cell>
          <table:table-cell table:style-name="ce19" table:formula="of:=IF([.AT62];[.AU62]/[.AT62];&quot;&quot;)">
            <text:p/>
          </table:table-cell>
          <table:table-cell table:style-name="ce42"/>
          <table:table-cell table:style-name="ce42"/>
          <table:table-cell table:style-name="ce19" table:formula="of:=IF([.AX62];[.AX62]*[.AY$11]+POWER([.AY$12]-[.AX62]*[.AY$11]; [.AY$13]);&quot;&quot;)">
            <text:p/>
          </table:table-cell>
          <table:table-cell table:style-name="ce19" table:formula="of:=IF([.AX62];[.AY62]/[.AX62];&quot;&quot;)">
            <text:p/>
          </table:table-cell>
          <table:table-cell table:style-name="ce42"/>
          <table:table-cell table:style-name="ce42"/>
          <table:table-cell table:style-name="ce19" table:formula="of:=IF([.BB62];[.BB62]*[.BC$11]+POWER([.BC$12]-[.BB62]*[.BC$11]; [.BC$13]);&quot;&quot;)">
            <text:p/>
          </table:table-cell>
          <table:table-cell table:style-name="ce19" table:formula="of:=IF([.BB62];[.BC62]/[.BB62];&quot;&quot;)">
            <text:p/>
          </table:table-cell>
          <table:table-cell table:style-name="ce42"/>
          <table:table-cell table:style-name="ce42"/>
          <table:table-cell table:style-name="ce19" table:formula="of:=IF([.BF62];[.BF62]*[.BG$11]+POWER([.BG$12]-[.BF62]*[.BG$11]; [.BG$13]);&quot;&quot;)">
            <text:p/>
          </table:table-cell>
          <table:table-cell table:style-name="ce19" table:formula="of:=IF([.BF62];[.BG62]/[.BF62];&quot;&quot;)">
            <text:p/>
          </table:table-cell>
          <table:table-cell table:style-name="ce42"/>
          <table:table-cell table:style-name="ce42"/>
          <table:table-cell table:style-name="ce19" table:formula="of:=IF([.BJ62];[.BJ62]*[.BK$11]+POWER([.BK$12]-[.BJ62]*[.BK$11]; [.BK$13]);&quot;&quot;)">
            <text:p/>
          </table:table-cell>
          <table:table-cell table:style-name="ce19" table:formula="of:=IF([.BJ62];[.BK62]/[.BJ62];&quot;&quot;)">
            <text:p/>
          </table:table-cell>
          <table:table-cell table:style-name="ce42"/>
          <table:table-cell table:style-name="ce42"/>
          <table:table-cell table:style-name="ce19" table:formula="of:=IF([.BN62];[.BN62]*[.BO$11]+POWER([.BO$12]-[.BN62]*[.BO$11]; [.BO$13]);&quot;&quot;)">
            <text:p/>
          </table:table-cell>
          <table:table-cell table:style-name="ce19" table:formula="of:=IF([.BN62];[.BO62]/[.BN62];&quot;&quot;)">
            <text:p/>
          </table:table-cell>
          <table:table-cell table:style-name="ce42"/>
          <table:table-cell table:style-name="ce42"/>
          <table:table-cell table:style-name="ce19" table:formula="of:=IF([.BR62];[.BR62]*[.BS$11]+POWER([.BS$12]-[.BR62]*[.BS$11]; [.BS$13]);&quot;&quot;)">
            <text:p/>
          </table:table-cell>
          <table:table-cell table:style-name="ce19" table:formula="of:=IF([.BR62];[.BS62]/[.BR62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19"/>
          <table:table-cell table:style-name="ce19" table:formula="of:=IF([.B63];[.B63]*[.C$11]+POWER([.C$12]-[.B63]*[.C$11]; [.C$13]);&quot;&quot;)">
            <text:p/>
          </table:table-cell>
          <table:table-cell table:style-name="ce19" table:formula="of:=IF([.B63];[.C63]/[.B63];&quot;&quot;)">
            <text:p/>
          </table:table-cell>
          <table:table-cell table:style-name="ce42"/>
          <table:table-cell table:style-name="ce30"/>
          <table:table-cell table:style-name="ce19" table:formula="of:=IF([.F63];[.F63]*[.G$11]+POWER([.G$12]-[.F63]*[.G$11]; [.G$13]);&quot;&quot;)">
            <text:p/>
          </table:table-cell>
          <table:table-cell table:style-name="ce19" table:formula="of:=IF([.F63];[.G63]/[.F63];&quot;&quot;)">
            <text:p/>
          </table:table-cell>
          <table:table-cell table:style-name="ce42"/>
          <table:table-cell table:style-name="ce34" office:value-type="float" office:value="34.5">
            <text:p>34.50</text:p>
          </table:table-cell>
          <table:table-cell table:style-name="ce19" table:formula="of:=IF([.J63];[.J63]*[.K$11]+POWER([.K$12]-[.J63]*[.K$11]; [.K$13]);&quot;&quot;)" office:value-type="float" office:value="58.3000347091141">
            <text:p>58.30</text:p>
          </table:table-cell>
          <table:table-cell table:style-name="ce19" table:formula="of:=IF([.J63];[.K63]/[.J63];&quot;&quot;)" office:value-type="float" office:value="1.68985607852505">
            <text:p>1.69</text:p>
          </table:table-cell>
          <table:table-cell table:style-name="ce42"/>
          <table:table-cell table:style-name="ce42"/>
          <table:table-cell table:style-name="ce19" table:formula="of:=IF([.N63];[.N63]*[.O$11]+POWER([.O$12]-[.N63]*[.O$11]; [.O$13]);&quot;&quot;)">
            <text:p/>
          </table:table-cell>
          <table:table-cell table:style-name="ce19" table:formula="of:=IF([.N63];[.O63]/[.N63];&quot;&quot;)">
            <text:p/>
          </table:table-cell>
          <table:table-cell table:style-name="ce42"/>
          <table:table-cell table:style-name="ce42"/>
          <table:table-cell table:style-name="ce19" table:formula="of:=IF([.R63];[.R63]*[.S$11]+POWER([.S$12]-[.R63]*[.S$11]; [.S$13]);&quot;&quot;)">
            <text:p/>
          </table:table-cell>
          <table:table-cell table:style-name="ce19" table:formula="of:=IF([.R63];[.S63]/[.R63];&quot;&quot;)">
            <text:p/>
          </table:table-cell>
          <table:table-cell table:style-name="ce42"/>
          <table:table-cell table:style-name="ce42"/>
          <table:table-cell table:style-name="ce19" table:formula="of:=IF([.V63];[.V63]*[.W$11]+POWER([.W$12]-[.V63]*[.W$11]; [.W$13]);&quot;&quot;)">
            <text:p/>
          </table:table-cell>
          <table:table-cell table:style-name="ce19" table:formula="of:=IF([.V63];[.W63]/[.V63];&quot;&quot;)">
            <text:p/>
          </table:table-cell>
          <table:table-cell table:style-name="ce42"/>
          <table:table-cell table:style-name="ce42"/>
          <table:table-cell table:style-name="ce19" table:formula="of:=IF([.Z63];[.Z63]*[.AA$11]+POWER([.AA$12]-[.Z63]*[.AA$11]; [.AA$13]);&quot;&quot;)">
            <text:p/>
          </table:table-cell>
          <table:table-cell table:style-name="ce19" table:formula="of:=IF([.Z63];[.AA63]/[.Z63];&quot;&quot;)">
            <text:p/>
          </table:table-cell>
          <table:table-cell table:style-name="ce42"/>
          <table:table-cell table:style-name="ce42"/>
          <table:table-cell table:style-name="ce19" table:formula="of:=IF([.AD63];([.AD63]*[.AE$11]*10+POWER([.AE$12]*10-[.AD63]*[.AE$11]*10; [.AE$13]))/10;&quot;&quot;)">
            <text:p/>
          </table:table-cell>
          <table:table-cell table:style-name="ce19" table:formula="of:=IF([.AD63];[.AE63]/[.AD63];&quot;&quot;)">
            <text:p/>
          </table:table-cell>
          <table:table-cell table:style-name="ce42"/>
          <table:table-cell table:style-name="ce42"/>
          <table:table-cell table:style-name="ce19" table:formula="of:=IF([.AH63];([.AH63]*[.AI$11]*10+POWER([.AI$12]*10-[.AH63]*[.AI$11]*10; [.AI$13]))/10;&quot;&quot;)">
            <text:p/>
          </table:table-cell>
          <table:table-cell table:style-name="ce19" table:formula="of:=IF([.AH63];[.AI63]/[.AH63];&quot;&quot;)">
            <text:p/>
          </table:table-cell>
          <table:table-cell table:style-name="ce42"/>
          <table:table-cell table:style-name="ce42"/>
          <table:table-cell table:style-name="ce19" table:formula="of:=IF([.AL63];[.AL63]*[.AM$11]+POWER([.AM$12]-[.AL63]*[.AM$11]; [.AM$13]);&quot;&quot;)">
            <text:p/>
          </table:table-cell>
          <table:table-cell table:style-name="ce19" table:formula="of:=IF([.AL63];[.AM63]/[.AL63];&quot;&quot;)">
            <text:p/>
          </table:table-cell>
          <table:table-cell table:style-name="ce42"/>
          <table:table-cell table:style-name="ce42"/>
          <table:table-cell table:style-name="ce19" table:formula="of:=IF([.AP63];[.AP63]*[.AQ$11]+POWER([.AQ$12]-[.AP63]*[.AQ$11]; [.AQ$13]);&quot;&quot;)">
            <text:p/>
          </table:table-cell>
          <table:table-cell table:style-name="ce19" table:formula="of:=IF([.AP63];[.AQ63]/[.AP63];&quot;&quot;)">
            <text:p/>
          </table:table-cell>
          <table:table-cell table:style-name="ce42"/>
          <table:table-cell table:style-name="ce42"/>
          <table:table-cell table:style-name="ce19" table:formula="of:=IF([.AT63];[.AT63]*[.AU$11]+POWER([.AU$12]-[.AT63]*[.AU$11]; [.AU$13]);&quot;&quot;)">
            <text:p/>
          </table:table-cell>
          <table:table-cell table:style-name="ce19" table:formula="of:=IF([.AT63];[.AU63]/[.AT63];&quot;&quot;)">
            <text:p/>
          </table:table-cell>
          <table:table-cell table:style-name="ce42"/>
          <table:table-cell table:style-name="ce42"/>
          <table:table-cell table:style-name="ce19" table:formula="of:=IF([.AX63];[.AX63]*[.AY$11]+POWER([.AY$12]-[.AX63]*[.AY$11]; [.AY$13]);&quot;&quot;)">
            <text:p/>
          </table:table-cell>
          <table:table-cell table:style-name="ce19" table:formula="of:=IF([.AX63];[.AY63]/[.AX63];&quot;&quot;)">
            <text:p/>
          </table:table-cell>
          <table:table-cell table:style-name="ce42"/>
          <table:table-cell table:style-name="ce42"/>
          <table:table-cell table:style-name="ce19" table:formula="of:=IF([.BB63];[.BB63]*[.BC$11]+POWER([.BC$12]-[.BB63]*[.BC$11]; [.BC$13]);&quot;&quot;)">
            <text:p/>
          </table:table-cell>
          <table:table-cell table:style-name="ce19" table:formula="of:=IF([.BB63];[.BC63]/[.BB63];&quot;&quot;)">
            <text:p/>
          </table:table-cell>
          <table:table-cell table:style-name="ce42"/>
          <table:table-cell table:style-name="ce42"/>
          <table:table-cell table:style-name="ce19" table:formula="of:=IF([.BF63];[.BF63]*[.BG$11]+POWER([.BG$12]-[.BF63]*[.BG$11]; [.BG$13]);&quot;&quot;)">
            <text:p/>
          </table:table-cell>
          <table:table-cell table:style-name="ce19" table:formula="of:=IF([.BF63];[.BG63]/[.BF63];&quot;&quot;)">
            <text:p/>
          </table:table-cell>
          <table:table-cell table:style-name="ce42"/>
          <table:table-cell table:style-name="ce42"/>
          <table:table-cell table:style-name="ce19" table:formula="of:=IF([.BJ63];[.BJ63]*[.BK$11]+POWER([.BK$12]-[.BJ63]*[.BK$11]; [.BK$13]);&quot;&quot;)">
            <text:p/>
          </table:table-cell>
          <table:table-cell table:style-name="ce19" table:formula="of:=IF([.BJ63];[.BK63]/[.BJ63];&quot;&quot;)">
            <text:p/>
          </table:table-cell>
          <table:table-cell table:style-name="ce42"/>
          <table:table-cell table:style-name="ce42"/>
          <table:table-cell table:style-name="ce19" table:formula="of:=IF([.BN63];[.BN63]*[.BO$11]+POWER([.BO$12]-[.BN63]*[.BO$11]; [.BO$13]);&quot;&quot;)">
            <text:p/>
          </table:table-cell>
          <table:table-cell table:style-name="ce19" table:formula="of:=IF([.BN63];[.BO63]/[.BN63];&quot;&quot;)">
            <text:p/>
          </table:table-cell>
          <table:table-cell table:style-name="ce42"/>
          <table:table-cell table:style-name="ce42"/>
          <table:table-cell table:style-name="ce19" table:formula="of:=IF([.BR63];[.BR63]*[.BS$11]+POWER([.BS$12]-[.BR63]*[.BS$11]; [.BS$13]);&quot;&quot;)">
            <text:p/>
          </table:table-cell>
          <table:table-cell table:style-name="ce19" table:formula="of:=IF([.BR63];[.BS63]/[.BR63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19"/>
          <table:table-cell table:style-name="ce19" table:formula="of:=IF([.B64];[.B64]*[.C$11]+POWER([.C$12]-[.B64]*[.C$11]; [.C$13]);&quot;&quot;)">
            <text:p/>
          </table:table-cell>
          <table:table-cell table:style-name="ce19" table:formula="of:=IF([.B64];[.C64]/[.B64];&quot;&quot;)">
            <text:p/>
          </table:table-cell>
          <table:table-cell table:style-name="ce42"/>
          <table:table-cell table:style-name="ce30"/>
          <table:table-cell table:style-name="ce19" table:formula="of:=IF([.F64];[.F64]*[.G$11]+POWER([.G$12]-[.F64]*[.G$11]; [.G$13]);&quot;&quot;)">
            <text:p/>
          </table:table-cell>
          <table:table-cell table:style-name="ce19" table:formula="of:=IF([.F64];[.G64]/[.F64];&quot;&quot;)">
            <text:p/>
          </table:table-cell>
          <table:table-cell table:style-name="ce42"/>
          <table:table-cell table:style-name="ce34" office:value-type="float" office:value="74.58894">
            <text:p>74.59</text:p>
          </table:table-cell>
          <table:table-cell table:style-name="ce19" table:formula="of:=IF([.J64];[.J64]*[.K$11]+POWER([.K$12]-[.J64]*[.K$11]; [.K$13]);&quot;&quot;)" office:value-type="float" office:value="75.9800869011306">
            <text:p>75.98</text:p>
          </table:table-cell>
          <table:table-cell table:style-name="ce19" table:formula="of:=IF([.J64];[.K64]/[.J64];&quot;&quot;)" office:value-type="float" office:value="1.01865084691015">
            <text:p>1.02</text:p>
          </table:table-cell>
          <table:table-cell table:style-name="ce42"/>
          <table:table-cell table:style-name="ce42"/>
          <table:table-cell table:style-name="ce19" table:formula="of:=IF([.N64];[.N64]*[.O$11]+POWER([.O$12]-[.N64]*[.O$11]; [.O$13]);&quot;&quot;)">
            <text:p/>
          </table:table-cell>
          <table:table-cell table:style-name="ce19" table:formula="of:=IF([.N64];[.O64]/[.N64];&quot;&quot;)">
            <text:p/>
          </table:table-cell>
          <table:table-cell table:style-name="ce42"/>
          <table:table-cell table:style-name="ce42"/>
          <table:table-cell table:style-name="ce19" table:formula="of:=IF([.R64];[.R64]*[.S$11]+POWER([.S$12]-[.R64]*[.S$11]; [.S$13]);&quot;&quot;)">
            <text:p/>
          </table:table-cell>
          <table:table-cell table:style-name="ce19" table:formula="of:=IF([.R64];[.S64]/[.R64];&quot;&quot;)">
            <text:p/>
          </table:table-cell>
          <table:table-cell table:style-name="ce42"/>
          <table:table-cell table:style-name="ce42"/>
          <table:table-cell table:style-name="ce19" table:formula="of:=IF([.V64];[.V64]*[.W$11]+POWER([.W$12]-[.V64]*[.W$11]; [.W$13]);&quot;&quot;)">
            <text:p/>
          </table:table-cell>
          <table:table-cell table:style-name="ce19" table:formula="of:=IF([.V64];[.W64]/[.V64];&quot;&quot;)">
            <text:p/>
          </table:table-cell>
          <table:table-cell table:style-name="ce42"/>
          <table:table-cell table:style-name="ce42"/>
          <table:table-cell table:style-name="ce19" table:formula="of:=IF([.Z64];[.Z64]*[.AA$11]+POWER([.AA$12]-[.Z64]*[.AA$11]; [.AA$13]);&quot;&quot;)">
            <text:p/>
          </table:table-cell>
          <table:table-cell table:style-name="ce19" table:formula="of:=IF([.Z64];[.AA64]/[.Z64];&quot;&quot;)">
            <text:p/>
          </table:table-cell>
          <table:table-cell table:style-name="ce42"/>
          <table:table-cell table:style-name="ce42"/>
          <table:table-cell table:style-name="ce19" table:formula="of:=IF([.AD64];([.AD64]*[.AE$11]*10+POWER([.AE$12]*10-[.AD64]*[.AE$11]*10; [.AE$13]))/10;&quot;&quot;)">
            <text:p/>
          </table:table-cell>
          <table:table-cell table:style-name="ce19" table:formula="of:=IF([.AD64];[.AE64]/[.AD64];&quot;&quot;)">
            <text:p/>
          </table:table-cell>
          <table:table-cell table:style-name="ce42"/>
          <table:table-cell table:style-name="ce42"/>
          <table:table-cell table:style-name="ce19" table:formula="of:=IF([.AH64];([.AH64]*[.AI$11]*10+POWER([.AI$12]*10-[.AH64]*[.AI$11]*10; [.AI$13]))/10;&quot;&quot;)">
            <text:p/>
          </table:table-cell>
          <table:table-cell table:style-name="ce19" table:formula="of:=IF([.AH64];[.AI64]/[.AH64];&quot;&quot;)">
            <text:p/>
          </table:table-cell>
          <table:table-cell table:style-name="ce42"/>
          <table:table-cell table:style-name="ce42"/>
          <table:table-cell table:style-name="ce19" table:formula="of:=IF([.AL64];[.AL64]*[.AM$11]+POWER([.AM$12]-[.AL64]*[.AM$11]; [.AM$13]);&quot;&quot;)">
            <text:p/>
          </table:table-cell>
          <table:table-cell table:style-name="ce19" table:formula="of:=IF([.AL64];[.AM64]/[.AL64];&quot;&quot;)">
            <text:p/>
          </table:table-cell>
          <table:table-cell table:style-name="ce42"/>
          <table:table-cell table:style-name="ce42"/>
          <table:table-cell table:style-name="ce19" table:formula="of:=IF([.AP64];[.AP64]*[.AQ$11]+POWER([.AQ$12]-[.AP64]*[.AQ$11]; [.AQ$13]);&quot;&quot;)">
            <text:p/>
          </table:table-cell>
          <table:table-cell table:style-name="ce19" table:formula="of:=IF([.AP64];[.AQ64]/[.AP64];&quot;&quot;)">
            <text:p/>
          </table:table-cell>
          <table:table-cell table:style-name="ce42"/>
          <table:table-cell table:style-name="ce42"/>
          <table:table-cell table:style-name="ce19" table:formula="of:=IF([.AT64];[.AT64]*[.AU$11]+POWER([.AU$12]-[.AT64]*[.AU$11]; [.AU$13]);&quot;&quot;)">
            <text:p/>
          </table:table-cell>
          <table:table-cell table:style-name="ce19" table:formula="of:=IF([.AT64];[.AU64]/[.AT64];&quot;&quot;)">
            <text:p/>
          </table:table-cell>
          <table:table-cell table:style-name="ce42"/>
          <table:table-cell table:style-name="ce42"/>
          <table:table-cell table:style-name="ce19" table:formula="of:=IF([.AX64];[.AX64]*[.AY$11]+POWER([.AY$12]-[.AX64]*[.AY$11]; [.AY$13]);&quot;&quot;)">
            <text:p/>
          </table:table-cell>
          <table:table-cell table:style-name="ce19" table:formula="of:=IF([.AX64];[.AY64]/[.AX64];&quot;&quot;)">
            <text:p/>
          </table:table-cell>
          <table:table-cell table:style-name="ce42"/>
          <table:table-cell table:style-name="ce42"/>
          <table:table-cell table:style-name="ce19" table:formula="of:=IF([.BB64];[.BB64]*[.BC$11]+POWER([.BC$12]-[.BB64]*[.BC$11]; [.BC$13]);&quot;&quot;)">
            <text:p/>
          </table:table-cell>
          <table:table-cell table:style-name="ce19" table:formula="of:=IF([.BB64];[.BC64]/[.BB64];&quot;&quot;)">
            <text:p/>
          </table:table-cell>
          <table:table-cell table:style-name="ce42"/>
          <table:table-cell table:style-name="ce42"/>
          <table:table-cell table:style-name="ce19" table:formula="of:=IF([.BF64];[.BF64]*[.BG$11]+POWER([.BG$12]-[.BF64]*[.BG$11]; [.BG$13]);&quot;&quot;)">
            <text:p/>
          </table:table-cell>
          <table:table-cell table:style-name="ce19" table:formula="of:=IF([.BF64];[.BG64]/[.BF64];&quot;&quot;)">
            <text:p/>
          </table:table-cell>
          <table:table-cell table:style-name="ce42"/>
          <table:table-cell table:style-name="ce42"/>
          <table:table-cell table:style-name="ce19" table:formula="of:=IF([.BJ64];[.BJ64]*[.BK$11]+POWER([.BK$12]-[.BJ64]*[.BK$11]; [.BK$13]);&quot;&quot;)">
            <text:p/>
          </table:table-cell>
          <table:table-cell table:style-name="ce19" table:formula="of:=IF([.BJ64];[.BK64]/[.BJ64];&quot;&quot;)">
            <text:p/>
          </table:table-cell>
          <table:table-cell table:style-name="ce42"/>
          <table:table-cell table:style-name="ce42"/>
          <table:table-cell table:style-name="ce19" table:formula="of:=IF([.BN64];[.BN64]*[.BO$11]+POWER([.BO$12]-[.BN64]*[.BO$11]; [.BO$13]);&quot;&quot;)">
            <text:p/>
          </table:table-cell>
          <table:table-cell table:style-name="ce19" table:formula="of:=IF([.BN64];[.BO64]/[.BN64];&quot;&quot;)">
            <text:p/>
          </table:table-cell>
          <table:table-cell table:style-name="ce42"/>
          <table:table-cell table:style-name="ce42"/>
          <table:table-cell table:style-name="ce19" table:formula="of:=IF([.BR64];[.BR64]*[.BS$11]+POWER([.BS$12]-[.BR64]*[.BS$11]; [.BS$13]);&quot;&quot;)">
            <text:p/>
          </table:table-cell>
          <table:table-cell table:style-name="ce19" table:formula="of:=IF([.BR64];[.BS64]/[.BR64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19"/>
          <table:table-cell table:style-name="ce19" table:formula="of:=IF([.B65];[.B65]*[.C$11]+POWER([.C$12]-[.B65]*[.C$11]; [.C$13]);&quot;&quot;)">
            <text:p/>
          </table:table-cell>
          <table:table-cell table:style-name="ce19" table:formula="of:=IF([.B65];[.C65]/[.B65];&quot;&quot;)">
            <text:p/>
          </table:table-cell>
          <table:table-cell table:style-name="ce42"/>
          <table:table-cell table:style-name="ce30"/>
          <table:table-cell table:style-name="ce19" table:formula="of:=IF([.F65];[.F65]*[.G$11]+POWER([.G$12]-[.F65]*[.G$11]; [.G$13]);&quot;&quot;)">
            <text:p/>
          </table:table-cell>
          <table:table-cell table:style-name="ce19" table:formula="of:=IF([.F65];[.G65]/[.F65];&quot;&quot;)">
            <text:p/>
          </table:table-cell>
          <table:table-cell table:style-name="ce42"/>
          <table:table-cell table:style-name="ce34" office:value-type="float" office:value="46.48056">
            <text:p>46.48</text:p>
          </table:table-cell>
          <table:table-cell table:style-name="ce19" table:formula="of:=IF([.J65];[.J65]*[.K$11]+POWER([.K$12]-[.J65]*[.K$11]; [.K$13]);&quot;&quot;)" office:value-type="float" office:value="64.3332879143864">
            <text:p>64.33</text:p>
          </table:table-cell>
          <table:table-cell table:style-name="ce19" table:formula="of:=IF([.J65];[.K65]/[.J65];&quot;&quot;)" office:value-type="float" office:value="1.38409020705401">
            <text:p>1.38</text:p>
          </table:table-cell>
          <table:table-cell table:style-name="ce42"/>
          <table:table-cell table:style-name="ce42"/>
          <table:table-cell table:style-name="ce19" table:formula="of:=IF([.N65];[.N65]*[.O$11]+POWER([.O$12]-[.N65]*[.O$11]; [.O$13]);&quot;&quot;)">
            <text:p/>
          </table:table-cell>
          <table:table-cell table:style-name="ce19" table:formula="of:=IF([.N65];[.O65]/[.N65];&quot;&quot;)">
            <text:p/>
          </table:table-cell>
          <table:table-cell table:style-name="ce42"/>
          <table:table-cell table:style-name="ce42"/>
          <table:table-cell table:style-name="ce19" table:formula="of:=IF([.R65];[.R65]*[.S$11]+POWER([.S$12]-[.R65]*[.S$11]; [.S$13]);&quot;&quot;)">
            <text:p/>
          </table:table-cell>
          <table:table-cell table:style-name="ce19" table:formula="of:=IF([.R65];[.S65]/[.R65];&quot;&quot;)">
            <text:p/>
          </table:table-cell>
          <table:table-cell table:style-name="ce42"/>
          <table:table-cell table:style-name="ce42"/>
          <table:table-cell table:style-name="ce19" table:formula="of:=IF([.V65];[.V65]*[.W$11]+POWER([.W$12]-[.V65]*[.W$11]; [.W$13]);&quot;&quot;)">
            <text:p/>
          </table:table-cell>
          <table:table-cell table:style-name="ce19" table:formula="of:=IF([.V65];[.W65]/[.V65];&quot;&quot;)">
            <text:p/>
          </table:table-cell>
          <table:table-cell table:style-name="ce42"/>
          <table:table-cell table:style-name="ce42"/>
          <table:table-cell table:style-name="ce19" table:formula="of:=IF([.Z65];[.Z65]*[.AA$11]+POWER([.AA$12]-[.Z65]*[.AA$11]; [.AA$13]);&quot;&quot;)">
            <text:p/>
          </table:table-cell>
          <table:table-cell table:style-name="ce19" table:formula="of:=IF([.Z65];[.AA65]/[.Z65];&quot;&quot;)">
            <text:p/>
          </table:table-cell>
          <table:table-cell table:style-name="ce42"/>
          <table:table-cell table:style-name="ce42"/>
          <table:table-cell table:style-name="ce19" table:formula="of:=IF([.AD65];([.AD65]*[.AE$11]*10+POWER([.AE$12]*10-[.AD65]*[.AE$11]*10; [.AE$13]))/10;&quot;&quot;)">
            <text:p/>
          </table:table-cell>
          <table:table-cell table:style-name="ce19" table:formula="of:=IF([.AD65];[.AE65]/[.AD65];&quot;&quot;)">
            <text:p/>
          </table:table-cell>
          <table:table-cell table:style-name="ce42"/>
          <table:table-cell table:style-name="ce42"/>
          <table:table-cell table:style-name="ce19" table:formula="of:=IF([.AH65];([.AH65]*[.AI$11]*10+POWER([.AI$12]*10-[.AH65]*[.AI$11]*10; [.AI$13]))/10;&quot;&quot;)">
            <text:p/>
          </table:table-cell>
          <table:table-cell table:style-name="ce19" table:formula="of:=IF([.AH65];[.AI65]/[.AH65];&quot;&quot;)">
            <text:p/>
          </table:table-cell>
          <table:table-cell table:style-name="ce42"/>
          <table:table-cell table:style-name="ce42"/>
          <table:table-cell table:style-name="ce19" table:formula="of:=IF([.AL65];[.AL65]*[.AM$11]+POWER([.AM$12]-[.AL65]*[.AM$11]; [.AM$13]);&quot;&quot;)">
            <text:p/>
          </table:table-cell>
          <table:table-cell table:style-name="ce19" table:formula="of:=IF([.AL65];[.AM65]/[.AL65];&quot;&quot;)">
            <text:p/>
          </table:table-cell>
          <table:table-cell table:style-name="ce42"/>
          <table:table-cell table:style-name="ce42"/>
          <table:table-cell table:style-name="ce19" table:formula="of:=IF([.AP65];[.AP65]*[.AQ$11]+POWER([.AQ$12]-[.AP65]*[.AQ$11]; [.AQ$13]);&quot;&quot;)">
            <text:p/>
          </table:table-cell>
          <table:table-cell table:style-name="ce19" table:formula="of:=IF([.AP65];[.AQ65]/[.AP65];&quot;&quot;)">
            <text:p/>
          </table:table-cell>
          <table:table-cell table:style-name="ce42"/>
          <table:table-cell table:style-name="ce42"/>
          <table:table-cell table:style-name="ce19" table:formula="of:=IF([.AT65];[.AT65]*[.AU$11]+POWER([.AU$12]-[.AT65]*[.AU$11]; [.AU$13]);&quot;&quot;)">
            <text:p/>
          </table:table-cell>
          <table:table-cell table:style-name="ce19" table:formula="of:=IF([.AT65];[.AU65]/[.AT65];&quot;&quot;)">
            <text:p/>
          </table:table-cell>
          <table:table-cell table:style-name="ce42"/>
          <table:table-cell table:style-name="ce42"/>
          <table:table-cell table:style-name="ce19" table:formula="of:=IF([.AX65];[.AX65]*[.AY$11]+POWER([.AY$12]-[.AX65]*[.AY$11]; [.AY$13]);&quot;&quot;)">
            <text:p/>
          </table:table-cell>
          <table:table-cell table:style-name="ce19" table:formula="of:=IF([.AX65];[.AY65]/[.AX65];&quot;&quot;)">
            <text:p/>
          </table:table-cell>
          <table:table-cell table:style-name="ce42"/>
          <table:table-cell table:style-name="ce42"/>
          <table:table-cell table:style-name="ce19" table:formula="of:=IF([.BB65];[.BB65]*[.BC$11]+POWER([.BC$12]-[.BB65]*[.BC$11]; [.BC$13]);&quot;&quot;)">
            <text:p/>
          </table:table-cell>
          <table:table-cell table:style-name="ce19" table:formula="of:=IF([.BB65];[.BC65]/[.BB65];&quot;&quot;)">
            <text:p/>
          </table:table-cell>
          <table:table-cell table:style-name="ce42"/>
          <table:table-cell table:style-name="ce42"/>
          <table:table-cell table:style-name="ce19" table:formula="of:=IF([.BF65];[.BF65]*[.BG$11]+POWER([.BG$12]-[.BF65]*[.BG$11]; [.BG$13]);&quot;&quot;)">
            <text:p/>
          </table:table-cell>
          <table:table-cell table:style-name="ce19" table:formula="of:=IF([.BF65];[.BG65]/[.BF65];&quot;&quot;)">
            <text:p/>
          </table:table-cell>
          <table:table-cell table:style-name="ce42"/>
          <table:table-cell table:style-name="ce42"/>
          <table:table-cell table:style-name="ce19" table:formula="of:=IF([.BJ65];[.BJ65]*[.BK$11]+POWER([.BK$12]-[.BJ65]*[.BK$11]; [.BK$13]);&quot;&quot;)">
            <text:p/>
          </table:table-cell>
          <table:table-cell table:style-name="ce19" table:formula="of:=IF([.BJ65];[.BK65]/[.BJ65];&quot;&quot;)">
            <text:p/>
          </table:table-cell>
          <table:table-cell table:style-name="ce42"/>
          <table:table-cell table:style-name="ce42"/>
          <table:table-cell table:style-name="ce19" table:formula="of:=IF([.BN65];[.BN65]*[.BO$11]+POWER([.BO$12]-[.BN65]*[.BO$11]; [.BO$13]);&quot;&quot;)">
            <text:p/>
          </table:table-cell>
          <table:table-cell table:style-name="ce19" table:formula="of:=IF([.BN65];[.BO65]/[.BN65];&quot;&quot;)">
            <text:p/>
          </table:table-cell>
          <table:table-cell table:style-name="ce42"/>
          <table:table-cell table:style-name="ce42"/>
          <table:table-cell table:style-name="ce19" table:formula="of:=IF([.BR65];[.BR65]*[.BS$11]+POWER([.BS$12]-[.BR65]*[.BS$11]; [.BS$13]);&quot;&quot;)">
            <text:p/>
          </table:table-cell>
          <table:table-cell table:style-name="ce19" table:formula="of:=IF([.BR65];[.BS65]/[.BR65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19"/>
          <table:table-cell table:style-name="ce19" table:formula="of:=IF([.B66];[.B66]*[.C$11]+POWER([.C$12]-[.B66]*[.C$11]; [.C$13]);&quot;&quot;)">
            <text:p/>
          </table:table-cell>
          <table:table-cell table:style-name="ce19" table:formula="of:=IF([.B66];[.C66]/[.B66];&quot;&quot;)">
            <text:p/>
          </table:table-cell>
          <table:table-cell table:style-name="ce42"/>
          <table:table-cell table:style-name="ce30"/>
          <table:table-cell table:style-name="ce19" table:formula="of:=IF([.F66];[.F66]*[.G$11]+POWER([.G$12]-[.F66]*[.G$11]; [.G$13]);&quot;&quot;)">
            <text:p/>
          </table:table-cell>
          <table:table-cell table:style-name="ce19" table:formula="of:=IF([.F66];[.G66]/[.F66];&quot;&quot;)">
            <text:p/>
          </table:table-cell>
          <table:table-cell table:style-name="ce42"/>
          <table:table-cell table:style-name="ce34" office:value-type="float" office:value="32.37366">
            <text:p>32.37</text:p>
          </table:table-cell>
          <table:table-cell table:style-name="ce19" table:formula="of:=IF([.J66];[.J66]*[.K$11]+POWER([.K$12]-[.J66]*[.K$11]; [.K$13]);&quot;&quot;)" office:value-type="float" office:value="57.1996586921481">
            <text:p>57.20</text:p>
          </table:table-cell>
          <table:table-cell table:style-name="ce19" table:formula="of:=IF([.J66];[.K66]/[.J66];&quot;&quot;)" office:value-type="float" office:value="1.76685795465042">
            <text:p>1.77</text:p>
          </table:table-cell>
          <table:table-cell table:style-name="ce42"/>
          <table:table-cell table:style-name="ce42"/>
          <table:table-cell table:style-name="ce19" table:formula="of:=IF([.N66];[.N66]*[.O$11]+POWER([.O$12]-[.N66]*[.O$11]; [.O$13]);&quot;&quot;)">
            <text:p/>
          </table:table-cell>
          <table:table-cell table:style-name="ce19" table:formula="of:=IF([.N66];[.O66]/[.N66];&quot;&quot;)">
            <text:p/>
          </table:table-cell>
          <table:table-cell table:style-name="ce42"/>
          <table:table-cell table:style-name="ce42"/>
          <table:table-cell table:style-name="ce19" table:formula="of:=IF([.R66];[.R66]*[.S$11]+POWER([.S$12]-[.R66]*[.S$11]; [.S$13]);&quot;&quot;)">
            <text:p/>
          </table:table-cell>
          <table:table-cell table:style-name="ce19" table:formula="of:=IF([.R66];[.S66]/[.R66];&quot;&quot;)">
            <text:p/>
          </table:table-cell>
          <table:table-cell table:style-name="ce42"/>
          <table:table-cell table:style-name="ce42"/>
          <table:table-cell table:style-name="ce19" table:formula="of:=IF([.V66];[.V66]*[.W$11]+POWER([.W$12]-[.V66]*[.W$11]; [.W$13]);&quot;&quot;)">
            <text:p/>
          </table:table-cell>
          <table:table-cell table:style-name="ce19" table:formula="of:=IF([.V66];[.W66]/[.V66];&quot;&quot;)">
            <text:p/>
          </table:table-cell>
          <table:table-cell table:style-name="ce42"/>
          <table:table-cell table:style-name="ce42"/>
          <table:table-cell table:style-name="ce19" table:formula="of:=IF([.Z66];[.Z66]*[.AA$11]+POWER([.AA$12]-[.Z66]*[.AA$11]; [.AA$13]);&quot;&quot;)">
            <text:p/>
          </table:table-cell>
          <table:table-cell table:style-name="ce19" table:formula="of:=IF([.Z66];[.AA66]/[.Z66];&quot;&quot;)">
            <text:p/>
          </table:table-cell>
          <table:table-cell table:style-name="ce42"/>
          <table:table-cell table:style-name="ce42"/>
          <table:table-cell table:style-name="ce19" table:formula="of:=IF([.AD66];([.AD66]*[.AE$11]*10+POWER([.AE$12]*10-[.AD66]*[.AE$11]*10; [.AE$13]))/10;&quot;&quot;)">
            <text:p/>
          </table:table-cell>
          <table:table-cell table:style-name="ce19" table:formula="of:=IF([.AD66];[.AE66]/[.AD66];&quot;&quot;)">
            <text:p/>
          </table:table-cell>
          <table:table-cell table:style-name="ce42"/>
          <table:table-cell table:style-name="ce42"/>
          <table:table-cell table:style-name="ce19" table:formula="of:=IF([.AH66];([.AH66]*[.AI$11]*10+POWER([.AI$12]*10-[.AH66]*[.AI$11]*10; [.AI$13]))/10;&quot;&quot;)">
            <text:p/>
          </table:table-cell>
          <table:table-cell table:style-name="ce19" table:formula="of:=IF([.AH66];[.AI66]/[.AH66];&quot;&quot;)">
            <text:p/>
          </table:table-cell>
          <table:table-cell table:style-name="ce42"/>
          <table:table-cell table:style-name="ce42"/>
          <table:table-cell table:style-name="ce19" table:formula="of:=IF([.AL66];[.AL66]*[.AM$11]+POWER([.AM$12]-[.AL66]*[.AM$11]; [.AM$13]);&quot;&quot;)">
            <text:p/>
          </table:table-cell>
          <table:table-cell table:style-name="ce19" table:formula="of:=IF([.AL66];[.AM66]/[.AL66];&quot;&quot;)">
            <text:p/>
          </table:table-cell>
          <table:table-cell table:style-name="ce42"/>
          <table:table-cell table:style-name="ce42"/>
          <table:table-cell table:style-name="ce19" table:formula="of:=IF([.AP66];[.AP66]*[.AQ$11]+POWER([.AQ$12]-[.AP66]*[.AQ$11]; [.AQ$13]);&quot;&quot;)">
            <text:p/>
          </table:table-cell>
          <table:table-cell table:style-name="ce19" table:formula="of:=IF([.AP66];[.AQ66]/[.AP66];&quot;&quot;)">
            <text:p/>
          </table:table-cell>
          <table:table-cell table:style-name="ce42"/>
          <table:table-cell table:style-name="ce42"/>
          <table:table-cell table:style-name="ce19" table:formula="of:=IF([.AT66];[.AT66]*[.AU$11]+POWER([.AU$12]-[.AT66]*[.AU$11]; [.AU$13]);&quot;&quot;)">
            <text:p/>
          </table:table-cell>
          <table:table-cell table:style-name="ce19" table:formula="of:=IF([.AT66];[.AU66]/[.AT66];&quot;&quot;)">
            <text:p/>
          </table:table-cell>
          <table:table-cell table:style-name="ce42"/>
          <table:table-cell table:style-name="ce42"/>
          <table:table-cell table:style-name="ce19" table:formula="of:=IF([.AX66];[.AX66]*[.AY$11]+POWER([.AY$12]-[.AX66]*[.AY$11]; [.AY$13]);&quot;&quot;)">
            <text:p/>
          </table:table-cell>
          <table:table-cell table:style-name="ce19" table:formula="of:=IF([.AX66];[.AY66]/[.AX66];&quot;&quot;)">
            <text:p/>
          </table:table-cell>
          <table:table-cell table:style-name="ce42"/>
          <table:table-cell table:style-name="ce42"/>
          <table:table-cell table:style-name="ce19" table:formula="of:=IF([.BB66];[.BB66]*[.BC$11]+POWER([.BC$12]-[.BB66]*[.BC$11]; [.BC$13]);&quot;&quot;)">
            <text:p/>
          </table:table-cell>
          <table:table-cell table:style-name="ce19" table:formula="of:=IF([.BB66];[.BC66]/[.BB66];&quot;&quot;)">
            <text:p/>
          </table:table-cell>
          <table:table-cell table:style-name="ce42"/>
          <table:table-cell table:style-name="ce42"/>
          <table:table-cell table:style-name="ce19" table:formula="of:=IF([.BF66];[.BF66]*[.BG$11]+POWER([.BG$12]-[.BF66]*[.BG$11]; [.BG$13]);&quot;&quot;)">
            <text:p/>
          </table:table-cell>
          <table:table-cell table:style-name="ce19" table:formula="of:=IF([.BF66];[.BG66]/[.BF66];&quot;&quot;)">
            <text:p/>
          </table:table-cell>
          <table:table-cell table:style-name="ce42"/>
          <table:table-cell table:style-name="ce42"/>
          <table:table-cell table:style-name="ce19" table:formula="of:=IF([.BJ66];[.BJ66]*[.BK$11]+POWER([.BK$12]-[.BJ66]*[.BK$11]; [.BK$13]);&quot;&quot;)">
            <text:p/>
          </table:table-cell>
          <table:table-cell table:style-name="ce19" table:formula="of:=IF([.BJ66];[.BK66]/[.BJ66];&quot;&quot;)">
            <text:p/>
          </table:table-cell>
          <table:table-cell table:style-name="ce42"/>
          <table:table-cell table:style-name="ce42"/>
          <table:table-cell table:style-name="ce19" table:formula="of:=IF([.BN66];[.BN66]*[.BO$11]+POWER([.BO$12]-[.BN66]*[.BO$11]; [.BO$13]);&quot;&quot;)">
            <text:p/>
          </table:table-cell>
          <table:table-cell table:style-name="ce19" table:formula="of:=IF([.BN66];[.BO66]/[.BN66];&quot;&quot;)">
            <text:p/>
          </table:table-cell>
          <table:table-cell table:style-name="ce42"/>
          <table:table-cell table:style-name="ce42"/>
          <table:table-cell table:style-name="ce19" table:formula="of:=IF([.BR66];[.BR66]*[.BS$11]+POWER([.BS$12]-[.BR66]*[.BS$11]; [.BS$13]);&quot;&quot;)">
            <text:p/>
          </table:table-cell>
          <table:table-cell table:style-name="ce19" table:formula="of:=IF([.BR66];[.BS66]/[.BR66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19"/>
          <table:table-cell table:style-name="ce19" table:formula="of:=IF([.B67];[.B67]*[.C$11]+POWER([.C$12]-[.B67]*[.C$11]; [.C$13]);&quot;&quot;)">
            <text:p/>
          </table:table-cell>
          <table:table-cell table:style-name="ce19" table:formula="of:=IF([.B67];[.C67]/[.B67];&quot;&quot;)">
            <text:p/>
          </table:table-cell>
          <table:table-cell table:style-name="ce42"/>
          <table:table-cell table:style-name="ce30"/>
          <table:table-cell table:style-name="ce19" table:formula="of:=IF([.F67];[.F67]*[.G$11]+POWER([.G$12]-[.F67]*[.G$11]; [.G$13]);&quot;&quot;)">
            <text:p/>
          </table:table-cell>
          <table:table-cell table:style-name="ce19" table:formula="of:=IF([.F67];[.G67]/[.F67];&quot;&quot;)">
            <text:p/>
          </table:table-cell>
          <table:table-cell table:style-name="ce42"/>
          <table:table-cell table:style-name="ce34" office:value-type="float" office:value="41.453412">
            <text:p>41.45</text:p>
          </table:table-cell>
          <table:table-cell table:style-name="ce19" table:formula="of:=IF([.J67];[.J67]*[.K$11]+POWER([.K$12]-[.J67]*[.K$11]; [.K$13]);&quot;&quot;)" office:value-type="float" office:value="61.8395103196605">
            <text:p>61.84</text:p>
          </table:table-cell>
          <table:table-cell table:style-name="ce19" table:formula="of:=IF([.J67];[.K67]/[.J67];&quot;&quot;)" office:value-type="float" office:value="1.4917833619983">
            <text:p>1.49</text:p>
          </table:table-cell>
          <table:table-cell table:style-name="ce42"/>
          <table:table-cell table:style-name="ce42"/>
          <table:table-cell table:style-name="ce19" table:formula="of:=IF([.N67];[.N67]*[.O$11]+POWER([.O$12]-[.N67]*[.O$11]; [.O$13]);&quot;&quot;)">
            <text:p/>
          </table:table-cell>
          <table:table-cell table:style-name="ce19" table:formula="of:=IF([.N67];[.O67]/[.N67];&quot;&quot;)">
            <text:p/>
          </table:table-cell>
          <table:table-cell table:style-name="ce42"/>
          <table:table-cell table:style-name="ce42"/>
          <table:table-cell table:style-name="ce19" table:formula="of:=IF([.R67];[.R67]*[.S$11]+POWER([.S$12]-[.R67]*[.S$11]; [.S$13]);&quot;&quot;)">
            <text:p/>
          </table:table-cell>
          <table:table-cell table:style-name="ce19" table:formula="of:=IF([.R67];[.S67]/[.R67];&quot;&quot;)">
            <text:p/>
          </table:table-cell>
          <table:table-cell table:style-name="ce42"/>
          <table:table-cell table:style-name="ce42"/>
          <table:table-cell table:style-name="ce19" table:formula="of:=IF([.V67];[.V67]*[.W$11]+POWER([.W$12]-[.V67]*[.W$11]; [.W$13]);&quot;&quot;)">
            <text:p/>
          </table:table-cell>
          <table:table-cell table:style-name="ce19" table:formula="of:=IF([.V67];[.W67]/[.V67];&quot;&quot;)">
            <text:p/>
          </table:table-cell>
          <table:table-cell table:style-name="ce42"/>
          <table:table-cell table:style-name="ce42"/>
          <table:table-cell table:style-name="ce19" table:formula="of:=IF([.Z67];[.Z67]*[.AA$11]+POWER([.AA$12]-[.Z67]*[.AA$11]; [.AA$13]);&quot;&quot;)">
            <text:p/>
          </table:table-cell>
          <table:table-cell table:style-name="ce19" table:formula="of:=IF([.Z67];[.AA67]/[.Z67];&quot;&quot;)">
            <text:p/>
          </table:table-cell>
          <table:table-cell table:style-name="ce42"/>
          <table:table-cell table:style-name="ce42"/>
          <table:table-cell table:style-name="ce19" table:formula="of:=IF([.AD67];([.AD67]*[.AE$11]*10+POWER([.AE$12]*10-[.AD67]*[.AE$11]*10; [.AE$13]))/10;&quot;&quot;)">
            <text:p/>
          </table:table-cell>
          <table:table-cell table:style-name="ce19" table:formula="of:=IF([.AD67];[.AE67]/[.AD67];&quot;&quot;)">
            <text:p/>
          </table:table-cell>
          <table:table-cell table:style-name="ce42"/>
          <table:table-cell table:style-name="ce42"/>
          <table:table-cell table:style-name="ce19" table:formula="of:=IF([.AH67];([.AH67]*[.AI$11]*10+POWER([.AI$12]*10-[.AH67]*[.AI$11]*10; [.AI$13]))/10;&quot;&quot;)">
            <text:p/>
          </table:table-cell>
          <table:table-cell table:style-name="ce19" table:formula="of:=IF([.AH67];[.AI67]/[.AH67];&quot;&quot;)">
            <text:p/>
          </table:table-cell>
          <table:table-cell table:style-name="ce42"/>
          <table:table-cell table:style-name="ce42"/>
          <table:table-cell table:style-name="ce19" table:formula="of:=IF([.AL67];[.AL67]*[.AM$11]+POWER([.AM$12]-[.AL67]*[.AM$11]; [.AM$13]);&quot;&quot;)">
            <text:p/>
          </table:table-cell>
          <table:table-cell table:style-name="ce19" table:formula="of:=IF([.AL67];[.AM67]/[.AL67];&quot;&quot;)">
            <text:p/>
          </table:table-cell>
          <table:table-cell table:style-name="ce42"/>
          <table:table-cell table:style-name="ce42"/>
          <table:table-cell table:style-name="ce19" table:formula="of:=IF([.AP67];[.AP67]*[.AQ$11]+POWER([.AQ$12]-[.AP67]*[.AQ$11]; [.AQ$13]);&quot;&quot;)">
            <text:p/>
          </table:table-cell>
          <table:table-cell table:style-name="ce19" table:formula="of:=IF([.AP67];[.AQ67]/[.AP67];&quot;&quot;)">
            <text:p/>
          </table:table-cell>
          <table:table-cell table:style-name="ce42"/>
          <table:table-cell table:style-name="ce42"/>
          <table:table-cell table:style-name="ce19" table:formula="of:=IF([.AT67];[.AT67]*[.AU$11]+POWER([.AU$12]-[.AT67]*[.AU$11]; [.AU$13]);&quot;&quot;)">
            <text:p/>
          </table:table-cell>
          <table:table-cell table:style-name="ce19" table:formula="of:=IF([.AT67];[.AU67]/[.AT67];&quot;&quot;)">
            <text:p/>
          </table:table-cell>
          <table:table-cell table:style-name="ce42"/>
          <table:table-cell table:style-name="ce42"/>
          <table:table-cell table:style-name="ce19" table:formula="of:=IF([.AX67];[.AX67]*[.AY$11]+POWER([.AY$12]-[.AX67]*[.AY$11]; [.AY$13]);&quot;&quot;)">
            <text:p/>
          </table:table-cell>
          <table:table-cell table:style-name="ce19" table:formula="of:=IF([.AX67];[.AY67]/[.AX67];&quot;&quot;)">
            <text:p/>
          </table:table-cell>
          <table:table-cell table:style-name="ce42"/>
          <table:table-cell table:style-name="ce42"/>
          <table:table-cell table:style-name="ce19" table:formula="of:=IF([.BB67];[.BB67]*[.BC$11]+POWER([.BC$12]-[.BB67]*[.BC$11]; [.BC$13]);&quot;&quot;)">
            <text:p/>
          </table:table-cell>
          <table:table-cell table:style-name="ce19" table:formula="of:=IF([.BB67];[.BC67]/[.BB67];&quot;&quot;)">
            <text:p/>
          </table:table-cell>
          <table:table-cell table:style-name="ce42"/>
          <table:table-cell table:style-name="ce42"/>
          <table:table-cell table:style-name="ce19" table:formula="of:=IF([.BF67];[.BF67]*[.BG$11]+POWER([.BG$12]-[.BF67]*[.BG$11]; [.BG$13]);&quot;&quot;)">
            <text:p/>
          </table:table-cell>
          <table:table-cell table:style-name="ce19" table:formula="of:=IF([.BF67];[.BG67]/[.BF67];&quot;&quot;)">
            <text:p/>
          </table:table-cell>
          <table:table-cell table:style-name="ce42"/>
          <table:table-cell table:style-name="ce42"/>
          <table:table-cell table:style-name="ce19" table:formula="of:=IF([.BJ67];[.BJ67]*[.BK$11]+POWER([.BK$12]-[.BJ67]*[.BK$11]; [.BK$13]);&quot;&quot;)">
            <text:p/>
          </table:table-cell>
          <table:table-cell table:style-name="ce19" table:formula="of:=IF([.BJ67];[.BK67]/[.BJ67];&quot;&quot;)">
            <text:p/>
          </table:table-cell>
          <table:table-cell table:style-name="ce42"/>
          <table:table-cell table:style-name="ce42"/>
          <table:table-cell table:style-name="ce19" table:formula="of:=IF([.BN67];[.BN67]*[.BO$11]+POWER([.BO$12]-[.BN67]*[.BO$11]; [.BO$13]);&quot;&quot;)">
            <text:p/>
          </table:table-cell>
          <table:table-cell table:style-name="ce19" table:formula="of:=IF([.BN67];[.BO67]/[.BN67];&quot;&quot;)">
            <text:p/>
          </table:table-cell>
          <table:table-cell table:style-name="ce42"/>
          <table:table-cell table:style-name="ce42"/>
          <table:table-cell table:style-name="ce19" table:formula="of:=IF([.BR67];[.BR67]*[.BS$11]+POWER([.BS$12]-[.BR67]*[.BS$11]; [.BS$13]);&quot;&quot;)">
            <text:p/>
          </table:table-cell>
          <table:table-cell table:style-name="ce19" table:formula="of:=IF([.BR67];[.BS67]/[.BR67];&quot;&quot;)">
            <text:p/>
          </table:table-cell>
          <table:table-cell table:style-name="ce26"/>
          <table:table-cell table:number-columns-repeated="951"/>
        </table:table-row>
        <table:table-row table:style-name="ro3">
          <table:table-cell/>
          <table:table-cell table:style-name="ce19"/>
          <table:table-cell table:style-name="ce19" table:formula="of:=IF([.B68];[.B68]*[.C$11]+POWER([.C$12]-[.B68]*[.C$11]; [.C$13]);&quot;&quot;)">
            <text:p/>
          </table:table-cell>
          <table:table-cell table:style-name="ce19" table:formula="of:=IF([.B68];[.C68]/[.B68];&quot;&quot;)">
            <text:p/>
          </table:table-cell>
          <table:table-cell table:style-name="ce42"/>
          <table:table-cell table:style-name="ce30"/>
          <table:table-cell table:style-name="ce19" table:formula="of:=IF([.F68];[.F68]*[.G$11]+POWER([.G$12]-[.F68]*[.G$11]; [.G$13]);&quot;&quot;)">
            <text:p/>
          </table:table-cell>
          <table:table-cell table:style-name="ce19" table:formula="of:=IF([.F68];[.G68]/[.F68];&quot;&quot;)">
            <text:p/>
          </table:table-cell>
          <table:table-cell table:style-name="ce42"/>
          <table:table-cell table:style-name="ce34" office:value-type="float" office:value="42.6201">
            <text:p>42.62</text:p>
          </table:table-cell>
          <table:table-cell table:style-name="ce19" table:formula="of:=IF([.J68];[.J68]*[.K$11]+POWER([.K$12]-[.J68]*[.K$11]; [.K$13]);&quot;&quot;)" office:value-type="float" office:value="62.4235831201952">
            <text:p>62.42</text:p>
          </table:table-cell>
          <table:table-cell table:style-name="ce19" table:formula="of:=IF([.J68];[.K68]/[.J68];&quot;&quot;)" office:value-type="float" office:value="1.46465125891763">
            <text:p>1.46</text:p>
          </table:table-cell>
          <table:table-cell table:style-name="ce42"/>
          <table:table-cell table:style-name="ce42"/>
          <table:table-cell table:style-name="ce19" table:formula="of:=IF([.N68];[.N68]*[.O$11]+POWER([.O$12]-[.N68]*[.O$11]; [.O$13]);&quot;&quot;)">
            <text:p/>
          </table:table-cell>
          <table:table-cell table:style-name="ce19" table:formula="of:=IF([.N68];[.O68]/[.N68];&quot;&quot;)">
            <text:p/>
          </table:table-cell>
          <table:table-cell table:style-name="ce42"/>
          <table:table-cell table:style-name="ce42"/>
          <table:table-cell table:style-name="ce19" table:formula="of:=IF([.R68];[.R68]*[.S$11]+POWER([.S$12]-[.R68]*[.S$11]; [.S$13]);&quot;&quot;)">
            <text:p/>
          </table:table-cell>
          <table:table-cell table:style-name="ce19" table:formula="of:=IF([.R68];[.S68]/[.R68];&quot;&quot;)">
            <text:p/>
          </table:table-cell>
          <table:table-cell table:style-name="ce42"/>
          <table:table-cell table:style-name="ce42"/>
          <table:table-cell table:style-name="ce19" table:formula="of:=IF([.V68];[.V68]*[.W$11]+POWER([.W$12]-[.V68]*[.W$11]; [.W$13]);&quot;&quot;)">
            <text:p/>
          </table:table-cell>
          <table:table-cell table:style-name="ce19" table:formula="of:=IF([.V68];[.W68]/[.V68];&quot;&quot;)">
            <text:p/>
          </table:table-cell>
          <table:table-cell table:style-name="ce42"/>
          <table:table-cell table:style-name="ce42"/>
          <table:table-cell table:style-name="ce19" table:formula="of:=IF([.Z68];[.Z68]*[.AA$11]+POWER([.AA$12]-[.Z68]*[.AA$11]; [.AA$13]);&quot;&quot;)">
            <text:p/>
          </table:table-cell>
          <table:table-cell table:style-name="ce19" table:formula="of:=IF([.Z68];[.AA68]/[.Z68];&quot;&quot;)">
            <text:p/>
          </table:table-cell>
          <table:table-cell table:style-name="ce42"/>
          <table:table-cell table:style-name="ce42"/>
          <table:table-cell table:style-name="ce19" table:formula="of:=IF([.AD68];([.AD68]*[.AE$11]*10+POWER([.AE$12]*10-[.AD68]*[.AE$11]*10; [.AE$13]))/10;&quot;&quot;)">
            <text:p/>
          </table:table-cell>
          <table:table-cell table:style-name="ce19" table:formula="of:=IF([.AD68];[.AE68]/[.AD68];&quot;&quot;)">
            <text:p/>
          </table:table-cell>
          <table:table-cell table:style-name="ce42"/>
          <table:table-cell table:style-name="ce42"/>
          <table:table-cell table:style-name="ce19" table:formula="of:=IF([.AH68];([.AH68]*[.AI$11]*10+POWER([.AI$12]*10-[.AH68]*[.AI$11]*10; [.AI$13]))/10;&quot;&quot;)">
            <text:p/>
          </table:table-cell>
          <table:table-cell table:style-name="ce19" table:formula="of:=IF([.AH68];[.AI68]/[.AH68];&quot;&quot;)">
            <text:p/>
          </table:table-cell>
          <table:table-cell table:style-name="ce42"/>
          <table:table-cell table:style-name="ce42"/>
          <table:table-cell table:style-name="ce19" table:formula="of:=IF([.AL68];[.AL68]*[.AM$11]+POWER([.AM$12]-[.AL68]*[.AM$11]; [.AM$13]);&quot;&quot;)">
            <text:p/>
          </table:table-cell>
          <table:table-cell table:style-name="ce19" table:formula="of:=IF([.AL68];[.AM68]/[.AL68];&quot;&quot;)">
            <text:p/>
          </table:table-cell>
          <table:table-cell table:style-name="ce42"/>
          <table:table-cell table:style-name="ce42"/>
          <table:table-cell table:style-name="ce19" table:formula="of:=IF([.AP68];[.AP68]*[.AQ$11]+POWER([.AQ$12]-[.AP68]*[.AQ$11]; [.AQ$13]);&quot;&quot;)">
            <text:p/>
          </table:table-cell>
          <table:table-cell table:style-name="ce19" table:formula="of:=IF([.AP68];[.AQ68]/[.AP68];&quot;&quot;)">
            <text:p/>
          </table:table-cell>
          <table:table-cell table:style-name="ce42"/>
          <table:table-cell table:style-name="ce42"/>
          <table:table-cell table:style-name="ce19" table:formula="of:=IF([.AT68];[.AT68]*[.AU$11]+POWER([.AU$12]-[.AT68]*[.AU$11]; [.AU$13]);&quot;&quot;)">
            <text:p/>
          </table:table-cell>
          <table:table-cell table:style-name="ce19" table:formula="of:=IF([.AT68];[.AU68]/[.AT68];&quot;&quot;)">
            <text:p/>
          </table:table-cell>
          <table:table-cell table:style-name="ce42"/>
          <table:table-cell table:style-name="ce42"/>
          <table:table-cell table:style-name="ce19" table:formula="of:=IF([.AX68];[.AX68]*[.AY$11]+POWER([.AY$12]-[.AX68]*[.AY$11]; [.AY$13]);&quot;&quot;)">
            <text:p/>
          </table:table-cell>
          <table:table-cell table:style-name="ce19" table:formula="of:=IF([.AX68];[.AY68]/[.AX68];&quot;&quot;)">
            <text:p/>
          </table:table-cell>
          <table:table-cell table:style-name="ce42"/>
          <table:table-cell table:style-name="ce42"/>
          <table:table-cell table:style-name="ce19" table:formula="of:=IF([.BB68];[.BB68]*[.BC$11]+POWER([.BC$12]-[.BB68]*[.BC$11]; [.BC$13]);&quot;&quot;)">
            <text:p/>
          </table:table-cell>
          <table:table-cell table:style-name="ce19" table:formula="of:=IF([.BB68];[.BC68]/[.BB68];&quot;&quot;)">
            <text:p/>
          </table:table-cell>
          <table:table-cell table:style-name="ce42"/>
          <table:table-cell table:style-name="ce42"/>
          <table:table-cell table:style-name="ce19" table:formula="of:=IF([.BF68];[.BF68]*[.BG$11]+POWER([.BG$12]-[.BF68]*[.BG$11]; [.BG$13]);&quot;&quot;)">
            <text:p/>
          </table:table-cell>
          <table:table-cell table:style-name="ce19" table:formula="of:=IF([.BF68];[.BG68]/[.BF68];&quot;&quot;)">
            <text:p/>
          </table:table-cell>
          <table:table-cell table:style-name="ce42"/>
          <table:table-cell table:style-name="ce42"/>
          <table:table-cell table:style-name="ce19" table:formula="of:=IF([.BJ68];[.BJ68]*[.BK$11]+POWER([.BK$12]-[.BJ68]*[.BK$11]; [.BK$13]);&quot;&quot;)">
            <text:p/>
          </table:table-cell>
          <table:table-cell table:style-name="ce19" table:formula="of:=IF([.BJ68];[.BK68]/[.BJ68];&quot;&quot;)">
            <text:p/>
          </table:table-cell>
          <table:table-cell table:style-name="ce42"/>
          <table:table-cell table:style-name="ce42"/>
          <table:table-cell table:style-name="ce19" table:formula="of:=IF([.BN68];[.BN68]*[.BO$11]+POWER([.BO$12]-[.BN68]*[.BO$11]; [.BO$13]);&quot;&quot;)">
            <text:p/>
          </table:table-cell>
          <table:table-cell table:style-name="ce19" table:formula="of:=IF([.BN68];[.BO68]/[.BN68];&quot;&quot;)">
            <text:p/>
          </table:table-cell>
          <table:table-cell table:style-name="ce42"/>
          <table:table-cell table:style-name="ce42"/>
          <table:table-cell table:style-name="ce19" table:formula="of:=IF([.BR68];[.BR68]*[.BS$11]+POWER([.BS$12]-[.BR68]*[.BS$11]; [.BS$13]);&quot;&quot;)">
            <text:p/>
          </table:table-cell>
          <table:table-cell table:style-name="ce19" table:formula="of:=IF([.BR68];[.BS68]/[.BR68];&quot;&quot;)">
            <text:p/>
          </table:table-cell>
          <table:table-cell table:style-name="ce26"/>
          <table:table-cell table:number-columns-repeated="951"/>
        </table:table-row>
        <table:table-row table:style-name="ro2">
          <table:table-cell/>
          <table:table-cell table:style-name="ce30" table:number-columns-repeated="71"/>
          <table:table-cell table:number-columns-repeated="952"/>
        </table:table-row>
        <table:table-row table:style-name="ro4" table:number-rows-repeated="6">
          <table:table-cell table:number-columns-repeated="9"/>
          <table:table-cell table:style-name="ce27" table:number-columns-repeated="2"/>
          <table:table-cell table:number-columns-repeated="1013"/>
        </table:table-row>
        <table:table-row table:style-name="ro4">
          <table:table-cell table:number-columns-repeated="9"/>
          <table:table-cell table:style-name="ce28" table:number-columns-repeated="2"/>
          <table:table-cell table:number-columns-repeated="1013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8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percentage-style style:name="N124">
      <number:number number:decimal-places="1" number:min-integer-digits="1"/>
      <number:text>%</number:text>
    </number:percentage-style>
    <number:number-style style:name="N125">
      <number:number number:decimal-places="3" number:min-integer-digits="1"/>
    </number:number-style>
    <number:percentage-style style:name="N126">
      <number:number number:decimal-places="3" number:min-integer-digits="1"/>
      <number:text>%</number:text>
    </number:percentage-style>
    <number:percentage-style style:name="N127">
      <number:number number:decimal-places="4" number:min-integer-digits="1"/>
      <number:text>%</number:text>
    </number:percentage-style>
    <number:percentage-style style:name="N128">
      <number:number number:decimal-places="5" number:min-integer-digits="1"/>
      <number:text>%</number:text>
    </number:percentage-style>
    <number:percentage-style style:name="N129">
      <number:number number:decimal-places="6" number:min-integer-digits="1"/>
      <number:text>%</number:text>
    </number:percentage-style>
    <number:percentage-style style:name="N130">
      <number:number number:decimal-places="7" number:min-integer-digits="1"/>
      <number:text>%</number:text>
    </number:percentage-style>
    <number:percentage-style style:name="N131">
      <number:number number:decimal-places="8" number:min-integer-digits="1"/>
      <number:text>%</number:text>
    </number:percentage-style>
    <number:percentage-style style:name="N132">
      <number:number number:decimal-places="9" number:min-integer-digits="1"/>
      <number:text>%</number:text>
    </number:percentage-style>
    <number:percentage-style style:name="N133">
      <number:number number:decimal-places="10" number:min-integer-digits="1"/>
      <number:text>%</number:text>
    </number:percentage-style>
    <number:percentage-style style:name="N134">
      <number:number number:decimal-places="11" number:min-integer-digits="1"/>
      <number:text>%</number:text>
    </number:percentage-style>
    <number:percentage-style style:name="N135">
      <number:number number:decimal-places="12" number:min-integer-digits="1"/>
      <number:text>%</number:text>
    </number:percentage-style>
    <number:percentage-style style:name="N136">
      <number:number number:decimal-places="13" number:min-integer-digits="1"/>
      <number:text>%</number:text>
    </number:percentag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</meta:initial-creator>
    <meta:creation-date>2015-11-15T14:53:21</meta:creation-date>
    <dc:date>2015-11-15T19:06:41</dc:date>
    <dc:creator>Adam </dc:creator>
    <meta:editing-duration>PT2H37M57S</meta:editing-duration>
    <meta:editing-cycles>6</meta:editing-cycles>
    <meta:generator>LibreOffice/3.5$Linux_X86_64 LibreOffice_project/350m1$Build-2</meta:generator>
    <meta:document-statistic meta:table-count="3" meta:cell-count="6258" meta:object-count="0"/>
  </office:meta>
</office:document-meta>
</file>